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4.143cm"/>
    </style:style>
    <style:style style:name="co5" style:family="table-column">
      <style:table-column-properties fo:break-before="auto" style:column-width="3.907cm"/>
    </style:style>
    <style:style style:name="co6" style:family="table-column">
      <style:table-column-properties fo:break-before="auto" style:column-width="4.364cm"/>
    </style:style>
    <style:style style:name="co7" style:family="table-column">
      <style:table-column-properties fo:break-before="auto" style:column-width="4.348cm"/>
    </style:style>
    <style:style style:name="co8" style:family="table-column">
      <style:table-column-properties fo:break-before="auto" style:column-width="2.579cm"/>
    </style:style>
    <style:style style:name="co9" style:family="table-column">
      <style:table-column-properties fo:break-before="auto" style:column-width="5.196cm"/>
    </style:style>
    <style:style style:name="co10" style:family="table-column">
      <style:table-column-properties fo:break-before="auto" style:column-width="4.607cm"/>
    </style:style>
    <style:style style:name="co11" style:family="table-column">
      <style:table-column-properties fo:break-before="auto" style:column-width="3.244cm"/>
    </style:style>
    <style:style style:name="co12" style:family="table-column">
      <style:table-column-properties fo:break-before="auto" style:column-width="7.6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4.7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33.452cm" svg:y="1.017cm">
            <draw:object draw:notify-on-update-of-ranges="Sheet1.S20:Sheet1.S220 Sheet1.T19:Sheet1.T19 Sheet1.T20:Sheet1.T220 Sheet1.S20:Sheet1.S220 Sheet1.U19:Sheet1.U19 Sheet1.U20:Sheet1.U220 Sheet1.S20:Sheet1.S220 Sheet1.V19:Sheet1.V19 Sheet1.V20:Sheet1.V2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Length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L loss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Z0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Loop R</text:p>
          </table:table-cell>
          <table:table-cell office:value-type="string" calcext:value-type="string">
            <text:p>Tap L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Loop R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ap rad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loop L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Tap tur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3" calcext:value-type="float">
            <text:p>0.13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Main cap 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Tap wire radi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cm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.04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Tap L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Tap L</text:p>
          </table:table-cell>
          <table:table-cell table:formula="of:=1.254*[.F3]/100*(LN(8*[.F3]/[.F5])-2) *[.F4]*[.F4]" office:value-type="float" office:value="0.157017833228791" calcext:value-type="float">
            <text:p>0.1570178332</text:p>
          </table:table-cell>
          <table:table-cell office:value-type="string" calcext:value-type="string">
            <text:p>uH</text:p>
          </table:table-cell>
          <table:table-cell office:value-type="float" office:value="6000" calcext:value-type="float">
            <text:p>60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limit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Freq from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kHz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req to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kHz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ource shunt</text:p>
          </table:table-cell>
          <table:table-cell table:formula="of:=COMPLEX(0;-99999)" office:value-type="string" office:string-value="-99999i" calcext:value-type="string">
            <text:p>-99999i</text:p>
          </table:table-cell>
          <table:table-cell office:value-type="string" calcext:value-type="string">
            <text:p>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eq step</text:p>
          </table:table-cell>
          <table:table-cell table:formula="of:=([.C9]-[.C8])/[.C10]" office:value-type="float" office:value="4" calcext:value-type="float">
            <text:p>4</text:p>
          </table:table-cell>
          <table:table-cell office:value-type="string" calcext:value-type="string">
            <text:p>kHz</text:p>
          </table:table-cell>
          <table:table-cell table:number-columns-repeated="18"/>
        </table:table-row>
        <table:table-row table:style-name="ro3">
          <table:table-cell table:number-columns-repeated="4"/>
          <table:table-cell office:value-type="string" calcext:value-type="string">
            <text:p>Coupling 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f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esign freq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Coupling XC</text:p>
          </table:table-cell>
          <table:table-cell table:formula="of:=1/6.284/[.F12]/[.C13]*1000000000" office:value-type="float" office:value="22.4132830080419" calcext:value-type="float">
            <text:p>22.413283008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XL</text:p>
          </table:table-cell>
          <table:table-cell table:formula="of:=6.284*[.C13]*[.C4]/1000" office:value-type="float" office:value="189.6197" calcext:value-type="float">
            <text:p>189.6197</text:p>
          </table:table-cell>
          <table:table-cell/>
          <table:table-cell office:value-type="string" calcext:value-type="string">
            <text:p>Coupling L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uH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formula="of:=[.C14]/[.C3]*1000" office:value-type="float" office:value="111.541" calcext:value-type="float">
            <text:p>111.541</text:p>
          </table:table-cell>
          <table:table-cell/>
          <table:table-cell office:value-type="string" calcext:value-type="string">
            <text:p>Coupling XL</text:p>
          </table:table-cell>
          <table:table-cell table:formula="of:=6.284*[.F14]*[.C13]*0.001" office:value-type="float" office:value="2.676984" calcext:value-type="float">
            <text:p>2.6769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 table:formula="of:=[.C13]/[.C15]" office:value-type="float" office:value="63.653723742839" calcext:value-type="float">
            <text:p>63.6537237428</text:p>
          </table:table-cell>
          <table:table-cell table:number-columns-repeated="19"/>
        </table:table-row>
        <table:table-row table:style-name="ro4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3"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ZL loop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Z loop/cap</text:p>
          </table:table-cell>
          <table:table-cell office:value-type="string" calcext:value-type="string">
            <text:p>Y loop/cap</text:p>
          </table:table-cell>
          <table:table-cell office:value-type="string" calcext:value-type="string">
            <text:p>YL tap</text:p>
          </table:table-cell>
          <table:table-cell office:value-type="string" calcext:value-type="string">
            <text:p>Coupling X</text:p>
          </table:table-cell>
          <table:table-cell office:value-type="string" calcext:value-type="string">
            <text:p>Z in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jTan</text:p>
          </table:table-cell>
          <table:table-cell office:value-type="string" calcext:value-type="string">
            <text:p>Adjusted Refl coeff</text:p>
          </table:table-cell>
          <table:table-cell office:value-type="string" calcext:value-type="string">
            <text:p>Equiv Zmatch rati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denom</text:p>
          </table:table-cell>
          <table:table-cell office:value-type="string" calcext:value-type="string">
            <text:p>Z TL in</text:p>
          </table:table-cell>
          <table:table-cell office:value-type="string" calcext:value-type="string">
            <text:p>Z with shunt</text:p>
          </table:table-cell>
          <table:table-cell office:value-type="string" calcext:value-type="string">
            <text:p>Freq</text:p>
          </table:table-cell>
          <table:table-cell table:style-name="ce1" office:value-type="string" calcext:value-type="string">
            <text:p>R in</text:p>
          </table:table-cell>
          <table:table-cell office:value-type="string" calcext:value-type="string">
            <text:p>X in</text:p>
          </table:table-cell>
          <table:table-cell office:value-type="string" calcext:value-type="string">
            <text:p>Abs in</text:p>
          </table:table-cell>
        </table:table-row>
        <table:table-row table:style-name="ro1">
          <table:table-cell/>
          <table:table-cell table:formula="of:=[.C8]" office:value-type="float" office:value="6700" calcext:value-type="float">
            <text:p>6700</text:p>
          </table:table-cell>
          <table:table-cell table:formula="of:=COMPLEX([.$C$3]/1000;6.284*[.B20]*[.$C$4]/1000)" office:value-type="string" office:string-value="1.7+178.9369i" calcext:value-type="string">
            <text:p>1.7+178.9369i</text:p>
          </table:table-cell>
          <table:table-cell table:formula="of:=COMPLEX(0;-1/6.284/[.B20]/[.$C$5]*1000000000)" office:value-type="string" office:string-value="-215.921722329847i" calcext:value-type="string">
            <text:p>-215.921722329847i</text:p>
          </table:table-cell>
          <table:table-cell table:formula="of:=IMSUM([.C20];[.D20])" office:value-type="string" office:string-value="1.7-36.984822329847i" calcext:value-type="string">
            <text:p>1.7-36.984822329847i</text:p>
          </table:table-cell>
          <table:table-cell table:formula="of:=IMDIV(1;[.E20])" office:value-type="string" office:string-value="0.00124018151688051+0.0269811135638739i" calcext:value-type="string">
            <text:p>0.00124018151688051+0.0269811135638739i</text:p>
          </table:table-cell>
          <table:table-cell table:formula="of:=COMPLEX(0;-1/6.284/[.B20]/[.$C$6]*1000)" office:value-type="string" office:string-value="-0.11310185455373i" calcext:value-type="string">
            <text:p>-0.11310185455373i</text:p>
          </table:table-cell>
          <table:table-cell table:formula="of:=COMPLEX(0;-1000000000/6.284/[.$F$12]/[.B20]+6.284*[.F$14]*[.B20]*0.001)" office:value-type="string" office:string-value="-21.2252214562832i" calcext:value-type="string">
            <text:p>-21.2252214562832i</text:p>
          </table:table-cell>
          <table:table-cell table:formula="of:=IMSUM(IMDIV(1;IMSUM([.F20];[.G20]));[.H20])" office:value-type="string" office:string-value="0.167178216051711-9.6160242155838i" calcext:value-type="string">
            <text:p>0.167178216051711-9.6160242155838i</text:p>
          </table:table-cell>
          <table:table-cell table:formula="of:=300000/[.B20]" office:value-type="float" office:value="44.7761194029851" calcext:value-type="float">
            <text:p>44.776119403</text:p>
          </table:table-cell>
          <table:table-cell table:formula="of:=[.$C$1]/[.J20]*2*PI()" office:value-type="float" office:value="3.08713838092757" calcext:value-type="float">
            <text:p>3.0871383809</text:p>
          </table:table-cell>
          <table:table-cell table:formula="of:=COMPLEX(0;TAN([.K20]))" office:value-type="string" office:string-value="-0.0545081604137403i" calcext:value-type="string">
            <text:p>-0.0545081604137403i</text:p>
          </table:table-cell>
          <table:table-cell table:formula="of:=IMPRODUCT(IMDIV(IMSUB([.I20];[.$C$2]); IMSUM([.I20]; [.$C$2])); 1-[.$F$1])" office:value-type="string" office:string-value="-0.922693352876977-0.368541076015539i" calcext:value-type="string">
            <text:p>-0.922693352876977-0.368541076015539i</text:p>
          </table:table-cell>
          <table:table-cell table:formula="of:=IMDIV(IMSUM(1;[.M20]);IMSUB(1;[.M20]))" office:value-type="string" office:string-value="0.00334356432103387-0.192320484311675i" calcext:value-type="string">
            <text:p>0.00334356432103387-0.192320484311675i</text:p>
          </table:table-cell>
          <table:table-cell table:formula="of:=IMSUM([.N20];[.L20])" office:value-type="string" office:string-value="0.00334356432103387-0.246828644725415i" calcext:value-type="string">
            <text:p>0.00334356432103387-0.246828644725415i</text:p>
          </table:table-cell>
          <table:table-cell table:formula="of:=IMSUM(1;IMPRODUCT([.L20];[.N20]))" office:value-type="string" office:string-value="0.989516964190291-0.00018225154036457i" calcext:value-type="string">
            <text:p>0.989516964190291-0.00018225154036457i</text:p>
          </table:table-cell>
          <table:table-cell table:formula="of:=IMPRODUCT([.$C$2];[.O20];IMDIV(1;[.P20]))" office:value-type="string" office:string-value="0.171246466897016-12.472146989857i" calcext:value-type="string">
            <text:p>0.171246466897016-12.472146989857i</text:p>
          </table:table-cell>
          <table:table-cell table:formula="of:=IMDIV(IMPRODUCT([.Q20];[.$F$10]);IMSUM([.Q20];[.$F$10]))" office:value-type="string" office:string-value="0.171203758237491-12.4705919169323i" calcext:value-type="string">
            <text:p>0.171203758237491-12.4705919169323i</text:p>
          </table:table-cell>
          <table:table-cell table:formula="of:=[.B20]" office:value-type="float" office:value="6700" calcext:value-type="float">
            <text:p>6700</text:p>
          </table:table-cell>
          <table:table-cell table:formula="of:=IMREAL([.R20])" office:value-type="float" office:value="0.171203758237491" calcext:value-type="float">
            <text:p>0.1712037582</text:p>
          </table:table-cell>
          <table:table-cell table:formula="of:=IMAGINARY([.R20])" office:value-type="float" office:value="-12.4705919169323" calcext:value-type="float">
            <text:p>-12.4705919169</text:p>
          </table:table-cell>
          <table:table-cell table:formula="of:=IMABS([.R20])" office:value-type="float" office:value="12.4717670554534" calcext:value-type="float">
            <text:p>12.4717670555</text:p>
          </table:table-cell>
        </table:table-row>
        <table:table-row table:style-name="ro1">
          <table:table-cell/>
          <table:table-cell table:formula="of:=[.B20]+[.$C$11]" office:value-type="float" office:value="6704" calcext:value-type="float">
            <text:p>6704</text:p>
          </table:table-cell>
          <table:table-cell table:formula="of:=COMPLEX([.$C$3]/1000;6.284*[.B21]*[.$C$4]/1000)" office:value-type="string" office:string-value="1.7+179.043728i" calcext:value-type="string">
            <text:p>1.7+179.043728i</text:p>
          </table:table-cell>
          <table:table-cell table:formula="of:=COMPLEX(0;-1/6.284/[.B21]/[.$C$5]*1000000000)" office:value-type="string" office:string-value="-215.792890753278i" calcext:value-type="string">
            <text:p>-215.792890753278i</text:p>
          </table:table-cell>
          <table:table-cell table:formula="of:=IMSUM([.C21];[.D21])" office:value-type="string" office:string-value="1.7-36.749162753278i" calcext:value-type="string">
            <text:p>1.7-36.749162753278i</text:p>
          </table:table-cell>
          <table:table-cell table:formula="of:=IMDIV(1;[.E21])" office:value-type="string" office:string-value="0.00125610414609806+0.0271533974706029i" calcext:value-type="string">
            <text:p>0.00125610414609806+0.0271533974706029i</text:p>
          </table:table-cell>
          <table:table-cell table:formula="of:=COMPLEX(0;-1/6.284/[.B21]/[.$C$6]*1000)" office:value-type="string" office:string-value="-0.113034371346955i" calcext:value-type="string">
            <text:p>-0.113034371346955i</text:p>
          </table:table-cell>
          <table:table-cell table:formula="of:=COMPLEX(0;-1000000000/6.284/[.$F$12]/[.B21]+6.284*[.F$14]*[.B21]*0.001)" office:value-type="string" office:string-value="-21.2095418228606i" calcext:value-type="string">
            <text:p>-21.2095418228606i</text:p>
          </table:table-cell>
          <table:table-cell table:formula="of:=IMSUM(IMDIV(1;IMSUM([.F21];[.G21]));[.H21])" office:value-type="string" office:string-value="0.170270272961924-9.5680096222171i" calcext:value-type="string">
            <text:p>0.170270272961924-9.5680096222171i</text:p>
          </table:table-cell>
          <table:table-cell table:formula="of:=300000/[.B21]" office:value-type="float" office:value="44.7494033412888" calcext:value-type="float">
            <text:p>44.7494033413</text:p>
          </table:table-cell>
          <table:table-cell table:formula="of:=[.$C$1]/[.J21]*2*PI()" office:value-type="float" office:value="3.08898144861768" calcext:value-type="float">
            <text:p>3.0889814486</text:p>
          </table:table-cell>
          <table:table-cell table:formula="of:=COMPLEX(0;TAN([.K21]))" office:value-type="string" office:string-value="-0.0526598003098031i" calcext:value-type="string">
            <text:p>-0.0526598003098031i</text:p>
          </table:table-cell>
          <table:table-cell table:formula="of:=IMPRODUCT(IMDIV(IMSUB([.I21];[.$C$2]); IMSUM([.I21]; [.$C$2])); 1-[.$F$1])" office:value-type="string" office:string-value="-0.923262128911498-0.366786753496685i" calcext:value-type="string">
            <text:p>-0.923262128911498-0.366786753496685i</text:p>
          </table:table-cell>
          <table:table-cell table:formula="of:=IMDIV(IMSUM(1;[.M21]);IMSUB(1;[.M21]))" office:value-type="string" office:string-value="0.00340540545923818-0.191360192444342i" calcext:value-type="string">
            <text:p>0.00340540545923818-0.191360192444342i</text:p>
          </table:table-cell>
          <table:table-cell table:formula="of:=IMSUM([.N21];[.L21])" office:value-type="string" office:string-value="0.00340540545923818-0.244019992754145i" calcext:value-type="string">
            <text:p>0.00340540545923818-0.244019992754145i</text:p>
          </table:table-cell>
          <table:table-cell table:formula="of:=IMSUM(1;IMPRODUCT([.L21];[.N21]))" office:value-type="string" office:string-value="0.989923010478636-0.00017932797145739i" calcext:value-type="string">
            <text:p>0.989923010478636-0.00017932797145739i</text:p>
          </table:table-cell>
          <table:table-cell table:formula="of:=IMPRODUCT([.$C$2];[.O21];IMDIV(1;[.P21]))" office:value-type="string" office:string-value="0.174236297862745-12.3251689910371i" calcext:value-type="string">
            <text:p>0.174236297862745-12.3251689910371i</text:p>
          </table:table-cell>
          <table:table-cell table:formula="of:=IMDIV(IMPRODUCT([.Q21];[.$F$10]);IMSUM([.Q21];[.$F$10]))" office:value-type="string" office:string-value="0.174193355535717-12.3236503686251i" calcext:value-type="string">
            <text:p>0.174193355535717-12.3236503686251i</text:p>
          </table:table-cell>
          <table:table-cell table:formula="of:=[.B21]" office:value-type="float" office:value="6704" calcext:value-type="float">
            <text:p>6704</text:p>
          </table:table-cell>
          <table:table-cell table:formula="of:=IMREAL([.R21])" office:value-type="float" office:value="0.174193355535717" calcext:value-type="float">
            <text:p>0.1741933555</text:p>
          </table:table-cell>
          <table:table-cell table:formula="of:=IMAGINARY([.R21])" office:value-type="float" office:value="-12.3236503686251" calcext:value-type="float">
            <text:p>-12.3236503686</text:p>
          </table:table-cell>
          <table:table-cell table:formula="of:=IMABS([.R21])" office:value-type="float" office:value="12.3248814084853" calcext:value-type="float">
            <text:p>12.3248814085</text:p>
          </table:table-cell>
        </table:table-row>
        <table:table-row table:style-name="ro1">
          <table:table-cell/>
          <table:table-cell table:formula="of:=[.B21]+[.$C$11]" office:value-type="float" office:value="6708" calcext:value-type="float">
            <text:p>6708</text:p>
          </table:table-cell>
          <table:table-cell table:formula="of:=COMPLEX([.$C$3]/1000;6.284*[.B22]*[.$C$4]/1000)" office:value-type="string" office:string-value="1.7+179.150556i" calcext:value-type="string">
            <text:p>1.7+179.150556i</text:p>
          </table:table-cell>
          <table:table-cell table:formula="of:=COMPLEX(0;-1/6.284/[.B22]/[.$C$5]*1000000000)" office:value-type="string" office:string-value="-215.664212822i" calcext:value-type="string">
            <text:p>-215.664212822i</text:p>
          </table:table-cell>
          <table:table-cell table:formula="of:=IMSUM([.C22];[.D22])" office:value-type="string" office:string-value="1.7-36.513656822i" calcext:value-type="string">
            <text:p>1.7-36.513656822i</text:p>
          </table:table-cell>
          <table:table-cell table:formula="of:=IMDIV(1;[.E22])" office:value-type="string" office:string-value="0.00127232449131604+0.0273277763777292i" calcext:value-type="string">
            <text:p>0.00127232449131604+0.0273277763777292i</text:p>
          </table:table-cell>
          <table:table-cell table:formula="of:=COMPLEX(0;-1/6.284/[.B22]/[.$C$6]*1000)" office:value-type="string" office:string-value="-0.112966968621048i" calcext:value-type="string">
            <text:p>-0.112966968621048i</text:p>
          </table:table-cell>
          <table:table-cell table:formula="of:=COMPLEX(0;-1000000000/6.284/[.$F$12]/[.B22]+6.284*[.F$14]*[.B22]*0.001)" office:value-type="string" office:string-value="-21.19387909042i" calcext:value-type="string">
            <text:p>-21.19387909042i</text:p>
          </table:table-cell>
          <table:table-cell table:formula="of:=IMSUM(IMDIV(1;IMSUM([.F22];[.G22]));[.H22])" office:value-type="string" office:string-value="0.173443054614971-9.5195592146185i" calcext:value-type="string">
            <text:p>0.173443054614971-9.5195592146185i</text:p>
          </table:table-cell>
          <table:table-cell table:formula="of:=300000/[.B22]" office:value-type="float" office:value="44.7227191413238" calcext:value-type="float">
            <text:p>44.7227191413</text:p>
          </table:table-cell>
          <table:table-cell table:formula="of:=[.$C$1]/[.J22]*2*PI()" office:value-type="float" office:value="3.09082451630778" calcext:value-type="float">
            <text:p>3.0908245163</text:p>
          </table:table-cell>
          <table:table-cell table:formula="of:=COMPLEX(0;TAN([.K22]))" office:value-type="string" office:string-value="-0.0508117989587637i" calcext:value-type="string">
            <text:p>-0.0508117989587637i</text:p>
          </table:table-cell>
          <table:table-cell table:formula="of:=IMPRODUCT(IMDIV(IMSUB([.I22];[.$C$2]); IMSUM([.I22]; [.$C$2])); 1-[.$F$1])" office:value-type="string" office:string-value="-0.923830996827816-0.365014278037201i" calcext:value-type="string">
            <text:p>-0.923830996827816-0.365014278037201i</text:p>
          </table:table-cell>
          <table:table-cell table:formula="of:=IMDIV(IMSUM(1;[.M22]);IMSUB(1;[.M22]))" office:value-type="string" office:string-value="0.00346886109230016-0.19039118429237i" calcext:value-type="string">
            <text:p>0.00346886109230016-0.19039118429237i</text:p>
          </table:table-cell>
          <table:table-cell table:formula="of:=IMSUM([.N22];[.L22])" office:value-type="string" office:string-value="0.00346886109230016-0.241202983251134i" calcext:value-type="string">
            <text:p>0.00346886109230016-0.241202983251134i</text:p>
          </table:table-cell>
          <table:table-cell table:formula="of:=IMSUM(1;IMPRODUCT([.L22];[.N22]))" office:value-type="string" office:string-value="0.990325881420215-0.00017625907243783i" calcext:value-type="string">
            <text:p>0.990325881420215-0.00017625907243783i</text:p>
          </table:table-cell>
          <table:table-cell table:formula="of:=IMPRODUCT([.$C$2];[.O22];IMDIV(1;[.P22]))" office:value-type="string" office:string-value="0.177304792609186-12.1779286366656i" calcext:value-type="string">
            <text:p>0.177304792609186-12.1779286366656i</text:p>
          </table:table-cell>
          <table:table-cell table:formula="of:=IMDIV(IMPRODUCT([.Q22];[.$F$10]);IMSUM([.Q22];[.$F$10]))" office:value-type="string" office:string-value="0.177261615961827-12.1764460972173i" calcext:value-type="string">
            <text:p>0.177261615961827-12.1764460972173i</text:p>
          </table:table-cell>
          <table:table-cell table:formula="of:=[.B22]" office:value-type="float" office:value="6708" calcext:value-type="float">
            <text:p>6708</text:p>
          </table:table-cell>
          <table:table-cell table:formula="of:=IMREAL([.R22])" office:value-type="float" office:value="0.177261615961827" calcext:value-type="float">
            <text:p>0.177261616</text:p>
          </table:table-cell>
          <table:table-cell table:formula="of:=IMAGINARY([.R22])" office:value-type="float" office:value="-12.1764460972173" calcext:value-type="float">
            <text:p>-12.1764460972</text:p>
          </table:table-cell>
          <table:table-cell table:formula="of:=IMABS([.R22])" office:value-type="float" office:value="12.1777362937014" calcext:value-type="float">
            <text:p>12.1777362937</text:p>
          </table:table-cell>
        </table:table-row>
        <table:table-row table:style-name="ro1">
          <table:table-cell/>
          <table:table-cell table:formula="of:=[.B22]+[.$C$11]" office:value-type="float" office:value="6712" calcext:value-type="float">
            <text:p>6712</text:p>
          </table:table-cell>
          <table:table-cell table:formula="of:=COMPLEX([.$C$3]/1000;6.284*[.B23]*[.$C$4]/1000)" office:value-type="string" office:string-value="1.7+179.257384i" calcext:value-type="string">
            <text:p>1.7+179.257384i</text:p>
          </table:table-cell>
          <table:table-cell table:formula="of:=COMPLEX(0;-1/6.284/[.B23]/[.$C$5]*1000000000)" office:value-type="string" office:string-value="-215.53568826132i" calcext:value-type="string">
            <text:p>-215.53568826132i</text:p>
          </table:table-cell>
          <table:table-cell table:formula="of:=IMSUM([.C23];[.D23])" office:value-type="string" office:string-value="1.7-36.27830426132i" calcext:value-type="string">
            <text:p>1.7-36.27830426132i</text:p>
          </table:table-cell>
          <table:table-cell table:formula="of:=IMDIV(1;[.E23])" office:value-type="string" office:string-value="0.0012888499557734+0.0275042887310213i" calcext:value-type="string">
            <text:p>0.0012888499557734+0.0275042887310213i</text:p>
          </table:table-cell>
          <table:table-cell table:formula="of:=COMPLEX(0;-1/6.284/[.B23]/[.$C$6]*1000)" office:value-type="string" office:string-value="-0.11289964623212i" calcext:value-type="string">
            <text:p>-0.11289964623212i</text:p>
          </table:table-cell>
          <table:table-cell table:formula="of:=COMPLEX(0;-1000000000/6.284/[.$F$12]/[.B23]+6.284*[.F$14]*[.B23]*0.001)" office:value-type="string" office:string-value="-21.1782332287451i" calcext:value-type="string">
            <text:p>-21.1782332287451i</text:p>
          </table:table-cell>
          <table:table-cell table:formula="of:=IMSUM(IMDIV(1;IMSUM([.F23];[.G23]));[.H23])" office:value-type="string" office:string-value="0.176699337792323-9.4706616426265i" calcext:value-type="string">
            <text:p>0.176699337792323-9.4706616426265i</text:p>
          </table:table-cell>
          <table:table-cell table:formula="of:=300000/[.B23]" office:value-type="float" office:value="44.6960667461263" calcext:value-type="float">
            <text:p>44.6960667461</text:p>
          </table:table-cell>
          <table:table-cell table:formula="of:=[.$C$1]/[.J23]*2*PI()" office:value-type="float" office:value="3.09266758399789" calcext:value-type="float">
            <text:p>3.092667584</text:p>
          </table:table-cell>
          <table:table-cell table:formula="of:=COMPLEX(0;TAN([.K23]))" office:value-type="string" office:string-value="-0.0489641437048233i" calcext:value-type="string">
            <text:p>-0.0489641437048233i</text:p>
          </table:table-cell>
          <table:table-cell table:formula="of:=IMPRODUCT(IMDIV(IMSUB([.I23];[.$C$2]); IMSUM([.I23]; [.$C$2])); 1-[.$F$1])" office:value-type="string" office:string-value="-0.92439991865153-0.363223183971361i" calcext:value-type="string">
            <text:p>-0.92439991865153-0.363223183971361i</text:p>
          </table:table-cell>
          <table:table-cell table:formula="of:=IMDIV(IMSUM(1;[.M23]);IMSUB(1;[.M23]))" office:value-type="string" office:string-value="0.00353398675584577-0.18941323285253i" calcext:value-type="string">
            <text:p>0.00353398675584577-0.18941323285253i</text:p>
          </table:table-cell>
          <table:table-cell table:formula="of:=IMSUM([.N23];[.L23])" office:value-type="string" office:string-value="0.00353398675584577-0.238377376557353i" calcext:value-type="string">
            <text:p>0.00353398675584577-0.238377376557353i</text:p>
          </table:table-cell>
          <table:table-cell table:formula="of:=IMSUM(1;IMPRODUCT([.L23];[.N23]))" office:value-type="string" office:string-value="0.990725543247014-0.00017303863536417i" calcext:value-type="string">
            <text:p>0.990725543247014-0.00017303863536417i</text:p>
          </table:table-cell>
          <table:table-cell table:formula="of:=IMPRODUCT([.$C$2];[.O23];IMDIV(1;[.P23]))" office:value-type="string" office:string-value="0.180454683221821-12.0304131487037i" calcext:value-type="string">
            <text:p>0.180454683221821-12.0304131487037i</text:p>
          </table:table-cell>
          <table:table-cell table:formula="of:=IMDIV(IMPRODUCT([.Q23];[.$F$10]);IMSUM([.Q23];[.$F$10]))" office:value-type="string" office:string-value="0.180411271733272-12.0289663254495i" calcext:value-type="string">
            <text:p>0.180411271733272-12.0289663254495i</text:p>
          </table:table-cell>
          <table:table-cell table:formula="of:=[.B23]" office:value-type="float" office:value="6712" calcext:value-type="float">
            <text:p>6712</text:p>
          </table:table-cell>
          <table:table-cell table:formula="of:=IMREAL([.R23])" office:value-type="float" office:value="0.180411271733272" calcext:value-type="float">
            <text:p>0.1804112717</text:p>
          </table:table-cell>
          <table:table-cell table:formula="of:=IMAGINARY([.R23])" office:value-type="float" office:value="-12.0289663254495" calcext:value-type="float">
            <text:p>-12.0289663254</text:p>
          </table:table-cell>
          <table:table-cell table:formula="of:=IMABS([.R23])" office:value-type="float" office:value="12.0303191597632" calcext:value-type="float">
            <text:p>12.0303191598</text:p>
          </table:table-cell>
        </table:table-row>
        <table:table-row table:style-name="ro1">
          <table:table-cell/>
          <table:table-cell table:formula="of:=[.B23]+[.$C$11]" office:value-type="float" office:value="6716" calcext:value-type="float">
            <text:p>6716</text:p>
          </table:table-cell>
          <table:table-cell table:formula="of:=COMPLEX([.$C$3]/1000;6.284*[.B24]*[.$C$4]/1000)" office:value-type="string" office:string-value="1.7+179.364212i" calcext:value-type="string">
            <text:p>1.7+179.364212i</text:p>
          </table:table-cell>
          <table:table-cell table:formula="of:=COMPLEX(0;-1/6.284/[.B24]/[.$C$5]*1000000000)" office:value-type="string" office:string-value="-215.407316797197i" calcext:value-type="string">
            <text:p>-215.407316797197i</text:p>
          </table:table-cell>
          <table:table-cell table:formula="of:=IMSUM([.C24];[.D24])" office:value-type="string" office:string-value="1.7-36.043104797197i" calcext:value-type="string">
            <text:p>1.7-36.043104797197i</text:p>
          </table:table-cell>
          <table:table-cell table:formula="of:=IMDIV(1;[.E24])" office:value-type="string" office:string-value="0.00130568817334707+0.0276829739202408i" calcext:value-type="string">
            <text:p>0.00130568817334707+0.0276829739202408i</text:p>
          </table:table-cell>
          <table:table-cell table:formula="of:=COMPLEX(0;-1/6.284/[.B24]/[.$C$6]*1000)" office:value-type="string" office:string-value="-0.112832404036627i" calcext:value-type="string">
            <text:p>-0.112832404036627i</text:p>
          </table:table-cell>
          <table:table-cell table:formula="of:=COMPLEX(0;-1000000000/6.284/[.$F$12]/[.B24]+6.284*[.F$14]*[.B24]*0.001)" office:value-type="string" office:string-value="-21.1626042076917i" calcext:value-type="string">
            <text:p>-21.1626042076917i</text:p>
          </table:table-cell>
          <table:table-cell table:formula="of:=IMSUM(IMDIV(1;IMSUM([.F24];[.G24]));[.H24])" office:value-type="string" office:string-value="0.180042018634587-9.4213051772808i" calcext:value-type="string">
            <text:p>0.180042018634587-9.4213051772808i</text:p>
          </table:table-cell>
          <table:table-cell table:formula="of:=300000/[.B24]" office:value-type="float" office:value="44.6694460988684" calcext:value-type="float">
            <text:p>44.6694460989</text:p>
          </table:table-cell>
          <table:table-cell table:formula="of:=[.$C$1]/[.J24]*2*PI()" office:value-type="float" office:value="3.09451065168799" calcext:value-type="float">
            <text:p>3.0945106517</text:p>
          </table:table-cell>
          <table:table-cell table:formula="of:=COMPLEX(0;TAN([.K24]))" office:value-type="string" office:string-value="-0.0471168219016245i" calcext:value-type="string">
            <text:p>-0.0471168219016245i</text:p>
          </table:table-cell>
          <table:table-cell table:formula="of:=IMPRODUCT(IMDIV(IMSUB([.I24];[.$C$2]); IMSUM([.I24]; [.$C$2])); 1-[.$F$1])" office:value-type="string" office:string-value="-0.924968852975231-0.361412989927451i" calcext:value-type="string">
            <text:p>-0.924968852975231-0.361412989927451i</text:p>
          </table:table-cell>
          <table:table-cell table:formula="of:=IMDIV(IMSUM(1;[.M24]);IMSUB(1;[.M24]))" office:value-type="string" office:string-value="0.00360084037269221-0.188426103545617i" calcext:value-type="string">
            <text:p>0.00360084037269221-0.188426103545617i</text:p>
          </table:table-cell>
          <table:table-cell table:formula="of:=IMSUM([.N24];[.L24])" office:value-type="string" office:string-value="0.00360084037269221-0.235542925447242i" calcext:value-type="string">
            <text:p>0.00360084037269221-0.235542925447242i</text:p>
          </table:table-cell>
          <table:table-cell table:formula="of:=IMSUM(1;IMPRODUCT([.L24];[.N24]))" office:value-type="string" office:string-value="0.991121960837624-0.00016966015453631i" calcext:value-type="string">
            <text:p>0.991121960837624-0.00016966015453631i</text:p>
          </table:table-cell>
          <table:table-cell table:formula="of:=IMPRODUCT([.$C$2];[.O24];IMDIV(1;[.P24]))" office:value-type="string" office:string-value="0.183688820520436-11.8826093791074i" calcext:value-type="string">
            <text:p>0.183688820520436-11.8826093791074i</text:p>
          </table:table-cell>
          <table:table-cell table:formula="of:=IMDIV(IMPRODUCT([.Q24];[.$F$10]);IMSUM([.Q24];[.$F$10]))" office:value-type="string" office:string-value="0.183645173813024-11.8811979059916i" calcext:value-type="string">
            <text:p>0.183645173813024-11.8811979059916i</text:p>
          </table:table-cell>
          <table:table-cell table:formula="of:=[.B24]" office:value-type="float" office:value="6716" calcext:value-type="float">
            <text:p>6716</text:p>
          </table:table-cell>
          <table:table-cell table:formula="of:=IMREAL([.R24])" office:value-type="float" office:value="0.183645173813024" calcext:value-type="float">
            <text:p>0.1836451738</text:p>
          </table:table-cell>
          <table:table-cell table:formula="of:=IMAGINARY([.R24])" office:value-type="float" office:value="-11.8811979059916" calcext:value-type="float">
            <text:p>-11.881197906</text:p>
          </table:table-cell>
          <table:table-cell table:formula="of:=IMABS([.R24])" office:value-type="float" office:value="11.8826171036184" calcext:value-type="float">
            <text:p>11.8826171036</text:p>
          </table:table-cell>
        </table:table-row>
        <table:table-row table:style-name="ro1">
          <table:table-cell/>
          <table:table-cell table:formula="of:=[.B24]+[.$C$11]" office:value-type="float" office:value="6720" calcext:value-type="float">
            <text:p>6720</text:p>
          </table:table-cell>
          <table:table-cell table:formula="of:=COMPLEX([.$C$3]/1000;6.284*[.B25]*[.$C$4]/1000)" office:value-type="string" office:string-value="1.7+179.47104i" calcext:value-type="string">
            <text:p>1.7+179.47104i</text:p>
          </table:table-cell>
          <table:table-cell table:formula="of:=COMPLEX(0;-1/6.284/[.B25]/[.$C$5]*1000000000)" office:value-type="string" office:string-value="-215.279098156247i" calcext:value-type="string">
            <text:p>-215.279098156247i</text:p>
          </table:table-cell>
          <table:table-cell table:formula="of:=IMSUM([.C25];[.D25])" office:value-type="string" office:string-value="1.7-35.808058156247i" calcext:value-type="string">
            <text:p>1.7-35.808058156247i</text:p>
          </table:table-cell>
          <table:table-cell table:formula="of:=IMDIV(1;[.E25])" office:value-type="string" office:string-value="0.00132284701720691+0.0278638723082135i" calcext:value-type="string">
            <text:p>0.00132284701720691+0.0278638723082135i</text:p>
          </table:table-cell>
          <table:table-cell table:formula="of:=COMPLEX(0;-1/6.284/[.B25]/[.$C$6]*1000)" office:value-type="string" office:string-value="-0.112765241891367i" calcext:value-type="string">
            <text:p>-0.112765241891367i</text:p>
          </table:table-cell>
          <table:table-cell table:formula="of:=COMPLEX(0;-1000000000/6.284/[.$F$12]/[.B25]+6.284*[.F$14]*[.B25]*0.001)" office:value-type="string" office:string-value="-21.1469919971871i" calcext:value-type="string">
            <text:p>-21.1469919971871i</text:p>
          </table:table-cell>
          <table:table-cell table:formula="of:=IMSUM(IMDIV(1;IMSUM([.F25];[.G25]));[.H25])" office:value-type="string" office:string-value="0.183474118819552-9.3714776949118i" calcext:value-type="string">
            <text:p>0.183474118819552-9.3714776949118i</text:p>
          </table:table-cell>
          <table:table-cell table:formula="of:=300000/[.B25]" office:value-type="float" office:value="44.6428571428571" calcext:value-type="float">
            <text:p>44.6428571429</text:p>
          </table:table-cell>
          <table:table-cell table:formula="of:=[.$C$1]/[.J25]*2*PI()" office:value-type="float" office:value="3.0963537193781" calcext:value-type="float">
            <text:p>3.0963537194</text:p>
          </table:table-cell>
          <table:table-cell table:formula="of:=COMPLEX(0;TAN([.K25]))" office:value-type="string" office:string-value="-0.0452698209119039i" calcext:value-type="string">
            <text:p>-0.0452698209119039i</text:p>
          </table:table-cell>
          <table:table-cell table:formula="of:=IMPRODUCT(IMDIV(IMSUB([.I25];[.$C$2]); IMSUM([.I25]; [.$C$2])); 1-[.$F$1])" office:value-type="string" office:string-value="-0.925537754721099-0.359583198173044i" calcext:value-type="string">
            <text:p>-0.925537754721099-0.359583198173044i</text:p>
          </table:table-cell>
          <table:table-cell table:formula="of:=IMDIV(IMSUM(1;[.M25]);IMSUB(1;[.M25]))" office:value-type="string" office:string-value="0.00366948237639199-0.187429553898236i" calcext:value-type="string">
            <text:p>0.00366948237639199-0.187429553898236i</text:p>
          </table:table-cell>
          <table:table-cell table:formula="of:=IMSUM([.N25];[.L25])" office:value-type="string" office:string-value="0.00366948237639199-0.23269937481014i" calcext:value-type="string">
            <text:p>0.00366948237639199-0.23269937481014i</text:p>
          </table:table-cell>
          <table:table-cell table:formula="of:=IMSUM(1;IMPRODUCT([.L25];[.N25]))" office:value-type="string" office:string-value="0.991515097661429-0.00016611681001865i" calcext:value-type="string">
            <text:p>0.991515097661429-0.00016611681001865i</text:p>
          </table:table-cell>
          <table:table-cell table:formula="of:=IMPRODUCT([.$C$2];[.O25];IMDIV(1;[.P25]))" office:value-type="string" office:string-value="0.187010180272886-11.7345037936531i" calcext:value-type="string">
            <text:p>0.187010180272886-11.7345037936531i</text:p>
          </table:table-cell>
          <table:table-cell table:formula="of:=IMDIV(IMPRODUCT([.Q25];[.$F$10]);IMSUM([.Q25];[.$F$10]))" office:value-type="string" office:string-value="0.186966298124192-11.7331273052655i" calcext:value-type="string">
            <text:p>0.186966298124192-11.7331273052655i</text:p>
          </table:table-cell>
          <table:table-cell table:formula="of:=[.B25]" office:value-type="float" office:value="6720" calcext:value-type="float">
            <text:p>6720</text:p>
          </table:table-cell>
          <table:table-cell table:formula="of:=IMREAL([.R25])" office:value-type="float" office:value="0.186966298124192" calcext:value-type="float">
            <text:p>0.1869662981</text:p>
          </table:table-cell>
          <table:table-cell table:formula="of:=IMAGINARY([.R25])" office:value-type="float" office:value="-11.7331273052655" calcext:value-type="float">
            <text:p>-11.7331273053</text:p>
          </table:table-cell>
          <table:table-cell table:formula="of:=IMABS([.R25])" office:value-type="float" office:value="11.7346168560461" calcext:value-type="float">
            <text:p>11.734616856</text:p>
          </table:table-cell>
        </table:table-row>
        <table:table-row table:style-name="ro1">
          <table:table-cell/>
          <table:table-cell table:formula="of:=[.B25]+[.$C$11]" office:value-type="float" office:value="6724" calcext:value-type="float">
            <text:p>6724</text:p>
          </table:table-cell>
          <table:table-cell table:formula="of:=COMPLEX([.$C$3]/1000;6.284*[.B26]*[.$C$4]/1000)" office:value-type="string" office:string-value="1.7+179.577868i" calcext:value-type="string">
            <text:p>1.7+179.577868i</text:p>
          </table:table-cell>
          <table:table-cell table:formula="of:=COMPLEX(0;-1/6.284/[.B26]/[.$C$5]*1000000000)" office:value-type="string" office:string-value="-215.151032065731i" calcext:value-type="string">
            <text:p>-215.151032065731i</text:p>
          </table:table-cell>
          <table:table-cell table:formula="of:=IMSUM([.C26];[.D26])" office:value-type="string" office:string-value="1.7-35.573164065731i" calcext:value-type="string">
            <text:p>1.7-35.573164065731i</text:p>
          </table:table-cell>
          <table:table-cell table:formula="of:=IMDIV(1;[.E26])" office:value-type="string" office:string-value="0.00134033460885245+0.0280470252609915i" calcext:value-type="string">
            <text:p>0.00134033460885245+0.0280470252609915i</text:p>
          </table:table-cell>
          <table:table-cell table:formula="of:=COMPLEX(0;-1/6.284/[.B26]/[.$C$6]*1000)" office:value-type="string" office:string-value="-0.112698159653478i" calcext:value-type="string">
            <text:p>-0.112698159653478i</text:p>
          </table:table-cell>
          <table:table-cell table:formula="of:=COMPLEX(0;-1000000000/6.284/[.$F$12]/[.B26]+6.284*[.F$14]*[.B26]*0.001)" office:value-type="string" office:string-value="-21.1313965672304i" calcext:value-type="string">
            <text:p>-21.1313965672304i</text:p>
          </table:table-cell>
          <table:table-cell table:formula="of:=IMSUM(IMDIV(1;IMSUM([.F26];[.G26]));[.H26])" office:value-type="string" office:string-value="0.186998792115419-9.3211666604254i" calcext:value-type="string">
            <text:p>0.186998792115419-9.3211666604254i</text:p>
          </table:table-cell>
          <table:table-cell table:formula="of:=300000/[.B26]" office:value-type="float" office:value="44.6162998215348" calcext:value-type="float">
            <text:p>44.6162998215</text:p>
          </table:table-cell>
          <table:table-cell table:formula="of:=[.$C$1]/[.J26]*2*PI()" office:value-type="float" office:value="3.09819678706821" calcext:value-type="float">
            <text:p>3.0981967871</text:p>
          </table:table-cell>
          <table:table-cell table:formula="of:=COMPLEX(0;TAN([.K26]))" office:value-type="string" office:string-value="-0.0434231281071457i" calcext:value-type="string">
            <text:p>-0.0434231281071457i</text:p>
          </table:table-cell>
          <table:table-cell table:formula="of:=IMPRODUCT(IMDIV(IMSUB([.I26];[.$C$2]); IMSUM([.I26]; [.$C$2])); 1-[.$F$1])" office:value-type="string" office:string-value="-0.926106574886518-0.357733293927888i" calcext:value-type="string">
            <text:p>-0.926106574886518-0.357733293927888i</text:p>
          </table:table-cell>
          <table:table-cell table:formula="of:=IMDIV(IMSUM(1;[.M26]);IMSUB(1;[.M26]))" office:value-type="string" office:string-value="0.00373997584230807-0.186423333208508i" calcext:value-type="string">
            <text:p>0.00373997584230807-0.186423333208508i</text:p>
          </table:table-cell>
          <table:table-cell table:formula="of:=IMSUM([.N26];[.L26])" office:value-type="string" office:string-value="0.00373997584230807-0.229846461315654i" calcext:value-type="string">
            <text:p>0.00373997584230807-0.229846461315654i</text:p>
          </table:table-cell>
          <table:table-cell table:formula="of:=IMSUM(1;IMPRODUCT([.L26];[.N26]))" office:value-type="string" office:string-value="0.991904915719926-0.00016240145011817i" calcext:value-type="string">
            <text:p>0.991904915719926-0.00016240145011817i</text:p>
          </table:table-cell>
          <table:table-cell table:formula="of:=IMPRODUCT([.$C$2];[.O26];IMDIV(1;[.P26]))" office:value-type="string" office:string-value="0.19042186979201-11.5860824549435i" calcext:value-type="string">
            <text:p>0.19042186979201-11.5860824549435i</text:p>
          </table:table-cell>
          <table:table-cell table:formula="of:=IMDIV(IMPRODUCT([.Q26];[.$F$10]);IMSUM([.Q26];[.$F$10]))" office:value-type="string" office:string-value="0.190377752147858-11.5847405864492i" calcext:value-type="string">
            <text:p>0.190377752147858-11.5847405864492i</text:p>
          </table:table-cell>
          <table:table-cell table:formula="of:=[.B26]" office:value-type="float" office:value="6724" calcext:value-type="float">
            <text:p>6724</text:p>
          </table:table-cell>
          <table:table-cell table:formula="of:=IMREAL([.R26])" office:value-type="float" office:value="0.190377752147858" calcext:value-type="float">
            <text:p>0.1903777521</text:p>
          </table:table-cell>
          <table:table-cell table:formula="of:=IMAGINARY([.R26])" office:value-type="float" office:value="-11.5847405864492" calcext:value-type="float">
            <text:p>-11.5847405864</text:p>
          </table:table-cell>
          <table:table-cell table:formula="of:=IMABS([.R26])" office:value-type="float" office:value="11.5863047665697" calcext:value-type="float">
            <text:p>11.5863047666</text:p>
          </table:table-cell>
        </table:table-row>
        <table:table-row table:style-name="ro1">
          <table:table-cell/>
          <table:table-cell table:formula="of:=[.B26]+[.$C$11]" office:value-type="float" office:value="6728" calcext:value-type="float">
            <text:p>6728</text:p>
          </table:table-cell>
          <table:table-cell table:formula="of:=COMPLEX([.$C$3]/1000;6.284*[.B27]*[.$C$4]/1000)" office:value-type="string" office:string-value="1.7+179.684696i" calcext:value-type="string">
            <text:p>1.7+179.684696i</text:p>
          </table:table-cell>
          <table:table-cell table:formula="of:=COMPLEX(0;-1/6.284/[.B27]/[.$C$5]*1000000000)" office:value-type="string" office:string-value="-215.023118253564i" calcext:value-type="string">
            <text:p>-215.023118253564i</text:p>
          </table:table-cell>
          <table:table-cell table:formula="of:=IMSUM([.C27];[.D27])" office:value-type="string" office:string-value="1.7-35.338422253564i" calcext:value-type="string">
            <text:p>1.7-35.338422253564i</text:p>
          </table:table-cell>
          <table:table-cell table:formula="of:=IMDIV(1;[.E27])" office:value-type="string" office:string-value="0.00135815932754811+0.0282324751791245i" calcext:value-type="string">
            <text:p>0.00135815932754811+0.0282324751791245i</text:p>
          </table:table-cell>
          <table:table-cell table:formula="of:=COMPLEX(0;-1/6.284/[.B27]/[.$C$6]*1000)" office:value-type="string" office:string-value="-0.112631157180438i" calcext:value-type="string">
            <text:p>-0.112631157180438i</text:p>
          </table:table-cell>
          <table:table-cell table:formula="of:=COMPLEX(0;-1000000000/6.284/[.$F$12]/[.B27]+6.284*[.F$14]*[.B27]*0.001)" office:value-type="string" office:string-value="-21.115817887892i" calcext:value-type="string">
            <text:p>-21.115817887892i</text:p>
          </table:table-cell>
          <table:table-cell table:formula="of:=IMSUM(IMDIV(1;IMSUM([.F27];[.G27]));[.H27])" office:value-type="string" office:string-value="0.190619331334901-9.2703591097374i" calcext:value-type="string">
            <text:p>0.190619331334901-9.2703591097374i</text:p>
          </table:table-cell>
          <table:table-cell table:formula="of:=300000/[.B27]" office:value-type="float" office:value="44.589774078478" calcext:value-type="float">
            <text:p>44.5897740785</text:p>
          </table:table-cell>
          <table:table-cell table:formula="of:=[.$C$1]/[.J27]*2*PI()" office:value-type="float" office:value="3.10003985475831" calcext:value-type="float">
            <text:p>3.1000398548</text:p>
          </table:table-cell>
          <table:table-cell table:formula="of:=COMPLEX(0;TAN([.K27]))" office:value-type="string" office:string-value="-0.0415767308672341i" calcext:value-type="string">
            <text:p>-0.0415767308672341i</text:p>
          </table:table-cell>
          <table:table-cell table:formula="of:=IMPRODUCT(IMDIV(IMSUB([.I27];[.$C$2]); IMSUM([.I27]; [.$C$2])); 1-[.$F$1])" office:value-type="string" office:string-value="-0.926675260271468-0.35586274464265i" calcext:value-type="string">
            <text:p>-0.926675260271468-0.35586274464265i</text:p>
          </table:table-cell>
          <table:table-cell table:formula="of:=IMDIV(IMSUM(1;[.M27]);IMSUB(1;[.M27]))" office:value-type="string" office:string-value="0.0038123866266981-0.185407182194748i" calcext:value-type="string">
            <text:p>0.0038123866266981-0.185407182194748i</text:p>
          </table:table-cell>
          <table:table-cell table:formula="of:=IMSUM([.N27];[.L27])" office:value-type="string" office:string-value="0.0038123866266981-0.226983913061982i" calcext:value-type="string">
            <text:p>0.0038123866266981-0.226983913061982i</text:p>
          </table:table-cell>
          <table:table-cell table:formula="of:=IMSUM(1;IMPRODUCT([.L27];[.N27]))" office:value-type="string" office:string-value="0.992291375485037-0.00015850657274006i" calcext:value-type="string">
            <text:p>0.992291375485037-0.00015850657274006i</text:p>
          </table:table-cell>
          <table:table-cell table:formula="of:=IMPRODUCT([.$C$2];[.O27];IMDIV(1;[.P27]))" office:value-type="string" office:string-value="0.193927134940245-11.4373310045409i" calcext:value-type="string">
            <text:p>0.193927134940245-11.4373310045409i</text:p>
          </table:table-cell>
          <table:table-cell table:formula="of:=IMDIV(IMPRODUCT([.Q27];[.$F$10]);IMSUM([.Q27];[.$F$10]))" office:value-type="string" office:string-value="0.19388278192867-11.436023391607i" calcext:value-type="string">
            <text:p>0.19388278192867-11.436023391607i</text:p>
          </table:table-cell>
          <table:table-cell table:formula="of:=[.B27]" office:value-type="float" office:value="6728" calcext:value-type="float">
            <text:p>6728</text:p>
          </table:table-cell>
          <table:table-cell table:formula="of:=IMREAL([.R27])" office:value-type="float" office:value="0.19388278192867" calcext:value-type="float">
            <text:p>0.1938827819</text:p>
          </table:table-cell>
          <table:table-cell table:formula="of:=IMAGINARY([.R27])" office:value-type="float" office:value="-11.436023391607" calcext:value-type="float">
            <text:p>-11.4360233916</text:p>
          </table:table-cell>
          <table:table-cell table:formula="of:=IMABS([.R27])" office:value-type="float" office:value="11.4376667877024" calcext:value-type="float">
            <text:p>11.4376667877</text:p>
          </table:table-cell>
        </table:table-row>
        <table:table-row table:style-name="ro1">
          <table:table-cell/>
          <table:table-cell table:formula="of:=[.B27]+[.$C$11]" office:value-type="float" office:value="6732" calcext:value-type="float">
            <text:p>6732</text:p>
          </table:table-cell>
          <table:table-cell table:formula="of:=COMPLEX([.$C$3]/1000;6.284*[.B28]*[.$C$4]/1000)" office:value-type="string" office:string-value="1.7+179.791524i" calcext:value-type="string">
            <text:p>1.7+179.791524i</text:p>
          </table:table-cell>
          <table:table-cell table:formula="of:=COMPLEX(0;-1/6.284/[.B28]/[.$C$5]*1000000000)" office:value-type="string" office:string-value="-214.895356448303i" calcext:value-type="string">
            <text:p>-214.895356448303i</text:p>
          </table:table-cell>
          <table:table-cell table:formula="of:=IMSUM([.C28];[.D28])" office:value-type="string" office:string-value="1.7-35.103832448303i" calcext:value-type="string">
            <text:p>1.7-35.103832448303i</text:p>
          </table:table-cell>
          <table:table-cell table:formula="of:=IMDIV(1;[.E28])" office:value-type="string" office:string-value="0.00137632982018018+0.0284202655301223i" calcext:value-type="string">
            <text:p>0.00137632982018018+0.0284202655301223i</text:p>
          </table:table-cell>
          <table:table-cell table:formula="of:=COMPLEX(0;-1/6.284/[.B28]/[.$C$6]*1000)" office:value-type="string" office:string-value="-0.112564234330064i" calcext:value-type="string">
            <text:p>-0.112564234330064i</text:p>
          </table:table-cell>
          <table:table-cell table:formula="of:=COMPLEX(0;-1000000000/6.284/[.$F$12]/[.B28]+6.284*[.F$14]*[.B28]*0.001)" office:value-type="string" office:string-value="-21.1002559293133i" calcext:value-type="string">
            <text:p>-21.1002559293133i</text:p>
          </table:table-cell>
          <table:table-cell table:formula="of:=IMSUM(IMDIV(1;IMSUM([.F28];[.G28]));[.H28])" office:value-type="string" office:string-value="0.194339175718967-9.2190416313027i" calcext:value-type="string">
            <text:p>0.194339175718967-9.2190416313027i</text:p>
          </table:table-cell>
          <table:table-cell table:formula="of:=300000/[.B28]" office:value-type="float" office:value="44.5632798573975" calcext:value-type="float">
            <text:p>44.5632798574</text:p>
          </table:table-cell>
          <table:table-cell table:formula="of:=[.$C$1]/[.J28]*2*PI()" office:value-type="float" office:value="3.10188292244842" calcext:value-type="float">
            <text:p>3.1018829224</text:p>
          </table:table-cell>
          <table:table-cell table:formula="of:=COMPLEX(0;TAN([.K28]))" office:value-type="string" office:string-value="-0.0397306165801096i" calcext:value-type="string">
            <text:p>-0.0397306165801096i</text:p>
          </table:table-cell>
          <table:table-cell table:formula="of:=IMPRODUCT(IMDIV(IMSUB([.I28];[.$C$2]); IMSUM([.I28]; [.$C$2])); 1-[.$F$1])" office:value-type="string" office:string-value="-0.927243753186312-0.353970999241433i" calcext:value-type="string">
            <text:p>-0.927243753186312-0.353970999241433i</text:p>
          </table:table-cell>
          <table:table-cell table:formula="of:=IMDIV(IMSUM(1;[.M28]);IMSUB(1;[.M28]))" office:value-type="string" office:string-value="0.00388678351437992-0.184380832626054i" calcext:value-type="string">
            <text:p>0.00388678351437992-0.184380832626054i</text:p>
          </table:table-cell>
          <table:table-cell table:formula="of:=IMSUM([.N28];[.L28])" office:value-type="string" office:string-value="0.00388678351437992-0.224111449206164i" calcext:value-type="string">
            <text:p>0.00388678351437992-0.224111449206164i</text:p>
          </table:table-cell>
          <table:table-cell table:formula="of:=IMSUM(1;IMPRODUCT([.L28];[.N28]))" office:value-type="string" office:string-value="0.992674435834213-0.00015442430553972i" calcext:value-type="string">
            <text:p>0.992674435834213-0.00015442430553972i</text:p>
          </table:table-cell>
          <table:table-cell table:formula="of:=IMPRODUCT([.$C$2];[.O28];IMDIV(1;[.P28]))" office:value-type="string" office:string-value="0.197529367571465-11.2882346441772i" calcext:value-type="string">
            <text:p>0.197529367571465-11.2882346441772i</text:p>
          </table:table-cell>
          <table:table-cell table:formula="of:=IMDIV(IMPRODUCT([.Q28];[.$F$10]);IMSUM([.Q28];[.$F$10]))" office:value-type="string" office:string-value="0.197484779517757-11.2869609228973i" calcext:value-type="string">
            <text:p>0.197484779517757-11.2869609228973i</text:p>
          </table:table-cell>
          <table:table-cell table:formula="of:=[.B28]" office:value-type="float" office:value="6732" calcext:value-type="float">
            <text:p>6732</text:p>
          </table:table-cell>
          <table:table-cell table:formula="of:=IMREAL([.R28])" office:value-type="float" office:value="0.197484779517757" calcext:value-type="float">
            <text:p>0.1974847795</text:p>
          </table:table-cell>
          <table:table-cell table:formula="of:=IMAGINARY([.R28])" office:value-type="float" office:value="-11.2869609228973" calcext:value-type="float">
            <text:p>-11.2869609229</text:p>
          </table:table-cell>
          <table:table-cell table:formula="of:=IMABS([.R28])" office:value-type="float" office:value="11.2886884585036" calcext:value-type="float">
            <text:p>11.2886884585</text:p>
          </table:table-cell>
        </table:table-row>
        <table:table-row table:style-name="ro1">
          <table:table-cell/>
          <table:table-cell table:formula="of:=[.B28]+[.$C$11]" office:value-type="float" office:value="6736" calcext:value-type="float">
            <text:p>6736</text:p>
          </table:table-cell>
          <table:table-cell table:formula="of:=COMPLEX([.$C$3]/1000;6.284*[.B29]*[.$C$4]/1000)" office:value-type="string" office:string-value="1.7+179.898352i" calcext:value-type="string">
            <text:p>1.7+179.898352i</text:p>
          </table:table-cell>
          <table:table-cell table:formula="of:=COMPLEX(0;-1/6.284/[.B29]/[.$C$5]*1000000000)" office:value-type="string" office:string-value="-214.767746379153i" calcext:value-type="string">
            <text:p>-214.767746379153i</text:p>
          </table:table-cell>
          <table:table-cell table:formula="of:=IMSUM([.C29];[.D29])" office:value-type="string" office:string-value="1.7-34.869394379153i" calcext:value-type="string">
            <text:p>1.7-34.869394379153i</text:p>
          </table:table-cell>
          <table:table-cell table:formula="of:=IMDIV(1;[.E29])" office:value-type="string" office:string-value="0.00139485501155408+0.0286104408821278i" calcext:value-type="string">
            <text:p>0.00139485501155408+0.0286104408821278i</text:p>
          </table:table-cell>
          <table:table-cell table:formula="of:=COMPLEX(0;-1/6.284/[.B29]/[.$C$6]*1000)" office:value-type="string" office:string-value="-0.112497390960509i" calcext:value-type="string">
            <text:p>-0.112497390960509i</text:p>
          </table:table-cell>
          <table:table-cell table:formula="of:=COMPLEX(0;-1000000000/6.284/[.$F$12]/[.B29]+6.284*[.F$14]*[.B29]*0.001)" office:value-type="string" office:string-value="-21.0847106617069i" calcext:value-type="string">
            <text:p>-21.0847106617069i</text:p>
          </table:table-cell>
          <table:table-cell table:formula="of:=IMSUM(IMDIV(1;IMSUM([.F29];[.G29]));[.H29])" office:value-type="string" office:string-value="0.19816191878019-9.1672003466891i" calcext:value-type="string">
            <text:p>0.19816191878019-9.1672003466891i</text:p>
          </table:table-cell>
          <table:table-cell table:formula="of:=300000/[.B29]" office:value-type="float" office:value="44.5368171021378" calcext:value-type="float">
            <text:p>44.5368171021</text:p>
          </table:table-cell>
          <table:table-cell table:formula="of:=[.$C$1]/[.J29]*2*PI()" office:value-type="float" office:value="3.10372599013852" calcext:value-type="float">
            <text:p>3.1037259901</text:p>
          </table:table-cell>
          <table:table-cell table:formula="of:=COMPLEX(0;TAN([.K29]))" office:value-type="string" office:string-value="-0.0378847726414212i" calcext:value-type="string">
            <text:p>-0.0378847726414212i</text:p>
          </table:table-cell>
          <table:table-cell table:formula="of:=IMPRODUCT(IMDIV(IMSUB([.I29];[.$C$2]); IMSUM([.I29]; [.$C$2])); 1-[.$F$1])" office:value-type="string" office:string-value="-0.927811991138363-0.35205748732611i" calcext:value-type="string">
            <text:p>-0.927811991138363-0.35205748732611i</text:p>
          </table:table-cell>
          <table:table-cell table:formula="of:=IMDIV(IMSUM(1;[.M29]);IMSUB(1;[.M29]))" office:value-type="string" office:string-value="0.00396323837560385-0.183344006933782i" calcext:value-type="string">
            <text:p>0.00396323837560385-0.183344006933782i</text:p>
          </table:table-cell>
          <table:table-cell table:formula="of:=IMSUM([.N29];[.L29])" office:value-type="string" office:string-value="0.00396323837560385-0.221228779575203i" calcext:value-type="string">
            <text:p>0.00396323837560385-0.221228779575203i</text:p>
          </table:table-cell>
          <table:table-cell table:formula="of:=IMSUM(1;IMPRODUCT([.L29];[.N29]))" office:value-type="string" office:string-value="0.993054053982147-0.0001501463847835i" calcext:value-type="string">
            <text:p>0.993054053982147-0.0001501463847835i</text:p>
          </table:table-cell>
          <table:table-cell table:formula="of:=IMPRODUCT([.$C$2];[.O29];IMDIV(1;[.P29]))" office:value-type="string" office:string-value="0.201232113442242-11.1387781159843i" calcext:value-type="string">
            <text:p>0.201232113442242-11.1387781159843i</text:p>
          </table:table-cell>
          <table:table-cell table:formula="of:=IMDIV(IMPRODUCT([.Q29];[.$F$10]);IMSUM([.Q29];[.$F$10]))" office:value-type="string" office:string-value="0.20118729088514-11.137537922799i" calcext:value-type="string">
            <text:p>0.20118729088514-11.137537922799i</text:p>
          </table:table-cell>
          <table:table-cell table:formula="of:=[.B29]" office:value-type="float" office:value="6736" calcext:value-type="float">
            <text:p>6736</text:p>
          </table:table-cell>
          <table:table-cell table:formula="of:=IMREAL([.R29])" office:value-type="float" office:value="0.20118729088514" calcext:value-type="float">
            <text:p>0.2011872909</text:p>
          </table:table-cell>
          <table:table-cell table:formula="of:=IMAGINARY([.R29])" office:value-type="float" office:value="-11.137537922799" calcext:value-type="float">
            <text:p>-11.1375379228</text:p>
          </table:table-cell>
          <table:table-cell table:formula="of:=IMABS([.R29])" office:value-type="float" office:value="11.139354887416" calcext:value-type="float">
            <text:p>11.1393548874</text:p>
          </table:table-cell>
        </table:table-row>
        <table:table-row table:style-name="ro1">
          <table:table-cell/>
          <table:table-cell table:formula="of:=[.B29]+[.$C$11]" office:value-type="float" office:value="6740" calcext:value-type="float">
            <text:p>6740</text:p>
          </table:table-cell>
          <table:table-cell table:formula="of:=COMPLEX([.$C$3]/1000;6.284*[.B30]*[.$C$4]/1000)" office:value-type="string" office:string-value="1.7+180.00518i" calcext:value-type="string">
            <text:p>1.7+180.00518i</text:p>
          </table:table-cell>
          <table:table-cell table:formula="of:=COMPLEX(0;-1/6.284/[.B30]/[.$C$5]*1000000000)" office:value-type="string" office:string-value="-214.640287775961i" calcext:value-type="string">
            <text:p>-214.640287775961i</text:p>
          </table:table-cell>
          <table:table-cell table:formula="of:=IMSUM([.C30];[.D30])" office:value-type="string" office:string-value="1.7-34.635107775961i" calcext:value-type="string">
            <text:p>1.7-34.635107775961i</text:p>
          </table:table-cell>
          <table:table-cell table:formula="of:=IMDIV(1;[.E30])" office:value-type="string" office:string-value="0.00141374411515716+0.0288030469388817i" calcext:value-type="string">
            <text:p>0.00141374411515716+0.0288030469388817i</text:p>
          </table:table-cell>
          <table:table-cell table:formula="of:=COMPLEX(0;-1/6.284/[.B30]/[.$C$6]*1000)" office:value-type="string" office:string-value="-0.112430626930265i" calcext:value-type="string">
            <text:p>-0.112430626930265i</text:p>
          </table:table-cell>
          <table:table-cell table:formula="of:=COMPLEX(0;-1000000000/6.284/[.$F$12]/[.B30]+6.284*[.F$14]*[.B30]*0.001)" office:value-type="string" office:string-value="-21.0691820553557i" calcext:value-type="string">
            <text:p>-21.0691820553557i</text:p>
          </table:table-cell>
          <table:table-cell table:formula="of:=IMSUM(IMDIV(1;IMSUM([.F30];[.G30]));[.H30])" office:value-type="string" office:string-value="0.202091316639025-9.114820890135i" calcext:value-type="string">
            <text:p>0.202091316639025-9.114820890135i</text:p>
          </table:table-cell>
          <table:table-cell table:formula="of:=300000/[.B30]" office:value-type="float" office:value="44.5103857566766" calcext:value-type="float">
            <text:p>44.5103857567</text:p>
          </table:table-cell>
          <table:table-cell table:formula="of:=[.$C$1]/[.J30]*2*PI()" office:value-type="float" office:value="3.10556905782863" calcext:value-type="float">
            <text:p>3.1055690578</text:p>
          </table:table-cell>
          <table:table-cell table:formula="of:=COMPLEX(0;TAN([.K30]))" office:value-type="string" office:string-value="-0.0360391864541806i" calcext:value-type="string">
            <text:p>-0.0360391864541806i</text:p>
          </table:table-cell>
          <table:table-cell table:formula="of:=IMPRODUCT(IMDIV(IMSUB([.I30];[.$C$2]); IMSUM([.I30]; [.$C$2])); 1-[.$F$1])" office:value-type="string" office:string-value="-0.928379906495624-0.350121618340175i" calcext:value-type="string">
            <text:p>-0.928379906495624-0.350121618340175i</text:p>
          </table:table-cell>
          <table:table-cell table:formula="of:=IMDIV(IMSUM(1;[.M30]);IMSUB(1;[.M30]))" office:value-type="string" office:string-value="0.00404182633277995-0.1822964178027i" calcext:value-type="string">
            <text:p>0.00404182633277995-0.1822964178027i</text:p>
          </table:table-cell>
          <table:table-cell table:formula="of:=IMSUM([.N30];[.L30])" office:value-type="string" office:string-value="0.00404182633277995-0.218335604256881i" calcext:value-type="string">
            <text:p>0.00404182633277995-0.218335604256881i</text:p>
          </table:table-cell>
          <table:table-cell table:formula="of:=IMSUM(1;IMPRODUCT([.L30];[.N30]))" office:value-type="string" office:string-value="0.993430185408879-0.00014566413282247i" calcext:value-type="string">
            <text:p>0.993430185408879-0.00014566413282247i</text:p>
          </table:table-cell>
          <table:table-cell table:formula="of:=IMPRODUCT([.$C$2];[.O30];IMDIV(1;[.P30]))" office:value-type="string" office:string-value="0.205039080626001-10.9889456816848i" calcext:value-type="string">
            <text:p>0.205039080626001-10.9889456816848i</text:p>
          </table:table-cell>
          <table:table-cell table:formula="of:=IMDIV(IMPRODUCT([.Q30];[.$F$10]);IMSUM([.Q30];[.$F$10]))" office:value-type="string" office:string-value="0.204994024335137-10.9877386533001i" calcext:value-type="string">
            <text:p>0.204994024335137-10.9877386533001i</text:p>
          </table:table-cell>
          <table:table-cell table:formula="of:=[.B30]" office:value-type="float" office:value="6740" calcext:value-type="float">
            <text:p>6740</text:p>
          </table:table-cell>
          <table:table-cell table:formula="of:=IMREAL([.R30])" office:value-type="float" office:value="0.204994024335137" calcext:value-type="float">
            <text:p>0.2049940243</text:p>
          </table:table-cell>
          <table:table-cell table:formula="of:=IMAGINARY([.R30])" office:value-type="float" office:value="-10.9877386533001" calcext:value-type="float">
            <text:p>-10.9877386533</text:p>
          </table:table-cell>
          <table:table-cell table:formula="of:=IMABS([.R30])" office:value-type="float" office:value="10.9896507343609" calcext:value-type="float">
            <text:p>10.9896507344</text:p>
          </table:table-cell>
        </table:table-row>
        <table:table-row table:style-name="ro1">
          <table:table-cell/>
          <table:table-cell table:formula="of:=[.B30]+[.$C$11]" office:value-type="float" office:value="6744" calcext:value-type="float">
            <text:p>6744</text:p>
          </table:table-cell>
          <table:table-cell table:formula="of:=COMPLEX([.$C$3]/1000;6.284*[.B31]*[.$C$4]/1000)" office:value-type="string" office:string-value="1.7+180.112008i" calcext:value-type="string">
            <text:p>1.7+180.112008i</text:p>
          </table:table-cell>
          <table:table-cell table:formula="of:=COMPLEX(0;-1/6.284/[.B31]/[.$C$5]*1000000000)" office:value-type="string" office:string-value="-214.512980369214i" calcext:value-type="string">
            <text:p>-214.512980369214i</text:p>
          </table:table-cell>
          <table:table-cell table:formula="of:=IMSUM([.C31];[.D31])" office:value-type="string" office:string-value="1.7-34.400972369214i" calcext:value-type="string">
            <text:p>1.7-34.400972369214i</text:p>
          </table:table-cell>
          <table:table-cell table:formula="of:=IMDIV(1;[.E31])" office:value-type="string" office:string-value="0.00143300664440955+0.0289981305760194i" calcext:value-type="string">
            <text:p>0.00143300664440955+0.0289981305760194i</text:p>
          </table:table-cell>
          <table:table-cell table:formula="of:=COMPLEX(0;-1/6.284/[.B31]/[.$C$6]*1000)" office:value-type="string" office:string-value="-0.11236394209816i" calcext:value-type="string">
            <text:p>-0.11236394209816i</text:p>
          </table:table-cell>
          <table:table-cell table:formula="of:=COMPLEX(0;-1000000000/6.284/[.$F$12]/[.B31]+6.284*[.F$14]*[.B31]*0.001)" office:value-type="string" office:string-value="-21.0536700806135i" calcext:value-type="string">
            <text:p>-21.0536700806135i</text:p>
          </table:table-cell>
          <table:table-cell table:formula="of:=IMSUM(IMDIV(1;IMSUM([.F31];[.G31]));[.H31])" office:value-type="string" office:string-value="0.206131296888414-9.06188838703i" calcext:value-type="string">
            <text:p>0.206131296888414-9.06188838703i</text:p>
          </table:table-cell>
          <table:table-cell table:formula="of:=300000/[.B31]" office:value-type="float" office:value="44.4839857651246" calcext:value-type="float">
            <text:p>44.4839857651</text:p>
          </table:table-cell>
          <table:table-cell table:formula="of:=[.$C$1]/[.J31]*2*PI()" office:value-type="float" office:value="3.10741212551874" calcext:value-type="float">
            <text:p>3.1074121255</text:p>
          </table:table-cell>
          <table:table-cell table:formula="of:=COMPLEX(0;TAN([.K31]))" office:value-type="string" office:string-value="-0.0341938454284224i" calcext:value-type="string">
            <text:p>-0.0341938454284224i</text:p>
          </table:table-cell>
          <table:table-cell table:formula="of:=IMPRODUCT(IMDIV(IMSUB([.I31];[.$C$2]); IMSUM([.I31]; [.$C$2])); 1-[.$F$1])" office:value-type="string" office:string-value="-0.928947426125884-0.348162780689794i" calcext:value-type="string">
            <text:p>-0.928947426125884-0.348162780689794i</text:p>
          </table:table-cell>
          <table:table-cell table:formula="of:=IMDIV(IMSUM(1;[.M31]);IMSUB(1;[.M31]))" office:value-type="string" office:string-value="0.00412262593776796-0.1812377677406i" calcext:value-type="string">
            <text:p>0.00412262593776796-0.1812377677406i</text:p>
          </table:table-cell>
          <table:table-cell table:formula="of:=IMSUM([.N31];[.L31])" office:value-type="string" office:string-value="0.00412262593776796-0.215431613169022i" calcext:value-type="string">
            <text:p>0.00412262593776796-0.215431613169022i</text:p>
          </table:table-cell>
          <table:table-cell table:formula="of:=IMSUM(1;IMPRODUCT([.L31];[.N31]))" office:value-type="string" office:string-value="0.993802783784086-0.00014096843407524i" calcext:value-type="string">
            <text:p>0.993802783784086-0.00014096843407524i</text:p>
          </table:table-cell>
          <table:table-cell table:formula="of:=IMPRODUCT([.$C$2];[.O31];IMDIV(1;[.P31]))" office:value-type="string" office:string-value="0.208954148466599-10.8387211006769i" calcext:value-type="string">
            <text:p>0.208954148466599-10.8387211006769i</text:p>
          </table:table-cell>
          <table:table-cell table:formula="of:=IMDIV(IMPRODUCT([.Q31];[.$F$10]);IMSUM([.Q31];[.$F$10]))" office:value-type="string" office:string-value="0.208908859461291-10.8375468739785i" calcext:value-type="string">
            <text:p>0.208908859461291-10.8375468739785i</text:p>
          </table:table-cell>
          <table:table-cell table:formula="of:=[.B31]" office:value-type="float" office:value="6744" calcext:value-type="float">
            <text:p>6744</text:p>
          </table:table-cell>
          <table:table-cell table:formula="of:=IMREAL([.R31])" office:value-type="float" office:value="0.208908859461291" calcext:value-type="float">
            <text:p>0.2089088595</text:p>
          </table:table-cell>
          <table:table-cell table:formula="of:=IMAGINARY([.R31])" office:value-type="float" office:value="-10.8375468739785" calcext:value-type="float">
            <text:p>-10.837546874</text:p>
          </table:table-cell>
          <table:table-cell table:formula="of:=IMABS([.R31])" office:value-type="float" office:value="10.8395601920577" calcext:value-type="float">
            <text:p>10.8395601921</text:p>
          </table:table-cell>
        </table:table-row>
        <table:table-row table:style-name="ro1">
          <table:table-cell/>
          <table:table-cell table:formula="of:=[.B31]+[.$C$11]" office:value-type="float" office:value="6748" calcext:value-type="float">
            <text:p>6748</text:p>
          </table:table-cell>
          <table:table-cell table:formula="of:=COMPLEX([.$C$3]/1000;6.284*[.B32]*[.$C$4]/1000)" office:value-type="string" office:string-value="1.7+180.218836i" calcext:value-type="string">
            <text:p>1.7+180.218836i</text:p>
          </table:table-cell>
          <table:table-cell table:formula="of:=COMPLEX(0;-1/6.284/[.B32]/[.$C$5]*1000000000)" office:value-type="string" office:string-value="-214.385823890038i" calcext:value-type="string">
            <text:p>-214.385823890038i</text:p>
          </table:table-cell>
          <table:table-cell table:formula="of:=IMSUM([.C32];[.D32])" office:value-type="string" office:string-value="1.7-34.166987890038i" calcext:value-type="string">
            <text:p>1.7-34.166987890038i</text:p>
          </table:table-cell>
          <table:table-cell table:formula="of:=IMDIV(1;[.E32])" office:value-type="string" office:string-value="0.00145265242442903+0.0291957398787652i" calcext:value-type="string">
            <text:p>0.00145265242442903+0.0291957398787652i</text:p>
          </table:table-cell>
          <table:table-cell table:formula="of:=COMPLEX(0;-1/6.284/[.B32]/[.$C$6]*1000)" office:value-type="string" office:string-value="-0.112297336323353i" calcext:value-type="string">
            <text:p>-0.112297336323353i</text:p>
          </table:table-cell>
          <table:table-cell table:formula="of:=COMPLEX(0;-1000000000/6.284/[.$F$12]/[.B32]+6.284*[.F$14]*[.B32]*0.001)" office:value-type="string" office:string-value="-21.0381747079042i" calcext:value-type="string">
            <text:p>-21.0381747079042i</text:p>
          </table:table-cell>
          <table:table-cell table:formula="of:=IMSUM(IMDIV(1;IMSUM([.F32];[.G32]));[.H32])" office:value-type="string" office:string-value="0.210285968025285-9.0083874312504i" calcext:value-type="string">
            <text:p>0.210285968025285-9.0083874312504i</text:p>
          </table:table-cell>
          <table:table-cell table:formula="of:=300000/[.B32]" office:value-type="float" office:value="44.457617071725" calcext:value-type="float">
            <text:p>44.4576170717</text:p>
          </table:table-cell>
          <table:table-cell table:formula="of:=[.$C$1]/[.J32]*2*PI()" office:value-type="float" office:value="3.10925519320884" calcext:value-type="float">
            <text:p>3.1092551932</text:p>
          </table:table-cell>
          <table:table-cell table:formula="of:=COMPLEX(0;TAN([.K32]))" office:value-type="string" office:string-value="-0.0323487369808527i" calcext:value-type="string">
            <text:p>-0.0323487369808527i</text:p>
          </table:table-cell>
          <table:table-cell table:formula="of:=IMPRODUCT(IMDIV(IMSUB([.I32];[.$C$2]); IMSUM([.I32]; [.$C$2])); 1-[.$F$1])" office:value-type="string" office:string-value="-0.929514471009214-0.346180340819492i" calcext:value-type="string">
            <text:p>-0.929514471009214-0.346180340819492i</text:p>
          </table:table-cell>
          <table:table-cell table:formula="of:=IMDIV(IMSUM(1;[.M32]);IMSUB(1;[.M32]))" office:value-type="string" office:string-value="0.00420571936050611-0.180167748625008i" calcext:value-type="string">
            <text:p>0.00420571936050611-0.180167748625008i</text:p>
          </table:table-cell>
          <table:table-cell table:formula="of:=IMSUM([.N32];[.L32])" office:value-type="string" office:string-value="0.00420571936050611-0.212516485605861i" calcext:value-type="string">
            <text:p>0.00420571936050611-0.212516485605861i</text:p>
          </table:table-cell>
          <table:table-cell table:formula="of:=IMSUM(1;IMPRODUCT([.L32];[.N32]))" office:value-type="string" office:string-value="0.994171800887297-0.00013604970940829i" calcext:value-type="string">
            <text:p>0.994171800887297-0.00013604970940829i</text:p>
          </table:table-cell>
          <table:table-cell table:formula="of:=IMPRODUCT([.$C$2];[.O32];IMDIV(1;[.P32]))" office:value-type="string" office:string-value="0.212981377111464-10.6880876069459i" calcext:value-type="string">
            <text:p>0.212981377111464-10.6880876069459i</text:p>
          </table:table-cell>
          <table:table-cell table:formula="of:=IMDIV(IMPRODUCT([.Q32];[.$F$10]);IMSUM([.Q32];[.$F$10]))" office:value-type="string" office:string-value="0.212935856680975-10.6869458189101i" calcext:value-type="string">
            <text:p>0.212935856680975-10.6869458189101i</text:p>
          </table:table-cell>
          <table:table-cell table:formula="of:=[.B32]" office:value-type="float" office:value="6748" calcext:value-type="float">
            <text:p>6748</text:p>
          </table:table-cell>
          <table:table-cell table:formula="of:=IMREAL([.R32])" office:value-type="float" office:value="0.212935856680975" calcext:value-type="float">
            <text:p>0.2129358567</text:p>
          </table:table-cell>
          <table:table-cell table:formula="of:=IMAGINARY([.R32])" office:value-type="float" office:value="-10.6869458189101" calcext:value-type="float">
            <text:p>-10.6869458189</text:p>
          </table:table-cell>
          <table:table-cell table:formula="of:=IMABS([.R32])" office:value-type="float" office:value="10.6890669665495" calcext:value-type="float">
            <text:p>10.6890669665</text:p>
          </table:table-cell>
        </table:table-row>
        <table:table-row table:style-name="ro1">
          <table:table-cell/>
          <table:table-cell table:formula="of:=[.B32]+[.$C$11]" office:value-type="float" office:value="6752" calcext:value-type="float">
            <text:p>6752</text:p>
          </table:table-cell>
          <table:table-cell table:formula="of:=COMPLEX([.$C$3]/1000;6.284*[.B33]*[.$C$4]/1000)" office:value-type="string" office:string-value="1.7+180.325664i" calcext:value-type="string">
            <text:p>1.7+180.325664i</text:p>
          </table:table-cell>
          <table:table-cell table:formula="of:=COMPLEX(0;-1/6.284/[.B33]/[.$C$5]*1000000000)" office:value-type="string" office:string-value="-214.258818070198i" calcext:value-type="string">
            <text:p>-214.258818070198i</text:p>
          </table:table-cell>
          <table:table-cell table:formula="of:=IMSUM([.C33];[.D33])" office:value-type="string" office:string-value="1.7-33.933154070198i" calcext:value-type="string">
            <text:p>1.7-33.933154070198i</text:p>
          </table:table-cell>
          <table:table-cell table:formula="of:=IMDIV(1;[.E33])" office:value-type="string" office:string-value="0.00147269160433672+0.0293959241810853i" calcext:value-type="string">
            <text:p>0.00147269160433672+0.0293959241810853i</text:p>
          </table:table-cell>
          <table:table-cell table:formula="of:=COMPLEX(0;-1/6.284/[.B33]/[.$C$6]*1000)" office:value-type="string" office:string-value="-0.112230809465342i" calcext:value-type="string">
            <text:p>-0.112230809465342i</text:p>
          </table:table-cell>
          <table:table-cell table:formula="of:=COMPLEX(0;-1000000000/6.284/[.$F$12]/[.B33]+6.284*[.F$14]*[.B33]*0.001)" office:value-type="string" office:string-value="-21.0226959077218i" calcext:value-type="string">
            <text:p>-21.0226959077218i</text:p>
          </table:table-cell>
          <table:table-cell table:formula="of:=IMSUM(IMDIV(1;IMSUM([.F33];[.G33]));[.H33])" office:value-type="string" office:string-value="0.214559629490521-8.9543020612826i" calcext:value-type="string">
            <text:p>0.214559629490521-8.9543020612826i</text:p>
          </table:table-cell>
          <table:table-cell table:formula="of:=300000/[.B33]" office:value-type="float" office:value="44.4312796208531" calcext:value-type="float">
            <text:p>44.4312796209</text:p>
          </table:table-cell>
          <table:table-cell table:formula="of:=[.$C$1]/[.J33]*2*PI()" office:value-type="float" office:value="3.11109826089895" calcext:value-type="float">
            <text:p>3.1110982609</text:p>
          </table:table-cell>
          <table:table-cell table:formula="of:=COMPLEX(0;TAN([.K33]))" office:value-type="string" office:string-value="-0.030503848534513i" calcext:value-type="string">
            <text:p>-0.030503848534513i</text:p>
          </table:table-cell>
          <table:table-cell table:formula="of:=IMPRODUCT(IMDIV(IMSUB([.I33];[.$C$2]); IMSUM([.I33]; [.$C$2])); 1-[.$F$1])" office:value-type="string" office:string-value="-0.93008095582168-0.344173642239939i" calcext:value-type="string">
            <text:p>-0.93008095582168-0.344173642239939i</text:p>
          </table:table-cell>
          <table:table-cell table:formula="of:=IMDIV(IMSUM(1;[.M33]);IMSUB(1;[.M33]))" office:value-type="string" office:string-value="0.00429119258981011-0.179086041225652i" calcext:value-type="string">
            <text:p>0.00429119258981011-0.179086041225652i</text:p>
          </table:table-cell>
          <table:table-cell table:formula="of:=IMSUM([.N33];[.L33])" office:value-type="string" office:string-value="0.00429119258981011-0.209589889760165i" calcext:value-type="string">
            <text:p>0.00429119258981011-0.209589889760165i</text:p>
          </table:table-cell>
          <table:table-cell table:formula="of:=IMSUM(1;IMPRODUCT([.L33];[.N33]))" office:value-type="string" office:string-value="0.994537186523807-0.00013089788879199i" calcext:value-type="string">
            <text:p>0.994537186523807-0.00013089788879199i</text:p>
          </table:table-cell>
          <table:table-cell table:formula="of:=IMPRODUCT([.$C$2];[.O33];IMDIV(1;[.P33]))" office:value-type="string" office:string-value="0.217125017667291-10.5370278847296i" calcext:value-type="string">
            <text:p>0.217125017667291-10.5370278847296i</text:p>
          </table:table-cell>
          <table:table-cell table:formula="of:=IMDIV(IMPRODUCT([.Q33];[.$F$10]);IMSUM([.Q33];[.$F$10]))" office:value-type="string" office:string-value="0.217079267392657-10.5359181723302i" calcext:value-type="string">
            <text:p>0.217079267392657-10.5359181723302i</text:p>
          </table:table-cell>
          <table:table-cell table:formula="of:=[.B33]" office:value-type="float" office:value="6752" calcext:value-type="float">
            <text:p>6752</text:p>
          </table:table-cell>
          <table:table-cell table:formula="of:=IMREAL([.R33])" office:value-type="float" office:value="0.217079267392657" calcext:value-type="float">
            <text:p>0.2170792674</text:p>
          </table:table-cell>
          <table:table-cell table:formula="of:=IMAGINARY([.R33])" office:value-type="float" office:value="-10.5359181723302" calcext:value-type="float">
            <text:p>-10.5359181723</text:p>
          </table:table-cell>
          <table:table-cell table:formula="of:=IMABS([.R33])" office:value-type="float" office:value="10.5381542569071" calcext:value-type="float">
            <text:p>10.5381542569</text:p>
          </table:table-cell>
        </table:table-row>
        <table:table-row table:style-name="ro1">
          <table:table-cell/>
          <table:table-cell table:formula="of:=[.B33]+[.$C$11]" office:value-type="float" office:value="6756" calcext:value-type="float">
            <text:p>6756</text:p>
          </table:table-cell>
          <table:table-cell table:formula="of:=COMPLEX([.$C$3]/1000;6.284*[.B34]*[.$C$4]/1000)" office:value-type="string" office:string-value="1.7+180.432492i" calcext:value-type="string">
            <text:p>1.7+180.432492i</text:p>
          </table:table-cell>
          <table:table-cell table:formula="of:=COMPLEX(0;-1/6.284/[.B34]/[.$C$5]*1000000000)" office:value-type="string" office:string-value="-214.131962642092i" calcext:value-type="string">
            <text:p>-214.131962642092i</text:p>
          </table:table-cell>
          <table:table-cell table:formula="of:=IMSUM([.C34];[.D34])" office:value-type="string" office:string-value="1.7-33.699470642092i" calcext:value-type="string">
            <text:p>1.7-33.699470642092i</text:p>
          </table:table-cell>
          <table:table-cell table:formula="of:=IMDIV(1;[.E34])" office:value-type="string" office:string-value="0.00149313467013288+0.0295987341063721i" calcext:value-type="string">
            <text:p>0.00149313467013288+0.0295987341063721i</text:p>
          </table:table-cell>
          <table:table-cell table:formula="of:=COMPLEX(0;-1/6.284/[.B34]/[.$C$6]*1000)" office:value-type="string" office:string-value="-0.112164361383953i" calcext:value-type="string">
            <text:p>-0.112164361383953i</text:p>
          </table:table-cell>
          <table:table-cell table:formula="of:=COMPLEX(0;-1000000000/6.284/[.$F$12]/[.B34]+6.284*[.F$14]*[.B34]*0.001)" office:value-type="string" office:string-value="-21.0072336506302i" calcext:value-type="string">
            <text:p>-21.0072336506302i</text:p>
          </table:table-cell>
          <table:table-cell table:formula="of:=IMSUM(IMDIV(1;IMSUM([.F34];[.G34]));[.H34])" office:value-type="string" office:string-value="0.218956782362879-8.899615735052i" calcext:value-type="string">
            <text:p>0.218956782362879-8.899615735052i</text:p>
          </table:table-cell>
          <table:table-cell table:formula="of:=300000/[.B34]" office:value-type="float" office:value="44.404973357016" calcext:value-type="float">
            <text:p>44.404973357</text:p>
          </table:table-cell>
          <table:table-cell table:formula="of:=[.$C$1]/[.J34]*2*PI()" office:value-type="float" office:value="3.11294132858905" calcext:value-type="float">
            <text:p>3.1129413286</text:p>
          </table:table-cell>
          <table:table-cell table:formula="of:=COMPLEX(0;TAN([.K34]))" office:value-type="string" office:string-value="-0.0286591675184288i" calcext:value-type="string">
            <text:p>-0.0286591675184288i</text:p>
          </table:table-cell>
          <table:table-cell table:formula="of:=IMPRODUCT(IMDIV(IMSUB([.I34];[.$C$2]); IMSUM([.I34]; [.$C$2])); 1-[.$F$1])" office:value-type="string" office:string-value="-0.930646788488012-0.342142004504759i" calcext:value-type="string">
            <text:p>-0.930646788488012-0.342142004504759i</text:p>
          </table:table-cell>
          <table:table-cell table:formula="of:=IMDIV(IMSUM(1;[.M34]);IMSUB(1;[.M34]))" office:value-type="string" office:string-value="0.00437913564725808-0.17799231470104i" calcext:value-type="string">
            <text:p>0.00437913564725808-0.17799231470104i</text:p>
          </table:table-cell>
          <table:table-cell table:formula="of:=IMSUM([.N34];[.L34])" office:value-type="string" office:string-value="0.00437913564725808-0.206651482219469i" calcext:value-type="string">
            <text:p>0.00437913564725808-0.206651482219469i</text:p>
          </table:table-cell>
          <table:table-cell table:formula="of:=IMSUM(1;IMPRODUCT([.L34];[.N34]))" office:value-type="string" office:string-value="0.99489888843599-0.00012550238210069i" calcext:value-type="string">
            <text:p>0.99489888843599-0.00012550238210069i</text:p>
          </table:table-cell>
          <table:table-cell table:formula="of:=IMPRODUCT([.$C$2];[.O34];IMDIV(1;[.P34]))" office:value-type="string" office:string-value="0.221389523025704-10.3855240428543i" calcext:value-type="string">
            <text:p>0.221389523025704-10.3855240428543i</text:p>
          </table:table-cell>
          <table:table-cell table:formula="of:=IMDIV(IMPRODUCT([.Q34];[.$F$10]);IMSUM([.Q34];[.$F$10]))" office:value-type="string" office:string-value="0.221343544803295-10.3844460429652i" calcext:value-type="string">
            <text:p>0.221343544803295-10.3844460429652i</text:p>
          </table:table-cell>
          <table:table-cell table:formula="of:=[.B34]" office:value-type="float" office:value="6756" calcext:value-type="float">
            <text:p>6756</text:p>
          </table:table-cell>
          <table:table-cell table:formula="of:=IMREAL([.R34])" office:value-type="float" office:value="0.221343544803295" calcext:value-type="float">
            <text:p>0.2213435448</text:p>
          </table:table-cell>
          <table:table-cell table:formula="of:=IMAGINARY([.R34])" office:value-type="float" office:value="-10.3844460429652" calcext:value-type="float">
            <text:p>-10.384446043</text:p>
          </table:table-cell>
          <table:table-cell table:formula="of:=IMABS([.R34])" office:value-type="float" office:value="10.3868047340884" calcext:value-type="float">
            <text:p>10.3868047341</text:p>
          </table:table-cell>
        </table:table-row>
        <table:table-row table:style-name="ro1">
          <table:table-cell/>
          <table:table-cell table:formula="of:=[.B34]+[.$C$11]" office:value-type="float" office:value="6760" calcext:value-type="float">
            <text:p>6760</text:p>
          </table:table-cell>
          <table:table-cell table:formula="of:=COMPLEX([.$C$3]/1000;6.284*[.B35]*[.$C$4]/1000)" office:value-type="string" office:string-value="1.7+180.53932i" calcext:value-type="string">
            <text:p>1.7+180.53932i</text:p>
          </table:table-cell>
          <table:table-cell table:formula="of:=COMPLEX(0;-1/6.284/[.B35]/[.$C$5]*1000000000)" office:value-type="string" office:string-value="-214.005257338754i" calcext:value-type="string">
            <text:p>-214.005257338754i</text:p>
          </table:table-cell>
          <table:table-cell table:formula="of:=IMSUM([.C35];[.D35])" office:value-type="string" office:string-value="1.7-33.465937338754i" calcext:value-type="string">
            <text:p>1.7-33.465937338754i</text:p>
          </table:table-cell>
          <table:table-cell table:formula="of:=IMDIV(1;[.E35])" office:value-type="string" office:string-value="0.00151399245817163+0.0298042216097164i" calcext:value-type="string">
            <text:p>0.00151399245817163+0.0298042216097164i</text:p>
          </table:table-cell>
          <table:table-cell table:formula="of:=COMPLEX(0;-1/6.284/[.B35]/[.$C$6]*1000)" office:value-type="string" office:string-value="-0.112097991939347i" calcext:value-type="string">
            <text:p>-0.112097991939347i</text:p>
          </table:table-cell>
          <table:table-cell table:formula="of:=COMPLEX(0;-1000000000/6.284/[.$F$12]/[.B35]+6.284*[.F$14]*[.B35]*0.001)" office:value-type="string" office:string-value="-20.9917879072629i" calcext:value-type="string">
            <text:p>-20.9917879072629i</text:p>
          </table:table-cell>
          <table:table-cell table:formula="of:=IMSUM(IMDIV(1;IMSUM([.F35];[.G35]));[.H35])" office:value-type="string" office:string-value="0.22348214075532-8.8443113033817i" calcext:value-type="string">
            <text:p>0.22348214075532-8.8443113033817i</text:p>
          </table:table-cell>
          <table:table-cell table:formula="of:=300000/[.B35]" office:value-type="float" office:value="44.3786982248521" calcext:value-type="float">
            <text:p>44.3786982249</text:p>
          </table:table-cell>
          <table:table-cell table:formula="of:=[.$C$1]/[.J35]*2*PI()" office:value-type="float" office:value="3.11478439627916" calcext:value-type="float">
            <text:p>3.1147843963</text:p>
          </table:table-cell>
          <table:table-cell table:formula="of:=COMPLEX(0;TAN([.K35]))" office:value-type="string" office:string-value="-0.0268146813672745i" calcext:value-type="string">
            <text:p>-0.0268146813672745i</text:p>
          </table:table-cell>
          <table:table-cell table:formula="of:=IMPRODUCT(IMDIV(IMSUB([.I35];[.$C$2]); IMSUM([.I35]; [.$C$2])); 1-[.$F$1])" office:value-type="string" office:string-value="-0.931211869700679-0.340084722133561i" calcext:value-type="string">
            <text:p>-0.931211869700679-0.340084722133561i</text:p>
          </table:table-cell>
          <table:table-cell table:formula="of:=IMDIV(IMSUM(1;[.M35]);IMSUB(1;[.M35]))" office:value-type="string" office:string-value="0.00446964281510622-0.176886226067634i" calcext:value-type="string">
            <text:p>0.00446964281510622-0.176886226067634i</text:p>
          </table:table-cell>
          <table:table-cell table:formula="of:=IMSUM([.N35];[.L35])" office:value-type="string" office:string-value="0.00446964281510622-0.203700907434909i" calcext:value-type="string">
            <text:p>0.00446964281510622-0.203700907434909i</text:p>
          </table:table-cell>
          <table:table-cell table:formula="of:=IMSUM(1;IMPRODUCT([.L35];[.N35]))" office:value-type="string" office:string-value="0.995256852209737-0.0001198520479126i" calcext:value-type="string">
            <text:p>0.995256852209737-0.0001198520479126i</text:p>
          </table:table-cell>
          <table:table-cell table:formula="of:=IMPRODUCT([.$C$2];[.O35];IMDIV(1;[.P35]))" office:value-type="string" office:string-value="0.225779559407916-10.2335575876613i" calcext:value-type="string">
            <text:p>0.225779559407916-10.2335575876613i</text:p>
          </table:table-cell>
          <table:table-cell table:formula="of:=IMDIV(IMPRODUCT([.Q35];[.$F$10]);IMSUM([.Q35];[.$F$10]))" office:value-type="string" office:string-value="0.225733355474839-10.2325109369551i" calcext:value-type="string">
            <text:p>0.225733355474839-10.2325109369551i</text:p>
          </table:table-cell>
          <table:table-cell table:formula="of:=[.B35]" office:value-type="float" office:value="6760" calcext:value-type="float">
            <text:p>6760</text:p>
          </table:table-cell>
          <table:table-cell table:formula="of:=IMREAL([.R35])" office:value-type="float" office:value="0.225733355474839" calcext:value-type="float">
            <text:p>0.2257333555</text:p>
          </table:table-cell>
          <table:table-cell table:formula="of:=IMAGINARY([.R35])" office:value-type="float" office:value="-10.2325109369551" calcext:value-type="float">
            <text:p>-10.232510937</text:p>
          </table:table-cell>
          <table:table-cell table:formula="of:=IMABS([.R35])" office:value-type="float" office:value="10.2350005189389" calcext:value-type="float">
            <text:p>10.2350005189</text:p>
          </table:table-cell>
        </table:table-row>
        <table:table-row table:style-name="ro1">
          <table:table-cell/>
          <table:table-cell table:formula="of:=[.B35]+[.$C$11]" office:value-type="float" office:value="6764" calcext:value-type="float">
            <text:p>6764</text:p>
          </table:table-cell>
          <table:table-cell table:formula="of:=COMPLEX([.$C$3]/1000;6.284*[.B36]*[.$C$4]/1000)" office:value-type="string" office:string-value="1.7+180.646148i" calcext:value-type="string">
            <text:p>1.7+180.646148i</text:p>
          </table:table-cell>
          <table:table-cell table:formula="of:=COMPLEX(0;-1/6.284/[.B36]/[.$C$5]*1000000000)" office:value-type="string" office:string-value="-213.878701893846i" calcext:value-type="string">
            <text:p>-213.878701893846i</text:p>
          </table:table-cell>
          <table:table-cell table:formula="of:=IMSUM([.C36];[.D36])" office:value-type="string" office:string-value="1.7-33.232553893846i" calcext:value-type="string">
            <text:p>1.7-33.232553893846i</text:p>
          </table:table-cell>
          <table:table-cell table:formula="of:=IMDIV(1;[.E36])" office:value-type="string" office:string-value="0.00153527616926871+0.0300124400218588i" calcext:value-type="string">
            <text:p>0.00153527616926871+0.0300124400218588i</text:p>
          </table:table-cell>
          <table:table-cell table:formula="of:=COMPLEX(0;-1/6.284/[.B36]/[.$C$6]*1000)" office:value-type="string" office:string-value="-0.112031700992015i" calcext:value-type="string">
            <text:p>-0.112031700992015i</text:p>
          </table:table-cell>
          <table:table-cell table:formula="of:=COMPLEX(0;-1000000000/6.284/[.$F$12]/[.B36]+6.284*[.F$14]*[.B36]*0.001)" office:value-type="string" office:string-value="-20.9763586483231i" calcext:value-type="string">
            <text:p>-20.9763586483231i</text:p>
          </table:table-cell>
          <table:table-cell table:formula="of:=IMSUM(IMDIV(1;IMSUM([.F36];[.G36]));[.H36])" office:value-type="string" office:string-value="0.228140643967419-8.7883709819893i" calcext:value-type="string">
            <text:p>0.228140643967419-8.7883709819893i</text:p>
          </table:table-cell>
          <table:table-cell table:formula="of:=300000/[.B36]" office:value-type="float" office:value="44.3524541691307" calcext:value-type="float">
            <text:p>44.3524541691</text:p>
          </table:table-cell>
          <table:table-cell table:formula="of:=[.$C$1]/[.J36]*2*PI()" office:value-type="float" office:value="3.11662746396927" calcext:value-type="float">
            <text:p>3.116627464</text:p>
          </table:table-cell>
          <table:table-cell table:formula="of:=COMPLEX(0;TAN([.K36]))" office:value-type="string" office:string-value="-0.0249703775210231i" calcext:value-type="string">
            <text:p>-0.0249703775210231i</text:p>
          </table:table-cell>
          <table:table-cell table:formula="of:=IMPRODUCT(IMDIV(IMSUB([.I36];[.$C$2]); IMSUM([.I36]; [.$C$2])); 1-[.$F$1])" office:value-type="string" office:string-value="-0.931776092402579-0.33800106347776i" calcext:value-type="string">
            <text:p>-0.931776092402579-0.33800106347776i</text:p>
          </table:table-cell>
          <table:table-cell table:formula="of:=IMDIV(IMSUM(1;[.M36]);IMSUB(1;[.M36]))" office:value-type="string" office:string-value="0.00456281287934824-0.175767419639786i" calcext:value-type="string">
            <text:p>0.00456281287934824-0.175767419639786i</text:p>
          </table:table-cell>
          <table:table-cell table:formula="of:=IMSUM([.N36];[.L36])" office:value-type="string" office:string-value="0.00456281287934824-0.200737797160809i" calcext:value-type="string">
            <text:p>0.00456281287934824-0.200737797160809i</text:p>
          </table:table-cell>
          <table:table-cell table:formula="of:=IMSUM(1;IMPRODUCT([.L36];[.N36]))" office:value-type="string" office:string-value="0.995611021175698-0.00011393516015511i" calcext:value-type="string">
            <text:p>0.995611021175698-0.00011393516015511i</text:p>
          </table:table-cell>
          <table:table-cell table:formula="of:=IMPRODUCT([.$C$2];[.O36];IMDIV(1;[.P36]))" office:value-type="string" office:string-value="0.230300018686056-10.0811093944285i" calcext:value-type="string">
            <text:p>0.230300018686056-10.0811093944285i</text:p>
          </table:table-cell>
          <table:table-cell table:formula="of:=IMDIV(IMPRODUCT([.Q36];[.$F$10]);IMSUM([.Q36];[.$F$10]))" office:value-type="string" office:string-value="0.230253591647586-10.0800937292701i" calcext:value-type="string">
            <text:p>0.230253591647586-10.0800937292701i</text:p>
          </table:table-cell>
          <table:table-cell table:formula="of:=[.B36]" office:value-type="float" office:value="6764" calcext:value-type="float">
            <text:p>6764</text:p>
          </table:table-cell>
          <table:table-cell table:formula="of:=IMREAL([.R36])" office:value-type="float" office:value="0.230253591647586" calcext:value-type="float">
            <text:p>0.2302535916</text:p>
          </table:table-cell>
          <table:table-cell table:formula="of:=IMAGINARY([.R36])" office:value-type="float" office:value="-10.0800937292701" calcext:value-type="float">
            <text:p>-10.0800937293</text:p>
          </table:table-cell>
          <table:table-cell table:formula="of:=IMABS([.R36])" office:value-type="float" office:value="10.0827231593125" calcext:value-type="float">
            <text:p>10.0827231593</text:p>
          </table:table-cell>
        </table:table-row>
        <table:table-row table:style-name="ro1">
          <table:table-cell/>
          <table:table-cell table:formula="of:=[.B36]+[.$C$11]" office:value-type="float" office:value="6768" calcext:value-type="float">
            <text:p>6768</text:p>
          </table:table-cell>
          <table:table-cell table:formula="of:=COMPLEX([.$C$3]/1000;6.284*[.B37]*[.$C$4]/1000)" office:value-type="string" office:string-value="1.7+180.752976i" calcext:value-type="string">
            <text:p>1.7+180.752976i</text:p>
          </table:table-cell>
          <table:table-cell table:formula="of:=COMPLEX(0;-1/6.284/[.B37]/[.$C$5]*1000000000)" office:value-type="string" office:string-value="-213.752296041663i" calcext:value-type="string">
            <text:p>-213.752296041663i</text:p>
          </table:table-cell>
          <table:table-cell table:formula="of:=IMSUM([.C37];[.D37])" office:value-type="string" office:string-value="1.7-32.999320041663i" calcext:value-type="string">
            <text:p>1.7-32.999320041663i</text:p>
          </table:table-cell>
          <table:table-cell table:formula="of:=IMDIV(1;[.E37])" office:value-type="string" office:string-value="0.00155699738347392+0.0302234440948751i" calcext:value-type="string">
            <text:p>0.00155699738347392+0.0302234440948751i</text:p>
          </table:table-cell>
          <table:table-cell table:formula="of:=COMPLEX(0;-1/6.284/[.B37]/[.$C$6]*1000)" office:value-type="string" office:string-value="-0.111965488402776i" calcext:value-type="string">
            <text:p>-0.111965488402776i</text:p>
          </table:table-cell>
          <table:table-cell table:formula="of:=COMPLEX(0;-1000000000/6.284/[.$F$12]/[.B37]+6.284*[.F$14]*[.B37]*0.001)" office:value-type="string" office:string-value="-20.960945844583i" calcext:value-type="string">
            <text:p>-20.960945844583i</text:p>
          </table:table-cell>
          <table:table-cell table:formula="of:=IMSUM(IMDIV(1;IMSUM([.F37];[.G37]));[.H37])" office:value-type="string" office:string-value="0.232937469450953-8.7317763219298i" calcext:value-type="string">
            <text:p>0.232937469450953-8.7317763219298i</text:p>
          </table:table-cell>
          <table:table-cell table:formula="of:=300000/[.B37]" office:value-type="float" office:value="44.3262411347518" calcext:value-type="float">
            <text:p>44.3262411348</text:p>
          </table:table-cell>
          <table:table-cell table:formula="of:=[.$C$1]/[.J37]*2*PI()" office:value-type="float" office:value="3.11847053165937" calcext:value-type="float">
            <text:p>3.1184705317</text:p>
          </table:table-cell>
          <table:table-cell table:formula="of:=COMPLEX(0;TAN([.K37]))" office:value-type="string" office:string-value="-0.0231262434246091i" calcext:value-type="string">
            <text:p>-0.0231262434246091i</text:p>
          </table:table-cell>
          <table:table-cell table:formula="of:=IMPRODUCT(IMDIV(IMSUB([.I37];[.$C$2]); IMSUM([.I37]; [.$C$2])); 1-[.$F$1])" office:value-type="string" office:string-value="-0.932339341230414-0.335890269525852i" calcext:value-type="string">
            <text:p>-0.932339341230414-0.335890269525852i</text:p>
          </table:table-cell>
          <table:table-cell table:formula="of:=IMDIV(IMSUM(1;[.M37]);IMSUB(1;[.M37]))" office:value-type="string" office:string-value="0.00465874938902014-0.174635526438597i" calcext:value-type="string">
            <text:p>0.00465874938902014-0.174635526438597i</text:p>
          </table:table-cell>
          <table:table-cell table:formula="of:=IMSUM([.N37];[.L37])" office:value-type="string" office:string-value="0.00465874938902014-0.197761769863206i" calcext:value-type="string">
            <text:p>0.00465874938902014-0.197761769863206i</text:p>
          </table:table-cell>
          <table:table-cell table:formula="of:=IMSUM(1;IMPRODUCT([.L37];[.N37]))" office:value-type="string" office:string-value="0.995961336304996-0.00010773937242472i" calcext:value-type="string">
            <text:p>0.995961336304996-0.00010773937242472i</text:p>
          </table:table-cell>
          <table:table-cell table:formula="of:=IMPRODUCT([.$C$2];[.O37];IMDIV(1;[.P37]))" office:value-type="string" office:string-value="0.234956031538455-9.92815967719135i" calcext:value-type="string">
            <text:p>0.234956031538455-9.92815967719135i</text:p>
          </table:table-cell>
          <table:table-cell table:formula="of:=IMDIV(IMPRODUCT([.Q37];[.$F$10]);IMSUM([.Q37];[.$F$10]))" office:value-type="string" office:string-value="0.234909384397642-9.92717463352565i" calcext:value-type="string">
            <text:p>0.234909384397642-9.92717463352565i</text:p>
          </table:table-cell>
          <table:table-cell table:formula="of:=[.B37]" office:value-type="float" office:value="6768" calcext:value-type="float">
            <text:p>6768</text:p>
          </table:table-cell>
          <table:table-cell table:formula="of:=IMREAL([.R37])" office:value-type="float" office:value="0.234909384397642" calcext:value-type="float">
            <text:p>0.2349093844</text:p>
          </table:table-cell>
          <table:table-cell table:formula="of:=IMAGINARY([.R37])" office:value-type="float" office:value="-9.92717463352565" calcext:value-type="float">
            <text:p>-9.9271746335</text:p>
          </table:table-cell>
          <table:table-cell table:formula="of:=IMABS([.R37])" office:value-type="float" office:value="9.92995360630619" calcext:value-type="float">
            <text:p>9.9299536063</text:p>
          </table:table-cell>
        </table:table-row>
        <table:table-row table:style-name="ro1">
          <table:table-cell/>
          <table:table-cell table:formula="of:=[.B37]+[.$C$11]" office:value-type="float" office:value="6772" calcext:value-type="float">
            <text:p>6772</text:p>
          </table:table-cell>
          <table:table-cell table:formula="of:=COMPLEX([.$C$3]/1000;6.284*[.B38]*[.$C$4]/1000)" office:value-type="string" office:string-value="1.7+180.859804i" calcext:value-type="string">
            <text:p>1.7+180.859804i</text:p>
          </table:table-cell>
          <table:table-cell table:formula="of:=COMPLEX(0;-1/6.284/[.B38]/[.$C$5]*1000000000)" office:value-type="string" office:string-value="-213.626039517126i" calcext:value-type="string">
            <text:p>-213.626039517126i</text:p>
          </table:table-cell>
          <table:table-cell table:formula="of:=IMSUM([.C38];[.D38])" office:value-type="string" office:string-value="1.7-32.766235517126i" calcext:value-type="string">
            <text:p>1.7-32.766235517126i</text:p>
          </table:table-cell>
          <table:table-cell table:formula="of:=IMDIV(1;[.E38])" office:value-type="string" office:string-value="0.00157916807554675+0.0304372900497007i" calcext:value-type="string">
            <text:p>0.00157916807554675+0.0304372900497007i</text:p>
          </table:table-cell>
          <table:table-cell table:formula="of:=COMPLEX(0;-1/6.284/[.B38]/[.$C$6]*1000)" office:value-type="string" office:string-value="-0.11189935403278i" calcext:value-type="string">
            <text:p>-0.11189935403278i</text:p>
          </table:table-cell>
          <table:table-cell table:formula="of:=COMPLEX(0;-1000000000/6.284/[.$F$12]/[.B38]+6.284*[.F$14]*[.B38]*0.001)" office:value-type="string" office:string-value="-20.9455494668838i" calcext:value-type="string">
            <text:p>-20.9455494668838i</text:p>
          </table:table-cell>
          <table:table-cell table:formula="of:=IMSUM(IMDIV(1;IMSUM([.F38];[.G38]));[.H38])" office:value-type="string" office:string-value="0.23787804665177-8.6745081783831i" calcext:value-type="string">
            <text:p>0.23787804665177-8.6745081783831i</text:p>
          </table:table-cell>
          <table:table-cell table:formula="of:=300000/[.B38]" office:value-type="float" office:value="44.3000590667454" calcext:value-type="float">
            <text:p>44.3000590667</text:p>
          </table:table-cell>
          <table:table-cell table:formula="of:=[.$C$1]/[.J38]*2*PI()" office:value-type="float" office:value="3.12031359934948" calcext:value-type="float">
            <text:p>3.1203135993</text:p>
          </table:table-cell>
          <table:table-cell table:formula="of:=COMPLEX(0;TAN([.K38]))" office:value-type="string" office:string-value="-0.0212822665275833i" calcext:value-type="string">
            <text:p>-0.0212822665275833i</text:p>
          </table:table-cell>
          <table:table-cell table:formula="of:=IMPRODUCT(IMDIV(IMSUB([.I38];[.$C$2]); IMSUM([.I38]; [.$C$2])); 1-[.$F$1])" office:value-type="string" office:string-value="-0.932901491915421-0.333751552644383i" calcext:value-type="string">
            <text:p>-0.932901491915421-0.333751552644383i</text:p>
          </table:table-cell>
          <table:table-cell table:formula="of:=IMDIV(IMSUM(1;[.M38]);IMSUB(1;[.M38]))" office:value-type="string" office:string-value="0.00475756093303605-0.173490163567662i" calcext:value-type="string">
            <text:p>0.00475756093303605-0.173490163567662i</text:p>
          </table:table-cell>
          <table:table-cell table:formula="of:=IMSUM([.N38];[.L38])" office:value-type="string" office:string-value="0.00475756093303605-0.194772430095245i" calcext:value-type="string">
            <text:p>0.00475756093303605-0.194772430095245i</text:p>
          </table:table-cell>
          <table:table-cell table:formula="of:=IMSUM(1;IMPRODUCT([.L38];[.N38]))" office:value-type="string" office:string-value="0.996307736099039-0.00010125167979809i" calcext:value-type="string">
            <text:p>0.996307736099039-0.00010125167979809i</text:p>
          </table:table-cell>
          <table:table-cell table:formula="of:=IMPRODUCT([.$C$2];[.O38];IMDIV(1;[.P38]))" office:value-type="string" office:string-value="0.239752981505699-9.77468795685644i" calcext:value-type="string">
            <text:p>0.239752981505699-9.77468795685644i</text:p>
          </table:table-cell>
          <table:table-cell table:formula="of:=IMDIV(IMPRODUCT([.Q38];[.$F$10]);IMSUM([.Q38];[.$F$10]))" office:value-type="string" office:string-value="0.239706117695363-9.77373317009201i" calcext:value-type="string">
            <text:p>0.239706117695363-9.77373317009201i</text:p>
          </table:table-cell>
          <table:table-cell table:formula="of:=[.B38]" office:value-type="float" office:value="6772" calcext:value-type="float">
            <text:p>6772</text:p>
          </table:table-cell>
          <table:table-cell table:formula="of:=IMREAL([.R38])" office:value-type="float" office:value="0.239706117695363" calcext:value-type="float">
            <text:p>0.2397061177</text:p>
          </table:table-cell>
          <table:table-cell table:formula="of:=IMAGINARY([.R38])" office:value-type="float" office:value="-9.77373317009201" calcext:value-type="float">
            <text:p>-9.7737331701</text:p>
          </table:table-cell>
          <table:table-cell table:formula="of:=IMABS([.R38])" office:value-type="float" office:value="9.7766721896061" calcext:value-type="float">
            <text:p>9.7766721896</text:p>
          </table:table-cell>
        </table:table-row>
        <table:table-row table:style-name="ro1">
          <table:table-cell/>
          <table:table-cell table:formula="of:=[.B38]+[.$C$11]" office:value-type="float" office:value="6776" calcext:value-type="float">
            <text:p>6776</text:p>
          </table:table-cell>
          <table:table-cell table:formula="of:=COMPLEX([.$C$3]/1000;6.284*[.B39]*[.$C$4]/1000)" office:value-type="string" office:string-value="1.7+180.966632i" calcext:value-type="string">
            <text:p>1.7+180.966632i</text:p>
          </table:table-cell>
          <table:table-cell table:formula="of:=COMPLEX(0;-1/6.284/[.B39]/[.$C$5]*1000000000)" office:value-type="string" office:string-value="-213.499932055782i" calcext:value-type="string">
            <text:p>-213.499932055782i</text:p>
          </table:table-cell>
          <table:table-cell table:formula="of:=IMSUM([.C39];[.D39])" office:value-type="string" office:string-value="1.7-32.533300055782i" calcext:value-type="string">
            <text:p>1.7-32.533300055782i</text:p>
          </table:table-cell>
          <table:table-cell table:formula="of:=IMDIV(1;[.E39])" office:value-type="string" office:string-value="0.00160180063117182+0.030654035625561i" calcext:value-type="string">
            <text:p>0.00160180063117182+0.030654035625561i</text:p>
          </table:table-cell>
          <table:table-cell table:formula="of:=COMPLEX(0;-1/6.284/[.B39]/[.$C$6]*1000)" office:value-type="string" office:string-value="-0.111833297743505i" calcext:value-type="string">
            <text:p>-0.111833297743505i</text:p>
          </table:table-cell>
          <table:table-cell table:formula="of:=COMPLEX(0;-1000000000/6.284/[.$F$12]/[.B39]+6.284*[.F$14]*[.B39]*0.001)" office:value-type="string" office:string-value="-20.930169486136i" calcext:value-type="string">
            <text:p>-20.930169486136i</text:p>
          </table:table-cell>
          <table:table-cell table:formula="of:=IMSUM(IMDIV(1;IMSUM([.F39];[.G39]));[.H39])" office:value-type="string" office:string-value="0.242968071795749-8.6165466776788i" calcext:value-type="string">
            <text:p>0.242968071795749-8.6165466776788i</text:p>
          </table:table-cell>
          <table:table-cell table:formula="of:=300000/[.B39]" office:value-type="float" office:value="44.2739079102716" calcext:value-type="float">
            <text:p>44.2739079103</text:p>
          </table:table-cell>
          <table:table-cell table:formula="of:=[.$C$1]/[.J39]*2*PI()" office:value-type="float" office:value="3.12215666703958" calcext:value-type="float">
            <text:p>3.122156667</text:p>
          </table:table-cell>
          <table:table-cell table:formula="of:=COMPLEX(0;TAN([.K39]))" office:value-type="string" office:string-value="-0.0194384342837733i" calcext:value-type="string">
            <text:p>-0.0194384342837733i</text:p>
          </table:table-cell>
          <table:table-cell table:formula="of:=IMPRODUCT(IMDIV(IMSUB([.I39];[.$C$2]); IMSUM([.I39]; [.$C$2])); 1-[.$F$1])" office:value-type="string" office:string-value="-0.933462410637874-0.331584095250748i" calcext:value-type="string">
            <text:p>-0.933462410637874-0.331584095250748i</text:p>
          </table:table-cell>
          <table:table-cell table:formula="of:=IMDIV(IMSUM(1;[.M39]);IMSUB(1;[.M39]))" office:value-type="string" office:string-value="0.00485936143591578-0.172330933553577i" calcext:value-type="string">
            <text:p>0.00485936143591578-0.172330933553577i</text:p>
          </table:table-cell>
          <table:table-cell table:formula="of:=IMSUM([.N39];[.L39])" office:value-type="string" office:string-value="0.00485936143591578-0.19176936783735i" calcext:value-type="string">
            <text:p>0.00485936143591578-0.19176936783735i</text:p>
          </table:table-cell>
          <table:table-cell table:formula="of:=IMSUM(1;IMPRODUCT([.L39];[.N39]))" office:value-type="string" office:string-value="0.996650156473057-9.44583779331512e-005i" calcext:value-type="string">
            <text:p>0.996650156473057-9.44583779331512e-005i</text:p>
          </table:table-cell>
          <table:table-cell table:formula="of:=IMPRODUCT([.$C$2];[.O39];IMDIV(1;[.P39]))" office:value-type="string" office:string-value="0.244696520018239-9.62067302749709i" calcext:value-type="string">
            <text:p>0.244696520018239-9.62067302749709i</text:p>
          </table:table-cell>
          <table:table-cell table:formula="of:=IMDIV(IMPRODUCT([.Q39];[.$F$10]);IMSUM([.Q39];[.$F$10]))" office:value-type="string" office:string-value="0.244649443435541-9.61974813238288i" calcext:value-type="string">
            <text:p>0.244649443435541-9.61974813238288i</text:p>
          </table:table-cell>
          <table:table-cell table:formula="of:=[.B39]" office:value-type="float" office:value="6776" calcext:value-type="float">
            <text:p>6776</text:p>
          </table:table-cell>
          <table:table-cell table:formula="of:=IMREAL([.R39])" office:value-type="float" office:value="0.244649443435541" calcext:value-type="float">
            <text:p>0.2446494434</text:p>
          </table:table-cell>
          <table:table-cell table:formula="of:=IMAGINARY([.R39])" office:value-type="float" office:value="-9.61974813238288" calcext:value-type="float">
            <text:p>-9.6197481324</text:p>
          </table:table-cell>
          <table:table-cell table:formula="of:=IMABS([.R39])" office:value-type="float" office:value="9.62285859194955" calcext:value-type="float">
            <text:p>9.6228585919</text:p>
          </table:table-cell>
        </table:table-row>
        <table:table-row table:style-name="ro1">
          <table:table-cell/>
          <table:table-cell table:formula="of:=[.B39]+[.$C$11]" office:value-type="float" office:value="6780" calcext:value-type="float">
            <text:p>6780</text:p>
          </table:table-cell>
          <table:table-cell table:formula="of:=COMPLEX([.$C$3]/1000;6.284*[.B40]*[.$C$4]/1000)" office:value-type="string" office:string-value="1.7+181.07346i" calcext:value-type="string">
            <text:p>1.7+181.07346i</text:p>
          </table:table-cell>
          <table:table-cell table:formula="of:=COMPLEX(0;-1/6.284/[.B40]/[.$C$5]*1000000000)" office:value-type="string" office:string-value="-213.373973393802i" calcext:value-type="string">
            <text:p>-213.373973393802i</text:p>
          </table:table-cell>
          <table:table-cell table:formula="of:=IMSUM([.C40];[.D40])" office:value-type="string" office:string-value="1.7-32.300513393802i" calcext:value-type="string">
            <text:p>1.7-32.300513393802i</text:p>
          </table:table-cell>
          <table:table-cell table:formula="of:=IMDIV(1;[.E40])" office:value-type="string" office:string-value="0.0016249078639556+0.030873740131407i" calcext:value-type="string">
            <text:p>0.0016249078639556+0.030873740131407i</text:p>
          </table:table-cell>
          <table:table-cell table:formula="of:=COMPLEX(0;-1/6.284/[.B40]/[.$C$6]*1000)" office:value-type="string" office:string-value="-0.111767319396753i" calcext:value-type="string">
            <text:p>-0.111767319396753i</text:p>
          </table:table-cell>
          <table:table-cell table:formula="of:=COMPLEX(0;-1000000000/6.284/[.$F$12]/[.B40]+6.284*[.F$14]*[.B40]*0.001)" office:value-type="string" office:string-value="-20.9148058733182i" calcext:value-type="string">
            <text:p>-20.9148058733182i</text:p>
          </table:table-cell>
          <table:table-cell table:formula="of:=IMSUM(IMDIV(1;IMSUM([.F40];[.G40]));[.H40])" office:value-type="string" office:string-value="0.248213523693077-8.5578711824381i" calcext:value-type="string">
            <text:p>0.248213523693077-8.5578711824381i</text:p>
          </table:table-cell>
          <table:table-cell table:formula="of:=300000/[.B40]" office:value-type="float" office:value="44.2477876106195" calcext:value-type="float">
            <text:p>44.2477876106</text:p>
          </table:table-cell>
          <table:table-cell table:formula="of:=[.$C$1]/[.J40]*2*PI()" office:value-type="float" office:value="3.12399973472969" calcext:value-type="float">
            <text:p>3.1239997347</text:p>
          </table:table-cell>
          <table:table-cell table:formula="of:=COMPLEX(0;TAN([.K40]))" office:value-type="string" office:string-value="-0.0175947341509392i" calcext:value-type="string">
            <text:p>-0.0175947341509392i</text:p>
          </table:table-cell>
          <table:table-cell table:formula="of:=IMPRODUCT(IMDIV(IMSUB([.I40];[.$C$2]); IMSUM([.I40]; [.$C$2])); 1-[.$F$1])" office:value-type="string" office:string-value="-0.934021953331557-0.329387048413464i" calcext:value-type="string">
            <text:p>-0.934021953331557-0.329387048413464i</text:p>
          </table:table-cell>
          <table:table-cell table:formula="of:=IMDIV(IMSUM(1;[.M40]);IMSUB(1;[.M40]))" office:value-type="string" office:string-value="0.00496427047386184-0.171157423648762i" calcext:value-type="string">
            <text:p>0.00496427047386184-0.171157423648762i</text:p>
          </table:table-cell>
          <table:table-cell table:formula="of:=IMSUM([.N40];[.L40])" office:value-type="string" office:string-value="0.00496427047386184-0.188752157799701i" calcext:value-type="string">
            <text:p>0.00496427047386184-0.188752157799701i</text:p>
          </table:table-cell>
          <table:table-cell table:formula="of:=IMSUM(1;IMPRODUCT([.L40];[.N40]))" office:value-type="string" office:string-value="0.99698853063294-8.73450192409561e-005i" calcext:value-type="string">
            <text:p>0.99698853063294-8.73450192409561e-005i</text:p>
          </table:table-cell>
          <table:table-cell table:formula="of:=IMPRODUCT([.$C$2];[.O40];IMDIV(1;[.P40]))" office:value-type="string" office:string-value="0.24979258247162-9.4660929207036i" calcext:value-type="string">
            <text:p>0.24979258247162-9.4660929207036i</text:p>
          </table:table-cell>
          <table:table-cell table:formula="of:=IMDIV(IMPRODUCT([.Q40];[.$F$10]);IMSUM([.Q40];[.$F$10]))" office:value-type="string" office:string-value="0.249745297515442-9.46519755119978i" calcext:value-type="string">
            <text:p>0.249745297515442-9.46519755119978i</text:p>
          </table:table-cell>
          <table:table-cell table:formula="of:=[.B40]" office:value-type="float" office:value="6780" calcext:value-type="float">
            <text:p>6780</text:p>
          </table:table-cell>
          <table:table-cell table:formula="of:=IMREAL([.R40])" office:value-type="float" office:value="0.249745297515442" calcext:value-type="float">
            <text:p>0.2497452975</text:p>
          </table:table-cell>
          <table:table-cell table:formula="of:=IMAGINARY([.R40])" office:value-type="float" office:value="-9.46519755119978" calcext:value-type="float">
            <text:p>-9.4651975512</text:p>
          </table:table-cell>
          <table:table-cell table:formula="of:=IMABS([.R40])" office:value-type="float" office:value="9.46849182271757" calcext:value-type="float">
            <text:p>9.4684918227</text:p>
          </table:table-cell>
        </table:table-row>
        <table:table-row table:style-name="ro1">
          <table:table-cell/>
          <table:table-cell table:formula="of:=[.B40]+[.$C$11]" office:value-type="float" office:value="6784" calcext:value-type="float">
            <text:p>6784</text:p>
          </table:table-cell>
          <table:table-cell table:formula="of:=COMPLEX([.$C$3]/1000;6.284*[.B41]*[.$C$4]/1000)" office:value-type="string" office:string-value="1.7+181.180288i" calcext:value-type="string">
            <text:p>1.7+181.180288i</text:p>
          </table:table-cell>
          <table:table-cell table:formula="of:=COMPLEX(0;-1/6.284/[.B41]/[.$C$5]*1000000000)" office:value-type="string" office:string-value="-213.24816326798i" calcext:value-type="string">
            <text:p>-213.24816326798i</text:p>
          </table:table-cell>
          <table:table-cell table:formula="of:=IMSUM([.C41];[.D41])" office:value-type="string" office:string-value="1.7-32.06787526798i" calcext:value-type="string">
            <text:p>1.7-32.06787526798i</text:p>
          </table:table-cell>
          <table:table-cell table:formula="of:=IMDIV(1;[.E41])" office:value-type="string" office:string-value="0.00164850303324734+0.0310964644994484i" calcext:value-type="string">
            <text:p>0.00164850303324734+0.0310964644994484i</text:p>
          </table:table-cell>
          <table:table-cell table:formula="of:=COMPLEX(0;-1/6.284/[.B41]/[.$C$6]*1000)" office:value-type="string" office:string-value="-0.111701418854656i" calcext:value-type="string">
            <text:p>-0.111701418854656i</text:p>
          </table:table-cell>
          <table:table-cell table:formula="of:=COMPLEX(0;-1000000000/6.284/[.$F$12]/[.B41]+6.284*[.F$14]*[.B41]*0.001)" office:value-type="string" office:string-value="-20.8994585994778i" calcext:value-type="string">
            <text:p>-20.8994585994778i</text:p>
          </table:table-cell>
          <table:table-cell table:formula="of:=IMSUM(IMDIV(1;IMSUM([.F41];[.G41]));[.H41])" office:value-type="string" office:string-value="0.253620680641414-8.4984602547143i" calcext:value-type="string">
            <text:p>0.253620680641414-8.4984602547143i</text:p>
          </table:table-cell>
          <table:table-cell table:formula="of:=300000/[.B41]" office:value-type="float" office:value="44.2216981132076" calcext:value-type="float">
            <text:p>44.2216981132</text:p>
          </table:table-cell>
          <table:table-cell table:formula="of:=[.$C$1]/[.J41]*2*PI()" office:value-type="float" office:value="3.1258428024198" calcext:value-type="float">
            <text:p>3.1258428024</text:p>
          </table:table-cell>
          <table:table-cell table:formula="of:=COMPLEX(0;TAN([.K41]))" office:value-type="string" office:string-value="-0.0157511535904334i" calcext:value-type="string">
            <text:p>-0.0157511535904334i</text:p>
          </table:table-cell>
          <table:table-cell table:formula="of:=IMPRODUCT(IMDIV(IMSUB([.I41];[.$C$2]); IMSUM([.I41]; [.$C$2])); 1-[.$F$1])" office:value-type="string" office:string-value="-0.934579964933791-0.327159530375684i" calcext:value-type="string">
            <text:p>-0.934579964933791-0.327159530375684i</text:p>
          </table:table-cell>
          <table:table-cell table:formula="of:=IMDIV(IMSUM(1;[.M41]);IMSUB(1;[.M41]))" office:value-type="string" office:string-value="0.0050724136128278-0.169969205094286i" calcext:value-type="string">
            <text:p>0.0050724136128278-0.169969205094286i</text:p>
          </table:table-cell>
          <table:table-cell table:formula="of:=IMSUM([.N41];[.L41])" office:value-type="string" office:string-value="0.0050724136128278-0.185720358684719i" calcext:value-type="string">
            <text:p>0.0050724136128278-0.185720358684719i</text:p>
          </table:table-cell>
          <table:table-cell table:formula="of:=IMSUM(1;IMPRODUCT([.L41];[.N41]))" office:value-type="string" office:string-value="0.997322788944916-7.98963658898559e-005i" calcext:value-type="string">
            <text:p>0.997322788944916-7.98963658898559e-005i</text:p>
          </table:table-cell>
          <table:table-cell table:formula="of:=IMPRODUCT([.$C$2];[.O41];IMDIV(1;[.P41]))" office:value-type="string" office:string-value="0.255047405434805-9.31092486786439i" calcext:value-type="string">
            <text:p>0.255047405434805-9.31092486786439i</text:p>
          </table:table-cell>
          <table:table-cell table:formula="of:=IMDIV(IMPRODUCT([.Q41];[.$F$10]);IMSUM([.Q41];[.$F$10]))" office:value-type="string" office:string-value="0.254999917046183-9.31005865700623i" calcext:value-type="string">
            <text:p>0.254999917046183-9.31005865700623i</text:p>
          </table:table-cell>
          <table:table-cell table:formula="of:=[.B41]" office:value-type="float" office:value="6784" calcext:value-type="float">
            <text:p>6784</text:p>
          </table:table-cell>
          <table:table-cell table:formula="of:=IMREAL([.R41])" office:value-type="float" office:value="0.254999917046183" calcext:value-type="float">
            <text:p>0.254999917</text:p>
          </table:table-cell>
          <table:table-cell table:formula="of:=IMAGINARY([.R41])" office:value-type="float" office:value="-9.31005865700623" calcext:value-type="float">
            <text:p>-9.310058657</text:p>
          </table:table-cell>
          <table:table-cell table:formula="of:=IMABS([.R41])" office:value-type="float" office:value="9.31355019069475" calcext:value-type="float">
            <text:p>9.3135501907</text:p>
          </table:table-cell>
        </table:table-row>
        <table:table-row table:style-name="ro1">
          <table:table-cell/>
          <table:table-cell table:formula="of:=[.B41]+[.$C$11]" office:value-type="float" office:value="6788" calcext:value-type="float">
            <text:p>6788</text:p>
          </table:table-cell>
          <table:table-cell table:formula="of:=COMPLEX([.$C$3]/1000;6.284*[.B42]*[.$C$4]/1000)" office:value-type="string" office:string-value="1.7+181.287116i" calcext:value-type="string">
            <text:p>1.7+181.287116i</text:p>
          </table:table-cell>
          <table:table-cell table:formula="of:=COMPLEX(0;-1/6.284/[.B42]/[.$C$5]*1000000000)" office:value-type="string" office:string-value="-213.12250141573i" calcext:value-type="string">
            <text:p>-213.12250141573i</text:p>
          </table:table-cell>
          <table:table-cell table:formula="of:=IMSUM([.C42];[.D42])" office:value-type="string" office:string-value="1.7-31.83538541573i" calcext:value-type="string">
            <text:p>1.7-31.83538541573i</text:p>
          </table:table-cell>
          <table:table-cell table:formula="of:=IMDIV(1;[.E42])" office:value-type="string" office:string-value="0.00167259986283052+0.0313222713408863i" calcext:value-type="string">
            <text:p>0.00167259986283052+0.0313222713408863i</text:p>
          </table:table-cell>
          <table:table-cell table:formula="of:=COMPLEX(0;-1/6.284/[.B42]/[.$C$6]*1000)" office:value-type="string" office:string-value="-0.111635595979668i" calcext:value-type="string">
            <text:p>-0.111635595979668i</text:p>
          </table:table-cell>
          <table:table-cell table:formula="of:=COMPLEX(0;-1000000000/6.284/[.$F$12]/[.B42]+6.284*[.F$14]*[.B42]*0.001)" office:value-type="string" office:string-value="-20.8841276357303i" calcext:value-type="string">
            <text:p>-20.8841276357303i</text:p>
          </table:table-cell>
          <table:table-cell table:formula="of:=IMSUM(IMDIV(1;IMSUM([.F42];[.G42]));[.H42])" office:value-type="string" office:string-value="0.259196138516062-8.4382916169883i" calcext:value-type="string">
            <text:p>0.259196138516062-8.4382916169883i</text:p>
          </table:table-cell>
          <table:table-cell table:formula="of:=300000/[.B42]" office:value-type="float" office:value="44.1956393635828" calcext:value-type="float">
            <text:p>44.1956393636</text:p>
          </table:table-cell>
          <table:table-cell table:formula="of:=[.$C$1]/[.J42]*2*PI()" office:value-type="float" office:value="3.1276858701099" calcext:value-type="float">
            <text:p>3.1276858701</text:p>
          </table:table-cell>
          <table:table-cell table:formula="of:=COMPLEX(0;TAN([.K42]))" office:value-type="string" office:string-value="-0.0139076800668596i" calcext:value-type="string">
            <text:p>-0.0139076800668596i</text:p>
          </table:table-cell>
          <table:table-cell table:formula="of:=IMPRODUCT(IMDIV(IMSUB([.I42];[.$C$2]); IMSUM([.I42]; [.$C$2])); 1-[.$F$1])" office:value-type="string" office:string-value="-0.935136278576511-0.324900624996829i" calcext:value-type="string">
            <text:p>-0.935136278576511-0.324900624996829i</text:p>
          </table:table-cell>
          <table:table-cell table:formula="of:=IMDIV(IMSUM(1;[.M42]);IMSUB(1;[.M42]))" office:value-type="string" office:string-value="0.00518392277032203-0.168765832339766i" calcext:value-type="string">
            <text:p>0.00518392277032203-0.168765832339766i</text:p>
          </table:table-cell>
          <table:table-cell table:formula="of:=IMSUM([.N42];[.L42])" office:value-type="string" office:string-value="0.00518392277032203-0.182673512406626i" calcext:value-type="string">
            <text:p>0.00518392277032203-0.182673512406626i</text:p>
          </table:table-cell>
          <table:table-cell table:formula="of:=IMSUM(1;IMPRODUCT([.L42];[.N42]))" office:value-type="string" office:string-value="0.997652858797601-7.20963393809473e-005i" calcext:value-type="string">
            <text:p>0.997652858797601-7.20963393809473e-005i</text:p>
          </table:table-cell>
          <table:table-cell table:formula="of:=IMPRODUCT([.$C$2];[.O42];IMDIV(1;[.P42]))" office:value-type="string" office:string-value="0.260467545082817-9.15514526022901i" calcext:value-type="string">
            <text:p>0.260467545082817-9.15514526022901i</text:p>
          </table:table-cell>
          <table:table-cell table:formula="of:=IMDIV(IMPRODUCT([.Q42];[.$F$10]);IMSUM([.Q42];[.$F$10]))" office:value-type="string" office:string-value="0.260419858788696-9.15430783998373i" calcext:value-type="string">
            <text:p>0.260419858788696-9.15430783998373i</text:p>
          </table:table-cell>
          <table:table-cell table:formula="of:=[.B42]" office:value-type="float" office:value="6788" calcext:value-type="float">
            <text:p>6788</text:p>
          </table:table-cell>
          <table:table-cell table:formula="of:=IMREAL([.R42])" office:value-type="float" office:value="0.260419858788696" calcext:value-type="float">
            <text:p>0.2604198588</text:p>
          </table:table-cell>
          <table:table-cell table:formula="of:=IMAGINARY([.R42])" office:value-type="float" office:value="-9.15430783998373" calcext:value-type="float">
            <text:p>-9.15430784</text:p>
          </table:table-cell>
          <table:table-cell table:formula="of:=IMABS([.R42])" office:value-type="float" office:value="9.158011276038" calcext:value-type="float">
            <text:p>9.158011276</text:p>
          </table:table-cell>
        </table:table-row>
        <table:table-row table:style-name="ro1">
          <table:table-cell/>
          <table:table-cell table:formula="of:=[.B42]+[.$C$11]" office:value-type="float" office:value="6792" calcext:value-type="float">
            <text:p>6792</text:p>
          </table:table-cell>
          <table:table-cell table:formula="of:=COMPLEX([.$C$3]/1000;6.284*[.B43]*[.$C$4]/1000)" office:value-type="string" office:string-value="1.7+181.393944i" calcext:value-type="string">
            <text:p>1.7+181.393944i</text:p>
          </table:table-cell>
          <table:table-cell table:formula="of:=COMPLEX(0;-1/6.284/[.B43]/[.$C$5]*1000000000)" office:value-type="string" office:string-value="-212.996987575085i" calcext:value-type="string">
            <text:p>-212.996987575085i</text:p>
          </table:table-cell>
          <table:table-cell table:formula="of:=IMSUM([.C43];[.D43])" office:value-type="string" office:string-value="1.7-31.603043575085i" calcext:value-type="string">
            <text:p>1.7-31.603043575085i</text:p>
          </table:table-cell>
          <table:table-cell table:formula="of:=IMDIV(1;[.E43])" office:value-type="string" office:string-value="0.0016972125605332+0.0315512250039484i" calcext:value-type="string">
            <text:p>0.0016972125605332+0.0315512250039484i</text:p>
          </table:table-cell>
          <table:table-cell table:formula="of:=COMPLEX(0;-1/6.284/[.B43]/[.$C$6]*1000)" office:value-type="string" office:string-value="-0.111569850634568i" calcext:value-type="string">
            <text:p>-0.111569850634568i</text:p>
          </table:table-cell>
          <table:table-cell table:formula="of:=COMPLEX(0;-1000000000/6.284/[.$F$12]/[.B43]+6.284*[.F$14]*[.B43]*0.001)" office:value-type="string" office:string-value="-20.8688129532593i" calcext:value-type="string">
            <text:p>-20.8688129532593i</text:p>
          </table:table-cell>
          <table:table-cell table:formula="of:=IMSUM(IMDIV(1;IMSUM([.F43];[.G43]));[.H43])" office:value-type="string" office:string-value="0.264946830142816-8.3773421108818i" calcext:value-type="string">
            <text:p>0.264946830142816-8.3773421108818i</text:p>
          </table:table-cell>
          <table:table-cell table:formula="of:=300000/[.B43]" office:value-type="float" office:value="44.1696113074205" calcext:value-type="float">
            <text:p>44.1696113074</text:p>
          </table:table-cell>
          <table:table-cell table:formula="of:=[.$C$1]/[.J43]*2*PI()" office:value-type="float" office:value="3.12952893780001" calcext:value-type="float">
            <text:p>3.1295289378</text:p>
          </table:table-cell>
          <table:table-cell table:formula="of:=COMPLEX(0;TAN([.K43]))" office:value-type="string" office:string-value="-0.0120643010477315i" calcext:value-type="string">
            <text:p>-0.0120643010477315i</text:p>
          </table:table-cell>
          <table:table-cell table:formula="of:=IMPRODUCT(IMDIV(IMSUB([.I43];[.$C$2]); IMSUM([.I43]; [.$C$2])); 1-[.$F$1])" office:value-type="string" office:string-value="-0.935690714713194-0.322609380107518i" calcext:value-type="string">
            <text:p>-0.935690714713194-0.322609380107518i</text:p>
          </table:table-cell>
          <table:table-cell table:formula="of:=IMDIV(IMSUM(1;[.M43]);IMSUB(1;[.M43]))" office:value-type="string" office:string-value="0.00529893660285592-0.167546842217636i" calcext:value-type="string">
            <text:p>0.00529893660285592-0.167546842217636i</text:p>
          </table:table-cell>
          <table:table-cell table:formula="of:=IMSUM([.N43];[.L43])" office:value-type="string" office:string-value="0.00529893660285592-0.179611143265368i" calcext:value-type="string">
            <text:p>0.00529893660285592-0.179611143265368i</text:p>
          </table:table-cell>
          <table:table-cell table:formula="of:=IMSUM(1;IMPRODUCT([.L43];[.N43]))" office:value-type="string" office:string-value="0.99797866445589-6.39279664096975e-005i" calcext:value-type="string">
            <text:p>0.99797866445589-6.39279664096975e-005i</text:p>
          </table:table-cell>
          <table:table-cell table:formula="of:=IMPRODUCT([.$C$2];[.O43];IMDIV(1;[.P43]))" office:value-type="string" office:string-value="0.266059896953391-8.99872960660592i" calcext:value-type="string">
            <text:p>0.266059896953391-8.99872960660592i</text:p>
          </table:table-cell>
          <table:table-cell table:formula="of:=IMDIV(IMPRODUCT([.Q43];[.$F$10]);IMSUM([.Q43];[.$F$10]))" office:value-type="string" office:string-value="0.266012018914009-8.99792060772149i" calcext:value-type="string">
            <text:p>0.266012018914009-8.99792060772149i</text:p>
          </table:table-cell>
          <table:table-cell table:formula="of:=[.B43]" office:value-type="float" office:value="6792" calcext:value-type="float">
            <text:p>6792</text:p>
          </table:table-cell>
          <table:table-cell table:formula="of:=IMREAL([.R43])" office:value-type="float" office:value="0.266012018914009" calcext:value-type="float">
            <text:p>0.2660120189</text:p>
          </table:table-cell>
          <table:table-cell table:formula="of:=IMAGINARY([.R43])" office:value-type="float" office:value="-8.99792060772149" calcext:value-type="float">
            <text:p>-8.9979206077</text:p>
          </table:table-cell>
          <table:table-cell table:formula="of:=IMABS([.R43])" office:value-type="float" office:value="9.00185190152925" calcext:value-type="float">
            <text:p>9.0018519015</text:p>
          </table:table-cell>
        </table:table-row>
        <table:table-row table:style-name="ro1">
          <table:table-cell/>
          <table:table-cell table:formula="of:=[.B43]+[.$C$11]" office:value-type="float" office:value="6796" calcext:value-type="float">
            <text:p>6796</text:p>
          </table:table-cell>
          <table:table-cell table:formula="of:=COMPLEX([.$C$3]/1000;6.284*[.B44]*[.$C$4]/1000)" office:value-type="string" office:string-value="1.7+181.500772i" calcext:value-type="string">
            <text:p>1.7+181.500772i</text:p>
          </table:table-cell>
          <table:table-cell table:formula="of:=COMPLEX(0;-1/6.284/[.B44]/[.$C$5]*1000000000)" office:value-type="string" office:string-value="-212.871621484693i" calcext:value-type="string">
            <text:p>-212.871621484693i</text:p>
          </table:table-cell>
          <table:table-cell table:formula="of:=IMSUM([.C44];[.D44])" office:value-type="string" office:string-value="1.7-31.370849484693i" calcext:value-type="string">
            <text:p>1.7-31.370849484693i</text:p>
          </table:table-cell>
          <table:table-cell table:formula="of:=IMDIV(1;[.E44])" office:value-type="string" office:string-value="0.00172235583880976+0.031783391634343i" calcext:value-type="string">
            <text:p>0.00172235583880976+0.031783391634343i</text:p>
          </table:table-cell>
          <table:table-cell table:formula="of:=COMPLEX(0;-1/6.284/[.B44]/[.$C$6]*1000)" office:value-type="string" office:string-value="-0.111504182682458i" calcext:value-type="string">
            <text:p>-0.111504182682458i</text:p>
          </table:table-cell>
          <table:table-cell table:formula="of:=COMPLEX(0;-1000000000/6.284/[.$F$12]/[.B44]+6.284*[.F$14]*[.B44]*0.001)" office:value-type="string" office:string-value="-20.8535145233163i" calcext:value-type="string">
            <text:p>-20.8535145233163i</text:p>
          </table:table-cell>
          <table:table-cell table:formula="of:=IMSUM(IMDIV(1;IMSUM([.F44];[.G44]));[.H44])" office:value-type="string" office:string-value="0.270880046058394-8.3155876534262i" calcext:value-type="string">
            <text:p>0.270880046058394-8.3155876534262i</text:p>
          </table:table-cell>
          <table:table-cell table:formula="of:=300000/[.B44]" office:value-type="float" office:value="44.1436138905238" calcext:value-type="float">
            <text:p>44.1436138905</text:p>
          </table:table-cell>
          <table:table-cell table:formula="of:=[.$C$1]/[.J44]*2*PI()" office:value-type="float" office:value="3.13137200549011" calcext:value-type="float">
            <text:p>3.1313720055</text:p>
          </table:table-cell>
          <table:table-cell table:formula="of:=COMPLEX(0;TAN([.K44]))" office:value-type="string" office:string-value="-0.0102210040031301i" calcext:value-type="string">
            <text:p>-0.0102210040031301i</text:p>
          </table:table-cell>
          <table:table-cell table:formula="of:=IMPRODUCT(IMDIV(IMSUB([.I44];[.$C$2]); IMSUM([.I44]; [.$C$2])); 1-[.$F$1])" office:value-type="string" office:string-value="-0.936243080176064-0.320284805772093i" calcext:value-type="string">
            <text:p>-0.936243080176064-0.320284805772093i</text:p>
          </table:table-cell>
          <table:table-cell table:formula="of:=IMDIV(IMSUM(1;[.M44]);IMSUB(1;[.M44]))" office:value-type="string" office:string-value="0.00541760092116822-0.166311753068525i" calcext:value-type="string">
            <text:p>0.00541760092116822-0.166311753068525i</text:p>
          </table:table-cell>
          <table:table-cell table:formula="of:=IMSUM([.N44];[.L44])" office:value-type="string" office:string-value="0.00541760092116822-0.176532757071655i" calcext:value-type="string">
            <text:p>0.00541760092116822-0.176532757071655i</text:p>
          </table:table-cell>
          <table:table-cell table:formula="of:=IMSUM(1;IMPRODUCT([.L44];[.N44]))" office:value-type="string" office:string-value="0.998300126906119-5.53733207026217e-005i" calcext:value-type="string">
            <text:p>0.998300126906119-5.53733207026217e-005i</text:p>
          </table:table-cell>
          <table:table-cell table:formula="of:=IMPRODUCT([.$C$2];[.O44];IMDIV(1;[.P44]))" office:value-type="string" office:string-value="0.271831717139229-8.84165248852863i" calcext:value-type="string">
            <text:p>0.271831717139229-8.84165248852863i</text:p>
          </table:table-cell>
          <table:table-cell table:formula="of:=IMDIV(IMPRODUCT([.Q44];[.$F$10]);IMSUM([.Q44];[.$F$10]))" office:value-type="string" office:string-value="0.271783654199455-8.84087154037473i" calcext:value-type="string">
            <text:p>0.271783654199455-8.84087154037473i</text:p>
          </table:table-cell>
          <table:table-cell table:formula="of:=[.B44]" office:value-type="float" office:value="6796" calcext:value-type="float">
            <text:p>6796</text:p>
          </table:table-cell>
          <table:table-cell table:formula="of:=IMREAL([.R44])" office:value-type="float" office:value="0.271783654199455" calcext:value-type="float">
            <text:p>0.2717836542</text:p>
          </table:table-cell>
          <table:table-cell table:formula="of:=IMAGINARY([.R44])" office:value-type="float" office:value="-8.84087154037473" calcext:value-type="float">
            <text:p>-8.8408715404</text:p>
          </table:table-cell>
          <table:table-cell table:formula="of:=IMABS([.R44])" office:value-type="float" office:value="8.84504810320995" calcext:value-type="float">
            <text:p>8.8450481032</text:p>
          </table:table-cell>
        </table:table-row>
        <table:table-row table:style-name="ro1">
          <table:table-cell/>
          <table:table-cell table:formula="of:=[.B44]+[.$C$11]" office:value-type="float" office:value="6800" calcext:value-type="float">
            <text:p>6800</text:p>
          </table:table-cell>
          <table:table-cell table:formula="of:=COMPLEX([.$C$3]/1000;6.284*[.B45]*[.$C$4]/1000)" office:value-type="string" office:string-value="1.7+181.6076i" calcext:value-type="string">
            <text:p>1.7+181.6076i</text:p>
          </table:table-cell>
          <table:table-cell table:formula="of:=COMPLEX(0;-1/6.284/[.B45]/[.$C$5]*1000000000)" office:value-type="string" office:string-value="-212.74640288382i" calcext:value-type="string">
            <text:p>-212.74640288382i</text:p>
          </table:table-cell>
          <table:table-cell table:formula="of:=IMSUM([.C45];[.D45])" office:value-type="string" office:string-value="1.7-31.13880288382i" calcext:value-type="string">
            <text:p>1.7-31.13880288382i</text:p>
          </table:table-cell>
          <table:table-cell table:formula="of:=IMDIV(1;[.E45])" office:value-type="string" office:string-value="0.00174804493634814+0.0320188392382378i" calcext:value-type="string">
            <text:p>0.00174804493634814+0.0320188392382378i</text:p>
          </table:table-cell>
          <table:table-cell table:formula="of:=COMPLEX(0;-1/6.284/[.B45]/[.$C$6]*1000)" office:value-type="string" office:string-value="-0.111438591986763i" calcext:value-type="string">
            <text:p>-0.111438591986763i</text:p>
          </table:table-cell>
          <table:table-cell table:formula="of:=COMPLEX(0;-1000000000/6.284/[.$F$12]/[.B45]+6.284*[.F$14]*[.B45]*0.001)" office:value-type="string" office:string-value="-20.8382323172202i" calcext:value-type="string">
            <text:p>-20.8382323172202i</text:p>
          </table:table-cell>
          <table:table-cell table:formula="of:=IMSUM(IMDIV(1;IMSUM([.F45];[.G45]));[.H45])" office:value-type="string" office:string-value="0.277003456772473-8.2530031907218i" calcext:value-type="string">
            <text:p>0.277003456772473-8.2530031907218i</text:p>
          </table:table-cell>
          <table:table-cell table:formula="of:=300000/[.B45]" office:value-type="float" office:value="44.1176470588235" calcext:value-type="float">
            <text:p>44.1176470588</text:p>
          </table:table-cell>
          <table:table-cell table:formula="of:=[.$C$1]/[.J45]*2*PI()" office:value-type="float" office:value="3.13321507318022" calcext:value-type="float">
            <text:p>3.1332150732</text:p>
          </table:table-cell>
          <table:table-cell table:formula="of:=COMPLEX(0;TAN([.K45]))" office:value-type="string" office:string-value="-0.00837777640536723i" calcext:value-type="string">
            <text:p>-0.00837777640536723i</text:p>
          </table:table-cell>
          <table:table-cell table:formula="of:=IMPRODUCT(IMDIV(IMSUB([.I45];[.$C$2]); IMSUM([.I45]; [.$C$2])); 1-[.$F$1])" office:value-type="string" office:string-value="-0.93679316715752-0.317925872453046i" calcext:value-type="string">
            <text:p>-0.93679316715752-0.317925872453046i</text:p>
          </table:table-cell>
          <table:table-cell table:formula="of:=IMDIV(IMSUM(1;[.M45]);IMSUB(1;[.M45]))" office:value-type="string" office:string-value="0.00554006913545005-0.165060063814436i" calcext:value-type="string">
            <text:p>0.00554006913545005-0.165060063814436i</text:p>
          </table:table-cell>
          <table:table-cell table:formula="of:=IMSUM([.N45];[.L45])" office:value-type="string" office:string-value="0.00554006913545005-0.173437840219803i" calcext:value-type="string">
            <text:p>0.00554006913545005-0.173437840219803i</text:p>
          </table:table-cell>
          <table:table-cell table:formula="of:=IMSUM(1;IMPRODUCT([.L45];[.N45]))" office:value-type="string" office:string-value="0.998617163691907-4.64134604870767e-005i" calcext:value-type="string">
            <text:p>0.998617163691907-4.64134604870767e-005i</text:p>
          </table:table-cell>
          <table:table-cell table:formula="of:=IMPRODUCT([.$C$2];[.O45];IMDIV(1;[.P45]))" office:value-type="string" office:string-value="0.277790645032448-8.68388751271301i" calcext:value-type="string">
            <text:p>0.277790645032448-8.68388751271301i</text:p>
          </table:table-cell>
          <table:table-cell table:formula="of:=IMDIV(IMPRODUCT([.Q45];[.$F$10]);IMSUM([.Q45];[.$F$10]))" office:value-type="string" office:string-value="0.277742404777416-8.68313424311245i" calcext:value-type="string">
            <text:p>0.277742404777416-8.68313424311245i</text:p>
          </table:table-cell>
          <table:table-cell table:formula="of:=[.B45]" office:value-type="float" office:value="6800" calcext:value-type="float">
            <text:p>6800</text:p>
          </table:table-cell>
          <table:table-cell table:formula="of:=IMREAL([.R45])" office:value-type="float" office:value="0.277742404777416" calcext:value-type="float">
            <text:p>0.2777424048</text:p>
          </table:table-cell>
          <table:table-cell table:formula="of:=IMAGINARY([.R45])" office:value-type="float" office:value="-8.68313424311245" calcext:value-type="float">
            <text:p>-8.6831342431</text:p>
          </table:table-cell>
          <table:table-cell table:formula="of:=IMABS([.R45])" office:value-type="float" office:value="8.68757510052854" calcext:value-type="float">
            <text:p>8.6875751005</text:p>
          </table:table-cell>
        </table:table-row>
        <table:table-row table:style-name="ro1">
          <table:table-cell/>
          <table:table-cell table:formula="of:=[.B45]+[.$C$11]" office:value-type="float" office:value="6804" calcext:value-type="float">
            <text:p>6804</text:p>
          </table:table-cell>
          <table:table-cell table:formula="of:=COMPLEX([.$C$3]/1000;6.284*[.B46]*[.$C$4]/1000)" office:value-type="string" office:string-value="1.7+181.714428i" calcext:value-type="string">
            <text:p>1.7+181.714428i</text:p>
          </table:table-cell>
          <table:table-cell table:formula="of:=COMPLEX(0;-1/6.284/[.B46]/[.$C$5]*1000000000)" office:value-type="string" office:string-value="-212.621331512342i" calcext:value-type="string">
            <text:p>-212.621331512342i</text:p>
          </table:table-cell>
          <table:table-cell table:formula="of:=IMSUM([.C46];[.D46])" office:value-type="string" office:string-value="1.7-30.906903512342i" calcext:value-type="string">
            <text:p>1.7-30.906903512342i</text:p>
          </table:table-cell>
          <table:table-cell table:formula="of:=IMDIV(1;[.E46])" office:value-type="string" office:string-value="0.00177429564076346+0.0322576377479089i" calcext:value-type="string">
            <text:p>0.00177429564076346+0.0322576377479089i</text:p>
          </table:table-cell>
          <table:table-cell table:formula="of:=COMPLEX(0;-1/6.284/[.B46]/[.$C$6]*1000)" office:value-type="string" office:string-value="-0.111373078411227i" calcext:value-type="string">
            <text:p>-0.111373078411227i</text:p>
          </table:table-cell>
          <table:table-cell table:formula="of:=COMPLEX(0;-1000000000/6.284/[.$F$12]/[.B46]+6.284*[.F$14]*[.B46]*0.001)" office:value-type="string" office:string-value="-20.8229663063576i" calcext:value-type="string">
            <text:p>-20.8229663063576i</text:p>
          </table:table-cell>
          <table:table-cell table:formula="of:=IMSUM(IMDIV(1;IMSUM([.F46];[.G46]));[.H46])" office:value-type="string" office:string-value="0.283325136656915-8.1895626488017i" calcext:value-type="string">
            <text:p>0.283325136656915-8.1895626488017i</text:p>
          </table:table-cell>
          <table:table-cell table:formula="of:=300000/[.B46]" office:value-type="float" office:value="44.0917107583774" calcext:value-type="float">
            <text:p>44.0917107584</text:p>
          </table:table-cell>
          <table:table-cell table:formula="of:=[.$C$1]/[.J46]*2*PI()" office:value-type="float" office:value="3.13505814087033" calcext:value-type="float">
            <text:p>3.1350581409</text:p>
          </table:table-cell>
          <table:table-cell table:formula="of:=COMPLEX(0;TAN([.K46]))" office:value-type="string" office:string-value="-0.00653460572864051i" calcext:value-type="string">
            <text:p>-0.00653460572864051i</text:p>
          </table:table-cell>
          <table:table-cell table:formula="of:=IMPRODUCT(IMDIV(IMSUB([.I46];[.$C$2]); IMSUM([.I46]; [.$C$2])); 1-[.$F$1])" office:value-type="string" office:string-value="-0.937340752109009-0.315531509070925i" calcext:value-type="string">
            <text:p>-0.937340752109009-0.315531509070925i</text:p>
          </table:table-cell>
          <table:table-cell table:formula="of:=IMDIV(IMSUM(1;[.M46]);IMSUB(1;[.M46]))" office:value-type="string" office:string-value="0.00566650273313798-0.163791252976034i" calcext:value-type="string">
            <text:p>0.00566650273313798-0.163791252976034i</text:p>
          </table:table-cell>
          <table:table-cell table:formula="of:=IMSUM([.N46];[.L46])" office:value-type="string" office:string-value="0.00566650273313798-0.170325858704675i" calcext:value-type="string">
            <text:p>0.00566650273313798-0.170325858704675i</text:p>
          </table:table-cell>
          <table:table-cell table:formula="of:=IMSUM(1;IMPRODUCT([.L46];[.N46]))" office:value-type="string" office:string-value="0.998929688740002-3.70283612213206e-005i" calcext:value-type="string">
            <text:p>0.998929688740002-3.70283612213206e-005i</text:p>
          </table:table-cell>
          <table:table-cell table:formula="of:=IMPRODUCT([.$C$2];[.O46];IMDIV(1;[.P46]))" office:value-type="string" office:string-value="0.283944727755839-8.52540726061294i" calcext:value-type="string">
            <text:p>0.283944727755839-8.52540726061294i</text:p>
          </table:table-cell>
          <table:table-cell table:formula="of:=IMDIV(IMPRODUCT([.Q46];[.$F$10]);IMSUM([.Q46];[.$F$10]))" office:value-type="string" office:string-value="0.283896318571293-8.52468129566376i" calcext:value-type="string">
            <text:p>0.283896318571293-8.52468129566376i</text:p>
          </table:table-cell>
          <table:table-cell table:formula="of:=[.B46]" office:value-type="float" office:value="6804" calcext:value-type="float">
            <text:p>6804</text:p>
          </table:table-cell>
          <table:table-cell table:formula="of:=IMREAL([.R46])" office:value-type="float" office:value="0.283896318571293" calcext:value-type="float">
            <text:p>0.2838963186</text:p>
          </table:table-cell>
          <table:table-cell table:formula="of:=IMAGINARY([.R46])" office:value-type="float" office:value="-8.52468129566376" calcext:value-type="float">
            <text:p>-8.5246812957</text:p>
          </table:table-cell>
          <table:table-cell table:formula="of:=IMABS([.R46])" office:value-type="float" office:value="8.52940726617846" calcext:value-type="float">
            <text:p>8.5294072662</text:p>
          </table:table-cell>
        </table:table-row>
        <table:table-row table:style-name="ro1">
          <table:table-cell/>
          <table:table-cell table:formula="of:=[.B46]+[.$C$11]" office:value-type="float" office:value="6808" calcext:value-type="float">
            <text:p>6808</text:p>
          </table:table-cell>
          <table:table-cell table:formula="of:=COMPLEX([.$C$3]/1000;6.284*[.B47]*[.$C$4]/1000)" office:value-type="string" office:string-value="1.7+181.821256i" calcext:value-type="string">
            <text:p>1.7+181.821256i</text:p>
          </table:table-cell>
          <table:table-cell table:formula="of:=COMPLEX(0;-1/6.284/[.B47]/[.$C$5]*1000000000)" office:value-type="string" office:string-value="-212.496407110749i" calcext:value-type="string">
            <text:p>-212.496407110749i</text:p>
          </table:table-cell>
          <table:table-cell table:formula="of:=IMSUM([.C47];[.D47])" office:value-type="string" office:string-value="1.7-30.675151110749i" calcext:value-type="string">
            <text:p>1.7-30.675151110749i</text:p>
          </table:table-cell>
          <table:table-cell table:formula="of:=IMDIV(1;[.E47])" office:value-type="string" office:string-value="0.00180112431243802+0.0324998590901648i" calcext:value-type="string">
            <text:p>0.00180112431243802+0.0324998590901648i</text:p>
          </table:table-cell>
          <table:table-cell table:formula="of:=COMPLEX(0;-1/6.284/[.B47]/[.$C$6]*1000)" office:value-type="string" office:string-value="-0.111307641819916i" calcext:value-type="string">
            <text:p>-0.111307641819916i</text:p>
          </table:table-cell>
          <table:table-cell table:formula="of:=COMPLEX(0;-1000000000/6.284/[.$F$12]/[.B47]+6.284*[.F$14]*[.B47]*0.001)" office:value-type="string" office:string-value="-20.8077164621823i" calcext:value-type="string">
            <text:p>-20.8077164621823i</text:p>
          </table:table-cell>
          <table:table-cell table:formula="of:=IMSUM(IMDIV(1;IMSUM([.F47];[.G47]));[.H47])" office:value-type="string" office:string-value="0.289853589598318-8.1252388815079i" calcext:value-type="string">
            <text:p>0.289853589598318-8.1252388815079i</text:p>
          </table:table-cell>
          <table:table-cell table:formula="of:=300000/[.B47]" office:value-type="float" office:value="44.0658049353702" calcext:value-type="float">
            <text:p>44.0658049354</text:p>
          </table:table-cell>
          <table:table-cell table:formula="of:=[.$C$1]/[.J47]*2*PI()" office:value-type="float" office:value="3.13690120856043" calcext:value-type="float">
            <text:p>3.1369012086</text:p>
          </table:table-cell>
          <table:table-cell table:formula="of:=COMPLEX(0;TAN([.K47]))" office:value-type="string" office:string-value="-0.00469147944869498i" calcext:value-type="string">
            <text:p>-0.00469147944869498i</text:p>
          </table:table-cell>
          <table:table-cell table:formula="of:=IMPRODUCT(IMDIV(IMSUB([.I47];[.$C$2]); IMSUM([.I47]; [.$C$2])); 1-[.$F$1])" office:value-type="string" office:string-value="-0.937885594550008-0.313100600953202i" calcext:value-type="string">
            <text:p>-0.937885594550008-0.313100600953202i</text:p>
          </table:table-cell>
          <table:table-cell table:formula="of:=IMDIV(IMSUM(1;[.M47]);IMSUB(1;[.M47]))" office:value-type="string" office:string-value="0.00579707179196596-0.162504777630158i" calcext:value-type="string">
            <text:p>0.00579707179196596-0.162504777630158i</text:p>
          </table:table-cell>
          <table:table-cell table:formula="of:=IMSUM([.N47];[.L47])" office:value-type="string" office:string-value="0.00579707179196596-0.167196257078853i" calcext:value-type="string">
            <text:p>0.00579707179196596-0.167196257078853i</text:p>
          </table:table-cell>
          <table:table-cell table:formula="of:=IMSUM(1;IMPRODUCT([.L47];[.N47]))" office:value-type="string" office:string-value="0.999237612175433-2.71968431746177e-005i" calcext:value-type="string">
            <text:p>0.999237612175433-2.71968431746177e-005i</text:p>
          </table:table-cell>
          <table:table-cell table:formula="of:=IMPRODUCT([.$C$2];[.O47];IMDIV(1;[.P47]))" office:value-type="string" office:string-value="0.2903024464223-8.36618323486887i" calcext:value-type="string">
            <text:p>0.2903024464223-8.36618323486887i</text:p>
          </table:table-cell>
          <table:table-cell table:formula="of:=IMDIV(IMPRODUCT([.Q47];[.$F$10]);IMSUM([.Q47];[.$F$10]))" office:value-type="string" office:string-value="0.290253877560084-8.36548419875605i" calcext:value-type="string">
            <text:p>0.290253877560084-8.36548419875605i</text:p>
          </table:table-cell>
          <table:table-cell table:formula="of:=[.B47]" office:value-type="float" office:value="6808" calcext:value-type="float">
            <text:p>6808</text:p>
          </table:table-cell>
          <table:table-cell table:formula="of:=IMREAL([.R47])" office:value-type="float" office:value="0.290253877560084" calcext:value-type="float">
            <text:p>0.2902538776</text:p>
          </table:table-cell>
          <table:table-cell table:formula="of:=IMAGINARY([.R47])" office:value-type="float" office:value="-8.36548419875605" calcext:value-type="float">
            <text:p>-8.3654841988</text:p>
          </table:table-cell>
          <table:table-cell table:formula="of:=IMABS([.R47])" office:value-type="float" office:value="8.37051809585738" calcext:value-type="float">
            <text:p>8.3705180959</text:p>
          </table:table-cell>
        </table:table-row>
        <table:table-row table:style-name="ro1">
          <table:table-cell/>
          <table:table-cell table:formula="of:=[.B47]+[.$C$11]" office:value-type="float" office:value="6812" calcext:value-type="float">
            <text:p>6812</text:p>
          </table:table-cell>
          <table:table-cell table:formula="of:=COMPLEX([.$C$3]/1000;6.284*[.B48]*[.$C$4]/1000)" office:value-type="string" office:string-value="1.7+181.928084i" calcext:value-type="string">
            <text:p>1.7+181.928084i</text:p>
          </table:table-cell>
          <table:table-cell table:formula="of:=COMPLEX(0;-1/6.284/[.B48]/[.$C$5]*1000000000)" office:value-type="string" office:string-value="-212.371629420137i" calcext:value-type="string">
            <text:p>-212.371629420137i</text:p>
          </table:table-cell>
          <table:table-cell table:formula="of:=IMSUM([.C48];[.D48])" office:value-type="string" office:string-value="1.7-30.443545420137i" calcext:value-type="string">
            <text:p>1.7-30.443545420137i</text:p>
          </table:table-cell>
          <table:table-cell table:formula="of:=IMDIV(1;[.E48])" office:value-type="string" office:string-value="0.00182854790957714+0.0327455772577106i" calcext:value-type="string">
            <text:p>0.00182854790957714+0.0327455772577106i</text:p>
          </table:table-cell>
          <table:table-cell table:formula="of:=COMPLEX(0;-1/6.284/[.B48]/[.$C$6]*1000)" office:value-type="string" office:string-value="-0.111242282077215i" calcext:value-type="string">
            <text:p>-0.111242282077215i</text:p>
          </table:table-cell>
          <table:table-cell table:formula="of:=COMPLEX(0;-1000000000/6.284/[.$F$12]/[.B48]+6.284*[.F$14]*[.B48]*0.001)" office:value-type="string" office:string-value="-20.7924827562151i" calcext:value-type="string">
            <text:p>-20.7924827562151i</text:p>
          </table:table-cell>
          <table:table-cell table:formula="of:=IMSUM(IMDIV(1;IMSUM([.F48];[.G48]));[.H48])" office:value-type="string" office:string-value="0.29659777656451-8.0600036151628i" calcext:value-type="string">
            <text:p>0.29659777656451-8.0600036151628i</text:p>
          </table:table-cell>
          <table:table-cell table:formula="of:=300000/[.B48]" office:value-type="float" office:value="44.0399295361127" calcext:value-type="float">
            <text:p>44.0399295361</text:p>
          </table:table-cell>
          <table:table-cell table:formula="of:=[.$C$1]/[.J48]*2*PI()" office:value-type="float" office:value="3.13874427625054" calcext:value-type="float">
            <text:p>3.1387442763</text:p>
          </table:table-cell>
          <table:table-cell table:formula="of:=COMPLEX(0;TAN([.K48]))" office:value-type="string" office:string-value="-0.0028483850424827i" calcext:value-type="string">
            <text:p>-0.0028483850424827i</text:p>
          </table:table-cell>
          <table:table-cell table:formula="of:=IMPRODUCT(IMDIV(IMSUB([.I48];[.$C$2]); IMSUM([.I48]; [.$C$2])); 1-[.$F$1])" office:value-type="string" office:string-value="-0.93842743577906-0.310631987664776i" calcext:value-type="string">
            <text:p>-0.93842743577906-0.310631987664776i</text:p>
          </table:table-cell>
          <table:table-cell table:formula="of:=IMDIV(IMSUM(1;[.M48]);IMSUB(1;[.M48]))" office:value-type="string" office:string-value="0.00593195553129004-0.161200072303256i" calcext:value-type="string">
            <text:p>0.00593195553129004-0.161200072303256i</text:p>
          </table:table-cell>
          <table:table-cell table:formula="of:=IMSUM([.N48];[.L48])" office:value-type="string" office:string-value="0.00593195553129004-0.164048457345739i" calcext:value-type="string">
            <text:p>0.00593195553129004-0.164048457345739i</text:p>
          </table:table-cell>
          <table:table-cell table:formula="of:=IMSUM(1;IMPRODUCT([.L48];[.N48]))" office:value-type="string" office:string-value="0.999540840125204-1.68964934079991e-005i" calcext:value-type="string">
            <text:p>0.999540840125204-1.68964934079991e-005i</text:p>
          </table:table-cell>
          <table:table-cell table:formula="of:=IMPRODUCT([.$C$2];[.O48];IMDIV(1;[.P48]))" office:value-type="string" office:string-value="0.296872744380958-8.20618580242418i" calcext:value-type="string">
            <text:p>0.296872744380958-8.20618580242418i</text:p>
          </table:table-cell>
          <table:table-cell table:formula="of:=IMDIV(IMPRODUCT([.Q48];[.$F$10]);IMSUM([.Q48];[.$F$10]))" office:value-type="string" office:string-value="0.296824026030118-8.20551331722015i" calcext:value-type="string">
            <text:p>0.296824026030118-8.20551331722015i</text:p>
          </table:table-cell>
          <table:table-cell table:formula="of:=[.B48]" office:value-type="float" office:value="6812" calcext:value-type="float">
            <text:p>6812</text:p>
          </table:table-cell>
          <table:table-cell table:formula="of:=IMREAL([.R48])" office:value-type="float" office:value="0.296824026030118" calcext:value-type="float">
            <text:p>0.296824026</text:p>
          </table:table-cell>
          <table:table-cell table:formula="of:=IMAGINARY([.R48])" office:value-type="float" office:value="-8.20551331722015" calcext:value-type="float">
            <text:p>-8.2055133172</text:p>
          </table:table-cell>
          <table:table-cell table:formula="of:=IMABS([.R48])" office:value-type="float" office:value="8.21088017824557" calcext:value-type="float">
            <text:p>8.2108801782</text:p>
          </table:table-cell>
        </table:table-row>
        <table:table-row table:style-name="ro1">
          <table:table-cell/>
          <table:table-cell table:formula="of:=[.B48]+[.$C$11]" office:value-type="float" office:value="6816" calcext:value-type="float">
            <text:p>6816</text:p>
          </table:table-cell>
          <table:table-cell table:formula="of:=COMPLEX([.$C$3]/1000;6.284*[.B49]*[.$C$4]/1000)" office:value-type="string" office:string-value="1.7+182.034912i" calcext:value-type="string">
            <text:p>1.7+182.034912i</text:p>
          </table:table-cell>
          <table:table-cell table:formula="of:=COMPLEX(0;-1/6.284/[.B49]/[.$C$5]*1000000000)" office:value-type="string" office:string-value="-212.246998182215i" calcext:value-type="string">
            <text:p>-212.246998182215i</text:p>
          </table:table-cell>
          <table:table-cell table:formula="of:=IMSUM([.C49];[.D49])" office:value-type="string" office:string-value="1.7-30.212086182215i" calcext:value-type="string">
            <text:p>1.7-30.212086182215i</text:p>
          </table:table-cell>
          <table:table-cell table:formula="of:=IMDIV(1;[.E49])" office:value-type="string" office:string-value="0.00185658401454875+0.0329948683835703i" calcext:value-type="string">
            <text:p>0.00185658401454875+0.0329948683835703i</text:p>
          </table:table-cell>
          <table:table-cell table:formula="of:=COMPLEX(0;-1/6.284/[.B49]/[.$C$6]*1000)" office:value-type="string" office:string-value="-0.111176999047827i" calcext:value-type="string">
            <text:p>-0.111176999047827i</text:p>
          </table:table-cell>
          <table:table-cell table:formula="of:=COMPLEX(0;-1000000000/6.284/[.$F$12]/[.B49]+6.284*[.F$14]*[.B49]*0.001)" office:value-type="string" office:string-value="-20.7772651600436i" calcext:value-type="string">
            <text:p>-20.7772651600436i</text:p>
          </table:table-cell>
          <table:table-cell table:formula="of:=IMSUM(IMDIV(1;IMSUM([.F49];[.G49]));[.H49])" office:value-type="string" office:string-value="0.303567145248508-7.9938273898101i" calcext:value-type="string">
            <text:p>0.303567145248508-7.9938273898101i</text:p>
          </table:table-cell>
          <table:table-cell table:formula="of:=300000/[.B49]" office:value-type="float" office:value="44.0140845070423" calcext:value-type="float">
            <text:p>44.014084507</text:p>
          </table:table-cell>
          <table:table-cell table:formula="of:=[.$C$1]/[.J49]*2*PI()" office:value-type="float" office:value="3.14058734394064" calcext:value-type="float">
            <text:p>3.1405873439</text:p>
          </table:table-cell>
          <table:table-cell table:formula="of:=COMPLEX(0;TAN([.K49]))" office:value-type="string" office:string-value="-0.00100530998782062i" calcext:value-type="string">
            <text:p>-0.00100530998782062i</text:p>
          </table:table-cell>
          <table:table-cell table:formula="of:=IMPRODUCT(IMDIV(IMSUB([.I49];[.$C$2]); IMSUM([.I49]; [.$C$2])); 1-[.$F$1])" office:value-type="string" office:string-value="-0.938965997477938-0.308124460712597i" calcext:value-type="string">
            <text:p>-0.938965997477938-0.308124460712597i</text:p>
          </table:table-cell>
          <table:table-cell table:formula="of:=IMDIV(IMSUM(1;[.M49]);IMSUB(1;[.M49]))" office:value-type="string" office:string-value="0.00607134290496988-0.159876547796202i" calcext:value-type="string">
            <text:p>0.00607134290496988-0.159876547796202i</text:p>
          </table:table-cell>
          <table:table-cell table:formula="of:=IMSUM([.N49];[.L49])" office:value-type="string" office:string-value="0.00607134290496988-0.160881857784023i" calcext:value-type="string">
            <text:p>0.00607134290496988-0.160881857784023i</text:p>
          </table:table-cell>
          <table:table-cell table:formula="of:=IMSUM(1;IMPRODUCT([.L49];[.N49]))" office:value-type="string" office:string-value="0.999839274509682-6.10358166185008e-006i" calcext:value-type="string">
            <text:p>0.999839274509682-6.10358166185008e-006i</text:p>
          </table:table-cell>
          <table:table-cell table:formula="of:=IMPRODUCT([.$C$2];[.O49];IMDIV(1;[.P49]))" office:value-type="string" office:string-value="0.303665057622835-8.0453841340664i" calcext:value-type="string">
            <text:p>0.303665057622835-8.0453841340664i</text:p>
          </table:table-cell>
          <table:table-cell table:formula="of:=IMDIV(IMPRODUCT([.Q49];[.$F$10]);IMSUM([.Q49];[.$F$10]))" office:value-type="string" office:string-value="0.303616200986871-8.04473781951941i" calcext:value-type="string">
            <text:p>0.303616200986871-8.04473781951941i</text:p>
          </table:table-cell>
          <table:table-cell table:formula="of:=[.B49]" office:value-type="float" office:value="6816" calcext:value-type="float">
            <text:p>6816</text:p>
          </table:table-cell>
          <table:table-cell table:formula="of:=IMREAL([.R49])" office:value-type="float" office:value="0.303616200986871" calcext:value-type="float">
            <text:p>0.303616201</text:p>
          </table:table-cell>
          <table:table-cell table:formula="of:=IMAGINARY([.R49])" office:value-type="float" office:value="-8.04473781951941" calcext:value-type="float">
            <text:p>-8.0447378195</text:p>
          </table:table-cell>
          <table:table-cell table:formula="of:=IMABS([.R49])" office:value-type="float" office:value="8.05046516558563" calcext:value-type="float">
            <text:p>8.0504651656</text:p>
          </table:table-cell>
        </table:table-row>
        <table:table-row table:style-name="ro1">
          <table:table-cell/>
          <table:table-cell table:formula="of:=[.B49]+[.$C$11]" office:value-type="float" office:value="6820" calcext:value-type="float">
            <text:p>6820</text:p>
          </table:table-cell>
          <table:table-cell table:formula="of:=COMPLEX([.$C$3]/1000;6.284*[.B50]*[.$C$4]/1000)" office:value-type="string" office:string-value="1.7+182.14174i" calcext:value-type="string">
            <text:p>1.7+182.14174i</text:p>
          </table:table-cell>
          <table:table-cell table:formula="of:=COMPLEX(0;-1/6.284/[.B50]/[.$C$5]*1000000000)" office:value-type="string" office:string-value="-212.122513139293i" calcext:value-type="string">
            <text:p>-212.122513139293i</text:p>
          </table:table-cell>
          <table:table-cell table:formula="of:=IMSUM([.C50];[.D50])" office:value-type="string" office:string-value="1.7-29.980773139293i" calcext:value-type="string">
            <text:p>1.7-29.980773139293i</text:p>
          </table:table-cell>
          <table:table-cell table:formula="of:=IMDIV(1;[.E50])" office:value-type="string" office:string-value="0.00188525086158671+0.0332478108187576i" calcext:value-type="string">
            <text:p>0.00188525086158671+0.0332478108187576i</text:p>
          </table:table-cell>
          <table:table-cell table:formula="of:=COMPLEX(0;-1/6.284/[.B50]/[.$C$6]*1000)" office:value-type="string" office:string-value="-0.111111792596772i" calcext:value-type="string">
            <text:p>-0.111111792596772i</text:p>
          </table:table-cell>
          <table:table-cell table:formula="of:=COMPLEX(0;-1000000000/6.284/[.$F$12]/[.B50]+6.284*[.F$14]*[.B50]*0.001)" office:value-type="string" office:string-value="-20.7620636453222i" calcext:value-type="string">
            <text:p>-20.7620636453222i</text:p>
          </table:table-cell>
          <table:table-cell table:formula="of:=IMSUM(IMDIV(1;IMSUM([.F50];[.G50]));[.H50])" office:value-type="string" office:string-value="0.310771661971219-7.9266794967722i" calcext:value-type="string">
            <text:p>0.310771661971219-7.9266794967722i</text:p>
          </table:table-cell>
          <table:table-cell table:formula="of:=300000/[.B50]" office:value-type="float" office:value="43.9882697947214" calcext:value-type="float">
            <text:p>43.9882697947</text:p>
          </table:table-cell>
          <table:table-cell table:formula="of:=[.$C$1]/[.J50]*2*PI()" office:value-type="float" office:value="3.14243041163075" calcext:value-type="float">
            <text:p>3.1424304116</text:p>
          </table:table-cell>
          <table:table-cell table:formula="of:=COMPLEX(0;TAN([.K50]))" office:value-type="string" office:string-value="0.00083775823694754i" calcext:value-type="string">
            <text:p>0.00083775823694754i</text:p>
          </table:table-cell>
          <table:table-cell table:formula="of:=IMPRODUCT(IMDIV(IMSUB([.I50];[.$C$2]); IMSUM([.I50]; [.$C$2])); 1-[.$F$1])" office:value-type="string" office:string-value="-0.939500980199201-0.305576761116055i" calcext:value-type="string">
            <text:p>-0.939500980199201-0.305576761116055i</text:p>
          </table:table-cell>
          <table:table-cell table:formula="of:=IMDIV(IMSUM(1;[.M50]);IMSUB(1;[.M50]))" office:value-type="string" office:string-value="0.0062154332394239-0.158533589935444i" calcext:value-type="string">
            <text:p>0.0062154332394239-0.158533589935444i</text:p>
          </table:table-cell>
          <table:table-cell table:formula="of:=IMSUM([.N50];[.L50])" office:value-type="string" office:string-value="0.0062154332394239-0.157695831698496i" calcext:value-type="string">
            <text:p>0.0062154332394239-0.157695831698496i</text:p>
          </table:table-cell>
          <table:table-cell table:formula="of:=IMSUM(1;IMPRODUCT([.L50];[.N50]))" office:value-type="string" office:string-value="1.0001328128208+5.20703039252491e-006i" calcext:value-type="string">
            <text:p>1.0001328128208+5.20703039252491e-006i</text:p>
          </table:table-cell>
          <table:table-cell table:formula="of:=IMPRODUCT([.$C$2];[.O50];IMDIV(1;[.P50]))" office:value-type="string" office:string-value="0.310689347536797-7.88374614013033i" calcext:value-type="string">
            <text:p>0.310689347536797-7.88374614013033i</text:p>
          </table:table-cell>
          <table:table-cell table:formula="of:=IMDIV(IMPRODUCT([.Q50];[.$F$10]);IMSUM([.Q50];[.$F$10]))" office:value-type="string" office:string-value="0.310640364917659-7.88312561344033i" calcext:value-type="string">
            <text:p>0.310640364917659-7.88312561344033i</text:p>
          </table:table-cell>
          <table:table-cell table:formula="of:=[.B50]" office:value-type="float" office:value="6820" calcext:value-type="float">
            <text:p>6820</text:p>
          </table:table-cell>
          <table:table-cell table:formula="of:=IMREAL([.R50])" office:value-type="float" office:value="0.310640364917659" calcext:value-type="float">
            <text:p>0.3106403649</text:p>
          </table:table-cell>
          <table:table-cell table:formula="of:=IMAGINARY([.R50])" office:value-type="float" office:value="-7.88312561344033" calcext:value-type="float">
            <text:p>-7.8831256134</text:p>
          </table:table-cell>
          <table:table-cell table:formula="of:=IMABS([.R50])" office:value-type="float" office:value="7.88924374535324" calcext:value-type="float">
            <text:p>7.8892437454</text:p>
          </table:table-cell>
        </table:table-row>
        <table:table-row table:style-name="ro1">
          <table:table-cell/>
          <table:table-cell table:formula="of:=[.B50]+[.$C$11]" office:value-type="float" office:value="6824" calcext:value-type="float">
            <text:p>6824</text:p>
          </table:table-cell>
          <table:table-cell table:formula="of:=COMPLEX([.$C$3]/1000;6.284*[.B51]*[.$C$4]/1000)" office:value-type="string" office:string-value="1.7+182.248568i" calcext:value-type="string">
            <text:p>1.7+182.248568i</text:p>
          </table:table-cell>
          <table:table-cell table:formula="of:=COMPLEX(0;-1/6.284/[.B51]/[.$C$5]*1000000000)" office:value-type="string" office:string-value="-211.998174034287i" calcext:value-type="string">
            <text:p>-211.998174034287i</text:p>
          </table:table-cell>
          <table:table-cell table:formula="of:=IMSUM([.C51];[.D51])" office:value-type="string" office:string-value="1.7-29.749606034287i" calcext:value-type="string">
            <text:p>1.7-29.749606034287i</text:p>
          </table:table-cell>
          <table:table-cell table:formula="of:=IMDIV(1;[.E51])" office:value-type="string" office:string-value="0.00191456736593426+0.0335044852133216i" calcext:value-type="string">
            <text:p>0.00191456736593426+0.0335044852133216i</text:p>
          </table:table-cell>
          <table:table-cell table:formula="of:=COMPLEX(0;-1/6.284/[.B51]/[.$C$6]*1000)" office:value-type="string" office:string-value="-0.111046662589389i" calcext:value-type="string">
            <text:p>-0.111046662589389i</text:p>
          </table:table-cell>
          <table:table-cell table:formula="of:=COMPLEX(0;-1000000000/6.284/[.$F$12]/[.B51]+6.284*[.F$14]*[.B51]*0.001)" office:value-type="string" office:string-value="-20.7468781837716i" calcext:value-type="string">
            <text:p>-20.7468781837716i</text:p>
          </table:table-cell>
          <table:table-cell table:formula="of:=IMSUM(IMDIV(1;IMSUM([.F51];[.G51]));[.H51])" office:value-type="string" office:string-value="0.318221846039909-7.8585279122599i" calcext:value-type="string">
            <text:p>0.318221846039909-7.8585279122599i</text:p>
          </table:table-cell>
          <table:table-cell table:formula="of:=300000/[.B51]" office:value-type="float" office:value="43.9624853458382" calcext:value-type="float">
            <text:p>43.9624853458</text:p>
          </table:table-cell>
          <table:table-cell table:formula="of:=[.$C$1]/[.J51]*2*PI()" office:value-type="float" office:value="3.14427347932086" calcext:value-type="float">
            <text:p>3.1442734793</text:p>
          </table:table-cell>
          <table:table-cell table:formula="of:=COMPLEX(0;TAN([.K51]))" office:value-type="string" office:string-value="0.00268083215329155i" calcext:value-type="string">
            <text:p>0.00268083215329155i</text:p>
          </table:table-cell>
          <table:table-cell table:formula="of:=IMPRODUCT(IMDIV(IMSUB([.I51];[.$C$2]); IMSUM([.I51]; [.$C$2])); 1-[.$F$1])" office:value-type="string" office:string-value="-0.940032061726368-0.302987576834567i" calcext:value-type="string">
            <text:p>-0.940032061726368-0.302987576834567i</text:p>
          </table:table-cell>
          <table:table-cell table:formula="of:=IMDIV(IMSUM(1;[.M51]);IMSUB(1;[.M51]))" office:value-type="string" office:string-value="0.00636443692079813-0.157170558245198i" calcext:value-type="string">
            <text:p>0.00636443692079813-0.157170558245198i</text:p>
          </table:table-cell>
          <table:table-cell table:formula="of:=IMSUM([.N51];[.L51])" office:value-type="string" office:string-value="0.00636443692079813-0.154489726091906i" calcext:value-type="string">
            <text:p>0.00636443692079813-0.154489726091906i</text:p>
          </table:table-cell>
          <table:table-cell table:formula="of:=IMSUM(1;IMPRODUCT([.L51];[.N51]))" office:value-type="string" office:string-value="1.00042134788609+1.70619871348715e-005i" calcext:value-type="string">
            <text:p>1.00042134788609+1.70619871348715e-005i</text:p>
          </table:table-cell>
          <table:table-cell table:formula="of:=IMPRODUCT([.$C$2];[.O51];IMDIV(1;[.P51]))" office:value-type="string" office:string-value="0.317956136223758-7.72123840208009i" calcext:value-type="string">
            <text:p>0.317956136223758-7.72123840208009i</text:p>
          </table:table-cell>
          <table:table-cell table:formula="of:=IMDIV(IMPRODUCT([.Q51];[.$F$10]);IMSUM([.Q51];[.$F$10]))" office:value-type="string" office:string-value="0.317907041113209-7.72064327766016i" calcext:value-type="string">
            <text:p>0.317907041113209-7.72064327766016i</text:p>
          </table:table-cell>
          <table:table-cell table:formula="of:=[.B51]" office:value-type="float" office:value="6824" calcext:value-type="float">
            <text:p>6824</text:p>
          </table:table-cell>
          <table:table-cell table:formula="of:=IMREAL([.R51])" office:value-type="float" office:value="0.317907041113209" calcext:value-type="float">
            <text:p>0.3179070411</text:p>
          </table:table-cell>
          <table:table-cell table:formula="of:=IMAGINARY([.R51])" office:value-type="float" office:value="-7.72064327766016" calcext:value-type="float">
            <text:p>-7.7206432777</text:p>
          </table:table-cell>
          <table:table-cell table:formula="of:=IMABS([.R51])" office:value-type="float" office:value="7.72718561364151" calcext:value-type="float">
            <text:p>7.7271856136</text:p>
          </table:table-cell>
        </table:table-row>
        <table:table-row table:style-name="ro1">
          <table:table-cell/>
          <table:table-cell table:formula="of:=[.B51]+[.$C$11]" office:value-type="float" office:value="6828" calcext:value-type="float">
            <text:p>6828</text:p>
          </table:table-cell>
          <table:table-cell table:formula="of:=COMPLEX([.$C$3]/1000;6.284*[.B52]*[.$C$4]/1000)" office:value-type="string" office:string-value="1.7+182.355396i" calcext:value-type="string">
            <text:p>1.7+182.355396i</text:p>
          </table:table-cell>
          <table:table-cell table:formula="of:=COMPLEX(0;-1/6.284/[.B52]/[.$C$5]*1000000000)" office:value-type="string" office:string-value="-211.873980610717i" calcext:value-type="string">
            <text:p>-211.873980610717i</text:p>
          </table:table-cell>
          <table:table-cell table:formula="of:=IMSUM([.C52];[.D52])" office:value-type="string" office:string-value="1.7-29.518584610717i" calcext:value-type="string">
            <text:p>1.7-29.518584610717i</text:p>
          </table:table-cell>
          <table:table-cell table:formula="of:=IMDIV(1;[.E52])" office:value-type="string" office:string-value="0.00194455315451684+0.0337649746009659i" calcext:value-type="string">
            <text:p>0.00194455315451684+0.0337649746009659i</text:p>
          </table:table-cell>
          <table:table-cell table:formula="of:=COMPLEX(0;-1/6.284/[.B52]/[.$C$6]*1000)" office:value-type="string" office:string-value="-0.110981608891328i" calcext:value-type="string">
            <text:p>-0.110981608891328i</text:p>
          </table:table-cell>
          <table:table-cell table:formula="of:=COMPLEX(0;-1000000000/6.284/[.$F$12]/[.B52]+6.284*[.F$14]*[.B52]*0.001)" office:value-type="string" office:string-value="-20.7317087471789i" calcext:value-type="string">
            <text:p>-20.7317087471789i</text:p>
          </table:table-cell>
          <table:table-cell table:formula="of:=IMSUM(IMDIV(1;IMSUM([.F52];[.G52]));[.H52])" office:value-type="string" office:string-value="0.325928806780918-7.7893392267378i" calcext:value-type="string">
            <text:p>0.325928806780918-7.7893392267378i</text:p>
          </table:table-cell>
          <table:table-cell table:formula="of:=300000/[.B52]" office:value-type="float" office:value="43.9367311072056" calcext:value-type="float">
            <text:p>43.9367311072</text:p>
          </table:table-cell>
          <table:table-cell table:formula="of:=[.$C$1]/[.J52]*2*PI()" office:value-type="float" office:value="3.14611654701096" calcext:value-type="float">
            <text:p>3.146116547</text:p>
          </table:table-cell>
          <table:table-cell table:formula="of:=COMPLEX(0;TAN([.K52]))" office:value-type="string" office:string-value="0.00452392428283764i" calcext:value-type="string">
            <text:p>0.00452392428283764i</text:p>
          </table:table-cell>
          <table:table-cell table:formula="of:=IMPRODUCT(IMDIV(IMSUB([.I52];[.$C$2]); IMSUM([.I52]; [.$C$2])); 1-[.$F$1])" office:value-type="string" office:string-value="-0.940558895294903-0.300355540042788i" calcext:value-type="string">
            <text:p>-0.940558895294903-0.300355540042788i</text:p>
          </table:table-cell>
          <table:table-cell table:formula="of:=IMDIV(IMSUM(1;[.M52]);IMSUB(1;[.M52]))" office:value-type="string" office:string-value="0.00651857613561811-0.155786784534756i" calcext:value-type="string">
            <text:p>0.00651857613561811-0.155786784534756i</text:p>
          </table:table-cell>
          <table:table-cell table:formula="of:=IMSUM([.N52];[.L52])" office:value-type="string" office:string-value="0.00651857613561811-0.151262860251918i" calcext:value-type="string">
            <text:p>0.00651857613561811-0.151262860251918i</text:p>
          </table:table-cell>
          <table:table-cell table:formula="of:=IMSUM(1;IMPRODUCT([.L52];[.N52]))" office:value-type="string" office:string-value="1.0007047676175+2.94895448694487e-005i" calcext:value-type="string">
            <text:p>1.0007047676175+2.94895448694487e-005i</text:p>
          </table:table-cell>
          <table:table-cell table:formula="of:=IMPRODUCT([.$C$2];[.O52];IMDIV(1;[.P52]))" office:value-type="string" office:string-value="0.325476544600134-7.55782609965733i" calcext:value-type="string">
            <text:p>0.325476544600134-7.55782609965733i</text:p>
          </table:table-cell>
          <table:table-cell table:formula="of:=IMDIV(IMPRODUCT([.Q52];[.$F$10]);IMSUM([.Q52];[.$F$10]))" office:value-type="string" office:string-value="0.325427351779217-7.55725598888035i" calcext:value-type="string">
            <text:p>0.325427351779217-7.55725598888035i</text:p>
          </table:table-cell>
          <table:table-cell table:formula="of:=[.B52]" office:value-type="float" office:value="6828" calcext:value-type="float">
            <text:p>6828</text:p>
          </table:table-cell>
          <table:table-cell table:formula="of:=IMREAL([.R52])" office:value-type="float" office:value="0.325427351779217" calcext:value-type="float">
            <text:p>0.3254273518</text:p>
          </table:table-cell>
          <table:table-cell table:formula="of:=IMAGINARY([.R52])" office:value-type="float" office:value="-7.55725598888035" calcext:value-type="float">
            <text:p>-7.5572559889</text:p>
          </table:table-cell>
          <table:table-cell table:formula="of:=IMABS([.R52])" office:value-type="float" office:value="7.56425945104701" calcext:value-type="float">
            <text:p>7.564259451</text:p>
          </table:table-cell>
        </table:table-row>
        <table:table-row table:style-name="ro1">
          <table:table-cell/>
          <table:table-cell table:formula="of:=[.B52]+[.$C$11]" office:value-type="float" office:value="6832" calcext:value-type="float">
            <text:p>6832</text:p>
          </table:table-cell>
          <table:table-cell table:formula="of:=COMPLEX([.$C$3]/1000;6.284*[.B53]*[.$C$4]/1000)" office:value-type="string" office:string-value="1.7+182.462224i" calcext:value-type="string">
            <text:p>1.7+182.462224i</text:p>
          </table:table-cell>
          <table:table-cell table:formula="of:=COMPLEX(0;-1/6.284/[.B53]/[.$C$5]*1000000000)" office:value-type="string" office:string-value="-211.749932612701i" calcext:value-type="string">
            <text:p>-211.749932612701i</text:p>
          </table:table-cell>
          <table:table-cell table:formula="of:=IMSUM([.C53];[.D53])" office:value-type="string" office:string-value="1.7-29.287708612701i" calcext:value-type="string">
            <text:p>1.7-29.287708612701i</text:p>
          </table:table-cell>
          <table:table-cell table:formula="of:=IMDIV(1;[.E53])" office:value-type="string" office:string-value="0.00197522859823623+0.0340293644874216i" calcext:value-type="string">
            <text:p>0.00197522859823623+0.0340293644874216i</text:p>
          </table:table-cell>
          <table:table-cell table:formula="of:=COMPLEX(0;-1/6.284/[.B53]/[.$C$6]*1000)" office:value-type="string" office:string-value="-0.110916631368558i" calcext:value-type="string">
            <text:p>-0.110916631368558i</text:p>
          </table:table-cell>
          <table:table-cell table:formula="of:=COMPLEX(0;-1000000000/6.284/[.$F$12]/[.B53]+6.284*[.F$14]*[.B53]*0.001)" office:value-type="string" office:string-value="-20.7165553073972i" calcext:value-type="string">
            <text:p>-20.7165553073972i</text:p>
          </table:table-cell>
          <table:table-cell table:formula="of:=IMSUM(IMDIV(1;IMSUM([.F53];[.G53]));[.H53])" office:value-type="string" office:string-value="0.333904283486035-7.7190785697325i" calcext:value-type="string">
            <text:p>0.333904283486035-7.7190785697325i</text:p>
          </table:table-cell>
          <table:table-cell table:formula="of:=300000/[.B53]" office:value-type="float" office:value="43.9110070257611" calcext:value-type="float">
            <text:p>43.9110070258</text:p>
          </table:table-cell>
          <table:table-cell table:formula="of:=[.$C$1]/[.J53]*2*PI()" office:value-type="float" office:value="3.14795961470107" calcext:value-type="float">
            <text:p>3.1479596147</text:p>
          </table:table-cell>
          <table:table-cell table:formula="of:=COMPLEX(0;TAN([.K53]))" office:value-type="string" office:string-value="0.00636704714770478i" calcext:value-type="string">
            <text:p>0.00636704714770478i</text:p>
          </table:table-cell>
          <table:table-cell table:formula="of:=IMPRODUCT(IMDIV(IMSUB([.I53];[.$C$2]); IMSUM([.I53]; [.$C$2])); 1-[.$F$1])" office:value-type="string" office:string-value="-0.941081107660904-0.297679224243564i" calcext:value-type="string">
            <text:p>-0.941081107660904-0.297679224243564i</text:p>
          </table:table-cell>
          <table:table-cell table:formula="of:=IMDIV(IMSUM(1;[.M53]);IMSUB(1;[.M53]))" office:value-type="string" office:string-value="0.0066780856697198-0.15438157139465i" calcext:value-type="string">
            <text:p>0.0066780856697198-0.15438157139465i</text:p>
          </table:table-cell>
          <table:table-cell table:formula="of:=IMSUM([.N53];[.L53])" office:value-type="string" office:string-value="0.0066780856697198-0.148014524246945i" calcext:value-type="string">
            <text:p>0.0066780856697198-0.148014524246945i</text:p>
          </table:table-cell>
          <table:table-cell table:formula="of:=IMSUM(1;IMPRODUCT([.L53];[.N53]))" office:value-type="string" office:string-value="1.00098295474381+4.25196863155176e-005i" calcext:value-type="string">
            <text:p>1.00098295474381+4.25196863155176e-005i</text:p>
          </table:table-cell>
          <table:table-cell table:formula="of:=IMPRODUCT([.$C$2];[.O53];IMDIV(1;[.P53]))" office:value-type="string" office:string-value="0.333262333544395-7.39347293326415i" calcext:value-type="string">
            <text:p>0.333262333544395-7.39347293326415i</text:p>
          </table:table-cell>
          <table:table-cell table:formula="of:=IMDIV(IMPRODUCT([.Q53];[.$F$10]);IMSUM([.Q53];[.$F$10]))" office:value-type="string" office:string-value="0.333213059191794-7.39292744419334i" calcext:value-type="string">
            <text:p>0.333213059191794-7.39292744419334i</text:p>
          </table:table-cell>
          <table:table-cell table:formula="of:=[.B53]" office:value-type="float" office:value="6832" calcext:value-type="float">
            <text:p>6832</text:p>
          </table:table-cell>
          <table:table-cell table:formula="of:=IMREAL([.R53])" office:value-type="float" office:value="0.333213059191794" calcext:value-type="float">
            <text:p>0.3332130592</text:p>
          </table:table-cell>
          <table:table-cell table:formula="of:=IMAGINARY([.R53])" office:value-type="float" office:value="-7.39292744419334" calcext:value-type="float">
            <text:p>-7.3929274442</text:p>
          </table:table-cell>
          <table:table-cell table:formula="of:=IMABS([.R53])" office:value-type="float" office:value="7.40043290206208" calcext:value-type="float">
            <text:p>7.4004329021</text:p>
          </table:table-cell>
        </table:table-row>
        <table:table-row table:style-name="ro1">
          <table:table-cell/>
          <table:table-cell table:formula="of:=[.B53]+[.$C$11]" office:value-type="float" office:value="6836" calcext:value-type="float">
            <text:p>6836</text:p>
          </table:table-cell>
          <table:table-cell table:formula="of:=COMPLEX([.$C$3]/1000;6.284*[.B54]*[.$C$4]/1000)" office:value-type="string" office:string-value="1.7+182.569052i" calcext:value-type="string">
            <text:p>1.7+182.569052i</text:p>
          </table:table-cell>
          <table:table-cell table:formula="of:=COMPLEX(0;-1/6.284/[.B54]/[.$C$5]*1000000000)" office:value-type="string" office:string-value="-211.626029784959i" calcext:value-type="string">
            <text:p>-211.626029784959i</text:p>
          </table:table-cell>
          <table:table-cell table:formula="of:=IMSUM([.C54];[.D54])" office:value-type="string" office:string-value="1.7-29.056977784959i" calcext:value-type="string">
            <text:p>1.7-29.056977784959i</text:p>
          </table:table-cell>
          <table:table-cell table:formula="of:=IMDIV(1;[.E54])" office:value-type="string" office:string-value="0.00200661484598246+0.0342977429427537i" calcext:value-type="string">
            <text:p>0.00200661484598246+0.0342977429427537i</text:p>
          </table:table-cell>
          <table:table-cell table:formula="of:=COMPLEX(0;-1/6.284/[.B54]/[.$C$6]*1000)" office:value-type="string" office:string-value="-0.110851729887359i" calcext:value-type="string">
            <text:p>-0.110851729887359i</text:p>
          </table:table-cell>
          <table:table-cell table:formula="of:=COMPLEX(0;-1000000000/6.284/[.$F$12]/[.B54]+6.284*[.F$14]*[.B54]*0.001)" office:value-type="string" office:string-value="-20.7014178363454i" calcext:value-type="string">
            <text:p>-20.7014178363454i</text:p>
          </table:table-cell>
          <table:table-cell table:formula="of:=IMSUM(IMDIV(1;IMSUM([.F54];[.G54]));[.H54])" office:value-type="string" office:string-value="0.34216068853626-7.6477095297385i" calcext:value-type="string">
            <text:p>0.34216068853626-7.6477095297385i</text:p>
          </table:table-cell>
          <table:table-cell table:formula="of:=300000/[.B54]" office:value-type="float" office:value="43.8853130485664" calcext:value-type="float">
            <text:p>43.8853130486</text:p>
          </table:table-cell>
          <table:table-cell table:formula="of:=[.$C$1]/[.J54]*2*PI()" office:value-type="float" office:value="3.14980268239117" calcext:value-type="float">
            <text:p>3.1498026824</text:p>
          </table:table-cell>
          <table:table-cell table:formula="of:=COMPLEX(0;TAN([.K54]))" office:value-type="string" office:string-value="0.00821021327084985i" calcext:value-type="string">
            <text:p>0.00821021327084985i</text:p>
          </table:table-cell>
          <table:table-cell table:formula="of:=IMPRODUCT(IMDIV(IMSUB([.I54];[.$C$2]); IMSUM([.I54]; [.$C$2])); 1-[.$F$1])" office:value-type="string" office:string-value="-0.941598297003142-0.294957141207812i" calcext:value-type="string">
            <text:p>-0.941598297003142-0.294957141207812i</text:p>
          </table:table-cell>
          <table:table-cell table:formula="of:=IMDIV(IMSUM(1;[.M54]);IMSUB(1;[.M54]))" office:value-type="string" office:string-value="0.00684321377072583-0.15295419059477i" calcext:value-type="string">
            <text:p>0.00684321377072583-0.15295419059477i</text:p>
          </table:table-cell>
          <table:table-cell table:formula="of:=IMSUM([.N54];[.L54])" office:value-type="string" office:string-value="0.00684321377072583-0.14474397732392i" calcext:value-type="string">
            <text:p>0.00684321377072583-0.14474397732392i</text:p>
          </table:table-cell>
          <table:table-cell table:formula="of:=IMSUM(1;IMPRODUCT([.L54];[.N54]))" office:value-type="string" office:string-value="1.00125578652545+5.61842445156757e-005i" calcext:value-type="string">
            <text:p>1.00125578652545+5.61842445156757e-005i</text:p>
          </table:table-cell>
          <table:table-cell table:formula="of:=IMPRODUCT([.$C$2];[.O54];IMDIV(1;[.P54]))" office:value-type="string" office:string-value="0.341325948365894-7.22814104121293i" calcext:value-type="string">
            <text:p>0.341325948365894-7.22814104121293i</text:p>
          </table:table-cell>
          <table:table-cell table:formula="of:=IMDIV(IMPRODUCT([.Q54];[.$F$10]);IMSUM([.Q54];[.$F$10]))" office:value-type="string" office:string-value="0.341276610176037-7.22761977831445i" calcext:value-type="string">
            <text:p>0.341276610176037-7.22761977831445i</text:p>
          </table:table-cell>
          <table:table-cell table:formula="of:=[.B54]" office:value-type="float" office:value="6836" calcext:value-type="float">
            <text:p>6836</text:p>
          </table:table-cell>
          <table:table-cell table:formula="of:=IMREAL([.R54])" office:value-type="float" office:value="0.341276610176037" calcext:value-type="float">
            <text:p>0.3412766102</text:p>
          </table:table-cell>
          <table:table-cell table:formula="of:=IMAGINARY([.R54])" office:value-type="float" office:value="-7.22761977831445" calcext:value-type="float">
            <text:p>-7.2276197783</text:p>
          </table:table-cell>
          <table:table-cell table:formula="of:=IMABS([.R54])" office:value-type="float" office:value="7.23567255923977" calcext:value-type="float">
            <text:p>7.2356725592</text:p>
          </table:table-cell>
        </table:table-row>
        <table:table-row table:style-name="ro1">
          <table:table-cell/>
          <table:table-cell table:formula="of:=[.B54]+[.$C$11]" office:value-type="float" office:value="6840" calcext:value-type="float">
            <text:p>6840</text:p>
          </table:table-cell>
          <table:table-cell table:formula="of:=COMPLEX([.$C$3]/1000;6.284*[.B55]*[.$C$4]/1000)" office:value-type="string" office:string-value="1.7+182.67588i" calcext:value-type="string">
            <text:p>1.7+182.67588i</text:p>
          </table:table-cell>
          <table:table-cell table:formula="of:=COMPLEX(0;-1/6.284/[.B55]/[.$C$5]*1000000000)" office:value-type="string" office:string-value="-211.502271872804i" calcext:value-type="string">
            <text:p>-211.502271872804i</text:p>
          </table:table-cell>
          <table:table-cell table:formula="of:=IMSUM([.C55];[.D55])" office:value-type="string" office:string-value="1.7-28.826391872804i" calcext:value-type="string">
            <text:p>1.7-28.826391872804i</text:p>
          </table:table-cell>
          <table:table-cell table:formula="of:=IMDIV(1;[.E55])" office:value-type="string" office:string-value="0.00203873386047181+0.0345702006978324i" calcext:value-type="string">
            <text:p>0.00203873386047181+0.0345702006978324i</text:p>
          </table:table-cell>
          <table:table-cell table:formula="of:=COMPLEX(0;-1/6.284/[.B55]/[.$C$6]*1000)" office:value-type="string" office:string-value="-0.110786904314326i" calcext:value-type="string">
            <text:p>-0.110786904314326i</text:p>
          </table:table-cell>
          <table:table-cell table:formula="of:=COMPLEX(0;-1000000000/6.284/[.$F$12]/[.B55]+6.284*[.F$14]*[.B55]*0.001)" office:value-type="string" office:string-value="-20.6862963060084i" calcext:value-type="string">
            <text:p>-20.6862963060084i</text:p>
          </table:table-cell>
          <table:table-cell table:formula="of:=IMSUM(IMDIV(1;IMSUM([.F55];[.G55]));[.H55])" office:value-type="string" office:string-value="0.35071115399459-7.5751940688492i" calcext:value-type="string">
            <text:p>0.35071115399459-7.5751940688492i</text:p>
          </table:table-cell>
          <table:table-cell table:formula="of:=300000/[.B55]" office:value-type="float" office:value="43.859649122807" calcext:value-type="float">
            <text:p>43.8596491228</text:p>
          </table:table-cell>
          <table:table-cell table:formula="of:=[.$C$1]/[.J55]*2*PI()" office:value-type="float" office:value="3.15164575008128" calcext:value-type="float">
            <text:p>3.1516457501</text:p>
          </table:table-cell>
          <table:table-cell table:formula="of:=COMPLEX(0;TAN([.K55]))" office:value-type="string" office:string-value="0.0100534351764032i" calcext:value-type="string">
            <text:p>0.0100534351764032i</text:p>
          </table:table-cell>
          <table:table-cell table:formula="of:=IMPRODUCT(IMDIV(IMSUB([.I55];[.$C$2]); IMSUM([.I55]; [.$C$2])); 1-[.$F$1])" office:value-type="string" office:string-value="-0.942110030642541-0.292187737729872i" calcext:value-type="string">
            <text:p>-0.942110030642541-0.292187737729872i</text:p>
          </table:table-cell>
          <table:table-cell table:formula="of:=IMDIV(IMSUM(1;[.M55]);IMSUB(1;[.M55]))" office:value-type="string" office:string-value="0.00701422307989218-0.151503881376984i" calcext:value-type="string">
            <text:p>0.00701422307989218-0.151503881376984i</text:p>
          </table:table-cell>
          <table:table-cell table:formula="of:=IMSUM([.N55];[.L55])" office:value-type="string" office:string-value="0.00701422307989218-0.141450446200581i" calcext:value-type="string">
            <text:p>0.00701422307989218-0.141450446200581i</text:p>
          </table:table-cell>
          <table:table-cell table:formula="of:=IMSUM(1;IMPRODUCT([.L55];[.N55]))" office:value-type="string" office:string-value="1.0015231344504+7.05170370465272e-005i" calcext:value-type="string">
            <text:p>1.0015231344504+7.05170370465272e-005i</text:p>
          </table:table-cell>
          <table:table-cell table:formula="of:=IMPRODUCT([.$C$2];[.O55];IMDIV(1;[.P55]))" office:value-type="string" office:string-value="0.349680566905203-7.06179091144779i" calcext:value-type="string">
            <text:p>0.349680566905203-7.06179091144779i</text:p>
          </table:table-cell>
          <table:table-cell table:formula="of:=IMDIV(IMPRODUCT([.Q55];[.$F$10]);IMSUM([.Q55];[.$F$10]))" office:value-type="string" office:string-value="0.349631184217132-7.0612934752849i" calcext:value-type="string">
            <text:p>0.349631184217132-7.0612934752849i</text:p>
          </table:table-cell>
          <table:table-cell table:formula="of:=[.B55]" office:value-type="float" office:value="6840" calcext:value-type="float">
            <text:p>6840</text:p>
          </table:table-cell>
          <table:table-cell table:formula="of:=IMREAL([.R55])" office:value-type="float" office:value="0.349631184217132" calcext:value-type="float">
            <text:p>0.3496311842</text:p>
          </table:table-cell>
          <table:table-cell table:formula="of:=IMAGINARY([.R55])" office:value-type="float" office:value="-7.0612934752849" calcext:value-type="float">
            <text:p>-7.0612934753</text:p>
          </table:table-cell>
          <table:table-cell table:formula="of:=IMABS([.R55])" office:value-type="float" office:value="7.06994395374378" calcext:value-type="float">
            <text:p>7.0699439537</text:p>
          </table:table-cell>
        </table:table-row>
        <table:table-row table:style-name="ro1">
          <table:table-cell/>
          <table:table-cell table:formula="of:=[.B55]+[.$C$11]" office:value-type="float" office:value="6844" calcext:value-type="float">
            <text:p>6844</text:p>
          </table:table-cell>
          <table:table-cell table:formula="of:=COMPLEX([.$C$3]/1000;6.284*[.B56]*[.$C$4]/1000)" office:value-type="string" office:string-value="1.7+182.782708i" calcext:value-type="string">
            <text:p>1.7+182.782708i</text:p>
          </table:table-cell>
          <table:table-cell table:formula="of:=COMPLEX(0;-1/6.284/[.B56]/[.$C$5]*1000000000)" office:value-type="string" office:string-value="-211.378658622147i" calcext:value-type="string">
            <text:p>-211.378658622147i</text:p>
          </table:table-cell>
          <table:table-cell table:formula="of:=IMSUM([.C56];[.D56])" office:value-type="string" office:string-value="1.7-28.595950622147i" calcext:value-type="string">
            <text:p>1.7-28.595950622147i</text:p>
          </table:table-cell>
          <table:table-cell table:formula="of:=IMDIV(1;[.E56])" office:value-type="string" office:string-value="0.00207160845601982+0.0348468312451559i" calcext:value-type="string">
            <text:p>0.00207160845601982+0.0348468312451559i</text:p>
          </table:table-cell>
          <table:table-cell table:formula="of:=COMPLEX(0;-1/6.284/[.B56]/[.$C$6]*1000)" office:value-type="string" office:string-value="-0.110722154516363i" calcext:value-type="string">
            <text:p>-0.110722154516363i</text:p>
          </table:table-cell>
          <table:table-cell table:formula="of:=COMPLEX(0;-1000000000/6.284/[.$F$12]/[.B56]+6.284*[.F$14]*[.B56]*0.001)" office:value-type="string" office:string-value="-20.6711906884362i" calcext:value-type="string">
            <text:p>-20.6711906884362i</text:p>
          </table:table-cell>
          <table:table-cell table:formula="of:=IMSUM(IMDIV(1;IMSUM([.F56];[.G56]));[.H56])" office:value-type="string" office:string-value="0.359569581988437-7.5014924317091i" calcext:value-type="string">
            <text:p>0.359569581988437-7.5014924317091i</text:p>
          </table:table-cell>
          <table:table-cell table:formula="of:=300000/[.B56]" office:value-type="float" office:value="43.8340151957919" calcext:value-type="float">
            <text:p>43.8340151958</text:p>
          </table:table-cell>
          <table:table-cell table:formula="of:=[.$C$1]/[.J56]*2*PI()" office:value-type="float" office:value="3.15348881777139" calcext:value-type="float">
            <text:p>3.1534888178</text:p>
          </table:table-cell>
          <table:table-cell table:formula="of:=COMPLEX(0;TAN([.K56]))" office:value-type="string" office:string-value="0.0118967253900133i" calcext:value-type="string">
            <text:p>0.0118967253900133i</text:p>
          </table:table-cell>
          <table:table-cell table:formula="of:=IMPRODUCT(IMDIV(IMSUB([.I56];[.$C$2]); IMSUM([.I56]; [.$C$2])); 1-[.$F$1])" office:value-type="string" office:string-value="-0.942615842561478-0.289369392186091i" calcext:value-type="string">
            <text:p>-0.942615842561478-0.289369392186091i</text:p>
          </table:table-cell>
          <table:table-cell table:formula="of:=IMDIV(IMSUM(1;[.M56]);IMSUB(1;[.M56]))" office:value-type="string" office:string-value="0.00719139163976792-0.150029848634182i" calcext:value-type="string">
            <text:p>0.00719139163976792-0.150029848634182i</text:p>
          </table:table-cell>
          <table:table-cell table:formula="of:=IMSUM([.N56];[.L56])" office:value-type="string" office:string-value="0.00719139163976792-0.138133123244169i" calcext:value-type="string">
            <text:p>0.00719139163976792-0.138133123244169i</text:p>
          </table:table-cell>
          <table:table-cell table:formula="of:=IMSUM(1;IMPRODUCT([.L56];[.N56]))" office:value-type="string" office:string-value="1.00178486390951+8.55540115103565e-005i" calcext:value-type="string">
            <text:p>1.00178486390951+8.55540115103565e-005i</text:p>
          </table:table-cell>
          <table:table-cell table:formula="of:=IMPRODUCT([.$C$2];[.O56];IMDIV(1;[.P56]))" office:value-type="string" office:string-value="0.358340151608451-6.89438128730779i" calcext:value-type="string">
            <text:p>0.358340151608451-6.89438128730779i</text:p>
          </table:table-cell>
          <table:table-cell table:formula="of:=IMDIV(IMPRODUCT([.Q56];[.$F$10]);IMSUM([.Q56];[.$F$10]))" office:value-type="string" office:string-value="0.358290745546498-6.89390727421421i" calcext:value-type="string">
            <text:p>0.358290745546498-6.89390727421421i</text:p>
          </table:table-cell>
          <table:table-cell table:formula="of:=[.B56]" office:value-type="float" office:value="6844" calcext:value-type="float">
            <text:p>6844</text:p>
          </table:table-cell>
          <table:table-cell table:formula="of:=IMREAL([.R56])" office:value-type="float" office:value="0.358290745546498" calcext:value-type="float">
            <text:p>0.3582907455</text:p>
          </table:table-cell>
          <table:table-cell table:formula="of:=IMAGINARY([.R56])" office:value-type="float" office:value="-6.89390727421421" calcext:value-type="float">
            <text:p>-6.8939072742</text:p>
          </table:table-cell>
          <table:table-cell table:formula="of:=IMABS([.R56])" office:value-type="float" office:value="6.90321155432802" calcext:value-type="float">
            <text:p>6.9032115543</text:p>
          </table:table-cell>
        </table:table-row>
        <table:table-row table:style-name="ro1">
          <table:table-cell/>
          <table:table-cell table:formula="of:=[.B56]+[.$C$11]" office:value-type="float" office:value="6848" calcext:value-type="float">
            <text:p>6848</text:p>
          </table:table-cell>
          <table:table-cell table:formula="of:=COMPLEX([.$C$3]/1000;6.284*[.B57]*[.$C$4]/1000)" office:value-type="string" office:string-value="1.7+182.889536i" calcext:value-type="string">
            <text:p>1.7+182.889536i</text:p>
          </table:table-cell>
          <table:table-cell table:formula="of:=COMPLEX(0;-1/6.284/[.B57]/[.$C$5]*1000000000)" office:value-type="string" office:string-value="-211.255189779494i" calcext:value-type="string">
            <text:p>-211.255189779494i</text:p>
          </table:table-cell>
          <table:table-cell table:formula="of:=IMSUM([.C57];[.D57])" office:value-type="string" office:string-value="1.7-28.365653779494i" calcext:value-type="string">
            <text:p>1.7-28.365653779494i</text:p>
          </table:table-cell>
          <table:table-cell table:formula="of:=IMDIV(1;[.E57])" office:value-type="string" office:string-value="0.0021052623383725+0.0351277309442836i" calcext:value-type="string">
            <text:p>0.0021052623383725+0.0351277309442836i</text:p>
          </table:table-cell>
          <table:table-cell table:formula="of:=COMPLEX(0;-1/6.284/[.B57]/[.$C$6]*1000)" office:value-type="string" office:string-value="-0.110657480360687i" calcext:value-type="string">
            <text:p>-0.110657480360687i</text:p>
          </table:table-cell>
          <table:table-cell table:formula="of:=COMPLEX(0;-1000000000/6.284/[.$F$12]/[.B57]+6.284*[.F$14]*[.B57]*0.001)" office:value-type="string" office:string-value="-20.6561009557444i" calcext:value-type="string">
            <text:p>-20.6561009557444i</text:p>
          </table:table-cell>
          <table:table-cell table:formula="of:=IMSUM(IMDIV(1;IMSUM([.F57];[.G57]));[.H57])" office:value-type="string" office:string-value="0.368750699237318-7.4265630483455i" calcext:value-type="string">
            <text:p>0.368750699237318-7.4265630483455i</text:p>
          </table:table-cell>
          <table:table-cell table:formula="of:=300000/[.B57]" office:value-type="float" office:value="43.8084112149533" calcext:value-type="float">
            <text:p>43.808411215</text:p>
          </table:table-cell>
          <table:table-cell table:formula="of:=[.$C$1]/[.J57]*2*PI()" office:value-type="float" office:value="3.15533188546149" calcext:value-type="float">
            <text:p>3.1553318855</text:p>
          </table:table-cell>
          <table:table-cell table:formula="of:=COMPLEX(0;TAN([.K57]))" office:value-type="string" office:string-value="0.0137400964391828i" calcext:value-type="string">
            <text:p>0.0137400964391828i</text:p>
          </table:table-cell>
          <table:table-cell table:formula="of:=IMPRODUCT(IMDIV(IMSUB([.I57];[.$C$2]); IMSUM([.I57]; [.$C$2])); 1-[.$F$1])" office:value-type="string" office:string-value="-0.943115230703524-0.286500410883501i" calcext:value-type="string">
            <text:p>-0.943115230703524-0.286500410883501i</text:p>
          </table:table-cell>
          <table:table-cell table:formula="of:=IMDIV(IMSUM(1;[.M57]);IMSUB(1;[.M57]))" office:value-type="string" office:string-value="0.00737501398474612-0.14853126096691i" calcext:value-type="string">
            <text:p>0.00737501398474612-0.14853126096691i</text:p>
          </table:table-cell>
          <table:table-cell table:formula="of:=IMSUM([.N57];[.L57])" office:value-type="string" office:string-value="0.00737501398474612-0.134791164527727i" calcext:value-type="string">
            <text:p>0.00737501398474612-0.134791164527727i</text:p>
          </table:table-cell>
          <table:table-cell table:formula="of:=IMSUM(1;IMPRODUCT([.L57];[.N57]))" office:value-type="string" office:string-value="1.00204083384992+0.00010133340339073i" calcext:value-type="string">
            <text:p>1.00204083384992+0.00010133340339073i</text:p>
          </table:table-cell>
          <table:table-cell table:formula="of:=IMPRODUCT([.$C$2];[.O57];IMDIV(1;[.P57]))" office:value-type="string" office:string-value="0.367319505952517-6.72586906686025i" calcext:value-type="string">
            <text:p>0.367319505952517-6.72586906686025i</text:p>
          </table:table-cell>
          <table:table-cell table:formula="of:=IMDIV(IMPRODUCT([.Q57];[.$F$10]);IMSUM([.Q57];[.$F$10]))" office:value-type="string" office:string-value="0.367270099580011-6.72541806859148i" calcext:value-type="string">
            <text:p>0.367270099580011-6.72541806859148i</text:p>
          </table:table-cell>
          <table:table-cell table:formula="of:=[.B57]" office:value-type="float" office:value="6848" calcext:value-type="float">
            <text:p>6848</text:p>
          </table:table-cell>
          <table:table-cell table:formula="of:=IMREAL([.R57])" office:value-type="float" office:value="0.367270099580011" calcext:value-type="float">
            <text:p>0.3672700996</text:p>
          </table:table-cell>
          <table:table-cell table:formula="of:=IMAGINARY([.R57])" office:value-type="float" office:value="-6.72541806859148" calcext:value-type="float">
            <text:p>-6.7254180686</text:p>
          </table:table-cell>
          <table:table-cell table:formula="of:=IMABS([.R57])" office:value-type="float" office:value="6.73543877734645" calcext:value-type="float">
            <text:p>6.7354387773</text:p>
          </table:table-cell>
        </table:table-row>
        <table:table-row table:style-name="ro1">
          <table:table-cell/>
          <table:table-cell table:formula="of:=[.B57]+[.$C$11]" office:value-type="float" office:value="6852" calcext:value-type="float">
            <text:p>6852</text:p>
          </table:table-cell>
          <table:table-cell table:formula="of:=COMPLEX([.$C$3]/1000;6.284*[.B58]*[.$C$4]/1000)" office:value-type="string" office:string-value="1.7+182.996364i" calcext:value-type="string">
            <text:p>1.7+182.996364i</text:p>
          </table:table-cell>
          <table:table-cell table:formula="of:=COMPLEX(0;-1/6.284/[.B58]/[.$C$5]*1000000000)" office:value-type="string" office:string-value="-211.131865091941i" calcext:value-type="string">
            <text:p>-211.131865091941i</text:p>
          </table:table-cell>
          <table:table-cell table:formula="of:=IMSUM([.C58];[.D58])" office:value-type="string" office:string-value="1.7-28.135501091941i" calcext:value-type="string">
            <text:p>1.7-28.135501091941i</text:p>
          </table:table-cell>
          <table:table-cell table:formula="of:=IMDIV(1;[.E58])" office:value-type="string" office:string-value="0.00213972014672389+0.0354129991321165i" calcext:value-type="string">
            <text:p>0.00213972014672389+0.0354129991321165i</text:p>
          </table:table-cell>
          <table:table-cell table:formula="of:=COMPLEX(0;-1/6.284/[.B58]/[.$C$6]*1000)" office:value-type="string" office:string-value="-0.110592881714826i" calcext:value-type="string">
            <text:p>-0.110592881714826i</text:p>
          </table:table-cell>
          <table:table-cell table:formula="of:=COMPLEX(0;-1000000000/6.284/[.$F$12]/[.B58]+6.284*[.F$14]*[.B58]*0.001)" office:value-type="string" office:string-value="-20.6410270801135i" calcext:value-type="string">
            <text:p>-20.6410270801135i</text:p>
          </table:table-cell>
          <table:table-cell table:formula="of:=IMSUM(IMDIV(1;IMSUM([.F58];[.G58]));[.H58])" office:value-type="string" office:string-value="0.378270116118587-7.3503624303999i" calcext:value-type="string">
            <text:p>0.378270116118587-7.3503624303999i</text:p>
          </table:table-cell>
          <table:table-cell table:formula="of:=300000/[.B58]" office:value-type="float" office:value="43.7828371278459" calcext:value-type="float">
            <text:p>43.7828371278</text:p>
          </table:table-cell>
          <table:table-cell table:formula="of:=[.$C$1]/[.J58]*2*PI()" office:value-type="float" office:value="3.1571749531516" calcext:value-type="float">
            <text:p>3.1571749532</text:p>
          </table:table-cell>
          <table:table-cell table:formula="of:=COMPLEX(0;TAN([.K58]))" office:value-type="string" office:string-value="0.0155835608536127i" calcext:value-type="string">
            <text:p>0.0155835608536127i</text:p>
          </table:table-cell>
          <table:table-cell table:formula="of:=IMPRODUCT(IMDIV(IMSUB([.I58];[.$C$2]); IMSUM([.I58]; [.$C$2])); 1-[.$F$1])" office:value-type="string" office:string-value="-0.943607654032092-0.283579024184562i" calcext:value-type="string">
            <text:p>-0.943607654032092-0.283579024184562i</text:p>
          </table:table-cell>
          <table:table-cell table:formula="of:=IMDIV(IMSUM(1;[.M58]);IMSUB(1;[.M58]))" office:value-type="string" office:string-value="0.00756540232237203-0.147007248607998i" calcext:value-type="string">
            <text:p>0.00756540232237203-0.147007248607998i</text:p>
          </table:table-cell>
          <table:table-cell table:formula="of:=IMSUM([.N58];[.L58])" office:value-type="string" office:string-value="0.00756540232237203-0.131423687754385i" calcext:value-type="string">
            <text:p>0.00756540232237203-0.131423687754385i</text:p>
          </table:table-cell>
          <table:table-cell table:formula="of:=IMSUM(1;IMPRODUCT([.L58];[.N58]))" office:value-type="string" office:string-value="1.0022908964046+0.00011789590747274i" calcext:value-type="string">
            <text:p>1.0022908964046+0.00011789590747274i</text:p>
          </table:table-cell>
          <table:table-cell table:formula="of:=IMPRODUCT([.$C$2];[.O58];IMDIV(1;[.P58]))" office:value-type="string" office:string-value="0.376634335640574-6.55620919529273i" calcext:value-type="string">
            <text:p>0.376634335640574-6.55620919529273i</text:p>
          </table:table-cell>
          <table:table-cell table:formula="of:=IMDIV(IMPRODUCT([.Q58];[.$F$10]);IMSUM([.Q58];[.$F$10]))" office:value-type="string" office:string-value="0.376584954127913-6.55578079865348i" calcext:value-type="string">
            <text:p>0.376584954127913-6.55578079865348i</text:p>
          </table:table-cell>
          <table:table-cell table:formula="of:=[.B58]" office:value-type="float" office:value="6852" calcext:value-type="float">
            <text:p>6852</text:p>
          </table:table-cell>
          <table:table-cell table:formula="of:=IMREAL([.R58])" office:value-type="float" office:value="0.376584954127913" calcext:value-type="float">
            <text:p>0.3765849541</text:p>
          </table:table-cell>
          <table:table-cell table:formula="of:=IMAGINARY([.R58])" office:value-type="float" office:value="-6.55578079865348" calcext:value-type="float">
            <text:p>-6.5557807987</text:p>
          </table:table-cell>
          <table:table-cell table:formula="of:=IMABS([.R58])" office:value-type="float" office:value="6.56658801111119" calcext:value-type="float">
            <text:p>6.5665880111</text:p>
          </table:table-cell>
        </table:table-row>
        <table:table-row table:style-name="ro1">
          <table:table-cell/>
          <table:table-cell table:formula="of:=[.B58]+[.$C$11]" office:value-type="float" office:value="6856" calcext:value-type="float">
            <text:p>6856</text:p>
          </table:table-cell>
          <table:table-cell table:formula="of:=COMPLEX([.$C$3]/1000;6.284*[.B59]*[.$C$4]/1000)" office:value-type="string" office:string-value="1.7+183.103192i" calcext:value-type="string">
            <text:p>1.7+183.103192i</text:p>
          </table:table-cell>
          <table:table-cell table:formula="of:=COMPLEX(0;-1/6.284/[.B59]/[.$C$5]*1000000000)" office:value-type="string" office:string-value="-211.008684307173i" calcext:value-type="string">
            <text:p>-211.008684307173i</text:p>
          </table:table-cell>
          <table:table-cell table:formula="of:=IMSUM([.C59];[.D59])" office:value-type="string" office:string-value="1.7-27.905492307173i" calcext:value-type="string">
            <text:p>1.7-27.905492307173i</text:p>
          </table:table-cell>
          <table:table-cell table:formula="of:=IMDIV(1;[.E59])" office:value-type="string" office:string-value="0.00217500749805703+0.0357027382382789i" calcext:value-type="string">
            <text:p>0.00217500749805703+0.0357027382382789i</text:p>
          </table:table-cell>
          <table:table-cell table:formula="of:=COMPLEX(0;-1/6.284/[.B59]/[.$C$6]*1000)" office:value-type="string" office:string-value="-0.110528358446614i" calcext:value-type="string">
            <text:p>-0.110528358446614i</text:p>
          </table:table-cell>
          <table:table-cell table:formula="of:=COMPLEX(0;-1000000000/6.284/[.$F$12]/[.B59]+6.284*[.F$14]*[.B59]*0.001)" office:value-type="string" office:string-value="-20.625969033789i" calcext:value-type="string">
            <text:p>-20.625969033789i</text:p>
          </table:table-cell>
          <table:table-cell table:formula="of:=IMSUM(IMDIV(1;IMSUM([.F59];[.G59]));[.H59])" office:value-type="string" office:string-value="0.388144390705999-7.2728450602361i" calcext:value-type="string">
            <text:p>0.388144390705999-7.2728450602361i</text:p>
          </table:table-cell>
          <table:table-cell table:formula="of:=300000/[.B59]" office:value-type="float" office:value="43.757292882147" calcext:value-type="float">
            <text:p>43.7572928821</text:p>
          </table:table-cell>
          <table:table-cell table:formula="of:=[.$C$1]/[.J59]*2*PI()" office:value-type="float" office:value="3.1590180208417" calcext:value-type="float">
            <text:p>3.1590180208</text:p>
          </table:table-cell>
          <table:table-cell table:formula="of:=COMPLEX(0;TAN([.K59]))" office:value-type="string" office:string-value="0.0174271311655433i" calcext:value-type="string">
            <text:p>0.0174271311655433i</text:p>
          </table:table-cell>
          <table:table-cell table:formula="of:=IMPRODUCT(IMDIV(IMSUB([.I59];[.$C$2]); IMSUM([.I59]; [.$C$2])); 1-[.$F$1])" office:value-type="string" office:string-value="-0.944092529324144-0.280603382392961i" calcext:value-type="string">
            <text:p>-0.944092529324144-0.280603382392961i</text:p>
          </table:table-cell>
          <table:table-cell table:formula="of:=IMDIV(IMSUM(1;[.M59]);IMSUB(1;[.M59]))" office:value-type="string" office:string-value="0.00776288781412002-0.145456901204722i" calcext:value-type="string">
            <text:p>0.00776288781412002-0.145456901204722i</text:p>
          </table:table-cell>
          <table:table-cell table:formula="of:=IMSUM([.N59];[.L59])" office:value-type="string" office:string-value="0.00776288781412002-0.128029770039179i" calcext:value-type="string">
            <text:p>0.00776288781412002-0.128029770039179i</text:p>
          </table:table-cell>
          <table:table-cell table:formula="of:=IMSUM(1;IMPRODUCT([.L59];[.N59]))" office:value-type="string" office:string-value="1.00253489649623+0.00013528486416006i" calcext:value-type="string">
            <text:p>1.00253489649623+0.00013528486416006i</text:p>
          </table:table-cell>
          <table:table-cell table:formula="of:=IMPRODUCT([.$C$2];[.O59];IMDIV(1;[.P59]))" office:value-type="string" office:string-value="0.38630131503315-6.38535454980439i" calcext:value-type="string">
            <text:p>0.38630131503315-6.38535454980439i</text:p>
          </table:table-cell>
          <table:table-cell table:formula="of:=IMDIV(IMPRODUCT([.Q59];[.$F$10]);IMSUM([.Q59];[.$F$10]))" office:value-type="string" office:string-value="0.386251985841719-6.38494833624965i" calcext:value-type="string">
            <text:p>0.386251985841719-6.38494833624965i</text:p>
          </table:table-cell>
          <table:table-cell table:formula="of:=[.B59]" office:value-type="float" office:value="6856" calcext:value-type="float">
            <text:p>6856</text:p>
          </table:table-cell>
          <table:table-cell table:formula="of:=IMREAL([.R59])" office:value-type="float" office:value="0.386251985841719" calcext:value-type="float">
            <text:p>0.3862519858</text:p>
          </table:table-cell>
          <table:table-cell table:formula="of:=IMAGINARY([.R59])" office:value-type="float" office:value="-6.38494833624965" calcext:value-type="float">
            <text:p>-6.3849483362</text:p>
          </table:table-cell>
          <table:table-cell table:formula="of:=IMABS([.R59])" office:value-type="float" office:value="6.39662065884353" calcext:value-type="float">
            <text:p>6.3966206588</text:p>
          </table:table-cell>
        </table:table-row>
        <table:table-row table:style-name="ro1">
          <table:table-cell/>
          <table:table-cell table:formula="of:=[.B59]+[.$C$11]" office:value-type="float" office:value="6860" calcext:value-type="float">
            <text:p>6860</text:p>
          </table:table-cell>
          <table:table-cell table:formula="of:=COMPLEX([.$C$3]/1000;6.284*[.B60]*[.$C$4]/1000)" office:value-type="string" office:string-value="1.7+183.21002i" calcext:value-type="string">
            <text:p>1.7+183.21002i</text:p>
          </table:table-cell>
          <table:table-cell table:formula="of:=COMPLEX(0;-1/6.284/[.B60]/[.$C$5]*1000000000)" office:value-type="string" office:string-value="-210.885647173466i" calcext:value-type="string">
            <text:p>-210.885647173466i</text:p>
          </table:table-cell>
          <table:table-cell table:formula="of:=IMSUM([.C60];[.D60])" office:value-type="string" office:string-value="1.7-27.675627173466i" calcext:value-type="string">
            <text:p>1.7-27.675627173466i</text:p>
          </table:table-cell>
          <table:table-cell table:formula="of:=IMDIV(1;[.E60])" office:value-type="string" office:string-value="0.00221115103395617+0.0359970539058793i" calcext:value-type="string">
            <text:p>0.00221115103395617+0.0359970539058793i</text:p>
          </table:table-cell>
          <table:table-cell table:formula="of:=COMPLEX(0;-1/6.284/[.B60]/[.$C$6]*1000)" office:value-type="string" office:string-value="-0.110463910424196i" calcext:value-type="string">
            <text:p>-0.110463910424196i</text:p>
          </table:table-cell>
          <table:table-cell table:formula="of:=COMPLEX(0;-1000000000/6.284/[.$F$12]/[.B60]+6.284*[.F$14]*[.B60]*0.001)" office:value-type="string" office:string-value="-20.6109267890813i" calcext:value-type="string">
            <text:p>-20.6109267890813i</text:p>
          </table:table-cell>
          <table:table-cell table:formula="of:=IMSUM(IMDIV(1;IMSUM([.F60];[.G60]));[.H60])" office:value-type="string" office:string-value="0.398391098263329-7.1939632723603i" calcext:value-type="string">
            <text:p>0.398391098263329-7.1939632723603i</text:p>
          </table:table-cell>
          <table:table-cell table:formula="of:=300000/[.B60]" office:value-type="float" office:value="43.731778425656" calcext:value-type="float">
            <text:p>43.7317784257</text:p>
          </table:table-cell>
          <table:table-cell table:formula="of:=[.$C$1]/[.J60]*2*PI()" office:value-type="float" office:value="3.16086108853181" calcext:value-type="float">
            <text:p>3.1608610885</text:p>
          </table:table-cell>
          <table:table-cell table:formula="of:=COMPLEX(0;TAN([.K60]))" office:value-type="string" office:string-value="0.0192708199100912i" calcext:value-type="string">
            <text:p>0.0192708199100912i</text:p>
          </table:table-cell>
          <table:table-cell table:formula="of:=IMPRODUCT(IMDIV(IMSUB([.I60];[.$C$2]); IMSUM([.I60]; [.$C$2])); 1-[.$F$1])" office:value-type="string" office:string-value="-0.944569227672498-0.277571551384704i" calcext:value-type="string">
            <text:p>-0.944569227672498-0.277571551384704i</text:p>
          </table:table-cell>
          <table:table-cell table:formula="of:=IMDIV(IMSUM(1;[.M60]);IMSUB(1;[.M60]))" office:value-type="string" office:string-value="0.00796782196526599-0.143879265447206i" calcext:value-type="string">
            <text:p>0.00796782196526599-0.143879265447206i</text:p>
          </table:table-cell>
          <table:table-cell table:formula="of:=IMSUM([.N60];[.L60])" office:value-type="string" office:string-value="0.00796782196526599-0.124608445537115i" calcext:value-type="string">
            <text:p>0.00796782196526599-0.124608445537115i</text:p>
          </table:table-cell>
          <table:table-cell table:formula="of:=IMSUM(1;IMPRODUCT([.L60];[.N60]))" office:value-type="string" office:string-value="1.00277267141323+0.00015354646216831i" calcext:value-type="string">
            <text:p>1.00277267141323+0.00015354646216831i</text:p>
          </table:table-cell>
          <table:table-cell table:formula="of:=IMPRODUCT([.$C$2];[.O60];IMDIV(1;[.P60]))" office:value-type="string" office:string-value="0.3963381593298-6.21325581639274i" calcext:value-type="string">
            <text:p>0.3963381593298-6.21325581639274i</text:p>
          </table:table-cell>
          <table:table-cell table:formula="of:=IMDIV(IMPRODUCT([.Q60];[.$F$10]);IMSUM([.Q60];[.$F$10]))" office:value-type="string" office:string-value="0.396288912413436-6.21287136160116i" calcext:value-type="string">
            <text:p>0.396288912413436-6.21287136160116i</text:p>
          </table:table-cell>
          <table:table-cell table:formula="of:=[.B60]" office:value-type="float" office:value="6860" calcext:value-type="float">
            <text:p>6860</text:p>
          </table:table-cell>
          <table:table-cell table:formula="of:=IMREAL([.R60])" office:value-type="float" office:value="0.396288912413436" calcext:value-type="float">
            <text:p>0.3962889124</text:p>
          </table:table-cell>
          <table:table-cell table:formula="of:=IMAGINARY([.R60])" office:value-type="float" office:value="-6.21287136160116" calcext:value-type="float">
            <text:p>-6.2128713616</text:p>
          </table:table-cell>
          <table:table-cell table:formula="of:=IMABS([.R60])" office:value-type="float" office:value="6.22549720567809" calcext:value-type="float">
            <text:p>6.2254972057</text:p>
          </table:table-cell>
        </table:table-row>
        <table:table-row table:style-name="ro1">
          <table:table-cell/>
          <table:table-cell table:formula="of:=[.B60]+[.$C$11]" office:value-type="float" office:value="6864" calcext:value-type="float">
            <text:p>6864</text:p>
          </table:table-cell>
          <table:table-cell table:formula="of:=COMPLEX([.$C$3]/1000;6.284*[.B61]*[.$C$4]/1000)" office:value-type="string" office:string-value="1.7+183.316848i" calcext:value-type="string">
            <text:p>1.7+183.316848i</text:p>
          </table:table-cell>
          <table:table-cell table:formula="of:=COMPLEX(0;-1/6.284/[.B61]/[.$C$5]*1000000000)" office:value-type="string" office:string-value="-210.762753439682i" calcext:value-type="string">
            <text:p>-210.762753439682i</text:p>
          </table:table-cell>
          <table:table-cell table:formula="of:=IMSUM([.C61];[.D61])" office:value-type="string" office:string-value="1.7-27.445905439682i" calcext:value-type="string">
            <text:p>1.7-27.445905439682i</text:p>
          </table:table-cell>
          <table:table-cell table:formula="of:=IMDIV(1;[.E61])" office:value-type="string" office:string-value="0.00224817847005016+0.0362960551179563i" calcext:value-type="string">
            <text:p>0.00224817847005016+0.0362960551179563i</text:p>
          </table:table-cell>
          <table:table-cell table:formula="of:=COMPLEX(0;-1/6.284/[.B61]/[.$C$6]*1000)" office:value-type="string" office:string-value="-0.110399537516024i" calcext:value-type="string">
            <text:p>-0.110399537516024i</text:p>
          </table:table-cell>
          <table:table-cell table:formula="of:=COMPLEX(0;-1000000000/6.284/[.$F$12]/[.B61]+6.284*[.F$14]*[.B61]*0.001)" office:value-type="string" office:string-value="-20.595900318365i" calcext:value-type="string">
            <text:p>-20.595900318365i</text:p>
          </table:table-cell>
          <table:table-cell table:formula="of:=IMSUM(IMDIV(1;IMSUM([.F61];[.G61]));[.H61])" office:value-type="string" office:string-value="0.409028906729003-7.1136671265236i" calcext:value-type="string">
            <text:p>0.409028906729003-7.1136671265236i</text:p>
          </table:table-cell>
          <table:table-cell table:formula="of:=300000/[.B61]" office:value-type="float" office:value="43.7062937062937" calcext:value-type="float">
            <text:p>43.7062937063</text:p>
          </table:table-cell>
          <table:table-cell table:formula="of:=[.$C$1]/[.J61]*2*PI()" office:value-type="float" office:value="3.16270415622192" calcext:value-type="float">
            <text:p>3.1627041562</text:p>
          </table:table-cell>
          <table:table-cell table:formula="of:=COMPLEX(0;TAN([.K61]))" office:value-type="string" office:string-value="0.0211146396255949i" calcext:value-type="string">
            <text:p>0.0211146396255949i</text:p>
          </table:table-cell>
          <table:table-cell table:formula="of:=IMPRODUCT(IMDIV(IMSUB([.I61];[.$C$2]); IMSUM([.I61]; [.$C$2])); 1-[.$F$1])" office:value-type="string" office:string-value="-0.945037070667464-0.274481507967116i" calcext:value-type="string">
            <text:p>-0.945037070667464-0.274481507967116i</text:p>
          </table:table-cell>
          <table:table-cell table:formula="of:=IMDIV(IMSUM(1;[.M61]);IMSUB(1;[.M61]))" office:value-type="string" office:string-value="0.00818057813458007-0.142273342530473i" calcext:value-type="string">
            <text:p>0.00818057813458007-0.142273342530473i</text:p>
          </table:table-cell>
          <table:table-cell table:formula="of:=IMSUM([.N61];[.L61])" office:value-type="string" office:string-value="0.00818057813458007-0.121158702904878i" calcext:value-type="string">
            <text:p>0.00818057813458007-0.121158702904878i</text:p>
          </table:table-cell>
          <table:table-cell table:formula="of:=IMSUM(1;IMPRODUCT([.L61];[.N61]))" office:value-type="string" office:string-value="1.00300405035586+0.00017272995924068i" calcext:value-type="string">
            <text:p>1.00300405035586+0.00017272995924068i</text:p>
          </table:table-cell>
          <table:table-cell table:formula="of:=IMPRODUCT([.$C$2];[.O61];IMDIV(1;[.P61]))" office:value-type="string" office:string-value="0.406763703075865-6.03986135786033i" calcext:value-type="string">
            <text:p>0.406763703075865-6.03986135786033i</text:p>
          </table:table-cell>
          <table:table-cell table:formula="of:=IMDIV(IMPRODUCT([.Q61];[.$F$10]);IMSUM([.Q61];[.$F$10]))" office:value-type="string" office:string-value="0.406714571101675-6.03949823127643i" calcext:value-type="string">
            <text:p>0.406714571101675-6.03949823127643i</text:p>
          </table:table-cell>
          <table:table-cell table:formula="of:=[.B61]" office:value-type="float" office:value="6864" calcext:value-type="float">
            <text:p>6864</text:p>
          </table:table-cell>
          <table:table-cell table:formula="of:=IMREAL([.R61])" office:value-type="float" office:value="0.406714571101675" calcext:value-type="float">
            <text:p>0.4067145711</text:p>
          </table:table-cell>
          <table:table-cell table:formula="of:=IMAGINARY([.R61])" office:value-type="float" office:value="-6.03949823127643" calcext:value-type="float">
            <text:p>-6.0394982313</text:p>
          </table:table-cell>
          <table:table-cell table:formula="of:=IMABS([.R61])" office:value-type="float" office:value="6.05317731674346" calcext:value-type="float">
            <text:p>6.0531773167</text:p>
          </table:table-cell>
        </table:table-row>
        <table:table-row table:style-name="ro1">
          <table:table-cell/>
          <table:table-cell table:formula="of:=[.B61]+[.$C$11]" office:value-type="float" office:value="6868" calcext:value-type="float">
            <text:p>6868</text:p>
          </table:table-cell>
          <table:table-cell table:formula="of:=COMPLEX([.$C$3]/1000;6.284*[.B62]*[.$C$4]/1000)" office:value-type="string" office:string-value="1.7+183.423676i" calcext:value-type="string">
            <text:p>1.7+183.423676i</text:p>
          </table:table-cell>
          <table:table-cell table:formula="of:=COMPLEX(0;-1/6.284/[.B62]/[.$C$5]*1000000000)" office:value-type="string" office:string-value="-210.640002855267i" calcext:value-type="string">
            <text:p>-210.640002855267i</text:p>
          </table:table-cell>
          <table:table-cell table:formula="of:=IMSUM([.C62];[.D62])" office:value-type="string" office:string-value="1.7-27.216326855267i" calcext:value-type="string">
            <text:p>1.7-27.216326855267i</text:p>
          </table:table-cell>
          <table:table-cell table:formula="of:=IMDIV(1;[.E62])" office:value-type="string" office:string-value="0.0022861186482556+0.0365998543299091i" calcext:value-type="string">
            <text:p>0.0022861186482556+0.0365998543299091i</text:p>
          </table:table-cell>
          <table:table-cell table:formula="of:=COMPLEX(0;-1/6.284/[.B62]/[.$C$6]*1000)" office:value-type="string" office:string-value="-0.110335239590854i" calcext:value-type="string">
            <text:p>-0.110335239590854i</text:p>
          </table:table-cell>
          <table:table-cell table:formula="of:=COMPLEX(0;-1000000000/6.284/[.$F$12]/[.B62]+6.284*[.F$14]*[.B62]*0.001)" office:value-type="string" office:string-value="-20.5808895940794i" calcext:value-type="string">
            <text:p>-20.5808895940794i</text:p>
          </table:table-cell>
          <table:table-cell table:formula="of:=IMSUM(IMDIV(1;IMSUM([.F62];[.G62]));[.H62])" office:value-type="string" office:string-value="0.420077658786291-7.0319042718356i" calcext:value-type="string">
            <text:p>0.420077658786291-7.0319042718356i</text:p>
          </table:table-cell>
          <table:table-cell table:formula="of:=300000/[.B62]" office:value-type="float" office:value="43.6808386721025" calcext:value-type="float">
            <text:p>43.6808386721</text:p>
          </table:table-cell>
          <table:table-cell table:formula="of:=[.$C$1]/[.J62]*2*PI()" office:value-type="float" office:value="3.16454722391202" calcext:value-type="float">
            <text:p>3.1645472239</text:p>
          </table:table-cell>
          <table:table-cell table:formula="of:=COMPLEX(0;TAN([.K62]))" office:value-type="string" office:string-value="0.0229586028539526i" calcext:value-type="string">
            <text:p>0.0229586028539526i</text:p>
          </table:table-cell>
          <table:table-cell table:formula="of:=IMPRODUCT(IMDIV(IMSUB([.I62];[.$C$2]); IMSUM([.I62]; [.$C$2])); 1-[.$F$1])" office:value-type="string" office:string-value="-0.945495326225153-0.271331134947882i" calcext:value-type="string">
            <text:p>-0.945495326225153-0.271331134947882i</text:p>
          </table:table-cell>
          <table:table-cell table:formula="of:=IMDIV(IMSUM(1;[.M62]);IMSUB(1;[.M62]))" office:value-type="string" office:string-value="0.00840155317572581-0.140638085436712i" calcext:value-type="string">
            <text:p>0.00840155317572581-0.140638085436712i</text:p>
          </table:table-cell>
          <table:table-cell table:formula="of:=IMSUM([.N62];[.L62])" office:value-type="string" office:string-value="0.00840155317572581-0.117679482582759i" calcext:value-type="string">
            <text:p>0.00840155317572581-0.117679482582759i</text:p>
          </table:table-cell>
          <table:table-cell table:formula="of:=IMSUM(1;IMPRODUCT([.L62];[.N62]))" office:value-type="string" office:string-value="1.00322885394968+0.00019288792271785i" calcext:value-type="string">
            <text:p>1.00322885394968+0.00019288792271785i</text:p>
          </table:table-cell>
          <table:table-cell table:formula="of:=IMPRODUCT([.$C$2];[.O62];IMDIV(1;[.P62]))" office:value-type="string" office:string-value="0.417597985632426-5.86511707232163i" calcext:value-type="string">
            <text:p>0.417597985632426-5.86511707232163i</text:p>
          </table:table-cell>
          <table:table-cell table:formula="of:=IMDIV(IMPRODUCT([.Q62];[.$F$10]);IMSUM([.Q62];[.$F$10]))" office:value-type="string" office:string-value="0.417549004223102-5.86477483666533i" calcext:value-type="string">
            <text:p>0.417549004223102-5.86477483666533i</text:p>
          </table:table-cell>
          <table:table-cell table:formula="of:=[.B62]" office:value-type="float" office:value="6868" calcext:value-type="float">
            <text:p>6868</text:p>
          </table:table-cell>
          <table:table-cell table:formula="of:=IMREAL([.R62])" office:value-type="float" office:value="0.417549004223102" calcext:value-type="float">
            <text:p>0.4175490042</text:p>
          </table:table-cell>
          <table:table-cell table:formula="of:=IMAGINARY([.R62])" office:value-type="float" office:value="-5.86477483666533" calcext:value-type="float">
            <text:p>-5.8647748367</text:p>
          </table:table-cell>
          <table:table-cell table:formula="of:=IMABS([.R62])" office:value-type="float" office:value="5.87961997544999" calcext:value-type="float">
            <text:p>5.8796199754</text:p>
          </table:table-cell>
        </table:table-row>
        <table:table-row table:style-name="ro1">
          <table:table-cell/>
          <table:table-cell table:formula="of:=[.B62]+[.$C$11]" office:value-type="float" office:value="6872" calcext:value-type="float">
            <text:p>6872</text:p>
          </table:table-cell>
          <table:table-cell table:formula="of:=COMPLEX([.$C$3]/1000;6.284*[.B63]*[.$C$4]/1000)" office:value-type="string" office:string-value="1.7+183.530504i" calcext:value-type="string">
            <text:p>1.7+183.530504i</text:p>
          </table:table-cell>
          <table:table-cell table:formula="of:=COMPLEX(0;-1/6.284/[.B63]/[.$C$5]*1000000000)" office:value-type="string" office:string-value="-210.517395170253i" calcext:value-type="string">
            <text:p>-210.517395170253i</text:p>
          </table:table-cell>
          <table:table-cell table:formula="of:=IMSUM([.C63];[.D63])" office:value-type="string" office:string-value="1.7-26.986891170253i" calcext:value-type="string">
            <text:p>1.7-26.986891170253i</text:p>
          </table:table-cell>
          <table:table-cell table:formula="of:=IMDIV(1;[.E63])" office:value-type="string" office:string-value="0.00232500159200168+0.0369085676082437i" calcext:value-type="string">
            <text:p>0.00232500159200168+0.0369085676082437i</text:p>
          </table:table-cell>
          <table:table-cell table:formula="of:=COMPLEX(0;-1/6.284/[.B63]/[.$C$6]*1000)" office:value-type="string" office:string-value="-0.110271016517751i" calcext:value-type="string">
            <text:p>-0.110271016517751i</text:p>
          </table:table-cell>
          <table:table-cell table:formula="of:=COMPLEX(0;-1000000000/6.284/[.$F$12]/[.B63]+6.284*[.F$14]*[.B63]*0.001)" office:value-type="string" office:string-value="-20.5658945887278i" calcext:value-type="string">
            <text:p>-20.5658945887278i</text:p>
          </table:table-cell>
          <table:table-cell table:formula="of:=IMSUM(IMDIV(1;IMSUM([.F63];[.G63]));[.H63])" office:value-type="string" office:string-value="0.431558461180945-6.9486198011457i" calcext:value-type="string">
            <text:p>0.431558461180945-6.9486198011457i</text:p>
          </table:table-cell>
          <table:table-cell table:formula="of:=300000/[.B63]" office:value-type="float" office:value="43.6554132712456" calcext:value-type="float">
            <text:p>43.6554132712</text:p>
          </table:table-cell>
          <table:table-cell table:formula="of:=[.$C$1]/[.J63]*2*PI()" office:value-type="float" office:value="3.16639029160213" calcext:value-type="float">
            <text:p>3.1663902916</text:p>
          </table:table-cell>
          <table:table-cell table:formula="of:=COMPLEX(0;TAN([.K63]))" office:value-type="string" office:string-value="0.0248027221409658i" calcext:value-type="string">
            <text:p>0.0248027221409658i</text:p>
          </table:table-cell>
          <table:table-cell table:formula="of:=IMPRODUCT(IMDIV(IMSUB([.I63];[.$C$2]); IMSUM([.I63]; [.$C$2])); 1-[.$F$1])" office:value-type="string" office:string-value="-0.945943204026223-0.268118215894709i" calcext:value-type="string">
            <text:p>-0.945943204026223-0.268118215894709i</text:p>
          </table:table-cell>
          <table:table-cell table:formula="of:=IMDIV(IMSUM(1;[.M63]);IMSUB(1;[.M63]))" office:value-type="string" office:string-value="0.00863116922361826-0.138972396022914i" calcext:value-type="string">
            <text:p>0.00863116922361826-0.138972396022914i</text:p>
          </table:table-cell>
          <table:table-cell table:formula="of:=IMSUM([.N63];[.L63])" office:value-type="string" office:string-value="0.00863116922361826-0.114169673881948i" calcext:value-type="string">
            <text:p>0.00863116922361826-0.114169673881948i</text:p>
          </table:table-cell>
          <table:table-cell table:formula="of:=IMSUM(1;IMPRODUCT([.L63];[.N63]))" office:value-type="string" office:string-value="1.00344689372382+0.00021407649200505i" calcext:value-type="string">
            <text:p>1.00344689372382+0.00021407649200505i</text:p>
          </table:table-cell>
          <table:table-cell table:formula="of:=IMPRODUCT([.$C$2];[.O63];IMDIV(1;[.P63]))" office:value-type="string" office:string-value="0.428862344321791-5.68896624141108i" calcext:value-type="string">
            <text:p>0.428862344321791-5.68896624141108i</text:p>
          </table:table-cell>
          <table:table-cell table:formula="of:=IMDIV(IMPRODUCT([.Q63];[.$F$10]);IMSUM([.Q63];[.$F$10]))" office:value-type="string" office:string-value="0.428813552321685-5.68864445215059i" calcext:value-type="string">
            <text:p>0.428813552321685-5.68864445215059i</text:p>
          </table:table-cell>
          <table:table-cell table:formula="of:=[.B63]" office:value-type="float" office:value="6872" calcext:value-type="float">
            <text:p>6872</text:p>
          </table:table-cell>
          <table:table-cell table:formula="of:=IMREAL([.R63])" office:value-type="float" office:value="0.428813552321685" calcext:value-type="float">
            <text:p>0.4288135523</text:p>
          </table:table-cell>
          <table:table-cell table:formula="of:=IMAGINARY([.R63])" office:value-type="float" office:value="-5.68864445215059" calcext:value-type="float">
            <text:p>-5.6886444522</text:p>
          </table:table-cell>
          <table:table-cell table:formula="of:=IMABS([.R63])" office:value-type="float" office:value="5.70478367386866" calcext:value-type="float">
            <text:p>5.7047836739</text:p>
          </table:table-cell>
        </table:table-row>
        <table:table-row table:style-name="ro1">
          <table:table-cell/>
          <table:table-cell table:formula="of:=[.B63]+[.$C$11]" office:value-type="float" office:value="6876" calcext:value-type="float">
            <text:p>6876</text:p>
          </table:table-cell>
          <table:table-cell table:formula="of:=COMPLEX([.$C$3]/1000;6.284*[.B64]*[.$C$4]/1000)" office:value-type="string" office:string-value="1.7+183.637332i" calcext:value-type="string">
            <text:p>1.7+183.637332i</text:p>
          </table:table-cell>
          <table:table-cell table:formula="of:=COMPLEX(0;-1/6.284/[.B64]/[.$C$5]*1000000000)" office:value-type="string" office:string-value="-210.39493013525i" calcext:value-type="string">
            <text:p>-210.39493013525i</text:p>
          </table:table-cell>
          <table:table-cell table:formula="of:=IMSUM([.C64];[.D64])" office:value-type="string" office:string-value="1.7-26.75759813525i" calcext:value-type="string">
            <text:p>1.7-26.75759813525i</text:p>
          </table:table-cell>
          <table:table-cell table:formula="of:=IMDIV(1;[.E64])" office:value-type="string" office:string-value="0.00236485856463504+0.037222314776005i" calcext:value-type="string">
            <text:p>0.00236485856463504+0.037222314776005i</text:p>
          </table:table-cell>
          <table:table-cell table:formula="of:=COMPLEX(0;-1/6.284/[.B64]/[.$C$6]*1000)" office:value-type="string" office:string-value="-0.110206868166083i" calcext:value-type="string">
            <text:p>-0.110206868166083i</text:p>
          </table:table-cell>
          <table:table-cell table:formula="of:=COMPLEX(0;-1000000000/6.284/[.$F$12]/[.B64]+6.284*[.F$14]*[.B64]*0.001)" office:value-type="string" office:string-value="-20.5509152748775i" calcext:value-type="string">
            <text:p>-20.5509152748775i</text:p>
          </table:table-cell>
          <table:table-cell table:formula="of:=IMSUM(IMDIV(1;IMSUM([.F64];[.G64]));[.H64])" office:value-type="string" office:string-value="0.443493782024661-6.8637560948774i" calcext:value-type="string">
            <text:p>0.443493782024661-6.8637560948774i</text:p>
          </table:table-cell>
          <table:table-cell table:formula="of:=300000/[.B64]" office:value-type="float" office:value="43.630017452007" calcext:value-type="float">
            <text:p>43.630017452</text:p>
          </table:table-cell>
          <table:table-cell table:formula="of:=[.$C$1]/[.J64]*2*PI()" office:value-type="float" office:value="3.16823335929223" calcext:value-type="float">
            <text:p>3.1682333593</text:p>
          </table:table-cell>
          <table:table-cell table:formula="of:=COMPLEX(0;TAN([.K64]))" office:value-type="string" office:string-value="0.0266470100366812i" calcext:value-type="string">
            <text:p>0.0266470100366812i</text:p>
          </table:table-cell>
          <table:table-cell table:formula="of:=IMPRODUCT(IMDIV(IMSUB([.I64];[.$C$2]); IMSUM([.I64]; [.$C$2])); 1-[.$F$1])" office:value-type="string" office:string-value="-0.946379850524761-0.264840429564902i" calcext:value-type="string">
            <text:p>-0.946379850524761-0.264840429564902i</text:p>
          </table:table-cell>
          <table:table-cell table:formula="of:=IMDIV(IMSUM(1;[.M64]);IMSUB(1;[.M64]))" office:value-type="string" office:string-value="0.00886987564049404-0.137275121897548i" calcext:value-type="string">
            <text:p>0.00886987564049404-0.137275121897548i</text:p>
          </table:table-cell>
          <table:table-cell table:formula="of:=IMSUM([.N64];[.L64])" office:value-type="string" office:string-value="0.00886987564049404-0.110628111860867i" calcext:value-type="string">
            <text:p>0.00886987564049404-0.110628111860867i</text:p>
          </table:table-cell>
          <table:table-cell table:formula="of:=IMSUM(1;IMPRODUCT([.L64];[.N64]))" office:value-type="string" office:string-value="1.00365797155099+0.00023635566521635i" calcext:value-type="string">
            <text:p>1.00365797155099+0.00023635566521635i</text:p>
          </table:table-cell>
          <table:table-cell table:formula="of:=IMPRODUCT([.$C$2];[.O64];IMDIV(1;[.P64]))" office:value-type="string" office:string-value="0.440579516043116-5.51134936731474i" calcext:value-type="string">
            <text:p>0.440579516043116-5.51134936731474i</text:p>
          </table:table-cell>
          <table:table-cell table:formula="of:=IMDIV(IMPRODUCT([.Q64];[.$F$10]);IMSUM([.Q64];[.$F$10]))" office:value-type="string" office:string-value="0.440530955810748-5.51104757210046i" calcext:value-type="string">
            <text:p>0.440530955810748-5.51104757210046i</text:p>
          </table:table-cell>
          <table:table-cell table:formula="of:=[.B64]" office:value-type="float" office:value="6876" calcext:value-type="float">
            <text:p>6876</text:p>
          </table:table-cell>
          <table:table-cell table:formula="of:=IMREAL([.R64])" office:value-type="float" office:value="0.440530955810748" calcext:value-type="float">
            <text:p>0.4405309558</text:p>
          </table:table-cell>
          <table:table-cell table:formula="of:=IMAGINARY([.R64])" office:value-type="float" office:value="-5.51104757210046" calcext:value-type="float">
            <text:p>-5.5110475721</text:p>
          </table:table-cell>
          <table:table-cell table:formula="of:=IMABS([.R64])" office:value-type="float" office:value="5.52862667079103" calcext:value-type="float">
            <text:p>5.5286266708</text:p>
          </table:table-cell>
        </table:table-row>
        <table:table-row table:style-name="ro1">
          <table:table-cell/>
          <table:table-cell table:formula="of:=[.B64]+[.$C$11]" office:value-type="float" office:value="6880" calcext:value-type="float">
            <text:p>6880</text:p>
          </table:table-cell>
          <table:table-cell table:formula="of:=COMPLEX([.$C$3]/1000;6.284*[.B65]*[.$C$4]/1000)" office:value-type="string" office:string-value="1.7+183.74416i" calcext:value-type="string">
            <text:p>1.7+183.74416i</text:p>
          </table:table-cell>
          <table:table-cell table:formula="of:=COMPLEX(0;-1/6.284/[.B65]/[.$C$5]*1000000000)" office:value-type="string" office:string-value="-210.27260750145i" calcext:value-type="string">
            <text:p>-210.27260750145i</text:p>
          </table:table-cell>
          <table:table-cell table:formula="of:=IMSUM([.C65];[.D65])" office:value-type="string" office:string-value="1.7-26.52844750145i" calcext:value-type="string">
            <text:p>1.7-26.52844750145i</text:p>
          </table:table-cell>
          <table:table-cell table:formula="of:=IMDIV(1;[.E65])" office:value-type="string" office:string-value="0.00240572213121118+0.0375412195652424i" calcext:value-type="string">
            <text:p>0.00240572213121118+0.0375412195652424i</text:p>
          </table:table-cell>
          <table:table-cell table:formula="of:=COMPLEX(0;-1/6.284/[.B65]/[.$C$6]*1000)" office:value-type="string" office:string-value="-0.110142794405521i" calcext:value-type="string">
            <text:p>-0.110142794405521i</text:p>
          </table:table-cell>
          <table:table-cell table:formula="of:=COMPLEX(0;-1000000000/6.284/[.$F$12]/[.B65]+6.284*[.F$14]*[.B65]*0.001)" office:value-type="string" office:string-value="-20.5359516251595i" calcext:value-type="string">
            <text:p>-20.5359516251595i</text:p>
          </table:table-cell>
          <table:table-cell table:formula="of:=IMSUM(IMDIV(1;IMSUM([.F65];[.G65]));[.H65])" office:value-type="string" office:string-value="0.455907556905891-6.7772526534344i" calcext:value-type="string">
            <text:p>0.455907556905891-6.7772526534344i</text:p>
          </table:table-cell>
          <table:table-cell table:formula="of:=300000/[.B65]" office:value-type="float" office:value="43.6046511627907" calcext:value-type="float">
            <text:p>43.6046511628</text:p>
          </table:table-cell>
          <table:table-cell table:formula="of:=[.$C$1]/[.J65]*2*PI()" office:value-type="float" office:value="3.17007642698234" calcext:value-type="float">
            <text:p>3.170076427</text:p>
          </table:table-cell>
          <table:table-cell table:formula="of:=COMPLEX(0;TAN([.K65]))" office:value-type="string" office:string-value="0.0284914790957311i" calcext:value-type="string">
            <text:p>0.0284914790957311i</text:p>
          </table:table-cell>
          <table:table-cell table:formula="of:=IMPRODUCT(IMDIV(IMSUB([.I65];[.$C$2]); IMSUM([.I65]; [.$C$2])); 1-[.$F$1])" office:value-type="string" office:string-value="-0.94680434348235-0.261495343983313i" calcext:value-type="string">
            <text:p>-0.94680434348235-0.261495343983313i</text:p>
          </table:table-cell>
          <table:table-cell table:formula="of:=IMDIV(IMSUM(1;[.M65]);IMSUB(1;[.M65]))" office:value-type="string" office:string-value="0.00911815113811822-0.135545053068688i" calcext:value-type="string">
            <text:p>0.00911815113811822-0.135545053068688i</text:p>
          </table:table-cell>
          <table:table-cell table:formula="of:=IMSUM([.N65];[.L65])" office:value-type="string" office:string-value="0.00911815113811822-0.107053573972957i" calcext:value-type="string">
            <text:p>0.00911815113811822-0.107053573972957i</text:p>
          </table:table-cell>
          <table:table-cell table:formula="of:=IMSUM(1;IMPRODUCT([.L65];[.N65]))" office:value-type="string" office:string-value="1.00386187904604+0.00025978961254341i" calcext:value-type="string">
            <text:p>1.00386187904604+0.00025978961254341i</text:p>
          </table:table-cell>
          <table:table-cell table:formula="of:=IMPRODUCT([.$C$2];[.O65];IMDIV(1;[.P65]))" office:value-type="string" office:string-value="0.45277374824441-5.33220399767664i" calcext:value-type="string">
            <text:p>0.45277374824441-5.33220399767664i</text:p>
          </table:table-cell>
          <table:table-cell table:formula="of:=IMDIV(IMPRODUCT([.Q65];[.$F$10]);IMSUM([.Q65];[.$F$10]))" office:value-type="string" office:string-value="0.452725465974295-5.33192173573212i" calcext:value-type="string">
            <text:p>0.452725465974295-5.33192173573212i</text:p>
          </table:table-cell>
          <table:table-cell table:formula="of:=[.B65]" office:value-type="float" office:value="6880" calcext:value-type="float">
            <text:p>6880</text:p>
          </table:table-cell>
          <table:table-cell table:formula="of:=IMREAL([.R65])" office:value-type="float" office:value="0.452725465974295" calcext:value-type="float">
            <text:p>0.452725466</text:p>
          </table:table-cell>
          <table:table-cell table:formula="of:=IMAGINARY([.R65])" office:value-type="float" office:value="-5.33192173573212" calcext:value-type="float">
            <text:p>-5.3319217357</text:p>
          </table:table-cell>
          <table:table-cell table:formula="of:=IMABS([.R65])" office:value-type="float" office:value="5.35110733806698" calcext:value-type="float">
            <text:p>5.3511073381</text:p>
          </table:table-cell>
        </table:table-row>
        <table:table-row table:style-name="ro1">
          <table:table-cell/>
          <table:table-cell table:formula="of:=[.B65]+[.$C$11]" office:value-type="float" office:value="6884" calcext:value-type="float">
            <text:p>6884</text:p>
          </table:table-cell>
          <table:table-cell table:formula="of:=COMPLEX([.$C$3]/1000;6.284*[.B66]*[.$C$4]/1000)" office:value-type="string" office:string-value="1.7+183.850988i" calcext:value-type="string">
            <text:p>1.7+183.850988i</text:p>
          </table:table-cell>
          <table:table-cell table:formula="of:=COMPLEX(0;-1/6.284/[.B66]/[.$C$5]*1000000000)" office:value-type="string" office:string-value="-210.150427020624i" calcext:value-type="string">
            <text:p>-210.150427020624i</text:p>
          </table:table-cell>
          <table:table-cell table:formula="of:=IMSUM([.C66];[.D66])" office:value-type="string" office:string-value="1.7-26.299439020624i" calcext:value-type="string">
            <text:p>1.7-26.299439020624i</text:p>
          </table:table-cell>
          <table:table-cell table:formula="of:=IMDIV(1;[.E66])" office:value-type="string" office:string-value="0.00244762622390177+0.0378654097769322i" calcext:value-type="string">
            <text:p>0.00244762622390177+0.0378654097769322i</text:p>
          </table:table-cell>
          <table:table-cell table:formula="of:=COMPLEX(0;-1/6.284/[.B66]/[.$C$6]*1000)" office:value-type="string" office:string-value="-0.110078795106041i" calcext:value-type="string">
            <text:p>-0.110078795106041i</text:p>
          </table:table-cell>
          <table:table-cell table:formula="of:=COMPLEX(0;-1000000000/6.284/[.$F$12]/[.B66]+6.284*[.F$14]*[.B66]*0.001)" office:value-type="string" office:string-value="-20.5210036122687i" calcext:value-type="string">
            <text:p>-20.5210036122687i</text:p>
          </table:table-cell>
          <table:table-cell table:formula="of:=IMSUM(IMDIV(1;IMSUM([.F66];[.G66]));[.H66])" office:value-type="string" office:string-value="0.468825304727766-6.6890459172029i" calcext:value-type="string">
            <text:p>0.468825304727766-6.6890459172029i</text:p>
          </table:table-cell>
          <table:table-cell table:formula="of:=300000/[.B66]" office:value-type="float" office:value="43.5793143521209" calcext:value-type="float">
            <text:p>43.5793143521</text:p>
          </table:table-cell>
          <table:table-cell table:formula="of:=[.$C$1]/[.J66]*2*PI()" office:value-type="float" office:value="3.17191949467245" calcext:value-type="float">
            <text:p>3.1719194947</text:p>
          </table:table-cell>
          <table:table-cell table:formula="of:=COMPLEX(0;TAN([.K66]))" office:value-type="string" office:string-value="0.0303361418776745i" calcext:value-type="string">
            <text:p>0.0303361418776745i</text:p>
          </table:table-cell>
          <table:table-cell table:formula="of:=IMPRODUCT(IMDIV(IMSUB([.I66];[.$C$2]); IMSUM([.I66]; [.$C$2])); 1-[.$F$1])" office:value-type="string" office:string-value="-0.947215685977162-0.258080410145366i" calcext:value-type="string">
            <text:p>-0.947215685977162-0.258080410145366i</text:p>
          </table:table-cell>
          <table:table-cell table:formula="of:=IMDIV(IMSUM(1;[.M66]);IMSUB(1;[.M66]))" office:value-type="string" office:string-value="0.00937650609455599-0.133780918344058i" calcext:value-type="string">
            <text:p>0.00937650609455599-0.133780918344058i</text:p>
          </table:table-cell>
          <table:table-cell table:formula="of:=IMSUM([.N66];[.L66])" office:value-type="string" office:string-value="0.00937650609455599-0.103444776466383i" calcext:value-type="string">
            <text:p>0.00937650609455599-0.103444776466383i</text:p>
          </table:table-cell>
          <table:table-cell table:formula="of:=IMSUM(1;IMPRODUCT([.L66];[.N66]))" office:value-type="string" office:string-value="1.00405839691941+0.00028444701920133i" calcext:value-type="string">
            <text:p>1.00405839691941+0.00028444701920133i</text:p>
          </table:table-cell>
          <table:table-cell table:formula="of:=IMPRODUCT([.$C$2];[.O66];IMDIV(1;[.P66]))" office:value-type="string" office:string-value="0.465470920246831-5.15146453732621i" calcext:value-type="string">
            <text:p>0.465470920246831-5.15146453732621i</text:p>
          </table:table-cell>
          <table:table-cell table:formula="of:=IMDIV(IMPRODUCT([.Q66];[.$F$10]);IMSUM([.Q66];[.$F$10]))" office:value-type="string" office:string-value="0.465422966323959-5.15120133879259i" calcext:value-type="string">
            <text:p>0.465422966323959-5.15120133879259i</text:p>
          </table:table-cell>
          <table:table-cell table:formula="of:=[.B66]" office:value-type="float" office:value="6884" calcext:value-type="float">
            <text:p>6884</text:p>
          </table:table-cell>
          <table:table-cell table:formula="of:=IMREAL([.R66])" office:value-type="float" office:value="0.465422966323959" calcext:value-type="float">
            <text:p>0.4654229663</text:p>
          </table:table-cell>
          <table:table-cell table:formula="of:=IMAGINARY([.R66])" office:value-type="float" office:value="-5.15120133879259" calcext:value-type="float">
            <text:p>-5.1512013388</text:p>
          </table:table-cell>
          <table:table-cell table:formula="of:=IMABS([.R66])" office:value-type="float" office:value="5.17218462260971" calcext:value-type="float">
            <text:p>5.1721846226</text:p>
          </table:table-cell>
        </table:table-row>
        <table:table-row table:style-name="ro1">
          <table:table-cell/>
          <table:table-cell table:formula="of:=[.B66]+[.$C$11]" office:value-type="float" office:value="6888" calcext:value-type="float">
            <text:p>6888</text:p>
          </table:table-cell>
          <table:table-cell table:formula="of:=COMPLEX([.$C$3]/1000;6.284*[.B67]*[.$C$4]/1000)" office:value-type="string" office:string-value="1.7+183.957816i" calcext:value-type="string">
            <text:p>1.7+183.957816i</text:p>
          </table:table-cell>
          <table:table-cell table:formula="of:=COMPLEX(0;-1/6.284/[.B67]/[.$C$5]*1000000000)" office:value-type="string" office:string-value="-210.028388445119i" calcext:value-type="string">
            <text:p>-210.028388445119i</text:p>
          </table:table-cell>
          <table:table-cell table:formula="of:=IMSUM([.C67];[.D67])" office:value-type="string" office:string-value="1.7-26.070572445119i" calcext:value-type="string">
            <text:p>1.7-26.070572445119i</text:p>
          </table:table-cell>
          <table:table-cell table:formula="of:=IMDIV(1;[.E67])" office:value-type="string" office:string-value="0.00249060621125998+0.0381950174487744i" calcext:value-type="string">
            <text:p>0.00249060621125998+0.0381950174487744i</text:p>
          </table:table-cell>
          <table:table-cell table:formula="of:=COMPLEX(0;-1/6.284/[.B67]/[.$C$6]*1000)" office:value-type="string" office:string-value="-0.110014870137919i" calcext:value-type="string">
            <text:p>-0.110014870137919i</text:p>
          </table:table-cell>
          <table:table-cell table:formula="of:=COMPLEX(0;-1000000000/6.284/[.$F$12]/[.B67]+6.284*[.F$14]*[.B67]*0.001)" office:value-type="string" office:string-value="-20.506071208963i" calcext:value-type="string">
            <text:p>-20.506071208963i</text:p>
          </table:table-cell>
          <table:table-cell table:formula="of:=IMSUM(IMDIV(1;IMSUM([.F67];[.G67]));[.H67])" office:value-type="string" office:string-value="0.482274254300585-6.5990690730804i" calcext:value-type="string">
            <text:p>0.482274254300585-6.5990690730804i</text:p>
          </table:table-cell>
          <table:table-cell table:formula="of:=300000/[.B67]" office:value-type="float" office:value="43.5540069686411" calcext:value-type="float">
            <text:p>43.5540069686</text:p>
          </table:table-cell>
          <table:table-cell table:formula="of:=[.$C$1]/[.J67]*2*PI()" office:value-type="float" office:value="3.17376256236255" calcext:value-type="float">
            <text:p>3.1737625624</text:p>
          </table:table-cell>
          <table:table-cell table:formula="of:=COMPLEX(0;TAN([.K67]))" office:value-type="string" office:string-value="0.0321810109473443i" calcext:value-type="string">
            <text:p>0.0321810109473443i</text:p>
          </table:table-cell>
          <table:table-cell table:formula="of:=IMPRODUCT(IMDIV(IMSUB([.I67];[.$C$2]); IMSUM([.I67]; [.$C$2])); 1-[.$F$1])" office:value-type="string" office:string-value="-0.947612799832282-0.254592955320626i" calcext:value-type="string">
            <text:p>-0.947612799832282-0.254592955320626i</text:p>
          </table:table-cell>
          <table:table-cell table:formula="of:=IMDIV(IMSUM(1;[.M67]);IMSUB(1;[.M67]))" office:value-type="string" office:string-value="0.00964548508601203-0.131981381461608i" calcext:value-type="string">
            <text:p>0.00964548508601203-0.131981381461608i</text:p>
          </table:table-cell>
          <table:table-cell table:formula="of:=IMSUM([.N67];[.L67])" office:value-type="string" office:string-value="0.00964548508601203-0.0998003705142637i" calcext:value-type="string">
            <text:p>0.00964548508601203-0.0998003705142637i</text:p>
          </table:table-cell>
          <table:table-cell table:formula="of:=IMSUM(1;IMPRODUCT([.L67];[.N67]))" office:value-type="string" office:string-value="1.00424729428166+0.0003104014611454i" calcext:value-type="string">
            <text:p>1.00424729428166+0.0003104014611454i</text:p>
          </table:table-cell>
          <table:table-cell table:formula="of:=IMPRODUCT([.$C$2];[.O67];IMDIV(1;[.P67]))" office:value-type="string" office:string-value="0.478698676031756-4.96906204566989i" calcext:value-type="string">
            <text:p>0.478698676031756-4.96906204566989i</text:p>
          </table:table-cell>
          <table:table-cell table:formula="of:=IMDIV(IMPRODUCT([.Q67];[.$F$10]);IMSUM([.Q67];[.$F$10]))" office:value-type="string" office:string-value="0.478651105422382-4.96881743089915i" calcext:value-type="string">
            <text:p>0.478651105422382-4.96881743089915i</text:p>
          </table:table-cell>
          <table:table-cell table:formula="of:=[.B67]" office:value-type="float" office:value="6888" calcext:value-type="float">
            <text:p>6888</text:p>
          </table:table-cell>
          <table:table-cell table:formula="of:=IMREAL([.R67])" office:value-type="float" office:value="0.478651105422382" calcext:value-type="float">
            <text:p>0.4786511054</text:p>
          </table:table-cell>
          <table:table-cell table:formula="of:=IMAGINARY([.R67])" office:value-type="float" office:value="-4.96881743089915" calcext:value-type="float">
            <text:p>-4.9688174309</text:p>
          </table:table-cell>
          <table:table-cell table:formula="of:=IMABS([.R67])" office:value-type="float" office:value="4.99181866080182" calcext:value-type="float">
            <text:p>4.9918186608</text:p>
          </table:table-cell>
        </table:table-row>
        <table:table-row table:style-name="ro1">
          <table:table-cell/>
          <table:table-cell table:formula="of:=[.B67]+[.$C$11]" office:value-type="float" office:value="6892" calcext:value-type="float">
            <text:p>6892</text:p>
          </table:table-cell>
          <table:table-cell table:formula="of:=COMPLEX([.$C$3]/1000;6.284*[.B68]*[.$C$4]/1000)" office:value-type="string" office:string-value="1.7+184.064644i" calcext:value-type="string">
            <text:p>1.7+184.064644i</text:p>
          </table:table-cell>
          <table:table-cell table:formula="of:=COMPLEX(0;-1/6.284/[.B68]/[.$C$5]*1000000000)" office:value-type="string" office:string-value="-209.906491527855i" calcext:value-type="string">
            <text:p>-209.906491527855i</text:p>
          </table:table-cell>
          <table:table-cell table:formula="of:=IMSUM([.C68];[.D68])" office:value-type="string" office:string-value="1.7-25.841847527855i" calcext:value-type="string">
            <text:p>1.7-25.841847527855i</text:p>
          </table:table-cell>
          <table:table-cell table:formula="of:=IMDIV(1;[.E68])" office:value-type="string" office:string-value="0.0025346989716055+0.0385301790313178i" calcext:value-type="string">
            <text:p>0.0025346989716055+0.0385301790313178i</text:p>
          </table:table-cell>
          <table:table-cell table:formula="of:=COMPLEX(0;-1/6.284/[.B68]/[.$C$6]*1000)" office:value-type="string" office:string-value="-0.109951019371734i" calcext:value-type="string">
            <text:p>-0.109951019371734i</text:p>
          </table:table-cell>
          <table:table-cell table:formula="of:=COMPLEX(0;-1000000000/6.284/[.$F$12]/[.B68]+6.284*[.F$14]*[.B68]*0.001)" office:value-type="string" office:string-value="-20.491154388064i" calcext:value-type="string">
            <text:p>-20.491154388064i</text:p>
          </table:table-cell>
          <table:table-cell table:formula="of:=IMSUM(IMDIV(1;IMSUM([.F68];[.G68]));[.H68])" office:value-type="string" office:string-value="0.496283482839545-6.5072518463678i" calcext:value-type="string">
            <text:p>0.496283482839545-6.5072518463678i</text:p>
          </table:table-cell>
          <table:table-cell table:formula="of:=300000/[.B68]" office:value-type="float" office:value="43.5287289611143" calcext:value-type="float">
            <text:p>43.5287289611</text:p>
          </table:table-cell>
          <table:table-cell table:formula="of:=[.$C$1]/[.J68]*2*PI()" office:value-type="float" office:value="3.17560563005266" calcext:value-type="float">
            <text:p>3.1756056301</text:p>
          </table:table-cell>
          <table:table-cell table:formula="of:=COMPLEX(0;TAN([.K68]))" office:value-type="string" office:string-value="0.0340260988751855i" calcext:value-type="string">
            <text:p>0.0340260988751855i</text:p>
          </table:table-cell>
          <table:table-cell table:formula="of:=IMPRODUCT(IMDIV(IMSUB([.I68];[.$C$2]); IMSUM([.I68]; [.$C$2])); 1-[.$F$1])" office:value-type="string" office:string-value="-0.94799451840065-0.251030175931359i" calcext:value-type="string">
            <text:p>-0.94799451840065-0.251030175931359i</text:p>
          </table:table-cell>
          <table:table-cell table:formula="of:=IMDIV(IMSUM(1;[.M68]);IMSUB(1;[.M68]))" office:value-type="string" office:string-value="0.00992566965678998-0.130145036927356i" calcext:value-type="string">
            <text:p>0.00992566965678998-0.130145036927356i</text:p>
          </table:table-cell>
          <table:table-cell table:formula="of:=IMSUM([.N68];[.L68])" office:value-type="string" office:string-value="0.00992566965678998-0.0961189380521705i" calcext:value-type="string">
            <text:p>0.00992566965678998-0.0961189380521705i</text:p>
          </table:table-cell>
          <table:table-cell table:formula="of:=IMSUM(1;IMPRODUCT([.L68];[.N68]))" office:value-type="string" office:string-value="1.0044283278946+0.00033773181714436i" calcext:value-type="string">
            <text:p>1.0044283278946+0.00033773181714436i</text:p>
          </table:table-cell>
          <table:table-cell table:formula="of:=IMPRODUCT([.$C$2];[.O68];IMDIV(1;[.P68]))" office:value-type="string" office:string-value="0.492486569741336-4.78492401848803i" calcext:value-type="string">
            <text:p>0.492486569741336-4.78492401848803i</text:p>
          </table:table-cell>
          <table:table-cell table:formula="of:=IMDIV(IMPRODUCT([.Q68];[.$F$10]);IMSUM([.Q68];[.$F$10]))" office:value-type="string" office:string-value="0.492439442424332-4.78469749728121i" calcext:value-type="string">
            <text:p>0.492439442424332-4.78469749728121i</text:p>
          </table:table-cell>
          <table:table-cell table:formula="of:=[.B68]" office:value-type="float" office:value="6892" calcext:value-type="float">
            <text:p>6892</text:p>
          </table:table-cell>
          <table:table-cell table:formula="of:=IMREAL([.R68])" office:value-type="float" office:value="0.492439442424332" calcext:value-type="float">
            <text:p>0.4924394424</text:p>
          </table:table-cell>
          <table:table-cell table:formula="of:=IMAGINARY([.R68])" office:value-type="float" office:value="-4.78469749728121" calcext:value-type="float">
            <text:p>-4.7846974973</text:p>
          </table:table-cell>
          <table:table-cell table:formula="of:=IMABS([.R68])" office:value-type="float" office:value="4.80997159502468" calcext:value-type="float">
            <text:p>4.809971595</text:p>
          </table:table-cell>
        </table:table-row>
        <table:table-row table:style-name="ro1">
          <table:table-cell/>
          <table:table-cell table:formula="of:=[.B68]+[.$C$11]" office:value-type="float" office:value="6896" calcext:value-type="float">
            <text:p>6896</text:p>
          </table:table-cell>
          <table:table-cell table:formula="of:=COMPLEX([.$C$3]/1000;6.284*[.B69]*[.$C$4]/1000)" office:value-type="string" office:string-value="1.7+184.171472i" calcext:value-type="string">
            <text:p>1.7+184.171472i</text:p>
          </table:table-cell>
          <table:table-cell table:formula="of:=COMPLEX(0;-1/6.284/[.B69]/[.$C$5]*1000000000)" office:value-type="string" office:string-value="-209.784736022328i" calcext:value-type="string">
            <text:p>-209.784736022328i</text:p>
          </table:table-cell>
          <table:table-cell table:formula="of:=IMSUM([.C69];[.D69])" office:value-type="string" office:string-value="1.7-25.613264022328i" calcext:value-type="string">
            <text:p>1.7-25.613264022328i</text:p>
          </table:table-cell>
          <table:table-cell table:formula="of:=IMDIV(1;[.E69])" office:value-type="string" office:string-value="0.00257994297080999+0.0388710355728856i" calcext:value-type="string">
            <text:p>0.00257994297080999+0.0388710355728856i</text:p>
          </table:table-cell>
          <table:table-cell table:formula="of:=COMPLEX(0;-1/6.284/[.B69]/[.$C$6]*1000)" office:value-type="string" office:string-value="-0.109887242678362i" calcext:value-type="string">
            <text:p>-0.109887242678362i</text:p>
          </table:table-cell>
          <table:table-cell table:formula="of:=COMPLEX(0;-1000000000/6.284/[.$F$12]/[.B69]+6.284*[.F$14]*[.B69]*0.001)" office:value-type="string" office:string-value="-20.4762531224561i" calcext:value-type="string">
            <text:p>-20.4762531224561i</text:p>
          </table:table-cell>
          <table:table-cell table:formula="of:=IMSUM(IMDIV(1;IMSUM([.F69];[.G69]));[.H69])" office:value-type="string" office:string-value="0.510884067658131-6.4135202767346i" calcext:value-type="string">
            <text:p>0.510884067658131-6.4135202767346i</text:p>
          </table:table-cell>
          <table:table-cell table:formula="of:=300000/[.B69]" office:value-type="float" office:value="43.5034802784223" calcext:value-type="float">
            <text:p>43.5034802784</text:p>
          </table:table-cell>
          <table:table-cell table:formula="of:=[.$C$1]/[.J69]*2*PI()" office:value-type="float" office:value="3.17744869774276" calcext:value-type="float">
            <text:p>3.1774486977</text:p>
          </table:table-cell>
          <table:table-cell table:formula="of:=COMPLEX(0;TAN([.K69]))" office:value-type="string" office:string-value="0.0358714182375989i" calcext:value-type="string">
            <text:p>0.0358714182375989i</text:p>
          </table:table-cell>
          <table:table-cell table:formula="of:=IMPRODUCT(IMDIV(IMSUB([.I69];[.$C$2]); IMSUM([.I69]; [.$C$2])); 1-[.$F$1])" office:value-type="string" office:string-value="-0.948359578636854-0.247389129978792i" calcext:value-type="string">
            <text:p>-0.948359578636854-0.247389129978792i</text:p>
          </table:table-cell>
          <table:table-cell table:formula="of:=IMDIV(IMSUM(1;[.M69]);IMSUB(1;[.M69]))" office:value-type="string" office:string-value="0.0102176813531617-0.128270405534692i" calcext:value-type="string">
            <text:p>0.0102176813531617-0.128270405534692i</text:p>
          </table:table-cell>
          <table:table-cell table:formula="of:=IMSUM([.N69];[.L69])" office:value-type="string" office:string-value="0.0102176813531617-0.0923989872970931i" calcext:value-type="string">
            <text:p>0.0102176813531617-0.0923989872970931i</text:p>
          </table:table-cell>
          <table:table-cell table:formula="of:=IMSUM(1;IMPRODUCT([.L69];[.N69]))" office:value-type="string" office:string-value="1.00460124136444+0.00036652272123777i" calcext:value-type="string">
            <text:p>1.00460124136444+0.00036652272123777i</text:p>
          </table:table-cell>
          <table:table-cell table:formula="of:=IMPRODUCT([.$C$2];[.O69];IMDIV(1;[.P69]))" office:value-type="string" office:string-value="0.506866225294658-4.59897415273729i" calcext:value-type="string">
            <text:p>0.506866225294658-4.59897415273729i</text:p>
          </table:table-cell>
          <table:table-cell table:formula="of:=IMDIV(IMPRODUCT([.Q69];[.$F$10]);IMSUM([.Q69];[.$F$10]))" office:value-type="string" office:string-value="0.506819606738057-4.59876522352142i" calcext:value-type="string">
            <text:p>0.506819606738057-4.59876522352142i</text:p>
          </table:table-cell>
          <table:table-cell table:formula="of:=[.B69]" office:value-type="float" office:value="6896" calcext:value-type="float">
            <text:p>6896</text:p>
          </table:table-cell>
          <table:table-cell table:formula="of:=IMREAL([.R69])" office:value-type="float" office:value="0.506819606738057" calcext:value-type="float">
            <text:p>0.5068196067</text:p>
          </table:table-cell>
          <table:table-cell table:formula="of:=IMAGINARY([.R69])" office:value-type="float" office:value="-4.59876522352142" calcext:value-type="float">
            <text:p>-4.5987652235</text:p>
          </table:table-cell>
          <table:table-cell table:formula="of:=IMABS([.R69])" office:value-type="float" office:value="4.62660866022232" calcext:value-type="float">
            <text:p>4.6266086602</text:p>
          </table:table-cell>
        </table:table-row>
        <table:table-row table:style-name="ro1">
          <table:table-cell/>
          <table:table-cell table:formula="of:=[.B69]+[.$C$11]" office:value-type="float" office:value="6900" calcext:value-type="float">
            <text:p>6900</text:p>
          </table:table-cell>
          <table:table-cell table:formula="of:=COMPLEX([.$C$3]/1000;6.284*[.B70]*[.$C$4]/1000)" office:value-type="string" office:string-value="1.7+184.2783i" calcext:value-type="string">
            <text:p>1.7+184.2783i</text:p>
          </table:table-cell>
          <table:table-cell table:formula="of:=COMPLEX(0;-1/6.284/[.B70]/[.$C$5]*1000000000)" office:value-type="string" office:string-value="-209.663121682605i" calcext:value-type="string">
            <text:p>-209.663121682605i</text:p>
          </table:table-cell>
          <table:table-cell table:formula="of:=IMSUM([.C70];[.D70])" office:value-type="string" office:string-value="1.7-25.384821682605i" calcext:value-type="string">
            <text:p>1.7-25.384821682605i</text:p>
          </table:table-cell>
          <table:table-cell table:formula="of:=IMDIV(1;[.E70])" office:value-type="string" office:string-value="0.00262637834478916+0.03921773291384i" calcext:value-type="string">
            <text:p>0.00262637834478916+0.03921773291384i</text:p>
          </table:table-cell>
          <table:table-cell table:formula="of:=COMPLEX(0;-1/6.284/[.B70]/[.$C$6]*1000)" office:value-type="string" office:string-value="-0.109823539928984i" calcext:value-type="string">
            <text:p>-0.109823539928984i</text:p>
          </table:table-cell>
          <table:table-cell table:formula="of:=COMPLEX(0;-1000000000/6.284/[.$F$12]/[.B70]+6.284*[.F$14]*[.B70]*0.001)" office:value-type="string" office:string-value="-20.4613673850866i" calcext:value-type="string">
            <text:p>-20.4613673850866i</text:p>
          </table:table-cell>
          <table:table-cell table:formula="of:=IMSUM(IMDIV(1;IMSUM([.F70];[.G70]));[.H70])" office:value-type="string" office:string-value="0.526109252507021-6.3177964768463i" calcext:value-type="string">
            <text:p>0.526109252507021-6.3177964768463i</text:p>
          </table:table-cell>
          <table:table-cell table:formula="of:=300000/[.B70]" office:value-type="float" office:value="43.4782608695652" calcext:value-type="float">
            <text:p>43.4782608696</text:p>
          </table:table-cell>
          <table:table-cell table:formula="of:=[.$C$1]/[.J70]*2*PI()" office:value-type="float" office:value="3.17929176543287" calcext:value-type="float">
            <text:p>3.1792917654</text:p>
          </table:table-cell>
          <table:table-cell table:formula="of:=COMPLEX(0;TAN([.K70]))" office:value-type="string" office:string-value="0.0377169816172878i" calcext:value-type="string">
            <text:p>0.0377169816172878i</text:p>
          </table:table-cell>
          <table:table-cell table:formula="of:=IMPRODUCT(IMDIV(IMSUB([.I70];[.$C$2]); IMSUM([.I70]; [.$C$2])); 1-[.$F$1])" office:value-type="string" office:string-value="-0.948706612377538-0.243666728988736i" calcext:value-type="string">
            <text:p>-0.948706612377538-0.243666728988736i</text:p>
          </table:table-cell>
          <table:table-cell table:formula="of:=IMDIV(IMSUM(1;[.M70]);IMSUB(1;[.M70]))" office:value-type="string" office:string-value="0.01052218505014-0.126355929536926i" calcext:value-type="string">
            <text:p>0.01052218505014-0.126355929536926i</text:p>
          </table:table-cell>
          <table:table-cell table:formula="of:=IMSUM([.N70];[.L70])" office:value-type="string" office:string-value="0.01052218505014-0.0886389479196382i" calcext:value-type="string">
            <text:p>0.01052218505014-0.0886389479196382i</text:p>
          </table:table-cell>
          <table:table-cell table:formula="of:=IMSUM(1;IMPRODUCT([.L70];[.N70]))" office:value-type="string" office:string-value="1.00476576427158+0.00039686506010983i" calcext:value-type="string">
            <text:p>1.00476576427158+0.00039686506010983i</text:p>
          </table:table-cell>
          <table:table-cell table:formula="of:=IMPRODUCT([.$C$2];[.O70];IMDIV(1;[.P70]))" office:value-type="string" office:string-value="0.521871511699017-4.41113209282556i" calcext:value-type="string">
            <text:p>0.521871511699017-4.41113209282556i</text:p>
          </table:table-cell>
          <table:table-cell table:formula="of:=IMDIV(IMPRODUCT([.Q70];[.$F$10]);IMSUM([.Q70];[.$F$10]))" office:value-type="string" office:string-value="0.521825473387188-4.41094024176493i" calcext:value-type="string">
            <text:p>0.521825473387188-4.41094024176493i</text:p>
          </table:table-cell>
          <table:table-cell table:formula="of:=[.B70]" office:value-type="float" office:value="6900" calcext:value-type="float">
            <text:p>6900</text:p>
          </table:table-cell>
          <table:table-cell table:formula="of:=IMREAL([.R70])" office:value-type="float" office:value="0.521825473387188" calcext:value-type="float">
            <text:p>0.5218254734</text:p>
          </table:table-cell>
          <table:table-cell table:formula="of:=IMAGINARY([.R70])" office:value-type="float" office:value="-4.41094024176493" calcext:value-type="float">
            <text:p>-4.4109402418</text:p>
          </table:table-cell>
          <table:table-cell table:formula="of:=IMABS([.R70])" office:value-type="float" office:value="4.44169963427256" calcext:value-type="float">
            <text:p>4.4416996343</text:p>
          </table:table-cell>
        </table:table-row>
        <table:table-row table:style-name="ro1">
          <table:table-cell/>
          <table:table-cell table:formula="of:=[.B70]+[.$C$11]" office:value-type="float" office:value="6904" calcext:value-type="float">
            <text:p>6904</text:p>
          </table:table-cell>
          <table:table-cell table:formula="of:=COMPLEX([.$C$3]/1000;6.284*[.B71]*[.$C$4]/1000)" office:value-type="string" office:string-value="1.7+184.385128i" calcext:value-type="string">
            <text:p>1.7+184.385128i</text:p>
          </table:table-cell>
          <table:table-cell table:formula="of:=COMPLEX(0;-1/6.284/[.B71]/[.$C$5]*1000000000)" office:value-type="string" office:string-value="-209.541648263322i" calcext:value-type="string">
            <text:p>-209.541648263322i</text:p>
          </table:table-cell>
          <table:table-cell table:formula="of:=IMSUM([.C71];[.D71])" office:value-type="string" office:string-value="1.7-25.156520263322i" calcext:value-type="string">
            <text:p>1.7-25.156520263322i</text:p>
          </table:table-cell>
          <table:table-cell table:formula="of:=IMDIV(1;[.E71])" office:value-type="string" office:string-value="0.00267404698702705+0.0395704218907182i" calcext:value-type="string">
            <text:p>0.00267404698702705+0.0395704218907182i</text:p>
          </table:table-cell>
          <table:table-cell table:formula="of:=COMPLEX(0;-1/6.284/[.B71]/[.$C$6]*1000)" office:value-type="string" office:string-value="-0.109759910995074i" calcext:value-type="string">
            <text:p>-0.109759910995074i</text:p>
          </table:table-cell>
          <table:table-cell table:formula="of:=COMPLEX(0;-1000000000/6.284/[.$F$12]/[.B71]+6.284*[.F$14]*[.B71]*0.001)" office:value-type="string" office:string-value="-20.4464971489654i" calcext:value-type="string">
            <text:p>-20.4464971489654i</text:p>
          </table:table-cell>
          <table:table-cell table:formula="of:=IMSUM(IMDIV(1;IMSUM([.F71];[.G71]));[.H71])" office:value-type="string" office:string-value="0.541994630188427-6.2199983720966i" calcext:value-type="string">
            <text:p>0.541994630188427-6.2199983720966i</text:p>
          </table:table-cell>
          <table:table-cell table:formula="of:=300000/[.B71]" office:value-type="float" office:value="43.4530706836616" calcext:value-type="float">
            <text:p>43.4530706837</text:p>
          </table:table-cell>
          <table:table-cell table:formula="of:=[.$C$1]/[.J71]*2*PI()" office:value-type="float" office:value="3.18113483312298" calcext:value-type="float">
            <text:p>3.1811348331</text:p>
          </table:table-cell>
          <table:table-cell table:formula="of:=COMPLEX(0;TAN([.K71]))" office:value-type="string" office:string-value="0.0395628016035985i" calcext:value-type="string">
            <text:p>0.0395628016035985i</text:p>
          </table:table-cell>
          <table:table-cell table:formula="of:=IMPRODUCT(IMDIV(IMSUB([.I71];[.$C$2]); IMSUM([.I71]; [.$C$2])); 1-[.$F$1])" office:value-type="string" office:string-value="-0.949034136742812-0.239859729446847i" calcext:value-type="string">
            <text:p>-0.949034136742812-0.239859729446847i</text:p>
          </table:table-cell>
          <table:table-cell table:formula="of:=IMDIV(IMSUM(1;[.M71]);IMSUB(1;[.M71]))" office:value-type="string" office:string-value="0.0108398926037679-0.124399967441932i" calcext:value-type="string">
            <text:p>0.0108398926037679-0.124399967441932i</text:p>
          </table:table-cell>
          <table:table-cell table:formula="of:=IMSUM([.N71];[.L71])" office:value-type="string" office:string-value="0.0108398926037679-0.0848371658383335i" calcext:value-type="string">
            <text:p>0.0108398926037679-0.0848371658383335i</text:p>
          </table:table-cell>
          <table:table-cell table:formula="of:=IMSUM(1;IMPRODUCT([.L71];[.N71]))" office:value-type="string" office:string-value="1.0049216112314+0.00042885652048718i" calcext:value-type="string">
            <text:p>1.0049216112314+0.00042885652048718i</text:p>
          </table:table-cell>
          <table:table-cell table:formula="of:=IMPRODUCT([.$C$2];[.O71];IMDIV(1;[.P71]))" office:value-type="string" office:string-value="0.537538735836535-4.22131315666545i" calcext:value-type="string">
            <text:p>0.537538735836535-4.22131315666545i</text:p>
          </table:table-cell>
          <table:table-cell table:formula="of:=IMDIV(IMPRODUCT([.Q71];[.$F$10]);IMSUM([.Q71];[.$F$10]))" office:value-type="string" office:string-value="0.537493355853914-4.22113785669972i" calcext:value-type="string">
            <text:p>0.537493355853914-4.22113785669972i</text:p>
          </table:table-cell>
          <table:table-cell table:formula="of:=[.B71]" office:value-type="float" office:value="6904" calcext:value-type="float">
            <text:p>6904</text:p>
          </table:table-cell>
          <table:table-cell table:formula="of:=IMREAL([.R71])" office:value-type="float" office:value="0.537493355853914" calcext:value-type="float">
            <text:p>0.5374933559</text:p>
          </table:table-cell>
          <table:table-cell table:formula="of:=IMAGINARY([.R71])" office:value-type="float" office:value="-4.22113785669972" calcext:value-type="float">
            <text:p>-4.2211378567</text:p>
          </table:table-cell>
          <table:table-cell table:formula="of:=IMABS([.R71])" office:value-type="float" office:value="4.25522078309112" calcext:value-type="float">
            <text:p>4.2552207831</text:p>
          </table:table-cell>
        </table:table-row>
        <table:table-row table:style-name="ro1">
          <table:table-cell/>
          <table:table-cell table:formula="of:=[.B71]+[.$C$11]" office:value-type="float" office:value="6908" calcext:value-type="float">
            <text:p>6908</text:p>
          </table:table-cell>
          <table:table-cell table:formula="of:=COMPLEX([.$C$3]/1000;6.284*[.B72]*[.$C$4]/1000)" office:value-type="string" office:string-value="1.7+184.491956i" calcext:value-type="string">
            <text:p>1.7+184.491956i</text:p>
          </table:table-cell>
          <table:table-cell table:formula="of:=COMPLEX(0;-1/6.284/[.B72]/[.$C$5]*1000000000)" office:value-type="string" office:string-value="-209.420315519684i" calcext:value-type="string">
            <text:p>-209.420315519684i</text:p>
          </table:table-cell>
          <table:table-cell table:formula="of:=IMSUM([.C72];[.D72])" office:value-type="string" office:string-value="1.7-24.928359519684i" calcext:value-type="string">
            <text:p>1.7-24.928359519684i</text:p>
          </table:table-cell>
          <table:table-cell table:formula="of:=IMDIV(1;[.E72])" office:value-type="string" office:string-value="0.00272299264148567+0.0399292585508287i" calcext:value-type="string">
            <text:p>0.00272299264148567+0.0399292585508287i</text:p>
          </table:table-cell>
          <table:table-cell table:formula="of:=COMPLEX(0;-1/6.284/[.B72]/[.$C$6]*1000)" office:value-type="string" office:string-value="-0.109696355748406i" calcext:value-type="string">
            <text:p>-0.109696355748406i</text:p>
          </table:table-cell>
          <table:table-cell table:formula="of:=COMPLEX(0;-1000000000/6.284/[.$F$12]/[.B72]+6.284*[.F$14]*[.B72]*0.001)" office:value-type="string" office:string-value="-20.4316423871652i" calcext:value-type="string">
            <text:p>-20.4316423871652i</text:p>
          </table:table-cell>
          <table:table-cell table:formula="of:=IMSUM(IMDIV(1;IMSUM([.F72];[.G72]));[.H72])" office:value-type="string" office:string-value="0.558578343281265-6.1200394197391i" calcext:value-type="string">
            <text:p>0.558578343281265-6.1200394197391i</text:p>
          </table:table-cell>
          <table:table-cell table:formula="of:=300000/[.B72]" office:value-type="float" office:value="43.4279096699479" calcext:value-type="float">
            <text:p>43.4279096699</text:p>
          </table:table-cell>
          <table:table-cell table:formula="of:=[.$C$1]/[.J72]*2*PI()" office:value-type="float" office:value="3.18297790081308" calcext:value-type="float">
            <text:p>3.1829779008</text:p>
          </table:table-cell>
          <table:table-cell table:formula="of:=COMPLEX(0;TAN([.K72]))" office:value-type="string" office:string-value="0.0414088907928642i" calcext:value-type="string">
            <text:p>0.0414088907928642i</text:p>
          </table:table-cell>
          <table:table-cell table:formula="of:=IMPRODUCT(IMDIV(IMSUB([.I72];[.$C$2]); IMSUM([.I72]; [.$C$2])); 1-[.$F$1])" office:value-type="string" office:string-value="-0.949340543560355-0.235964723693035i" calcext:value-type="string">
            <text:p>-0.949340543560355-0.235964723693035i</text:p>
          </table:table-cell>
          <table:table-cell table:formula="of:=IMDIV(IMSUM(1;[.M72]);IMSUB(1;[.M72]))" office:value-type="string" office:string-value="0.0111715668656262-0.122400788394782i" calcext:value-type="string">
            <text:p>0.0111715668656262-0.122400788394782i</text:p>
          </table:table-cell>
          <table:table-cell table:formula="of:=IMSUM([.N72];[.L72])" office:value-type="string" office:string-value="0.0111715668656262-0.0809918976019178i" calcext:value-type="string">
            <text:p>0.0111715668656262-0.0809918976019178i</text:p>
          </table:table-cell>
          <table:table-cell table:formula="of:=IMSUM(1;IMPRODUCT([.L72];[.N72]))" office:value-type="string" office:string-value="1.0050684808796+0.00046260219232389i" calcext:value-type="string">
            <text:p>1.0050684808796+0.00046260219232389i</text:p>
          </table:table-cell>
          <table:table-cell table:formula="of:=IMPRODUCT([.$C$2];[.O72];IMDIV(1;[.P72]))" office:value-type="string" office:string-value="0.553906854734059-4.02942803964656i" calcext:value-type="string">
            <text:p>0.553906854734059-4.02942803964656i</text:p>
          </table:table-cell>
          <table:table-cell table:formula="of:=IMDIV(IMPRODUCT([.Q72];[.$F$10]);IMSUM([.Q72];[.$F$10]))" office:value-type="string" office:string-value="0.553862218412366-4.02926874944965i" calcext:value-type="string">
            <text:p>0.553862218412366-4.02926874944965i</text:p>
          </table:table-cell>
          <table:table-cell table:formula="of:=[.B72]" office:value-type="float" office:value="6908" calcext:value-type="float">
            <text:p>6908</text:p>
          </table:table-cell>
          <table:table-cell table:formula="of:=IMREAL([.R72])" office:value-type="float" office:value="0.553862218412366" calcext:value-type="float">
            <text:p>0.5538622184</text:p>
          </table:table-cell>
          <table:table-cell table:formula="of:=IMAGINARY([.R72])" office:value-type="float" office:value="-4.02926874944965" calcext:value-type="float">
            <text:p>-4.0292687494</text:p>
          </table:table-cell>
          <table:table-cell table:formula="of:=IMABS([.R72])" office:value-type="float" office:value="4.06715748555133" calcext:value-type="float">
            <text:p>4.0671574856</text:p>
          </table:table-cell>
        </table:table-row>
        <table:table-row table:style-name="ro1">
          <table:table-cell/>
          <table:table-cell table:formula="of:=[.B72]+[.$C$11]" office:value-type="float" office:value="6912" calcext:value-type="float">
            <text:p>6912</text:p>
          </table:table-cell>
          <table:table-cell table:formula="of:=COMPLEX([.$C$3]/1000;6.284*[.B73]*[.$C$4]/1000)" office:value-type="string" office:string-value="1.7+184.598784i" calcext:value-type="string">
            <text:p>1.7+184.598784i</text:p>
          </table:table-cell>
          <table:table-cell table:formula="of:=COMPLEX(0;-1/6.284/[.B73]/[.$C$5]*1000000000)" office:value-type="string" office:string-value="-209.299123207462i" calcext:value-type="string">
            <text:p>-209.299123207462i</text:p>
          </table:table-cell>
          <table:table-cell table:formula="of:=IMSUM([.C73];[.D73])" office:value-type="string" office:string-value="1.7-24.700339207462i" calcext:value-type="string">
            <text:p>1.7-24.700339207462i</text:p>
          </table:table-cell>
          <table:table-cell table:formula="of:=IMDIV(1;[.E73])" office:value-type="string" office:string-value="0.00277326100128245+0.0402944043779424i" calcext:value-type="string">
            <text:p>0.00277326100128245+0.0402944043779424i</text:p>
          </table:table-cell>
          <table:table-cell table:formula="of:=COMPLEX(0;-1/6.284/[.B73]/[.$C$6]*1000)" office:value-type="string" office:string-value="-0.109632874061051i" calcext:value-type="string">
            <text:p>-0.109632874061051i</text:p>
          </table:table-cell>
          <table:table-cell table:formula="of:=COMPLEX(0;-1000000000/6.284/[.$F$12]/[.B73]+6.284*[.F$14]*[.B73]*0.001)" office:value-type="string" office:string-value="-20.4168030728208i" calcext:value-type="string">
            <text:p>-20.4168030728208i</text:p>
          </table:table-cell>
          <table:table-cell table:formula="of:=IMSUM(IMDIV(1;IMSUM([.F73];[.G73]));[.H73])" office:value-type="string" office:string-value="0.575901305048915-6.0178283055231i" calcext:value-type="string">
            <text:p>0.575901305048915-6.0178283055231i</text:p>
          </table:table-cell>
          <table:table-cell table:formula="of:=300000/[.B73]" office:value-type="float" office:value="43.4027777777778" calcext:value-type="float">
            <text:p>43.4027777778</text:p>
          </table:table-cell>
          <table:table-cell table:formula="of:=[.$C$1]/[.J73]*2*PI()" office:value-type="float" office:value="3.18482096850319" calcext:value-type="float">
            <text:p>3.1848209685</text:p>
          </table:table-cell>
          <table:table-cell table:formula="of:=COMPLEX(0;TAN([.K73]))" office:value-type="string" office:string-value="0.0432552617887535i" calcext:value-type="string">
            <text:p>0.0432552617887535i</text:p>
          </table:table-cell>
          <table:table-cell table:formula="of:=IMPRODUCT(IMDIV(IMSUB([.I73];[.$C$2]); IMSUM([.I73]; [.$C$2])); 1-[.$F$1])" office:value-type="string" office:string-value="-0.949624087701973-0.231978130243056i" calcext:value-type="string">
            <text:p>-0.949624087701973-0.231978130243056i</text:p>
          </table:table-cell>
          <table:table-cell table:formula="of:=IMDIV(IMSUM(1;[.M73]);IMSUB(1;[.M73]))" office:value-type="string" office:string-value="0.0115180261009783-0.120356566110462i" calcext:value-type="string">
            <text:p>0.0115180261009783-0.120356566110462i</text:p>
          </table:table-cell>
          <table:table-cell table:formula="of:=IMSUM([.N73];[.L73])" office:value-type="string" office:string-value="0.0115180261009783-0.0771013043217085i" calcext:value-type="string">
            <text:p>0.0115180261009783-0.0771013043217085i</text:p>
          </table:table-cell>
          <table:table-cell table:formula="of:=IMSUM(1;IMPRODUCT([.L73];[.N73]))" office:value-type="string" office:string-value="1.0052060547751+0.00049821523428751i" calcext:value-type="string">
            <text:p>1.0052060547751+0.00049821523428751i</text:p>
          </table:table-cell>
          <table:table-cell table:formula="of:=IMPRODUCT([.$C$2];[.O73];IMDIV(1;[.P73]))" office:value-type="string" office:string-value="0.571017709587194-3.83538249445779i" calcext:value-type="string">
            <text:p>0.571017709587194-3.83538249445779i</text:p>
          </table:table-cell>
          <table:table-cell table:formula="of:=IMDIV(IMPRODUCT([.Q73];[.$F$10]);IMSUM([.Q73];[.$F$10]))" office:value-type="string" office:string-value="0.570973910223864-3.8352386573095i" calcext:value-type="string">
            <text:p>0.570973910223864-3.8352386573095i</text:p>
          </table:table-cell>
          <table:table-cell table:formula="of:=[.B73]" office:value-type="float" office:value="6912" calcext:value-type="float">
            <text:p>6912</text:p>
          </table:table-cell>
          <table:table-cell table:formula="of:=IMREAL([.R73])" office:value-type="float" office:value="0.570973910223864" calcext:value-type="float">
            <text:p>0.5709739102</text:p>
          </table:table-cell>
          <table:table-cell table:formula="of:=IMAGINARY([.R73])" office:value-type="float" office:value="-3.8352386573095" calcext:value-type="float">
            <text:p>-3.8352386573</text:p>
          </table:table-cell>
          <table:table-cell table:formula="of:=IMABS([.R73])" office:value-type="float" office:value="3.87750780330324" calcext:value-type="float">
            <text:p>3.8775078033</text:p>
          </table:table-cell>
        </table:table-row>
        <table:table-row table:style-name="ro1">
          <table:table-cell/>
          <table:table-cell table:formula="of:=[.B73]+[.$C$11]" office:value-type="float" office:value="6916" calcext:value-type="float">
            <text:p>6916</text:p>
          </table:table-cell>
          <table:table-cell table:formula="of:=COMPLEX([.$C$3]/1000;6.284*[.B74]*[.$C$4]/1000)" office:value-type="string" office:string-value="1.7+184.705612i" calcext:value-type="string">
            <text:p>1.7+184.705612i</text:p>
          </table:table-cell>
          <table:table-cell table:formula="of:=COMPLEX(0;-1/6.284/[.B74]/[.$C$5]*1000000000)" office:value-type="string" office:string-value="-209.178071082993i" calcext:value-type="string">
            <text:p>-209.178071082993i</text:p>
          </table:table-cell>
          <table:table-cell table:formula="of:=IMSUM([.C74];[.D74])" office:value-type="string" office:string-value="1.7-24.472459082993i" calcext:value-type="string">
            <text:p>1.7-24.472459082993i</text:p>
          </table:table-cell>
          <table:table-cell table:formula="of:=IMDIV(1;[.E74])" office:value-type="string" office:string-value="0.00282489981354596+0.0406660265297401i" calcext:value-type="string">
            <text:p>0.00282489981354596+0.0406660265297401i</text:p>
          </table:table-cell>
          <table:table-cell table:formula="of:=COMPLEX(0;-1/6.284/[.B74]/[.$C$6]*1000)" office:value-type="string" office:string-value="-0.109569465805377i" calcext:value-type="string">
            <text:p>-0.109569465805377i</text:p>
          </table:table-cell>
          <table:table-cell table:formula="of:=COMPLEX(0;-1000000000/6.284/[.$F$12]/[.B74]+6.284*[.F$14]*[.B74]*0.001)" office:value-type="string" office:string-value="-20.4019791791292i" calcext:value-type="string">
            <text:p>-20.4019791791292i</text:p>
          </table:table-cell>
          <table:table-cell table:formula="of:=IMSUM(IMDIV(1;IMSUM([.F74];[.G74]));[.H74])" office:value-type="string" office:string-value="0.59400744286875-5.9132686157599i" calcext:value-type="string">
            <text:p>0.59400744286875-5.9132686157599i</text:p>
          </table:table-cell>
          <table:table-cell table:formula="of:=300000/[.B74]" office:value-type="float" office:value="43.3776749566223" calcext:value-type="float">
            <text:p>43.3776749566</text:p>
          </table:table-cell>
          <table:table-cell table:formula="of:=[.$C$1]/[.J74]*2*PI()" office:value-type="float" office:value="3.18666403619329" calcext:value-type="float">
            <text:p>3.1866640362</text:p>
          </table:table-cell>
          <table:table-cell table:formula="of:=COMPLEX(0;TAN([.K74]))" office:value-type="string" office:string-value="0.0451019272026118i" calcext:value-type="string">
            <text:p>0.0451019272026118i</text:p>
          </table:table-cell>
          <table:table-cell table:formula="of:=IMPRODUCT(IMDIV(IMSUB([.I74];[.$C$2]); IMSUM([.I74]; [.$C$2])); 1-[.$F$1])" office:value-type="string" office:string-value="-0.949882874208497-0.227896183505226i" calcext:value-type="string">
            <text:p>-0.949882874208497-0.227896183505226i</text:p>
          </table:table-cell>
          <table:table-cell table:formula="of:=IMDIV(IMSUM(1;[.M74]);IMSUB(1;[.M74]))" office:value-type="string" office:string-value="0.0118801488573757-0.118265372315198i" calcext:value-type="string">
            <text:p>0.0118801488573757-0.118265372315198i</text:p>
          </table:table-cell>
          <table:table-cell table:formula="of:=IMSUM([.N74];[.L74])" office:value-type="string" office:string-value="0.0118801488573757-0.0731634451125862i" calcext:value-type="string">
            <text:p>0.0118801488573757-0.0731634451125862i</text:p>
          </table:table-cell>
          <table:table-cell table:formula="of:=IMSUM(1;IMPRODUCT([.L74];[.N74]))" office:value-type="string" office:string-value="1.00533399621275+0.00053581760892155i" calcext:value-type="string">
            <text:p>1.00533399621275+0.00053581760892155i</text:p>
          </table:table-cell>
          <table:table-cell table:formula="of:=IMPRODUCT([.$C$2];[.O74];IMDIV(1;[.P74]))" office:value-type="string" office:string-value="0.588916284111197-3.63907698449134i" calcext:value-type="string">
            <text:p>0.588916284111197-3.63907698449134i</text:p>
          </table:table-cell>
          <table:table-cell table:formula="of:=IMDIV(IMPRODUCT([.Q74];[.$F$10]);IMSUM([.Q74];[.$F$10]))" office:value-type="string" office:string-value="0.588873423767863-3.63894802705314i" calcext:value-type="string">
            <text:p>0.588873423767863-3.63894802705314i</text:p>
          </table:table-cell>
          <table:table-cell table:formula="of:=[.B74]" office:value-type="float" office:value="6916" calcext:value-type="float">
            <text:p>6916</text:p>
          </table:table-cell>
          <table:table-cell table:formula="of:=IMREAL([.R74])" office:value-type="float" office:value="0.588873423767863" calcext:value-type="float">
            <text:p>0.5888734238</text:p>
          </table:table-cell>
          <table:table-cell table:formula="of:=IMAGINARY([.R74])" office:value-type="float" office:value="-3.63894802705314" calcext:value-type="float">
            <text:p>-3.6389480271</text:p>
          </table:table-cell>
          <table:table-cell table:formula="of:=IMABS([.R74])" office:value-type="float" office:value="3.68628738066012" calcext:value-type="float">
            <text:p>3.6862873807</text:p>
          </table:table-cell>
        </table:table-row>
        <table:table-row table:style-name="ro1">
          <table:table-cell/>
          <table:table-cell table:formula="of:=[.B74]+[.$C$11]" office:value-type="float" office:value="6920" calcext:value-type="float">
            <text:p>6920</text:p>
          </table:table-cell>
          <table:table-cell table:formula="of:=COMPLEX([.$C$3]/1000;6.284*[.B75]*[.$C$4]/1000)" office:value-type="string" office:string-value="1.7+184.81244i" calcext:value-type="string">
            <text:p>1.7+184.81244i</text:p>
          </table:table-cell>
          <table:table-cell table:formula="of:=COMPLEX(0;-1/6.284/[.B75]/[.$C$5]*1000000000)" office:value-type="string" office:string-value="-209.057158903176i" calcext:value-type="string">
            <text:p>-209.057158903176i</text:p>
          </table:table-cell>
          <table:table-cell table:formula="of:=IMSUM([.C75];[.D75])" office:value-type="string" office:string-value="1.7-24.244718903176i" calcext:value-type="string">
            <text:p>1.7-24.244718903176i</text:p>
          </table:table-cell>
          <table:table-cell table:formula="of:=IMDIV(1;[.E75])" office:value-type="string" office:string-value="0.00287795899089684+0.0410442980877423i" calcext:value-type="string">
            <text:p>0.00287795899089684+0.0410442980877423i</text:p>
          </table:table-cell>
          <table:table-cell table:formula="of:=COMPLEX(0;-1/6.284/[.B75]/[.$C$6]*1000)" office:value-type="string" office:string-value="-0.109506130854044i" calcext:value-type="string">
            <text:p>-0.109506130854044i</text:p>
          </table:table-cell>
          <table:table-cell table:formula="of:=COMPLEX(0;-1000000000/6.284/[.$F$12]/[.B75]+6.284*[.F$14]*[.B75]*0.001)" office:value-type="string" office:string-value="-20.3871706793493i" calcext:value-type="string">
            <text:p>-20.3871706793493i</text:p>
          </table:table-cell>
          <table:table-cell table:formula="of:=IMSUM(IMDIV(1;IMSUM([.F75];[.G75]));[.H75])" office:value-type="string" office:string-value="0.612943966831828-5.8062584825159i" calcext:value-type="string">
            <text:p>0.612943966831828-5.8062584825159i</text:p>
          </table:table-cell>
          <table:table-cell table:formula="of:=300000/[.B75]" office:value-type="float" office:value="43.3526011560694" calcext:value-type="float">
            <text:p>43.3526011561</text:p>
          </table:table-cell>
          <table:table-cell table:formula="of:=[.$C$1]/[.J75]*2*PI()" office:value-type="float" office:value="3.1885071038834" calcext:value-type="float">
            <text:p>3.1885071039</text:p>
          </table:table-cell>
          <table:table-cell table:formula="of:=COMPLEX(0;TAN([.K75]))" office:value-type="string" office:string-value="0.0469488996538069i" calcext:value-type="string">
            <text:p>0.0469488996538069i</text:p>
          </table:table-cell>
          <table:table-cell table:formula="of:=IMPRODUCT(IMDIV(IMSUB([.I75];[.$C$2]); IMSUM([.I75]; [.$C$2])); 1-[.$F$1])" office:value-type="string" office:string-value="-0.950114844063689-0.223714922859362i" calcext:value-type="string">
            <text:p>-0.950114844063689-0.223714922859362i</text:p>
          </table:table-cell>
          <table:table-cell table:formula="of:=IMDIV(IMSUM(1;[.M75]);IMSUB(1;[.M75]))" office:value-type="string" office:string-value="0.0122588793366361-0.116125169650318i" calcext:value-type="string">
            <text:p>0.0122588793366361-0.116125169650318i</text:p>
          </table:table-cell>
          <table:table-cell table:formula="of:=IMSUM([.N75];[.L75])" office:value-type="string" office:string-value="0.0122588793366361-0.0691762699965111i" calcext:value-type="string">
            <text:p>0.0122588793366361-0.0691762699965111i</text:p>
          </table:table-cell>
          <table:table-cell table:formula="of:=IMSUM(1;IMPRODUCT([.L75];[.N75]))" office:value-type="string" office:string-value="1.00545194893719+0.00057554089584385i" calcext:value-type="string">
            <text:p>1.00545194893719+0.00057554089584385i</text:p>
          </table:table-cell>
          <table:table-cell table:formula="of:=IMPRODUCT([.$C$2];[.O75];IMDIV(1;[.P75]))" office:value-type="string" office:string-value="0.607650990133218-3.44040630830472i" calcext:value-type="string">
            <text:p>0.607650990133218-3.44040630830472i</text:p>
          </table:table-cell>
          <table:table-cell table:formula="of:=IMDIV(IMPRODUCT([.Q75];[.$F$10]);IMSUM([.Q75];[.$F$10]))" office:value-type="string" office:string-value="0.607609180524338-3.44029163929066i" calcext:value-type="string">
            <text:p>0.607609180524338-3.44029163929066i</text:p>
          </table:table-cell>
          <table:table-cell table:formula="of:=[.B75]" office:value-type="float" office:value="6920" calcext:value-type="float">
            <text:p>6920</text:p>
          </table:table-cell>
          <table:table-cell table:formula="of:=IMREAL([.R75])" office:value-type="float" office:value="0.607609180524338" calcext:value-type="float">
            <text:p>0.6076091805</text:p>
          </table:table-cell>
          <table:table-cell table:formula="of:=IMAGINARY([.R75])" office:value-type="float" office:value="-3.44029163929066" calcext:value-type="float">
            <text:p>-3.4402916393</text:p>
          </table:table-cell>
          <table:table-cell table:formula="of:=IMABS([.R75])" office:value-type="float" office:value="3.4935362427819" calcext:value-type="float">
            <text:p>3.4935362428</text:p>
          </table:table-cell>
        </table:table-row>
        <table:table-row table:style-name="ro1">
          <table:table-cell/>
          <table:table-cell table:formula="of:=[.B75]+[.$C$11]" office:value-type="float" office:value="6924" calcext:value-type="float">
            <text:p>6924</text:p>
          </table:table-cell>
          <table:table-cell table:formula="of:=COMPLEX([.$C$3]/1000;6.284*[.B76]*[.$C$4]/1000)" office:value-type="string" office:string-value="1.7+184.919268i" calcext:value-type="string">
            <text:p>1.7+184.919268i</text:p>
          </table:table-cell>
          <table:table-cell table:formula="of:=COMPLEX(0;-1/6.284/[.B76]/[.$C$5]*1000000000)" office:value-type="string" office:string-value="-208.936386425473i" calcext:value-type="string">
            <text:p>-208.936386425473i</text:p>
          </table:table-cell>
          <table:table-cell table:formula="of:=IMSUM([.C76];[.D76])" office:value-type="string" office:string-value="1.7-24.017118425473i" calcext:value-type="string">
            <text:p>1.7-24.017118425473i</text:p>
          </table:table-cell>
          <table:table-cell table:formula="of:=IMDIV(1;[.E76])" office:value-type="string" office:string-value="0.00293249073003314+0.0414293983204751i" calcext:value-type="string">
            <text:p>0.00293249073003314+0.0414293983204751i</text:p>
          </table:table-cell>
          <table:table-cell table:formula="of:=COMPLEX(0;-1/6.284/[.B76]/[.$C$6]*1000)" office:value-type="string" office:string-value="-0.10944286908001i" calcext:value-type="string">
            <text:p>-0.10944286908001i</text:p>
          </table:table-cell>
          <table:table-cell table:formula="of:=COMPLEX(0;-1000000000/6.284/[.$F$12]/[.B76]+6.284*[.F$14]*[.B76]*0.001)" office:value-type="string" office:string-value="-20.3723775468021i" calcext:value-type="string">
            <text:p>-20.3723775468021i</text:p>
          </table:table-cell>
          <table:table-cell table:formula="of:=IMSUM(IMDIV(1;IMSUM([.F76];[.G76]));[.H76])" office:value-type="string" office:string-value="0.63276166651279-5.6966901993997i" calcext:value-type="string">
            <text:p>0.63276166651279-5.6966901993997i</text:p>
          </table:table-cell>
          <table:table-cell table:formula="of:=300000/[.B76]" office:value-type="float" office:value="43.3275563258232" calcext:value-type="float">
            <text:p>43.3275563258</text:p>
          </table:table-cell>
          <table:table-cell table:formula="of:=[.$C$1]/[.J76]*2*PI()" office:value-type="float" office:value="3.19035017157351" calcext:value-type="float">
            <text:p>3.1903501716</text:p>
          </table:table-cell>
          <table:table-cell table:formula="of:=COMPLEX(0;TAN([.K76]))" office:value-type="string" office:string-value="0.0487961917700766i" calcext:value-type="string">
            <text:p>0.0487961917700766i</text:p>
          </table:table-cell>
          <table:table-cell table:formula="of:=IMPRODUCT(IMDIV(IMSUB([.I76];[.$C$2]); IMSUM([.I76]; [.$C$2])); 1-[.$F$1])" office:value-type="string" office:string-value="-0.950317758459969-0.219430181065597i" calcext:value-type="string">
            <text:p>-0.950317758459969-0.219430181065597i</text:p>
          </table:table-cell>
          <table:table-cell table:formula="of:=IMDIV(IMSUM(1;[.M76]);IMSUB(1;[.M76]))" office:value-type="string" office:string-value="0.0126552333302563-0.113933803987994i" calcext:value-type="string">
            <text:p>0.0126552333302563-0.113933803987994i</text:p>
          </table:table-cell>
          <table:table-cell table:formula="of:=IMSUM([.N76];[.L76])" office:value-type="string" office:string-value="0.0126552333302563-0.0651376122179174i" calcext:value-type="string">
            <text:p>0.0126552333302563-0.0651376122179174i</text:p>
          </table:table-cell>
          <table:table-cell table:formula="of:=IMSUM(1;IMPRODUCT([.L76];[.N76]))" office:value-type="string" office:string-value="1.00555953574849+0.00061752719247825i" calcext:value-type="string">
            <text:p>1.00555953574849+0.00061752719247825i</text:p>
          </table:table-cell>
          <table:table-cell table:formula="of:=IMPRODUCT([.$C$2];[.O76];IMDIV(1;[.P76]))" office:value-type="string" office:string-value="0.62727398374134-3.23925919235942i" calcext:value-type="string">
            <text:p>0.62727398374134-3.23925919235942i</text:p>
          </table:table-cell>
          <table:table-cell table:formula="of:=IMDIV(IMPRODUCT([.Q76];[.$F$10]);IMSUM([.Q76];[.$F$10]))" office:value-type="string" office:string-value="0.627233347224431-3.23915820109134i" calcext:value-type="string">
            <text:p>0.627233347224431-3.23915820109134i</text:p>
          </table:table-cell>
          <table:table-cell table:formula="of:=[.B76]" office:value-type="float" office:value="6924" calcext:value-type="float">
            <text:p>6924</text:p>
          </table:table-cell>
          <table:table-cell table:formula="of:=IMREAL([.R76])" office:value-type="float" office:value="0.627233347224431" calcext:value-type="float">
            <text:p>0.6272333472</text:p>
          </table:table-cell>
          <table:table-cell table:formula="of:=IMAGINARY([.R76])" office:value-type="float" office:value="-3.23915820109134" calcext:value-type="float">
            <text:p>-3.2391582011</text:p>
          </table:table-cell>
          <table:table-cell table:formula="of:=IMABS([.R76])" office:value-type="float" office:value="3.29932834431004" calcext:value-type="float">
            <text:p>3.2993283443</text:p>
          </table:table-cell>
        </table:table-row>
        <table:table-row table:style-name="ro1">
          <table:table-cell/>
          <table:table-cell table:formula="of:=[.B76]+[.$C$11]" office:value-type="float" office:value="6928" calcext:value-type="float">
            <text:p>6928</text:p>
          </table:table-cell>
          <table:table-cell table:formula="of:=COMPLEX([.$C$3]/1000;6.284*[.B77]*[.$C$4]/1000)" office:value-type="string" office:string-value="1.7+185.026096i" calcext:value-type="string">
            <text:p>1.7+185.026096i</text:p>
          </table:table-cell>
          <table:table-cell table:formula="of:=COMPLEX(0;-1/6.284/[.B77]/[.$C$5]*1000000000)" office:value-type="string" office:string-value="-208.815753407907i" calcext:value-type="string">
            <text:p>-208.815753407907i</text:p>
          </table:table-cell>
          <table:table-cell table:formula="of:=IMSUM([.C77];[.D77])" office:value-type="string" office:string-value="1.7-23.789657407907i" calcext:value-type="string">
            <text:p>1.7-23.789657407907i</text:p>
          </table:table-cell>
          <table:table-cell table:formula="of:=IMDIV(1;[.E77])" office:value-type="string" office:string-value="0.00298854963794337+0.0418215129607042i" calcext:value-type="string">
            <text:p>0.00298854963794337+0.0418215129607042i</text:p>
          </table:table-cell>
          <table:table-cell table:formula="of:=COMPLEX(0;-1/6.284/[.B77]/[.$C$6]*1000)" office:value-type="string" office:string-value="-0.109379680356522i" calcext:value-type="string">
            <text:p>-0.109379680356522i</text:p>
          </table:table-cell>
          <table:table-cell table:formula="of:=COMPLEX(0;-1000000000/6.284/[.$F$12]/[.B77]+6.284*[.F$14]*[.B77]*0.001)" office:value-type="string" office:string-value="-20.3575997548697i" calcext:value-type="string">
            <text:p>-20.3575997548697i</text:p>
          </table:table-cell>
          <table:table-cell table:formula="of:=IMSUM(IMDIV(1;IMSUM([.F77];[.G77]));[.H77])" office:value-type="string" office:string-value="0.653515239318286-5.5844498051283i" calcext:value-type="string">
            <text:p>0.653515239318286-5.5844498051283i</text:p>
          </table:table-cell>
          <table:table-cell table:formula="of:=300000/[.B77]" office:value-type="float" office:value="43.3025404157044" calcext:value-type="float">
            <text:p>43.3025404157</text:p>
          </table:table-cell>
          <table:table-cell table:formula="of:=[.$C$1]/[.J77]*2*PI()" office:value-type="float" office:value="3.19219323926361" calcext:value-type="float">
            <text:p>3.1921932393</text:p>
          </table:table-cell>
          <table:table-cell table:formula="of:=COMPLEX(0;TAN([.K77]))" office:value-type="string" office:string-value="0.050643816187876i" calcext:value-type="string">
            <text:p>0.050643816187876i</text:p>
          </table:table-cell>
          <table:table-cell table:formula="of:=IMPRODUCT(IMDIV(IMSUB([.I77];[.$C$2]); IMSUM([.I77]; [.$C$2])); 1-[.$F$1])" office:value-type="string" office:string-value="-0.950489181379095-0.215037571970966i" calcext:value-type="string">
            <text:p>-0.950489181379095-0.215037571970966i</text:p>
          </table:table-cell>
          <table:table-cell table:formula="of:=IMDIV(IMSUM(1;[.M77]);IMSUB(1;[.M77]))" office:value-type="string" office:string-value="0.0130703047863661-0.111688996102566i" calcext:value-type="string">
            <text:p>0.0130703047863661-0.111688996102566i</text:p>
          </table:table-cell>
          <table:table-cell table:formula="of:=IMSUM([.N77];[.L77])" office:value-type="string" office:string-value="0.0130703047863661-0.06104517991469i" calcext:value-type="string">
            <text:p>0.0130703047863661-0.06104517991469i</text:p>
          </table:table-cell>
          <table:table-cell table:formula="of:=IMSUM(1;IMPRODUCT([.L77];[.N77]))" office:value-type="string" office:string-value="1.00565635698883+0.00066193011312024i" calcext:value-type="string">
            <text:p>1.00565635698883+0.00066193011312024i</text:p>
          </table:table-cell>
          <table:table-cell table:formula="of:=IMPRODUCT([.$C$2];[.O77];IMDIV(1;[.P77]))" office:value-type="string" office:string-value="0.647841515759854-3.03551784894273i" calcext:value-type="string">
            <text:p>0.647841515759854-3.03551784894273i</text:p>
          </table:table-cell>
          <table:table-cell table:formula="of:=IMDIV(IMPRODUCT([.Q77];[.$F$10]);IMSUM([.Q77];[.$F$10]))" office:value-type="string" office:string-value="0.647802186440467-3.03542990377826i" calcext:value-type="string">
            <text:p>0.647802186440467-3.03542990377826i</text:p>
          </table:table-cell>
          <table:table-cell table:formula="of:=[.B77]" office:value-type="float" office:value="6928" calcext:value-type="float">
            <text:p>6928</text:p>
          </table:table-cell>
          <table:table-cell table:formula="of:=IMREAL([.R77])" office:value-type="float" office:value="0.647802186440467" calcext:value-type="float">
            <text:p>0.6478021864</text:p>
          </table:table-cell>
          <table:table-cell table:formula="of:=IMAGINARY([.R77])" office:value-type="float" office:value="-3.03542990377826" calcext:value-type="float">
            <text:p>-3.0354299038</text:p>
          </table:table-cell>
          <table:table-cell table:formula="of:=IMABS([.R77])" office:value-type="float" office:value="3.10378516871067" calcext:value-type="float">
            <text:p>3.1037851687</text:p>
          </table:table-cell>
        </table:table-row>
        <table:table-row table:style-name="ro1">
          <table:table-cell/>
          <table:table-cell table:formula="of:=[.B77]+[.$C$11]" office:value-type="float" office:value="6932" calcext:value-type="float">
            <text:p>6932</text:p>
          </table:table-cell>
          <table:table-cell table:formula="of:=COMPLEX([.$C$3]/1000;6.284*[.B78]*[.$C$4]/1000)" office:value-type="string" office:string-value="1.7+185.132924i" calcext:value-type="string">
            <text:p>1.7+185.132924i</text:p>
          </table:table-cell>
          <table:table-cell table:formula="of:=COMPLEX(0;-1/6.284/[.B78]/[.$C$5]*1000000000)" office:value-type="string" office:string-value="-208.695259609056i" calcext:value-type="string">
            <text:p>-208.695259609056i</text:p>
          </table:table-cell>
          <table:table-cell table:formula="of:=IMSUM([.C78];[.D78])" office:value-type="string" office:string-value="1.7-23.562335609056i" calcext:value-type="string">
            <text:p>1.7-23.562335609056i</text:p>
          </table:table-cell>
          <table:table-cell table:formula="of:=IMDIV(1;[.E78])" office:value-type="string" office:string-value="0.00304619286631174+0.0422208344976174i" calcext:value-type="string">
            <text:p>0.00304619286631174+0.0422208344976174i</text:p>
          </table:table-cell>
          <table:table-cell table:formula="of:=COMPLEX(0;-1/6.284/[.B78]/[.$C$6]*1000)" office:value-type="string" office:string-value="-0.109316564557125i" calcext:value-type="string">
            <text:p>-0.109316564557125i</text:p>
          </table:table-cell>
          <table:table-cell table:formula="of:=COMPLEX(0;-1000000000/6.284/[.$F$12]/[.B78]+6.284*[.F$14]*[.B78]*0.001)" office:value-type="string" office:string-value="-20.3428372769962i" calcext:value-type="string">
            <text:p>-20.3428372769962i</text:p>
          </table:table-cell>
          <table:table-cell table:formula="of:=IMSUM(IMDIV(1;IMSUM([.F78];[.G78]));[.H78])" office:value-type="string" office:string-value="0.675263654288438-5.4694166317727i" calcext:value-type="string">
            <text:p>0.675263654288438-5.4694166317727i</text:p>
          </table:table-cell>
          <table:table-cell table:formula="of:=300000/[.B78]" office:value-type="float" office:value="43.2775533756492" calcext:value-type="float">
            <text:p>43.2775533756</text:p>
          </table:table-cell>
          <table:table-cell table:formula="of:=[.$C$1]/[.J78]*2*PI()" office:value-type="float" office:value="3.19403630695372" calcext:value-type="float">
            <text:p>3.194036307</text:p>
          </table:table-cell>
          <table:table-cell table:formula="of:=COMPLEX(0;TAN([.K78]))" office:value-type="string" office:string-value="0.0524917855527202i" calcext:value-type="string">
            <text:p>0.0524917855527202i</text:p>
          </table:table-cell>
          <table:table-cell table:formula="of:=IMPRODUCT(IMDIV(IMSUB([.I78];[.$C$2]); IMSUM([.I78]; [.$C$2])); 1-[.$F$1])" office:value-type="string" office:string-value="-0.950626460287938-0.210532477483655i" calcext:value-type="string">
            <text:p>-0.950626460287938-0.210532477483655i</text:p>
          </table:table-cell>
          <table:table-cell table:formula="of:=IMDIV(IMSUM(1;[.M78]);IMSUB(1;[.M78]))" office:value-type="string" office:string-value="0.0135052730857681-0.109388332635454i" calcext:value-type="string">
            <text:p>0.0135052730857681-0.109388332635454i</text:p>
          </table:table-cell>
          <table:table-cell table:formula="of:=IMSUM([.N78];[.L78])" office:value-type="string" office:string-value="0.0135052730857681-0.0568965470827338i" calcext:value-type="string">
            <text:p>0.0135052730857681-0.0568965470827338i</text:p>
          </table:table-cell>
          <table:table-cell table:formula="of:=IMSUM(1;IMPRODUCT([.L78];[.N78]))" office:value-type="string" office:string-value="1.00574198889867+0.00070891589864906i" calcext:value-type="string">
            <text:p>1.00574198889867+0.00070891589864906i</text:p>
          </table:table-cell>
          <table:table-cell table:formula="of:=IMPRODUCT([.$C$2];[.O78];IMDIV(1;[.P78]))" office:value-type="string" office:string-value="0.669414320852455-2.82905749585662i" calcext:value-type="string">
            <text:p>0.669414320852455-2.82905749585662i</text:p>
          </table:table-cell>
          <table:table-cell table:formula="of:=IMDIV(IMPRODUCT([.Q78];[.$F$10]);IMSUM([.Q78];[.$F$10]))" office:value-type="string" office:string-value="0.66937644581893-2.82898194247717i" calcext:value-type="string">
            <text:p>0.66937644581893-2.82898194247717i</text:p>
          </table:table-cell>
          <table:table-cell table:formula="of:=[.B78]" office:value-type="float" office:value="6932" calcext:value-type="float">
            <text:p>6932</text:p>
          </table:table-cell>
          <table:table-cell table:formula="of:=IMREAL([.R78])" office:value-type="float" office:value="0.66937644581893" calcext:value-type="float">
            <text:p>0.6693764458</text:p>
          </table:table-cell>
          <table:table-cell table:formula="of:=IMAGINARY([.R78])" office:value-type="float" office:value="-2.82898194247717" calcext:value-type="float">
            <text:p>-2.8289819425</text:p>
          </table:table-cell>
          <table:table-cell table:formula="of:=IMABS([.R78])" office:value-type="float" office:value="2.90709539868906" calcext:value-type="float">
            <text:p>2.9070953987</text:p>
          </table:table-cell>
        </table:table-row>
        <table:table-row table:style-name="ro1">
          <table:table-cell/>
          <table:table-cell table:formula="of:=[.B78]+[.$C$11]" office:value-type="float" office:value="6936" calcext:value-type="float">
            <text:p>6936</text:p>
          </table:table-cell>
          <table:table-cell table:formula="of:=COMPLEX([.$C$3]/1000;6.284*[.B79]*[.$C$4]/1000)" office:value-type="string" office:string-value="1.7+185.239752i" calcext:value-type="string">
            <text:p>1.7+185.239752i</text:p>
          </table:table-cell>
          <table:table-cell table:formula="of:=COMPLEX(0;-1/6.284/[.B79]/[.$C$5]*1000000000)" office:value-type="string" office:string-value="-208.574904788059i" calcext:value-type="string">
            <text:p>-208.574904788059i</text:p>
          </table:table-cell>
          <table:table-cell table:formula="of:=IMSUM([.C79];[.D79])" office:value-type="string" office:string-value="1.7-23.335152788059i" calcext:value-type="string">
            <text:p>1.7-23.335152788059i</text:p>
          </table:table-cell>
          <table:table-cell table:formula="of:=IMDIV(1;[.E79])" office:value-type="string" office:string-value="0.00310548025472374+0.0426275624848698i" calcext:value-type="string">
            <text:p>0.00310548025472374+0.0426275624848698i</text:p>
          </table:table-cell>
          <table:table-cell table:formula="of:=COMPLEX(0;-1/6.284/[.B79]/[.$C$6]*1000)" office:value-type="string" office:string-value="-0.10925352155565i" calcext:value-type="string">
            <text:p>-0.10925352155565i</text:p>
          </table:table-cell>
          <table:table-cell table:formula="of:=COMPLEX(0;-1000000000/6.284/[.$F$12]/[.B79]+6.284*[.F$14]*[.B79]*0.001)" office:value-type="string" office:string-value="-20.3280900866865i" calcext:value-type="string">
            <text:p>-20.3280900866865i</text:p>
          </table:table-cell>
          <table:table-cell table:formula="of:=IMSUM(IMDIV(1;IMSUM([.F79];[.G79]));[.H79])" office:value-type="string" office:string-value="0.69807055576558-5.3514628142353i" calcext:value-type="string">
            <text:p>0.69807055576558-5.3514628142353i</text:p>
          </table:table-cell>
          <table:table-cell table:formula="of:=300000/[.B79]" office:value-type="float" office:value="43.2525951557093" calcext:value-type="float">
            <text:p>43.2525951557</text:p>
          </table:table-cell>
          <table:table-cell table:formula="of:=[.$C$1]/[.J79]*2*PI()" office:value-type="float" office:value="3.19587937464382" calcext:value-type="float">
            <text:p>3.1958793746</text:p>
          </table:table-cell>
          <table:table-cell table:formula="of:=COMPLEX(0;TAN([.K79]))" office:value-type="string" office:string-value="0.0543401125195357i" calcext:value-type="string">
            <text:p>0.0543401125195357i</text:p>
          </table:table-cell>
          <table:table-cell table:formula="of:=IMPRODUCT(IMDIV(IMSUB([.I79];[.$C$2]); IMSUM([.I79]; [.$C$2])); 1-[.$F$1])" office:value-type="string" office:string-value="-0.950726704723965-0.205910033786855i" calcext:value-type="string">
            <text:p>-0.950726704723965-0.205910033786855i</text:p>
          </table:table-cell>
          <table:table-cell table:formula="of:=IMDIV(IMSUM(1;[.M79]);IMSUB(1;[.M79]))" office:value-type="string" office:string-value="0.0139614111153121-0.107029256284706i" calcext:value-type="string">
            <text:p>0.0139614111153121-0.107029256284706i</text:p>
          </table:table-cell>
          <table:table-cell table:formula="of:=IMSUM([.N79];[.L79])" office:value-type="string" office:string-value="0.0139614111153121-0.0526891437651703i" calcext:value-type="string">
            <text:p>0.0139614111153121-0.0526891437651703i</text:p>
          </table:table-cell>
          <table:table-cell table:formula="of:=IMSUM(1;IMPRODUCT([.L79];[.N79]))" office:value-type="string" office:string-value="1.00581598182939+0.00075866465093755i" calcext:value-type="string">
            <text:p>1.00581598182939+0.00075866465093755i</text:p>
          </table:table-cell>
          <table:table-cell table:formula="of:=IMPRODUCT([.$C$2];[.O79];IMDIV(1;[.P79]))" office:value-type="string" office:string-value="0.69205805016223-2.61974583406901i" calcext:value-type="string">
            <text:p>0.69205805016223-2.61974583406901i</text:p>
          </table:table-cell>
          <table:table-cell table:formula="of:=IMDIV(IMPRODUCT([.Q79];[.$F$10]);IMSUM([.Q79];[.$F$10]))" office:value-type="string" office:string-value="0.692021790867475-2.61968199361323i" calcext:value-type="string">
            <text:p>0.692021790867475-2.61968199361323i</text:p>
          </table:table-cell>
          <table:table-cell table:formula="of:=[.B79]" office:value-type="float" office:value="6936" calcext:value-type="float">
            <text:p>6936</text:p>
          </table:table-cell>
          <table:table-cell table:formula="of:=IMREAL([.R79])" office:value-type="float" office:value="0.692021790867475" calcext:value-type="float">
            <text:p>0.6920217909</text:p>
          </table:table-cell>
          <table:table-cell table:formula="of:=IMAGINARY([.R79])" office:value-type="float" office:value="-2.61968199361323" calcext:value-type="float">
            <text:p>-2.6196819936</text:p>
          </table:table-cell>
          <table:table-cell table:formula="of:=IMABS([.R79])" office:value-type="float" office:value="2.70954385583567" calcext:value-type="float">
            <text:p>2.7095438558</text:p>
          </table:table-cell>
        </table:table-row>
        <table:table-row table:style-name="ro1">
          <table:table-cell/>
          <table:table-cell table:formula="of:=[.B79]+[.$C$11]" office:value-type="float" office:value="6940" calcext:value-type="float">
            <text:p>6940</text:p>
          </table:table-cell>
          <table:table-cell table:formula="of:=COMPLEX([.$C$3]/1000;6.284*[.B80]*[.$C$4]/1000)" office:value-type="string" office:string-value="1.7+185.34658i" calcext:value-type="string">
            <text:p>1.7+185.34658i</text:p>
          </table:table-cell>
          <table:table-cell table:formula="of:=COMPLEX(0;-1/6.284/[.B80]/[.$C$5]*1000000000)" office:value-type="string" office:string-value="-208.454688704608i" calcext:value-type="string">
            <text:p>-208.454688704608i</text:p>
          </table:table-cell>
          <table:table-cell table:formula="of:=IMSUM([.C80];[.D80])" office:value-type="string" office:string-value="1.7-23.108108704608i" calcext:value-type="string">
            <text:p>1.7-23.108108704608i</text:p>
          </table:table-cell>
          <table:table-cell table:formula="of:=IMDIV(1;[.E80])" office:value-type="string" office:string-value="0.00316647448334172+0.0430419038655458i" calcext:value-type="string">
            <text:p>0.00316647448334172+0.0430419038655458i</text:p>
          </table:table-cell>
          <table:table-cell table:formula="of:=COMPLEX(0;-1/6.284/[.B80]/[.$C$6]*1000)" office:value-type="string" office:string-value="-0.109190551226223i" calcext:value-type="string">
            <text:p>-0.109190551226223i</text:p>
          </table:table-cell>
          <table:table-cell table:formula="of:=COMPLEX(0;-1000000000/6.284/[.$F$12]/[.B80]+6.284*[.F$14]*[.B80]*0.001)" office:value-type="string" office:string-value="-20.3133581575068i" calcext:value-type="string">
            <text:p>-20.3133581575068i</text:p>
          </table:table-cell>
          <table:table-cell table:formula="of:=IMSUM(IMDIV(1;IMSUM([.F80];[.G80]));[.H80])" office:value-type="string" office:string-value="0.722004711970571-5.2304527571494i" calcext:value-type="string">
            <text:p>0.722004711970571-5.2304527571494i</text:p>
          </table:table-cell>
          <table:table-cell table:formula="of:=300000/[.B80]" office:value-type="float" office:value="43.2276657060519" calcext:value-type="float">
            <text:p>43.2276657061</text:p>
          </table:table-cell>
          <table:table-cell table:formula="of:=[.$C$1]/[.J80]*2*PI()" office:value-type="float" office:value="3.19772244233393" calcext:value-type="float">
            <text:p>3.1977224423</text:p>
          </table:table-cell>
          <table:table-cell table:formula="of:=COMPLEX(0;TAN([.K80]))" office:value-type="string" office:string-value="0.0561888097530084i" calcext:value-type="string">
            <text:p>0.0561888097530084i</text:p>
          </table:table-cell>
          <table:table-cell table:formula="of:=IMPRODUCT(IMDIV(IMSUB([.I80];[.$C$2]); IMSUM([.I80]; [.$C$2])); 1-[.$F$1])" office:value-type="string" office:string-value="-0.950786762515412-0.201165116768368i" calcext:value-type="string">
            <text:p>-0.950786762515412-0.201165116768368i</text:p>
          </table:table-cell>
          <table:table-cell table:formula="of:=IMDIV(IMSUM(1;[.M80]);IMSUB(1;[.M80]))" office:value-type="string" office:string-value="0.0144400942394121-0.104609055142988i" calcext:value-type="string">
            <text:p>0.0144400942394121-0.104609055142988i</text:p>
          </table:table-cell>
          <table:table-cell table:formula="of:=IMSUM([.N80];[.L80])" office:value-type="string" office:string-value="0.0144400942394121-0.0484202453899796i" calcext:value-type="string">
            <text:p>0.0144400942394121-0.0484202453899796i</text:p>
          </table:table-cell>
          <table:table-cell table:formula="of:=IMSUM(1;IMPRODUCT([.L80];[.N80]))" office:value-type="string" office:string-value="1.00587785829787+0.00081137170803383i" calcext:value-type="string">
            <text:p>1.00587785829787+0.00081137170803383i</text:p>
          </table:table-cell>
          <table:table-cell table:formula="of:=IMPRODUCT([.$C$2];[.O80];IMDIV(1;[.P80]))" office:value-type="string" office:string-value="0.715843753110136-2.40744247911511i" calcext:value-type="string">
            <text:p>0.715843753110136-2.40744247911511i</text:p>
          </table:table-cell>
          <table:table-cell table:formula="of:=IMDIV(IMPRODUCT([.Q80];[.$F$10]);IMSUM([.Q80];[.$F$10]))" office:value-type="string" office:string-value="0.715809286920237-2.40738964614187i" calcext:value-type="string">
            <text:p>0.715809286920237-2.40738964614187i</text:p>
          </table:table-cell>
          <table:table-cell table:formula="of:=[.B80]" office:value-type="float" office:value="6940" calcext:value-type="float">
            <text:p>6940</text:p>
          </table:table-cell>
          <table:table-cell table:formula="of:=IMREAL([.R80])" office:value-type="float" office:value="0.715809286920237" calcext:value-type="float">
            <text:p>0.7158092869</text:p>
          </table:table-cell>
          <table:table-cell table:formula="of:=IMAGINARY([.R80])" office:value-type="float" office:value="-2.40738964614187" calcext:value-type="float">
            <text:p>-2.4073896461</text:p>
          </table:table-cell>
          <table:table-cell table:formula="of:=IMABS([.R80])" office:value-type="float" office:value="2.51155486573404" calcext:value-type="float">
            <text:p>2.5115548657</text:p>
          </table:table-cell>
        </table:table-row>
        <table:table-row table:style-name="ro1">
          <table:table-cell/>
          <table:table-cell table:formula="of:=[.B80]+[.$C$11]" office:value-type="float" office:value="6944" calcext:value-type="float">
            <text:p>6944</text:p>
          </table:table-cell>
          <table:table-cell table:formula="of:=COMPLEX([.$C$3]/1000;6.284*[.B81]*[.$C$4]/1000)" office:value-type="string" office:string-value="1.7+185.453408i" calcext:value-type="string">
            <text:p>1.7+185.453408i</text:p>
          </table:table-cell>
          <table:table-cell table:formula="of:=COMPLEX(0;-1/6.284/[.B81]/[.$C$5]*1000000000)" office:value-type="string" office:string-value="-208.334611118948i" calcext:value-type="string">
            <text:p>-208.334611118948i</text:p>
          </table:table-cell>
          <table:table-cell table:formula="of:=IMSUM([.C81];[.D81])" office:value-type="string" office:string-value="1.7-22.881203118948i" calcext:value-type="string">
            <text:p>1.7-22.881203118948i</text:p>
          </table:table-cell>
          <table:table-cell table:formula="of:=IMDIV(1;[.E81])" office:value-type="string" office:string-value="0.00322924123576565+0.0434640733150802i" calcext:value-type="string">
            <text:p>0.00322924123576565+0.0434640733150802i</text:p>
          </table:table-cell>
          <table:table-cell table:formula="of:=COMPLEX(0;-1/6.284/[.B81]/[.$C$6]*1000)" office:value-type="string" office:string-value="-0.109127653443259i" calcext:value-type="string">
            <text:p>-0.109127653443259i</text:p>
          </table:table-cell>
          <table:table-cell table:formula="of:=COMPLEX(0;-1000000000/6.284/[.$F$12]/[.B81]+6.284*[.F$14]*[.B81]*0.001)" office:value-type="string" office:string-value="-20.2986414630843i" calcext:value-type="string">
            <text:p>-20.2986414630843i</text:p>
          </table:table-cell>
          <table:table-cell table:formula="of:=IMSUM(IMDIV(1;IMSUM([.F81];[.G81]));[.H81])" office:value-type="string" office:string-value="0.747140514247454-5.106242554966i" calcext:value-type="string">
            <text:p>0.747140514247454-5.106242554966i</text:p>
          </table:table-cell>
          <table:table-cell table:formula="of:=300000/[.B81]" office:value-type="float" office:value="43.2027649769585" calcext:value-type="float">
            <text:p>43.202764977</text:p>
          </table:table-cell>
          <table:table-cell table:formula="of:=[.$C$1]/[.J81]*2*PI()" office:value-type="float" office:value="3.19956551002404" calcext:value-type="float">
            <text:p>3.19956551</text:p>
          </table:table-cell>
          <table:table-cell table:formula="of:=COMPLEX(0;TAN([.K81]))" office:value-type="string" office:string-value="0.0580378899279281i" calcext:value-type="string">
            <text:p>0.0580378899279281i</text:p>
          </table:table-cell>
          <table:table-cell table:formula="of:=IMPRODUCT(IMDIV(IMSUB([.I81];[.$C$2]); IMSUM([.I81]; [.$C$2])); 1-[.$F$1])" office:value-type="string" office:string-value="-0.950803193347742-0.196292326647235i" calcext:value-type="string">
            <text:p>-0.950803193347742-0.196292326647235i</text:p>
          </table:table-cell>
          <table:table-cell table:formula="of:=IMDIV(IMSUM(1;[.M81]);IMSUB(1;[.M81]))" office:value-type="string" office:string-value="0.0149428102849501-0.10212485109932i" calcext:value-type="string">
            <text:p>0.0149428102849501-0.10212485109932i</text:p>
          </table:table-cell>
          <table:table-cell table:formula="of:=IMSUM([.N81];[.L81])" office:value-type="string" office:string-value="0.0149428102849501-0.0440869611713919i" calcext:value-type="string">
            <text:p>0.0149428102849501-0.0440869611713919i</text:p>
          </table:table-cell>
          <table:table-cell table:formula="of:=IMSUM(1;IMPRODUCT([.L81];[.N81]))" office:value-type="string" office:string-value="1.00592711086701+0.00086724917853184i" calcext:value-type="string">
            <text:p>1.00592711086701+0.00086724917853184i</text:p>
          </table:table-cell>
          <table:table-cell table:formula="of:=IMPRODUCT([.$C$2];[.O81];IMDIV(1;[.P81]))" office:value-type="string" office:string-value="0.7408484147963-2.19199834155803i" calcext:value-type="string">
            <text:p>0.7408484147963-2.19199834155803i</text:p>
          </table:table-cell>
          <table:table-cell table:formula="of:=IMDIV(IMPRODUCT([.Q81];[.$F$10]);IMSUM([.Q81];[.$F$10]))" office:value-type="string" office:string-value="0.740815936728806-2.19195578182116i" calcext:value-type="string">
            <text:p>0.740815936728806-2.19195578182116i</text:p>
          </table:table-cell>
          <table:table-cell table:formula="of:=[.B81]" office:value-type="float" office:value="6944" calcext:value-type="float">
            <text:p>6944</text:p>
          </table:table-cell>
          <table:table-cell table:formula="of:=IMREAL([.R81])" office:value-type="float" office:value="0.740815936728806" calcext:value-type="float">
            <text:p>0.7408159367</text:p>
          </table:table-cell>
          <table:table-cell table:formula="of:=IMAGINARY([.R81])" office:value-type="float" office:value="-2.19195578182116" calcext:value-type="float">
            <text:p>-2.1919557818</text:p>
          </table:table-cell>
          <table:table-cell table:formula="of:=IMABS([.R81])" office:value-type="float" office:value="2.31375850113416" calcext:value-type="float">
            <text:p>2.3137585011</text:p>
          </table:table-cell>
        </table:table-row>
        <table:table-row table:style-name="ro1">
          <table:table-cell/>
          <table:table-cell table:formula="of:=[.B81]+[.$C$11]" office:value-type="float" office:value="6948" calcext:value-type="float">
            <text:p>6948</text:p>
          </table:table-cell>
          <table:table-cell table:formula="of:=COMPLEX([.$C$3]/1000;6.284*[.B82]*[.$C$4]/1000)" office:value-type="string" office:string-value="1.7+185.560236i" calcext:value-type="string">
            <text:p>1.7+185.560236i</text:p>
          </table:table-cell>
          <table:table-cell table:formula="of:=COMPLEX(0;-1/6.284/[.B82]/[.$C$5]*1000000000)" office:value-type="string" office:string-value="-208.214671791879i" calcext:value-type="string">
            <text:p>-208.214671791879i</text:p>
          </table:table-cell>
          <table:table-cell table:formula="of:=IMSUM([.C82];[.D82])" office:value-type="string" office:string-value="1.7-22.654435791879i" calcext:value-type="string">
            <text:p>1.7-22.654435791879i</text:p>
          </table:table-cell>
          <table:table-cell table:formula="of:=IMDIV(1;[.E82])" office:value-type="string" office:string-value="0.00329384937286238+0.0438942936033128i" calcext:value-type="string">
            <text:p>0.00329384937286238+0.0438942936033128i</text:p>
          </table:table-cell>
          <table:table-cell table:formula="of:=COMPLEX(0;-1/6.284/[.B82]/[.$C$6]*1000)" office:value-type="string" office:string-value="-0.109064828081461i" calcext:value-type="string">
            <text:p>-0.109064828081461i</text:p>
          </table:table-cell>
          <table:table-cell table:formula="of:=COMPLEX(0;-1000000000/6.284/[.$F$12]/[.B82]+6.284*[.F$14]*[.B82]*0.001)" office:value-type="string" office:string-value="-20.2839399771067i" calcext:value-type="string">
            <text:p>-20.2839399771067i</text:p>
          </table:table-cell>
          <table:table-cell table:formula="of:=IMSUM(IMDIV(1;IMSUM([.F82];[.G82]));[.H82])" office:value-type="string" office:string-value="0.773558533577659-4.9786793605354i" calcext:value-type="string">
            <text:p>0.773558533577659-4.9786793605354i</text:p>
          </table:table-cell>
          <table:table-cell table:formula="of:=300000/[.B82]" office:value-type="float" office:value="43.1778929188256" calcext:value-type="float">
            <text:p>43.1778929188</text:p>
          </table:table-cell>
          <table:table-cell table:formula="of:=[.$C$1]/[.J82]*2*PI()" office:value-type="float" office:value="3.20140857771414" calcext:value-type="float">
            <text:p>3.2014085777</text:p>
          </table:table-cell>
          <table:table-cell table:formula="of:=COMPLEX(0;TAN([.K82]))" office:value-type="string" office:string-value="0.0598873657295432i" calcext:value-type="string">
            <text:p>0.0598873657295432i</text:p>
          </table:table-cell>
          <table:table-cell table:formula="of:=IMPRODUCT(IMDIV(IMSUB([.I82];[.$C$2]); IMSUM([.I82]; [.$C$2])); 1-[.$F$1])" office:value-type="string" office:string-value="-0.950772239349817-0.191285971786544i" calcext:value-type="string">
            <text:p>-0.950772239349817-0.191285971786544i</text:p>
          </table:table-cell>
          <table:table-cell table:formula="of:=IMDIV(IMSUM(1;[.M82]);IMSUB(1;[.M82]))" office:value-type="string" office:string-value="0.0154711706715539-0.0995735872107081i" calcext:value-type="string">
            <text:p>0.0154711706715539-0.0995735872107081i</text:p>
          </table:table-cell>
          <table:table-cell table:formula="of:=IMSUM([.N82];[.L82])" office:value-type="string" office:string-value="0.0154711706715539-0.0396862214811649i" calcext:value-type="string">
            <text:p>0.0154711706715539-0.0396862214811649i</text:p>
          </table:table-cell>
          <table:table-cell table:formula="of:=IMSUM(1;IMPRODUCT([.L82];[.N82]))" office:value-type="string" office:string-value="1.00596319983429+0.00092652765627153i" calcext:value-type="string">
            <text:p>1.00596319983429+0.00092652765627153i</text:p>
          </table:table-cell>
          <table:table-cell table:formula="of:=IMPRODUCT([.$C$2];[.O82];IMDIV(1;[.P82]))" office:value-type="string" office:string-value="0.767155556405609-1.97325495129932i" calcext:value-type="string">
            <text:p>0.767155556405609-1.97325495129932i</text:p>
          </table:table-cell>
          <table:table-cell table:formula="of:=IMDIV(IMPRODUCT([.Q82];[.$F$10]);IMSUM([.Q82];[.$F$10]))" office:value-type="string" office:string-value="0.767125281083826-1.9732218993142i" calcext:value-type="string">
            <text:p>0.767125281083826-1.9732218993142i</text:p>
          </table:table-cell>
          <table:table-cell table:formula="of:=[.B82]" office:value-type="float" office:value="6948" calcext:value-type="float">
            <text:p>6948</text:p>
          </table:table-cell>
          <table:table-cell table:formula="of:=IMREAL([.R82])" office:value-type="float" office:value="0.767125281083826" calcext:value-type="float">
            <text:p>0.7671252811</text:p>
          </table:table-cell>
          <table:table-cell table:formula="of:=IMAGINARY([.R82])" office:value-type="float" office:value="-1.9732218993142" calcext:value-type="float">
            <text:p>-1.9732218993</text:p>
          </table:table-cell>
          <table:table-cell table:formula="of:=IMABS([.R82])" office:value-type="float" office:value="2.11709372981242" calcext:value-type="float">
            <text:p>2.1170937298</text:p>
          </table:table-cell>
        </table:table-row>
        <table:table-row table:style-name="ro1">
          <table:table-cell/>
          <table:table-cell table:formula="of:=[.B82]+[.$C$11]" office:value-type="float" office:value="6952" calcext:value-type="float">
            <text:p>6952</text:p>
          </table:table-cell>
          <table:table-cell table:formula="of:=COMPLEX([.$C$3]/1000;6.284*[.B83]*[.$C$4]/1000)" office:value-type="string" office:string-value="1.7+185.667064i" calcext:value-type="string">
            <text:p>1.7+185.667064i</text:p>
          </table:table-cell>
          <table:table-cell table:formula="of:=COMPLEX(0;-1/6.284/[.B83]/[.$C$5]*1000000000)" office:value-type="string" office:string-value="-208.094870484749i" calcext:value-type="string">
            <text:p>-208.094870484749i</text:p>
          </table:table-cell>
          <table:table-cell table:formula="of:=IMSUM([.C83];[.D83])" office:value-type="string" office:string-value="1.7-22.427806484749i" calcext:value-type="string">
            <text:p>1.7-22.427806484749i</text:p>
          </table:table-cell>
          <table:table-cell table:formula="of:=IMDIV(1;[.E83])" office:value-type="string" office:string-value="0.00336037111841716+0.044332795976941i" calcext:value-type="string">
            <text:p>0.00336037111841716+0.044332795976941i</text:p>
          </table:table-cell>
          <table:table-cell table:formula="of:=COMPLEX(0;-1/6.284/[.B83]/[.$C$6]*1000)" office:value-type="string" office:string-value="-0.109002075015821i" calcext:value-type="string">
            <text:p>-0.109002075015821i</text:p>
          </table:table-cell>
          <table:table-cell table:formula="of:=COMPLEX(0;-1000000000/6.284/[.$F$12]/[.B83]+6.284*[.F$14]*[.B83]*0.001)" office:value-type="string" office:string-value="-20.2692536733224i" calcext:value-type="string">
            <text:p>-20.2692536733224i</text:p>
          </table:table-cell>
          <table:table-cell table:formula="of:=IMSUM(IMDIV(1;IMSUM([.F83];[.G83]));[.H83])" office:value-type="string" office:string-value="0.801346141942351-4.8476006969661i" calcext:value-type="string">
            <text:p>0.801346141942351-4.8476006969661i</text:p>
          </table:table-cell>
          <table:table-cell table:formula="of:=300000/[.B83]" office:value-type="float" office:value="43.1530494821634" calcext:value-type="float">
            <text:p>43.1530494822</text:p>
          </table:table-cell>
          <table:table-cell table:formula="of:=[.$C$1]/[.J83]*2*PI()" office:value-type="float" office:value="3.20325164540425" calcext:value-type="float">
            <text:p>3.2032516454</text:p>
          </table:table-cell>
          <table:table-cell table:formula="of:=COMPLEX(0;TAN([.K83]))" office:value-type="string" office:string-value="0.0617372498539067i" calcext:value-type="string">
            <text:p>0.0617372498539067i</text:p>
          </table:table-cell>
          <table:table-cell table:formula="of:=IMPRODUCT(IMDIV(IMSUB([.I83];[.$C$2]); IMSUM([.I83]; [.$C$2])); 1-[.$F$1])" office:value-type="string" office:string-value="-0.950689792329541-0.186140051691547i" calcext:value-type="string">
            <text:p>-0.950689792329541-0.186140051691547i</text:p>
          </table:table-cell>
          <table:table-cell table:formula="of:=IMDIV(IMSUM(1;[.M83]);IMSUB(1;[.M83]))" office:value-type="string" office:string-value="0.0160269228388479-0.0969520139393219i" calcext:value-type="string">
            <text:p>0.0160269228388479-0.0969520139393219i</text:p>
          </table:table-cell>
          <table:table-cell table:formula="of:=IMSUM([.N83];[.L83])" office:value-type="string" office:string-value="0.0160269228388479-0.0352147640854152i" calcext:value-type="string">
            <text:p>0.0160269228388479-0.0352147640854152i</text:p>
          </table:table-cell>
          <table:table-cell table:formula="of:=IMSUM(1;IMPRODUCT([.L83];[.N83]))" office:value-type="string" office:string-value="1.00598555070841+0.000989458139691231i" calcext:value-type="string">
            <text:p>1.00598555070841+0.000989458139691231i</text:p>
          </table:table-cell>
          <table:table-cell table:formula="of:=IMPRODUCT([.$C$2];[.O83];IMDIV(1;[.P83]))" office:value-type="string" office:string-value="0.794855907142664-1.75104371993962i" calcext:value-type="string">
            <text:p>0.794855907142664-1.75104371993962i</text:p>
          </table:table-cell>
          <table:table-cell table:formula="of:=IMDIV(IMPRODUCT([.Q83];[.$F$10]);IMSUM([.Q83];[.$F$10]))" office:value-type="string" office:string-value="0.794828070996333-1.75101937631923i" calcext:value-type="string">
            <text:p>0.794828070996333-1.75101937631923i</text:p>
          </table:table-cell>
          <table:table-cell table:formula="of:=[.B83]" office:value-type="float" office:value="6952" calcext:value-type="float">
            <text:p>6952</text:p>
          </table:table-cell>
          <table:table-cell table:formula="of:=IMREAL([.R83])" office:value-type="float" office:value="0.794828070996333" calcext:value-type="float">
            <text:p>0.794828071</text:p>
          </table:table-cell>
          <table:table-cell table:formula="of:=IMAGINARY([.R83])" office:value-type="float" office:value="-1.75101937631923" calcext:value-type="float">
            <text:p>-1.7510193763</text:p>
          </table:table-cell>
          <table:table-cell table:formula="of:=IMABS([.R83])" office:value-type="float" office:value="1.92297179352406" calcext:value-type="float">
            <text:p>1.9229717935</text:p>
          </table:table-cell>
        </table:table-row>
        <table:table-row table:style-name="ro1">
          <table:table-cell/>
          <table:table-cell table:formula="of:=[.B83]+[.$C$11]" office:value-type="float" office:value="6956" calcext:value-type="float">
            <text:p>6956</text:p>
          </table:table-cell>
          <table:table-cell table:formula="of:=COMPLEX([.$C$3]/1000;6.284*[.B84]*[.$C$4]/1000)" office:value-type="string" office:string-value="1.7+185.773892i" calcext:value-type="string">
            <text:p>1.7+185.773892i</text:p>
          </table:table-cell>
          <table:table-cell table:formula="of:=COMPLEX(0;-1/6.284/[.B84]/[.$C$5]*1000000000)" office:value-type="string" office:string-value="-207.975206959456i" calcext:value-type="string">
            <text:p>-207.975206959456i</text:p>
          </table:table-cell>
          <table:table-cell table:formula="of:=IMSUM([.C84];[.D84])" office:value-type="string" office:string-value="1.7-22.201314959456i" calcext:value-type="string">
            <text:p>1.7-22.201314959456i</text:p>
          </table:table-cell>
          <table:table-cell table:formula="of:=IMDIV(1;[.E84])" office:value-type="string" office:string-value="0.00342888225752745+0.0447798205636809i" calcext:value-type="string">
            <text:p>0.00342888225752745+0.0447798205636809i</text:p>
          </table:table-cell>
          <table:table-cell table:formula="of:=COMPLEX(0;-1/6.284/[.B84]/[.$C$6]*1000)" office:value-type="string" office:string-value="-0.10893939412162i" calcext:value-type="string">
            <text:p>-0.10893939412162i</text:p>
          </table:table-cell>
          <table:table-cell table:formula="of:=COMPLEX(0;-1000000000/6.284/[.$F$12]/[.B84]+6.284*[.F$14]*[.B84]*0.001)" office:value-type="string" office:string-value="-20.2545825255402i" calcext:value-type="string">
            <text:p>-20.2545825255402i</text:p>
          </table:table-cell>
          <table:table-cell table:formula="of:=IMSUM(IMDIV(1;IMSUM([.F84];[.G84]));[.H84])" office:value-type="string" office:string-value="0.830598207246777-4.7128337069705i" calcext:value-type="string">
            <text:p>0.830598207246777-4.7128337069705i</text:p>
          </table:table-cell>
          <table:table-cell table:formula="of:=300000/[.B84]" office:value-type="float" office:value="43.1282346175963" calcext:value-type="float">
            <text:p>43.1282346176</text:p>
          </table:table-cell>
          <table:table-cell table:formula="of:=[.$C$1]/[.J84]*2*PI()" office:value-type="float" office:value="3.20509471309435" calcext:value-type="float">
            <text:p>3.2050947131</text:p>
          </table:table-cell>
          <table:table-cell table:formula="of:=COMPLEX(0;TAN([.K84]))" office:value-type="string" office:string-value="0.0635875550082264i" calcext:value-type="string">
            <text:p>0.0635875550082264i</text:p>
          </table:table-cell>
          <table:table-cell table:formula="of:=IMPRODUCT(IMDIV(IMSUB([.I84];[.$C$2]); IMSUM([.I84]; [.$C$2])); 1-[.$F$1])" office:value-type="string" office:string-value="-0.950551357239151-0.180848239206108i" calcext:value-type="string">
            <text:p>-0.950551357239151-0.180848239206108i</text:p>
          </table:table-cell>
          <table:table-cell table:formula="of:=IMDIV(IMSUM(1;[.M84]);IMSUB(1;[.M84]))" office:value-type="string" office:string-value="0.0166119641449358-0.0942566741394101i" calcext:value-type="string">
            <text:p>0.0166119641449358-0.0942566741394101i</text:p>
          </table:table-cell>
          <table:table-cell table:formula="of:=IMSUM([.N84];[.L84])" office:value-type="string" office:string-value="0.0166119641449358-0.0306691191311837i" calcext:value-type="string">
            <text:p>0.0166119641449358-0.0306691191311837i</text:p>
          </table:table-cell>
          <table:table-cell table:formula="of:=IMSUM(1;IMPRODUCT([.L84];[.N84]))" office:value-type="string" office:string-value="1.00599355145173+0.00105631418386079i" calcext:value-type="string">
            <text:p>1.00599355145173+0.00105631418386079i</text:p>
          </table:table-cell>
          <table:table-cell table:formula="of:=IMPRODUCT([.$C$2];[.O84];IMDIV(1;[.P84]))" office:value-type="string" office:string-value="0.824048157525123-1.5251851347377i" calcext:value-type="string">
            <text:p>0.824048157525123-1.5251851347377i</text:p>
          </table:table-cell>
          <table:table-cell table:formula="of:=IMDIV(IMPRODUCT([.Q84];[.$F$10]);IMSUM([.Q84];[.$F$10]))" office:value-type="string" office:string-value="0.824023021272862-1.52516866327377i" calcext:value-type="string">
            <text:p>0.824023021272862-1.52516866327377i</text:p>
          </table:table-cell>
          <table:table-cell table:formula="of:=[.B84]" office:value-type="float" office:value="6956" calcext:value-type="float">
            <text:p>6956</text:p>
          </table:table-cell>
          <table:table-cell table:formula="of:=IMREAL([.R84])" office:value-type="float" office:value="0.824023021272862" calcext:value-type="float">
            <text:p>0.8240230213</text:p>
          </table:table-cell>
          <table:table-cell table:formula="of:=IMAGINARY([.R84])" office:value-type="float" office:value="-1.52516866327377" calcext:value-type="float">
            <text:p>-1.5251686633</text:p>
          </table:table-cell>
          <table:table-cell table:formula="of:=IMABS([.R84])" office:value-type="float" office:value="1.73353782509063" calcext:value-type="float">
            <text:p>1.7335378251</text:p>
          </table:table-cell>
        </table:table-row>
        <table:table-row table:style-name="ro1">
          <table:table-cell/>
          <table:table-cell table:formula="of:=[.B84]+[.$C$11]" office:value-type="float" office:value="6960" calcext:value-type="float">
            <text:p>6960</text:p>
          </table:table-cell>
          <table:table-cell table:formula="of:=COMPLEX([.$C$3]/1000;6.284*[.B85]*[.$C$4]/1000)" office:value-type="string" office:string-value="1.7+185.88072i" calcext:value-type="string">
            <text:p>1.7+185.88072i</text:p>
          </table:table-cell>
          <table:table-cell table:formula="of:=COMPLEX(0;-1/6.284/[.B85]/[.$C$5]*1000000000)" office:value-type="string" office:string-value="-207.855680978445i" calcext:value-type="string">
            <text:p>-207.855680978445i</text:p>
          </table:table-cell>
          <table:table-cell table:formula="of:=IMSUM([.C85];[.D85])" office:value-type="string" office:string-value="1.7-21.974960978445i" calcext:value-type="string">
            <text:p>1.7-21.974960978445i</text:p>
          </table:table-cell>
          <table:table-cell table:formula="of:=IMDIV(1;[.E85])" office:value-type="string" office:string-value="0.00349946234875014+0.0452356167996011i" calcext:value-type="string">
            <text:p>0.00349946234875014+0.0452356167996011i</text:p>
          </table:table-cell>
          <table:table-cell table:formula="of:=COMPLEX(0;-1/6.284/[.B85]/[.$C$6]*1000)" office:value-type="string" office:string-value="-0.108876785274424i" calcext:value-type="string">
            <text:p>-0.108876785274424i</text:p>
          </table:table-cell>
          <table:table-cell table:formula="of:=COMPLEX(0;-1000000000/6.284/[.$F$12]/[.B85]+6.284*[.F$14]*[.B85]*0.001)" office:value-type="string" office:string-value="-20.2399265076289i" calcext:value-type="string">
            <text:p>-20.2399265076289i</text:p>
          </table:table-cell>
          <table:table-cell table:formula="of:=IMSUM(IMDIV(1;IMSUM([.F85];[.G85]));[.H85])" office:value-type="string" office:string-value="0.861417871853187-4.574194333253i" calcext:value-type="string">
            <text:p>0.861417871853187-4.574194333253i</text:p>
          </table:table-cell>
          <table:table-cell table:formula="of:=300000/[.B85]" office:value-type="float" office:value="43.1034482758621" calcext:value-type="float">
            <text:p>43.1034482759</text:p>
          </table:table-cell>
          <table:table-cell table:formula="of:=[.$C$1]/[.J85]*2*PI()" office:value-type="float" office:value="3.20693778078446" calcext:value-type="float">
            <text:p>3.2069377808</text:p>
          </table:table-cell>
          <table:table-cell table:formula="of:=COMPLEX(0;TAN([.K85]))" office:value-type="string" office:string-value="0.0654382939112184i" calcext:value-type="string">
            <text:p>0.0654382939112184i</text:p>
          </table:table-cell>
          <table:table-cell table:formula="of:=IMPRODUCT(IMDIV(IMSUB([.I85];[.$C$2]); IMSUM([.I85]; [.$C$2])); 1-[.$F$1])" office:value-type="string" office:string-value="-0.950352011393468-0.175403861937983i" calcext:value-type="string">
            <text:p>-0.950352011393468-0.175403861937983i</text:p>
          </table:table-cell>
          <table:table-cell table:formula="of:=IMDIV(IMSUM(1;[.M85]);IMSUB(1;[.M85]))" office:value-type="string" office:string-value="0.0172283574370642-0.09148388666506i" calcext:value-type="string">
            <text:p>0.0172283574370642-0.09148388666506i</text:p>
          </table:table-cell>
          <table:table-cell table:formula="of:=IMSUM([.N85];[.L85])" office:value-type="string" office:string-value="0.0172283574370642-0.0260455927538416i" calcext:value-type="string">
            <text:p>0.0172283574370642-0.0260455927538416i</text:p>
          </table:table-cell>
          <table:table-cell table:formula="of:=IMSUM(1;IMPRODUCT([.L85];[.N85]))" office:value-type="string" office:string-value="1.00598654946373+0.00112739431757413i" calcext:value-type="string">
            <text:p>1.00598654946373+0.00112739431757413i</text:p>
          </table:table-cell>
          <table:table-cell table:formula="of:=IMPRODUCT([.$C$2];[.O85];IMDIV(1;[.P85]))" office:value-type="string" office:string-value="0.854839805403607-1.29548787697595i" calcext:value-type="string">
            <text:p>0.854839805403607-1.29548787697595i</text:p>
          </table:table-cell>
          <table:table-cell table:formula="of:=IMDIV(IMPRODUCT([.Q85];[.$F$10]);IMSUM([.Q85];[.$F$10]))" office:value-type="string" office:string-value="0.854817656857961-1.29547840143715i" calcext:value-type="string">
            <text:p>0.854817656857961-1.29547840143715i</text:p>
          </table:table-cell>
          <table:table-cell table:formula="of:=[.B85]" office:value-type="float" office:value="6960" calcext:value-type="float">
            <text:p>6960</text:p>
          </table:table-cell>
          <table:table-cell table:formula="of:=IMREAL([.R85])" office:value-type="float" office:value="0.854817656857961" calcext:value-type="float">
            <text:p>0.8548176569</text:p>
          </table:table-cell>
          <table:table-cell table:formula="of:=IMAGINARY([.R85])" office:value-type="float" office:value="-1.29547840143715" calcext:value-type="float">
            <text:p>-1.2954784014</text:p>
          </table:table-cell>
          <table:table-cell table:formula="of:=IMABS([.R85])" office:value-type="float" office:value="1.55208811446589" calcext:value-type="float">
            <text:p>1.5520881145</text:p>
          </table:table-cell>
        </table:table-row>
        <table:table-row table:style-name="ro1">
          <table:table-cell/>
          <table:table-cell table:formula="of:=[.B85]+[.$C$11]" office:value-type="float" office:value="6964" calcext:value-type="float">
            <text:p>6964</text:p>
          </table:table-cell>
          <table:table-cell table:formula="of:=COMPLEX([.$C$3]/1000;6.284*[.B86]*[.$C$4]/1000)" office:value-type="string" office:string-value="1.7+185.987548i" calcext:value-type="string">
            <text:p>1.7+185.987548i</text:p>
          </table:table-cell>
          <table:table-cell table:formula="of:=COMPLEX(0;-1/6.284/[.B86]/[.$C$5]*1000000000)" office:value-type="string" office:string-value="-207.736292304707i" calcext:value-type="string">
            <text:p>-207.736292304707i</text:p>
          </table:table-cell>
          <table:table-cell table:formula="of:=IMSUM([.C86];[.D86])" office:value-type="string" office:string-value="1.7-21.748744304707i" calcext:value-type="string">
            <text:p>1.7-21.748744304707i</text:p>
          </table:table-cell>
          <table:table-cell table:formula="of:=IMDIV(1;[.E86])" office:value-type="string" office:string-value="0.00357219495109753+0.045700443881168i" calcext:value-type="string">
            <text:p>0.00357219495109753+0.045700443881168i</text:p>
          </table:table-cell>
          <table:table-cell table:formula="of:=COMPLEX(0;-1/6.284/[.B86]/[.$C$6]*1000)" office:value-type="string" office:string-value="-0.108814248350084i" calcext:value-type="string">
            <text:p>-0.108814248350084i</text:p>
          </table:table-cell>
          <table:table-cell table:formula="of:=COMPLEX(0;-1000000000/6.284/[.$F$12]/[.B86]+6.284*[.F$14]*[.B86]*0.001)" office:value-type="string" office:string-value="-20.2252855935177i" calcext:value-type="string">
            <text:p>-20.2252855935177i</text:p>
          </table:table-cell>
          <table:table-cell table:formula="of:=IMSUM(IMDIV(1;IMSUM([.F86];[.G86]));[.H86])" office:value-type="string" office:string-value="0.89391742632356-4.4314864227844i" calcext:value-type="string">
            <text:p>0.89391742632356-4.4314864227844i</text:p>
          </table:table-cell>
          <table:table-cell table:formula="of:=300000/[.B86]" office:value-type="float" office:value="43.0786904078116" calcext:value-type="float">
            <text:p>43.0786904078</text:p>
          </table:table-cell>
          <table:table-cell table:formula="of:=[.$C$1]/[.J86]*2*PI()" office:value-type="float" office:value="3.20878084847457" calcext:value-type="float">
            <text:p>3.2087808485</text:p>
          </table:table-cell>
          <table:table-cell table:formula="of:=COMPLEX(0;TAN([.K86]))" office:value-type="string" office:string-value="0.0672894792934588i" calcext:value-type="string">
            <text:p>0.0672894792934588i</text:p>
          </table:table-cell>
          <table:table-cell table:formula="of:=IMPRODUCT(IMDIV(IMSUB([.I86];[.$C$2]); IMSUM([.I86]; [.$C$2])); 1-[.$F$1])" office:value-type="string" office:string-value="-0.950086358899701-0.169799882966984i" calcext:value-type="string">
            <text:p>-0.950086358899701-0.169799882966984i</text:p>
          </table:table-cell>
          <table:table-cell table:formula="of:=IMDIV(IMSUM(1;[.M86]);IMSUB(1;[.M86]))" office:value-type="string" office:string-value="0.017878348526472-0.0886297284556881i" calcext:value-type="string">
            <text:p>0.017878348526472-0.0886297284556881i</text:p>
          </table:table-cell>
          <table:table-cell table:formula="of:=IMSUM([.N86];[.L86])" office:value-type="string" office:string-value="0.017878348526472-0.0213402491622293i" calcext:value-type="string">
            <text:p>0.017878348526472-0.0213402491622293i</text:p>
          </table:table-cell>
          <table:table-cell table:formula="of:=IMSUM(1;IMPRODUCT([.L86];[.N86]))" office:value-type="string" office:string-value="1.0059638482777+0.00120302476297328i" calcext:value-type="string">
            <text:p>1.0059638482777+0.00120302476297328i</text:p>
          </table:table-cell>
          <table:table-cell table:formula="of:=IMPRODUCT([.$C$2];[.O86];IMDIV(1;[.P86]))" office:value-type="string" office:string-value="0.887348107875047-1.06174785673189i" calcext:value-type="string">
            <text:p>0.887348107875047-1.06174785673189i</text:p>
          </table:table-cell>
          <table:table-cell table:formula="of:=IMDIV(IMPRODUCT([.Q86];[.$F$10]);IMSUM([.Q86];[.$F$10]))" office:value-type="string" office:string-value="0.887329265117809-1.06174445734832i" calcext:value-type="string">
            <text:p>0.887329265117809-1.06174445734832i</text:p>
          </table:table-cell>
          <table:table-cell table:formula="of:=[.B86]" office:value-type="float" office:value="6964" calcext:value-type="float">
            <text:p>6964</text:p>
          </table:table-cell>
          <table:table-cell table:formula="of:=IMREAL([.R86])" office:value-type="float" office:value="0.887329265117809" calcext:value-type="float">
            <text:p>0.8873292651</text:p>
          </table:table-cell>
          <table:table-cell table:formula="of:=IMAGINARY([.R86])" office:value-type="float" office:value="-1.06174445734832" calcext:value-type="float">
            <text:p>-1.0617444573</text:p>
          </table:table-cell>
          <table:table-cell table:formula="of:=IMABS([.R86])" office:value-type="float" office:value="1.38371041675792" calcext:value-type="float">
            <text:p>1.3837104168</text:p>
          </table:table-cell>
        </table:table-row>
        <table:table-row table:style-name="ro1">
          <table:table-cell/>
          <table:table-cell table:formula="of:=[.B86]+[.$C$11]" office:value-type="float" office:value="6968" calcext:value-type="float">
            <text:p>6968</text:p>
          </table:table-cell>
          <table:table-cell table:formula="of:=COMPLEX([.$C$3]/1000;6.284*[.B87]*[.$C$4]/1000)" office:value-type="string" office:string-value="1.7+186.094376i" calcext:value-type="string">
            <text:p>1.7+186.094376i</text:p>
          </table:table-cell>
          <table:table-cell table:formula="of:=COMPLEX(0;-1/6.284/[.B87]/[.$C$5]*1000000000)" office:value-type="string" office:string-value="-207.617040701776i" calcext:value-type="string">
            <text:p>-207.617040701776i</text:p>
          </table:table-cell>
          <table:table-cell table:formula="of:=IMSUM([.C87];[.D87])" office:value-type="string" office:string-value="1.7-21.522664701776i" calcext:value-type="string">
            <text:p>1.7-21.522664701776i</text:p>
          </table:table-cell>
          <table:table-cell table:formula="of:=IMDIV(1;[.E87])" office:value-type="string" office:string-value="0.00364716786707997+0.0461745712436787i" calcext:value-type="string">
            <text:p>0.00364716786707997+0.0461745712436787i</text:p>
          </table:table-cell>
          <table:table-cell table:formula="of:=COMPLEX(0;-1/6.284/[.B87]/[.$C$6]*1000)" office:value-type="string" office:string-value="-0.10875178322474i" calcext:value-type="string">
            <text:p>-0.10875178322474i</text:p>
          </table:table-cell>
          <table:table-cell table:formula="of:=COMPLEX(0;-1000000000/6.284/[.$F$12]/[.B87]+6.284*[.F$14]*[.B87]*0.001)" office:value-type="string" office:string-value="-20.2106597571954i" calcext:value-type="string">
            <text:p>-20.2106597571954i</text:p>
          </table:table-cell>
          <table:table-cell table:formula="of:=IMSUM(IMDIV(1;IMSUM([.F87];[.G87]));[.H87])" office:value-type="string" office:string-value="0.928219291802015-4.284500746996i" calcext:value-type="string">
            <text:p>0.928219291802015-4.284500746996i</text:p>
          </table:table-cell>
          <table:table-cell table:formula="of:=300000/[.B87]" office:value-type="float" office:value="43.0539609644087" calcext:value-type="float">
            <text:p>43.0539609644</text:p>
          </table:table-cell>
          <table:table-cell table:formula="of:=[.$C$1]/[.J87]*2*PI()" office:value-type="float" office:value="3.21062391616467" calcext:value-type="float">
            <text:p>3.2106239162</text:p>
          </table:table-cell>
          <table:table-cell table:formula="of:=COMPLEX(0;TAN([.K87]))" office:value-type="string" office:string-value="0.0691411238977322i" calcext:value-type="string">
            <text:p>0.0691411238977322i</text:p>
          </table:table-cell>
          <table:table-cell table:formula="of:=IMPRODUCT(IMDIV(IMSUB([.I87];[.$C$2]); IMSUM([.I87]; [.$C$2])); 1-[.$F$1])" office:value-type="string" office:string-value="-0.949748479683355-0.164028880919509i" calcext:value-type="string">
            <text:p>-0.949748479683355-0.164028880919509i</text:p>
          </table:table-cell>
          <table:table-cell table:formula="of:=IMDIV(IMSUM(1;[.M87]);IMSUB(1;[.M87]))" office:value-type="string" office:string-value="0.0185643858360397-0.0856900149399196i" calcext:value-type="string">
            <text:p>0.0185643858360397-0.0856900149399196i</text:p>
          </table:table-cell>
          <table:table-cell table:formula="of:=IMSUM([.N87];[.L87])" office:value-type="string" office:string-value="0.0185643858360397-0.0165488910421874i" calcext:value-type="string">
            <text:p>0.0185643858360397-0.0165488910421874i</text:p>
          </table:table-cell>
          <table:table-cell table:formula="of:=IMSUM(1;IMPRODUCT([.L87];[.N87]))" office:value-type="string" office:string-value="1.00592470393976+0.00128356250117493i" calcext:value-type="string">
            <text:p>1.00592470393976+0.00128356250117493i</text:p>
          </table:table-cell>
          <table:table-cell table:formula="of:=IMPRODUCT([.$C$2];[.O87];IMDIV(1;[.P87]))" office:value-type="string" office:string-value="0.921701154382555-0.823747155133042i" calcext:value-type="string">
            <text:p>0.921701154382555-0.823747155133042i</text:p>
          </table:table-cell>
          <table:table-cell table:formula="of:=IMDIV(IMPRODUCT([.Q87];[.$F$10]);IMSUM([.Q87];[.$F$10]))" office:value-type="string" office:string-value="0.921685969365958-0.823748864732519i" calcext:value-type="string">
            <text:p>0.921685969365958-0.823748864732519i</text:p>
          </table:table-cell>
          <table:table-cell table:formula="of:=[.B87]" office:value-type="float" office:value="6968" calcext:value-type="float">
            <text:p>6968</text:p>
          </table:table-cell>
          <table:table-cell table:formula="of:=IMREAL([.R87])" office:value-type="float" office:value="0.921685969365958" calcext:value-type="float">
            <text:p>0.9216859694</text:p>
          </table:table-cell>
          <table:table-cell table:formula="of:=IMAGINARY([.R87])" office:value-type="float" office:value="-0.823748864732519" calcext:value-type="float">
            <text:p>-0.8237488647</text:p>
          </table:table-cell>
          <table:table-cell table:formula="of:=IMABS([.R87])" office:value-type="float" office:value="1.23615016008339" calcext:value-type="float">
            <text:p>1.2361501601</text:p>
          </table:table-cell>
        </table:table-row>
        <table:table-row table:style-name="ro1">
          <table:table-cell/>
          <table:table-cell table:formula="of:=[.B87]+[.$C$11]" office:value-type="float" office:value="6972" calcext:value-type="float">
            <text:p>6972</text:p>
          </table:table-cell>
          <table:table-cell table:formula="of:=COMPLEX([.$C$3]/1000;6.284*[.B88]*[.$C$4]/1000)" office:value-type="string" office:string-value="1.7+186.201204i" calcext:value-type="string">
            <text:p>1.7+186.201204i</text:p>
          </table:table-cell>
          <table:table-cell table:formula="of:=COMPLEX(0;-1/6.284/[.B88]/[.$C$5]*1000000000)" office:value-type="string" office:string-value="-207.497925933732i" calcext:value-type="string">
            <text:p>-207.497925933732i</text:p>
          </table:table-cell>
          <table:table-cell table:formula="of:=IMSUM([.C88];[.D88])" office:value-type="string" office:string-value="1.7-21.296721933732i" calcext:value-type="string">
            <text:p>1.7-21.296721933732i</text:p>
          </table:table-cell>
          <table:table-cell table:formula="of:=IMDIV(1;[.E88])" office:value-type="string" office:string-value="0.00372447340309834+0.0466582790678623i" calcext:value-type="string">
            <text:p>0.00372447340309834+0.0466582790678623i</text:p>
          </table:table-cell>
          <table:table-cell table:formula="of:=COMPLEX(0;-1/6.284/[.B88]/[.$C$6]*1000)" office:value-type="string" office:string-value="-0.108689389774812i" calcext:value-type="string">
            <text:p>-0.108689389774812i</text:p>
          </table:table-cell>
          <table:table-cell table:formula="of:=COMPLEX(0;-1000000000/6.284/[.$F$12]/[.B88]+6.284*[.F$14]*[.B88]*0.001)" office:value-type="string" office:string-value="-20.1960489727105i" calcext:value-type="string">
            <text:p>-20.1960489727105i</text:p>
          </table:table-cell>
          <table:table-cell table:formula="of:=IMSUM(IMDIV(1;IMSUM([.F88];[.G88]));[.H88])" office:value-type="string" office:string-value="0.96445712661537-4.1330139290407i" calcext:value-type="string">
            <text:p>0.96445712661537-4.1330139290407i</text:p>
          </table:table-cell>
          <table:table-cell table:formula="of:=300000/[.B88]" office:value-type="float" office:value="43.0292598967298" calcext:value-type="float">
            <text:p>43.0292598967</text:p>
          </table:table-cell>
          <table:table-cell table:formula="of:=[.$C$1]/[.J88]*2*PI()" office:value-type="float" office:value="3.21246698385478" calcext:value-type="float">
            <text:p>3.2124669839</text:p>
          </table:table-cell>
          <table:table-cell table:formula="of:=COMPLEX(0;TAN([.K88]))" office:value-type="string" office:string-value="0.0709932404793887i" calcext:value-type="string">
            <text:p>0.0709932404793887i</text:p>
          </table:table-cell>
          <table:table-cell table:formula="of:=IMPRODUCT(IMDIV(IMSUB([.I88];[.$C$2]); IMSUM([.I88]; [.$C$2])); 1-[.$F$1])" office:value-type="string" office:string-value="-0.949331872410347-0.15808302953133i" calcext:value-type="string">
            <text:p>-0.949331872410347-0.15808302953133i</text:p>
          </table:table-cell>
          <table:table-cell table:formula="of:=IMDIV(IMSUM(1;[.M88]);IMSUB(1;[.M88]))" office:value-type="string" office:string-value="0.019289142532308-0.0826602785808138i" calcext:value-type="string">
            <text:p>0.019289142532308-0.0826602785808138i</text:p>
          </table:table-cell>
          <table:table-cell table:formula="of:=IMSUM([.N88];[.L88])" office:value-type="string" office:string-value="0.019289142532308-0.0116670381014251i" calcext:value-type="string">
            <text:p>0.019289142532308-0.0116670381014251i</text:p>
          </table:table-cell>
          <table:table-cell table:formula="of:=IMSUM(1;IMPRODUCT([.L88];[.N88]))" office:value-type="string" office:string-value="1.00586832103538+0.00136939873443735i" calcext:value-type="string">
            <text:p>1.00586832103538+0.00136939873443735i</text:p>
          </table:table-cell>
          <table:table-cell table:formula="of:=IMPRODUCT([.$C$2];[.O88];IMDIV(1;[.P88]))" office:value-type="string" office:string-value="0.958039078799988-0.581252864163659i" calcext:value-type="string">
            <text:p>0.958039078799988-0.581252864163659i</text:p>
          </table:table-cell>
          <table:table-cell table:formula="of:=IMDIV(IMPRODUCT([.Q88];[.$F$10]);IMSUM([.Q88];[.$F$10]))" office:value-type="string" office:string-value="0.958027941438616-0.581258663921089i" calcext:value-type="string">
            <text:p>0.958027941438616-0.581258663921089i</text:p>
          </table:table-cell>
          <table:table-cell table:formula="of:=[.B88]" office:value-type="float" office:value="6972" calcext:value-type="float">
            <text:p>6972</text:p>
          </table:table-cell>
          <table:table-cell table:formula="of:=IMREAL([.R88])" office:value-type="float" office:value="0.958027941438616" calcext:value-type="float">
            <text:p>0.9580279414</text:p>
          </table:table-cell>
          <table:table-cell table:formula="of:=IMAGINARY([.R88])" office:value-type="float" office:value="-0.581258663921089" calcext:value-type="float">
            <text:p>-0.5812586639</text:p>
          </table:table-cell>
          <table:table-cell table:formula="of:=IMABS([.R88])" office:value-type="float" office:value="1.12057091295484" calcext:value-type="float">
            <text:p>1.120570913</text:p>
          </table:table-cell>
        </table:table-row>
        <table:table-row table:style-name="ro1">
          <table:table-cell/>
          <table:table-cell table:formula="of:=[.B88]+[.$C$11]" office:value-type="float" office:value="6976" calcext:value-type="float">
            <text:p>6976</text:p>
          </table:table-cell>
          <table:table-cell table:formula="of:=COMPLEX([.$C$3]/1000;6.284*[.B89]*[.$C$4]/1000)" office:value-type="string" office:string-value="1.7+186.308032i" calcext:value-type="string">
            <text:p>1.7+186.308032i</text:p>
          </table:table-cell>
          <table:table-cell table:formula="of:=COMPLEX(0;-1/6.284/[.B89]/[.$C$5]*1000000000)" office:value-type="string" office:string-value="-207.378947765192i" calcext:value-type="string">
            <text:p>-207.378947765192i</text:p>
          </table:table-cell>
          <table:table-cell table:formula="of:=IMSUM([.C89];[.D89])" office:value-type="string" office:string-value="1.7-21.070915765192i" calcext:value-type="string">
            <text:p>1.7-21.070915765192i</text:p>
          </table:table-cell>
          <table:table-cell table:formula="of:=IMDIV(1;[.E89])" office:value-type="string" office:string-value="0.00380420864861891+0.0471518588166258i" calcext:value-type="string">
            <text:p>0.00380420864861891+0.0471518588166258i</text:p>
          </table:table-cell>
          <table:table-cell table:formula="of:=COMPLEX(0;-1/6.284/[.B89]/[.$C$6]*1000)" office:value-type="string" office:string-value="-0.108627067877005i" calcext:value-type="string">
            <text:p>-0.108627067877005i</text:p>
          </table:table-cell>
          <table:table-cell table:formula="of:=COMPLEX(0;-1000000000/6.284/[.$F$12]/[.B89]+6.284*[.F$14]*[.B89]*0.001)" office:value-type="string" office:string-value="-20.1814532141711i" calcext:value-type="string">
            <text:p>-20.1814532141711i</text:p>
          </table:table-cell>
          <table:table-cell table:formula="of:=IMSUM(IMDIV(1;IMSUM([.F89];[.G89]));[.H89])" office:value-type="string" office:string-value="1.00277707520814-3.9767872682703i" calcext:value-type="string">
            <text:p>1.00277707520814-3.9767872682703i</text:p>
          </table:table-cell>
          <table:table-cell table:formula="of:=300000/[.B89]" office:value-type="float" office:value="43.0045871559633" calcext:value-type="float">
            <text:p>43.004587156</text:p>
          </table:table-cell>
          <table:table-cell table:formula="of:=[.$C$1]/[.J89]*2*PI()" office:value-type="float" office:value="3.21431005154488" calcext:value-type="float">
            <text:p>3.2143100515</text:p>
          </table:table-cell>
          <table:table-cell table:formula="of:=COMPLEX(0;TAN([.K89]))" office:value-type="string" office:string-value="0.0728458418066976i" calcext:value-type="string">
            <text:p>0.0728458418066976i</text:p>
          </table:table-cell>
          <table:table-cell table:formula="of:=IMPRODUCT(IMDIV(IMSUB([.I89];[.$C$2]); IMSUM([.I89]; [.$C$2])); 1-[.$F$1])" office:value-type="string" office:string-value="-0.948829390509045-0.151954076868778i" calcext:value-type="string">
            <text:p>-0.948829390509045-0.151954076868778i</text:p>
          </table:table-cell>
          <table:table-cell table:formula="of:=IMDIV(IMSUM(1;[.M89]);IMSUB(1;[.M89]))" office:value-type="string" office:string-value="0.0200555415041618-0.0795357453654056i" calcext:value-type="string">
            <text:p>0.0200555415041618-0.0795357453654056i</text:p>
          </table:table-cell>
          <table:table-cell table:formula="of:=IMSUM([.N89];[.L89])" office:value-type="string" office:string-value="0.0200555415041618-0.00668990355870802i" calcext:value-type="string">
            <text:p>0.0200555415041618-0.00668990355870802i</text:p>
          </table:table-cell>
          <table:table-cell table:formula="of:=IMSUM(1;IMPRODUCT([.L89];[.N89]))" office:value-type="string" office:string-value="1.00579384832487+0.00146096280375983i" calcext:value-type="string">
            <text:p>1.00579384832487+0.00146096280375983i</text:p>
          </table:table-cell>
          <table:table-cell table:formula="of:=IMPRODUCT([.$C$2];[.O89];IMDIV(1;[.P89]))" office:value-type="string" office:string-value="0.996515431267339-0.334015812955483i" calcext:value-type="string">
            <text:p>0.996515431267339-0.334015812955483i</text:p>
          </table:table-cell>
          <table:table-cell table:formula="of:=IMDIV(IMPRODUCT([.Q89];[.$F$10]);IMSUM([.Q89];[.$F$10]))" office:value-type="string" office:string-value="0.996508774096924-0.334024627712263i" calcext:value-type="string">
            <text:p>0.996508774096924-0.334024627712263i</text:p>
          </table:table-cell>
          <table:table-cell table:formula="of:=[.B89]" office:value-type="float" office:value="6976" calcext:value-type="float">
            <text:p>6976</text:p>
          </table:table-cell>
          <table:table-cell table:formula="of:=IMREAL([.R89])" office:value-type="float" office:value="0.996508774096924" calcext:value-type="float">
            <text:p>0.9965087741</text:p>
          </table:table-cell>
          <table:table-cell table:formula="of:=IMAGINARY([.R89])" office:value-type="float" office:value="-0.334024627712263" calcext:value-type="float">
            <text:p>-0.3340246277</text:p>
          </table:table-cell>
          <table:table-cell table:formula="of:=IMABS([.R89])" office:value-type="float" office:value="1.05100056554241" calcext:value-type="float">
            <text:p>1.0510005655</text:p>
          </table:table-cell>
        </table:table-row>
        <table:table-row table:style-name="ro1">
          <table:table-cell/>
          <table:table-cell table:formula="of:=[.B89]+[.$C$11]" office:value-type="float" office:value="6980" calcext:value-type="float">
            <text:p>6980</text:p>
          </table:table-cell>
          <table:table-cell table:formula="of:=COMPLEX([.$C$3]/1000;6.284*[.B90]*[.$C$4]/1000)" office:value-type="string" office:string-value="1.7+186.41486i" calcext:value-type="string">
            <text:p>1.7+186.41486i</text:p>
          </table:table-cell>
          <table:table-cell table:formula="of:=COMPLEX(0;-1/6.284/[.B90]/[.$C$5]*1000000000)" office:value-type="string" office:string-value="-207.260105961315i" calcext:value-type="string">
            <text:p>-207.260105961315i</text:p>
          </table:table-cell>
          <table:table-cell table:formula="of:=IMSUM([.C90];[.D90])" office:value-type="string" office:string-value="1.7-20.845245961315i" calcext:value-type="string">
            <text:p>1.7-20.845245961315i</text:p>
          </table:table-cell>
          <table:table-cell table:formula="of:=IMDIV(1;[.E90])" office:value-type="string" office:string-value="0.00388647577568092+0.0476556138039772i" calcext:value-type="string">
            <text:p>0.00388647577568092+0.0476556138039772i</text:p>
          </table:table-cell>
          <table:table-cell table:formula="of:=COMPLEX(0;-1/6.284/[.B90]/[.$C$6]*1000)" office:value-type="string" office:string-value="-0.108564817408308i" calcext:value-type="string">
            <text:p>-0.108564817408308i</text:p>
          </table:table-cell>
          <table:table-cell table:formula="of:=COMPLEX(0;-1000000000/6.284/[.$F$12]/[.B90]+6.284*[.F$14]*[.B90]*0.001)" office:value-type="string" office:string-value="-20.1668724557446i" calcext:value-type="string">
            <text:p>-20.1668724557446i</text:p>
          </table:table-cell>
          <table:table-cell table:formula="of:=IMSUM(IMDIV(1;IMSUM([.F90];[.G90]));[.H90])" office:value-type="string" office:string-value="1.04333918052008-3.815565450997i" calcext:value-type="string">
            <text:p>1.04333918052008-3.815565450997i</text:p>
          </table:table-cell>
          <table:table-cell table:formula="of:=300000/[.B90]" office:value-type="float" office:value="42.9799426934097" calcext:value-type="float">
            <text:p>42.9799426934</text:p>
          </table:table-cell>
          <table:table-cell table:formula="of:=[.$C$1]/[.J90]*2*PI()" office:value-type="float" office:value="3.21615311923499" calcext:value-type="float">
            <text:p>3.2161531192</text:p>
          </table:table-cell>
          <table:table-cell table:formula="of:=COMPLEX(0;TAN([.K90]))" office:value-type="string" office:string-value="0.0746989406612i" calcext:value-type="string">
            <text:p>0.0746989406612i</text:p>
          </table:table-cell>
          <table:table-cell table:formula="of:=IMPRODUCT(IMDIV(IMSUB([.I90];[.$C$2]); IMSUM([.I90]; [.$C$2])); 1-[.$F$1])" office:value-type="string" office:string-value="-0.948233170385957-0.145633324440654i" calcext:value-type="string">
            <text:p>-0.948233170385957-0.145633324440654i</text:p>
          </table:table-cell>
          <table:table-cell table:formula="of:=IMDIV(IMSUM(1;[.M90]);IMSUB(1;[.M90]))" office:value-type="string" office:string-value="0.0208667836104019-0.0763113090199401i" calcext:value-type="string">
            <text:p>0.0208667836104019-0.0763113090199401i</text:p>
          </table:table-cell>
          <table:table-cell table:formula="of:=IMSUM([.N90];[.L90])" office:value-type="string" office:string-value="0.0208667836104019-0.00161236835874005i" calcext:value-type="string">
            <text:p>0.0208667836104019-0.00161236835874005i</text:p>
          </table:table-cell>
          <table:table-cell table:formula="of:=IMSUM(1;IMPRODUCT([.L90];[.N90]))" office:value-type="string" office:string-value="1.00570037394426+0.00155872663070351i" calcext:value-type="string">
            <text:p>1.00570037394426+0.00155872663070351i</text:p>
          </table:table-cell>
          <table:table-cell table:formula="of:=IMPRODUCT([.$C$2];[.O90];IMDIV(1;[.P90]))" office:value-type="string" office:string-value="1.03729873406388-0.0817691682615808i" calcext:value-type="string">
            <text:p>1.03729873406388-0.0817691682615808i</text:p>
          </table:table-cell>
          <table:table-cell table:formula="of:=IMDIV(IMPRODUCT([.Q90];[.$F$10]);IMSUM([.Q90];[.$F$10]))" office:value-type="string" office:string-value="1.03729703755629-0.0817798613668384i" calcext:value-type="string">
            <text:p>1.03729703755629-0.0817798613668384i</text:p>
          </table:table-cell>
          <table:table-cell table:formula="of:=[.B90]" office:value-type="float" office:value="6980" calcext:value-type="float">
            <text:p>6980</text:p>
          </table:table-cell>
          <table:table-cell table:formula="of:=IMREAL([.R90])" office:value-type="float" office:value="1.03729703755629" calcext:value-type="float">
            <text:p>1.0372970376</text:p>
          </table:table-cell>
          <table:table-cell table:formula="of:=IMAGINARY([.R90])" office:value-type="float" office:value="-0.0817798613668384" calcext:value-type="float">
            <text:p>-0.0817798614</text:p>
          </table:table-cell>
          <table:table-cell table:formula="of:=IMABS([.R90])" office:value-type="float" office:value="1.04051578068198" calcext:value-type="float">
            <text:p>1.0405157807</text:p>
          </table:table-cell>
        </table:table-row>
        <table:table-row table:style-name="ro1">
          <table:table-cell/>
          <table:table-cell table:formula="of:=[.B90]+[.$C$11]" office:value-type="float" office:value="6984" calcext:value-type="float">
            <text:p>6984</text:p>
          </table:table-cell>
          <table:table-cell table:formula="of:=COMPLEX([.$C$3]/1000;6.284*[.B91]*[.$C$4]/1000)" office:value-type="string" office:string-value="1.7+186.521688i" calcext:value-type="string">
            <text:p>1.7+186.521688i</text:p>
          </table:table-cell>
          <table:table-cell table:formula="of:=COMPLEX(0;-1/6.284/[.B91]/[.$C$5]*1000000000)" office:value-type="string" office:string-value="-207.141400287797i" calcext:value-type="string">
            <text:p>-207.141400287797i</text:p>
          </table:table-cell>
          <table:table-cell table:formula="of:=IMSUM([.C91];[.D91])" office:value-type="string" office:string-value="1.7-20.619712287797i" calcext:value-type="string">
            <text:p>1.7-20.619712287797i</text:p>
          </table:table-cell>
          <table:table-cell table:formula="of:=IMDIV(1;[.E91])" office:value-type="string" office:string-value="0.00397138236045131+0.0481698597984342i" calcext:value-type="string">
            <text:p>0.00397138236045131+0.0481698597984342i</text:p>
          </table:table-cell>
          <table:table-cell table:formula="of:=COMPLEX(0;-1/6.284/[.B91]/[.$C$6]*1000)" office:value-type="string" office:string-value="-0.108502638245989i" calcext:value-type="string">
            <text:p>-0.108502638245989i</text:p>
          </table:table-cell>
          <table:table-cell table:formula="of:=COMPLEX(0;-1000000000/6.284/[.$F$12]/[.B91]+6.284*[.F$14]*[.B91]*0.001)" office:value-type="string" office:string-value="-20.1523066716577i" calcext:value-type="string">
            <text:p>-20.1523066716577i</text:p>
          </table:table-cell>
          <table:table-cell table:formula="of:=IMSUM(IMDIV(1;IMSUM([.F91];[.G91]));[.H91])" office:value-type="string" office:string-value="1.0863189844739-3.6490751353751i" calcext:value-type="string">
            <text:p>1.0863189844739-3.6490751353751i</text:p>
          </table:table-cell>
          <table:table-cell table:formula="of:=300000/[.B91]" office:value-type="float" office:value="42.9553264604811" calcext:value-type="float">
            <text:p>42.9553264605</text:p>
          </table:table-cell>
          <table:table-cell table:formula="of:=[.$C$1]/[.J91]*2*PI()" office:value-type="float" office:value="3.2179961869251" calcext:value-type="float">
            <text:p>3.2179961869</text:p>
          </table:table-cell>
          <table:table-cell table:formula="of:=COMPLEX(0;TAN([.K91]))" office:value-type="string" office:string-value="0.0765525498380647i" calcext:value-type="string">
            <text:p>0.0765525498380647i</text:p>
          </table:table-cell>
          <table:table-cell table:formula="of:=IMPRODUCT(IMDIV(IMSUB([.I91];[.$C$2]); IMSUM([.I91]; [.$C$2])); 1-[.$F$1])" office:value-type="string" office:string-value="-0.947534550803694-0.13911160651018i" calcext:value-type="string">
            <text:p>-0.947534550803694-0.13911160651018i</text:p>
          </table:table-cell>
          <table:table-cell table:formula="of:=IMDIV(IMSUM(1;[.M91]);IMSUB(1;[.M91]))" office:value-type="string" office:string-value="0.0217263796894782-0.0729815027075022i" calcext:value-type="string">
            <text:p>0.0217263796894782-0.0729815027075022i</text:p>
          </table:table-cell>
          <table:table-cell table:formula="of:=IMSUM([.N91];[.L91])" office:value-type="string" office:string-value="0.0217263796894782+0.0035710471305625i" calcext:value-type="string">
            <text:p>0.0217263796894782+0.0035710471305625i</text:p>
          </table:table-cell>
          <table:table-cell table:formula="of:=IMSUM(1;IMPRODUCT([.L91];[.N91]))" office:value-type="string" office:string-value="1.00558692012327+0.0016632097639795i" calcext:value-type="string">
            <text:p>1.00558692012327+0.0016632097639795i</text:p>
          </table:table-cell>
          <table:table-cell table:formula="of:=IMPRODUCT([.$C$2];[.O91];IMDIV(1;[.P91]))" office:value-type="string" office:string-value="1.08057424999572+0.175773104589666i" calcext:value-type="string">
            <text:p>1.08057424999572+0.175773104589666i</text:p>
          </table:table-cell>
          <table:table-cell table:formula="of:=IMDIV(IMPRODUCT([.Q91];[.$F$10]);IMSUM([.Q91];[.$F$10]))" office:value-type="string" office:string-value="1.08057804863536+0.175761736969707i" calcext:value-type="string">
            <text:p>1.08057804863536+0.175761736969707i</text:p>
          </table:table-cell>
          <table:table-cell table:formula="of:=[.B91]" office:value-type="float" office:value="6984" calcext:value-type="float">
            <text:p>6984</text:p>
          </table:table-cell>
          <table:table-cell table:formula="of:=IMREAL([.R91])" office:value-type="float" office:value="1.08057804863536" calcext:value-type="float">
            <text:p>1.0805780486</text:p>
          </table:table-cell>
          <table:table-cell table:formula="of:=IMAGINARY([.R91])" office:value-type="float" office:value="0.175761736969707" calcext:value-type="float">
            <text:p>0.175761737</text:p>
          </table:table-cell>
          <table:table-cell table:formula="of:=IMABS([.R91])" office:value-type="float" office:value="1.09477902216621" calcext:value-type="float">
            <text:p>1.0947790222</text:p>
          </table:table-cell>
        </table:table-row>
        <table:table-row table:style-name="ro1">
          <table:table-cell/>
          <table:table-cell table:formula="of:=[.B91]+[.$C$11]" office:value-type="float" office:value="6988" calcext:value-type="float">
            <text:p>6988</text:p>
          </table:table-cell>
          <table:table-cell table:formula="of:=COMPLEX([.$C$3]/1000;6.284*[.B92]*[.$C$4]/1000)" office:value-type="string" office:string-value="1.7+186.628516i" calcext:value-type="string">
            <text:p>1.7+186.628516i</text:p>
          </table:table-cell>
          <table:table-cell table:formula="of:=COMPLEX(0;-1/6.284/[.B92]/[.$C$5]*1000000000)" office:value-type="string" office:string-value="-207.022830510872i" calcext:value-type="string">
            <text:p>-207.022830510872i</text:p>
          </table:table-cell>
          <table:table-cell table:formula="of:=IMSUM([.C92];[.D92])" office:value-type="string" office:string-value="1.7-20.394314510872i" calcext:value-type="string">
            <text:p>1.7-20.394314510872i</text:p>
          </table:table-cell>
          <table:table-cell table:formula="of:=IMDIV(1;[.E92])" office:value-type="string" office:string-value="0.00405904172868913+0.0486949256633175i" calcext:value-type="string">
            <text:p>0.00405904172868913+0.0486949256633175i</text:p>
          </table:table-cell>
          <table:table-cell table:formula="of:=COMPLEX(0;-1/6.284/[.B92]/[.$C$6]*1000)" office:value-type="string" office:string-value="-0.1084405302676i" calcext:value-type="string">
            <text:p>-0.1084405302676i</text:p>
          </table:table-cell>
          <table:table-cell table:formula="of:=COMPLEX(0;-1000000000/6.284/[.$F$12]/[.B92]+6.284*[.F$14]*[.B92]*0.001)" office:value-type="string" office:string-value="-20.137755836196i" calcext:value-type="string">
            <text:p>-20.137755836196i</text:p>
          </table:table-cell>
          <table:table-cell table:formula="of:=IMSUM(IMDIV(1;IMSUM([.F92];[.G92]));[.H92])" office:value-type="string" office:string-value="1.1319093454555-3.4770233969371i" calcext:value-type="string">
            <text:p>1.1319093454555-3.4770233969371i</text:p>
          </table:table-cell>
          <table:table-cell table:formula="of:=300000/[.B92]" office:value-type="float" office:value="42.9307384087006" calcext:value-type="float">
            <text:p>42.9307384087</text:p>
          </table:table-cell>
          <table:table-cell table:formula="of:=[.$C$1]/[.J92]*2*PI()" office:value-type="float" office:value="3.2198392546152" calcext:value-type="float">
            <text:p>3.2198392546</text:p>
          </table:table-cell>
          <table:table-cell table:formula="of:=COMPLEX(0;TAN([.K92]))" office:value-type="string" office:string-value="0.0784066821464439i" calcext:value-type="string">
            <text:p>0.0784066821464439i</text:p>
          </table:table-cell>
          <table:table-cell table:formula="of:=IMPRODUCT(IMDIV(IMSUB([.I92];[.$C$2]); IMSUM([.I92]; [.$C$2])); 1-[.$F$1])" office:value-type="string" office:string-value="-0.946723982247172-0.132379270015536i" calcext:value-type="string">
            <text:p>-0.946723982247172-0.132379270015536i</text:p>
          </table:table-cell>
          <table:table-cell table:formula="of:=IMDIV(IMSUM(1;[.M92]);IMSUB(1;[.M92]))" office:value-type="string" office:string-value="0.0226381869091101-0.0695404679387419i" calcext:value-type="string">
            <text:p>0.0226381869091101-0.0695404679387419i</text:p>
          </table:table-cell>
          <table:table-cell table:formula="of:=IMSUM([.N92];[.L92])" office:value-type="string" office:string-value="0.0226381869091101+0.00886621420770201i" calcext:value-type="string">
            <text:p>0.0226381869091101+0.00886621420770201i</text:p>
          </table:table-cell>
          <table:table-cell table:formula="of:=IMSUM(1;IMPRODUCT([.L92];[.N92]))" office:value-type="string" office:string-value="1.00545243736599+0.00177498512535438i" calcext:value-type="string">
            <text:p>1.00545243736599+0.00177498512535438i</text:p>
          </table:table-cell>
          <table:table-cell table:formula="of:=IMPRODUCT([.$C$2];[.O92];IMDIV(1;[.P92]))" office:value-type="string" office:string-value="1.12654599677485+0.438917935445969i" calcext:value-type="string">
            <text:p>1.12654599677485+0.438917935445969i</text:p>
          </table:table-cell>
          <table:table-cell table:formula="of:=IMDIV(IMPRODUCT([.Q92];[.$F$10]);IMSUM([.Q92];[.$F$10]))" office:value-type="string" office:string-value="1.12655588602074+0.438907170610377i" calcext:value-type="string">
            <text:p>1.12655588602074+0.438907170610377i</text:p>
          </table:table-cell>
          <table:table-cell table:formula="of:=[.B92]" office:value-type="float" office:value="6988" calcext:value-type="float">
            <text:p>6988</text:p>
          </table:table-cell>
          <table:table-cell table:formula="of:=IMREAL([.R92])" office:value-type="float" office:value="1.12655588602074" calcext:value-type="float">
            <text:p>1.126555886</text:p>
          </table:table-cell>
          <table:table-cell table:formula="of:=IMAGINARY([.R92])" office:value-type="float" office:value="0.438907170610377" calcext:value-type="float">
            <text:p>0.4389071706</text:p>
          </table:table-cell>
          <table:table-cell table:formula="of:=IMABS([.R92])" office:value-type="float" office:value="1.20903584262055" calcext:value-type="float">
            <text:p>1.2090358426</text:p>
          </table:table-cell>
        </table:table-row>
        <table:table-row table:style-name="ro1">
          <table:table-cell/>
          <table:table-cell table:formula="of:=[.B92]+[.$C$11]" office:value-type="float" office:value="6992" calcext:value-type="float">
            <text:p>6992</text:p>
          </table:table-cell>
          <table:table-cell table:formula="of:=COMPLEX([.$C$3]/1000;6.284*[.B93]*[.$C$4]/1000)" office:value-type="string" office:string-value="1.7+186.735344i" calcext:value-type="string">
            <text:p>1.7+186.735344i</text:p>
          </table:table-cell>
          <table:table-cell table:formula="of:=COMPLEX(0;-1/6.284/[.B93]/[.$C$5]*1000000000)" office:value-type="string" office:string-value="-206.904396397308i" calcext:value-type="string">
            <text:p>-206.904396397308i</text:p>
          </table:table-cell>
          <table:table-cell table:formula="of:=IMSUM([.C93];[.D93])" office:value-type="string" office:string-value="1.7-20.169052397308i" calcext:value-type="string">
            <text:p>1.7-20.169052397308i</text:p>
          </table:table-cell>
          <table:table-cell table:formula="of:=IMDIV(1;[.E93])" office:value-type="string" office:string-value="0.00414957332717148+0.0492311540365842i" calcext:value-type="string">
            <text:p>0.00414957332717148+0.0492311540365842i</text:p>
          </table:table-cell>
          <table:table-cell table:formula="of:=COMPLEX(0;-1/6.284/[.B93]/[.$C$6]*1000)" office:value-type="string" office:string-value="-0.108378493350971i" calcext:value-type="string">
            <text:p>-0.108378493350971i</text:p>
          </table:table-cell>
          <table:table-cell table:formula="of:=COMPLEX(0;-1000000000/6.284/[.$F$12]/[.B93]+6.284*[.F$14]*[.B93]*0.001)" office:value-type="string" office:string-value="-20.1232199237039i" calcext:value-type="string">
            <text:p>-20.1232199237039i</text:p>
          </table:table-cell>
          <table:table-cell table:formula="of:=IMSUM(IMDIV(1;IMSUM([.F93];[.G93]));[.H93])" office:value-type="string" office:string-value="1.18032250670475-3.2990960198469i" calcext:value-type="string">
            <text:p>1.18032250670475-3.2990960198469i</text:p>
          </table:table-cell>
          <table:table-cell table:formula="of:=300000/[.B93]" office:value-type="float" office:value="42.9061784897025" calcext:value-type="float">
            <text:p>42.9061784897</text:p>
          </table:table-cell>
          <table:table-cell table:formula="of:=[.$C$1]/[.J93]*2*PI()" office:value-type="float" office:value="3.22168232230531" calcext:value-type="float">
            <text:p>3.2216823223</text:p>
          </table:table-cell>
          <table:table-cell table:formula="of:=COMPLEX(0;TAN([.K93]))" office:value-type="string" office:string-value="0.080261350409835i" calcext:value-type="string">
            <text:p>0.080261350409835i</text:p>
          </table:table-cell>
          <table:table-cell table:formula="of:=IMPRODUCT(IMDIV(IMSUB([.I93];[.$C$2]); IMSUM([.I93]; [.$C$2])); 1-[.$F$1])" office:value-type="string" office:string-value="-0.945790924942484-0.125426155630243i" calcext:value-type="string">
            <text:p>-0.945790924942484-0.125426155630243i</text:p>
          </table:table-cell>
          <table:table-cell table:formula="of:=IMDIV(IMSUM(1;[.M93]);IMSUB(1;[.M93]))" office:value-type="string" office:string-value="0.023606450134094-0.0659819203969382i" calcext:value-type="string">
            <text:p>0.023606450134094-0.0659819203969382i</text:p>
          </table:table-cell>
          <table:table-cell table:formula="of:=IMSUM([.N93];[.L93])" office:value-type="string" office:string-value="0.023606450134094+0.0142794300128968i" calcext:value-type="string">
            <text:p>0.023606450134094+0.0142794300128968i</text:p>
          </table:table-cell>
          <table:table-cell table:formula="of:=IMSUM(1;IMPRODUCT([.L93];[.N93]))" office:value-type="string" office:string-value="1.00529579803369+0.00189468556614482i" calcext:value-type="string">
            <text:p>1.00529579803369+0.00189468556614482i</text:p>
          </table:table-cell>
          <table:table-cell table:formula="of:=IMPRODUCT([.$C$2];[.O93];IMDIV(1;[.P93]))" office:value-type="string" office:string-value="1.17543904684683+0.707995014642491i" calcext:value-type="string">
            <text:p>1.17543904684683+0.707995014642491i</text:p>
          </table:table-cell>
          <table:table-cell table:formula="of:=IMDIV(IMPRODUCT([.Q93];[.$F$10]);IMSUM([.Q93];[.$F$10]))" office:value-type="string" office:string-value="1.17545569112733+0.707986210296349i" calcext:value-type="string">
            <text:p>1.17545569112733+0.707986210296349i</text:p>
          </table:table-cell>
          <table:table-cell table:formula="of:=[.B93]" office:value-type="float" office:value="6992" calcext:value-type="float">
            <text:p>6992</text:p>
          </table:table-cell>
          <table:table-cell table:formula="of:=IMREAL([.R93])" office:value-type="float" office:value="1.17545569112733" calcext:value-type="float">
            <text:p>1.1754556911</text:p>
          </table:table-cell>
          <table:table-cell table:formula="of:=IMAGINARY([.R93])" office:value-type="float" office:value="0.707986210296349" calcext:value-type="float">
            <text:p>0.7079862103</text:p>
          </table:table-cell>
          <table:table-cell table:formula="of:=IMABS([.R93])" office:value-type="float" office:value="1.37220281145806" calcext:value-type="float">
            <text:p>1.3722028115</text:p>
          </table:table-cell>
        </table:table-row>
        <table:table-row table:style-name="ro1">
          <table:table-cell/>
          <table:table-cell table:formula="of:=[.B93]+[.$C$11]" office:value-type="float" office:value="6996" calcext:value-type="float">
            <text:p>6996</text:p>
          </table:table-cell>
          <table:table-cell table:formula="of:=COMPLEX([.$C$3]/1000;6.284*[.B94]*[.$C$4]/1000)" office:value-type="string" office:string-value="1.7+186.842172i" calcext:value-type="string">
            <text:p>1.7+186.842172i</text:p>
          </table:table-cell>
          <table:table-cell table:formula="of:=COMPLEX(0;-1/6.284/[.B94]/[.$C$5]*1000000000)" office:value-type="string" office:string-value="-206.786097714405i" calcext:value-type="string">
            <text:p>-206.786097714405i</text:p>
          </table:table-cell>
          <table:table-cell table:formula="of:=IMSUM([.C94];[.D94])" office:value-type="string" office:string-value="1.7-19.943925714405i" calcext:value-type="string">
            <text:p>1.7-19.943925714405i</text:p>
          </table:table-cell>
          <table:table-cell table:formula="of:=IMDIV(1;[.E94])" office:value-type="string" office:string-value="0.00424310312332519+0.0497789020530337i" calcext:value-type="string">
            <text:p>0.00424310312332519+0.0497789020530337i</text:p>
          </table:table-cell>
          <table:table-cell table:formula="of:=COMPLEX(0;-1/6.284/[.B94]/[.$C$6]*1000)" office:value-type="string" office:string-value="-0.108316527374212i" calcext:value-type="string">
            <text:p>-0.108316527374212i</text:p>
          </table:table-cell>
          <table:table-cell table:formula="of:=COMPLEX(0;-1000000000/6.284/[.$F$12]/[.B94]+6.284*[.F$14]*[.B94]*0.001)" office:value-type="string" office:string-value="-20.1086989085845i" calcext:value-type="string">
            <text:p>-20.1086989085845i</text:p>
          </table:table-cell>
          <table:table-cell table:formula="of:=IMSUM(IMDIV(1;IMSUM([.F94];[.G94]));[.H94])" office:value-type="string" office:string-value="1.23179245554045-3.1149556173836i" calcext:value-type="string">
            <text:p>1.23179245554045-3.1149556173836i</text:p>
          </table:table-cell>
          <table:table-cell table:formula="of:=300000/[.B94]" office:value-type="float" office:value="42.8816466552316" calcext:value-type="float">
            <text:p>42.8816466552</text:p>
          </table:table-cell>
          <table:table-cell table:formula="of:=[.$C$1]/[.J94]*2*PI()" office:value-type="float" office:value="3.22352538999541" calcext:value-type="float">
            <text:p>3.22352539</text:p>
          </table:table-cell>
          <table:table-cell table:formula="of:=COMPLEX(0;TAN([.K94]))" office:value-type="string" office:string-value="0.0821165674664296i" calcext:value-type="string">
            <text:p>0.0821165674664296i</text:p>
          </table:table-cell>
          <table:table-cell table:formula="of:=IMPRODUCT(IMDIV(IMSUB([.I94];[.$C$2]); IMSUM([.I94]; [.$C$2])); 1-[.$F$1])" office:value-type="string" office:string-value="-0.944723734009605-0.118241580650714i" calcext:value-type="string">
            <text:p>-0.944723734009605-0.118241580650714i</text:p>
          </table:table-cell>
          <table:table-cell table:formula="of:=IMDIV(IMSUM(1;[.M94]);IMSUB(1;[.M94]))" office:value-type="string" office:string-value="0.024635849110809-0.0622991123476718i" calcext:value-type="string">
            <text:p>0.024635849110809-0.0622991123476718i</text:p>
          </table:table-cell>
          <table:table-cell table:formula="of:=IMSUM([.N94];[.L94])" office:value-type="string" office:string-value="0.024635849110809+0.0198174551187578i" calcext:value-type="string">
            <text:p>0.024635849110809+0.0198174551187578i</text:p>
          </table:table-cell>
          <table:table-cell table:formula="of:=IMSUM(1;IMPRODUCT([.L94];[.N94]))" office:value-type="string" office:string-value="1.0051157892622+0.00202301136560053i" calcext:value-type="string">
            <text:p>1.0051157892622+0.00202301136560053i</text:p>
          </table:table-cell>
          <table:table-cell table:formula="of:=IMPRODUCT([.$C$2];[.O94];IMDIV(1;[.P94]))" office:value-type="string" office:string-value="1.22750215930151+0.983358848480378i" calcext:value-type="string">
            <text:p>1.22750215930151+0.983358848480378i</text:p>
          </table:table-cell>
          <table:table-cell table:formula="of:=IMDIV(IMPRODUCT([.Q94];[.$F$10]);IMSUM([.Q94];[.$F$10]))" office:value-type="string" office:string-value="1.22752630121627+0.98335345040771i" calcext:value-type="string">
            <text:p>1.22752630121627+0.98335345040771i</text:p>
          </table:table-cell>
          <table:table-cell table:formula="of:=[.B94]" office:value-type="float" office:value="6996" calcext:value-type="float">
            <text:p>6996</text:p>
          </table:table-cell>
          <table:table-cell table:formula="of:=IMREAL([.R94])" office:value-type="float" office:value="1.22752630121627" calcext:value-type="float">
            <text:p>1.2275263012</text:p>
          </table:table-cell>
          <table:table-cell table:formula="of:=IMAGINARY([.R94])" office:value-type="float" office:value="0.98335345040771" calcext:value-type="float">
            <text:p>0.9833534504</text:p>
          </table:table-cell>
          <table:table-cell table:formula="of:=IMABS([.R94])" office:value-type="float" office:value="1.57283337598312" calcext:value-type="float">
            <text:p>1.572833376</text:p>
          </table:table-cell>
        </table:table-row>
        <table:table-row table:style-name="ro1">
          <table:table-cell/>
          <table:table-cell table:formula="of:=[.B94]+[.$C$11]" office:value-type="float" office:value="7000" calcext:value-type="float">
            <text:p>7000</text:p>
          </table:table-cell>
          <table:table-cell table:formula="of:=COMPLEX([.$C$3]/1000;6.284*[.B95]*[.$C$4]/1000)" office:value-type="string" office:string-value="1.7+186.949i" calcext:value-type="string">
            <text:p>1.7+186.949i</text:p>
          </table:table-cell>
          <table:table-cell table:formula="of:=COMPLEX(0;-1/6.284/[.B95]/[.$C$5]*1000000000)" office:value-type="string" office:string-value="-206.667934229997i" calcext:value-type="string">
            <text:p>-206.667934229997i</text:p>
          </table:table-cell>
          <table:table-cell table:formula="of:=IMSUM([.C95];[.D95])" office:value-type="string" office:string-value="1.7-19.718934229997i" calcext:value-type="string">
            <text:p>1.7-19.718934229997i</text:p>
          </table:table-cell>
          <table:table-cell table:formula="of:=IMDIV(1;[.E95])" office:value-type="string" office:string-value="0.00433976403553016+0.0503385421119562i" calcext:value-type="string">
            <text:p>0.00433976403553016+0.0503385421119562i</text:p>
          </table:table-cell>
          <table:table-cell table:formula="of:=COMPLEX(0;-1/6.284/[.B95]/[.$C$6]*1000)" office:value-type="string" office:string-value="-0.108254632215713i" calcext:value-type="string">
            <text:p>-0.108254632215713i</text:p>
          </table:table-cell>
          <table:table-cell table:formula="of:=COMPLEX(0;-1000000000/6.284/[.$F$12]/[.B95]+6.284*[.F$14]*[.B95]*0.001)" office:value-type="string" office:string-value="-20.0941927652996i" calcext:value-type="string">
            <text:p>-20.0941927652996i</text:p>
          </table:table-cell>
          <table:table-cell table:formula="of:=IMSUM(IMDIV(1;IMSUM([.F95];[.G95]));[.H95])" office:value-type="string" office:string-value="1.28657762054498-2.9242395634874i" calcext:value-type="string">
            <text:p>1.28657762054498-2.9242395634874i</text:p>
          </table:table-cell>
          <table:table-cell table:formula="of:=300000/[.B95]" office:value-type="float" office:value="42.8571428571429" calcext:value-type="float">
            <text:p>42.8571428571</text:p>
          </table:table-cell>
          <table:table-cell table:formula="of:=[.$C$1]/[.J95]*2*PI()" office:value-type="float" office:value="3.22536845768552" calcext:value-type="float">
            <text:p>3.2253684577</text:p>
          </table:table-cell>
          <table:table-cell table:formula="of:=COMPLEX(0;TAN([.K95]))" office:value-type="string" office:string-value="0.0839723461694816i" calcext:value-type="string">
            <text:p>0.0839723461694816i</text:p>
          </table:table-cell>
          <table:table-cell table:formula="of:=IMPRODUCT(IMDIV(IMSUB([.I95];[.$C$2]); IMSUM([.I95]; [.$C$2])); 1-[.$F$1])" office:value-type="string" office:string-value="-0.943509530023592-0.110814324593051i" calcext:value-type="string">
            <text:p>-0.943509530023592-0.110814324593051i</text:p>
          </table:table-cell>
          <table:table-cell table:formula="of:=IMDIV(IMSUM(1;[.M95]);IMSUB(1;[.M95]))" office:value-type="string" office:string-value="0.0257315524108997-0.0584847912697479i" calcext:value-type="string">
            <text:p>0.0257315524108997-0.0584847912697479i</text:p>
          </table:table-cell>
          <table:table-cell table:formula="of:=IMSUM([.N95];[.L95])" office:value-type="string" office:string-value="0.0257315524108997+0.0254875548997337i" calcext:value-type="string">
            <text:p>0.0257315524108997+0.0254875548997337i</text:p>
          </table:table-cell>
          <table:table-cell table:formula="of:=IMSUM(1;IMPRODUCT([.L95];[.N95]))" office:value-type="string" office:string-value="1.00491110513815+0.00216073882652623i" calcext:value-type="string">
            <text:p>1.00491110513815+0.00216073882652623i</text:p>
          </table:table-cell>
          <table:table-cell table:formula="of:=IMPRODUCT([.$C$2];[.O95];IMDIV(1;[.P95]))" office:value-type="string" office:string-value="1.2830107991363+1.26539102537167i" calcext:value-type="string">
            <text:p>1.2830107991363+1.26539102537167i</text:p>
          </table:table-cell>
          <table:table-cell table:formula="of:=IMDIV(IMPRODUCT([.Q95];[.$F$10]);IMSUM([.Q95];[.$F$10]))" office:value-type="string" office:string-value="1.28304327007314+1.26539057592225i" calcext:value-type="string">
            <text:p>1.28304327007314+1.26539057592225i</text:p>
          </table:table-cell>
          <table:table-cell table:formula="of:=[.B95]" office:value-type="float" office:value="7000" calcext:value-type="float">
            <text:p>7000</text:p>
          </table:table-cell>
          <table:table-cell table:formula="of:=IMREAL([.R95])" office:value-type="float" office:value="1.28304327007314" calcext:value-type="float">
            <text:p>1.2830432701</text:p>
          </table:table-cell>
          <table:table-cell table:formula="of:=IMAGINARY([.R95])" office:value-type="float" office:value="1.26539057592225" calcext:value-type="float">
            <text:p>1.2653905759</text:p>
          </table:table-cell>
          <table:table-cell table:formula="of:=IMABS([.R95])" office:value-type="float" office:value="1.80205808522168" calcext:value-type="float">
            <text:p>1.8020580852</text:p>
          </table:table-cell>
        </table:table-row>
        <table:table-row table:style-name="ro1">
          <table:table-cell/>
          <table:table-cell table:formula="of:=[.B95]+[.$C$11]" office:value-type="float" office:value="7004" calcext:value-type="float">
            <text:p>7004</text:p>
          </table:table-cell>
          <table:table-cell table:formula="of:=COMPLEX([.$C$3]/1000;6.284*[.B96]*[.$C$4]/1000)" office:value-type="string" office:string-value="1.7+187.055828i" calcext:value-type="string">
            <text:p>1.7+187.055828i</text:p>
          </table:table-cell>
          <table:table-cell table:formula="of:=COMPLEX(0;-1/6.284/[.B96]/[.$C$5]*1000000000)" office:value-type="string" office:string-value="-206.549905712447i" calcext:value-type="string">
            <text:p>-206.549905712447i</text:p>
          </table:table-cell>
          <table:table-cell table:formula="of:=IMSUM([.C96];[.D96])" office:value-type="string" office:string-value="1.7-19.494077712447i" calcext:value-type="string">
            <text:p>1.7-19.494077712447i</text:p>
          </table:table-cell>
          <table:table-cell table:formula="of:=IMDIV(1;[.E96])" office:value-type="string" office:string-value="0.00443969639681067+0.0509104626935872i" calcext:value-type="string">
            <text:p>0.00443969639681067+0.0509104626935872i</text:p>
          </table:table-cell>
          <table:table-cell table:formula="of:=COMPLEX(0;-1/6.284/[.B96]/[.$C$6]*1000)" office:value-type="string" office:string-value="-0.108192807754139i" calcext:value-type="string">
            <text:p>-0.108192807754139i</text:p>
          </table:table-cell>
          <table:table-cell table:formula="of:=COMPLEX(0;-1000000000/6.284/[.$F$12]/[.B96]+6.284*[.F$14]*[.B96]*0.001)" office:value-type="string" office:string-value="-20.0797014683691i" calcext:value-type="string">
            <text:p>-20.0797014683691i</text:p>
          </table:table-cell>
          <table:table-cell table:formula="of:=IMSUM(IMDIV(1;IMSUM([.F96];[.G96]));[.H96])" office:value-type="string" office:string-value="1.34496396248921-2.7265577154181i" calcext:value-type="string">
            <text:p>1.34496396248921-2.7265577154181i</text:p>
          </table:table-cell>
          <table:table-cell table:formula="of:=300000/[.B96]" office:value-type="float" office:value="42.8326670474015" calcext:value-type="float">
            <text:p>42.8326670474</text:p>
          </table:table-cell>
          <table:table-cell table:formula="of:=[.$C$1]/[.J96]*2*PI()" office:value-type="float" office:value="3.22721152537563" calcext:value-type="float">
            <text:p>3.2272115254</text:p>
          </table:table-cell>
          <table:table-cell table:formula="of:=COMPLEX(0;TAN([.K96]))" office:value-type="string" office:string-value="0.0858286993876574i" calcext:value-type="string">
            <text:p>0.0858286993876574i</text:p>
          </table:table-cell>
          <table:table-cell table:formula="of:=IMPRODUCT(IMDIV(IMSUB([.I96];[.$C$2]); IMSUM([.I96]; [.$C$2])); 1-[.$F$1])" office:value-type="string" office:string-value="-0.942134053026657-0.103132618624967i" calcext:value-type="string">
            <text:p>-0.942134053026657-0.103132618624967i</text:p>
          </table:table-cell>
          <table:table-cell table:formula="of:=IMDIV(IMSUM(1;[.M96]);IMSUB(1;[.M96]))" office:value-type="string" office:string-value="0.0268992792497843-0.0545311543083621i" calcext:value-type="string">
            <text:p>0.0268992792497843-0.0545311543083621i</text:p>
          </table:table-cell>
          <table:table-cell table:formula="of:=IMSUM([.N96];[.L96])" office:value-type="string" office:string-value="0.0268992792497843+0.0312975450792953i" calcext:value-type="string">
            <text:p>0.0268992792497843+0.0312975450792953i</text:p>
          </table:table-cell>
          <table:table-cell table:formula="of:=IMSUM(1;IMPRODUCT([.L96];[.N96]))" office:value-type="string" office:string-value="1.00468033805039+0.00230873015247439i" calcext:value-type="string">
            <text:p>1.00468033805039+0.00230873015247439i</text:p>
          </table:table-cell>
          <table:table-cell table:formula="of:=IMPRODUCT([.$C$2];[.O96];IMDIV(1;[.P96]))" office:value-type="string" office:string-value="1.34227060957184+1.55450271512862i" calcext:value-type="string">
            <text:p>1.34227060957184+1.55450271512862i</text:p>
          </table:table-cell>
          <table:table-cell table:formula="of:=IMDIV(IMPRODUCT([.Q96];[.$F$10]);IMSUM([.Q96];[.$F$10]))" office:value-type="string" office:string-value="1.34231234198655+1.55450886260852i" calcext:value-type="string">
            <text:p>1.34231234198655+1.55450886260852i</text:p>
          </table:table-cell>
          <table:table-cell table:formula="of:=[.B96]" office:value-type="float" office:value="7004" calcext:value-type="float">
            <text:p>7004</text:p>
          </table:table-cell>
          <table:table-cell table:formula="of:=IMREAL([.R96])" office:value-type="float" office:value="1.34231234198655" calcext:value-type="float">
            <text:p>1.342312342</text:p>
          </table:table-cell>
          <table:table-cell table:formula="of:=IMAGINARY([.R96])" office:value-type="float" office:value="1.55450886260852" calcext:value-type="float">
            <text:p>1.5545088626</text:p>
          </table:table-cell>
          <table:table-cell table:formula="of:=IMABS([.R96])" office:value-type="float" office:value="2.05385009856558" calcext:value-type="float">
            <text:p>2.0538500986</text:p>
          </table:table-cell>
        </table:table-row>
        <table:table-row table:style-name="ro1">
          <table:table-cell/>
          <table:table-cell table:formula="of:=[.B96]+[.$C$11]" office:value-type="float" office:value="7008" calcext:value-type="float">
            <text:p>7008</text:p>
          </table:table-cell>
          <table:table-cell table:formula="of:=COMPLEX([.$C$3]/1000;6.284*[.B97]*[.$C$4]/1000)" office:value-type="string" office:string-value="1.7+187.162656i" calcext:value-type="string">
            <text:p>1.7+187.162656i</text:p>
          </table:table-cell>
          <table:table-cell table:formula="of:=COMPLEX(0;-1/6.284/[.B97]/[.$C$5]*1000000000)" office:value-type="string" office:string-value="-206.432011930647i" calcext:value-type="string">
            <text:p>-206.432011930647i</text:p>
          </table:table-cell>
          <table:table-cell table:formula="of:=IMSUM([.C97];[.D97])" office:value-type="string" office:string-value="1.7-19.269355930647i" calcext:value-type="string">
            <text:p>1.7-19.269355930647i</text:p>
          </table:table-cell>
          <table:table-cell table:formula="of:=IMDIV(1;[.E97])" office:value-type="string" office:string-value="0.00454304845489333+0.0514950692279503i" calcext:value-type="string">
            <text:p>0.00454304845489333+0.0514950692279503i</text:p>
          </table:table-cell>
          <table:table-cell table:formula="of:=COMPLEX(0;-1/6.284/[.B97]/[.$C$6]*1000)" office:value-type="string" office:string-value="-0.108131053868434i" calcext:value-type="string">
            <text:p>-0.108131053868434i</text:p>
          </table:table-cell>
          <table:table-cell table:formula="of:=COMPLEX(0;-1000000000/6.284/[.$F$12]/[.B97]+6.284*[.F$14]*[.B97]*0.001)" office:value-type="string" office:string-value="-20.0652249923712i" calcext:value-type="string">
            <text:p>-20.0652249923712i</text:p>
          </table:table-cell>
          <table:table-cell table:formula="of:=IMSUM(IMDIV(1;IMSUM([.F97];[.G97]));[.H97])" office:value-type="string" office:string-value="1.40726852519893-2.5214899057786i" calcext:value-type="string">
            <text:p>1.40726852519893-2.5214899057786i</text:p>
          </table:table-cell>
          <table:table-cell table:formula="of:=300000/[.B97]" office:value-type="float" office:value="42.8082191780822" calcext:value-type="float">
            <text:p>42.8082191781</text:p>
          </table:table-cell>
          <table:table-cell table:formula="of:=[.$C$1]/[.J97]*2*PI()" office:value-type="float" office:value="3.22905459306573" calcext:value-type="float">
            <text:p>3.2290545931</text:p>
          </table:table-cell>
          <table:table-cell table:formula="of:=COMPLEX(0;TAN([.K97]))" office:value-type="string" office:string-value="0.0876856400054056i" calcext:value-type="string">
            <text:p>0.0876856400054056i</text:p>
          </table:table-cell>
          <table:table-cell table:formula="of:=IMPRODUCT(IMDIV(IMSUB([.I97];[.$C$2]); IMSUM([.I97]; [.$C$2])); 1-[.$F$1])" office:value-type="string" office:string-value="-0.940581497774566-0.0951841402657048i" calcext:value-type="string">
            <text:p>-0.940581497774566-0.0951841402657048i</text:p>
          </table:table-cell>
          <table:table-cell table:formula="of:=IMDIV(IMSUM(1;[.M97]);IMSUB(1;[.M97]))" office:value-type="string" office:string-value="0.0281453705039782-0.0504297981155719i" calcext:value-type="string">
            <text:p>0.0281453705039782-0.0504297981155719i</text:p>
          </table:table-cell>
          <table:table-cell table:formula="of:=IMSUM([.N97];[.L97])" office:value-type="string" office:string-value="0.0281453705039782+0.0372558418898337i" calcext:value-type="string">
            <text:p>0.0281453705039782+0.0372558418898337i</text:p>
          </table:table-cell>
          <table:table-cell table:formula="of:=IMSUM(1;IMPRODUCT([.L97];[.N97]))" office:value-type="string" office:string-value="1.00442196912311+0.0024679448258306i" calcext:value-type="string">
            <text:p>1.00442196912311+0.0024679448258306i</text:p>
          </table:table-cell>
          <table:table-cell table:formula="of:=IMPRODUCT([.$C$2];[.O97];IMDIV(1;[.P97]))" office:value-type="string" office:string-value="1.4056214157318+1.8511374258519i" calcext:value-type="string">
            <text:p>1.4056214157318+1.8511374258519i</text:p>
          </table:table-cell>
          <table:table-cell table:formula="of:=IMDIV(IMPRODUCT([.Q97];[.$F$10]);IMSUM([.Q97];[.$F$10]))" office:value-type="string" office:string-value="1.4056734573877+1.85115193491611i" calcext:value-type="string">
            <text:p>1.4056734573877+1.85115193491611i</text:p>
          </table:table-cell>
          <table:table-cell table:formula="of:=[.B97]" office:value-type="float" office:value="7008" calcext:value-type="float">
            <text:p>7008</text:p>
          </table:table-cell>
          <table:table-cell table:formula="of:=IMREAL([.R97])" office:value-type="float" office:value="1.4056734573877" calcext:value-type="float">
            <text:p>1.4056734574</text:p>
          </table:table-cell>
          <table:table-cell table:formula="of:=IMAGINARY([.R97])" office:value-type="float" office:value="1.85115193491611" calcext:value-type="float">
            <text:p>1.8511519349</text:p>
          </table:table-cell>
          <table:table-cell table:formula="of:=IMABS([.R97])" office:value-type="float" office:value="2.32436687184875" calcext:value-type="float">
            <text:p>2.3243668718</text:p>
          </table:table-cell>
        </table:table-row>
        <table:table-row table:style-name="ro1">
          <table:table-cell/>
          <table:table-cell table:formula="of:=[.B97]+[.$C$11]" office:value-type="float" office:value="7012" calcext:value-type="float">
            <text:p>7012</text:p>
          </table:table-cell>
          <table:table-cell table:formula="of:=COMPLEX([.$C$3]/1000;6.284*[.B98]*[.$C$4]/1000)" office:value-type="string" office:string-value="1.7+187.269484i" calcext:value-type="string">
            <text:p>1.7+187.269484i</text:p>
          </table:table-cell>
          <table:table-cell table:formula="of:=COMPLEX(0;-1/6.284/[.B98]/[.$C$5]*1000000000)" office:value-type="string" office:string-value="-206.314252654018i" calcext:value-type="string">
            <text:p>-206.314252654018i</text:p>
          </table:table-cell>
          <table:table-cell table:formula="of:=IMSUM([.C98];[.D98])" office:value-type="string" office:string-value="1.7-19.044768654018i" calcext:value-type="string">
            <text:p>1.7-19.044768654018i</text:p>
          </table:table-cell>
          <table:table-cell table:formula="of:=IMDIV(1;[.E98])" office:value-type="string" office:string-value="0.00464997691191943+0.052092785020018i" calcext:value-type="string">
            <text:p>0.00464997691191943+0.052092785020018i</text:p>
          </table:table-cell>
          <table:table-cell table:formula="of:=COMPLEX(0;-1/6.284/[.B98]/[.$C$6]*1000)" office:value-type="string" office:string-value="-0.108069370437819i" calcext:value-type="string">
            <text:p>-0.108069370437819i</text:p>
          </table:table-cell>
          <table:table-cell table:formula="of:=COMPLEX(0;-1000000000/6.284/[.$F$12]/[.B98]+6.284*[.F$14]*[.B98]*0.001)" office:value-type="string" office:string-value="-20.050763311942i" calcext:value-type="string">
            <text:p>-20.050763311942i</text:p>
          </table:table-cell>
          <table:table-cell table:formula="of:=IMSUM(IMDIV(1;IMSUM([.F98];[.G98]));[.H98])" office:value-type="string" office:string-value="1.47384352517074-2.3085831803124i" calcext:value-type="string">
            <text:p>1.47384352517074-2.3085831803124i</text:p>
          </table:table-cell>
          <table:table-cell table:formula="of:=300000/[.B98]" office:value-type="float" office:value="42.7837992013691" calcext:value-type="float">
            <text:p>42.7837992014</text:p>
          </table:table-cell>
          <table:table-cell table:formula="of:=[.$C$1]/[.J98]*2*PI()" office:value-type="float" office:value="3.23089766075584" calcext:value-type="float">
            <text:p>3.2308976608</text:p>
          </table:table-cell>
          <table:table-cell table:formula="of:=COMPLEX(0;TAN([.K98]))" office:value-type="string" office:string-value="0.0895431809233111i" calcext:value-type="string">
            <text:p>0.0895431809233111i</text:p>
          </table:table-cell>
          <table:table-cell table:formula="of:=IMPRODUCT(IMDIV(IMSUB([.I98];[.$C$2]); IMSUM([.I98]; [.$C$2])); 1-[.$F$1])" office:value-type="string" office:string-value="-0.938834327713501-0.0869560151688099i" calcext:value-type="string">
            <text:p>-0.938834327713501-0.0869560151688099i</text:p>
          </table:table-cell>
          <table:table-cell table:formula="of:=IMDIV(IMSUM(1;[.M98]);IMSUB(1;[.M98]))" office:value-type="string" office:string-value="0.0294768705034141-0.0461716636062481i" calcext:value-type="string">
            <text:p>0.0294768705034141-0.0461716636062481i</text:p>
          </table:table-cell>
          <table:table-cell table:formula="of:=IMSUM([.N98];[.L98])" office:value-type="string" office:string-value="0.0294768705034141+0.043371517317063i" calcext:value-type="string">
            <text:p>0.0294768705034141+0.043371517317063i</text:p>
          </table:table-cell>
          <table:table-cell table:formula="of:=IMSUM(1;IMPRODUCT([.L98];[.N98]))" office:value-type="string" office:string-value="1.00413435762782+0.00263945274854022i" calcext:value-type="string">
            <text:p>1.00413435762782+0.00263945274854022i</text:p>
          </table:table-cell>
          <table:table-cell table:formula="of:=IMPRODUCT([.$C$2];[.O98];IMDIV(1;[.P98]))" office:value-type="string" office:string-value="1.47344185333311+2.15577404483743i" calcext:value-type="string">
            <text:p>1.47344185333311+2.15577404483743i</text:p>
          </table:table-cell>
          <table:table-cell table:formula="of:=IMDIV(IMPRODUCT([.Q98];[.$F$10]);IMSUM([.Q98];[.$F$10]))" office:value-type="string" office:string-value="1.47350538385694+2.15579880799118i" calcext:value-type="string">
            <text:p>1.47350538385694+2.15579880799118i</text:p>
          </table:table-cell>
          <table:table-cell table:formula="of:=[.B98]" office:value-type="float" office:value="7012" calcext:value-type="float">
            <text:p>7012</text:p>
          </table:table-cell>
          <table:table-cell table:formula="of:=IMREAL([.R98])" office:value-type="float" office:value="1.47350538385694" calcext:value-type="float">
            <text:p>1.4735053839</text:p>
          </table:table-cell>
          <table:table-cell table:formula="of:=IMAGINARY([.R98])" office:value-type="float" office:value="2.15579880799118" calcext:value-type="float">
            <text:p>2.155798808</text:p>
          </table:table-cell>
          <table:table-cell table:formula="of:=IMABS([.R98])" office:value-type="float" office:value="2.61126149912099" calcext:value-type="float">
            <text:p>2.6112614991</text:p>
          </table:table-cell>
        </table:table-row>
        <table:table-row table:style-name="ro1">
          <table:table-cell/>
          <table:table-cell table:formula="of:=[.B98]+[.$C$11]" office:value-type="float" office:value="7016" calcext:value-type="float">
            <text:p>7016</text:p>
          </table:table-cell>
          <table:table-cell table:formula="of:=COMPLEX([.$C$3]/1000;6.284*[.B99]*[.$C$4]/1000)" office:value-type="string" office:string-value="1.7+187.376312i" calcext:value-type="string">
            <text:p>1.7+187.376312i</text:p>
          </table:table-cell>
          <table:table-cell table:formula="of:=COMPLEX(0;-1/6.284/[.B99]/[.$C$5]*1000000000)" office:value-type="string" office:string-value="-206.196627652505i" calcext:value-type="string">
            <text:p>-206.196627652505i</text:p>
          </table:table-cell>
          <table:table-cell table:formula="of:=IMSUM([.C99];[.D99])" office:value-type="string" office:string-value="1.7-18.820315652505i" calcext:value-type="string">
            <text:p>1.7-18.820315652505i</text:p>
          </table:table-cell>
          <table:table-cell table:formula="of:=IMDIV(1;[.E99])" office:value-type="string" office:string-value="0.00476064750743681+0.0527040522354541i" calcext:value-type="string">
            <text:p>0.00476064750743681+0.0527040522354541i</text:p>
          </table:table-cell>
          <table:table-cell table:formula="of:=COMPLEX(0;-1/6.284/[.B99]/[.$C$6]*1000)" office:value-type="string" office:string-value="-0.108007757341788i" calcext:value-type="string">
            <text:p>-0.108007757341788i</text:p>
          </table:table-cell>
          <table:table-cell table:formula="of:=COMPLEX(0;-1000000000/6.284/[.$F$12]/[.B99]+6.284*[.F$14]*[.B99]*0.001)" office:value-type="string" office:string-value="-20.0363164017756i" calcext:value-type="string">
            <text:p>-20.0363164017756i</text:p>
          </table:table-cell>
          <table:table-cell table:formula="of:=IMSUM(IMDIV(1;IMSUM([.F99];[.G99]));[.H99])" office:value-type="string" office:string-value="1.54508107402319-2.0873487561616i" calcext:value-type="string">
            <text:p>1.54508107402319-2.0873487561616i</text:p>
          </table:table-cell>
          <table:table-cell table:formula="of:=300000/[.B99]" office:value-type="float" office:value="42.7594070695553" calcext:value-type="float">
            <text:p>42.7594070696</text:p>
          </table:table-cell>
          <table:table-cell table:formula="of:=[.$C$1]/[.J99]*2*PI()" office:value-type="float" office:value="3.23274072844594" calcext:value-type="float">
            <text:p>3.2327407284</text:p>
          </table:table-cell>
          <table:table-cell table:formula="of:=COMPLEX(0;TAN([.K99]))" office:value-type="string" office:string-value="0.091401335058463i" calcext:value-type="string">
            <text:p>0.091401335058463i</text:p>
          </table:table-cell>
          <table:table-cell table:formula="of:=IMPRODUCT(IMDIV(IMSUB([.I99];[.$C$2]); IMSUM([.I99]; [.$C$2])); 1-[.$F$1])" office:value-type="string" office:string-value="-0.93687306486866-0.0784348282814903i" calcext:value-type="string">
            <text:p>-0.93687306486866-0.0784348282814903i</text:p>
          </table:table-cell>
          <table:table-cell table:formula="of:=IMDIV(IMSUM(1;[.M99]);IMSUB(1;[.M99]))" office:value-type="string" office:string-value="0.0309016214804641-0.041746975123232i" calcext:value-type="string">
            <text:p>0.0309016214804641-0.041746975123232i</text:p>
          </table:table-cell>
          <table:table-cell table:formula="of:=IMSUM([.N99];[.L99])" office:value-type="string" office:string-value="0.0309016214804641+0.049654359935231i" calcext:value-type="string">
            <text:p>0.0309016214804641+0.049654359935231i</text:p>
          </table:table-cell>
          <table:table-cell table:formula="of:=IMSUM(1;IMPRODUCT([.L99];[.N99]))" office:value-type="string" office:string-value="1.00381572926092+0.0028244494587857i" calcext:value-type="string">
            <text:p>1.00381572926092+0.0028244494587857i</text:p>
          </table:table-cell>
          <table:table-cell table:formula="of:=IMPRODUCT([.$C$2];[.O99];IMDIV(1;[.P99]))" office:value-type="string" office:string-value="1.54615473470376+2.46893019168235i" calcext:value-type="string">
            <text:p>1.54615473470376+2.46893019168235i</text:p>
          </table:table-cell>
          <table:table-cell table:formula="of:=IMDIV(IMPRODUCT([.Q99];[.$F$10]);IMSUM([.Q99];[.$F$10]))" office:value-type="string" office:string-value="1.54623108488726+2.46896724200538i" calcext:value-type="string">
            <text:p>1.54623108488726+2.46896724200538i</text:p>
          </table:table-cell>
          <table:table-cell table:formula="of:=[.B99]" office:value-type="float" office:value="7016" calcext:value-type="float">
            <text:p>7016</text:p>
          </table:table-cell>
          <table:table-cell table:formula="of:=IMREAL([.R99])" office:value-type="float" office:value="1.54623108488726" calcext:value-type="float">
            <text:p>1.5462310849</text:p>
          </table:table-cell>
          <table:table-cell table:formula="of:=IMAGINARY([.R99])" office:value-type="float" office:value="2.46896724200538" calcext:value-type="float">
            <text:p>2.468967242</text:p>
          </table:table-cell>
          <table:table-cell table:formula="of:=IMABS([.R99])" office:value-type="float" office:value="2.91318207635007" calcext:value-type="float">
            <text:p>2.9131820764</text:p>
          </table:table-cell>
        </table:table-row>
        <table:table-row table:style-name="ro1">
          <table:table-cell/>
          <table:table-cell table:formula="of:=[.B99]+[.$C$11]" office:value-type="float" office:value="7020" calcext:value-type="float">
            <text:p>7020</text:p>
          </table:table-cell>
          <table:table-cell table:formula="of:=COMPLEX([.$C$3]/1000;6.284*[.B100]*[.$C$4]/1000)" office:value-type="string" office:string-value="1.7+187.48314i" calcext:value-type="string">
            <text:p>1.7+187.48314i</text:p>
          </table:table-cell>
          <table:table-cell table:formula="of:=COMPLEX(0;-1/6.284/[.B100]/[.$C$5]*1000000000)" office:value-type="string" office:string-value="-206.079136696578i" calcext:value-type="string">
            <text:p>-206.079136696578i</text:p>
          </table:table-cell>
          <table:table-cell table:formula="of:=IMSUM([.C100];[.D100])" office:value-type="string" office:string-value="1.7-18.595996696578i" calcext:value-type="string">
            <text:p>1.7-18.595996696578i</text:p>
          </table:table-cell>
          <table:table-cell table:formula="of:=IMDIV(1;[.E100])" office:value-type="string" office:string-value="0.00487523564866388+0.0533293329515252i" calcext:value-type="string">
            <text:p>0.00487523564866388+0.0533293329515252i</text:p>
          </table:table-cell>
          <table:table-cell table:formula="of:=COMPLEX(0;-1/6.284/[.B100]/[.$C$6]*1000)" office:value-type="string" office:string-value="-0.107946214460112i" calcext:value-type="string">
            <text:p>-0.107946214460112i</text:p>
          </table:table-cell>
          <table:table-cell table:formula="of:=COMPLEX(0;-1000000000/6.284/[.$F$12]/[.B100]+6.284*[.F$14]*[.B100]*0.001)" office:value-type="string" office:string-value="-20.0218842366236i" calcext:value-type="string">
            <text:p>-20.0218842366236i</text:p>
          </table:table-cell>
          <table:table-cell table:formula="of:=IMSUM(IMDIV(1;IMSUM([.F100];[.G100]));[.H100])" office:value-type="string" office:string-value="1.62141864644292-1.8572586737841i" calcext:value-type="string">
            <text:p>1.62141864644292-1.8572586737841i</text:p>
          </table:table-cell>
          <table:table-cell table:formula="of:=300000/[.B100]" office:value-type="float" office:value="42.7350427350427" calcext:value-type="float">
            <text:p>42.735042735</text:p>
          </table:table-cell>
          <table:table-cell table:formula="of:=[.$C$1]/[.J100]*2*PI()" office:value-type="float" office:value="3.23458379613605" calcext:value-type="float">
            <text:p>3.2345837961</text:p>
          </table:table-cell>
          <table:table-cell table:formula="of:=COMPLEX(0;TAN([.K100]))" office:value-type="string" office:string-value="0.0932601153448122i" calcext:value-type="string">
            <text:p>0.0932601153448122i</text:p>
          </table:table-cell>
          <table:table-cell table:formula="of:=IMPRODUCT(IMDIV(IMSUB([.I100];[.$C$2]); IMSUM([.I100]; [.$C$2])); 1-[.$F$1])" office:value-type="string" office:string-value="-0.934676052485464-0.0696066472727326i" calcext:value-type="string">
            <text:p>-0.934676052485464-0.0696066472727326i</text:p>
          </table:table-cell>
          <table:table-cell table:formula="of:=IMDIV(IMSUM(1;[.M100]);IMSUB(1;[.M100]))" office:value-type="string" office:string-value="0.0324283729288581-0.0371451734756821i" calcext:value-type="string">
            <text:p>0.0324283729288581-0.0371451734756821i</text:p>
          </table:table-cell>
          <table:table-cell table:formula="of:=IMSUM([.N100];[.L100])" office:value-type="string" office:string-value="0.0324283729288581+0.0561149418691301i" calcext:value-type="string">
            <text:p>0.0324283729288581+0.0561149418691301i</text:p>
          </table:table-cell>
          <table:table-cell table:formula="of:=IMSUM(1;IMPRODUCT([.L100];[.N100]))" office:value-type="string" office:string-value="1.00346416316285+0.00302427379978989i" calcext:value-type="string">
            <text:p>1.00346416316285+0.00302427379978989i</text:p>
          </table:table-cell>
          <table:table-cell table:formula="of:=IMPRODUCT([.$C$2];[.O100];IMDIV(1;[.P100]))" office:value-type="string" office:string-value="1.62423328726328+2.79116591314337i" calcext:value-type="string">
            <text:p>1.62423328726328+2.79116591314337i</text:p>
          </table:table-cell>
          <table:table-cell table:formula="of:=IMDIV(IMPRODUCT([.Q100];[.$F$10]);IMSUM([.Q100];[.$F$10]))" office:value-type="string" office:string-value="1.62432396162952+2.79121743835785i" calcext:value-type="string">
            <text:p>1.62432396162952+2.79121743835785i</text:p>
          </table:table-cell>
          <table:table-cell table:formula="of:=[.B100]" office:value-type="float" office:value="7020" calcext:value-type="float">
            <text:p>7020</text:p>
          </table:table-cell>
          <table:table-cell table:formula="of:=IMREAL([.R100])" office:value-type="float" office:value="1.62432396162952" calcext:value-type="float">
            <text:p>1.6243239616</text:p>
          </table:table-cell>
          <table:table-cell table:formula="of:=IMAGINARY([.R100])" office:value-type="float" office:value="2.79121743835785" calcext:value-type="float">
            <text:p>2.7912174384</text:p>
          </table:table-cell>
          <table:table-cell table:formula="of:=IMABS([.R100])" office:value-type="float" office:value="3.22944625601925" calcext:value-type="float">
            <text:p>3.229446256</text:p>
          </table:table-cell>
        </table:table-row>
        <table:table-row table:style-name="ro1">
          <table:table-cell/>
          <table:table-cell table:formula="of:=[.B100]+[.$C$11]" office:value-type="float" office:value="7024" calcext:value-type="float">
            <text:p>7024</text:p>
          </table:table-cell>
          <table:table-cell table:formula="of:=COMPLEX([.$C$3]/1000;6.284*[.B101]*[.$C$4]/1000)" office:value-type="string" office:string-value="1.7+187.589968i" calcext:value-type="string">
            <text:p>1.7+187.589968i</text:p>
          </table:table-cell>
          <table:table-cell table:formula="of:=COMPLEX(0;-1/6.284/[.B101]/[.$C$5]*1000000000)" office:value-type="string" office:string-value="-205.961779557229i" calcext:value-type="string">
            <text:p>-205.961779557229i</text:p>
          </table:table-cell>
          <table:table-cell table:formula="of:=IMSUM([.C101];[.D101])" office:value-type="string" office:string-value="1.7-18.371811557229i" calcext:value-type="string">
            <text:p>1.7-18.371811557229i</text:p>
          </table:table-cell>
          <table:table-cell table:formula="of:=IMDIV(1;[.E101])" office:value-type="string" office:string-value="0.0049939270924472+0.0539691102782239i" calcext:value-type="string">
            <text:p>0.0049939270924472+0.0539691102782239i</text:p>
          </table:table-cell>
          <table:table-cell table:formula="of:=COMPLEX(0;-1/6.284/[.B101]/[.$C$6]*1000)" office:value-type="string" office:string-value="-0.107884741672834i" calcext:value-type="string">
            <text:p>-0.107884741672834i</text:p>
          </table:table-cell>
          <table:table-cell table:formula="of:=COMPLEX(0;-1000000000/6.284/[.$F$12]/[.B101]+6.284*[.F$14]*[.B101]*0.001)" office:value-type="string" office:string-value="-20.0074667912952i" calcext:value-type="string">
            <text:p>-20.0074667912952i</text:p>
          </table:table-cell>
          <table:table-cell table:formula="of:=IMSUM(IMDIV(1;IMSUM([.F101];[.G101]));[.H101])" office:value-type="string" office:string-value="1.70334542895735-1.6177421146469i" calcext:value-type="string">
            <text:p>1.70334542895735-1.6177421146469i</text:p>
          </table:table-cell>
          <table:table-cell table:formula="of:=300000/[.B101]" office:value-type="float" office:value="42.7107061503417" calcext:value-type="float">
            <text:p>42.7107061503</text:p>
          </table:table-cell>
          <table:table-cell table:formula="of:=[.$C$1]/[.J101]*2*PI()" office:value-type="float" office:value="3.23642686382616" calcext:value-type="float">
            <text:p>3.2364268638</text:p>
          </table:table-cell>
          <table:table-cell table:formula="of:=COMPLEX(0;TAN([.K101]))" office:value-type="string" office:string-value="0.0951195347335402i" calcext:value-type="string">
            <text:p>0.0951195347335402i</text:p>
          </table:table-cell>
          <table:table-cell table:formula="of:=IMPRODUCT(IMDIV(IMSUB([.I101];[.$C$2]); IMSUM([.I101]; [.$C$2])); 1-[.$F$1])" office:value-type="string" office:string-value="-0.932219186902681-0.0604570618680041i" calcext:value-type="string">
            <text:p>-0.932219186902681-0.0604570618680041i</text:p>
          </table:table-cell>
          <table:table-cell table:formula="of:=IMDIV(IMSUM(1;[.M101]);IMSUB(1;[.M101]))" office:value-type="string" office:string-value="0.034066908579146-0.032354842292938i" calcext:value-type="string">
            <text:p>0.034066908579146-0.032354842292938i</text:p>
          </table:table-cell>
          <table:table-cell table:formula="of:=IMSUM([.N101];[.L101])" office:value-type="string" office:string-value="0.034066908579146+0.0627646924406022i" calcext:value-type="string">
            <text:p>0.034066908579146+0.0627646924406022i</text:p>
          </table:table-cell>
          <table:table-cell table:formula="of:=IMSUM(1;IMPRODUCT([.L101];[.N101]))" office:value-type="string" office:string-value="1.00307757754528+0.00324042849385842i" calcext:value-type="string">
            <text:p>1.00307757754528+0.00324042849385842i</text:p>
          </table:table-cell>
          <table:table-cell table:formula="of:=IMPRODUCT([.$C$2];[.O101];IMDIV(1;[.P101]))" office:value-type="string" office:string-value="1.70820842759192+3.12308775003644i" calcext:value-type="string">
            <text:p>1.70820842759192+3.12308775003644i</text:p>
          </table:table-cell>
          <table:table-cell table:formula="of:=IMDIV(IMPRODUCT([.Q101];[.$F$10]);IMSUM([.Q101];[.$F$10]))" office:value-type="string" office:string-value="1.70831513085538+3.12315610804281i" calcext:value-type="string">
            <text:p>1.70831513085538+3.12315610804281i</text:p>
          </table:table-cell>
          <table:table-cell table:formula="of:=[.B101]" office:value-type="float" office:value="7024" calcext:value-type="float">
            <text:p>7024</text:p>
          </table:table-cell>
          <table:table-cell table:formula="of:=IMREAL([.R101])" office:value-type="float" office:value="1.70831513085538" calcext:value-type="float">
            <text:p>1.7083151309</text:p>
          </table:table-cell>
          <table:table-cell table:formula="of:=IMAGINARY([.R101])" office:value-type="float" office:value="3.12315610804281" calcext:value-type="float">
            <text:p>3.123156108</text:p>
          </table:table-cell>
          <table:table-cell table:formula="of:=IMABS([.R101])" office:value-type="float" office:value="3.55983772966052" calcext:value-type="float">
            <text:p>3.5598377297</text:p>
          </table:table-cell>
        </table:table-row>
        <table:table-row table:style-name="ro1">
          <table:table-cell/>
          <table:table-cell table:formula="of:=[.B101]+[.$C$11]" office:value-type="float" office:value="7028" calcext:value-type="float">
            <text:p>7028</text:p>
          </table:table-cell>
          <table:table-cell table:formula="of:=COMPLEX([.$C$3]/1000;6.284*[.B102]*[.$C$4]/1000)" office:value-type="string" office:string-value="1.7+187.696796i" calcext:value-type="string">
            <text:p>1.7+187.696796i</text:p>
          </table:table-cell>
          <table:table-cell table:formula="of:=COMPLEX(0;-1/6.284/[.B102]/[.$C$5]*1000000000)" office:value-type="string" office:string-value="-205.844556005973i" calcext:value-type="string">
            <text:p>-205.844556005973i</text:p>
          </table:table-cell>
          <table:table-cell table:formula="of:=IMSUM([.C102];[.D102])" office:value-type="string" office:string-value="1.7-18.147760005973i" calcext:value-type="string">
            <text:p>1.7-18.147760005973i</text:p>
          </table:table-cell>
          <table:table-cell table:formula="of:=IMDIV(1;[.E102])" office:value-type="string" office:string-value="0.00511691868379327+0.054623889555035i" calcext:value-type="string">
            <text:p>0.00511691868379327+0.054623889555035i</text:p>
          </table:table-cell>
          <table:table-cell table:formula="of:=COMPLEX(0;-1/6.284/[.B102]/[.$C$6]*1000)" office:value-type="string" office:string-value="-0.107823338860271i" calcext:value-type="string">
            <text:p>-0.107823338860271i</text:p>
          </table:table-cell>
          <table:table-cell table:formula="of:=COMPLEX(0;-1000000000/6.284/[.$F$12]/[.B102]+6.284*[.F$14]*[.B102]*0.001)" office:value-type="string" office:string-value="-19.993064040657i" calcext:value-type="string">
            <text:p>-19.993064040657i</text:p>
          </table:table-cell>
          <table:table-cell table:formula="of:=IMSUM(IMDIV(1;IMSUM([.F102];[.G102]));[.H102])" office:value-type="string" office:string-value="1.79140971259256-1.3681813565089i" calcext:value-type="string">
            <text:p>1.79140971259256-1.3681813565089i</text:p>
          </table:table-cell>
          <table:table-cell table:formula="of:=300000/[.B102]" office:value-type="float" office:value="42.6863972680706" calcext:value-type="float">
            <text:p>42.6863972681</text:p>
          </table:table-cell>
          <table:table-cell table:formula="of:=[.$C$1]/[.J102]*2*PI()" office:value-type="float" office:value="3.23826993151626" calcext:value-type="float">
            <text:p>3.2382699315</text:p>
          </table:table-cell>
          <table:table-cell table:formula="of:=COMPLEX(0;TAN([.K102]))" office:value-type="string" office:string-value="0.0969796061934245i" calcext:value-type="string">
            <text:p>0.0969796061934245i</text:p>
          </table:table-cell>
          <table:table-cell table:formula="of:=IMPRODUCT(IMDIV(IMSUB([.I102];[.$C$2]); IMSUM([.I102]; [.$C$2])); 1-[.$F$1])" office:value-type="string" office:string-value="-0.929475614764143-0.0509712436600657i" calcext:value-type="string">
            <text:p>-0.929475614764143-0.0509712436600657i</text:p>
          </table:table-cell>
          <table:table-cell table:formula="of:=IMDIV(IMSUM(1;[.M102]);IMSUB(1;[.M102]))" office:value-type="string" office:string-value="0.0358281942518521-0.0273636271301781i" calcext:value-type="string">
            <text:p>0.0358281942518521-0.0273636271301781i</text:p>
          </table:table-cell>
          <table:table-cell table:formula="of:=IMSUM([.N102];[.L102])" office:value-type="string" office:string-value="0.0358281942518521+0.0696159790632464i" calcext:value-type="string">
            <text:p>0.0358281942518521+0.0696159790632464i</text:p>
          </table:table-cell>
          <table:table-cell table:formula="of:=IMSUM(1;IMPRODUCT([.L102];[.N102]))" office:value-type="string" office:string-value="1.00265371378311+0.00347460416916613i" calcext:value-type="string">
            <text:p>1.00265371378311+0.00347460416916613i</text:p>
          </table:table-cell>
          <table:table-cell table:formula="of:=IMPRODUCT([.$C$2];[.O102];IMDIV(1;[.P102]))" office:value-type="string" office:string-value="1.79867726863088+3.46535320605949i" calcext:value-type="string">
            <text:p>1.79867726863088+3.46535320605949i</text:p>
          </table:table-cell>
          <table:table-cell table:formula="of:=IMDIV(IMPRODUCT([.Q102];[.$F$10]);IMSUM([.Q102];[.$F$10]))" office:value-type="string" office:string-value="1.79880193681663+3.4654409420641i" calcext:value-type="string">
            <text:p>1.79880193681663+3.4654409420641i</text:p>
          </table:table-cell>
          <table:table-cell table:formula="of:=[.B102]" office:value-type="float" office:value="7028" calcext:value-type="float">
            <text:p>7028</text:p>
          </table:table-cell>
          <table:table-cell table:formula="of:=IMREAL([.R102])" office:value-type="float" office:value="1.79880193681663" calcext:value-type="float">
            <text:p>1.7988019368</text:p>
          </table:table-cell>
          <table:table-cell table:formula="of:=IMAGINARY([.R102])" office:value-type="float" office:value="3.4654409420641" calcext:value-type="float">
            <text:p>3.4654409421</text:p>
          </table:table-cell>
          <table:table-cell table:formula="of:=IMABS([.R102])" office:value-type="float" office:value="3.90448067364014" calcext:value-type="float">
            <text:p>3.9044806736</text:p>
          </table:table-cell>
        </table:table-row>
        <table:table-row table:style-name="ro1">
          <table:table-cell/>
          <table:table-cell table:formula="of:=[.B102]+[.$C$11]" office:value-type="float" office:value="7032" calcext:value-type="float">
            <text:p>7032</text:p>
          </table:table-cell>
          <table:table-cell table:formula="of:=COMPLEX([.$C$3]/1000;6.284*[.B103]*[.$C$4]/1000)" office:value-type="string" office:string-value="1.7+187.803624i" calcext:value-type="string">
            <text:p>1.7+187.803624i</text:p>
          </table:table-cell>
          <table:table-cell table:formula="of:=COMPLEX(0;-1/6.284/[.B103]/[.$C$5]*1000000000)" office:value-type="string" office:string-value="-205.727465814843i" calcext:value-type="string">
            <text:p>-205.727465814843i</text:p>
          </table:table-cell>
          <table:table-cell table:formula="of:=IMSUM([.C103];[.D103])" office:value-type="string" office:string-value="1.7-17.923841814843i" calcext:value-type="string">
            <text:p>1.7-17.923841814843i</text:p>
          </table:table-cell>
          <table:table-cell table:formula="of:=IMDIV(1;[.E103])" office:value-type="string" office:string-value="0.00524441915638798+0.0552941996293121i" calcext:value-type="string">
            <text:p>0.00524441915638798+0.0552941996293121i</text:p>
          </table:table-cell>
          <table:table-cell table:formula="of:=COMPLEX(0;-1/6.284/[.B103]/[.$C$6]*1000)" office:value-type="string" office:string-value="-0.107762005903013i" calcext:value-type="string">
            <text:p>-0.107762005903013i</text:p>
          </table:table-cell>
          <table:table-cell table:formula="of:=COMPLEX(0;-1000000000/6.284/[.$F$12]/[.B103]+6.284*[.F$14]*[.B103]*0.001)" office:value-type="string" office:string-value="-19.9786759596327i" calcext:value-type="string">
            <text:p>-19.9786759596327i</text:p>
          </table:table-cell>
          <table:table-cell table:formula="of:=IMSUM(IMDIV(1;IMSUM([.F103];[.G103]));[.H103])" office:value-type="string" office:string-value="1.88622752653094-1.1079073389359i" calcext:value-type="string">
            <text:p>1.88622752653094-1.1079073389359i</text:p>
          </table:table-cell>
          <table:table-cell table:formula="of:=300000/[.B103]" office:value-type="float" office:value="42.6621160409556" calcext:value-type="float">
            <text:p>42.662116041</text:p>
          </table:table-cell>
          <table:table-cell table:formula="of:=[.$C$1]/[.J103]*2*PI()" office:value-type="float" office:value="3.24011299920637" calcext:value-type="float">
            <text:p>3.2401129992</text:p>
          </table:table-cell>
          <table:table-cell table:formula="of:=COMPLEX(0;TAN([.K103]))" office:value-type="string" office:string-value="0.0988403427112002i" calcext:value-type="string">
            <text:p>0.0988403427112002i</text:p>
          </table:table-cell>
          <table:table-cell table:formula="of:=IMPRODUCT(IMDIV(IMSUB([.I103];[.$C$2]); IMSUM([.I103]; [.$C$2])); 1-[.$F$1])" office:value-type="string" office:string-value="-0.926415391306302-0.0411340321239582i" calcext:value-type="string">
            <text:p>-0.926415391306302-0.0411340321239582i</text:p>
          </table:table-cell>
          <table:table-cell table:formula="of:=IMDIV(IMSUM(1;[.M103]);IMSUB(1;[.M103]))" office:value-type="string" office:string-value="0.0377245505306181-0.022158146778718i" calcext:value-type="string">
            <text:p>0.0377245505306181-0.022158146778718i</text:p>
          </table:table-cell>
          <table:table-cell table:formula="of:=IMSUM([.N103];[.L103])" office:value-type="string" office:string-value="0.0377245505306181+0.0766821959324822i" calcext:value-type="string">
            <text:p>0.0377245505306181+0.0766821959324822i</text:p>
          </table:table-cell>
          <table:table-cell table:formula="of:=IMSUM(1;IMPRODUCT([.L103];[.N103]))" office:value-type="string" office:string-value="1.00219011882145+0.00372870750307228i" calcext:value-type="string">
            <text:p>1.00219011882145+0.00372870750307228i</text:p>
          </table:table-cell>
          <table:table-cell table:formula="of:=IMPRODUCT([.$C$2];[.O103];IMDIV(1;[.P103]))" office:value-type="string" office:string-value="1.8963131000534+3.81867564633372i" calcext:value-type="string">
            <text:p>1.8963131000534+3.81867564633372i</text:p>
          </table:table-cell>
          <table:table-cell table:formula="of:=IMDIV(IMPRODUCT([.Q103];[.$F$10]);IMSUM([.Q103];[.$F$10]))" office:value-type="string" office:string-value="1.89645793720908+3.8187855116844i" calcext:value-type="string">
            <text:p>1.89645793720908+3.8187855116844i</text:p>
          </table:table-cell>
          <table:table-cell table:formula="of:=[.B103]" office:value-type="float" office:value="7032" calcext:value-type="float">
            <text:p>7032</text:p>
          </table:table-cell>
          <table:table-cell table:formula="of:=IMREAL([.R103])" office:value-type="float" office:value="1.89645793720908" calcext:value-type="float">
            <text:p>1.8964579372</text:p>
          </table:table-cell>
          <table:table-cell table:formula="of:=IMAGINARY([.R103])" office:value-type="float" office:value="3.8187855116844" calcext:value-type="float">
            <text:p>3.8187855117</text:p>
          </table:table-cell>
          <table:table-cell table:formula="of:=IMABS([.R103])" office:value-type="float" office:value="4.26376306703996" calcext:value-type="float">
            <text:p>4.263763067</text:p>
          </table:table-cell>
        </table:table-row>
        <table:table-row table:style-name="ro1">
          <table:table-cell/>
          <table:table-cell table:formula="of:=[.B103]+[.$C$11]" office:value-type="float" office:value="7036" calcext:value-type="float">
            <text:p>7036</text:p>
          </table:table-cell>
          <table:table-cell table:formula="of:=COMPLEX([.$C$3]/1000;6.284*[.B104]*[.$C$4]/1000)" office:value-type="string" office:string-value="1.7+187.910452i" calcext:value-type="string">
            <text:p>1.7+187.910452i</text:p>
          </table:table-cell>
          <table:table-cell table:formula="of:=COMPLEX(0;-1/6.284/[.B104]/[.$C$5]*1000000000)" office:value-type="string" office:string-value="-205.610508756392i" calcext:value-type="string">
            <text:p>-205.610508756392i</text:p>
          </table:table-cell>
          <table:table-cell table:formula="of:=IMSUM([.C104];[.D104])" office:value-type="string" office:string-value="1.7-17.700056756392i" calcext:value-type="string">
            <text:p>1.7-17.700056756392i</text:p>
          </table:table-cell>
          <table:table-cell table:formula="of:=IMDIV(1;[.E104])" office:value-type="string" office:string-value="0.00537665000109131+0.055980594222689i" calcext:value-type="string">
            <text:p>0.00537665000109131+0.055980594222689i</text:p>
          </table:table-cell>
          <table:table-cell table:formula="of:=COMPLEX(0;-1/6.284/[.B104]/[.$C$6]*1000)" office:value-type="string" office:string-value="-0.10770074268192i" calcext:value-type="string">
            <text:p>-0.10770074268192i</text:p>
          </table:table-cell>
          <table:table-cell table:formula="of:=COMPLEX(0;-1000000000/6.284/[.$F$12]/[.B104]+6.284*[.F$14]*[.B104]*0.001)" office:value-type="string" office:string-value="-19.9643025232032i" calcext:value-type="string">
            <text:p>-19.9643025232032i</text:p>
          </table:table-cell>
          <table:table-cell table:formula="of:=IMSUM(IMDIV(1;IMSUM([.F104];[.G104]));[.H104])" office:value-type="string" office:string-value="1.98849275180483-0.836194814392702i" calcext:value-type="string">
            <text:p>1.98849275180483-0.836194814392702i</text:p>
          </table:table-cell>
          <table:table-cell table:formula="of:=300000/[.B104]" office:value-type="float" office:value="42.6378624218306" calcext:value-type="float">
            <text:p>42.6378624218</text:p>
          </table:table-cell>
          <table:table-cell table:formula="of:=[.$C$1]/[.J104]*2*PI()" office:value-type="float" office:value="3.24195606689648" calcext:value-type="float">
            <text:p>3.2419560669</text:p>
          </table:table-cell>
          <table:table-cell table:formula="of:=COMPLEX(0;TAN([.K104]))" office:value-type="string" office:string-value="0.100701757291933i" calcext:value-type="string">
            <text:p>0.100701757291933i</text:p>
          </table:table-cell>
          <table:table-cell table:formula="of:=IMPRODUCT(IMDIV(IMSUB([.I104];[.$C$2]); IMSUM([.I104]; [.$C$2])); 1-[.$F$1])" office:value-type="string" office:string-value="-0.923005095118079-0.0309300540076277i" calcext:value-type="string">
            <text:p>-0.923005095118079-0.0309300540076277i</text:p>
          </table:table-cell>
          <table:table-cell table:formula="of:=IMDIV(IMSUM(1;[.M104]);IMSUB(1;[.M104]))" office:value-type="string" office:string-value="0.0397698550360957-0.016723896287854i" calcext:value-type="string">
            <text:p>0.0397698550360957-0.016723896287854i</text:p>
          </table:table-cell>
          <table:table-cell table:formula="of:=IMSUM([.N104];[.L104])" office:value-type="string" office:string-value="0.0397698550360957+0.083977861004079i" calcext:value-type="string">
            <text:p>0.0397698550360957+0.083977861004079i</text:p>
          </table:table-cell>
          <table:table-cell table:formula="of:=IMSUM(1;IMPRODUCT([.L104];[.N104]))" office:value-type="string" office:string-value="1.00168412574495+0.00400489428938027i" calcext:value-type="string">
            <text:p>1.00168412574495+0.00400489428938027i</text:p>
          </table:table-cell>
          <table:table-cell table:formula="of:=IMPRODUCT([.$C$2];[.O104];IMDIV(1;[.P104]))" office:value-type="string" office:string-value="2.00187713445215+4.18382964867632i" calcext:value-type="string">
            <text:p>2.00187713445215+4.18382964867632i</text:p>
          </table:table-cell>
          <table:table-cell table:formula="of:=IMDIV(IMPRODUCT([.Q104];[.$F$10]);IMSUM([.Q104];[.$F$10]))" office:value-type="string" office:string-value="2.00204465609634+4.18396462150418i" calcext:value-type="string">
            <text:p>2.00204465609634+4.18396462150418i</text:p>
          </table:table-cell>
          <table:table-cell table:formula="of:=[.B104]" office:value-type="float" office:value="7036" calcext:value-type="float">
            <text:p>7036</text:p>
          </table:table-cell>
          <table:table-cell table:formula="of:=IMREAL([.R104])" office:value-type="float" office:value="2.00204465609634" calcext:value-type="float">
            <text:p>2.0020446561</text:p>
          </table:table-cell>
          <table:table-cell table:formula="of:=IMAGINARY([.R104])" office:value-type="float" office:value="4.18396462150418" calcext:value-type="float">
            <text:p>4.1839646215</text:p>
          </table:table-cell>
          <table:table-cell table:formula="of:=IMABS([.R104])" office:value-type="float" office:value="4.63829093082814" calcext:value-type="float">
            <text:p>4.6382909308</text:p>
          </table:table-cell>
        </table:table-row>
        <table:table-row table:style-name="ro1">
          <table:table-cell/>
          <table:table-cell table:formula="of:=[.B104]+[.$C$11]" office:value-type="float" office:value="7040" calcext:value-type="float">
            <text:p>7040</text:p>
          </table:table-cell>
          <table:table-cell table:formula="of:=COMPLEX([.$C$3]/1000;6.284*[.B105]*[.$C$4]/1000)" office:value-type="string" office:string-value="1.7+188.01728i" calcext:value-type="string">
            <text:p>1.7+188.01728i</text:p>
          </table:table-cell>
          <table:table-cell table:formula="of:=COMPLEX(0;-1/6.284/[.B105]/[.$C$5]*1000000000)" office:value-type="string" office:string-value="-205.49368460369i" calcext:value-type="string">
            <text:p>-205.49368460369i</text:p>
          </table:table-cell>
          <table:table-cell table:formula="of:=IMSUM([.C105];[.D105])" office:value-type="string" office:string-value="1.7-17.47640460369i" calcext:value-type="string">
            <text:p>1.7-17.47640460369i</text:p>
          </table:table-cell>
          <table:table-cell table:formula="of:=IMDIV(1;[.E105])" office:value-type="string" office:string-value="0.00551384640906585+0.0566836533926106i" calcext:value-type="string">
            <text:p>0.00551384640906585+0.0566836533926106i</text:p>
          </table:table-cell>
          <table:table-cell table:formula="of:=COMPLEX(0;-1/6.284/[.B105]/[.$C$6]*1000)" office:value-type="string" office:string-value="-0.107639549078123i" calcext:value-type="string">
            <text:p>-0.107639549078123i</text:p>
          </table:table-cell>
          <table:table-cell table:formula="of:=COMPLEX(0;-1000000000/6.284/[.$F$12]/[.B105]+6.284*[.F$14]*[.B105]*0.001)" office:value-type="string" office:string-value="-19.9499437064059i" calcext:value-type="string">
            <text:p>-19.9499437064059i</text:p>
          </table:table-cell>
          <table:table-cell table:formula="of:=IMSUM(IMDIV(1;IMSUM([.F105];[.G105]));[.H105])" office:value-type="string" office:string-value="2.09898900587472-0.552257065636802i" calcext:value-type="string">
            <text:p>2.09898900587472-0.552257065636802i</text:p>
          </table:table-cell>
          <table:table-cell table:formula="of:=300000/[.B105]" office:value-type="float" office:value="42.6136363636364" calcext:value-type="float">
            <text:p>42.6136363636</text:p>
          </table:table-cell>
          <table:table-cell table:formula="of:=[.$C$1]/[.J105]*2*PI()" office:value-type="float" office:value="3.24379913458658" calcext:value-type="float">
            <text:p>3.2437991346</text:p>
          </table:table-cell>
          <table:table-cell table:formula="of:=COMPLEX(0;TAN([.K105]))" office:value-type="string" office:string-value="0.102563862959384i" calcext:value-type="string">
            <text:p>0.102563862959384i</text:p>
          </table:table-cell>
          <table:table-cell table:formula="of:=IMPRODUCT(IMDIV(IMSUB([.I105];[.$C$2]); IMSUM([.I105]; [.$C$2])); 1-[.$F$1])" office:value-type="string" office:string-value="-0.919207394493948-0.0203438850591163i" calcext:value-type="string">
            <text:p>-0.919207394493948-0.0203438850591163i</text:p>
          </table:table-cell>
          <table:table-cell table:formula="of:=IMDIV(IMSUM(1;[.M105]);IMSUB(1;[.M105]))" office:value-type="string" office:string-value="0.0419797801174938-0.011045141312736i" calcext:value-type="string">
            <text:p>0.0419797801174938-0.011045141312736i</text:p>
          </table:table-cell>
          <table:table-cell table:formula="of:=IMSUM([.N105];[.L105])" office:value-type="string" office:string-value="0.0419797801174938+0.091518721646648i" calcext:value-type="string">
            <text:p>0.0419797801174938+0.091518721646648i</text:p>
          </table:table-cell>
          <table:table-cell table:formula="of:=IMSUM(1;IMPRODUCT([.L105];[.N105]))" office:value-type="string" office:string-value="1.00113283235997+0.00430560841503571i" calcext:value-type="string">
            <text:p>1.00113283235997+0.00430560841503571i</text:p>
          </table:table-cell>
          <table:table-cell table:formula="of:=IMPRODUCT([.$C$2];[.O105];IMDIV(1;[.P105]))" office:value-type="string" office:string-value="2.11623237735545+4.56165682193732i" calcext:value-type="string">
            <text:p>2.11623237735545+4.56165682193732i</text:p>
          </table:table-cell>
          <table:table-cell table:formula="of:=IMDIV(IMPRODUCT([.Q105];[.$F$10]);IMSUM([.Q105];[.$F$10]))" office:value-type="string" office:string-value="2.11642546206735+4.56182012966867i" calcext:value-type="string">
            <text:p>2.11642546206735+4.56182012966867i</text:p>
          </table:table-cell>
          <table:table-cell table:formula="of:=[.B105]" office:value-type="float" office:value="7040" calcext:value-type="float">
            <text:p>7040</text:p>
          </table:table-cell>
          <table:table-cell table:formula="of:=IMREAL([.R105])" office:value-type="float" office:value="2.11642546206735" calcext:value-type="float">
            <text:p>2.1164254621</text:p>
          </table:table-cell>
          <table:table-cell table:formula="of:=IMAGINARY([.R105])" office:value-type="float" office:value="4.56182012966867" calcext:value-type="float">
            <text:p>4.5618201297</text:p>
          </table:table-cell>
          <table:table-cell table:formula="of:=IMABS([.R105])" office:value-type="float" office:value="5.02886265789167" calcext:value-type="float">
            <text:p>5.0288626579</text:p>
          </table:table-cell>
        </table:table-row>
        <table:table-row table:style-name="ro1">
          <table:table-cell/>
          <table:table-cell table:formula="of:=[.B105]+[.$C$11]" office:value-type="float" office:value="7044" calcext:value-type="float">
            <text:p>7044</text:p>
          </table:table-cell>
          <table:table-cell table:formula="of:=COMPLEX([.$C$3]/1000;6.284*[.B106]*[.$C$4]/1000)" office:value-type="string" office:string-value="1.7+188.124108i" calcext:value-type="string">
            <text:p>1.7+188.124108i</text:p>
          </table:table-cell>
          <table:table-cell table:formula="of:=COMPLEX(0;-1/6.284/[.B106]/[.$C$5]*1000000000)" office:value-type="string" office:string-value="-205.37699313032i" calcext:value-type="string">
            <text:p>-205.37699313032i</text:p>
          </table:table-cell>
          <table:table-cell table:formula="of:=IMSUM([.C106];[.D106])" office:value-type="string" office:string-value="1.7-17.25288513032i" calcext:value-type="string">
            <text:p>1.7-17.25288513032i</text:p>
          </table:table-cell>
          <table:table-cell table:formula="of:=IMDIV(1;[.E106])" office:value-type="string" office:string-value="0.00565625829692791+0.0574039850966569i" calcext:value-type="string">
            <text:p>0.00565625829692791+0.0574039850966569i</text:p>
          </table:table-cell>
          <table:table-cell table:formula="of:=COMPLEX(0;-1/6.284/[.B106]/[.$C$6]*1000)" office:value-type="string" office:string-value="-0.107578424973025i" calcext:value-type="string">
            <text:p>-0.107578424973025i</text:p>
          </table:table-cell>
          <table:table-cell table:formula="of:=COMPLEX(0;-1000000000/6.284/[.$F$12]/[.B106]+6.284*[.F$14]*[.B106]*0.001)" office:value-type="string" office:string-value="-19.9355994843352i" calcext:value-type="string">
            <text:p>-19.9355994843352i</text:p>
          </table:table-cell>
          <table:table-cell table:formula="of:=IMSUM(IMDIV(1;IMSUM([.F106];[.G106]));[.H106])" office:value-type="string" office:string-value="2.21860365313619-0.255240179628i" calcext:value-type="string">
            <text:p>2.21860365313619-0.255240179628i</text:p>
          </table:table-cell>
          <table:table-cell table:formula="of:=300000/[.B106]" office:value-type="float" office:value="42.5894378194208" calcext:value-type="float">
            <text:p>42.5894378194</text:p>
          </table:table-cell>
          <table:table-cell table:formula="of:=[.$C$1]/[.J106]*2*PI()" office:value-type="float" office:value="3.24564220227669" calcext:value-type="float">
            <text:p>3.2456422023</text:p>
          </table:table-cell>
          <table:table-cell table:formula="of:=COMPLEX(0;TAN([.K106]))" office:value-type="string" office:string-value="0.104426672756381i" calcext:value-type="string">
            <text:p>0.104426672756381i</text:p>
          </table:table-cell>
          <table:table-cell table:formula="of:=IMPRODUCT(IMDIV(IMSUB([.I106];[.$C$2]); IMSUM([.I106]; [.$C$2])); 1-[.$F$1])" office:value-type="string" office:string-value="-0.914980560346819-0.00936026526970708i" calcext:value-type="string">
            <text:p>-0.914980560346819-0.00936026526970708i</text:p>
          </table:table-cell>
          <table:table-cell table:formula="of:=IMDIV(IMSUM(1;[.M106]);IMSUB(1;[.M106]))" office:value-type="string" office:string-value="0.0443720730627238-0.00510480359256i" calcext:value-type="string">
            <text:p>0.0443720730627238-0.00510480359256i</text:p>
          </table:table-cell>
          <table:table-cell table:formula="of:=IMSUM([.N106];[.L106])" office:value-type="string" office:string-value="0.0443720730627238+0.099321869163821i" calcext:value-type="string">
            <text:p>0.0443720730627238+0.099321869163821i</text:p>
          </table:table-cell>
          <table:table-cell table:formula="of:=IMSUM(1;IMPRODUCT([.L106];[.N106]))" office:value-type="string" office:string-value="1.00053307765425+0.00463362795324329i" calcext:value-type="string">
            <text:p>1.00053307765425+0.00463362795324329i</text:p>
          </table:table-cell>
          <table:table-cell table:formula="of:=IMPRODUCT([.$C$2];[.O106];IMDIV(1;[.P106]))" office:value-type="string" office:string-value="2.24036006054636+4.9530720911375i" calcext:value-type="string">
            <text:p>2.24036006054636+4.9530720911375i</text:p>
          </table:table-cell>
          <table:table-cell table:formula="of:=IMDIV(IMPRODUCT([.Q106];[.$F$10]);IMSUM([.Q106];[.$F$10]))" office:value-type="string" office:string-value="2.24058201142897+4.95326723488144i" calcext:value-type="string">
            <text:p>2.24058201142897+4.95326723488144i</text:p>
          </table:table-cell>
          <table:table-cell table:formula="of:=[.B106]" office:value-type="float" office:value="7044" calcext:value-type="float">
            <text:p>7044</text:p>
          </table:table-cell>
          <table:table-cell table:formula="of:=IMREAL([.R106])" office:value-type="float" office:value="2.24058201142897" calcext:value-type="float">
            <text:p>2.2405820114</text:p>
          </table:table-cell>
          <table:table-cell table:formula="of:=IMAGINARY([.R106])" office:value-type="float" office:value="4.95326723488144" calcext:value-type="float">
            <text:p>4.9532672349</text:p>
          </table:table-cell>
          <table:table-cell table:formula="of:=IMABS([.R106])" office:value-type="float" office:value="5.43645693904487" calcext:value-type="float">
            <text:p>5.436456939</text:p>
          </table:table-cell>
        </table:table-row>
        <table:table-row table:style-name="ro1">
          <table:table-cell/>
          <table:table-cell table:formula="of:=[.B106]+[.$C$11]" office:value-type="float" office:value="7048" calcext:value-type="float">
            <text:p>7048</text:p>
          </table:table-cell>
          <table:table-cell table:formula="of:=COMPLEX([.$C$3]/1000;6.284*[.B107]*[.$C$4]/1000)" office:value-type="string" office:string-value="1.7+188.230936i" calcext:value-type="string">
            <text:p>1.7+188.230936i</text:p>
          </table:table-cell>
          <table:table-cell table:formula="of:=COMPLEX(0;-1/6.284/[.B107]/[.$C$5]*1000000000)" office:value-type="string" office:string-value="-205.260434110383i" calcext:value-type="string">
            <text:p>-205.260434110383i</text:p>
          </table:table-cell>
          <table:table-cell table:formula="of:=IMSUM([.C107];[.D107])" office:value-type="string" office:string-value="1.7-17.029498110383i" calcext:value-type="string">
            <text:p>1.7-17.029498110383i</text:p>
          </table:table-cell>
          <table:table-cell table:formula="of:=IMDIV(1;[.E107])" office:value-type="string" office:string-value="0.00580415142213533+0.0581422268680179i" calcext:value-type="string">
            <text:p>0.00580415142213533+0.0581422268680179i</text:p>
          </table:table-cell>
          <table:table-cell table:formula="of:=COMPLEX(0;-1/6.284/[.B107]/[.$C$6]*1000)" office:value-type="string" office:string-value="-0.107517370248296i" calcext:value-type="string">
            <text:p>-0.107517370248296i</text:p>
          </table:table-cell>
          <table:table-cell table:formula="of:=COMPLEX(0;-1000000000/6.284/[.$F$12]/[.B107]+6.284*[.F$14]*[.B107]*0.001)" office:value-type="string" office:string-value="-19.9212698321421i" calcext:value-type="string">
            <text:p>-19.9212698321421i</text:p>
          </table:table-cell>
          <table:table-cell table:formula="of:=IMSUM(IMDIV(1;IMSUM([.F107];[.G107]));[.H107])" office:value-type="string" office:string-value="2.34834437620309+0.0557831163903977i" calcext:value-type="string">
            <text:p>2.34834437620309+0.0557831163903977i</text:p>
          </table:table-cell>
          <table:table-cell table:formula="of:=300000/[.B107]" office:value-type="float" office:value="42.5652667423383" calcext:value-type="float">
            <text:p>42.5652667423</text:p>
          </table:table-cell>
          <table:table-cell table:formula="of:=[.$C$1]/[.J107]*2*PI()" office:value-type="float" office:value="3.24748526996679" calcext:value-type="float">
            <text:p>3.24748527</text:p>
          </table:table-cell>
          <table:table-cell table:formula="of:=COMPLEX(0;TAN([.K107]))" office:value-type="string" office:string-value="0.106290199745189i" calcext:value-type="string">
            <text:p>0.106290199745189i</text:p>
          </table:table-cell>
          <table:table-cell table:formula="of:=IMPRODUCT(IMDIV(IMSUB([.I107];[.$C$2]); IMSUM([.I107]; [.$C$2])); 1-[.$F$1])" office:value-type="string" office:string-value="-0.910277920696148+0.00203561844902666i" calcext:value-type="string">
            <text:p>-0.910277920696148+0.00203561844902666i</text:p>
          </table:table-cell>
          <table:table-cell table:formula="of:=IMDIV(IMSUM(1;[.M107]);IMSUB(1;[.M107]))" office:value-type="string" office:string-value="0.0469668875240618+0.00111566232780795i" calcext:value-type="string">
            <text:p>0.0469668875240618+0.00111566232780795i</text:p>
          </table:table-cell>
          <table:table-cell table:formula="of:=IMSUM([.N107];[.L107])" office:value-type="string" office:string-value="0.0469668875240618+0.107405862072997i" calcext:value-type="string">
            <text:p>0.0469668875240618+0.107405862072997i</text:p>
          </table:table-cell>
          <table:table-cell table:formula="of:=IMSUM(1;IMPRODUCT([.L107];[.N107]))" office:value-type="string" office:string-value="0.999881416028329+0.00499211985634236i" calcext:value-type="string">
            <text:p>0.999881416028329+0.00499211985634236i</text:p>
          </table:table-cell>
          <table:table-cell table:formula="of:=IMPRODUCT([.$C$2];[.O107];IMDIV(1;[.P107]))" office:value-type="string" office:string-value="2.37537917998532+5.35907042593468i" calcext:value-type="string">
            <text:p>2.37537917998532+5.35907042593468i</text:p>
          </table:table-cell>
          <table:table-cell table:formula="of:=IMDIV(IMPRODUCT([.Q107];[.$F$10]);IMSUM([.Q107];[.$F$10]))" office:value-type="string" office:string-value="2.37563379814486+5.35930120665785i" calcext:value-type="string">
            <text:p>2.37563379814486+5.35930120665785i</text:p>
          </table:table-cell>
          <table:table-cell table:formula="of:=[.B107]" office:value-type="float" office:value="7048" calcext:value-type="float">
            <text:p>7048</text:p>
          </table:table-cell>
          <table:table-cell table:formula="of:=IMREAL([.R107])" office:value-type="float" office:value="2.37563379814486" calcext:value-type="float">
            <text:p>2.3756337981</text:p>
          </table:table-cell>
          <table:table-cell table:formula="of:=IMAGINARY([.R107])" office:value-type="float" office:value="5.35930120665785" calcext:value-type="float">
            <text:p>5.3593012067</text:p>
          </table:table-cell>
          <table:table-cell table:formula="of:=IMABS([.R107])" office:value-type="float" office:value="5.86223040886082" calcext:value-type="float">
            <text:p>5.8622304089</text:p>
          </table:table-cell>
        </table:table-row>
        <table:table-row table:style-name="ro1">
          <table:table-cell/>
          <table:table-cell table:formula="of:=[.B107]+[.$C$11]" office:value-type="float" office:value="7052" calcext:value-type="float">
            <text:p>7052</text:p>
          </table:table-cell>
          <table:table-cell table:formula="of:=COMPLEX([.$C$3]/1000;6.284*[.B108]*[.$C$4]/1000)" office:value-type="string" office:string-value="1.7+188.337764i" calcext:value-type="string">
            <text:p>1.7+188.337764i</text:p>
          </table:table-cell>
          <table:table-cell table:formula="of:=COMPLEX(0;-1/6.284/[.B108]/[.$C$5]*1000000000)" office:value-type="string" office:string-value="-205.144007318488i" calcext:value-type="string">
            <text:p>-205.144007318488i</text:p>
          </table:table-cell>
          <table:table-cell table:formula="of:=IMSUM([.C108];[.D108])" office:value-type="string" office:string-value="1.7-16.806243318488i" calcext:value-type="string">
            <text:p>1.7-16.806243318488i</text:p>
          </table:table-cell>
          <table:table-cell table:formula="of:=IMDIV(1;[.E108])" office:value-type="string" office:string-value="0.00595780859778273+0.0588990476113626i" calcext:value-type="string">
            <text:p>0.00595780859778273+0.0588990476113626i</text:p>
          </table:table-cell>
          <table:table-cell table:formula="of:=COMPLEX(0;-1/6.284/[.B108]/[.$C$6]*1000)" office:value-type="string" office:string-value="-0.107456384785875i" calcext:value-type="string">
            <text:p>-0.107456384785875i</text:p>
          </table:table-cell>
          <table:table-cell table:formula="of:=COMPLEX(0;-1000000000/6.284/[.$F$12]/[.B108]+6.284*[.F$14]*[.B108]*0.001)" office:value-type="string" office:string-value="-19.9069547250337i" calcext:value-type="string">
            <text:p>-19.9069547250337i</text:p>
          </table:table-cell>
          <table:table-cell table:formula="of:=IMSUM(IMDIV(1;IMSUM([.F108];[.G108]));[.H108])" office:value-type="string" office:string-value="2.48935884233064+0.381820026875602i" calcext:value-type="string">
            <text:p>2.48935884233064+0.381820026875602i</text:p>
          </table:table-cell>
          <table:table-cell table:formula="of:=300000/[.B108]" office:value-type="float" office:value="42.5411230856495" calcext:value-type="float">
            <text:p>42.5411230856</text:p>
          </table:table-cell>
          <table:table-cell table:formula="of:=[.$C$1]/[.J108]*2*PI()" office:value-type="float" office:value="3.2493283376569" calcext:value-type="float">
            <text:p>3.2493283377</text:p>
          </table:table-cell>
          <table:table-cell table:formula="of:=COMPLEX(0;TAN([.K108]))" office:value-type="string" office:string-value="0.108154457007883i" calcext:value-type="string">
            <text:p>0.108154457007883i</text:p>
          </table:table-cell>
          <table:table-cell table:formula="of:=IMPRODUCT(IMDIV(IMSUB([.I108];[.$C$2]); IMSUM([.I108]; [.$C$2])); 1-[.$F$1])" office:value-type="string" office:string-value="-0.905047252114712+0.0138577648697649i" calcext:value-type="string">
            <text:p>-0.905047252114712+0.0138577648697649i</text:p>
          </table:table-cell>
          <table:table-cell table:formula="of:=IMDIV(IMSUM(1;[.M108]);IMSUB(1;[.M108]))" office:value-type="string" office:string-value="0.0497871768466122+0.00763640053751207i" calcext:value-type="string">
            <text:p>0.0497871768466122+0.00763640053751207i</text:p>
          </table:table-cell>
          <table:table-cell table:formula="of:=IMSUM([.N108];[.L108])" office:value-type="string" office:string-value="0.0497871768466122+0.115790857545395i" calcext:value-type="string">
            <text:p>0.0497871768466122+0.115790857545395i</text:p>
          </table:table-cell>
          <table:table-cell table:formula="of:=IMSUM(1;IMPRODUCT([.L108];[.N108]))" office:value-type="string" office:string-value="0.999174089246371+0.00538470507780079i" calcext:value-type="string">
            <text:p>0.999174089246371+0.00538470507780079i</text:p>
          </table:table-cell>
          <table:table-cell table:formula="of:=IMPRODUCT([.$C$2];[.O108];IMDIV(1;[.P108]))" office:value-type="string" office:string-value="2.52256980733224+5.7807339531549i" calcext:value-type="string">
            <text:p>2.52256980733224+5.7807339531549i</text:p>
          </table:table-cell>
          <table:table-cell table:formula="of:=IMDIV(IMPRODUCT([.Q108];[.$F$10]);IMSUM([.Q108];[.$F$10]))" office:value-type="string" office:string-value="2.5228614800332+5.78100449940832i" calcext:value-type="string">
            <text:p>2.5228614800332+5.78100449940832i</text:p>
          </table:table-cell>
          <table:table-cell table:formula="of:=[.B108]" office:value-type="float" office:value="7052" calcext:value-type="float">
            <text:p>7052</text:p>
          </table:table-cell>
          <table:table-cell table:formula="of:=IMREAL([.R108])" office:value-type="float" office:value="2.5228614800332" calcext:value-type="float">
            <text:p>2.52286148</text:p>
          </table:table-cell>
          <table:table-cell table:formula="of:=IMAGINARY([.R108])" office:value-type="float" office:value="5.78100449940832" calcext:value-type="float">
            <text:p>5.7810044994</text:p>
          </table:table-cell>
          <table:table-cell table:formula="of:=IMABS([.R108])" office:value-type="float" office:value="6.30752273635336" calcext:value-type="float">
            <text:p>6.3075227364</text:p>
          </table:table-cell>
        </table:table-row>
        <table:table-row table:style-name="ro1">
          <table:table-cell/>
          <table:table-cell table:formula="of:=[.B108]+[.$C$11]" office:value-type="float" office:value="7056" calcext:value-type="float">
            <text:p>7056</text:p>
          </table:table-cell>
          <table:table-cell table:formula="of:=COMPLEX([.$C$3]/1000;6.284*[.B109]*[.$C$4]/1000)" office:value-type="string" office:string-value="1.7+188.444592i" calcext:value-type="string">
            <text:p>1.7+188.444592i</text:p>
          </table:table-cell>
          <table:table-cell table:formula="of:=COMPLEX(0;-1/6.284/[.B109]/[.$C$5]*1000000000)" office:value-type="string" office:string-value="-205.027712529759i" calcext:value-type="string">
            <text:p>-205.027712529759i</text:p>
          </table:table-cell>
          <table:table-cell table:formula="of:=IMSUM([.C109];[.D109])" office:value-type="string" office:string-value="1.7-16.583120529759i" calcext:value-type="string">
            <text:p>1.7-16.583120529759i</text:p>
          </table:table-cell>
          <table:table-cell table:formula="of:=IMDIV(1;[.E109])" office:value-type="string" office:string-value="0.00611753101699289+0.0596751495290189i" calcext:value-type="string">
            <text:p>0.00611753101699289+0.0596751495290189i</text:p>
          </table:table-cell>
          <table:table-cell table:formula="of:=COMPLEX(0;-1/6.284/[.B109]/[.$C$6]*1000)" office:value-type="string" office:string-value="-0.107395468467969i" calcext:value-type="string">
            <text:p>-0.107395468467969i</text:p>
          </table:table-cell>
          <table:table-cell table:formula="of:=COMPLEX(0;-1000000000/6.284/[.$F$12]/[.B109]+6.284*[.F$14]*[.B109]*0.001)" office:value-type="string" office:string-value="-19.8926541382734i" calcext:value-type="string">
            <text:p>-19.8926541382734i</text:p>
          </table:table-cell>
          <table:table-cell table:formula="of:=IMSUM(IMDIV(1;IMSUM([.F109];[.G109]));[.H109])" office:value-type="string" office:string-value="2.64295812370894+0.723964601434499i" calcext:value-type="string">
            <text:p>2.64295812370894+0.723964601434499i</text:p>
          </table:table-cell>
          <table:table-cell table:formula="of:=300000/[.B109]" office:value-type="float" office:value="42.5170068027211" calcext:value-type="float">
            <text:p>42.5170068027</text:p>
          </table:table-cell>
          <table:table-cell table:formula="of:=[.$C$1]/[.J109]*2*PI()" office:value-type="float" office:value="3.251171405347" calcext:value-type="float">
            <text:p>3.2511714053</text:p>
          </table:table-cell>
          <table:table-cell table:formula="of:=COMPLEX(0;TAN([.K109]))" office:value-type="string" office:string-value="0.110019457646715i" calcext:value-type="string">
            <text:p>0.110019457646715i</text:p>
          </table:table-cell>
          <table:table-cell table:formula="of:=IMPRODUCT(IMDIV(IMSUB([.I109];[.$C$2]); IMSUM([.I109]; [.$C$2])); 1-[.$F$1])" office:value-type="string" office:string-value="-0.899230104374661+0.0261188849288231i" calcext:value-type="string">
            <text:p>-0.899230104374661+0.0261188849288231i</text:p>
          </table:table-cell>
          <table:table-cell table:formula="of:=IMDIV(IMSUM(1;[.M109]);IMSUB(1;[.M109]))" office:value-type="string" office:string-value="0.0528591624741783+0.01447929202869i" calcext:value-type="string">
            <text:p>0.0528591624741783+0.01447929202869i</text:p>
          </table:table-cell>
          <table:table-cell table:formula="of:=IMSUM([.N109];[.L109])" office:value-type="string" office:string-value="0.0528591624741783+0.124498749675405i" calcext:value-type="string">
            <text:p>0.0528591624741783+0.124498749675405i</text:p>
          </table:table-cell>
          <table:table-cell table:formula="of:=IMSUM(1;IMPRODUCT([.L109];[.N109]))" office:value-type="string" office:string-value="0.998406996143895+0.00581553638706869i" calcext:value-type="string">
            <text:p>0.998406996143895+0.00581553638706869i</text:p>
          </table:table-cell>
          <table:table-cell table:formula="of:=IMPRODUCT([.$C$2];[.O109];IMDIV(1;[.P109]))" office:value-type="string" office:string-value="2.68340100453734+6.21923933983768i" calcext:value-type="string">
            <text:p>2.68340100453734+6.21923933983768i</text:p>
          </table:table-cell>
          <table:table-cell table:formula="of:=IMDIV(IMPRODUCT([.Q109];[.$F$10]);IMSUM([.Q109];[.$F$10]))" office:value-type="string" office:string-value="2.68373481134474+6.21955413657638i" calcext:value-type="string">
            <text:p>2.68373481134474+6.21955413657638i</text:p>
          </table:table-cell>
          <table:table-cell table:formula="of:=[.B109]" office:value-type="float" office:value="7056" calcext:value-type="float">
            <text:p>7056</text:p>
          </table:table-cell>
          <table:table-cell table:formula="of:=IMREAL([.R109])" office:value-type="float" office:value="2.68373481134474" calcext:value-type="float">
            <text:p>2.6837348113</text:p>
          </table:table-cell>
          <table:table-cell table:formula="of:=IMAGINARY([.R109])" office:value-type="float" office:value="6.21955413657638" calcext:value-type="float">
            <text:p>6.2195541366</text:p>
          </table:table-cell>
          <table:table-cell table:formula="of:=IMABS([.R109])" office:value-type="float" office:value="6.77386789031407" calcext:value-type="float">
            <text:p>6.7738678903</text:p>
          </table:table-cell>
        </table:table-row>
        <table:table-row table:style-name="ro1">
          <table:table-cell/>
          <table:table-cell table:formula="of:=[.B109]+[.$C$11]" office:value-type="float" office:value="7060" calcext:value-type="float">
            <text:p>7060</text:p>
          </table:table-cell>
          <table:table-cell table:formula="of:=COMPLEX([.$C$3]/1000;6.284*[.B110]*[.$C$4]/1000)" office:value-type="string" office:string-value="1.7+188.55142i" calcext:value-type="string">
            <text:p>1.7+188.55142i</text:p>
          </table:table-cell>
          <table:table-cell table:formula="of:=COMPLEX(0;-1/6.284/[.B110]/[.$C$5]*1000000000)" office:value-type="string" office:string-value="-204.911549519827i" calcext:value-type="string">
            <text:p>-204.911549519827i</text:p>
          </table:table-cell>
          <table:table-cell table:formula="of:=IMSUM([.C110];[.D110])" office:value-type="string" office:string-value="1.7-16.360129519827i" calcext:value-type="string">
            <text:p>1.7-16.360129519827i</text:p>
          </table:table-cell>
          <table:table-cell table:formula="of:=IMDIV(1;[.E110])" office:value-type="string" office:string-value="0.0062836396983239+0.0604712701885328i" calcext:value-type="string">
            <text:p>0.0062836396983239+0.0604712701885328i</text:p>
          </table:table-cell>
          <table:table-cell table:formula="of:=COMPLEX(0;-1/6.284/[.B110]/[.$C$6]*1000)" office:value-type="string" office:string-value="-0.107334621177052i" calcext:value-type="string">
            <text:p>-0.107334621177052i</text:p>
          </table:table-cell>
          <table:table-cell table:formula="of:=COMPLEX(0;-1000000000/6.284/[.$F$12]/[.B110]+6.284*[.F$14]*[.B110]*0.001)" office:value-type="string" office:string-value="-19.8783680471809i" calcext:value-type="string">
            <text:p>-19.8783680471809i</text:p>
          </table:table-cell>
          <table:table-cell table:formula="of:=IMSUM(IMDIV(1;IMSUM([.F110];[.G110]));[.H110])" office:value-type="string" office:string-value="2.81064468629431+1.0834048681186i" calcext:value-type="string">
            <text:p>2.81064468629431+1.0834048681186i</text:p>
          </table:table-cell>
          <table:table-cell table:formula="of:=300000/[.B110]" office:value-type="float" office:value="42.4929178470255" calcext:value-type="float">
            <text:p>42.492917847</text:p>
          </table:table-cell>
          <table:table-cell table:formula="of:=[.$C$1]/[.J110]*2*PI()" office:value-type="float" office:value="3.25301447303711" calcext:value-type="float">
            <text:p>3.253014473</text:p>
          </table:table-cell>
          <table:table-cell table:formula="of:=COMPLEX(0;TAN([.K110]))" office:value-type="string" office:string-value="0.1118852147845i" calcext:value-type="string">
            <text:p>0.1118852147845i</text:p>
          </table:table-cell>
          <table:table-cell table:formula="of:=IMPRODUCT(IMDIV(IMSUB([.I110];[.$C$2]); IMSUM([.I110]; [.$C$2])); 1-[.$F$1])" office:value-type="string" office:string-value="-0.892761056111185+0.0388297956701208i" calcext:value-type="string">
            <text:p>-0.892761056111185+0.0388297956701208i</text:p>
          </table:table-cell>
          <table:table-cell table:formula="of:=IMDIV(IMSUM(1;[.M110]);IMSUB(1;[.M110]))" office:value-type="string" office:string-value="0.0562128937258859+0.0216680973623719i" calcext:value-type="string">
            <text:p>0.0562128937258859+0.0216680973623719i</text:p>
          </table:table-cell>
          <table:table-cell table:formula="of:=IMSUM([.N110];[.L110])" office:value-type="string" office:string-value="0.0562128937258859+0.133553312146872i" calcext:value-type="string">
            <text:p>0.0562128937258859+0.133553312146872i</text:p>
          </table:table-cell>
          <table:table-cell table:formula="of:=IMSUM(1;IMPRODUCT([.L110];[.N110]))" office:value-type="string" office:string-value="0.99757566027264+0.00628939168817902i" calcext:value-type="string">
            <text:p>0.99757566027264+0.00628939168817902i</text:p>
          </table:table-cell>
          <table:table-cell table:formula="of:=IMPRODUCT([.$C$2];[.O110];IMDIV(1;[.P110]))" office:value-type="string" office:string-value="2.85956437323642+6.67586525228838i" calcext:value-type="string">
            <text:p>2.85956437323642+6.67586525228838i</text:p>
          </table:table-cell>
          <table:table-cell table:formula="of:=IMDIV(IMPRODUCT([.Q110];[.$F$10]);IMSUM([.Q110];[.$F$10]))" office:value-type="string" office:string-value="2.85994621428121+6.67622916998785i" calcext:value-type="string">
            <text:p>2.85994621428121+6.67622916998785i</text:p>
          </table:table-cell>
          <table:table-cell table:formula="of:=[.B110]" office:value-type="float" office:value="7060" calcext:value-type="float">
            <text:p>7060</text:p>
          </table:table-cell>
          <table:table-cell table:formula="of:=IMREAL([.R110])" office:value-type="float" office:value="2.85994621428121" calcext:value-type="float">
            <text:p>2.8599462143</text:p>
          </table:table-cell>
          <table:table-cell table:formula="of:=IMAGINARY([.R110])" office:value-type="float" office:value="6.67622916998785" calcext:value-type="float">
            <text:p>6.67622917</text:p>
          </table:table-cell>
          <table:table-cell table:formula="of:=IMABS([.R110])" office:value-type="float" office:value="7.26301096507351" calcext:value-type="float">
            <text:p>7.2630109651</text:p>
          </table:table-cell>
        </table:table-row>
        <table:table-row table:style-name="ro1">
          <table:table-cell/>
          <table:table-cell table:formula="of:=[.B110]+[.$C$11]" office:value-type="float" office:value="7064" calcext:value-type="float">
            <text:p>7064</text:p>
          </table:table-cell>
          <table:table-cell table:formula="of:=COMPLEX([.$C$3]/1000;6.284*[.B111]*[.$C$4]/1000)" office:value-type="string" office:string-value="1.7+188.658248i" calcext:value-type="string">
            <text:p>1.7+188.658248i</text:p>
          </table:table-cell>
          <table:table-cell table:formula="of:=COMPLEX(0;-1/6.284/[.B111]/[.$C$5]*1000000000)" office:value-type="string" office:string-value="-204.795518064832i" calcext:value-type="string">
            <text:p>-204.795518064832i</text:p>
          </table:table-cell>
          <table:table-cell table:formula="of:=IMSUM([.C111];[.D111])" office:value-type="string" office:string-value="1.7-16.137270064832i" calcext:value-type="string">
            <text:p>1.7-16.137270064832i</text:p>
          </table:table-cell>
          <table:table-cell table:formula="of:=IMDIV(1;[.E111])" office:value-type="string" office:string-value="0.00645647706491942+0.0612881847435286i" calcext:value-type="string">
            <text:p>0.00645647706491942+0.0612881847435286i</text:p>
          </table:table-cell>
          <table:table-cell table:formula="of:=COMPLEX(0;-1/6.284/[.B111]/[.$C$6]*1000)" office:value-type="string" office:string-value="-0.107273842795865i" calcext:value-type="string">
            <text:p>-0.107273842795865i</text:p>
          </table:table-cell>
          <table:table-cell table:formula="of:=COMPLEX(0;-1000000000/6.284/[.$F$12]/[.B111]+6.284*[.F$14]*[.B111]*0.001)" office:value-type="string" office:string-value="-19.8640964271316i" calcext:value-type="string">
            <text:p>-19.8640964271316i</text:p>
          </table:table-cell>
          <table:table-cell table:formula="of:=IMSUM(IMDIV(1;IMSUM([.F111];[.G111]));[.H111])" office:value-type="string" office:string-value="2.99414595762653+1.4614299832867i" calcext:value-type="string">
            <text:p>2.99414595762653+1.4614299832867i</text:p>
          </table:table-cell>
          <table:table-cell table:formula="of:=300000/[.B111]" office:value-type="float" office:value="42.4688561721404" calcext:value-type="float">
            <text:p>42.4688561721</text:p>
          </table:table-cell>
          <table:table-cell table:formula="of:=[.$C$1]/[.J111]*2*PI()" office:value-type="float" office:value="3.25485754072722" calcext:value-type="float">
            <text:p>3.2548575407</text:p>
          </table:table-cell>
          <table:table-cell table:formula="of:=COMPLEX(0;TAN([.K111]))" office:value-type="string" office:string-value="0.113751741564977i" calcext:value-type="string">
            <text:p>0.113751741564977i</text:p>
          </table:table-cell>
          <table:table-cell table:formula="of:=IMPRODUCT(IMDIV(IMSUB([.I111];[.$C$2]); IMSUM([.I111]; [.$C$2])); 1-[.$F$1])" office:value-type="string" office:string-value="-0.885566901952669+0.0519986492132548i" calcext:value-type="string">
            <text:p>-0.885566901952669+0.0519986492132548i</text:p>
          </table:table-cell>
          <table:table-cell table:formula="of:=IMDIV(IMSUM(1;[.M111]);IMSUB(1;[.M111]))" office:value-type="string" office:string-value="0.0598829191525298+0.029228599665734i" calcext:value-type="string">
            <text:p>0.0598829191525298+0.029228599665734i</text:p>
          </table:table-cell>
          <table:table-cell table:formula="of:=IMSUM([.N111];[.L111])" office:value-type="string" office:string-value="0.0598829191525298+0.142980341230711i" calcext:value-type="string">
            <text:p>0.0598829191525298+0.142980341230711i</text:p>
          </table:table-cell>
          <table:table-cell table:formula="of:=IMSUM(1;IMPRODUCT([.L111];[.N111]))" office:value-type="string" office:string-value="0.996675195884517+0.00681178634359498i" calcext:value-type="string">
            <text:p>0.996675195884517+0.00681178634359498i</text:p>
          </table:table-cell>
          <table:table-cell table:formula="of:=IMPRODUCT([.$C$2];[.O111];IMDIV(1;[.P111]))" office:value-type="string" office:string-value="3.0530145259316+7.15199957650695i" calcext:value-type="string">
            <text:p>3.0530145259316+7.15199957650695i</text:p>
          </table:table-cell>
          <table:table-cell table:formula="of:=IMDIV(IMPRODUCT([.Q111];[.$F$10]);IMSUM([.Q111];[.$F$10]))" office:value-type="string" office:string-value="3.05345127747897+7.152417899277i" calcext:value-type="string">
            <text:p>3.05345127747897+7.152417899277i</text:p>
          </table:table-cell>
          <table:table-cell table:formula="of:=[.B111]" office:value-type="float" office:value="7064" calcext:value-type="float">
            <text:p>7064</text:p>
          </table:table-cell>
          <table:table-cell table:formula="of:=IMREAL([.R111])" office:value-type="float" office:value="3.05345127747897" calcext:value-type="float">
            <text:p>3.0534512775</text:p>
          </table:table-cell>
          <table:table-cell table:formula="of:=IMAGINARY([.R111])" office:value-type="float" office:value="7.152417899277" calcext:value-type="float">
            <text:p>7.1524178993</text:p>
          </table:table-cell>
          <table:table-cell table:formula="of:=IMABS([.R111])" office:value-type="float" office:value="7.77693040407563" calcext:value-type="float">
            <text:p>7.7769304041</text:p>
          </table:table-cell>
        </table:table-row>
        <table:table-row table:style-name="ro1">
          <table:table-cell/>
          <table:table-cell table:formula="of:=[.B111]+[.$C$11]" office:value-type="float" office:value="7068" calcext:value-type="float">
            <text:p>7068</text:p>
          </table:table-cell>
          <table:table-cell table:formula="of:=COMPLEX([.$C$3]/1000;6.284*[.B112]*[.$C$4]/1000)" office:value-type="string" office:string-value="1.7+188.765076i" calcext:value-type="string">
            <text:p>1.7+188.765076i</text:p>
          </table:table-cell>
          <table:table-cell table:formula="of:=COMPLEX(0;-1/6.284/[.B112]/[.$C$5]*1000000000)" office:value-type="string" office:string-value="-204.679617941423i" calcext:value-type="string">
            <text:p>-204.679617941423i</text:p>
          </table:table-cell>
          <table:table-cell table:formula="of:=IMSUM([.C112];[.D112])" office:value-type="string" office:string-value="1.7-15.914541941423i" calcext:value-type="string">
            <text:p>1.7-15.914541941423i</text:p>
          </table:table-cell>
          <table:table-cell table:formula="of:=IMDIV(1;[.E112])" office:value-type="string" office:string-value="0.00663640867167603+0.0621267083210655i" calcext:value-type="string">
            <text:p>0.00663640867167603+0.0621267083210655i</text:p>
          </table:table-cell>
          <table:table-cell table:formula="of:=COMPLEX(0;-1/6.284/[.B112]/[.$C$6]*1000)" office:value-type="string" office:string-value="-0.107213133207412i" calcext:value-type="string">
            <text:p>-0.107213133207412i</text:p>
          </table:table-cell>
          <table:table-cell table:formula="of:=COMPLEX(0;-1000000000/6.284/[.$F$12]/[.B112]+6.284*[.F$14]*[.B112]*0.001)" office:value-type="string" office:string-value="-19.8498392535565i" calcext:value-type="string">
            <text:p>-19.8498392535565i</text:p>
          </table:table-cell>
          <table:table-cell table:formula="of:=IMSUM(IMDIV(1;IMSUM([.F112];[.G112]));[.H112])" office:value-type="string" office:string-value="3.19545473043662+1.8594370748354i" calcext:value-type="string">
            <text:p>3.19545473043662+1.8594370748354i</text:p>
          </table:table-cell>
          <table:table-cell table:formula="of:=300000/[.B112]" office:value-type="float" office:value="42.4448217317487" calcext:value-type="float">
            <text:p>42.4448217317</text:p>
          </table:table-cell>
          <table:table-cell table:formula="of:=[.$C$1]/[.J112]*2*PI()" office:value-type="float" office:value="3.25670060841732" calcext:value-type="float">
            <text:p>3.2567006084</text:p>
          </table:table-cell>
          <table:table-cell table:formula="of:=COMPLEX(0;TAN([.K112]))" office:value-type="string" office:string-value="0.115619051153199i" calcext:value-type="string">
            <text:p>0.115619051153199i</text:p>
          </table:table-cell>
          <table:table-cell table:formula="of:=IMPRODUCT(IMDIV(IMSUB([.I112];[.$C$2]); IMSUM([.I112]; [.$C$2])); 1-[.$F$1])" office:value-type="string" office:string-value="-0.877565775696534+0.0656299571356924i" calcext:value-type="string">
            <text:p>-0.877565775696534+0.0656299571356924i</text:p>
          </table:table-cell>
          <table:table-cell table:formula="of:=IMDIV(IMSUM(1;[.M112]);IMSUB(1;[.M112]))" office:value-type="string" office:string-value="0.0639090946087319+0.0371887414967081i" calcext:value-type="string">
            <text:p>0.0639090946087319+0.0371887414967081i</text:p>
          </table:table-cell>
          <table:table-cell table:formula="of:=IMSUM([.N112];[.L112])" office:value-type="string" office:string-value="0.0639090946087319+0.152807792649907i" calcext:value-type="string">
            <text:p>0.0639090946087319+0.152807792649907i</text:p>
          </table:table-cell>
          <table:table-cell table:formula="of:=IMSUM(1;IMPRODUCT([.L112];[.N112]))" office:value-type="string" office:string-value="0.995700272994569+0.00738910887872161i" calcext:value-type="string">
            <text:p>0.995700272994569+0.00738910887872161i</text:p>
          </table:table-cell>
          <table:table-cell table:formula="of:=IMPRODUCT([.$C$2];[.O112];IMDIV(1;[.P112]))" office:value-type="string" office:string-value="3.26601808855913+7.64914590847028i" calcext:value-type="string">
            <text:p>3.26601808855913+7.64914590847028i</text:p>
          </table:table-cell>
          <table:table-cell table:formula="of:=IMDIV(IMPRODUCT([.Q112];[.$F$10]);IMSUM([.Q112];[.$F$10]))" office:value-type="string" office:string-value="3.26651779238351+7.64962435912151i" calcext:value-type="string">
            <text:p>3.26651779238351+7.64962435912151i</text:p>
          </table:table-cell>
          <table:table-cell table:formula="of:=[.B112]" office:value-type="float" office:value="7068" calcext:value-type="float">
            <text:p>7068</text:p>
          </table:table-cell>
          <table:table-cell table:formula="of:=IMREAL([.R112])" office:value-type="float" office:value="3.26651779238351" calcext:value-type="float">
            <text:p>3.2665177924</text:p>
          </table:table-cell>
          <table:table-cell table:formula="of:=IMAGINARY([.R112])" office:value-type="float" office:value="7.64962435912151" calcext:value-type="float">
            <text:p>7.6496243591</text:p>
          </table:table-cell>
          <table:table-cell table:formula="of:=IMABS([.R112])" office:value-type="float" office:value="8.31786579139284" calcext:value-type="float">
            <text:p>8.3178657914</text:p>
          </table:table-cell>
        </table:table-row>
        <table:table-row table:style-name="ro1">
          <table:table-cell/>
          <table:table-cell table:formula="of:=[.B112]+[.$C$11]" office:value-type="float" office:value="7072" calcext:value-type="float">
            <text:p>7072</text:p>
          </table:table-cell>
          <table:table-cell table:formula="of:=COMPLEX([.$C$3]/1000;6.284*[.B113]*[.$C$4]/1000)" office:value-type="string" office:string-value="1.7+188.871904i" calcext:value-type="string">
            <text:p>1.7+188.871904i</text:p>
          </table:table-cell>
          <table:table-cell table:formula="of:=COMPLEX(0;-1/6.284/[.B113]/[.$C$5]*1000000000)" office:value-type="string" office:string-value="-204.56384892675i" calcext:value-type="string">
            <text:p>-204.56384892675i</text:p>
          </table:table-cell>
          <table:table-cell table:formula="of:=IMSUM([.C113];[.D113])" office:value-type="string" office:string-value="1.7-15.69194492675i" calcext:value-type="string">
            <text:p>1.7-15.69194492675i</text:p>
          </table:table-cell>
          <table:table-cell table:formula="of:=IMDIV(1;[.E113])" office:value-type="string" office:string-value="0.00682382509642648+0.0629876985899405i" calcext:value-type="string">
            <text:p>0.00682382509642648+0.0629876985899405i</text:p>
          </table:table-cell>
          <table:table-cell table:formula="of:=COMPLEX(0;-1/6.284/[.B113]/[.$C$6]*1000)" office:value-type="string" office:string-value="-0.107152492294964i" calcext:value-type="string">
            <text:p>-0.107152492294964i</text:p>
          </table:table-cell>
          <table:table-cell table:formula="of:=COMPLEX(0;-1000000000/6.284/[.$F$12]/[.B113]+6.284*[.F$14]*[.B113]*0.001)" office:value-type="string" office:string-value="-19.8355965019425i" calcext:value-type="string">
            <text:p>-19.8355965019425i</text:p>
          </table:table-cell>
          <table:table-cell table:formula="of:=IMSUM(IMDIV(1;IMSUM([.F113];[.G113]));[.H113])" office:value-type="string" office:string-value="3.41687796902409+2.2789372800291i" calcext:value-type="string">
            <text:p>3.41687796902409+2.2789372800291i</text:p>
          </table:table-cell>
          <table:table-cell table:formula="of:=300000/[.B113]" office:value-type="float" office:value="42.420814479638" calcext:value-type="float">
            <text:p>42.4208144796</text:p>
          </table:table-cell>
          <table:table-cell table:formula="of:=[.$C$1]/[.J113]*2*PI()" office:value-type="float" office:value="3.25854367610743" calcext:value-type="float">
            <text:p>3.2585436761</text:p>
          </table:table-cell>
          <table:table-cell table:formula="of:=COMPLEX(0;TAN([.K113]))" office:value-type="string" office:string-value="0.117487156735902i" calcext:value-type="string">
            <text:p>0.117487156735902i</text:p>
          </table:table-cell>
          <table:table-cell table:formula="of:=IMPRODUCT(IMDIV(IMSUB([.I113];[.$C$2]); IMSUM([.I113]; [.$C$2])); 1-[.$F$1])" office:value-type="string" office:string-value="-0.868666220356866+0.0797233622671066i" calcext:value-type="string">
            <text:p>-0.868666220356866+0.0797233622671066i</text:p>
          </table:table-cell>
          <table:table-cell table:formula="of:=IMDIV(IMSUM(1;[.M113]);IMSUB(1;[.M113]))" office:value-type="string" office:string-value="0.068337559380482+0.0455787456005819i" calcext:value-type="string">
            <text:p>0.068337559380482+0.0455787456005819i</text:p>
          </table:table-cell>
          <table:table-cell table:formula="of:=IMSUM([.N113];[.L113])" office:value-type="string" office:string-value="0.068337559380482+0.163065902336484i" calcext:value-type="string">
            <text:p>0.068337559380482+0.163065902336484i</text:p>
          </table:table-cell>
          <table:table-cell table:formula="of:=IMSUM(1;IMPRODUCT([.L113];[.N113]))" office:value-type="string" office:string-value="0.994645082771799+0.0080287855498837i" calcext:value-type="string">
            <text:p>0.994645082771799+0.0080287855498837i</text:p>
          </table:table-cell>
          <table:table-cell table:formula="of:=IMPRODUCT([.$C$2];[.O113];IMDIV(1;[.P113]))" office:value-type="string" office:string-value="3.50121325178843+8.16892856275787i" calcext:value-type="string">
            <text:p>3.50121325178843+8.16892856275787i</text:p>
          </table:table-cell>
          <table:table-cell table:formula="of:=IMDIV(IMPRODUCT([.Q113];[.$F$10]);IMSUM([.Q113];[.$F$10]))" office:value-type="string" office:string-value="3.5017853465353+8.16947332167246i" calcext:value-type="string">
            <text:p>3.5017853465353+8.16947332167246i</text:p>
          </table:table-cell>
          <table:table-cell table:formula="of:=[.B113]" office:value-type="float" office:value="7072" calcext:value-type="float">
            <text:p>7072</text:p>
          </table:table-cell>
          <table:table-cell table:formula="of:=IMREAL([.R113])" office:value-type="float" office:value="3.5017853465353" calcext:value-type="float">
            <text:p>3.5017853465</text:p>
          </table:table-cell>
          <table:table-cell table:formula="of:=IMAGINARY([.R113])" office:value-type="float" office:value="8.16947332167246" calcext:value-type="float">
            <text:p>8.1694733217</text:p>
          </table:table-cell>
          <table:table-cell table:formula="of:=IMABS([.R113])" office:value-type="float" office:value="8.88835164508737" calcext:value-type="float">
            <text:p>8.8883516451</text:p>
          </table:table-cell>
        </table:table-row>
        <table:table-row table:style-name="ro1">
          <table:table-cell/>
          <table:table-cell table:formula="of:=[.B113]+[.$C$11]" office:value-type="float" office:value="7076" calcext:value-type="float">
            <text:p>7076</text:p>
          </table:table-cell>
          <table:table-cell table:formula="of:=COMPLEX([.$C$3]/1000;6.284*[.B114]*[.$C$4]/1000)" office:value-type="string" office:string-value="1.7+188.978732i" calcext:value-type="string">
            <text:p>1.7+188.978732i</text:p>
          </table:table-cell>
          <table:table-cell table:formula="of:=COMPLEX(0;-1/6.284/[.B114]/[.$C$5]*1000000000)" office:value-type="string" office:string-value="-204.44821079847i" calcext:value-type="string">
            <text:p>-204.44821079847i</text:p>
          </table:table-cell>
          <table:table-cell table:formula="of:=IMSUM([.C114];[.D114])" office:value-type="string" office:string-value="1.7-15.46947879847i" calcext:value-type="string">
            <text:p>1.7-15.46947879847i</text:p>
          </table:table-cell>
          <table:table-cell table:formula="of:=IMDIV(1;[.E114])" office:value-type="string" office:string-value="0.00701914401307494+0.0638720585256884i" calcext:value-type="string">
            <text:p>0.00701914401307494+0.0638720585256884i</text:p>
          </table:table-cell>
          <table:table-cell table:formula="of:=COMPLEX(0;-1/6.284/[.B114]/[.$C$6]*1000)" office:value-type="string" office:string-value="-0.107091919942056i" calcext:value-type="string">
            <text:p>-0.107091919942056i</text:p>
          </table:table-cell>
          <table:table-cell table:formula="of:=COMPLEX(0;-1000000000/6.284/[.$F$12]/[.B114]+6.284*[.F$14]*[.B114]*0.001)" office:value-type="string" office:string-value="-19.8213681478317i" calcext:value-type="string">
            <text:p>-19.8213681478317i</text:p>
          </table:table-cell>
          <table:table-cell table:formula="of:=IMSUM(IMDIV(1;IMSUM([.F114];[.G114]));[.H114])" office:value-type="string" office:string-value="3.66109597589432+2.7215602228394i" calcext:value-type="string">
            <text:p>3.66109597589432+2.7215602228394i</text:p>
          </table:table-cell>
          <table:table-cell table:formula="of:=300000/[.B114]" office:value-type="float" office:value="42.3968343697004" calcext:value-type="float">
            <text:p>42.3968343697</text:p>
          </table:table-cell>
          <table:table-cell table:formula="of:=[.$C$1]/[.J114]*2*PI()" office:value-type="float" office:value="3.26038674379754" calcext:value-type="float">
            <text:p>3.2603867438</text:p>
          </table:table-cell>
          <table:table-cell table:formula="of:=COMPLEX(0;TAN([.K114]))" office:value-type="string" office:string-value="0.11935607152189i" calcext:value-type="string">
            <text:p>0.11935607152189i</text:p>
          </table:table-cell>
          <table:table-cell table:formula="of:=IMPRODUCT(IMDIV(IMSUB([.I114];[.$C$2]); IMSUM([.I114]; [.$C$2])); 1-[.$F$1])" office:value-type="string" office:string-value="-0.858766225097606+0.094272100295072i" calcext:value-type="string">
            <text:p>-0.858766225097606+0.094272100295072i</text:p>
          </table:table-cell>
          <table:table-cell table:formula="of:=IMDIV(IMSUM(1;[.M114]);IMSUB(1;[.M114]))" office:value-type="string" office:string-value="0.0732219195178861+0.0544312044567879i" calcext:value-type="string">
            <text:p>0.0732219195178861+0.0544312044567879i</text:p>
          </table:table-cell>
          <table:table-cell table:formula="of:=IMSUM([.N114];[.L114])" office:value-type="string" office:string-value="0.0732219195178861+0.173787275978678i" calcext:value-type="string">
            <text:p>0.0732219195178861+0.173787275978678i</text:p>
          </table:table-cell>
          <table:table-cell table:formula="of:=IMSUM(1;IMPRODUCT([.L114];[.N114]))" office:value-type="string" office:string-value="0.993503305267833+0.00873948066294689i" calcext:value-type="string">
            <text:p>0.993503305267833+0.00873948066294689i</text:p>
          </table:table-cell>
          <table:table-cell table:formula="of:=IMPRODUCT([.$C$2];[.O114];IMDIV(1;[.P114]))" office:value-type="string" office:string-value="3.76168240312072+8.71309496648126i" calcext:value-type="string">
            <text:p>3.76168240312072+8.71309496648126i</text:p>
          </table:table-cell>
          <table:table-cell table:formula="of:=IMDIV(IMPRODUCT([.Q114];[.$F$10]);IMSUM([.Q114];[.$F$10]))" office:value-type="string" office:string-value="3.76233800795689+8.71371267951247i" calcext:value-type="string">
            <text:p>3.76233800795689+8.71371267951247i</text:p>
          </table:table-cell>
          <table:table-cell table:formula="of:=[.B114]" office:value-type="float" office:value="7076" calcext:value-type="float">
            <text:p>7076</text:p>
          </table:table-cell>
          <table:table-cell table:formula="of:=IMREAL([.R114])" office:value-type="float" office:value="3.76233800795689" calcext:value-type="float">
            <text:p>3.762338008</text:p>
          </table:table-cell>
          <table:table-cell table:formula="of:=IMAGINARY([.R114])" office:value-type="float" office:value="8.71371267951247" calcext:value-type="float">
            <text:p>8.7137126795</text:p>
          </table:table-cell>
          <table:table-cell table:formula="of:=IMABS([.R114])" office:value-type="float" office:value="9.49125786959839" calcext:value-type="float">
            <text:p>9.4912578696</text:p>
          </table:table-cell>
        </table:table-row>
        <table:table-row table:style-name="ro1">
          <table:table-cell/>
          <table:table-cell table:formula="of:=[.B114]+[.$C$11]" office:value-type="float" office:value="7080" calcext:value-type="float">
            <text:p>7080</text:p>
          </table:table-cell>
          <table:table-cell table:formula="of:=COMPLEX([.$C$3]/1000;6.284*[.B115]*[.$C$4]/1000)" office:value-type="string" office:string-value="1.7+189.08556i" calcext:value-type="string">
            <text:p>1.7+189.08556i</text:p>
          </table:table-cell>
          <table:table-cell table:formula="of:=COMPLEX(0;-1/6.284/[.B115]/[.$C$5]*1000000000)" office:value-type="string" office:string-value="-204.332703334742i" calcext:value-type="string">
            <text:p>-204.332703334742i</text:p>
          </table:table-cell>
          <table:table-cell table:formula="of:=IMSUM([.C115];[.D115])" office:value-type="string" office:string-value="1.7-15.247143334742i" calcext:value-type="string">
            <text:p>1.7-15.247143334742i</text:p>
          </table:table-cell>
          <table:table-cell table:formula="of:=IMDIV(1;[.E115])" office:value-type="string" office:string-value="0.00722281246688768+0.0647807393897635i" calcext:value-type="string">
            <text:p>0.00722281246688768+0.0647807393897635i</text:p>
          </table:table-cell>
          <table:table-cell table:formula="of:=COMPLEX(0;-1/6.284/[.B115]/[.$C$6]*1000)" office:value-type="string" office:string-value="-0.107031416032484i" calcext:value-type="string">
            <text:p>-0.107031416032484i</text:p>
          </table:table-cell>
          <table:table-cell table:formula="of:=COMPLEX(0;-1000000000/6.284/[.$F$12]/[.B115]+6.284*[.F$14]*[.B115]*0.001)" office:value-type="string" office:string-value="-19.8071541668217i" calcext:value-type="string">
            <text:p>-19.8071541668217i</text:p>
          </table:table-cell>
          <table:table-cell table:formula="of:=IMSUM(IMDIV(1;IMSUM([.F115];[.G115]));[.H115])" office:value-type="string" office:string-value="3.93123436717512+3.1890558020407i" calcext:value-type="string">
            <text:p>3.93123436717512+3.1890558020407i</text:p>
          </table:table-cell>
          <table:table-cell table:formula="of:=300000/[.B115]" office:value-type="float" office:value="42.3728813559322" calcext:value-type="float">
            <text:p>42.3728813559</text:p>
          </table:table-cell>
          <table:table-cell table:formula="of:=[.$C$1]/[.J115]*2*PI()" office:value-type="float" office:value="3.26222981148764" calcext:value-type="float">
            <text:p>3.2622298115</text:p>
          </table:table-cell>
          <table:table-cell table:formula="of:=COMPLEX(0;TAN([.K115]))" office:value-type="string" office:string-value="0.121225808742407i" calcext:value-type="string">
            <text:p>0.121225808742407i</text:p>
          </table:table-cell>
          <table:table-cell table:formula="of:=IMPRODUCT(IMDIV(IMSUB([.I115];[.$C$2]); IMSUM([.I115]; [.$C$2])); 1-[.$F$1])" office:value-type="string" office:string-value="-0.847752262278577+0.109261082967903i" calcext:value-type="string">
            <text:p>-0.847752262278577+0.109261082967903i</text:p>
          </table:table-cell>
          <table:table-cell table:formula="of:=IMDIV(IMSUM(1;[.M115]);IMSUB(1;[.M115]))" office:value-type="string" office:string-value="0.0786246873435022+0.0637811160408141i" calcext:value-type="string">
            <text:p>0.0786246873435022+0.0637811160408141i</text:p>
          </table:table-cell>
          <table:table-cell table:formula="of:=IMSUM([.N115];[.L115])" office:value-type="string" office:string-value="0.0786246873435022+0.185006924783221i" calcext:value-type="string">
            <text:p>0.0786246873435022+0.185006924783221i</text:p>
          </table:table-cell>
          <table:table-cell table:formula="of:=IMSUM(1;IMPRODUCT([.L115];[.N115]))" office:value-type="string" office:string-value="0.992268082625459+0.00953134131033495i" calcext:value-type="string">
            <text:p>0.992268082625459+0.00953134131033495i</text:p>
          </table:table-cell>
          <table:table-cell table:formula="of:=IMPRODUCT([.$C$2];[.O115];IMDIV(1;[.P115]))" office:value-type="string" office:string-value="4.05104101969033+9.2835137457679i" calcext:value-type="string">
            <text:p>4.05104101969033+9.2835137457679i</text:p>
          </table:table-cell>
          <table:table-cell table:formula="of:=IMDIV(IMPRODUCT([.Q115];[.$F$10]);IMSUM([.Q115];[.$F$10]))" office:value-type="string" office:string-value="4.05179328321615+9.28421151398974i" calcext:value-type="string">
            <text:p>4.05179328321615+9.28421151398974i</text:p>
          </table:table-cell>
          <table:table-cell table:formula="of:=[.B115]" office:value-type="float" office:value="7080" calcext:value-type="float">
            <text:p>7080</text:p>
          </table:table-cell>
          <table:table-cell table:formula="of:=IMREAL([.R115])" office:value-type="float" office:value="4.05179328321615" calcext:value-type="float">
            <text:p>4.0517932832</text:p>
          </table:table-cell>
          <table:table-cell table:formula="of:=IMAGINARY([.R115])" office:value-type="float" office:value="9.28421151398974" calcext:value-type="float">
            <text:p>9.284211514</text:p>
          </table:table-cell>
          <table:table-cell table:formula="of:=IMABS([.R115])" office:value-type="float" office:value="10.1298377206358" calcext:value-type="float">
            <text:p>10.1298377206</text:p>
          </table:table-cell>
        </table:table-row>
        <table:table-row table:style-name="ro1">
          <table:table-cell/>
          <table:table-cell table:formula="of:=[.B115]+[.$C$11]" office:value-type="float" office:value="7084" calcext:value-type="float">
            <text:p>7084</text:p>
          </table:table-cell>
          <table:table-cell table:formula="of:=COMPLEX([.$C$3]/1000;6.284*[.B116]*[.$C$4]/1000)" office:value-type="string" office:string-value="1.7+189.192388i" calcext:value-type="string">
            <text:p>1.7+189.192388i</text:p>
          </table:table-cell>
          <table:table-cell table:formula="of:=COMPLEX(0;-1/6.284/[.B116]/[.$C$5]*1000000000)" office:value-type="string" office:string-value="-204.217326314226i" calcext:value-type="string">
            <text:p>-204.217326314226i</text:p>
          </table:table-cell>
          <table:table-cell table:formula="of:=IMSUM([.C116];[.D116])" office:value-type="string" office:string-value="1.7-15.024938314226i" calcext:value-type="string">
            <text:p>1.7-15.024938314226i</text:p>
          </table:table-cell>
          <table:table-cell table:formula="of:=IMDIV(1;[.E116])" office:value-type="string" office:string-value="0.00743530937465186+0.0657147439419591i" calcext:value-type="string">
            <text:p>0.00743530937465186+0.0657147439419591i</text:p>
          </table:table-cell>
          <table:table-cell table:formula="of:=COMPLEX(0;-1/6.284/[.B116]/[.$C$6]*1000)" office:value-type="string" office:string-value="-0.106970980450309i" calcext:value-type="string">
            <text:p>-0.106970980450309i</text:p>
          </table:table-cell>
          <table:table-cell table:formula="of:=COMPLEX(0;-1000000000/6.284/[.$F$12]/[.B116]+6.284*[.F$14]*[.B116]*0.001)" office:value-type="string" office:string-value="-19.7929545345648i" calcext:value-type="string">
            <text:p>-19.7929545345648i</text:p>
          </table:table-cell>
          <table:table-cell table:formula="of:=IMSUM(IMDIV(1;IMSUM([.F116];[.G116]));[.H116])" office:value-type="string" office:string-value="4.23095192046199+3.683291616149i" calcext:value-type="string">
            <text:p>4.23095192046199+3.683291616149i</text:p>
          </table:table-cell>
          <table:table-cell table:formula="of:=300000/[.B116]" office:value-type="float" office:value="42.3489553924337" calcext:value-type="float">
            <text:p>42.3489553924</text:p>
          </table:table-cell>
          <table:table-cell table:formula="of:=[.$C$1]/[.J116]*2*PI()" office:value-type="float" office:value="3.26407287917775" calcext:value-type="float">
            <text:p>3.2640728792</text:p>
          </table:table-cell>
          <table:table-cell table:formula="of:=COMPLEX(0;TAN([.K116]))" office:value-type="string" office:string-value="0.123096381651532i" calcext:value-type="string">
            <text:p>0.123096381651532i</text:p>
          </table:table-cell>
          <table:table-cell table:formula="of:=IMPRODUCT(IMDIV(IMSUB([.I116];[.$C$2]); IMSUM([.I116]; [.$C$2])); 1-[.$F$1])" office:value-type="string" office:string-value="-0.835498376492689+0.124664523527195i" calcext:value-type="string">
            <text:p>-0.835498376492689+0.124664523527195i</text:p>
          </table:table-cell>
          <table:table-cell table:formula="of:=IMDIV(IMSUM(1;[.M116]);IMSUB(1;[.M116]))" office:value-type="string" office:string-value="0.0846190384092399+0.0736658323229799i" calcext:value-type="string">
            <text:p>0.0846190384092399+0.0736658323229799i</text:p>
          </table:table-cell>
          <table:table-cell table:formula="of:=IMSUM([.N116];[.L116])" office:value-type="string" office:string-value="0.0846190384092399+0.196762213974512i" calcext:value-type="string">
            <text:p>0.0846190384092399+0.196762213974512i</text:p>
          </table:table-cell>
          <table:table-cell table:formula="of:=IMSUM(1;IMPRODUCT([.L116];[.N116]))" office:value-type="string" office:string-value="0.990932002589693+0.0104162974470094i" calcext:value-type="string">
            <text:p>0.990932002589693+0.0104162974470094i</text:p>
          </table:table-cell>
          <table:table-cell table:formula="of:=IMPRODUCT([.$C$2];[.O116];IMDIV(1;[.P116]))" office:value-type="string" office:string-value="4.37354681199791+9.88216598983746i" calcext:value-type="string">
            <text:p>4.37354681199791+9.88216598983746i</text:p>
          </table:table-cell>
          <table:table-cell table:formula="of:=IMDIV(IMPRODUCT([.Q116];[.$F$10]);IMSUM([.Q116];[.$F$10]))" office:value-type="string" office:string-value="4.37441134273602+9.8829513304182i" calcext:value-type="string">
            <text:p>4.37441134273602+9.8829513304182i</text:p>
          </table:table-cell>
          <table:table-cell table:formula="of:=[.B116]" office:value-type="float" office:value="7084" calcext:value-type="float">
            <text:p>7084</text:p>
          </table:table-cell>
          <table:table-cell table:formula="of:=IMREAL([.R116])" office:value-type="float" office:value="4.37441134273602" calcext:value-type="float">
            <text:p>4.3744113427</text:p>
          </table:table-cell>
          <table:table-cell table:formula="of:=IMAGINARY([.R116])" office:value-type="float" office:value="9.8829513304182" calcext:value-type="float">
            <text:p>9.8829513304</text:p>
          </table:table-cell>
          <table:table-cell table:formula="of:=IMABS([.R116])" office:value-type="float" office:value="10.8077843055305" calcext:value-type="float">
            <text:p>10.8077843055</text:p>
          </table:table-cell>
        </table:table-row>
        <table:table-row table:style-name="ro1">
          <table:table-cell/>
          <table:table-cell table:formula="of:=[.B116]+[.$C$11]" office:value-type="float" office:value="7088" calcext:value-type="float">
            <text:p>7088</text:p>
          </table:table-cell>
          <table:table-cell table:formula="of:=COMPLEX([.$C$3]/1000;6.284*[.B117]*[.$C$4]/1000)" office:value-type="string" office:string-value="1.7+189.299216i" calcext:value-type="string">
            <text:p>1.7+189.299216i</text:p>
          </table:table-cell>
          <table:table-cell table:formula="of:=COMPLEX(0;-1/6.284/[.B117]/[.$C$5]*1000000000)" office:value-type="string" office:string-value="-204.10207951608i" calcext:value-type="string">
            <text:p>-204.10207951608i</text:p>
          </table:table-cell>
          <table:table-cell table:formula="of:=IMSUM([.C117];[.D117])" office:value-type="string" office:string-value="1.7-14.80286351608i" calcext:value-type="string">
            <text:p>1.7-14.80286351608i</text:p>
          </table:table-cell>
          <table:table-cell table:formula="of:=IMDIV(1;[.E117])" office:value-type="string" office:string-value="0.00765714827532997+0.0666751299071158i" calcext:value-type="string">
            <text:p>0.00765714827532997+0.0666751299071158i</text:p>
          </table:table-cell>
          <table:table-cell table:formula="of:=COMPLEX(0;-1/6.284/[.B117]/[.$C$6]*1000)" office:value-type="string" office:string-value="-0.106910613079852i" calcext:value-type="string">
            <text:p>-0.106910613079852i</text:p>
          </table:table-cell>
          <table:table-cell table:formula="of:=COMPLEX(0;-1000000000/6.284/[.$F$12]/[.B117]+6.284*[.F$14]*[.B117]*0.001)" office:value-type="string" office:string-value="-19.7787692267688i" calcext:value-type="string">
            <text:p>-19.7787692267688i</text:p>
          </table:table-cell>
          <table:table-cell table:formula="of:=IMSUM(IMDIV(1;IMSUM([.F117];[.G117]));[.H117])" office:value-type="string" office:string-value="4.56454812463025+4.2062435555246i" calcext:value-type="string">
            <text:p>4.56454812463025+4.2062435555246i</text:p>
          </table:table-cell>
          <table:table-cell table:formula="of:=300000/[.B117]" office:value-type="float" office:value="42.3250564334086" calcext:value-type="float">
            <text:p>42.3250564334</text:p>
          </table:table-cell>
          <table:table-cell table:formula="of:=[.$C$1]/[.J117]*2*PI()" office:value-type="float" office:value="3.26591594686785" calcext:value-type="float">
            <text:p>3.2659159469</text:p>
          </table:table-cell>
          <table:table-cell table:formula="of:=COMPLEX(0;TAN([.K117]))" office:value-type="string" office:string-value="0.124967803526548i" calcext:value-type="string">
            <text:p>0.124967803526548i</text:p>
          </table:table-cell>
          <table:table-cell table:formula="of:=IMPRODUCT(IMDIV(IMSUB([.I117];[.$C$2]); IMSUM([.I117]; [.$C$2])); 1-[.$F$1])" office:value-type="string" office:string-value="-0.821865403323466+0.140443014285743i" calcext:value-type="string">
            <text:p>-0.821865403323466+0.140443014285743i</text:p>
          </table:table-cell>
          <table:table-cell table:formula="of:=IMDIV(IMSUM(1;[.M117]);IMSUB(1;[.M117]))" office:value-type="string" office:string-value="0.0912909624926046+0.0841248711104918i" calcext:value-type="string">
            <text:p>0.0912909624926046+0.0841248711104918i</text:p>
          </table:table-cell>
          <table:table-cell table:formula="of:=IMSUM([.N117];[.L117])" office:value-type="string" office:string-value="0.0912909624926046+0.20909267463704i" calcext:value-type="string">
            <text:p>0.0912909624926046+0.20909267463704i</text:p>
          </table:table-cell>
          <table:table-cell table:formula="of:=IMSUM(1;IMPRODUCT([.L117];[.N117]))" office:value-type="string" office:string-value="0.989487099635368+0.0114084310645253i" calcext:value-type="string">
            <text:p>0.989487099635368+0.0114084310645253i</text:p>
          </table:table-cell>
          <table:table-cell table:formula="of:=IMPRODUCT([.$C$2];[.O117];IMDIV(1;[.P117]))" office:value-type="string" office:string-value="4.734234112175+10.5111259683654i" calcext:value-type="string">
            <text:p>4.734234112175+10.5111259683654i</text:p>
          </table:table-cell>
          <table:table-cell table:formula="of:=IMDIV(IMPRODUCT([.Q117];[.$F$10]);IMSUM([.Q117];[.$F$10]))" office:value-type="string" office:string-value="4.73522951107631+10.5120067305915i" calcext:value-type="string">
            <text:p>4.73522951107631+10.5120067305915i</text:p>
          </table:table-cell>
          <table:table-cell table:formula="of:=[.B117]" office:value-type="float" office:value="7088" calcext:value-type="float">
            <text:p>7088</text:p>
          </table:table-cell>
          <table:table-cell table:formula="of:=IMREAL([.R117])" office:value-type="float" office:value="4.73522951107631" calcext:value-type="float">
            <text:p>4.7352295111</text:p>
          </table:table-cell>
          <table:table-cell table:formula="of:=IMAGINARY([.R117])" office:value-type="float" office:value="10.5120067305915" calcext:value-type="float">
            <text:p>10.5120067306</text:p>
          </table:table-cell>
          <table:table-cell table:formula="of:=IMABS([.R117])" office:value-type="float" office:value="11.5292967706868" calcext:value-type="float">
            <text:p>11.5292967707</text:p>
          </table:table-cell>
        </table:table-row>
        <table:table-row table:style-name="ro1">
          <table:table-cell/>
          <table:table-cell table:formula="of:=[.B117]+[.$C$11]" office:value-type="float" office:value="7092" calcext:value-type="float">
            <text:p>7092</text:p>
          </table:table-cell>
          <table:table-cell table:formula="of:=COMPLEX([.$C$3]/1000;6.284*[.B118]*[.$C$4]/1000)" office:value-type="string" office:string-value="1.7+189.406044i" calcext:value-type="string">
            <text:p>1.7+189.406044i</text:p>
          </table:table-cell>
          <table:table-cell table:formula="of:=COMPLEX(0;-1/6.284/[.B118]/[.$C$5]*1000000000)" office:value-type="string" office:string-value="-203.986962719963i" calcext:value-type="string">
            <text:p>-203.986962719963i</text:p>
          </table:table-cell>
          <table:table-cell table:formula="of:=IMSUM([.C118];[.D118])" office:value-type="string" office:string-value="1.7-14.580918719963i" calcext:value-type="string">
            <text:p>1.7-14.580918719963i</text:p>
          </table:table-cell>
          <table:table-cell table:formula="of:=IMDIV(1;[.E118])" office:value-type="string" office:string-value="0.00788888036013789+0.0676630137192253i" calcext:value-type="string">
            <text:p>0.00788888036013789+0.0676630137192253i</text:p>
          </table:table-cell>
          <table:table-cell table:formula="of:=COMPLEX(0;-1/6.284/[.B118]/[.$C$6]*1000)" office:value-type="string" office:string-value="-0.106850313805695i" calcext:value-type="string">
            <text:p>-0.106850313805695i</text:p>
          </table:table-cell>
          <table:table-cell table:formula="of:=COMPLEX(0;-1000000000/6.284/[.$F$12]/[.B118]+6.284*[.F$14]*[.B118]*0.001)" office:value-type="string" office:string-value="-19.7645982191959i" calcext:value-type="string">
            <text:p>-19.7645982191959i</text:p>
          </table:table-cell>
          <table:table-cell table:formula="of:=IMSUM(IMDIV(1;IMSUM([.F118];[.G118]));[.H118])" office:value-type="string" office:string-value="4.93709520444027+4.7599759281663i" calcext:value-type="string">
            <text:p>4.93709520444027+4.7599759281663i</text:p>
          </table:table-cell>
          <table:table-cell table:formula="of:=300000/[.B118]" office:value-type="float" office:value="42.3011844331641" calcext:value-type="float">
            <text:p>42.3011844332</text:p>
          </table:table-cell>
          <table:table-cell table:formula="of:=[.$C$1]/[.J118]*2*PI()" office:value-type="float" office:value="3.26775901455796" calcext:value-type="float">
            <text:p>3.2677590146</text:p>
          </table:table-cell>
          <table:table-cell table:formula="of:=COMPLEX(0;TAN([.K118]))" office:value-type="string" office:string-value="0.126840087668338i" calcext:value-type="string">
            <text:p>0.126840087668338i</text:p>
          </table:table-cell>
          <table:table-cell table:formula="of:=IMPRODUCT(IMDIV(IMSUB([.I118];[.$C$2]); IMSUM([.I118]; [.$C$2])); 1-[.$F$1])" office:value-type="string" office:string-value="-0.806700430741122+0.156539957704941i" calcext:value-type="string">
            <text:p>-0.806700430741122+0.156539957704941i</text:p>
          </table:table-cell>
          <table:table-cell table:formula="of:=IMDIV(IMSUM(1;[.M118]);IMSUB(1;[.M118]))" office:value-type="string" office:string-value="0.098741904088806+0.0951995185633258i" calcext:value-type="string">
            <text:p>0.098741904088806+0.0951995185633258i</text:p>
          </table:table-cell>
          <table:table-cell table:formula="of:=IMSUM([.N118];[.L118])" office:value-type="string" office:string-value="0.098741904088806+0.222039606231664i" calcext:value-type="string">
            <text:p>0.098741904088806+0.222039606231664i</text:p>
          </table:table-cell>
          <table:table-cell table:formula="of:=IMSUM(1;IMPRODUCT([.L118];[.N118]))" office:value-type="string" office:string-value="0.987924884719444+0.0125244317711628i" calcext:value-type="string">
            <text:p>0.987924884719444+0.0125244317711628i</text:p>
          </table:table-cell>
          <table:table-cell table:formula="of:=IMPRODUCT([.$C$2];[.O118];IMDIV(1;[.P118]))" office:value-type="string" office:string-value="5.13907972154743+11.1725257951961i" calcext:value-type="string">
            <text:p>5.13907972154743+11.1725257951961i</text:p>
          </table:table-cell>
          <table:table-cell table:formula="of:=IMDIV(IMPRODUCT([.Q118];[.$F$10]);IMSUM([.Q118];[.$F$10]))" office:value-type="string" office:string-value="5.1402282419459+11.1735100078988i" calcext:value-type="string">
            <text:p>5.1402282419459+11.1735100078988i</text:p>
          </table:table-cell>
          <table:table-cell table:formula="of:=[.B118]" office:value-type="float" office:value="7092" calcext:value-type="float">
            <text:p>7092</text:p>
          </table:table-cell>
          <table:table-cell table:formula="of:=IMREAL([.R118])" office:value-type="float" office:value="5.1402282419459" calcext:value-type="float">
            <text:p>5.1402282419</text:p>
          </table:table-cell>
          <table:table-cell table:formula="of:=IMAGINARY([.R118])" office:value-type="float" office:value="11.1735100078988" calcext:value-type="float">
            <text:p>11.1735100079</text:p>
          </table:table-cell>
          <table:table-cell table:formula="of:=IMABS([.R118])" office:value-type="float" office:value="12.2991573807279" calcext:value-type="float">
            <text:p>12.2991573807</text:p>
          </table:table-cell>
        </table:table-row>
        <table:table-row table:style-name="ro1">
          <table:table-cell/>
          <table:table-cell table:formula="of:=[.B118]+[.$C$11]" office:value-type="float" office:value="7096" calcext:value-type="float">
            <text:p>7096</text:p>
          </table:table-cell>
          <table:table-cell table:formula="of:=COMPLEX([.$C$3]/1000;6.284*[.B119]*[.$C$4]/1000)" office:value-type="string" office:string-value="1.7+189.512872i" calcext:value-type="string">
            <text:p>1.7+189.512872i</text:p>
          </table:table-cell>
          <table:table-cell table:formula="of:=COMPLEX(0;-1/6.284/[.B119]/[.$C$5]*1000000000)" office:value-type="string" office:string-value="-203.871975706028i" calcext:value-type="string">
            <text:p>-203.871975706028i</text:p>
          </table:table-cell>
          <table:table-cell table:formula="of:=IMSUM([.C119];[.D119])" office:value-type="string" office:string-value="1.7-14.359103706028i" calcext:value-type="string">
            <text:p>1.7-14.359103706028i</text:p>
          </table:table-cell>
          <table:table-cell table:formula="of:=IMDIV(1;[.E119])" office:value-type="string" office:string-value="0.00813109781479061+0.0686795745684917i" calcext:value-type="string">
            <text:p>0.00813109781479061+0.0686795745684917i</text:p>
          </table:table-cell>
          <table:table-cell table:formula="of:=COMPLEX(0;-1/6.284/[.B119]/[.$C$6]*1000)" office:value-type="string" office:string-value="-0.106790082512681i" calcext:value-type="string">
            <text:p>-0.106790082512681i</text:p>
          </table:table-cell>
          <table:table-cell table:formula="of:=COMPLEX(0;-1000000000/6.284/[.$F$12]/[.B119]+6.284*[.F$14]*[.B119]*0.001)" office:value-type="string" office:string-value="-19.7504414876631i" calcext:value-type="string">
            <text:p>-19.7504414876631i</text:p>
          </table:table-cell>
          <table:table-cell table:formula="of:=IMSUM(IMDIV(1;IMSUM([.F119];[.G119]));[.H119])" office:value-type="string" office:string-value="5.35460053432628+5.3466057806899i" calcext:value-type="string">
            <text:p>5.35460053432628+5.3466057806899i</text:p>
          </table:table-cell>
          <table:table-cell table:formula="of:=300000/[.B119]" office:value-type="float" office:value="42.2773393461105" calcext:value-type="float">
            <text:p>42.2773393461</text:p>
          </table:table-cell>
          <table:table-cell table:formula="of:=[.$C$1]/[.J119]*2*PI()" office:value-type="float" office:value="3.26960208224807" calcext:value-type="float">
            <text:p>3.2696020822</text:p>
          </table:table-cell>
          <table:table-cell table:formula="of:=COMPLEX(0;TAN([.K119]))" office:value-type="string" office:string-value="0.128713247401766i" calcext:value-type="string">
            <text:p>0.128713247401766i</text:p>
          </table:table-cell>
          <table:table-cell table:formula="of:=IMPRODUCT(IMDIV(IMSUB([.I119];[.$C$2]); IMSUM([.I119]; [.$C$2])); 1-[.$F$1])" office:value-type="string" office:string-value="-0.789836663002702+0.172877248801872i" calcext:value-type="string">
            <text:p>-0.789836663002702+0.172877248801872i</text:p>
          </table:table-cell>
          <table:table-cell table:formula="of:=IMDIV(IMSUM(1;[.M119]);IMSUB(1;[.M119]))" office:value-type="string" office:string-value="0.107092010686526+0.106932115613798i" calcext:value-type="string">
            <text:p>0.107092010686526+0.106932115613798i</text:p>
          </table:table-cell>
          <table:table-cell table:formula="of:=IMSUM([.N119];[.L119])" office:value-type="string" office:string-value="0.107092010686526+0.235645363015564i" calcext:value-type="string">
            <text:p>0.107092010686526+0.235645363015564i</text:p>
          </table:table-cell>
          <table:table-cell table:formula="of:=IMSUM(1;IMPRODUCT([.L119];[.N119]))" office:value-type="string" office:string-value="0.986236420147807+0.0137841604662474i" calcext:value-type="string">
            <text:p>0.986236420147807+0.0137841604662474i</text:p>
          </table:table-cell>
          <table:table-cell table:formula="of:=IMPRODUCT([.$C$2];[.O119];IMDIV(1;[.P119]))" office:value-type="string" office:string-value="5.59520787668585+11.8684958985896i" calcext:value-type="string">
            <text:p>5.59520787668585+11.8684958985896i</text:p>
          </table:table-cell>
          <table:table-cell table:formula="of:=IMDIV(IMPRODUCT([.Q119];[.$F$10]);IMSUM([.Q119];[.$F$10]))" office:value-type="string" office:string-value="5.59653624296327+11.869591513691i" calcext:value-type="string">
            <text:p>5.59653624296327+11.869591513691i</text:p>
          </table:table-cell>
          <table:table-cell table:formula="of:=[.B119]" office:value-type="float" office:value="7096" calcext:value-type="float">
            <text:p>7096</text:p>
          </table:table-cell>
          <table:table-cell table:formula="of:=IMREAL([.R119])" office:value-type="float" office:value="5.59653624296327" calcext:value-type="float">
            <text:p>5.596536243</text:p>
          </table:table-cell>
          <table:table-cell table:formula="of:=IMAGINARY([.R119])" office:value-type="float" office:value="11.869591513691" calcext:value-type="float">
            <text:p>11.8695915137</text:p>
          </table:table-cell>
          <table:table-cell table:formula="of:=IMABS([.R119])" office:value-type="float" office:value="13.1228206046066" calcext:value-type="float">
            <text:p>13.1228206046</text:p>
          </table:table-cell>
        </table:table-row>
        <table:table-row table:style-name="ro1">
          <table:table-cell/>
          <table:table-cell table:formula="of:=[.B119]+[.$C$11]" office:value-type="float" office:value="7100" calcext:value-type="float">
            <text:p>7100</text:p>
          </table:table-cell>
          <table:table-cell table:formula="of:=COMPLEX([.$C$3]/1000;6.284*[.B120]*[.$C$4]/1000)" office:value-type="string" office:string-value="1.7+189.6197i" calcext:value-type="string">
            <text:p>1.7+189.6197i</text:p>
          </table:table-cell>
          <table:table-cell table:formula="of:=COMPLEX(0;-1/6.284/[.B120]/[.$C$5]*1000000000)" office:value-type="string" office:string-value="-203.757118254926i" calcext:value-type="string">
            <text:p>-203.757118254926i</text:p>
          </table:table-cell>
          <table:table-cell table:formula="of:=IMSUM([.C120];[.D120])" office:value-type="string" office:string-value="1.7-14.137418254926i" calcext:value-type="string">
            <text:p>1.7-14.137418254926i</text:p>
          </table:table-cell>
          <table:table-cell table:formula="of:=IMDIV(1;[.E120])" office:value-type="string" office:string-value="0.00838443751097254+0.0697260587793585i" calcext:value-type="string">
            <text:p>0.00838443751097254+0.0697260587793585i</text:p>
          </table:table-cell>
          <table:table-cell table:formula="of:=COMPLEX(0;-1/6.284/[.B120]/[.$C$6]*1000)" office:value-type="string" office:string-value="-0.106729919085914i" calcext:value-type="string">
            <text:p>-0.106729919085914i</text:p>
          </table:table-cell>
          <table:table-cell table:formula="of:=COMPLEX(0;-1000000000/6.284/[.$F$12]/[.B120]+6.284*[.F$14]*[.B120]*0.001)" office:value-type="string" office:string-value="-19.7362990080419i" calcext:value-type="string">
            <text:p>-19.7362990080419i</text:p>
          </table:table-cell>
          <table:table-cell table:formula="of:=IMSUM(IMDIV(1;IMSUM([.F120];[.G120]));[.H120])" office:value-type="string" office:string-value="5.82420669708327+5.9682435725821i" calcext:value-type="string">
            <text:p>5.82420669708327+5.9682435725821i</text:p>
          </table:table-cell>
          <table:table-cell table:formula="of:=300000/[.B120]" office:value-type="float" office:value="42.2535211267606" calcext:value-type="float">
            <text:p>42.2535211268</text:p>
          </table:table-cell>
          <table:table-cell table:formula="of:=[.$C$1]/[.J120]*2*PI()" office:value-type="float" office:value="3.27144514993817" calcext:value-type="float">
            <text:p>3.2714451499</text:p>
          </table:table-cell>
          <table:table-cell table:formula="of:=COMPLEX(0;TAN([.K120]))" office:value-type="string" office:string-value="0.130587296076062i" calcext:value-type="string">
            <text:p>0.130587296076062i</text:p>
          </table:table-cell>
          <table:table-cell table:formula="of:=IMPRODUCT(IMDIV(IMSUB([.I120];[.$C$2]); IMSUM([.I120]; [.$C$2])); 1-[.$F$1])" office:value-type="string" office:string-value="-0.771093908113566+0.18935011277268i" calcext:value-type="string">
            <text:p>-0.771093908113566+0.18935011277268i</text:p>
          </table:table-cell>
          <table:table-cell table:formula="of:=IMDIV(IMSUM(1;[.M120]);IMSUB(1;[.M120]))" office:value-type="string" office:string-value="0.116484133941666+0.119364871451642i" calcext:value-type="string">
            <text:p>0.116484133941666+0.119364871451642i</text:p>
          </table:table-cell>
          <table:table-cell table:formula="of:=IMSUM([.N120];[.L120])" office:value-type="string" office:string-value="0.116484133941666+0.249952167527704i" calcext:value-type="string">
            <text:p>0.116484133941666+0.249952167527704i</text:p>
          </table:table-cell>
          <table:table-cell table:formula="of:=IMSUM(1;IMPRODUCT([.L120];[.N120]))" office:value-type="string" office:string-value="0.984412464190663+0.015211348087204i" calcext:value-type="string">
            <text:p>0.984412464190663+0.015211348087204i</text:p>
          </table:table-cell>
          <table:table-cell table:formula="of:=IMPRODUCT([.$C$2];[.O120];IMDIV(1;[.P120]))" office:value-type="string" office:string-value="6.11114361787762+12.6010692619595i" calcext:value-type="string">
            <text:p>6.11114361787762+12.6010692619595i</text:p>
          </table:table-cell>
          <table:table-cell table:formula="of:=IMDIV(IMPRODUCT([.Q120];[.$F$10]);IMSUM([.Q120];[.$F$10]))" office:value-type="string" office:string-value="6.11268404049014+12.6022837417066i" calcext:value-type="string">
            <text:p>6.11268404049014+12.6022837417066i</text:p>
          </table:table-cell>
          <table:table-cell table:formula="of:=[.B120]" office:value-type="float" office:value="7100" calcext:value-type="float">
            <text:p>7100</text:p>
          </table:table-cell>
          <table:table-cell table:formula="of:=IMREAL([.R120])" office:value-type="float" office:value="6.11268404049014" calcext:value-type="float">
            <text:p>6.1126840405</text:p>
          </table:table-cell>
          <table:table-cell table:formula="of:=IMAGINARY([.R120])" office:value-type="float" office:value="12.6022837417066" calcext:value-type="float">
            <text:p>12.6022837417</text:p>
          </table:table-cell>
          <table:table-cell table:formula="of:=IMABS([.R120])" office:value-type="float" office:value="14.0065149728741" calcext:value-type="float">
            <text:p>14.0065149729</text:p>
          </table:table-cell>
        </table:table-row>
        <table:table-row table:style-name="ro1">
          <table:table-cell/>
          <table:table-cell table:formula="of:=[.B120]+[.$C$11]" office:value-type="float" office:value="7104" calcext:value-type="float">
            <text:p>7104</text:p>
          </table:table-cell>
          <table:table-cell table:formula="of:=COMPLEX([.$C$3]/1000;6.284*[.B121]*[.$C$4]/1000)" office:value-type="string" office:string-value="1.7+189.726528i" calcext:value-type="string">
            <text:p>1.7+189.726528i</text:p>
          </table:table-cell>
          <table:table-cell table:formula="of:=COMPLEX(0;-1/6.284/[.B121]/[.$C$5]*1000000000)" office:value-type="string" office:string-value="-203.642390147801i" calcext:value-type="string">
            <text:p>-203.642390147801i</text:p>
          </table:table-cell>
          <table:table-cell table:formula="of:=IMSUM([.C121];[.D121])" office:value-type="string" office:string-value="1.7-13.915862147801i" calcext:value-type="string">
            <text:p>1.7-13.915862147801i</text:p>
          </table:table-cell>
          <table:table-cell table:formula="of:=IMDIV(1;[.E121])" office:value-type="string" office:string-value="0.00864958508912848+0.0708037845505806i" calcext:value-type="string">
            <text:p>0.00864958508912848+0.0708037845505806i</text:p>
          </table:table-cell>
          <table:table-cell table:formula="of:=COMPLEX(0;-1/6.284/[.B121]/[.$C$6]*1000)" office:value-type="string" office:string-value="-0.106669823410753i" calcext:value-type="string">
            <text:p>-0.106669823410753i</text:p>
          </table:table-cell>
          <table:table-cell table:formula="of:=COMPLEX(0;-1000000000/6.284/[.$F$12]/[.B121]+6.284*[.F$14]*[.B121]*0.001)" office:value-type="string" office:string-value="-19.7221707562581i" calcext:value-type="string">
            <text:p>-19.7221707562581i</text:p>
          </table:table-cell>
          <table:table-cell table:formula="of:=IMSUM(IMDIV(1;IMSUM([.F121];[.G121]));[.H121])" office:value-type="string" office:string-value="6.35443794055577+6.626898680261i" calcext:value-type="string">
            <text:p>6.35443794055577+6.626898680261i</text:p>
          </table:table-cell>
          <table:table-cell table:formula="of:=300000/[.B121]" office:value-type="float" office:value="42.2297297297297" calcext:value-type="float">
            <text:p>42.2297297297</text:p>
          </table:table-cell>
          <table:table-cell table:formula="of:=[.$C$1]/[.J121]*2*PI()" office:value-type="float" office:value="3.27328821762828" calcext:value-type="float">
            <text:p>3.2732882176</text:p>
          </table:table-cell>
          <table:table-cell table:formula="of:=COMPLEX(0;TAN([.K121]))" office:value-type="string" office:string-value="0.132462247065215i" calcext:value-type="string">
            <text:p>0.132462247065215i</text:p>
          </table:table-cell>
          <table:table-cell table:formula="of:=IMPRODUCT(IMDIV(IMSUB([.I121];[.$C$2]); IMSUM([.I121]; [.$C$2])); 1-[.$F$1])" office:value-type="string" office:string-value="-0.750279987354905+0.205821024255877i" calcext:value-type="string">
            <text:p>-0.750279987354905+0.205821024255877i</text:p>
          </table:table-cell>
          <table:table-cell table:formula="of:=IMDIV(IMSUM(1;[.M121]);IMSUB(1;[.M121]))" office:value-type="string" office:string-value="0.127088758811115+0.132537973605219i" calcext:value-type="string">
            <text:p>0.127088758811115+0.132537973605219i</text:p>
          </table:table-cell>
          <table:table-cell table:formula="of:=IMSUM([.N121];[.L121])" office:value-type="string" office:string-value="0.127088758811115+0.265000220670434i" calcext:value-type="string">
            <text:p>0.127088758811115+0.265000220670434i</text:p>
          </table:table-cell>
          <table:table-cell table:formula="of:=IMSUM(1;IMPRODUCT([.L121];[.N121]))" office:value-type="string" office:string-value="0.982443722194782+0.0168344625688494i" calcext:value-type="string">
            <text:p>0.982443722194782+0.0168344625688494i</text:p>
          </table:table-cell>
          <table:table-cell table:formula="of:=IMPRODUCT([.$C$2];[.O121];IMDIV(1;[.P121]))" office:value-type="string" office:string-value="6.6971255022641+13.3720316269987i" calcext:value-type="string">
            <text:p>6.6971255022641+13.3720316269987i</text:p>
          </table:table-cell>
          <table:table-cell table:formula="of:=IMDIV(IMPRODUCT([.Q121];[.$F$10]);IMSUM([.Q121];[.$F$10]))" office:value-type="string" office:string-value="6.69891693292899+13.3733712969605i" calcext:value-type="string">
            <text:p>6.69891693292899+13.3733712969605i</text:p>
          </table:table-cell>
          <table:table-cell table:formula="of:=[.B121]" office:value-type="float" office:value="7104" calcext:value-type="float">
            <text:p>7104</text:p>
          </table:table-cell>
          <table:table-cell table:formula="of:=IMREAL([.R121])" office:value-type="float" office:value="6.69891693292899" calcext:value-type="float">
            <text:p>6.6989169329</text:p>
          </table:table-cell>
          <table:table-cell table:formula="of:=IMAGINARY([.R121])" office:value-type="float" office:value="13.3733712969605" calcext:value-type="float">
            <text:p>13.373371297</text:p>
          </table:table-cell>
          <table:table-cell table:formula="of:=IMABS([.R121])" office:value-type="float" office:value="14.9573576516927" calcext:value-type="float">
            <text:p>14.9573576517</text:p>
          </table:table-cell>
        </table:table-row>
        <table:table-row table:style-name="ro1">
          <table:table-cell/>
          <table:table-cell table:formula="of:=[.B121]+[.$C$11]" office:value-type="float" office:value="7108" calcext:value-type="float">
            <text:p>7108</text:p>
          </table:table-cell>
          <table:table-cell table:formula="of:=COMPLEX([.$C$3]/1000;6.284*[.B122]*[.$C$4]/1000)" office:value-type="string" office:string-value="1.7+189.833356i" calcext:value-type="string">
            <text:p>1.7+189.833356i</text:p>
          </table:table-cell>
          <table:table-cell table:formula="of:=COMPLEX(0;-1/6.284/[.B122]/[.$C$5]*1000000000)" office:value-type="string" office:string-value="-203.527791166288i" calcext:value-type="string">
            <text:p>-203.527791166288i</text:p>
          </table:table-cell>
          <table:table-cell table:formula="of:=IMSUM([.C122];[.D122])" office:value-type="string" office:string-value="1.7-13.694435166288i" calcext:value-type="string">
            <text:p>1.7-13.694435166288i</text:p>
          </table:table-cell>
          <table:table-cell table:formula="of:=IMDIV(1;[.E122])" office:value-type="string" office:string-value="0.00892727948039018+0.0719141470914921i" calcext:value-type="string">
            <text:p>0.00892727948039018+0.0719141470914921i</text:p>
          </table:table-cell>
          <table:table-cell table:formula="of:=COMPLEX(0;-1/6.284/[.B122]/[.$C$6]*1000)" office:value-type="string" office:string-value="-0.106609795372818i" calcext:value-type="string">
            <text:p>-0.106609795372818i</text:p>
          </table:table-cell>
          <table:table-cell table:formula="of:=COMPLEX(0;-1000000000/6.284/[.$F$12]/[.B122]+6.284*[.F$14]*[.B122]*0.001)" office:value-type="string" office:string-value="-19.7080567082917i" calcext:value-type="string">
            <text:p>-19.7080567082917i</text:p>
          </table:table-cell>
          <table:table-cell table:formula="of:=IMSUM(IMDIV(1;IMSUM([.F122];[.G122]));[.H122])" office:value-type="string" office:string-value="6.95550329800272+7.3243327869857i" calcext:value-type="string">
            <text:p>6.95550329800272+7.3243327869857i</text:p>
          </table:table-cell>
          <table:table-cell table:formula="of:=300000/[.B122]" office:value-type="float" office:value="42.2059651097355" calcext:value-type="float">
            <text:p>42.2059651097</text:p>
          </table:table-cell>
          <table:table-cell table:formula="of:=[.$C$1]/[.J122]*2*PI()" office:value-type="float" office:value="3.27513128531838" calcext:value-type="float">
            <text:p>3.2751312853</text:p>
          </table:table-cell>
          <table:table-cell table:formula="of:=COMPLEX(0;TAN([.K122]))" office:value-type="string" office:string-value="0.134338113768362i" calcext:value-type="string">
            <text:p>0.134338113768362i</text:p>
          </table:table-cell>
          <table:table-cell table:formula="of:=IMPRODUCT(IMDIV(IMSUB([.I122];[.$C$2]); IMSUM([.I122]; [.$C$2])); 1-[.$F$1])" office:value-type="string" office:string-value="-0.72719345967375+0.222112683649998i" calcext:value-type="string">
            <text:p>-0.72719345967375+0.222112683649998i</text:p>
          </table:table-cell>
          <table:table-cell table:formula="of:=IMDIV(IMSUM(1;[.M122]);IMSUB(1;[.M122]))" office:value-type="string" office:string-value="0.139110065960054+0.146486655739714i" calcext:value-type="string">
            <text:p>0.139110065960054+0.146486655739714i</text:p>
          </table:table-cell>
          <table:table-cell table:formula="of:=IMSUM([.N122];[.L122])" office:value-type="string" office:string-value="0.139110065960054+0.280824769508076i" calcext:value-type="string">
            <text:p>0.139110065960054+0.280824769508076i</text:p>
          </table:table-cell>
          <table:table-cell table:formula="of:=IMSUM(1;IMPRODUCT([.L122];[.N122]))" office:value-type="string" office:string-value="0.980321258975691+0.0186877838672661i" calcext:value-type="string">
            <text:p>0.980321258975691+0.0186877838672661i</text:p>
          </table:table-cell>
          <table:table-cell table:formula="of:=IMPRODUCT([.$C$2];[.O122];IMDIV(1;[.P122]))" office:value-type="string" office:string-value="7.36548993666374+14.1826913005216i" calcext:value-type="string">
            <text:p>7.36548993666374+14.1826913005216i</text:p>
          </table:table-cell>
          <table:table-cell table:formula="of:=IMDIV(IMPRODUCT([.Q122];[.$F$10]);IMSUM([.Q122];[.$F$10]))" office:value-type="string" office:string-value="7.36757961153648+14.1841603525536i" calcext:value-type="string">
            <text:p>7.36757961153648+14.1841603525536i</text:p>
          </table:table-cell>
          <table:table-cell table:formula="of:=[.B122]" office:value-type="float" office:value="7108" calcext:value-type="float">
            <text:p>7108</text:p>
          </table:table-cell>
          <table:table-cell table:formula="of:=IMREAL([.R122])" office:value-type="float" office:value="7.36757961153648" calcext:value-type="float">
            <text:p>7.3675796115</text:p>
          </table:table-cell>
          <table:table-cell table:formula="of:=IMAGINARY([.R122])" office:value-type="float" office:value="14.1841603525536" calcext:value-type="float">
            <text:p>14.1841603526</text:p>
          </table:table-cell>
          <table:table-cell table:formula="of:=IMABS([.R122])" office:value-type="float" office:value="15.9834800415705" calcext:value-type="float">
            <text:p>15.9834800416</text:p>
          </table:table-cell>
        </table:table-row>
        <table:table-row table:style-name="ro1">
          <table:table-cell/>
          <table:table-cell table:formula="of:=[.B122]+[.$C$11]" office:value-type="float" office:value="7112" calcext:value-type="float">
            <text:p>7112</text:p>
          </table:table-cell>
          <table:table-cell table:formula="of:=COMPLEX([.$C$3]/1000;6.284*[.B123]*[.$C$4]/1000)" office:value-type="string" office:string-value="1.7+189.940184i" calcext:value-type="string">
            <text:p>1.7+189.940184i</text:p>
          </table:table-cell>
          <table:table-cell table:formula="of:=COMPLEX(0;-1/6.284/[.B123]/[.$C$5]*1000000000)" office:value-type="string" office:string-value="-203.413321092516i" calcext:value-type="string">
            <text:p>-203.413321092516i</text:p>
          </table:table-cell>
          <table:table-cell table:formula="of:=IMSUM([.C123];[.D123])" office:value-type="string" office:string-value="1.7-13.473137092516i" calcext:value-type="string">
            <text:p>1.7-13.473137092516i</text:p>
          </table:table-cell>
          <table:table-cell table:formula="of:=IMDIV(1;[.E123])" office:value-type="string" office:string-value="0.00921831792209482+0.0730586241922239i" calcext:value-type="string">
            <text:p>0.00921831792209482+0.0730586241922239i</text:p>
          </table:table-cell>
          <table:table-cell table:formula="of:=COMPLEX(0;-1/6.284/[.B123]/[.$C$6]*1000)" office:value-type="string" office:string-value="-0.106549834857985i" calcext:value-type="string">
            <text:p>-0.106549834857985i</text:p>
          </table:table-cell>
          <table:table-cell table:formula="of:=COMPLEX(0;-1000000000/6.284/[.$F$12]/[.B123]+6.284*[.F$14]*[.B123]*0.001)" office:value-type="string" office:string-value="-19.6939568401768i" calcext:value-type="string">
            <text:p>-19.6939568401768i</text:p>
          </table:table-cell>
          <table:table-cell table:formula="of:=IMSUM(IMDIV(1;IMSUM([.F123];[.G123]));[.H123])" office:value-type="string" office:string-value="7.63966783136163+8.0618362360537i" calcext:value-type="string">
            <text:p>7.63966783136163+8.0618362360537i</text:p>
          </table:table-cell>
          <table:table-cell table:formula="of:=300000/[.B123]" office:value-type="float" office:value="42.1822272215973" calcext:value-type="float">
            <text:p>42.1822272216</text:p>
          </table:table-cell>
          <table:table-cell table:formula="of:=[.$C$1]/[.J123]*2*PI()" office:value-type="float" office:value="3.27697435300849" calcext:value-type="float">
            <text:p>3.276974353</text:p>
          </table:table-cell>
          <table:table-cell table:formula="of:=COMPLEX(0;TAN([.K123]))" office:value-type="string" office:string-value="0.136214909610181i" calcext:value-type="string">
            <text:p>0.136214909610181i</text:p>
          </table:table-cell>
          <table:table-cell table:formula="of:=IMPRODUCT(IMDIV(IMSUB([.I123];[.$C$2]); IMSUM([.I123]; [.$C$2])); 1-[.$F$1])" office:value-type="string" office:string-value="-0.701628162305268+0.238000115116868i" calcext:value-type="string">
            <text:p>-0.701628162305268+0.238000115116868i</text:p>
          </table:table-cell>
          <table:table-cell table:formula="of:=IMDIV(IMSUM(1;[.M123]);IMSUB(1;[.M123]))" office:value-type="string" office:string-value="0.152793356627232+0.161236724721074i" calcext:value-type="string">
            <text:p>0.152793356627232+0.161236724721074i</text:p>
          </table:table-cell>
          <table:table-cell table:formula="of:=IMSUM([.N123];[.L123])" office:value-type="string" office:string-value="0.152793356627232+0.297451634331255i" calcext:value-type="string">
            <text:p>0.152793356627232+0.297451634331255i</text:p>
          </table:table-cell>
          <table:table-cell table:formula="of:=IMSUM(1;IMPRODUCT([.L123];[.N123]))" office:value-type="string" office:string-value="0.978037154116277+0.0208127332620146i" calcext:value-type="string">
            <text:p>0.978037154116277+0.0208127332620146i</text:p>
          </table:table-cell>
          <table:table-cell table:formula="of:=IMPRODUCT([.$C$2];[.O123];IMDIV(1;[.P123]))" office:value-type="string" office:string-value="8.13113963902189+15.0335295691553i" calcext:value-type="string">
            <text:p>8.13113963902189+15.0335295691553i</text:p>
          </table:table-cell>
          <table:table-cell table:formula="of:=IMDIV(IMPRODUCT([.Q123];[.$F$10]);IMSUM([.Q123];[.$F$10]))" office:value-type="string" office:string-value="8.1335849556711+15.0351285424898i" calcext:value-type="string">
            <text:p>8.1335849556711+15.0351285424898i</text:p>
          </table:table-cell>
          <table:table-cell table:formula="of:=[.B123]" office:value-type="float" office:value="7112" calcext:value-type="float">
            <text:p>7112</text:p>
          </table:table-cell>
          <table:table-cell table:formula="of:=IMREAL([.R123])" office:value-type="float" office:value="8.1335849556711" calcext:value-type="float">
            <text:p>8.1335849557</text:p>
          </table:table-cell>
          <table:table-cell table:formula="of:=IMAGINARY([.R123])" office:value-type="float" office:value="15.0351285424898" calcext:value-type="float">
            <text:p>15.0351285425</text:p>
          </table:table-cell>
          <table:table-cell table:formula="of:=IMABS([.R123])" office:value-type="float" office:value="17.0941596611331" calcext:value-type="float">
            <text:p>17.0941596611</text:p>
          </table:table-cell>
        </table:table-row>
        <table:table-row table:style-name="ro1">
          <table:table-cell/>
          <table:table-cell table:formula="of:=[.B123]+[.$C$11]" office:value-type="float" office:value="7116" calcext:value-type="float">
            <text:p>7116</text:p>
          </table:table-cell>
          <table:table-cell table:formula="of:=COMPLEX([.$C$3]/1000;6.284*[.B124]*[.$C$4]/1000)" office:value-type="string" office:string-value="1.7+190.047012i" calcext:value-type="string">
            <text:p>1.7+190.047012i</text:p>
          </table:table-cell>
          <table:table-cell table:formula="of:=COMPLEX(0;-1/6.284/[.B124]/[.$C$5]*1000000000)" office:value-type="string" office:string-value="-203.298979709103i" calcext:value-type="string">
            <text:p>-203.298979709103i</text:p>
          </table:table-cell>
          <table:table-cell table:formula="of:=IMSUM([.C124];[.D124])" office:value-type="string" office:string-value="1.7-13.251967709103i" calcext:value-type="string">
            <text:p>1.7-13.251967709103i</text:p>
          </table:table-cell>
          <table:table-cell table:formula="of:=IMDIV(1;[.E124])" office:value-type="string" office:string-value="0.00952356152903439+0.0742387822696584i" calcext:value-type="string">
            <text:p>0.00952356152903439+0.0742387822696584i</text:p>
          </table:table-cell>
          <table:table-cell table:formula="of:=COMPLEX(0;-1/6.284/[.B124]/[.$C$6]*1000)" office:value-type="string" office:string-value="-0.106489941752387i" calcext:value-type="string">
            <text:p>-0.106489941752387i</text:p>
          </table:table-cell>
          <table:table-cell table:formula="of:=COMPLEX(0;-1000000000/6.284/[.$F$12]/[.B124]+6.284*[.F$14]*[.B124]*0.001)" office:value-type="string" office:string-value="-19.6798711280013i" calcext:value-type="string">
            <text:p>-19.6798711280013i</text:p>
          </table:table-cell>
          <table:table-cell table:formula="of:=IMSUM(IMDIV(1;IMSUM([.F124];[.G124]));[.H124])" office:value-type="string" office:string-value="8.42170362221333+8.8398907077595i" calcext:value-type="string">
            <text:p>8.42170362221333+8.8398907077595i</text:p>
          </table:table-cell>
          <table:table-cell table:formula="of:=300000/[.B124]" office:value-type="float" office:value="42.1585160202361" calcext:value-type="float">
            <text:p>42.1585160202</text:p>
          </table:table-cell>
          <table:table-cell table:formula="of:=[.$C$1]/[.J124]*2*PI()" office:value-type="float" office:value="3.2788174206986" calcext:value-type="float">
            <text:p>3.2788174207</text:p>
          </table:table-cell>
          <table:table-cell table:formula="of:=COMPLEX(0;TAN([.K124]))" office:value-type="string" office:string-value="0.138092648041283i" calcext:value-type="string">
            <text:p>0.138092648041283i</text:p>
          </table:table-cell>
          <table:table-cell table:formula="of:=IMPRODUCT(IMDIV(IMSUB([.I124];[.$C$2]); IMSUM([.I124]; [.$C$2])); 1-[.$F$1])" office:value-type="string" office:string-value="-0.673380183460715+0.253202098144547i" calcext:value-type="string">
            <text:p>-0.673380183460715+0.253202098144547i</text:p>
          </table:table-cell>
          <table:table-cell table:formula="of:=IMDIV(IMSUM(1;[.M124]);IMSUB(1;[.M124]))" office:value-type="string" office:string-value="0.168434072444266+0.176797814155191i" calcext:value-type="string">
            <text:p>0.168434072444266+0.176797814155191i</text:p>
          </table:table-cell>
          <table:table-cell table:formula="of:=IMSUM([.N124];[.L124])" office:value-type="string" office:string-value="0.168434072444266+0.314890462196474i" calcext:value-type="string">
            <text:p>0.168434072444266+0.314890462196474i</text:p>
          </table:table-cell>
          <table:table-cell table:formula="of:=IMSUM(1;IMPRODUCT([.L124];[.N124]))" office:value-type="string" office:string-value="0.975585521675399+0.023259507084206i" calcext:value-type="string">
            <text:p>0.975585521675399+0.023259507084206i</text:p>
          </table:table-cell>
          <table:table-cell table:formula="of:=IMPRODUCT([.$C$2];[.O124];IMDIV(1;[.P124]))" office:value-type="string" office:string-value="9.01210630819162+15.9236741568553i" calcext:value-type="string">
            <text:p>9.01210630819162+15.9236741568553i</text:p>
          </table:table-cell>
          <table:table-cell table:formula="of:=IMDIV(IMPRODUCT([.Q124];[.$F$10]);IMSUM([.Q124];[.$F$10]))" office:value-type="string" office:string-value="9.01497706623816+15.9253976432022i" calcext:value-type="string">
            <text:p>9.01497706623816+15.9253976432022i</text:p>
          </table:table-cell>
          <table:table-cell table:formula="of:=[.B124]" office:value-type="float" office:value="7116" calcext:value-type="float">
            <text:p>7116</text:p>
          </table:table-cell>
          <table:table-cell table:formula="of:=IMREAL([.R124])" office:value-type="float" office:value="9.01497706623816" calcext:value-type="float">
            <text:p>9.0149770662</text:p>
          </table:table-cell>
          <table:table-cell table:formula="of:=IMAGINARY([.R124])" office:value-type="float" office:value="15.9253976432022" calcext:value-type="float">
            <text:p>15.9253976432</text:p>
          </table:table-cell>
          <table:table-cell table:formula="of:=IMABS([.R124])" office:value-type="float" office:value="18.2999481310443" calcext:value-type="float">
            <text:p>18.299948131</text:p>
          </table:table-cell>
        </table:table-row>
        <table:table-row table:style-name="ro1">
          <table:table-cell/>
          <table:table-cell table:formula="of:=[.B124]+[.$C$11]" office:value-type="float" office:value="7120" calcext:value-type="float">
            <text:p>7120</text:p>
          </table:table-cell>
          <table:table-cell table:formula="of:=COMPLEX([.$C$3]/1000;6.284*[.B125]*[.$C$4]/1000)" office:value-type="string" office:string-value="1.7+190.15384i" calcext:value-type="string">
            <text:p>1.7+190.15384i</text:p>
          </table:table-cell>
          <table:table-cell table:formula="of:=COMPLEX(0;-1/6.284/[.B125]/[.$C$5]*1000000000)" office:value-type="string" office:string-value="-203.184766799154i" calcext:value-type="string">
            <text:p>-203.184766799154i</text:p>
          </table:table-cell>
          <table:table-cell table:formula="of:=IMSUM([.C125];[.D125])" office:value-type="string" office:string-value="1.7-13.030926799154i" calcext:value-type="string">
            <text:p>1.7-13.030926799154i</text:p>
          </table:table-cell>
          <table:table-cell table:formula="of:=IMDIV(1;[.E125])" office:value-type="string" office:string-value="0.00984394149141679+0.0754562829351806i" calcext:value-type="string">
            <text:p>0.00984394149141679+0.0754562829351806i</text:p>
          </table:table-cell>
          <table:table-cell table:formula="of:=COMPLEX(0;-1/6.284/[.B125]/[.$C$6]*1000)" office:value-type="string" office:string-value="-0.106430115942414i" calcext:value-type="string">
            <text:p>-0.106430115942414i</text:p>
          </table:table-cell>
          <table:table-cell table:formula="of:=COMPLEX(0;-1000000000/6.284/[.$F$12]/[.B125]+6.284*[.F$14]*[.B125]*0.001)" office:value-type="string" office:string-value="-19.6657995479069i" calcext:value-type="string">
            <text:p>-19.6657995479069i</text:p>
          </table:table-cell>
          <table:table-cell table:formula="of:=IMSUM(IMDIV(1;IMSUM([.F125];[.G125]));[.H125])" office:value-type="string" office:string-value="9.31942985778778+9.6576644720117i" calcext:value-type="string">
            <text:p>9.31942985778778+9.6576644720117i</text:p>
          </table:table-cell>
          <table:table-cell table:formula="of:=300000/[.B125]" office:value-type="float" office:value="42.1348314606742" calcext:value-type="float">
            <text:p>42.1348314607</text:p>
          </table:table-cell>
          <table:table-cell table:formula="of:=[.$C$1]/[.J125]*2*PI()" office:value-type="float" office:value="3.2806604883887" calcext:value-type="float">
            <text:p>3.2806604884</text:p>
          </table:table-cell>
          <table:table-cell table:formula="of:=COMPLEX(0;TAN([.K125]))" office:value-type="string" office:string-value="0.139971342538604i" calcext:value-type="string">
            <text:p>0.139971342538604i</text:p>
          </table:table-cell>
          <table:table-cell table:formula="of:=IMPRODUCT(IMDIV(IMSUB([.I125];[.$C$2]); IMSUM([.I125]; [.$C$2])); 1-[.$F$1])" office:value-type="string" office:string-value="-0.642257985067707+0.267372370811546i" calcext:value-type="string">
            <text:p>-0.642257985067707+0.267372370811546i</text:p>
          </table:table-cell>
          <table:table-cell table:formula="of:=IMDIV(IMSUM(1;[.M125]);IMSUB(1;[.M125]))" office:value-type="string" office:string-value="0.186388597155756+0.193153289440234i" calcext:value-type="string">
            <text:p>0.186388597155756+0.193153289440234i</text:p>
          </table:table-cell>
          <table:table-cell table:formula="of:=IMSUM([.N125];[.L125])" office:value-type="string" office:string-value="0.186388597155756+0.333124631978838i" calcext:value-type="string">
            <text:p>0.186388597155756+0.333124631978838i</text:p>
          </table:table-cell>
          <table:table-cell table:formula="of:=IMSUM(1;IMPRODUCT([.L125];[.N125]))" office:value-type="string" office:string-value="0.972964074761303+0.0260890621777782i" calcext:value-type="string">
            <text:p>0.972964074761303+0.0260890621777782i</text:p>
          </table:table-cell>
          <table:table-cell table:formula="of:=IMPRODUCT([.$C$2];[.O125];IMDIV(1;[.P125]))" office:value-type="string" office:string-value="10.0302094490485+16.850111187293i" calcext:value-type="string">
            <text:p>10.0302094490485+16.850111187293i</text:p>
          </table:table-cell>
          <table:table-cell table:formula="of:=IMDIV(IMPRODUCT([.Q125];[.$F$10]);IMSUM([.Q125];[.$F$10]))" office:value-type="string" office:string-value="10.0335904393217+16.8519443868551i" calcext:value-type="string">
            <text:p>10.0335904393217+16.8519443868551i</text:p>
          </table:table-cell>
          <table:table-cell table:formula="of:=[.B125]" office:value-type="float" office:value="7120" calcext:value-type="float">
            <text:p>7120</text:p>
          </table:table-cell>
          <table:table-cell table:formula="of:=IMREAL([.R125])" office:value-type="float" office:value="10.0335904393217" calcext:value-type="float">
            <text:p>10.0335904393</text:p>
          </table:table-cell>
          <table:table-cell table:formula="of:=IMAGINARY([.R125])" office:value-type="float" office:value="16.8519443868551" calcext:value-type="float">
            <text:p>16.8519443869</text:p>
          </table:table-cell>
          <table:table-cell table:formula="of:=IMABS([.R125])" office:value-type="float" office:value="19.6127755996367" calcext:value-type="float">
            <text:p>19.6127755996</text:p>
          </table:table-cell>
        </table:table-row>
        <table:table-row table:style-name="ro1">
          <table:table-cell/>
          <table:table-cell table:formula="of:=[.B125]+[.$C$11]" office:value-type="float" office:value="7124" calcext:value-type="float">
            <text:p>7124</text:p>
          </table:table-cell>
          <table:table-cell table:formula="of:=COMPLEX([.$C$3]/1000;6.284*[.B126]*[.$C$4]/1000)" office:value-type="string" office:string-value="1.7+190.260668i" calcext:value-type="string">
            <text:p>1.7+190.260668i</text:p>
          </table:table-cell>
          <table:table-cell table:formula="of:=COMPLEX(0;-1/6.284/[.B126]/[.$C$5]*1000000000)" office:value-type="string" office:string-value="-203.070682146263i" calcext:value-type="string">
            <text:p>-203.070682146263i</text:p>
          </table:table-cell>
          <table:table-cell table:formula="of:=IMSUM([.C126];[.D126])" office:value-type="string" office:string-value="1.7-12.810014146263i" calcext:value-type="string">
            <text:p>1.7-12.810014146263i</text:p>
          </table:table-cell>
          <table:table-cell table:formula="of:=IMDIV(1;[.E126])" office:value-type="string" office:string-value="0.0101804659808187+0.0767128901351982i" calcext:value-type="string">
            <text:p>0.0101804659808187+0.0767128901351982i</text:p>
          </table:table-cell>
          <table:table-cell table:formula="of:=COMPLEX(0;-1/6.284/[.B126]/[.$C$6]*1000)" office:value-type="string" office:string-value="-0.106370357314709i" calcext:value-type="string">
            <text:p>-0.106370357314709i</text:p>
          </table:table-cell>
          <table:table-cell table:formula="of:=COMPLEX(0;-1000000000/6.284/[.$F$12]/[.B126]+6.284*[.F$14]*[.B126]*0.001)" office:value-type="string" office:string-value="-19.6517420760889i" calcext:value-type="string">
            <text:p>-19.6517420760889i</text:p>
          </table:table-cell>
          <table:table-cell table:formula="of:=IMSUM(IMDIV(1;IMSUM([.F126];[.G126]));[.H126])" office:value-type="string" office:string-value="10.3543439198054+10.5122617667194i" calcext:value-type="string">
            <text:p>10.3543439198054+10.5122617667194i</text:p>
          </table:table-cell>
          <table:table-cell table:formula="of:=300000/[.B126]" office:value-type="float" office:value="42.1111734980348" calcext:value-type="float">
            <text:p>42.111173498</text:p>
          </table:table-cell>
          <table:table-cell table:formula="of:=[.$C$1]/[.J126]*2*PI()" office:value-type="float" office:value="3.28250355607881" calcext:value-type="float">
            <text:p>3.2825035561</text:p>
          </table:table-cell>
          <table:table-cell table:formula="of:=COMPLEX(0;TAN([.K126]))" office:value-type="string" office:string-value="0.14185100660581i" calcext:value-type="string">
            <text:p>0.14185100660581i</text:p>
          </table:table-cell>
          <table:table-cell table:formula="of:=IMPRODUCT(IMDIV(IMSUB([.I126];[.$C$2]); IMSUM([.I126]; [.$C$2])); 1-[.$F$1])" office:value-type="string" office:string-value="-0.60809645013433+0.280091369270887i" calcext:value-type="string">
            <text:p>-0.60809645013433+0.280091369270887i</text:p>
          </table:table-cell>
          <table:table-cell table:formula="of:=IMDIV(IMSUM(1;[.M126]);IMSUB(1;[.M126]))" office:value-type="string" office:string-value="0.207086878396108+0.210245235334388i" calcext:value-type="string">
            <text:p>0.207086878396108+0.210245235334388i</text:p>
          </table:table-cell>
          <table:table-cell table:formula="of:=IMSUM([.N126];[.L126])" office:value-type="string" office:string-value="0.207086878396108+0.352096241940198i" calcext:value-type="string">
            <text:p>0.207086878396108+0.352096241940198i</text:p>
          </table:table-cell>
          <table:table-cell table:formula="of:=IMSUM(1;IMPRODUCT([.L126];[.N126]))" office:value-type="string" office:string-value="0.970176501733742+0.0293754821553429i" calcext:value-type="string">
            <text:p>0.970176501733742+0.0293754821553429i</text:p>
          </table:table-cell>
          <table:table-cell table:formula="of:=IMPRODUCT([.$C$2];[.O126];IMDIV(1;[.P126]))" office:value-type="string" office:string-value="11.2117937282347+17.8065127526228i" calcext:value-type="string">
            <text:p>11.2117937282347+17.8065127526228i</text:p>
          </table:table-cell>
          <table:table-cell table:formula="of:=IMDIV(IMPRODUCT([.Q126];[.$F$10]);IMSUM([.Q126];[.$F$10]))" office:value-type="string" office:string-value="11.2157875528414+17.8084263405006i" calcext:value-type="string">
            <text:p>11.2157875528414+17.8084263405006i</text:p>
          </table:table-cell>
          <table:table-cell table:formula="of:=[.B126]" office:value-type="float" office:value="7124" calcext:value-type="float">
            <text:p>7124</text:p>
          </table:table-cell>
          <table:table-cell table:formula="of:=IMREAL([.R126])" office:value-type="float" office:value="11.2157875528414" calcext:value-type="float">
            <text:p>11.2157875528</text:p>
          </table:table-cell>
          <table:table-cell table:formula="of:=IMAGINARY([.R126])" office:value-type="float" office:value="17.8084263405006" calcext:value-type="float">
            <text:p>17.8084263405</text:p>
          </table:table-cell>
          <table:table-cell table:formula="of:=IMABS([.R126])" office:value-type="float" office:value="21.0459957986194" calcext:value-type="float">
            <text:p>21.0459957986</text:p>
          </table:table-cell>
        </table:table-row>
        <table:table-row table:style-name="ro1">
          <table:table-cell/>
          <table:table-cell table:formula="of:=[.B126]+[.$C$11]" office:value-type="float" office:value="7128" calcext:value-type="float">
            <text:p>7128</text:p>
          </table:table-cell>
          <table:table-cell table:formula="of:=COMPLEX([.$C$3]/1000;6.284*[.B127]*[.$C$4]/1000)" office:value-type="string" office:string-value="1.7+190.367496i" calcext:value-type="string">
            <text:p>1.7+190.367496i</text:p>
          </table:table-cell>
          <table:table-cell table:formula="of:=COMPLEX(0;-1/6.284/[.B127]/[.$C$5]*1000000000)" office:value-type="string" office:string-value="-202.956725534508i" calcext:value-type="string">
            <text:p>-202.956725534508i</text:p>
          </table:table-cell>
          <table:table-cell table:formula="of:=IMSUM([.C127];[.D127])" office:value-type="string" office:string-value="1.7-12.589229534508i" calcext:value-type="string">
            <text:p>1.7-12.589229534508i</text:p>
          </table:table-cell>
          <table:table-cell table:formula="of:=IMDIV(1;[.E127])" office:value-type="string" office:string-value="0.0105342278573884+0.0780104779208651i" calcext:value-type="string">
            <text:p>0.0105342278573884+0.0780104779208651i</text:p>
          </table:table-cell>
          <table:table-cell table:formula="of:=COMPLEX(0;-1/6.284/[.B127]/[.$C$6]*1000)" office:value-type="string" office:string-value="-0.106310665756171i" calcext:value-type="string">
            <text:p>-0.106310665756171i</text:p>
          </table:table-cell>
          <table:table-cell table:formula="of:=COMPLEX(0;-1000000000/6.284/[.$F$12]/[.B127]+6.284*[.F$14]*[.B127]*0.001)" office:value-type="string" office:string-value="-19.6376986887959i" calcext:value-type="string">
            <text:p>-19.6376986887959i</text:p>
          </table:table-cell>
          <table:table-cell table:formula="of:=IMSUM(IMDIV(1;IMSUM([.F127];[.G127]));[.H127])" office:value-type="string" office:string-value="11.5523277044635+11.3976129066357i" calcext:value-type="string">
            <text:p>11.5523277044635+11.3976129066357i</text:p>
          </table:table-cell>
          <table:table-cell table:formula="of:=300000/[.B127]" office:value-type="float" office:value="42.0875420875421" calcext:value-type="float">
            <text:p>42.0875420875</text:p>
          </table:table-cell>
          <table:table-cell table:formula="of:=[.$C$1]/[.J127]*2*PI()" office:value-type="float" office:value="3.28434662376891" calcext:value-type="float">
            <text:p>3.2843466238</text:p>
          </table:table-cell>
          <table:table-cell table:formula="of:=COMPLEX(0;TAN([.K127]))" office:value-type="string" office:string-value="0.143731653773685i" calcext:value-type="string">
            <text:p>0.143731653773685i</text:p>
          </table:table-cell>
          <table:table-cell table:formula="of:=IMPRODUCT(IMDIV(IMSUB([.I127];[.$C$2]); IMSUM([.I127]; [.$C$2])); 1-[.$F$1])" office:value-type="string" office:string-value="-0.570775586203551+0.290859708518279i" calcext:value-type="string">
            <text:p>-0.570775586203551+0.290859708518279i</text:p>
          </table:table-cell>
          <table:table-cell table:formula="of:=IMDIV(IMSUM(1;[.M127]);IMSUB(1;[.M127]))" office:value-type="string" office:string-value="0.231046554089271+0.227952258132714i" calcext:value-type="string">
            <text:p>0.231046554089271+0.227952258132714i</text:p>
          </table:table-cell>
          <table:table-cell table:formula="of:=IMSUM([.N127];[.L127])" office:value-type="string" office:string-value="0.231046554089271+0.371683911906399i" calcext:value-type="string">
            <text:p>0.231046554089271+0.371683911906399i</text:p>
          </table:table-cell>
          <table:table-cell table:formula="of:=IMSUM(1;IMPRODUCT([.L127];[.N127]))" office:value-type="string" office:string-value="0.967236044957139+0.0332087033179621i" calcext:value-type="string">
            <text:p>0.967236044957139+0.0332087033179621i</text:p>
          </table:table-cell>
          <table:table-cell table:formula="of:=IMPRODUCT([.$C$2];[.O127];IMDIV(1;[.P127]))" office:value-type="string" office:string-value="12.5884857009271+18.7815046835443i" calcext:value-type="string">
            <text:p>12.5884857009271+18.7815046835443i</text:p>
          </table:table-cell>
          <table:table-cell table:formula="of:=IMDIV(IMPRODUCT([.Q127];[.$F$10]);IMSUM([.Q127];[.$F$10]))" office:value-type="string" office:string-value="12.5932154951507+18.7834472218575i" calcext:value-type="string">
            <text:p>12.5932154951507+18.7834472218575i</text:p>
          </table:table-cell>
          <table:table-cell table:formula="of:=[.B127]" office:value-type="float" office:value="7128" calcext:value-type="float">
            <text:p>7128</text:p>
          </table:table-cell>
          <table:table-cell table:formula="of:=IMREAL([.R127])" office:value-type="float" office:value="12.5932154951507" calcext:value-type="float">
            <text:p>12.5932154952</text:p>
          </table:table-cell>
          <table:table-cell table:formula="of:=IMAGINARY([.R127])" office:value-type="float" office:value="18.7834472218575" calcext:value-type="float">
            <text:p>18.7834472219</text:p>
          </table:table-cell>
          <table:table-cell table:formula="of:=IMABS([.R127])" office:value-type="float" office:value="22.61430887831" calcext:value-type="float">
            <text:p>22.6143088783</text:p>
          </table:table-cell>
        </table:table-row>
        <table:table-row table:style-name="ro1">
          <table:table-cell/>
          <table:table-cell table:formula="of:=[.B127]+[.$C$11]" office:value-type="float" office:value="7132" calcext:value-type="float">
            <text:p>7132</text:p>
          </table:table-cell>
          <table:table-cell table:formula="of:=COMPLEX([.$C$3]/1000;6.284*[.B128]*[.$C$4]/1000)" office:value-type="string" office:string-value="1.7+190.474324i" calcext:value-type="string">
            <text:p>1.7+190.474324i</text:p>
          </table:table-cell>
          <table:table-cell table:formula="of:=COMPLEX(0;-1/6.284/[.B128]/[.$C$5]*1000000000)" office:value-type="string" office:string-value="-202.842896748454i" calcext:value-type="string">
            <text:p>-202.842896748454i</text:p>
          </table:table-cell>
          <table:table-cell table:formula="of:=IMSUM([.C128];[.D128])" office:value-type="string" office:string-value="1.7-12.368572748454i" calcext:value-type="string">
            <text:p>1.7-12.368572748454i</text:p>
          </table:table-cell>
          <table:table-cell table:formula="of:=IMDIV(1;[.E128])" office:value-type="string" office:string-value="0.0109064132854475+0.0793510389092724i" calcext:value-type="string">
            <text:p>0.0109064132854475+0.0793510389092724i</text:p>
          </table:table-cell>
          <table:table-cell table:formula="of:=COMPLEX(0;-1/6.284/[.B128]/[.$C$6]*1000)" office:value-type="string" office:string-value="-0.106251041153952i" calcext:value-type="string">
            <text:p>-0.106251041153952i</text:p>
          </table:table-cell>
          <table:table-cell table:formula="of:=COMPLEX(0;-1000000000/6.284/[.$F$12]/[.B128]+6.284*[.F$14]*[.B128]*0.001)" office:value-type="string" office:string-value="-19.62366936233i" calcext:value-type="string">
            <text:p>-19.62366936233i</text:p>
          </table:table-cell>
          <table:table-cell table:formula="of:=IMSUM(IMDIV(1;IMSUM([.F128];[.G128]));[.H128])" office:value-type="string" office:string-value="12.944376251122+12.3028440658536i" calcext:value-type="string">
            <text:p>12.944376251122+12.3028440658536i</text:p>
          </table:table-cell>
          <table:table-cell table:formula="of:=300000/[.B128]" office:value-type="float" office:value="42.0639371845205" calcext:value-type="float">
            <text:p>42.0639371845</text:p>
          </table:table-cell>
          <table:table-cell table:formula="of:=[.$C$1]/[.J128]*2*PI()" office:value-type="float" office:value="3.28618969145902" calcext:value-type="float">
            <text:p>3.2861896915</text:p>
          </table:table-cell>
          <table:table-cell table:formula="of:=COMPLEX(0;TAN([.K128]))" office:value-type="string" office:string-value="0.145613297600537i" calcext:value-type="string">
            <text:p>0.145613297600537i</text:p>
          </table:table-cell>
          <table:table-cell table:formula="of:=IMPRODUCT(IMDIV(IMSUB([.I128];[.$C$2]); IMSUM([.I128]; [.$C$2])); 1-[.$F$1])" office:value-type="string" office:string-value="-0.530244394272069+0.299095158084759i" calcext:value-type="string">
            <text:p>-0.530244394272069+0.299095158084759i</text:p>
          </table:table-cell>
          <table:table-cell table:formula="of:=IMDIV(IMSUM(1;[.M128]);IMSUB(1;[.M128]))" office:value-type="string" office:string-value="0.25888752502244+0.246056881317072i" calcext:value-type="string">
            <text:p>0.25888752502244+0.246056881317072i</text:p>
          </table:table-cell>
          <table:table-cell table:formula="of:=IMSUM([.N128];[.L128])" office:value-type="string" office:string-value="0.25888752502244+0.391670178917609i" calcext:value-type="string">
            <text:p>0.25888752502244+0.391670178917609i</text:p>
          </table:table-cell>
          <table:table-cell table:formula="of:=IMSUM(1;IMPRODUCT([.L128];[.N128]))" office:value-type="string" office:string-value="0.964170846114117+0.037697466226159i" calcext:value-type="string">
            <text:p>0.964170846114117+0.037697466226159i</text:p>
          </table:table-cell>
          <table:table-cell table:formula="of:=IMPRODUCT([.$C$2];[.O128];IMDIV(1;[.P128]))" office:value-type="string" office:string-value="14.1978285652799+19.7561322869553i" calcext:value-type="string">
            <text:p>14.1978285652799+19.7561322869553i</text:p>
          </table:table-cell>
          <table:table-cell table:formula="of:=IMDIV(IMPRODUCT([.Q128];[.$F$10]);IMSUM([.Q128];[.$F$10]))" office:value-type="string" office:string-value="14.2034398814516+19.7580191461789i" calcext:value-type="string">
            <text:p>14.2034398814516+19.7580191461789i</text:p>
          </table:table-cell>
          <table:table-cell table:formula="of:=[.B128]" office:value-type="float" office:value="7132" calcext:value-type="float">
            <text:p>7132</text:p>
          </table:table-cell>
          <table:table-cell table:formula="of:=IMREAL([.R128])" office:value-type="float" office:value="14.2034398814516" calcext:value-type="float">
            <text:p>14.2034398815</text:p>
          </table:table-cell>
          <table:table-cell table:formula="of:=IMAGINARY([.R128])" office:value-type="float" office:value="19.7580191461789" calcext:value-type="float">
            <text:p>19.7580191462</text:p>
          </table:table-cell>
          <table:table-cell table:formula="of:=IMABS([.R128])" office:value-type="float" office:value="24.333454852256" calcext:value-type="float">
            <text:p>24.3334548523</text:p>
          </table:table-cell>
        </table:table-row>
        <table:table-row table:style-name="ro1">
          <table:table-cell/>
          <table:table-cell table:formula="of:=[.B128]+[.$C$11]" office:value-type="float" office:value="7136" calcext:value-type="float">
            <text:p>7136</text:p>
          </table:table-cell>
          <table:table-cell table:formula="of:=COMPLEX([.$C$3]/1000;6.284*[.B129]*[.$C$4]/1000)" office:value-type="string" office:string-value="1.7+190.581152i" calcext:value-type="string">
            <text:p>1.7+190.581152i</text:p>
          </table:table-cell>
          <table:table-cell table:formula="of:=COMPLEX(0;-1/6.284/[.B129]/[.$C$5]*1000000000)" office:value-type="string" office:string-value="-202.729195573147i" calcext:value-type="string">
            <text:p>-202.729195573147i</text:p>
          </table:table-cell>
          <table:table-cell table:formula="of:=IMSUM([.C129];[.D129])" office:value-type="string" office:string-value="1.7-12.148043573147i" calcext:value-type="string">
            <text:p>1.7-12.148043573147i</text:p>
          </table:table-cell>
          <table:table-cell table:formula="of:=IMDIV(1;[.E129])" office:value-type="string" office:string-value="0.0112983113809494+0.0807366935051508i" calcext:value-type="string">
            <text:p>0.0112983113809494+0.0807366935051508i</text:p>
          </table:table-cell>
          <table:table-cell table:formula="of:=COMPLEX(0;-1/6.284/[.B129]/[.$C$6]*1000)" office:value-type="string" office:string-value="-0.106191483395458i" calcext:value-type="string">
            <text:p>-0.106191483395458i</text:p>
          </table:table-cell>
          <table:table-cell table:formula="of:=COMPLEX(0;-1000000000/6.284/[.$F$12]/[.B129]+6.284*[.F$14]*[.B129]*0.001)" office:value-type="string" office:string-value="-19.6096540730462i" calcext:value-type="string">
            <text:p>-19.6096540730462i</text:p>
          </table:table-cell>
          <table:table-cell table:formula="of:=IMSUM(IMDIV(1;IMSUM([.F129];[.G129]));[.H129])" office:value-type="string" office:string-value="14.5672228751613+13.2099049805075i" calcext:value-type="string">
            <text:p>14.5672228751613+13.2099049805075i</text:p>
          </table:table-cell>
          <table:table-cell table:formula="of:=300000/[.B129]" office:value-type="float" office:value="42.0403587443946" calcext:value-type="float">
            <text:p>42.0403587444</text:p>
          </table:table-cell>
          <table:table-cell table:formula="of:=[.$C$1]/[.J129]*2*PI()" office:value-type="float" office:value="3.28803275914913" calcext:value-type="float">
            <text:p>3.2880327591</text:p>
          </table:table-cell>
          <table:table-cell table:formula="of:=COMPLEX(0;TAN([.K129]))" office:value-type="string" office:string-value="0.1474959516726i" calcext:value-type="string">
            <text:p>0.1474959516726i</text:p>
          </table:table-cell>
          <table:table-cell table:formula="of:=IMPRODUCT(IMDIV(IMSUB([.I129];[.$C$2]); IMSUM([.I129]; [.$C$2])); 1-[.$F$1])" office:value-type="string" office:string-value="-0.486549908624692+0.304135475668237i" calcext:value-type="string">
            <text:p>-0.486549908624692+0.304135475668237i</text:p>
          </table:table-cell>
          <table:table-cell table:formula="of:=IMDIV(IMSUM(1;[.M129]);IMSUB(1;[.M129]))" office:value-type="string" office:string-value="0.291344457503226+0.26419809961015i" calcext:value-type="string">
            <text:p>0.291344457503226+0.26419809961015i</text:p>
          </table:table-cell>
          <table:table-cell table:formula="of:=IMSUM([.N129];[.L129])" office:value-type="string" office:string-value="0.291344457503226+0.41169405128275i" calcext:value-type="string">
            <text:p>0.291344457503226+0.41169405128275i</text:p>
          </table:table-cell>
          <table:table-cell table:formula="of:=IMSUM(1;IMPRODUCT([.L129];[.N129]))" office:value-type="string" office:string-value="0.961031849867908+0.0429721280239757i" calcext:value-type="string">
            <text:p>0.961031849867908+0.0429721280239757i</text:p>
          </table:table-cell>
          <table:table-cell table:formula="of:=IMPRODUCT([.$C$2];[.O129];IMDIV(1;[.P129]))" office:value-type="string" office:string-value="16.0834991254068+20.7002092421613i" calcext:value-type="string">
            <text:p>16.0834991254068+20.7002092421613i</text:p>
          </table:table-cell>
          <table:table-cell table:formula="of:=IMDIV(IMPRODUCT([.Q129];[.$F$10]);IMSUM([.Q129];[.$F$10]))" office:value-type="string" office:string-value="16.0901594796789+20.7019067364887i" calcext:value-type="string">
            <text:p>16.0901594796789+20.7019067364887i</text:p>
          </table:table-cell>
          <table:table-cell table:formula="of:=[.B129]" office:value-type="float" office:value="7136" calcext:value-type="float">
            <text:p>7136</text:p>
          </table:table-cell>
          <table:table-cell table:formula="of:=IMREAL([.R129])" office:value-type="float" office:value="16.0901594796789" calcext:value-type="float">
            <text:p>16.0901594797</text:p>
          </table:table-cell>
          <table:table-cell table:formula="of:=IMAGINARY([.R129])" office:value-type="float" office:value="20.7019067364887" calcext:value-type="float">
            <text:p>20.7019067365</text:p>
          </table:table-cell>
          <table:table-cell table:formula="of:=IMABS([.R129])" office:value-type="float" office:value="26.2194998924041" calcext:value-type="float">
            <text:p>26.2194998924</text:p>
          </table:table-cell>
        </table:table-row>
        <table:table-row table:style-name="ro1">
          <table:table-cell/>
          <table:table-cell table:formula="of:=[.B129]+[.$C$11]" office:value-type="float" office:value="7140" calcext:value-type="float">
            <text:p>7140</text:p>
          </table:table-cell>
          <table:table-cell table:formula="of:=COMPLEX([.$C$3]/1000;6.284*[.B130]*[.$C$4]/1000)" office:value-type="string" office:string-value="1.7+190.68798i" calcext:value-type="string">
            <text:p>1.7+190.68798i</text:p>
          </table:table-cell>
          <table:table-cell table:formula="of:=COMPLEX(0;-1/6.284/[.B130]/[.$C$5]*1000000000)" office:value-type="string" office:string-value="-202.615621794114i" calcext:value-type="string">
            <text:p>-202.615621794114i</text:p>
          </table:table-cell>
          <table:table-cell table:formula="of:=IMSUM([.C130];[.D130])" office:value-type="string" office:string-value="1.7-11.927641794114i" calcext:value-type="string">
            <text:p>1.7-11.927641794114i</text:p>
          </table:table-cell>
          <table:table-cell table:formula="of:=IMDIV(1;[.E130])" office:value-type="string" office:string-value="0.0117113250332203+0.0821696999592305i" calcext:value-type="string">
            <text:p>0.0117113250332203+0.0821696999592305i</text:p>
          </table:table-cell>
          <table:table-cell table:formula="of:=COMPLEX(0;-1/6.284/[.B130]/[.$C$6]*1000)" office:value-type="string" office:string-value="-0.106131992368346i" calcext:value-type="string">
            <text:p>-0.106131992368346i</text:p>
          </table:table-cell>
          <table:table-cell table:formula="of:=COMPLEX(0;-1000000000/6.284/[.$F$12]/[.B130]+6.284*[.F$14]*[.B130]*0.001)" office:value-type="string" office:string-value="-19.5956527973526i" calcext:value-type="string">
            <text:p>-19.5956527973526i</text:p>
          </table:table-cell>
          <table:table-cell table:formula="of:=IMSUM(IMDIV(1;IMSUM([.F130];[.G130]));[.H130])" office:value-type="string" office:string-value="16.4635990002712+14.0901660345785i" calcext:value-type="string">
            <text:p>16.4635990002712+14.0901660345785i</text:p>
          </table:table-cell>
          <table:table-cell table:formula="of:=300000/[.B130]" office:value-type="float" office:value="42.0168067226891" calcext:value-type="float">
            <text:p>42.0168067227</text:p>
          </table:table-cell>
          <table:table-cell table:formula="of:=[.$C$1]/[.J130]*2*PI()" office:value-type="float" office:value="3.28987582683923" calcext:value-type="float">
            <text:p>3.2898758268</text:p>
          </table:table-cell>
          <table:table-cell table:formula="of:=COMPLEX(0;TAN([.K130]))" office:value-type="string" office:string-value="0.149379629604432i" calcext:value-type="string">
            <text:p>0.149379629604432i</text:p>
          </table:table-cell>
          <table:table-cell table:formula="of:=IMPRODUCT(IMDIV(IMSUB([.I130];[.$C$2]); IMSUM([.I130]; [.$C$2])); 1-[.$F$1])" office:value-type="string" office:string-value="-0.439870516128178+0.305250015733537i" calcext:value-type="string">
            <text:p>-0.439870516128178+0.305250015733537i</text:p>
          </table:table-cell>
          <table:table-cell table:formula="of:=IMDIV(IMSUM(1;[.M130]);IMSUB(1;[.M130]))" office:value-type="string" office:string-value="0.329271980005424+0.28180332069157i" calcext:value-type="string">
            <text:p>0.329271980005424+0.28180332069157i</text:p>
          </table:table-cell>
          <table:table-cell table:formula="of:=IMSUM([.N130];[.L130])" office:value-type="string" office:string-value="0.329271980005424+0.431182950296002i" calcext:value-type="string">
            <text:p>0.329271980005424+0.431182950296002i</text:p>
          </table:table-cell>
          <table:table-cell table:formula="of:=IMSUM(1;IMPRODUCT([.L130];[.N130]))" office:value-type="string" office:string-value="0.957904324333794+0.0491865264123282i" calcext:value-type="string">
            <text:p>0.957904324333794+0.0491865264123282i</text:p>
          </table:table-cell>
          <table:table-cell table:formula="of:=IMPRODUCT([.$C$2];[.O130];IMDIV(1;[.P130]))" office:value-type="string" office:string-value="18.2945348817835+21.5671882533824i" calcext:value-type="string">
            <text:p>18.2945348817835+21.5671882533824i</text:p>
          </table:table-cell>
          <table:table-cell table:formula="of:=IMDIV(IMPRODUCT([.Q130];[.$F$10]);IMSUM([.Q130];[.$F$10]))" office:value-type="string" office:string-value="18.3024281350733+21.5684916395122i" calcext:value-type="string">
            <text:p>18.3024281350733+21.5684916395122i</text:p>
          </table:table-cell>
          <table:table-cell table:formula="of:=[.B130]" office:value-type="float" office:value="7140" calcext:value-type="float">
            <text:p>7140</text:p>
          </table:table-cell>
          <table:table-cell table:formula="of:=IMREAL([.R130])" office:value-type="float" office:value="18.3024281350733" calcext:value-type="float">
            <text:p>18.3024281351</text:p>
          </table:table-cell>
          <table:table-cell table:formula="of:=IMAGINARY([.R130])" office:value-type="float" office:value="21.5684916395122" calcext:value-type="float">
            <text:p>21.5684916395</text:p>
          </table:table-cell>
          <table:table-cell table:formula="of:=IMABS([.R130])" office:value-type="float" office:value="28.2874301986453" calcext:value-type="float">
            <text:p>28.2874301986</text:p>
          </table:table-cell>
        </table:table-row>
        <table:table-row table:style-name="ro1">
          <table:table-cell/>
          <table:table-cell table:formula="of:=[.B130]+[.$C$11]" office:value-type="float" office:value="7144" calcext:value-type="float">
            <text:p>7144</text:p>
          </table:table-cell>
          <table:table-cell table:formula="of:=COMPLEX([.$C$3]/1000;6.284*[.B131]*[.$C$4]/1000)" office:value-type="string" office:string-value="1.7+190.794808i" calcext:value-type="string">
            <text:p>1.7+190.794808i</text:p>
          </table:table-cell>
          <table:table-cell table:formula="of:=COMPLEX(0;-1/6.284/[.B131]/[.$C$5]*1000000000)" office:value-type="string" office:string-value="-202.502175197365i" calcext:value-type="string">
            <text:p>-202.502175197365i</text:p>
          </table:table-cell>
          <table:table-cell table:formula="of:=IMSUM([.C131];[.D131])" office:value-type="string" office:string-value="1.7-11.707367197365i" calcext:value-type="string">
            <text:p>1.7-11.707367197365i</text:p>
          </table:table-cell>
          <table:table-cell table:formula="of:=IMDIV(1;[.E131])" office:value-type="string" office:string-value="0.012146983065739+0.0836524653475179i" calcext:value-type="string">
            <text:p>0.012146983065739+0.0836524653475179i</text:p>
          </table:table-cell>
          <table:table-cell table:formula="of:=COMPLEX(0;-1/6.284/[.B131]/[.$C$6]*1000)" office:value-type="string" office:string-value="-0.106072567960525i" calcext:value-type="string">
            <text:p>-0.106072567960525i</text:p>
          </table:table-cell>
          <table:table-cell table:formula="of:=COMPLEX(0;-1000000000/6.284/[.$F$12]/[.B131]+6.284*[.F$14]*[.B131]*0.001)" office:value-type="string" office:string-value="-19.5816655117102i" calcext:value-type="string">
            <text:p>-19.5816655117102i</text:p>
          </table:table-cell>
          <table:table-cell table:formula="of:=IMSUM(IMDIV(1;IMSUM([.F131];[.G131]));[.H131])" office:value-type="string" office:string-value="18.6816249400339+14.8996493848781i" calcext:value-type="string">
            <text:p>18.6816249400339+14.8996493848781i</text:p>
          </table:table-cell>
          <table:table-cell table:formula="of:=300000/[.B131]" office:value-type="float" office:value="41.993281075028" calcext:value-type="float">
            <text:p>41.993281075</text:p>
          </table:table-cell>
          <table:table-cell table:formula="of:=[.$C$1]/[.J131]*2*PI()" office:value-type="float" office:value="3.29171889452934" calcext:value-type="float">
            <text:p>3.2917188945</text:p>
          </table:table-cell>
          <table:table-cell table:formula="of:=COMPLEX(0;TAN([.K131]))" office:value-type="string" office:string-value="0.151264345039324i" calcext:value-type="string">
            <text:p>0.151264345039324i</text:p>
          </table:table-cell>
          <table:table-cell table:formula="of:=IMPRODUCT(IMDIV(IMSUB([.I131];[.$C$2]); IMSUM([.I131]; [.$C$2])); 1-[.$F$1])" office:value-type="string" office:string-value="-0.390551292942256+0.301663315837651i" calcext:value-type="string">
            <text:p>-0.390551292942256+0.301663315837651i</text:p>
          </table:table-cell>
          <table:table-cell table:formula="of:=IMDIV(IMSUM(1;[.M131]);IMSUB(1;[.M131]))" office:value-type="string" office:string-value="0.373632498800677+0.297992987697561i" calcext:value-type="string">
            <text:p>0.373632498800677+0.297992987697561i</text:p>
          </table:table-cell>
          <table:table-cell table:formula="of:=IMSUM([.N131];[.L131])" office:value-type="string" office:string-value="0.373632498800677+0.449257332736885i" calcext:value-type="string">
            <text:p>0.373632498800677+0.449257332736885i</text:p>
          </table:table-cell>
          <table:table-cell table:formula="of:=IMSUM(1;IMPRODUCT([.L131];[.N131]))" office:value-type="string" office:string-value="0.954924285889617+0.0565172752164904i" calcext:value-type="string">
            <text:p>0.954924285889617+0.0565172752164904i</text:p>
          </table:table-cell>
          <table:table-cell table:formula="of:=IMPRODUCT([.$C$2];[.O131];IMDIV(1;[.P131]))" office:value-type="string" office:string-value="20.8825351425208+22.2872566605103i" calcext:value-type="string">
            <text:p>20.8825351425208+22.2872566605103i</text:p>
          </table:table-cell>
          <table:table-cell table:formula="of:=IMDIV(IMPRODUCT([.Q131];[.$F$10]);IMSUM([.Q131];[.$F$10]))" office:value-type="string" office:string-value="20.8918457253673+22.2878612723768i" calcext:value-type="string">
            <text:p>20.8918457253673+22.2878612723768i</text:p>
          </table:table-cell>
          <table:table-cell table:formula="of:=[.B131]" office:value-type="float" office:value="7144" calcext:value-type="float">
            <text:p>7144</text:p>
          </table:table-cell>
          <table:table-cell table:formula="of:=IMREAL([.R131])" office:value-type="float" office:value="20.8918457253673" calcext:value-type="float">
            <text:p>20.8918457254</text:p>
          </table:table-cell>
          <table:table-cell table:formula="of:=IMAGINARY([.R131])" office:value-type="float" office:value="22.2878612723768" calcext:value-type="float">
            <text:p>22.2878612724</text:p>
          </table:table-cell>
          <table:table-cell table:formula="of:=IMABS([.R131])" office:value-type="float" office:value="30.548616628405" calcext:value-type="float">
            <text:p>30.5486166284</text:p>
          </table:table-cell>
        </table:table-row>
        <table:table-row table:style-name="ro1">
          <table:table-cell/>
          <table:table-cell table:formula="of:=[.B131]+[.$C$11]" office:value-type="float" office:value="7148" calcext:value-type="float">
            <text:p>7148</text:p>
          </table:table-cell>
          <table:table-cell table:formula="of:=COMPLEX([.$C$3]/1000;6.284*[.B132]*[.$C$4]/1000)" office:value-type="string" office:string-value="1.7+190.901636i" calcext:value-type="string">
            <text:p>1.7+190.901636i</text:p>
          </table:table-cell>
          <table:table-cell table:formula="of:=COMPLEX(0;-1/6.284/[.B132]/[.$C$5]*1000000000)" office:value-type="string" office:string-value="-202.388855569387i" calcext:value-type="string">
            <text:p>-202.388855569387i</text:p>
          </table:table-cell>
          <table:table-cell table:formula="of:=IMSUM([.C132];[.D132])" office:value-type="string" office:string-value="1.7-11.487219569387i" calcext:value-type="string">
            <text:p>1.7-11.487219569387i</text:p>
          </table:table-cell>
          <table:table-cell table:formula="of:=IMDIV(1;[.E132])" office:value-type="string" office:string-value="0.0126069539269308+0.0851875575645881i" calcext:value-type="string">
            <text:p>0.0126069539269308+0.0851875575645881i</text:p>
          </table:table-cell>
          <table:table-cell table:formula="of:=COMPLEX(0;-1/6.284/[.B132]/[.$C$6]*1000)" office:value-type="string" office:string-value="-0.106013210060155i" calcext:value-type="string">
            <text:p>-0.106013210060155i</text:p>
          </table:table-cell>
          <table:table-cell table:formula="of:=COMPLEX(0;-1000000000/6.284/[.$F$12]/[.B132]+6.284*[.F$14]*[.B132]*0.001)" office:value-type="string" office:string-value="-19.5676921926325i" calcext:value-type="string">
            <text:p>-19.5676921926325i</text:p>
          </table:table-cell>
          <table:table-cell table:formula="of:=IMSUM(IMDIV(1;IMSUM([.F132];[.G132]));[.H132])" office:value-type="string" office:string-value="21.2724220649134+15.5726019839457i" calcext:value-type="string">
            <text:p>21.2724220649134+15.5726019839457i</text:p>
          </table:table-cell>
          <table:table-cell table:formula="of:=300000/[.B132]" office:value-type="float" office:value="41.9697817571349" calcext:value-type="float">
            <text:p>41.9697817571</text:p>
          </table:table-cell>
          <table:table-cell table:formula="of:=[.$C$1]/[.J132]*2*PI()" office:value-type="float" office:value="3.29356196221944" calcext:value-type="float">
            <text:p>3.2935619622</text:p>
          </table:table-cell>
          <table:table-cell table:formula="of:=COMPLEX(0;TAN([.K132]))" office:value-type="string" office:string-value="0.153150111649707i" calcext:value-type="string">
            <text:p>0.153150111649707i</text:p>
          </table:table-cell>
          <table:table-cell table:formula="of:=IMPRODUCT(IMDIV(IMSUB([.I132];[.$C$2]); IMSUM([.I132]; [.$C$2])); 1-[.$F$1])" office:value-type="string" office:string-value="-0.339137273153602+0.29259356077017i" calcext:value-type="string">
            <text:p>-0.339137273153602+0.29259356077017i</text:p>
          </table:table-cell>
          <table:table-cell table:formula="of:=IMDIV(IMSUM(1;[.M132]);IMSUB(1;[.M132]))" office:value-type="string" office:string-value="0.425448441298268+0.311452039678915i" calcext:value-type="string">
            <text:p>0.425448441298268+0.311452039678915i</text:p>
          </table:table-cell>
          <table:table-cell table:formula="of:=IMSUM([.N132];[.L132])" office:value-type="string" office:string-value="0.425448441298268+0.464602151328622i" calcext:value-type="string">
            <text:p>0.425448441298268+0.464602151328622i</text:p>
          </table:table-cell>
          <table:table-cell table:formula="of:=IMSUM(1;IMPRODUCT([.L132];[.N132]))" office:value-type="string" office:string-value="0.952301085349645+0.0651574762860236i" calcext:value-type="string">
            <text:p>0.952301085349645+0.0651574762860236i</text:p>
          </table:table-cell>
          <table:table-cell table:formula="of:=IMPRODUCT([.$C$2];[.O132];IMDIV(1;[.P132]))" office:value-type="string" office:string-value="23.8950935219579+22.7587303116055i" calcext:value-type="string">
            <text:p>23.8950935219579+22.7587303116055i</text:p>
          </table:table-cell>
          <table:table-cell table:formula="of:=IMDIV(IMPRODUCT([.Q132];[.$F$10]);IMSUM([.Q132];[.$F$10]))" office:value-type="string" office:string-value="23.9059724190976+22.7581974285864i" calcext:value-type="string">
            <text:p>23.9059724190976+22.7581974285864i</text:p>
          </table:table-cell>
          <table:table-cell table:formula="of:=[.B132]" office:value-type="float" office:value="7148" calcext:value-type="float">
            <text:p>7148</text:p>
          </table:table-cell>
          <table:table-cell table:formula="of:=IMREAL([.R132])" office:value-type="float" office:value="23.9059724190976" calcext:value-type="float">
            <text:p>23.9059724191</text:p>
          </table:table-cell>
          <table:table-cell table:formula="of:=IMAGINARY([.R132])" office:value-type="float" office:value="22.7581974285864" calcext:value-type="float">
            <text:p>22.7581974286</text:p>
          </table:table-cell>
          <table:table-cell table:formula="of:=IMABS([.R132])" office:value-type="float" office:value="33.0065306795666" calcext:value-type="float">
            <text:p>33.0065306796</text:p>
          </table:table-cell>
        </table:table-row>
        <table:table-row table:style-name="ro1">
          <table:table-cell/>
          <table:table-cell table:formula="of:=[.B132]+[.$C$11]" office:value-type="float" office:value="7152" calcext:value-type="float">
            <text:p>7152</text:p>
          </table:table-cell>
          <table:table-cell table:formula="of:=COMPLEX([.$C$3]/1000;6.284*[.B133]*[.$C$4]/1000)" office:value-type="string" office:string-value="1.7+191.008464i" calcext:value-type="string">
            <text:p>1.7+191.008464i</text:p>
          </table:table-cell>
          <table:table-cell table:formula="of:=COMPLEX(0;-1/6.284/[.B133]/[.$C$5]*1000000000)" office:value-type="string" office:string-value="-202.275662697144i" calcext:value-type="string">
            <text:p>-202.275662697144i</text:p>
          </table:table-cell>
          <table:table-cell table:formula="of:=IMSUM([.C133];[.D133])" office:value-type="string" office:string-value="1.7-11.267198697144i" calcext:value-type="string">
            <text:p>1.7-11.267198697144i</text:p>
          </table:table-cell>
          <table:table-cell table:formula="of:=IMDIV(1;[.E133])" office:value-type="string" office:string-value="0.0130930611327753+0.0867777184334309i" calcext:value-type="string">
            <text:p>0.0130930611327753+0.0867777184334309i</text:p>
          </table:table-cell>
          <table:table-cell table:formula="of:=COMPLEX(0;-1/6.284/[.B133]/[.$C$6]*1000)" office:value-type="string" office:string-value="-0.105953918555647i" calcext:value-type="string">
            <text:p>-0.105953918555647i</text:p>
          </table:table-cell>
          <table:table-cell table:formula="of:=COMPLEX(0;-1000000000/6.284/[.$F$12]/[.B133]+6.284*[.F$14]*[.B133]*0.001)" office:value-type="string" office:string-value="-19.5537328166859i" calcext:value-type="string">
            <text:p>-19.5537328166859i</text:p>
          </table:table-cell>
          <table:table-cell table:formula="of:=IMSUM(IMDIV(1;IMSUM([.F133];[.G133]));[.H133])" office:value-type="string" office:string-value="24.2844145710464+16.013411409008i" calcext:value-type="string">
            <text:p>24.2844145710464+16.013411409008i</text:p>
          </table:table-cell>
          <table:table-cell table:formula="of:=300000/[.B133]" office:value-type="float" office:value="41.9463087248322" calcext:value-type="float">
            <text:p>41.9463087248</text:p>
          </table:table-cell>
          <table:table-cell table:formula="of:=[.$C$1]/[.J133]*2*PI()" office:value-type="float" office:value="3.29540502990955" calcext:value-type="float">
            <text:p>3.2954050299</text:p>
          </table:table-cell>
          <table:table-cell table:formula="of:=COMPLEX(0;TAN([.K133]))" office:value-type="string" office:string-value="0.155036943137554i" calcext:value-type="string">
            <text:p>0.155036943137554i</text:p>
          </table:table-cell>
          <table:table-cell table:formula="of:=IMPRODUCT(IMDIV(IMSUB([.I133];[.$C$2]); IMSUM([.I133]; [.$C$2])); 1-[.$F$1])" office:value-type="string" office:string-value="-0.286398509840332+0.277307544159298i" calcext:value-type="string">
            <text:p>-0.286398509840332+0.277307544159298i</text:p>
          </table:table-cell>
          <table:table-cell table:formula="of:=IMDIV(IMSUM(1;[.M133]);IMSUB(1;[.M133]))" office:value-type="string" office:string-value="0.485688291420928+0.32026822818016i" calcext:value-type="string">
            <text:p>0.485688291420928+0.32026822818016i</text:p>
          </table:table-cell>
          <table:table-cell table:formula="of:=IMSUM([.N133];[.L133])" office:value-type="string" office:string-value="0.485688291420928+0.475305171317714i" calcext:value-type="string">
            <text:p>0.485688291420928+0.475305171317714i</text:p>
          </table:table-cell>
          <table:table-cell table:formula="of:=IMSUM(1;IMPRODUCT([.L133];[.N133]))" office:value-type="string" office:string-value="0.950346592918867+0.0752996280196022i" calcext:value-type="string">
            <text:p>0.950346592918867+0.0752996280196022i</text:p>
          </table:table-cell>
          <table:table-cell table:formula="of:=IMPRODUCT([.$C$2];[.O133];IMDIV(1;[.P133]))" office:value-type="string" office:string-value="27.3628312000155+22.8388755393943i" calcext:value-type="string">
            <text:p>27.3628312000155+22.8388755393943i</text:p>
          </table:table-cell>
          <table:table-cell table:formula="of:=IMDIV(IMPRODUCT([.Q133];[.$F$10]);IMSUM([.Q133];[.$F$10]))" office:value-type="string" office:string-value="27.3753322835344+22.83660047344i" calcext:value-type="string">
            <text:p>27.3753322835344+22.83660047344i</text:p>
          </table:table-cell>
          <table:table-cell table:formula="of:=[.B133]" office:value-type="float" office:value="7152" calcext:value-type="float">
            <text:p>7152</text:p>
          </table:table-cell>
          <table:table-cell table:formula="of:=IMREAL([.R133])" office:value-type="float" office:value="27.3753322835344" calcext:value-type="float">
            <text:p>27.3753322835</text:p>
          </table:table-cell>
          <table:table-cell table:formula="of:=IMAGINARY([.R133])" office:value-type="float" office:value="22.83660047344" calcext:value-type="float">
            <text:p>22.8366004734</text:p>
          </table:table-cell>
          <table:table-cell table:formula="of:=IMABS([.R133])" office:value-type="float" office:value="35.6499528585585" calcext:value-type="float">
            <text:p>35.6499528586</text:p>
          </table:table-cell>
        </table:table-row>
        <table:table-row table:style-name="ro1">
          <table:table-cell/>
          <table:table-cell table:formula="of:=[.B133]+[.$C$11]" office:value-type="float" office:value="7156" calcext:value-type="float">
            <text:p>7156</text:p>
          </table:table-cell>
          <table:table-cell table:formula="of:=COMPLEX([.$C$3]/1000;6.284*[.B134]*[.$C$4]/1000)" office:value-type="string" office:string-value="1.7+191.115292i" calcext:value-type="string">
            <text:p>1.7+191.115292i</text:p>
          </table:table-cell>
          <table:table-cell table:formula="of:=COMPLEX(0;-1/6.284/[.B134]/[.$C$5]*1000000000)" office:value-type="string" office:string-value="-202.162596368079i" calcext:value-type="string">
            <text:p>-202.162596368079i</text:p>
          </table:table-cell>
          <table:table-cell table:formula="of:=IMSUM([.C134];[.D134])" office:value-type="string" office:string-value="1.7-11.047304368079i" calcext:value-type="string">
            <text:p>1.7-11.047304368079i</text:p>
          </table:table-cell>
          <table:table-cell table:formula="of:=IMDIV(1;[.E134])" office:value-type="string" office:string-value="0.0136073007195057+0.0884258780449177i" calcext:value-type="string">
            <text:p>0.0136073007195057+0.0884258780449177i</text:p>
          </table:table-cell>
          <table:table-cell table:formula="of:=COMPLEX(0;-1/6.284/[.B134]/[.$C$6]*1000)" office:value-type="string" office:string-value="-0.105894693335661i" calcext:value-type="string">
            <text:p>-0.105894693335661i</text:p>
          </table:table-cell>
          <table:table-cell table:formula="of:=COMPLEX(0;-1000000000/6.284/[.$F$12]/[.B134]+6.284*[.F$14]*[.B134]*0.001)" office:value-type="string" office:string-value="-19.5397873604887i" calcext:value-type="string">
            <text:p>-19.5397873604887i</text:p>
          </table:table-cell>
          <table:table-cell table:formula="of:=IMSUM(IMDIV(1;IMSUM([.F134];[.G134]));[.H134])" office:value-type="string" office:string-value="27.7519830384192+16.0877243439485i" calcext:value-type="string">
            <text:p>27.7519830384192+16.0877243439485i</text:p>
          </table:table-cell>
          <table:table-cell table:formula="of:=300000/[.B134]" office:value-type="float" office:value="41.9228619340414" calcext:value-type="float">
            <text:p>41.922861934</text:p>
          </table:table-cell>
          <table:table-cell table:formula="of:=[.$C$1]/[.J134]*2*PI()" office:value-type="float" office:value="3.29724809759966" calcext:value-type="float">
            <text:p>3.2972480976</text:p>
          </table:table-cell>
          <table:table-cell table:formula="of:=COMPLEX(0;TAN([.K134]))" office:value-type="string" office:string-value="0.156924853234799i" calcext:value-type="string">
            <text:p>0.156924853234799i</text:p>
          </table:table-cell>
          <table:table-cell table:formula="of:=IMPRODUCT(IMDIV(IMSUB([.I134];[.$C$2]); IMSUM([.I134]; [.$C$2])); 1-[.$F$1])" office:value-type="string" office:string-value="-0.233339026372225+0.255191154019904i" calcext:value-type="string">
            <text:p>-0.233339026372225+0.255191154019904i</text:p>
          </table:table-cell>
          <table:table-cell table:formula="of:=IMDIV(IMSUM(1;[.M134]);IMSUB(1;[.M134]))" office:value-type="string" office:string-value="0.555039660768382+0.321754486878968i" calcext:value-type="string">
            <text:p>0.555039660768382+0.321754486878968i</text:p>
          </table:table-cell>
          <table:table-cell table:formula="of:=IMSUM([.N134];[.L134])" office:value-type="string" office:string-value="0.555039660768382+0.478679340113767i" calcext:value-type="string">
            <text:p>0.555039660768382+0.478679340113767i</text:p>
          </table:table-cell>
          <table:table-cell table:formula="of:=IMSUM(1;IMPRODUCT([.L134];[.N134]))" office:value-type="string" office:string-value="0.94950872436888+0.087099517305571i" calcext:value-type="string">
            <text:p>0.94950872436888+0.087099517305571i</text:p>
          </table:table-cell>
          <table:table-cell table:formula="of:=IMPRODUCT([.$C$2];[.O134];IMDIV(1;[.P134]))" office:value-type="string" office:string-value="31.2767845418646+22.3376295813599i" calcext:value-type="string">
            <text:p>31.2767845418646+22.3376295813599i</text:p>
          </table:table-cell>
          <table:table-cell table:formula="of:=IMDIV(IMPRODUCT([.Q134];[.$F$10]);IMSUM([.Q134];[.$F$10]))" office:value-type="string" office:string-value="31.2907592870786+22.3328314151711i" calcext:value-type="string">
            <text:p>31.2907592870786+22.3328314151711i</text:p>
          </table:table-cell>
          <table:table-cell table:formula="of:=[.B134]" office:value-type="float" office:value="7156" calcext:value-type="float">
            <text:p>7156</text:p>
          </table:table-cell>
          <table:table-cell table:formula="of:=IMREAL([.R134])" office:value-type="float" office:value="31.2907592870786" calcext:value-type="float">
            <text:p>31.2907592871</text:p>
          </table:table-cell>
          <table:table-cell table:formula="of:=IMAGINARY([.R134])" office:value-type="float" office:value="22.3328314151711" calcext:value-type="float">
            <text:p>22.3328314152</text:p>
          </table:table-cell>
          <table:table-cell table:formula="of:=IMABS([.R134])" office:value-type="float" office:value="38.4430354652224" calcext:value-type="float">
            <text:p>38.4430354652</text:p>
          </table:table-cell>
        </table:table-row>
        <table:table-row table:style-name="ro1">
          <table:table-cell/>
          <table:table-cell table:formula="of:=[.B134]+[.$C$11]" office:value-type="float" office:value="7160" calcext:value-type="float">
            <text:p>7160</text:p>
          </table:table-cell>
          <table:table-cell table:formula="of:=COMPLEX([.$C$3]/1000;6.284*[.B135]*[.$C$4]/1000)" office:value-type="string" office:string-value="1.7+191.22212i" calcext:value-type="string">
            <text:p>1.7+191.22212i</text:p>
          </table:table-cell>
          <table:table-cell table:formula="of:=COMPLEX(0;-1/6.284/[.B135]/[.$C$5]*1000000000)" office:value-type="string" office:string-value="-202.049656370108i" calcext:value-type="string">
            <text:p>-202.049656370108i</text:p>
          </table:table-cell>
          <table:table-cell table:formula="of:=IMSUM([.C135];[.D135])" office:value-type="string" office:string-value="1.7-10.827536370108i" calcext:value-type="string">
            <text:p>1.7-10.827536370108i</text:p>
          </table:table-cell>
          <table:table-cell table:formula="of:=IMDIV(1;[.E135])" office:value-type="string" office:string-value="0.0141518610078405+0.0901351704512387i" calcext:value-type="string">
            <text:p>0.0141518610078405+0.0901351704512387i</text:p>
          </table:table-cell>
          <table:table-cell table:formula="of:=COMPLEX(0;-1/6.284/[.B135]/[.$C$6]*1000)" office:value-type="string" office:string-value="-0.105835534289104i" calcext:value-type="string">
            <text:p>-0.105835534289104i</text:p>
          </table:table-cell>
          <table:table-cell table:formula="of:=COMPLEX(0;-1000000000/6.284/[.$F$12]/[.B135]+6.284*[.F$14]*[.B135]*0.001)" office:value-type="string" office:string-value="-19.5258558007119i" calcext:value-type="string">
            <text:p>-19.5258558007119i</text:p>
          </table:table-cell>
          <table:table-cell table:formula="of:=IMSUM(IMDIV(1;IMSUM([.F135];[.G135]));[.H135])" office:value-type="string" office:string-value="31.6754753450516+15.6155639305246i" calcext:value-type="string">
            <text:p>31.6754753450516+15.6155639305246i</text:p>
          </table:table-cell>
          <table:table-cell table:formula="of:=300000/[.B135]" office:value-type="float" office:value="41.8994413407821" calcext:value-type="float">
            <text:p>41.8994413408</text:p>
          </table:table-cell>
          <table:table-cell table:formula="of:=[.$C$1]/[.J135]*2*PI()" office:value-type="float" office:value="3.29909116528976" calcext:value-type="float">
            <text:p>3.2990911653</text:p>
          </table:table-cell>
          <table:table-cell table:formula="of:=COMPLEX(0;TAN([.K135]))" office:value-type="string" office:string-value="0.158813855703744i" calcext:value-type="string">
            <text:p>0.158813855703744i</text:p>
          </table:table-cell>
          <table:table-cell table:formula="of:=IMPRODUCT(IMDIV(IMSUB([.I135];[.$C$2]); IMSUM([.I135]; [.$C$2])); 1-[.$F$1])" office:value-type="string" office:string-value="-0.181181128706509+0.225830450951434i" calcext:value-type="string">
            <text:p>-0.181181128706509+0.225830450951434i</text:p>
          </table:table-cell>
          <table:table-cell table:formula="of:=IMDIV(IMSUM(1;[.M135]);IMSUB(1;[.M135]))" office:value-type="string" office:string-value="0.633509506901031+0.312311278610492i" calcext:value-type="string">
            <text:p>0.633509506901031+0.312311278610492i</text:p>
          </table:table-cell>
          <table:table-cell table:formula="of:=IMSUM([.N135];[.L135])" office:value-type="string" office:string-value="0.633509506901031+0.471125134314236i" calcext:value-type="string">
            <text:p>0.633509506901031+0.471125134314236i</text:p>
          </table:table-cell>
          <table:table-cell table:formula="of:=IMSUM(1;IMPRODUCT([.L135];[.N135]))" office:value-type="string" office:string-value="0.950400641664102+0.10061008741593i" calcext:value-type="string">
            <text:p>0.950400641664102+0.10061008741593i</text:p>
          </table:table-cell>
          <table:table-cell table:formula="of:=IMPRODUCT([.$C$2];[.O135];IMDIV(1;[.P135]))" office:value-type="string" office:string-value="35.5539371614579+21.0218418570662i" calcext:value-type="string">
            <text:p>35.5539371614579+21.0218418570662i</text:p>
          </table:table-cell>
          <table:table-cell table:formula="of:=IMDIV(IMPRODUCT([.Q135];[.$F$10]);IMSUM([.Q135];[.$F$10]))" office:value-type="string" office:string-value="35.5688857126395+21.0136130840141i" calcext:value-type="string">
            <text:p>35.5688857126395+21.0136130840141i</text:p>
          </table:table-cell>
          <table:table-cell table:formula="of:=[.B135]" office:value-type="float" office:value="7160" calcext:value-type="float">
            <text:p>7160</text:p>
          </table:table-cell>
          <table:table-cell table:formula="of:=IMREAL([.R135])" office:value-type="float" office:value="35.5688857126395" calcext:value-type="float">
            <text:p>35.5688857126</text:p>
          </table:table-cell>
          <table:table-cell table:formula="of:=IMAGINARY([.R135])" office:value-type="float" office:value="21.0136130840141" calcext:value-type="float">
            <text:p>21.013613084</text:p>
          </table:table-cell>
          <table:table-cell table:formula="of:=IMABS([.R135])" office:value-type="float" office:value="41.3124383894664" calcext:value-type="float">
            <text:p>41.3124383895</text:p>
          </table:table-cell>
        </table:table-row>
        <table:table-row table:style-name="ro1">
          <table:table-cell/>
          <table:table-cell table:formula="of:=[.B135]+[.$C$11]" office:value-type="float" office:value="7164" calcext:value-type="float">
            <text:p>7164</text:p>
          </table:table-cell>
          <table:table-cell table:formula="of:=COMPLEX([.$C$3]/1000;6.284*[.B136]*[.$C$4]/1000)" office:value-type="string" office:string-value="1.7+191.328948i" calcext:value-type="string">
            <text:p>1.7+191.328948i</text:p>
          </table:table-cell>
          <table:table-cell table:formula="of:=COMPLEX(0;-1/6.284/[.B136]/[.$C$5]*1000000000)" office:value-type="string" office:string-value="-201.936842491621i" calcext:value-type="string">
            <text:p>-201.936842491621i</text:p>
          </table:table-cell>
          <table:table-cell table:formula="of:=IMSUM([.C136];[.D136])" office:value-type="string" office:string-value="1.7-10.607894491621i" calcext:value-type="string">
            <text:p>1.7-10.607894491621i</text:p>
          </table:table-cell>
          <table:table-cell table:formula="of:=IMDIV(1;[.E136])" office:value-type="string" office:string-value="0.0147291450313267+0.0919089508494687i" calcext:value-type="string">
            <text:p>0.0147291450313267+0.0919089508494687i</text:p>
          </table:table-cell>
          <table:table-cell table:formula="of:=COMPLEX(0;-1/6.284/[.B136]/[.$C$6]*1000)" office:value-type="string" office:string-value="-0.105776441305135i" calcext:value-type="string">
            <text:p>-0.105776441305135i</text:p>
          </table:table-cell>
          <table:table-cell table:formula="of:=COMPLEX(0;-1000000000/6.284/[.$F$12]/[.B136]+6.284*[.F$14]*[.B136]*0.001)" office:value-type="string" office:string-value="-19.5119381140784i" calcext:value-type="string">
            <text:p>-19.5119381140784i</text:p>
          </table:table-cell>
          <table:table-cell table:formula="of:=IMSUM(IMDIV(1;IMSUM([.F136];[.G136]));[.H136])" office:value-type="string" office:string-value="35.9901402677261+14.3727799465617i" calcext:value-type="string">
            <text:p>35.9901402677261+14.3727799465617i</text:p>
          </table:table-cell>
          <table:table-cell table:formula="of:=300000/[.B136]" office:value-type="float" office:value="41.8760469011725" calcext:value-type="float">
            <text:p>41.8760469012</text:p>
          </table:table-cell>
          <table:table-cell table:formula="of:=[.$C$1]/[.J136]*2*PI()" office:value-type="float" office:value="3.30093423297987" calcext:value-type="float">
            <text:p>3.300934233</text:p>
          </table:table-cell>
          <table:table-cell table:formula="of:=COMPLEX(0;TAN([.K136]))" office:value-type="string" office:string-value="0.16070396433747i" calcext:value-type="string">
            <text:p>0.16070396433747i</text:p>
          </table:table-cell>
          <table:table-cell table:formula="of:=IMPRODUCT(IMDIV(IMSUB([.I136];[.$C$2]); IMSUM([.I136]; [.$C$2])); 1-[.$F$1])" office:value-type="string" office:string-value="-0.131318066500024+0.189093605019706i" calcext:value-type="string">
            <text:p>-0.131318066500024+0.189093605019706i</text:p>
          </table:table-cell>
          <table:table-cell table:formula="of:=IMDIV(IMSUM(1;[.M136]);IMSUB(1;[.M136]))" office:value-type="string" office:string-value="0.719802805354524+0.287455598931236i" calcext:value-type="string">
            <text:p>0.719802805354524+0.287455598931236i</text:p>
          </table:table-cell>
          <table:table-cell table:formula="of:=IMSUM([.N136];[.L136])" office:value-type="string" office:string-value="0.719802805354524+0.448159563268706i" calcext:value-type="string">
            <text:p>0.719802805354524+0.448159563268706i</text:p>
          </table:table-cell>
          <table:table-cell table:formula="of:=IMSUM(1;IMPRODUCT([.L136];[.N136]))" office:value-type="string" office:string-value="0.953804745680748+0.115675164361704i" calcext:value-type="string">
            <text:p>0.953804745680748+0.115675164361704i</text:p>
          </table:table-cell>
          <table:table-cell table:formula="of:=IMPRODUCT([.$C$2];[.O136];IMDIV(1;[.P136]))" office:value-type="string" office:string-value="39.994197618289+18.6428541700473i" calcext:value-type="string">
            <text:p>39.994197618289+18.6428541700473i</text:p>
          </table:table-cell>
          <table:table-cell table:formula="of:=IMDIV(IMPRODUCT([.Q136];[.$F$10]);IMSUM([.Q136];[.$F$10]))" office:value-type="string" office:string-value="40.0091076563609+18.6303259476815i" calcext:value-type="string">
            <text:p>40.0091076563609+18.6303259476815i</text:p>
          </table:table-cell>
          <table:table-cell table:formula="of:=[.B136]" office:value-type="float" office:value="7164" calcext:value-type="float">
            <text:p>7164</text:p>
          </table:table-cell>
          <table:table-cell table:formula="of:=IMREAL([.R136])" office:value-type="float" office:value="40.0091076563609" calcext:value-type="float">
            <text:p>40.0091076564</text:p>
          </table:table-cell>
          <table:table-cell table:formula="of:=IMAGINARY([.R136])" office:value-type="float" office:value="18.6303259476815" calcext:value-type="float">
            <text:p>18.6303259477</text:p>
          </table:table-cell>
          <table:table-cell table:formula="of:=IMABS([.R136])" office:value-type="float" office:value="44.1340881901409" calcext:value-type="float">
            <text:p>44.1340881901</text:p>
          </table:table-cell>
        </table:table-row>
        <table:table-row table:style-name="ro1">
          <table:table-cell/>
          <table:table-cell table:formula="of:=[.B136]+[.$C$11]" office:value-type="float" office:value="7168" calcext:value-type="float">
            <text:p>7168</text:p>
          </table:table-cell>
          <table:table-cell table:formula="of:=COMPLEX([.$C$3]/1000;6.284*[.B137]*[.$C$4]/1000)" office:value-type="string" office:string-value="1.7+191.435776i" calcext:value-type="string">
            <text:p>1.7+191.435776i</text:p>
          </table:table-cell>
          <table:table-cell table:formula="of:=COMPLEX(0;-1/6.284/[.B137]/[.$C$5]*1000000000)" office:value-type="string" office:string-value="-201.824154521481i" calcext:value-type="string">
            <text:p>-201.824154521481i</text:p>
          </table:table-cell>
          <table:table-cell table:formula="of:=IMSUM([.C137];[.D137])" office:value-type="string" office:string-value="1.7-10.388378521481i" calcext:value-type="string">
            <text:p>1.7-10.388378521481i</text:p>
          </table:table-cell>
          <table:table-cell table:formula="of:=IMDIV(1;[.E137])" office:value-type="string" office:string-value="0.0153417960423368+0.0937508144042082i" calcext:value-type="string">
            <text:p>0.0153417960423368+0.0937508144042082i</text:p>
          </table:table-cell>
          <table:table-cell table:formula="of:=COMPLEX(0;-1/6.284/[.B137]/[.$C$6]*1000)" office:value-type="string" office:string-value="-0.105717414273157i" calcext:value-type="string">
            <text:p>-0.105717414273157i</text:p>
          </table:table-cell>
          <table:table-cell table:formula="of:=COMPLEX(0;-1000000000/6.284/[.$F$12]/[.B137]+6.284*[.F$14]*[.B137]*0.001)" office:value-type="string" office:string-value="-19.4980342773629i" calcext:value-type="string">
            <text:p>-19.4980342773629i</text:p>
          </table:table-cell>
          <table:table-cell table:formula="of:=IMSUM(IMDIV(1;IMSUM([.F137];[.G137]));[.H137])" office:value-type="string" office:string-value="40.5256285455857+12.1119532302541i" calcext:value-type="string">
            <text:p>40.5256285455857+12.1119532302541i</text:p>
          </table:table-cell>
          <table:table-cell table:formula="of:=300000/[.B137]" office:value-type="float" office:value="41.8526785714286" calcext:value-type="float">
            <text:p>41.8526785714</text:p>
          </table:table-cell>
          <table:table-cell table:formula="of:=[.$C$1]/[.J137]*2*PI()" office:value-type="float" office:value="3.30277730066997" calcext:value-type="float">
            <text:p>3.3027773007</text:p>
          </table:table-cell>
          <table:table-cell table:formula="of:=COMPLEX(0;TAN([.K137]))" office:value-type="string" office:string-value="0.162595192960259i" calcext:value-type="string">
            <text:p>0.162595192960259i</text:p>
          </table:table-cell>
          <table:table-cell table:formula="of:=IMPRODUCT(IMDIV(IMSUB([.I137];[.$C$2]); IMSUM([.I137]; [.$C$2])); 1-[.$F$1])" office:value-type="string" office:string-value="-0.0852324460038301+0.14519959530945i" calcext:value-type="string">
            <text:p>-0.0852324460038301+0.14519959530945i</text:p>
          </table:table-cell>
          <table:table-cell table:formula="of:=IMDIV(IMSUM(1;[.M137]);IMSUB(1;[.M137]))" office:value-type="string" office:string-value="0.810512570911714+0.242239064605082i" calcext:value-type="string">
            <text:p>0.810512570911714+0.242239064605082i</text:p>
          </table:table-cell>
          <table:table-cell table:formula="of:=IMSUM([.N137];[.L137])" office:value-type="string" office:string-value="0.810512570911714+0.404834257565341i" calcext:value-type="string">
            <text:p>0.810512570911714+0.404834257565341i</text:p>
          </table:table-cell>
          <table:table-cell table:formula="of:=IMSUM(1;IMPRODUCT([.L137];[.N137]))" office:value-type="string" office:string-value="0.960613092548024+0.131785447864106i" calcext:value-type="string">
            <text:p>0.960613092548024+0.131785447864106i</text:p>
          </table:table-cell>
          <table:table-cell table:formula="of:=IMPRODUCT([.$C$2];[.O137];IMDIV(1;[.P137]))" office:value-type="string" office:string-value="44.2453198143593+15.0016939207195i" calcext:value-type="string">
            <text:p>44.2453198143593+15.0016939207195i</text:p>
          </table:table-cell>
          <table:table-cell table:formula="of:=IMDIV(IMPRODUCT([.Q137];[.$F$10]);IMSUM([.Q137];[.$F$10]))" office:value-type="string" office:string-value="44.2585893628594+14.9843593006827i" calcext:value-type="string">
            <text:p>44.2585893628594+14.9843593006827i</text:p>
          </table:table-cell>
          <table:table-cell table:formula="of:=[.B137]" office:value-type="float" office:value="7168" calcext:value-type="float">
            <text:p>7168</text:p>
          </table:table-cell>
          <table:table-cell table:formula="of:=IMREAL([.R137])" office:value-type="float" office:value="44.2585893628594" calcext:value-type="float">
            <text:p>44.2585893629</text:p>
          </table:table-cell>
          <table:table-cell table:formula="of:=IMAGINARY([.R137])" office:value-type="float" office:value="14.9843593006827" calcext:value-type="float">
            <text:p>14.9843593007</text:p>
          </table:table-cell>
          <table:table-cell table:formula="of:=IMABS([.R137])" office:value-type="float" office:value="46.7263710985795" calcext:value-type="float">
            <text:p>46.7263710986</text:p>
          </table:table-cell>
        </table:table-row>
        <table:table-row table:style-name="ro1">
          <table:table-cell/>
          <table:table-cell table:formula="of:=[.B137]+[.$C$11]" office:value-type="float" office:value="7172" calcext:value-type="float">
            <text:p>7172</text:p>
          </table:table-cell>
          <table:table-cell table:formula="of:=COMPLEX([.$C$3]/1000;6.284*[.B138]*[.$C$4]/1000)" office:value-type="string" office:string-value="1.7+191.542604i" calcext:value-type="string">
            <text:p>1.7+191.542604i</text:p>
          </table:table-cell>
          <table:table-cell table:formula="of:=COMPLEX(0;-1/6.284/[.B138]/[.$C$5]*1000000000)" office:value-type="string" office:string-value="-201.711592249021i" calcext:value-type="string">
            <text:p>-201.711592249021i</text:p>
          </table:table-cell>
          <table:table-cell table:formula="of:=IMSUM([.C138];[.D138])" office:value-type="string" office:string-value="1.7-10.168988249021i" calcext:value-type="string">
            <text:p>1.7-10.168988249021i</text:p>
          </table:table-cell>
          <table:table-cell table:formula="of:=IMDIV(1;[.E138])" office:value-type="string" office:string-value="0.0159927265818968+0.0956646168712439i" calcext:value-type="string">
            <text:p>0.0159927265818968+0.0956646168712439i</text:p>
          </table:table-cell>
          <table:table-cell table:formula="of:=COMPLEX(0;-1/6.284/[.B138]/[.$C$6]*1000)" office:value-type="string" office:string-value="-0.10565845308282i" calcext:value-type="string">
            <text:p>-0.10565845308282i</text:p>
          </table:table-cell>
          <table:table-cell table:formula="of:=COMPLEX(0;-1000000000/6.284/[.$F$12]/[.B138]+6.284*[.F$14]*[.B138]*0.001)" office:value-type="string" office:string-value="-19.4841442673923i" calcext:value-type="string">
            <text:p>-19.4841442673923i</text:p>
          </table:table-cell>
          <table:table-cell table:formula="of:=IMSUM(IMDIV(1;IMSUM([.F138];[.G138]));[.H138])" office:value-type="string" office:string-value="44.9683493194247+8.6165248400243i" calcext:value-type="string">
            <text:p>44.9683493194247+8.6165248400243i</text:p>
          </table:table-cell>
          <table:table-cell table:formula="of:=300000/[.B138]" office:value-type="float" office:value="41.8293363078639" calcext:value-type="float">
            <text:p>41.8293363079</text:p>
          </table:table-cell>
          <table:table-cell table:formula="of:=[.$C$1]/[.J138]*2*PI()" office:value-type="float" office:value="3.30462036836008" calcext:value-type="float">
            <text:p>3.3046203684</text:p>
          </table:table-cell>
          <table:table-cell table:formula="of:=COMPLEX(0;TAN([.K138]))" office:value-type="string" office:string-value="0.164487555428007i" calcext:value-type="string">
            <text:p>0.164487555428007i</text:p>
          </table:table-cell>
          <table:table-cell table:formula="of:=IMPRODUCT(IMDIV(IMSUB([.I138];[.$C$2]); IMSUM([.I138]; [.$C$2])); 1-[.$F$1])" office:value-type="string" office:string-value="-0.0443849958754291+0.094757562114104i" calcext:value-type="string">
            <text:p>-0.0443849958754291+0.094757562114104i</text:p>
          </table:table-cell>
          <table:table-cell table:formula="of:=IMDIV(IMSUM(1;[.M138]);IMSUB(1;[.M138]))" office:value-type="string" office:string-value="0.899366986388494+0.172330496800486i" calcext:value-type="string">
            <text:p>0.899366986388494+0.172330496800486i</text:p>
          </table:table-cell>
          <table:table-cell table:formula="of:=IMSUM([.N138];[.L138])" office:value-type="string" office:string-value="0.899366986388494+0.336818052228493i" calcext:value-type="string">
            <text:p>0.899366986388494+0.336818052228493i</text:p>
          </table:table-cell>
          <table:table-cell table:formula="of:=IMSUM(1;IMPRODUCT([.L138];[.N138]))" office:value-type="string" office:string-value="0.971653777855594+0.147934677023697i" calcext:value-type="string">
            <text:p>0.971653777855594+0.147934677023697i</text:p>
          </table:table-cell>
          <table:table-cell table:formula="of:=IMPRODUCT([.$C$2];[.O138];IMDIV(1;[.P138]))" office:value-type="string" office:string-value="47.8107909030641+10.0529930758773i" calcext:value-type="string">
            <text:p>47.8107909030641+10.0529930758773i</text:p>
          </table:table-cell>
          <table:table-cell table:formula="of:=IMDIV(IMPRODUCT([.Q138];[.$F$10]);IMSUM([.Q138];[.$F$10]))" office:value-type="string" office:string-value="47.820394346435+10.0311379781827i" calcext:value-type="string">
            <text:p>47.820394346435+10.0311379781827i</text:p>
          </table:table-cell>
          <table:table-cell table:formula="of:=[.B138]" office:value-type="float" office:value="7172" calcext:value-type="float">
            <text:p>7172</text:p>
          </table:table-cell>
          <table:table-cell table:formula="of:=IMREAL([.R138])" office:value-type="float" office:value="47.820394346435" calcext:value-type="float">
            <text:p>47.8203943464</text:p>
          </table:table-cell>
          <table:table-cell table:formula="of:=IMAGINARY([.R138])" office:value-type="float" office:value="10.0311379781827" calcext:value-type="float">
            <text:p>10.0311379782</text:p>
          </table:table-cell>
          <table:table-cell table:formula="of:=IMABS([.R138])" office:value-type="float" office:value="48.8611690873836" calcext:value-type="float">
            <text:p>48.8611690874</text:p>
          </table:table-cell>
        </table:table-row>
        <table:table-row table:style-name="ro1">
          <table:table-cell/>
          <table:table-cell table:formula="of:=[.B138]+[.$C$11]" office:value-type="float" office:value="7176" calcext:value-type="float">
            <text:p>7176</text:p>
          </table:table-cell>
          <table:table-cell table:formula="of:=COMPLEX([.$C$3]/1000;6.284*[.B139]*[.$C$4]/1000)" office:value-type="string" office:string-value="1.7+191.649432i" calcext:value-type="string">
            <text:p>1.7+191.649432i</text:p>
          </table:table-cell>
          <table:table-cell table:formula="of:=COMPLEX(0;-1/6.284/[.B139]/[.$C$5]*1000000000)" office:value-type="string" office:string-value="-201.599155464044i" calcext:value-type="string">
            <text:p>-201.599155464044i</text:p>
          </table:table-cell>
          <table:table-cell table:formula="of:=IMSUM([.C139];[.D139])" office:value-type="string" office:string-value="1.7-9.94972346404401i" calcext:value-type="string">
            <text:p>1.7-9.94972346404401i</text:p>
          </table:table-cell>
          <table:table-cell table:formula="of:=IMDIV(1;[.E139])" office:value-type="string" office:string-value="0.0166851516864054+0.0976544971972713i" calcext:value-type="string">
            <text:p>0.0166851516864054+0.0976544971972713i</text:p>
          </table:table-cell>
          <table:table-cell table:formula="of:=COMPLEX(0;-1/6.284/[.B139]/[.$C$6]*1000)" office:value-type="string" office:string-value="-0.105599557624023i" calcext:value-type="string">
            <text:p>-0.105599557624023i</text:p>
          </table:table-cell>
          <table:table-cell table:formula="of:=COMPLEX(0;-1000000000/6.284/[.$F$12]/[.B139]+6.284*[.F$14]*[.B139]*0.001)" office:value-type="string" office:string-value="-19.4702680610448i" calcext:value-type="string">
            <text:p>-19.4702680610448i</text:p>
          </table:table-cell>
          <table:table-cell table:formula="of:=IMSUM(IMDIV(1;IMSUM([.F139];[.G139]));[.H139])" office:value-type="string" office:string-value="48.8558096453224+3.7936714658717i" calcext:value-type="string">
            <text:p>48.8558096453224+3.7936714658717i</text:p>
          </table:table-cell>
          <table:table-cell table:formula="of:=300000/[.B139]" office:value-type="float" office:value="41.8060200668896" calcext:value-type="float">
            <text:p>41.8060200669</text:p>
          </table:table-cell>
          <table:table-cell table:formula="of:=[.$C$1]/[.J139]*2*PI()" office:value-type="float" office:value="3.30646343605019" calcext:value-type="float">
            <text:p>3.3064634361</text:p>
          </table:table-cell>
          <table:table-cell table:formula="of:=COMPLEX(0;TAN([.K139]))" office:value-type="string" office:string-value="0.166381065628644i" calcext:value-type="string">
            <text:p>0.166381065628644i</text:p>
          </table:table-cell>
          <table:table-cell table:formula="of:=IMPRODUCT(IMDIV(IMSUB([.I139];[.$C$2]); IMSUM([.I139]; [.$C$2])); 1-[.$F$1])" office:value-type="string" office:string-value="-0.0100867785997432+0.03876289520845i" calcext:value-type="string">
            <text:p>-0.0100867785997432+0.03876289520845i</text:p>
          </table:table-cell>
          <table:table-cell table:formula="of:=IMDIV(IMSUM(1;[.M139]);IMSUB(1;[.M139]))" office:value-type="string" office:string-value="0.977116192906451+0.0758734293174344i" calcext:value-type="string">
            <text:p>0.977116192906451+0.0758734293174344i</text:p>
          </table:table-cell>
          <table:table-cell table:formula="of:=IMSUM([.N139];[.L139])" office:value-type="string" office:string-value="0.977116192906451+0.242254494946078i" calcext:value-type="string">
            <text:p>0.977116192906451+0.242254494946078i</text:p>
          </table:table-cell>
          <table:table-cell table:formula="of:=IMSUM(1;IMPRODUCT([.L139];[.N139]))" office:value-type="string" office:string-value="0.987376097977266+0.162573633418779i" calcext:value-type="string">
            <text:p>0.987376097977266+0.162573633418779i</text:p>
          </table:table-cell>
          <table:table-cell table:formula="of:=IMPRODUCT([.$C$2];[.O139];IMDIV(1;[.P139]))" office:value-type="string" office:string-value="50.1409919316606+4.01176564215689i" calcext:value-type="string">
            <text:p>50.1409919316606+4.01176564215689i</text:p>
          </table:table-cell>
          <table:table-cell table:formula="of:=IMDIV(IMPRODUCT([.Q139];[.$F$10]);IMSUM([.Q139];[.$F$10]))" office:value-type="string" office:string-value="50.1450026838636+3.98678213092769i" calcext:value-type="string">
            <text:p>50.1450026838636+3.98678213092769i</text:p>
          </table:table-cell>
          <table:table-cell table:formula="of:=[.B139]" office:value-type="float" office:value="7176" calcext:value-type="float">
            <text:p>7176</text:p>
          </table:table-cell>
          <table:table-cell table:formula="of:=IMREAL([.R139])" office:value-type="float" office:value="50.1450026838636" calcext:value-type="float">
            <text:p>50.1450026839</text:p>
          </table:table-cell>
          <table:table-cell table:formula="of:=IMAGINARY([.R139])" office:value-type="float" office:value="3.98678213092769" calcext:value-type="float">
            <text:p>3.9867821309</text:p>
          </table:table-cell>
          <table:table-cell table:formula="of:=IMABS([.R139])" office:value-type="float" office:value="50.3032377280446" calcext:value-type="float">
            <text:p>50.303237728</text:p>
          </table:table-cell>
        </table:table-row>
        <table:table-row table:style-name="ro1">
          <table:table-cell/>
          <table:table-cell table:formula="of:=[.B139]+[.$C$11]" office:value-type="float" office:value="7180" calcext:value-type="float">
            <text:p>7180</text:p>
          </table:table-cell>
          <table:table-cell table:formula="of:=COMPLEX([.$C$3]/1000;6.284*[.B140]*[.$C$4]/1000)" office:value-type="string" office:string-value="1.7+191.75626i" calcext:value-type="string">
            <text:p>1.7+191.75626i</text:p>
          </table:table-cell>
          <table:table-cell table:formula="of:=COMPLEX(0;-1/6.284/[.B140]/[.$C$5]*1000000000)" office:value-type="string" office:string-value="-201.486843956821i" calcext:value-type="string">
            <text:p>-201.486843956821i</text:p>
          </table:table-cell>
          <table:table-cell table:formula="of:=IMSUM([.C140];[.D140])" office:value-type="string" office:string-value="1.7-9.73058395682099i" calcext:value-type="string">
            <text:p>1.7-9.73058395682099i</text:p>
          </table:table-cell>
          <table:table-cell table:formula="of:=IMDIV(1;[.E140])" office:value-type="string" office:string-value="0.0174226269085453+0.099724902283511i" calcext:value-type="string">
            <text:p>0.0174226269085453+0.099724902283511i</text:p>
          </table:table-cell>
          <table:table-cell table:formula="of:=COMPLEX(0;-1/6.284/[.B140]/[.$C$6]*1000)" office:value-type="string" office:string-value="-0.105540727786906i" calcext:value-type="string">
            <text:p>-0.105540727786906i</text:p>
          </table:table-cell>
          <table:table-cell table:formula="of:=COMPLEX(0;-1000000000/6.284/[.$F$12]/[.B140]+6.284*[.F$14]*[.B140]*0.001)" office:value-type="string" office:string-value="-19.4564056352503i" calcext:value-type="string">
            <text:p>-19.4564056352503i</text:p>
          </table:table-cell>
          <table:table-cell table:formula="of:=IMSUM(IMDIV(1;IMSUM([.F140];[.G140]));[.H140])" office:value-type="string" office:string-value="51.6422215755881-2.2177796308118i" calcext:value-type="string">
            <text:p>51.6422215755881-2.2177796308118i</text:p>
          </table:table-cell>
          <table:table-cell table:formula="of:=300000/[.B140]" office:value-type="float" office:value="41.7827298050139" calcext:value-type="float">
            <text:p>41.782729805</text:p>
          </table:table-cell>
          <table:table-cell table:formula="of:=[.$C$1]/[.J140]*2*PI()" office:value-type="float" office:value="3.30830650374029" calcext:value-type="float">
            <text:p>3.3083065037</text:p>
          </table:table-cell>
          <table:table-cell table:formula="of:=COMPLEX(0;TAN([.K140]))" office:value-type="string" office:string-value="0.168275737482556i" calcext:value-type="string">
            <text:p>0.168275737482556i</text:p>
          </table:table-cell>
          <table:table-cell table:formula="of:=IMPRODUCT(IMDIV(IMSUB([.I140];[.$C$2]); IMSUM([.I140]; [.$C$2])); 1-[.$F$1])" office:value-type="string" office:string-value="0.0166250582769631-0.0214567222301632i" calcext:value-type="string">
            <text:p>0.0166250582769631-0.0214567222301632i</text:p>
          </table:table-cell>
          <table:table-cell table:formula="of:=IMDIV(IMSUM(1;[.M140]);IMSUB(1;[.M140]))" office:value-type="string" office:string-value="1.03284443151176-0.044355592616236i" calcext:value-type="string">
            <text:p>1.03284443151176-0.044355592616236i</text:p>
          </table:table-cell>
          <table:table-cell table:formula="of:=IMSUM([.N140];[.L140])" office:value-type="string" office:string-value="1.03284443151176+0.12392014486632i" calcext:value-type="string">
            <text:p>1.03284443151176+0.12392014486632i</text:p>
          </table:table-cell>
          <table:table-cell table:formula="of:=IMSUM(1;IMPRODUCT([.L140];[.N140]))" office:value-type="string" office:string-value="1.00746397005897+0.173802658417393i" calcext:value-type="string">
            <text:p>1.00746397005897+0.173802658417393i</text:p>
          </table:table-cell>
          <table:table-cell table:formula="of:=IMPRODUCT([.$C$2];[.O140];IMDIV(1;[.P140]))" office:value-type="string" office:string-value="50.8084736067499-2.61512135219372i" calcext:value-type="string">
            <text:p>50.8084736067499-2.61512135219372i</text:p>
          </table:table-cell>
          <table:table-cell table:formula="of:=IMDIV(IMPRODUCT([.Q140];[.$F$10]);IMSUM([.Q140];[.$F$10]))" office:value-type="string" office:string-value="50.8058031628322-2.640866200877i" calcext:value-type="string">
            <text:p>50.8058031628322-2.640866200877i</text:p>
          </table:table-cell>
          <table:table-cell table:formula="of:=[.B140]" office:value-type="float" office:value="7180" calcext:value-type="float">
            <text:p>7180</text:p>
          </table:table-cell>
          <table:table-cell table:formula="of:=IMREAL([.R140])" office:value-type="float" office:value="50.8058031628322" calcext:value-type="float">
            <text:p>50.8058031628</text:p>
          </table:table-cell>
          <table:table-cell table:formula="of:=IMAGINARY([.R140])" office:value-type="float" office:value="-2.640866200877" calcext:value-type="float">
            <text:p>-2.6408662009</text:p>
          </table:table-cell>
          <table:table-cell table:formula="of:=IMABS([.R140])" office:value-type="float" office:value="50.8743924711773" calcext:value-type="float">
            <text:p>50.8743924712</text:p>
          </table:table-cell>
        </table:table-row>
        <table:table-row table:style-name="ro1">
          <table:table-cell/>
          <table:table-cell table:formula="of:=[.B140]+[.$C$11]" office:value-type="float" office:value="7184" calcext:value-type="float">
            <text:p>7184</text:p>
          </table:table-cell>
          <table:table-cell table:formula="of:=COMPLEX([.$C$3]/1000;6.284*[.B141]*[.$C$4]/1000)" office:value-type="string" office:string-value="1.7+191.863088i" calcext:value-type="string">
            <text:p>1.7+191.863088i</text:p>
          </table:table-cell>
          <table:table-cell table:formula="of:=COMPLEX(0;-1/6.284/[.B141]/[.$C$5]*1000000000)" office:value-type="string" office:string-value="-201.374657518092i" calcext:value-type="string">
            <text:p>-201.374657518092i</text:p>
          </table:table-cell>
          <table:table-cell table:formula="of:=IMSUM([.C141];[.D141])" office:value-type="string" office:string-value="1.7-9.51156951809199i" calcext:value-type="string">
            <text:p>1.7-9.51156951809199i</text:p>
          </table:table-cell>
          <table:table-cell table:formula="of:=IMDIV(1;[.E141])" office:value-type="string" office:string-value="0.0182090919549855+0.101880614112456i" calcext:value-type="string">
            <text:p>0.0182090919549855+0.101880614112456i</text:p>
          </table:table-cell>
          <table:table-cell table:formula="of:=COMPLEX(0;-1/6.284/[.B141]/[.$C$6]*1000)" office:value-type="string" office:string-value="-0.105481963461858i" calcext:value-type="string">
            <text:p>-0.105481963461858i</text:p>
          </table:table-cell>
          <table:table-cell table:formula="of:=COMPLEX(0;-1000000000/6.284/[.$F$12]/[.B141]+6.284*[.F$14]*[.B141]*0.001)" office:value-type="string" office:string-value="-19.4425569669902i" calcext:value-type="string">
            <text:p>-19.4425569669902i</text:p>
          </table:table-cell>
          <table:table-cell table:formula="of:=IMSUM(IMDIV(1;IMSUM([.F141];[.G141]));[.H141])" office:value-type="string" office:string-value="52.8503293603681-8.9899490210167i" calcext:value-type="string">
            <text:p>52.8503293603681-8.9899490210167i</text:p>
          </table:table-cell>
          <table:table-cell table:formula="of:=300000/[.B141]" office:value-type="float" office:value="41.7594654788419" calcext:value-type="float">
            <text:p>41.7594654788</text:p>
          </table:table-cell>
          <table:table-cell table:formula="of:=[.$C$1]/[.J141]*2*PI()" office:value-type="float" office:value="3.3101495714304" calcext:value-type="float">
            <text:p>3.3101495714</text:p>
          </table:table-cell>
          <table:table-cell table:formula="of:=COMPLEX(0;TAN([.K141]))" office:value-type="string" office:string-value="0.170171584943011i" calcext:value-type="string">
            <text:p>0.170171584943011i</text:p>
          </table:table-cell>
          <table:table-cell table:formula="of:=IMPRODUCT(IMDIV(IMSUB([.I141];[.$C$2]); IMSUM([.I141]; [.$C$2])); 1-[.$F$1])" office:value-type="string" office:string-value="0.0350854832480274-0.0843413178079896i" calcext:value-type="string">
            <text:p>0.0350854832480274-0.0843413178079896i</text:p>
          </table:table-cell>
          <table:table-cell table:formula="of:=IMDIV(IMSUM(1;[.M141]);IMSUB(1;[.M141]))" office:value-type="string" office:string-value="1.05700658720736-0.179798980420334i" calcext:value-type="string">
            <text:p>1.05700658720736-0.179798980420334i</text:p>
          </table:table-cell>
          <table:table-cell table:formula="of:=IMSUM([.N141];[.L141])" office:value-type="string" office:string-value="1.05700658720736-0.00962739547732311i" calcext:value-type="string">
            <text:p>1.05700658720736-0.00962739547732311i</text:p>
          </table:table-cell>
          <table:table-cell table:formula="of:=IMSUM(1;IMPRODUCT([.L141];[.N141]))" office:value-type="string" office:string-value="1.03059667746927+0.179872486240279i" calcext:value-type="string">
            <text:p>1.03059667746927+0.179872486240279i</text:p>
          </table:table-cell>
          <table:table-cell table:formula="of:=IMPRODUCT([.$C$2];[.O141];IMDIV(1;[.P141]))" office:value-type="string" office:string-value="49.6862516032839-9.13893823608773i" calcext:value-type="string">
            <text:p>49.6862516032839-9.13893823608773i</text:p>
          </table:table-cell>
          <table:table-cell table:formula="of:=IMDIV(IMPRODUCT([.Q141];[.$F$10]);IMSUM([.Q141];[.$F$10]))" office:value-type="string" office:string-value="49.6771589036689-9.16278381155249i" calcext:value-type="string">
            <text:p>49.6771589036689-9.16278381155249i</text:p>
          </table:table-cell>
          <table:table-cell table:formula="of:=[.B141]" office:value-type="float" office:value="7184" calcext:value-type="float">
            <text:p>7184</text:p>
          </table:table-cell>
          <table:table-cell table:formula="of:=IMREAL([.R141])" office:value-type="float" office:value="49.6771589036689" calcext:value-type="float">
            <text:p>49.6771589037</text:p>
          </table:table-cell>
          <table:table-cell table:formula="of:=IMAGINARY([.R141])" office:value-type="float" office:value="-9.16278381155249" calcext:value-type="float">
            <text:p>-9.1627838116</text:p>
          </table:table-cell>
          <table:table-cell table:formula="of:=IMABS([.R141])" office:value-type="float" office:value="50.5151138167343" calcext:value-type="float">
            <text:p>50.5151138167</text:p>
          </table:table-cell>
        </table:table-row>
        <table:table-row table:style-name="ro1">
          <table:table-cell/>
          <table:table-cell table:formula="of:=[.B141]+[.$C$11]" office:value-type="float" office:value="7188" calcext:value-type="float">
            <text:p>7188</text:p>
          </table:table-cell>
          <table:table-cell table:formula="of:=COMPLEX([.$C$3]/1000;6.284*[.B142]*[.$C$4]/1000)" office:value-type="string" office:string-value="1.7+191.969916i" calcext:value-type="string">
            <text:p>1.7+191.969916i</text:p>
          </table:table-cell>
          <table:table-cell table:formula="of:=COMPLEX(0;-1/6.284/[.B142]/[.$C$5]*1000000000)" office:value-type="string" office:string-value="-201.262595939062i" calcext:value-type="string">
            <text:p>-201.262595939062i</text:p>
          </table:table-cell>
          <table:table-cell table:formula="of:=IMSUM([.C142];[.D142])" office:value-type="string" office:string-value="1.7-9.292679939062i" calcext:value-type="string">
            <text:p>1.7-9.292679939062i</text:p>
          </table:table-cell>
          <table:table-cell table:formula="of:=IMDIV(1;[.E142])" office:value-type="string" office:string-value="0.0190489208946598+0.104126779446226i" calcext:value-type="string">
            <text:p>0.0190489208946598+0.104126779446226i</text:p>
          </table:table-cell>
          <table:table-cell table:formula="of:=COMPLEX(0;-1/6.284/[.B142]/[.$C$6]*1000)" office:value-type="string" office:string-value="-0.105423264539509i" calcext:value-type="string">
            <text:p>-0.105423264539509i</text:p>
          </table:table-cell>
          <table:table-cell table:formula="of:=COMPLEX(0;-1000000000/6.284/[.$F$12]/[.B142]+6.284*[.F$14]*[.B142]*0.001)" office:value-type="string" office:string-value="-19.4287220332968i" calcext:value-type="string">
            <text:p>-19.4287220332968i</text:p>
          </table:table-cell>
          <table:table-cell table:formula="of:=IMSUM(IMDIV(1;IMSUM([.F142];[.G142]));[.H142])" office:value-type="string" office:string-value="52.2543555041938-15.8722479765806i" calcext:value-type="string">
            <text:p>52.2543555041938-15.8722479765806i</text:p>
          </table:table-cell>
          <table:table-cell table:formula="of:=300000/[.B142]" office:value-type="float" office:value="41.7362270450751" calcext:value-type="float">
            <text:p>41.7362270451</text:p>
          </table:table-cell>
          <table:table-cell table:formula="of:=[.$C$1]/[.J142]*2*PI()" office:value-type="float" office:value="3.3119926391205" calcext:value-type="float">
            <text:p>3.3119926391</text:p>
          </table:table-cell>
          <table:table-cell table:formula="of:=COMPLEX(0;TAN([.K142]))" office:value-type="string" office:string-value="0.172068621996577i" calcext:value-type="string">
            <text:p>0.172068621996577i</text:p>
          </table:table-cell>
          <table:table-cell table:formula="of:=IMPRODUCT(IMDIV(IMSUB([.I142];[.$C$2]); IMSUM([.I142]; [.$C$2])); 1-[.$F$1])" office:value-type="string" office:string-value="0.0450552171404518-0.148229582229062i" calcext:value-type="string">
            <text:p>0.0450552171404518-0.148229582229062i</text:p>
          </table:table-cell>
          <table:table-cell table:formula="of:=IMDIV(IMSUM(1;[.M142]);IMSUB(1;[.M142]))" office:value-type="string" office:string-value="1.04508711008387-0.317444959531611i" calcext:value-type="string">
            <text:p>1.04508711008387-0.317444959531611i</text:p>
          </table:table-cell>
          <table:table-cell table:formula="of:=IMSUM([.N142];[.L142])" office:value-type="string" office:string-value="1.04508711008387-0.145376337535034i" calcext:value-type="string">
            <text:p>1.04508711008387-0.145376337535034i</text:p>
          </table:table-cell>
          <table:table-cell table:formula="of:=IMSUM(1;IMPRODUCT([.L142];[.N142]))" office:value-type="string" office:string-value="1.05462231674636+0.179826698898516i" calcext:value-type="string">
            <text:p>1.05462231674636+0.179826698898516i</text:p>
          </table:table-cell>
          <table:table-cell table:formula="of:=IMPRODUCT([.$C$2];[.O142];IMDIV(1;[.P142]))" office:value-type="string" office:string-value="47.0060163467039-14.9074729171792i" calcext:value-type="string">
            <text:p>47.0060163467039-14.9074729171792i</text:p>
          </table:table-cell>
          <table:table-cell table:formula="of:=IMDIV(IMPRODUCT([.Q142];[.$F$10]);IMSUM([.Q142];[.$F$10]))" office:value-type="string" office:string-value="46.9919941412627-14.9273368915623i" calcext:value-type="string">
            <text:p>46.9919941412627-14.9273368915623i</text:p>
          </table:table-cell>
          <table:table-cell table:formula="of:=[.B142]" office:value-type="float" office:value="7188" calcext:value-type="float">
            <text:p>7188</text:p>
          </table:table-cell>
          <table:table-cell table:formula="of:=IMREAL([.R142])" office:value-type="float" office:value="46.9919941412627" calcext:value-type="float">
            <text:p>46.9919941413</text:p>
          </table:table-cell>
          <table:table-cell table:formula="of:=IMAGINARY([.R142])" office:value-type="float" office:value="-14.9273368915623" calcext:value-type="float">
            <text:p>-14.9273368916</text:p>
          </table:table-cell>
          <table:table-cell table:formula="of:=IMABS([.R142])" office:value-type="float" office:value="49.3059114107697" calcext:value-type="float">
            <text:p>49.3059114108</text:p>
          </table:table-cell>
        </table:table-row>
        <table:table-row table:style-name="ro1">
          <table:table-cell/>
          <table:table-cell table:formula="of:=[.B142]+[.$C$11]" office:value-type="float" office:value="7192" calcext:value-type="float">
            <text:p>7192</text:p>
          </table:table-cell>
          <table:table-cell table:formula="of:=COMPLEX([.$C$3]/1000;6.284*[.B143]*[.$C$4]/1000)" office:value-type="string" office:string-value="1.7+192.076744i" calcext:value-type="string">
            <text:p>1.7+192.076744i</text:p>
          </table:table-cell>
          <table:table-cell table:formula="of:=COMPLEX(0;-1/6.284/[.B143]/[.$C$5]*1000000000)" office:value-type="string" office:string-value="-201.150659011398i" calcext:value-type="string">
            <text:p>-201.150659011398i</text:p>
          </table:table-cell>
          <table:table-cell table:formula="of:=IMSUM([.C143];[.D143])" office:value-type="string" office:string-value="1.7-9.07391501139801i" calcext:value-type="string">
            <text:p>1.7-9.07391501139801i</text:p>
          </table:table-cell>
          <table:table-cell table:formula="of:=IMDIV(1;[.E143])" office:value-type="string" office:string-value="0.0199469800741534+0.106468942309952i" calcext:value-type="string">
            <text:p>0.0199469800741534+0.106468942309952i</text:p>
          </table:table-cell>
          <table:table-cell table:formula="of:=COMPLEX(0;-1/6.284/[.B143]/[.$C$6]*1000)" office:value-type="string" office:string-value="-0.105364630910732i" calcext:value-type="string">
            <text:p>-0.105364630910732i</text:p>
          </table:table-cell>
          <table:table-cell table:formula="of:=COMPLEX(0;-1000000000/6.284/[.$F$12]/[.B143]+6.284*[.F$14]*[.B143]*0.001)" office:value-type="string" office:string-value="-19.4149008112538i" calcext:value-type="string">
            <text:p>-19.4149008112538i</text:p>
          </table:table-cell>
          <table:table-cell table:formula="of:=IMSUM(IMDIV(1;IMSUM([.F143];[.G143]));[.H143])" office:value-type="string" office:string-value="49.9797149027437-22.1818945462294i" calcext:value-type="string">
            <text:p>49.9797149027437-22.1818945462294i</text:p>
          </table:table-cell>
          <table:table-cell table:formula="of:=300000/[.B143]" office:value-type="float" office:value="41.7130144605117" calcext:value-type="float">
            <text:p>41.7130144605</text:p>
          </table:table-cell>
          <table:table-cell table:formula="of:=[.$C$1]/[.J143]*2*PI()" office:value-type="float" office:value="3.31383570681061" calcext:value-type="float">
            <text:p>3.3138357068</text:p>
          </table:table-cell>
          <table:table-cell table:formula="of:=COMPLEX(0;TAN([.K143]))" office:value-type="string" office:string-value="0.173966862663557i" calcext:value-type="string">
            <text:p>0.173966862663557i</text:p>
          </table:table-cell>
          <table:table-cell table:formula="of:=IMPRODUCT(IMDIV(IMSUB([.I143];[.$C$2]); IMSUM([.I143]; [.$C$2])); 1-[.$F$1])" office:value-type="string" office:string-value="0.0467209467411909-0.211498256952281i" calcext:value-type="string">
            <text:p>0.0467209467411909-0.211498256952281i</text:p>
          </table:table-cell>
          <table:table-cell table:formula="of:=IMDIV(IMSUM(1;[.M143]);IMSUB(1;[.M143]))" office:value-type="string" office:string-value="0.999594298054873-0.443637890924588i" calcext:value-type="string">
            <text:p>0.999594298054873-0.443637890924588i</text:p>
          </table:table-cell>
          <table:table-cell table:formula="of:=IMSUM([.N143];[.L143])" office:value-type="string" office:string-value="0.999594298054873-0.269671028261031i" calcext:value-type="string">
            <text:p>0.999594298054873-0.269671028261031i</text:p>
          </table:table-cell>
          <table:table-cell table:formula="of:=IMSUM(1;IMPRODUCT([.L143];[.N143]))" office:value-type="string" office:string-value="1.07717829204283+0.173896283968987i" calcext:value-type="string">
            <text:p>1.07717829204283+0.173896283968987i</text:p>
          </table:table-cell>
          <table:table-cell table:formula="of:=IMPRODUCT([.$C$2];[.O143];IMDIV(1;[.P143]))" office:value-type="string" office:string-value="43.2507623468677-19.4997415183358i" calcext:value-type="string">
            <text:p>43.2507623468677-19.4997415183358i</text:p>
          </table:table-cell>
          <table:table-cell table:formula="of:=IMDIV(IMPRODUCT([.Q143];[.$F$10]);IMSUM([.Q143];[.$F$10]))" office:value-type="string" office:string-value="43.2338914525186-19.5146353514678i" calcext:value-type="string">
            <text:p>43.2338914525186-19.5146353514678i</text:p>
          </table:table-cell>
          <table:table-cell table:formula="of:=[.B143]" office:value-type="float" office:value="7192" calcext:value-type="float">
            <text:p>7192</text:p>
          </table:table-cell>
          <table:table-cell table:formula="of:=IMREAL([.R143])" office:value-type="float" office:value="43.2338914525186" calcext:value-type="float">
            <text:p>43.2338914525</text:p>
          </table:table-cell>
          <table:table-cell table:formula="of:=IMAGINARY([.R143])" office:value-type="float" office:value="-19.5146353514678" calcext:value-type="float">
            <text:p>-19.5146353515</text:p>
          </table:table-cell>
          <table:table-cell table:formula="of:=IMABS([.R143])" office:value-type="float" office:value="47.4340633198224" calcext:value-type="float">
            <text:p>47.4340633198</text:p>
          </table:table-cell>
        </table:table-row>
        <table:table-row table:style-name="ro1">
          <table:table-cell/>
          <table:table-cell table:formula="of:=[.B143]+[.$C$11]" office:value-type="float" office:value="7196" calcext:value-type="float">
            <text:p>7196</text:p>
          </table:table-cell>
          <table:table-cell table:formula="of:=COMPLEX([.$C$3]/1000;6.284*[.B144]*[.$C$4]/1000)" office:value-type="string" office:string-value="1.7+192.183572i" calcext:value-type="string">
            <text:p>1.7+192.183572i</text:p>
          </table:table-cell>
          <table:table-cell table:formula="of:=COMPLEX(0;-1/6.284/[.B144]/[.$C$5]*1000000000)" office:value-type="string" office:string-value="-201.038846527234i" calcext:value-type="string">
            <text:p>-201.038846527234i</text:p>
          </table:table-cell>
          <table:table-cell table:formula="of:=IMSUM([.C144];[.D144])" office:value-type="string" office:string-value="1.7-8.855274527234i" calcext:value-type="string">
            <text:p>1.7-8.855274527234i</text:p>
          </table:table-cell>
          <table:table-cell table:formula="of:=IMDIV(1;[.E144])" office:value-type="string" office:string-value="0.0209086950984178+0.108913079472189i" calcext:value-type="string">
            <text:p>0.0209086950984178+0.108913079472189i</text:p>
          </table:table-cell>
          <table:table-cell table:formula="of:=COMPLEX(0;-1/6.284/[.B144]/[.$C$6]*1000)" office:value-type="string" office:string-value="-0.105306062466646i" calcext:value-type="string">
            <text:p>-0.105306062466646i</text:p>
          </table:table-cell>
          <table:table-cell table:formula="of:=COMPLEX(0;-1000000000/6.284/[.$F$12]/[.B144]+6.284*[.F$14]*[.B144]*0.001)" office:value-type="string" office:string-value="-19.4010932779957i" calcext:value-type="string">
            <text:p>-19.4010932779957i</text:p>
          </table:table-cell>
          <table:table-cell table:formula="of:=IMSUM(IMDIV(1;IMSUM([.F144];[.G144]));[.H144])" office:value-type="string" office:string-value="46.4447655683428-27.4134086537241i" calcext:value-type="string">
            <text:p>46.4447655683428-27.4134086537241i</text:p>
          </table:table-cell>
          <table:table-cell table:formula="of:=300000/[.B144]" office:value-type="float" office:value="41.6898276820456" calcext:value-type="float">
            <text:p>41.689827682</text:p>
          </table:table-cell>
          <table:table-cell table:formula="of:=[.$C$1]/[.J144]*2*PI()" office:value-type="float" office:value="3.31567877450072" calcext:value-type="float">
            <text:p>3.3156787745</text:p>
          </table:table-cell>
          <table:table-cell table:formula="of:=COMPLEX(0;TAN([.K144]))" office:value-type="string" office:string-value="0.175866320998415i" calcext:value-type="string">
            <text:p>0.175866320998415i</text:p>
          </table:table-cell>
          <table:table-cell table:formula="of:=IMPRODUCT(IMDIV(IMSUB([.I144];[.$C$2]); IMSUM([.I144]; [.$C$2])); 1-[.$F$1])" office:value-type="string" office:string-value="0.0406453451590911-0.272686454697949i" calcext:value-type="string">
            <text:p>0.0406453451590911-0.272686454697949i</text:p>
          </table:table-cell>
          <table:table-cell table:formula="of:=IMDIV(IMSUM(1;[.M144]);IMSUB(1;[.M144]))" office:value-type="string" office:string-value="0.928895311366856-0.548268173074481i" calcext:value-type="string">
            <text:p>0.928895311366856-0.548268173074481i</text:p>
          </table:table-cell>
          <table:table-cell table:formula="of:=IMSUM([.N144];[.L144])" office:value-type="string" office:string-value="0.928895311366856-0.372401852076066i" calcext:value-type="string">
            <text:p>0.928895311366856-0.372401852076066i</text:p>
          </table:table-cell>
          <table:table-cell table:formula="of:=IMSUM(1;IMPRODUCT([.L144];[.N144]))" office:value-type="string" office:string-value="1.09642190651913+0.163361401002766i" calcext:value-type="string">
            <text:p>1.09642190651913+0.163361401002766i</text:p>
          </table:table-cell>
          <table:table-cell table:formula="of:=IMPRODUCT([.$C$2];[.O144];IMDIV(1;[.P144]))" office:value-type="string" office:string-value="38.9649781441335-22.7881857110953i" calcext:value-type="string">
            <text:p>38.9649781441335-22.7881857110953i</text:p>
          </table:table-cell>
          <table:table-cell table:formula="of:=IMDIV(IMPRODUCT([.Q144];[.$F$10]);IMSUM([.Q144];[.$F$10]))" office:value-type="string" office:string-value="38.9472193013662-22.798166297915i" calcext:value-type="string">
            <text:p>38.9472193013662-22.798166297915i</text:p>
          </table:table-cell>
          <table:table-cell table:formula="of:=[.B144]" office:value-type="float" office:value="7196" calcext:value-type="float">
            <text:p>7196</text:p>
          </table:table-cell>
          <table:table-cell table:formula="of:=IMREAL([.R144])" office:value-type="float" office:value="38.9472193013662" calcext:value-type="float">
            <text:p>38.9472193014</text:p>
          </table:table-cell>
          <table:table-cell table:formula="of:=IMAGINARY([.R144])" office:value-type="float" office:value="-22.798166297915" calcext:value-type="float">
            <text:p>-22.7981662979</text:p>
          </table:table-cell>
          <table:table-cell table:formula="of:=IMABS([.R144])" office:value-type="float" office:value="45.1291732458739" calcext:value-type="float">
            <text:p>45.1291732459</text:p>
          </table:table-cell>
        </table:table-row>
        <table:table-row table:style-name="ro1">
          <table:table-cell/>
          <table:table-cell table:formula="of:=[.B144]+[.$C$11]" office:value-type="float" office:value="7200" calcext:value-type="float">
            <text:p>7200</text:p>
          </table:table-cell>
          <table:table-cell table:formula="of:=COMPLEX([.$C$3]/1000;6.284*[.B145]*[.$C$4]/1000)" office:value-type="string" office:string-value="1.7+192.2904i" calcext:value-type="string">
            <text:p>1.7+192.2904i</text:p>
          </table:table-cell>
          <table:table-cell table:formula="of:=COMPLEX(0;-1/6.284/[.B145]/[.$C$5]*1000000000)" office:value-type="string" office:string-value="-200.927158279163i" calcext:value-type="string">
            <text:p>-200.927158279163i</text:p>
          </table:table-cell>
          <table:table-cell table:formula="of:=IMSUM([.C145];[.D145])" office:value-type="string" office:string-value="1.7-8.63675827916299i" calcext:value-type="string">
            <text:p>1.7-8.63675827916299i</text:p>
          </table:table-cell>
          <table:table-cell table:formula="of:=IMDIV(1;[.E145])" office:value-type="string" office:string-value="0.0219401285048191+0.111465639123468i" calcext:value-type="string">
            <text:p>0.0219401285048191+0.111465639123468i</text:p>
          </table:table-cell>
          <table:table-cell table:formula="of:=COMPLEX(0;-1/6.284/[.B145]/[.$C$6]*1000)" office:value-type="string" office:string-value="-0.105247559098609i" calcext:value-type="string">
            <text:p>-0.105247559098609i</text:p>
          </table:table-cell>
          <table:table-cell table:formula="of:=COMPLEX(0;-1000000000/6.284/[.$F$12]/[.B145]+6.284*[.F$14]*[.B145]*0.001)" office:value-type="string" office:string-value="-19.387299410708i" calcext:value-type="string">
            <text:p>-19.387299410708i</text:p>
          </table:table-cell>
          <table:table-cell table:formula="of:=IMSUM(IMDIV(1;IMSUM([.F145];[.G145]));[.H145])" office:value-type="string" office:string-value="42.1898158862801-31.3443693684949i" calcext:value-type="string">
            <text:p>42.1898158862801-31.3443693684949i</text:p>
          </table:table-cell>
          <table:table-cell table:formula="of:=300000/[.B145]" office:value-type="float" office:value="41.6666666666667" calcext:value-type="float">
            <text:p>41.6666666667</text:p>
          </table:table-cell>
          <table:table-cell table:formula="of:=[.$C$1]/[.J145]*2*PI()" office:value-type="float" office:value="3.31752184219082" calcext:value-type="float">
            <text:p>3.3175218422</text:p>
          </table:table-cell>
          <table:table-cell table:formula="of:=COMPLEX(0;TAN([.K145]))" office:value-type="string" office:string-value="0.177767011090208i" calcext:value-type="string">
            <text:p>0.177767011090208i</text:p>
          </table:table-cell>
          <table:table-cell table:formula="of:=IMPRODUCT(IMDIV(IMSUB([.I145];[.$C$2]); IMSUM([.I145]; [.$C$2])); 1-[.$F$1])" office:value-type="string" office:string-value="0.0276804248001811-0.33058688333726i" calcext:value-type="string">
            <text:p>0.0276804248001811-0.33058688333726i</text:p>
          </table:table-cell>
          <table:table-cell table:formula="of:=IMDIV(IMSUM(1;[.M145]);IMSUB(1;[.M145]))" office:value-type="string" office:string-value="0.843796317725601-0.626887387369898i" calcext:value-type="string">
            <text:p>0.843796317725601-0.626887387369898i</text:p>
          </table:table-cell>
          <table:table-cell table:formula="of:=IMSUM([.N145];[.L145])" office:value-type="string" office:string-value="0.843796317725601-0.44912037627969i" calcext:value-type="string">
            <text:p>0.843796317725601-0.44912037627969i</text:p>
          </table:table-cell>
          <table:table-cell table:formula="of:=IMSUM(1;IMPRODUCT([.L145];[.N145]))" office:value-type="string" office:string-value="1.1114398971429+0.149999149371004i" calcext:value-type="string">
            <text:p>1.1114398971429+0.149999149371004i</text:p>
          </table:table-cell>
          <table:table-cell table:formula="of:=IMPRODUCT([.$C$2];[.O145];IMDIV(1;[.P145]))" office:value-type="string" office:string-value="34.6025732443665-24.8743773169885i" calcext:value-type="string">
            <text:p>34.6025732443665-24.8743773169885i</text:p>
          </table:table-cell>
          <table:table-cell table:formula="of:=IMDIV(IMPRODUCT([.Q145];[.$F$10]);IMSUM([.Q145];[.$F$10]))" office:value-type="string" office:string-value="34.5853610048427-24.8801560157646i" calcext:value-type="string">
            <text:p>34.5853610048427-24.8801560157646i</text:p>
          </table:table-cell>
          <table:table-cell table:formula="of:=[.B145]" office:value-type="float" office:value="7200" calcext:value-type="float">
            <text:p>7200</text:p>
          </table:table-cell>
          <table:table-cell table:formula="of:=IMREAL([.R145])" office:value-type="float" office:value="34.5853610048427" calcext:value-type="float">
            <text:p>34.5853610048</text:p>
          </table:table-cell>
          <table:table-cell table:formula="of:=IMAGINARY([.R145])" office:value-type="float" office:value="-24.8801560157646" calcext:value-type="float">
            <text:p>-24.8801560158</text:p>
          </table:table-cell>
          <table:table-cell table:formula="of:=IMABS([.R145])" office:value-type="float" office:value="42.6048044145737" calcext:value-type="float">
            <text:p>42.6048044146</text:p>
          </table:table-cell>
        </table:table-row>
        <table:table-row table:style-name="ro1">
          <table:table-cell/>
          <table:table-cell table:formula="of:=[.B145]+[.$C$11]" office:value-type="float" office:value="7204" calcext:value-type="float">
            <text:p>7204</text:p>
          </table:table-cell>
          <table:table-cell table:formula="of:=COMPLEX([.$C$3]/1000;6.284*[.B146]*[.$C$4]/1000)" office:value-type="string" office:string-value="1.7+192.397228i" calcext:value-type="string">
            <text:p>1.7+192.397228i</text:p>
          </table:table-cell>
          <table:table-cell table:formula="of:=COMPLEX(0;-1/6.284/[.B146]/[.$C$5]*1000000000)" office:value-type="string" office:string-value="-200.815594060241i" calcext:value-type="string">
            <text:p>-200.815594060241i</text:p>
          </table:table-cell>
          <table:table-cell table:formula="of:=IMSUM([.C146];[.D146])" office:value-type="string" office:string-value="1.7-8.418366060241i" calcext:value-type="string">
            <text:p>1.7-8.418366060241i</text:p>
          </table:table-cell>
          <table:table-cell table:formula="of:=IMDIV(1;[.E146])" office:value-type="string" office:string-value="0.0230480700872971+0.114133582927622i" calcext:value-type="string">
            <text:p>0.0230480700872971+0.114133582927622i</text:p>
          </table:table-cell>
          <table:table-cell table:formula="of:=COMPLEX(0;-1/6.284/[.B146]/[.$C$6]*1000)" office:value-type="string" office:string-value="-0.105189120698221i" calcext:value-type="string">
            <text:p>-0.105189120698221i</text:p>
          </table:table-cell>
          <table:table-cell table:formula="of:=COMPLEX(0;-1000000000/6.284/[.$F$12]/[.B146]+6.284*[.F$14]*[.B146]*0.001)" office:value-type="string" office:string-value="-19.3735191866265i" calcext:value-type="string">
            <text:p>-19.3735191866265i</text:p>
          </table:table-cell>
          <table:table-cell table:formula="of:=IMSUM(IMDIV(1;IMSUM([.F146];[.G146]));[.H146])" office:value-type="string" office:string-value="37.7084936697895-34.0073777300771i" calcext:value-type="string">
            <text:p>37.7084936697895-34.0073777300771i</text:p>
          </table:table-cell>
          <table:table-cell table:formula="of:=300000/[.B146]" office:value-type="float" office:value="41.6435313714603" calcext:value-type="float">
            <text:p>41.6435313715</text:p>
          </table:table-cell>
          <table:table-cell table:formula="of:=[.$C$1]/[.J146]*2*PI()" office:value-type="float" office:value="3.31936490988093" calcext:value-type="float">
            <text:p>3.3193649099</text:p>
          </table:table-cell>
          <table:table-cell table:formula="of:=COMPLEX(0;TAN([.K146]))" office:value-type="string" office:string-value="0.179668947063016i" calcext:value-type="string">
            <text:p>0.179668947063016i</text:p>
          </table:table-cell>
          <table:table-cell table:formula="of:=IMPRODUCT(IMDIV(IMSUB([.I146];[.$C$2]); IMSUM([.I146]; [.$C$2])); 1-[.$F$1])" office:value-type="string" office:string-value="0.00886311888909288-0.384295350288964i" calcext:value-type="string">
            <text:p>0.00886311888909288-0.384295350288964i</text:p>
          </table:table-cell>
          <table:table-cell table:formula="of:=IMDIV(IMSUM(1;[.M146]);IMSUB(1;[.M146]))" office:value-type="string" office:string-value="0.754169873395788-0.680147554601541i" calcext:value-type="string">
            <text:p>0.754169873395788-0.680147554601541i</text:p>
          </table:table-cell>
          <table:table-cell table:formula="of:=IMSUM([.N146];[.L146])" office:value-type="string" office:string-value="0.754169873395788-0.500478607538525i" calcext:value-type="string">
            <text:p>0.754169873395788-0.500478607538525i</text:p>
          </table:table-cell>
          <table:table-cell table:formula="of:=IMSUM(1;IMPRODUCT([.L146];[.N146]))" office:value-type="string" office:string-value="1.12220139498274+0.135500907059669i" calcext:value-type="string">
            <text:p>1.12220139498274+0.135500907059669i</text:p>
          </table:table-cell>
          <table:table-cell table:formula="of:=IMPRODUCT([.$C$2];[.O146];IMDIV(1;[.P146]))" office:value-type="string" office:string-value="30.4655760962831-25.9775506450127i" calcext:value-type="string">
            <text:p>30.4655760962831-25.9775506450127i</text:p>
          </table:table-cell>
          <table:table-cell table:formula="of:=IMDIV(IMPRODUCT([.Q146];[.$F$10]);IMSUM([.Q146];[.$F$10]))" office:value-type="string" office:string-value="30.4497508580333-25.9800783742914i" calcext:value-type="string">
            <text:p>30.4497508580333-25.9800783742914i</text:p>
          </table:table-cell>
          <table:table-cell table:formula="of:=[.B146]" office:value-type="float" office:value="7204" calcext:value-type="float">
            <text:p>7204</text:p>
          </table:table-cell>
          <table:table-cell table:formula="of:=IMREAL([.R146])" office:value-type="float" office:value="30.4497508580333" calcext:value-type="float">
            <text:p>30.449750858</text:p>
          </table:table-cell>
          <table:table-cell table:formula="of:=IMAGINARY([.R146])" office:value-type="float" office:value="-25.9800783742914" calcext:value-type="float">
            <text:p>-25.9800783743</text:p>
          </table:table-cell>
          <table:table-cell table:formula="of:=IMABS([.R146])" office:value-type="float" office:value="40.0268884582679" calcext:value-type="float">
            <text:p>40.0268884583</text:p>
          </table:table-cell>
        </table:table-row>
        <table:table-row table:style-name="ro1">
          <table:table-cell/>
          <table:table-cell table:formula="of:=[.B146]+[.$C$11]" office:value-type="float" office:value="7208" calcext:value-type="float">
            <text:p>7208</text:p>
          </table:table-cell>
          <table:table-cell table:formula="of:=COMPLEX([.$C$3]/1000;6.284*[.B147]*[.$C$4]/1000)" office:value-type="string" office:string-value="1.7+192.504056i" calcext:value-type="string">
            <text:p>1.7+192.504056i</text:p>
          </table:table-cell>
          <table:table-cell table:formula="of:=COMPLEX(0;-1/6.284/[.B147]/[.$C$5]*1000000000)" office:value-type="string" office:string-value="-200.704153663981i" calcext:value-type="string">
            <text:p>-200.704153663981i</text:p>
          </table:table-cell>
          <table:table-cell table:formula="of:=IMSUM([.C147];[.D147])" office:value-type="string" office:string-value="1.7-8.20009766398101i" calcext:value-type="string">
            <text:p>1.7-8.20009766398101i</text:p>
          </table:table-cell>
          <table:table-cell table:formula="of:=IMDIV(1;[.E147])" office:value-type="string" office:string-value="0.0242401422300389+0.116924431573594i" calcext:value-type="string">
            <text:p>0.0242401422300389+0.116924431573594i</text:p>
          </table:table-cell>
          <table:table-cell table:formula="of:=COMPLEX(0;-1/6.284/[.B147]/[.$C$6]*1000)" office:value-type="string" office:string-value="-0.105130747157323i" calcext:value-type="string">
            <text:p>-0.105130747157323i</text:p>
          </table:table-cell>
          <table:table-cell table:formula="of:=COMPLEX(0;-1000000000/6.284/[.$F$12]/[.B147]+6.284*[.F$14]*[.B147]*0.001)" office:value-type="string" office:string-value="-19.3597525830379i" calcext:value-type="string">
            <text:p>-19.3597525830379i</text:p>
          </table:table-cell>
          <table:table-cell table:formula="of:=IMSUM(IMDIV(1;IMSUM([.F147];[.G147]));[.H147])" office:value-type="string" office:string-value="33.3575889773448-35.5893965163546i" calcext:value-type="string">
            <text:p>33.3575889773448-35.5893965163546i</text:p>
          </table:table-cell>
          <table:table-cell table:formula="of:=300000/[.B147]" office:value-type="float" office:value="41.6204217536071" calcext:value-type="float">
            <text:p>41.6204217536</text:p>
          </table:table-cell>
          <table:table-cell table:formula="of:=[.$C$1]/[.J147]*2*PI()" office:value-type="float" office:value="3.32120797757103" calcext:value-type="float">
            <text:p>3.3212079776</text:p>
          </table:table-cell>
          <table:table-cell table:formula="of:=COMPLEX(0;TAN([.K147]))" office:value-type="string" office:string-value="0.181572143076387i" calcext:value-type="string">
            <text:p>0.181572143076387i</text:p>
          </table:table-cell>
          <table:table-cell table:formula="of:=IMPRODUCT(IMDIV(IMSUB([.I147];[.$C$2]); IMSUM([.I147]; [.$C$2])); 1-[.$F$1])" office:value-type="string" office:string-value="-0.0146883445367375-0.433219653750495i" calcext:value-type="string">
            <text:p>-0.0146883445367375-0.433219653750495i</text:p>
          </table:table-cell>
          <table:table-cell table:formula="of:=IMDIV(IMSUM(1;[.M147]);IMSUB(1;[.M147]))" office:value-type="string" office:string-value="0.667151779546895-0.71178793032709i" calcext:value-type="string">
            <text:p>0.667151779546895-0.71178793032709i</text:p>
          </table:table-cell>
          <table:table-cell table:formula="of:=IMSUM([.N147];[.L147])" office:value-type="string" office:string-value="0.667151779546895-0.530215787250703i" calcext:value-type="string">
            <text:p>0.667151779546895-0.530215787250703i</text:p>
          </table:table-cell>
          <table:table-cell table:formula="of:=IMSUM(1;IMPRODUCT([.L147];[.N147]))" office:value-type="string" office:string-value="1.1292408599254+0.121136178369555i" calcext:value-type="string">
            <text:p>1.1292408599254+0.121136178369555i</text:p>
          </table:table-cell>
          <table:table-cell table:formula="of:=IMPRODUCT([.$C$2];[.O147];IMDIV(1;[.P147]))" office:value-type="string" office:string-value="26.7140358749734-26.3423213177229i" calcext:value-type="string">
            <text:p>26.7140358749734-26.3423213177229i</text:p>
          </table:table-cell>
          <table:table-cell table:formula="of:=IMDIV(IMPRODUCT([.Q147];[.$F$10]);IMSUM([.Q147];[.$F$10]))" office:value-type="string" office:string-value="26.6999651948084-26.3425147280648i" calcext:value-type="string">
            <text:p>26.6999651948084-26.3425147280648i</text:p>
          </table:table-cell>
          <table:table-cell table:formula="of:=[.B147]" office:value-type="float" office:value="7208" calcext:value-type="float">
            <text:p>7208</text:p>
          </table:table-cell>
          <table:table-cell table:formula="of:=IMREAL([.R147])" office:value-type="float" office:value="26.6999651948084" calcext:value-type="float">
            <text:p>26.6999651948</text:p>
          </table:table-cell>
          <table:table-cell table:formula="of:=IMAGINARY([.R147])" office:value-type="float" office:value="-26.3425147280648" calcext:value-type="float">
            <text:p>-26.3425147281</text:p>
          </table:table-cell>
          <table:table-cell table:formula="of:=IMABS([.R147])" office:value-type="float" office:value="37.507548888221" calcext:value-type="float">
            <text:p>37.5075488882</text:p>
          </table:table-cell>
        </table:table-row>
        <table:table-row table:style-name="ro1">
          <table:table-cell/>
          <table:table-cell table:formula="of:=[.B147]+[.$C$11]" office:value-type="float" office:value="7212" calcext:value-type="float">
            <text:p>7212</text:p>
          </table:table-cell>
          <table:table-cell table:formula="of:=COMPLEX([.$C$3]/1000;6.284*[.B148]*[.$C$4]/1000)" office:value-type="string" office:string-value="1.7+192.610884i" calcext:value-type="string">
            <text:p>1.7+192.610884i</text:p>
          </table:table-cell>
          <table:table-cell table:formula="of:=COMPLEX(0;-1/6.284/[.B148]/[.$C$5]*1000000000)" office:value-type="string" office:string-value="-200.592836884356i" calcext:value-type="string">
            <text:p>-200.592836884356i</text:p>
          </table:table-cell>
          <table:table-cell table:formula="of:=IMSUM([.C148];[.D148])" office:value-type="string" office:string-value="1.7-7.98195288435599i" calcext:value-type="string">
            <text:p>1.7-7.98195288435599i</text:p>
          </table:table-cell>
          <table:table-cell table:formula="of:=IMDIV(1;[.E148])" office:value-type="string" office:string-value="0.0255249231035834+0.119846313876243i" calcext:value-type="string">
            <text:p>0.0255249231035834+0.119846313876243i</text:p>
          </table:table-cell>
          <table:table-cell table:formula="of:=COMPLEX(0;-1/6.284/[.B148]/[.$C$6]*1000)" office:value-type="string" office:string-value="-0.105072438367996i" calcext:value-type="string">
            <text:p>-0.105072438367996i</text:p>
          </table:table-cell>
          <table:table-cell table:formula="of:=COMPLEX(0;-1000000000/6.284/[.$F$12]/[.B148]+6.284*[.F$14]*[.B148]*0.001)" office:value-type="string" office:string-value="-19.3459995772792i" calcext:value-type="string">
            <text:p>-19.3459995772792i</text:p>
          </table:table-cell>
          <table:table-cell table:formula="of:=IMSUM(IMDIV(1;IMSUM([.F148];[.G148]));[.H148])" office:value-type="string" office:string-value="29.3461060759395-36.3315832775049i" calcext:value-type="string">
            <text:p>29.3461060759395-36.3315832775049i</text:p>
          </table:table-cell>
          <table:table-cell table:formula="of:=300000/[.B148]" office:value-type="float" office:value="41.5973377703827" calcext:value-type="float">
            <text:p>41.5973377704</text:p>
          </table:table-cell>
          <table:table-cell table:formula="of:=[.$C$1]/[.J148]*2*PI()" office:value-type="float" office:value="3.32305104526114" calcext:value-type="float">
            <text:p>3.3230510453</text:p>
          </table:table-cell>
          <table:table-cell table:formula="of:=COMPLEX(0;TAN([.K148]))" office:value-type="string" office:string-value="0.183476613325765i" calcext:value-type="string">
            <text:p>0.183476613325765i</text:p>
          </table:table-cell>
          <table:table-cell table:formula="of:=IMPRODUCT(IMDIV(IMSUB([.I148];[.$C$2]); IMSUM([.I148]; [.$C$2])); 1-[.$F$1])" office:value-type="string" office:string-value="-0.0418633100207744-0.477056096181573i" calcext:value-type="string">
            <text:p>-0.0418633100207744-0.477056096181573i</text:p>
          </table:table-cell>
          <table:table-cell table:formula="of:=IMDIV(IMSUM(1;[.M148]);IMSUB(1;[.M148]))" office:value-type="string" office:string-value="0.586922121518791-0.726631665550102i" calcext:value-type="string">
            <text:p>0.586922121518791-0.726631665550102i</text:p>
          </table:table-cell>
          <table:table-cell table:formula="of:=IMSUM([.N148];[.L148])" office:value-type="string" office:string-value="0.586922121518791-0.543155052224337i" calcext:value-type="string">
            <text:p>0.586922121518791-0.543155052224337i</text:p>
          </table:table-cell>
          <table:table-cell table:formula="of:=IMSUM(1;IMPRODUCT([.L148];[.N148]))" office:value-type="string" office:string-value="1.13331991713039+0.107686483142241i" calcext:value-type="string">
            <text:p>1.13331991713039+0.107686483142241i</text:p>
          </table:table-cell>
          <table:table-cell table:formula="of:=IMPRODUCT([.$C$2];[.O148];IMDIV(1;[.P148]))" office:value-type="string" office:string-value="23.4056789420869-26.1869816399177i" calcext:value-type="string">
            <text:p>23.4056789420869-26.1869816399177i</text:p>
          </table:table-cell>
          <table:table-cell table:formula="of:=IMDIV(IMPRODUCT([.Q148];[.$F$10]);IMSUM([.Q148];[.$F$10]))" office:value-type="string" office:string-value="23.3934238705046-26.1855997975727i" calcext:value-type="string">
            <text:p>23.3934238705046-26.1855997975727i</text:p>
          </table:table-cell>
          <table:table-cell table:formula="of:=[.B148]" office:value-type="float" office:value="7212" calcext:value-type="float">
            <text:p>7212</text:p>
          </table:table-cell>
          <table:table-cell table:formula="of:=IMREAL([.R148])" office:value-type="float" office:value="23.3934238705046" calcext:value-type="float">
            <text:p>23.3934238705</text:p>
          </table:table-cell>
          <table:table-cell table:formula="of:=IMAGINARY([.R148])" office:value-type="float" office:value="-26.1855997975727" calcext:value-type="float">
            <text:p>-26.1855997976</text:p>
          </table:table-cell>
          <table:table-cell table:formula="of:=IMABS([.R148])" office:value-type="float" office:value="35.1132157049697" calcext:value-type="float">
            <text:p>35.113215705</text:p>
          </table:table-cell>
        </table:table-row>
        <table:table-row table:style-name="ro1">
          <table:table-cell/>
          <table:table-cell table:formula="of:=[.B148]+[.$C$11]" office:value-type="float" office:value="7216" calcext:value-type="float">
            <text:p>7216</text:p>
          </table:table-cell>
          <table:table-cell table:formula="of:=COMPLEX([.$C$3]/1000;6.284*[.B149]*[.$C$4]/1000)" office:value-type="string" office:string-value="1.7+192.717712i" calcext:value-type="string">
            <text:p>1.7+192.717712i</text:p>
          </table:table-cell>
          <table:table-cell table:formula="of:=COMPLEX(0;-1/6.284/[.B149]/[.$C$5]*1000000000)" office:value-type="string" office:string-value="-200.481643515795i" calcext:value-type="string">
            <text:p>-200.481643515795i</text:p>
          </table:table-cell>
          <table:table-cell table:formula="of:=IMSUM([.C149];[.D149])" office:value-type="string" office:string-value="1.7-7.76393151579501i" calcext:value-type="string">
            <text:p>1.7-7.76393151579501i</text:p>
          </table:table-cell>
          <table:table-cell table:formula="of:=IMDIV(1;[.E149])" office:value-type="string" office:string-value="0.0269120911837757+0.122908019351568i" calcext:value-type="string">
            <text:p>0.0269120911837757+0.122908019351568i</text:p>
          </table:table-cell>
          <table:table-cell table:formula="of:=COMPLEX(0;-1/6.284/[.B149]/[.$C$6]*1000)" office:value-type="string" office:string-value="-0.105014194222559i" calcext:value-type="string">
            <text:p>-0.105014194222559i</text:p>
          </table:table-cell>
          <table:table-cell table:formula="of:=COMPLEX(0;-1000000000/6.284/[.$F$12]/[.B149]+6.284*[.F$14]*[.B149]*0.001)" office:value-type="string" office:string-value="-19.3322601467374i" calcext:value-type="string">
            <text:p>-19.3322601467374i</text:p>
          </table:table-cell>
          <table:table-cell table:formula="of:=IMSUM(IMDIV(1;IMSUM([.F149];[.G149]));[.H149])" office:value-type="string" office:string-value="25.7667678940851-36.4645608545501i" calcext:value-type="string">
            <text:p>25.7667678940851-36.4645608545501i</text:p>
          </table:table-cell>
          <table:table-cell table:formula="of:=300000/[.B149]" office:value-type="float" office:value="41.5742793791574" calcext:value-type="float">
            <text:p>41.5742793792</text:p>
          </table:table-cell>
          <table:table-cell table:formula="of:=[.$C$1]/[.J149]*2*PI()" office:value-type="float" office:value="3.32489411295125" calcext:value-type="float">
            <text:p>3.324894113</text:p>
          </table:table-cell>
          <table:table-cell table:formula="of:=COMPLEX(0;TAN([.K149]))" office:value-type="string" office:string-value="0.185382372042934i" calcext:value-type="string">
            <text:p>0.185382372042934i</text:p>
          </table:table-cell>
          <table:table-cell table:formula="of:=IMPRODUCT(IMDIV(IMSUB([.I149];[.$C$2]); IMSUM([.I149]; [.$C$2])); 1-[.$F$1])" office:value-type="string" office:string-value="-0.0716252231187757-0.515745151176443i" calcext:value-type="string">
            <text:p>-0.0716252231187757-0.515745151176443i</text:p>
          </table:table-cell>
          <table:table-cell table:formula="of:=IMDIV(IMSUM(1;[.M149]);IMSUB(1;[.M149]))" office:value-type="string" office:string-value="0.515335357881702-0.729291217090998i" calcext:value-type="string">
            <text:p>0.515335357881702-0.729291217090998i</text:p>
          </table:table-cell>
          <table:table-cell table:formula="of:=IMSUM([.N149];[.L149])" office:value-type="string" office:string-value="0.515335357881702-0.543908845048064i" calcext:value-type="string">
            <text:p>0.515335357881702-0.543908845048064i</text:p>
          </table:table-cell>
          <table:table-cell table:formula="of:=IMSUM(1;IMPRODUCT([.L149];[.N149]))" office:value-type="string" office:string-value="1.13519773573441+0.0955340910417042i" calcext:value-type="string">
            <text:p>1.13519773573441+0.0955340910417042i</text:p>
          </table:table-cell>
          <table:table-cell table:formula="of:=IMPRODUCT([.$C$2];[.O149];IMDIV(1;[.P149]))" office:value-type="string" office:string-value="20.5365010973231-25.6848452917762i" calcext:value-type="string">
            <text:p>20.5365010973231-25.6848452917762i</text:p>
          </table:table-cell>
          <table:table-cell table:formula="of:=IMDIV(IMPRODUCT([.Q149];[.$F$10]);IMSUM([.Q149];[.$F$10]))" office:value-type="string" office:string-value="20.5259546526438-25.6824640797005i" calcext:value-type="string">
            <text:p>20.5259546526438-25.6824640797005i</text:p>
          </table:table-cell>
          <table:table-cell table:formula="of:=[.B149]" office:value-type="float" office:value="7216" calcext:value-type="float">
            <text:p>7216</text:p>
          </table:table-cell>
          <table:table-cell table:formula="of:=IMREAL([.R149])" office:value-type="float" office:value="20.5259546526438" calcext:value-type="float">
            <text:p>20.5259546526</text:p>
          </table:table-cell>
          <table:table-cell table:formula="of:=IMAGINARY([.R149])" office:value-type="float" office:value="-25.6824640797005" calcext:value-type="float">
            <text:p>-25.6824640797</text:p>
          </table:table-cell>
          <table:table-cell table:formula="of:=IMABS([.R149])" office:value-type="float" office:value="32.8771010827825" calcext:value-type="float">
            <text:p>32.8771010828</text:p>
          </table:table-cell>
        </table:table-row>
        <table:table-row table:style-name="ro1">
          <table:table-cell/>
          <table:table-cell table:formula="of:=[.B149]+[.$C$11]" office:value-type="float" office:value="7220" calcext:value-type="float">
            <text:p>7220</text:p>
          </table:table-cell>
          <table:table-cell table:formula="of:=COMPLEX([.$C$3]/1000;6.284*[.B150]*[.$C$4]/1000)" office:value-type="string" office:string-value="1.7+192.82454i" calcext:value-type="string">
            <text:p>1.7+192.82454i</text:p>
          </table:table-cell>
          <table:table-cell table:formula="of:=COMPLEX(0;-1/6.284/[.B150]/[.$C$5]*1000000000)" office:value-type="string" office:string-value="-200.370573353182i" calcext:value-type="string">
            <text:p>-200.370573353182i</text:p>
          </table:table-cell>
          <table:table-cell table:formula="of:=IMSUM([.C150];[.D150])" office:value-type="string" office:string-value="1.7-7.546033353182i" calcext:value-type="string">
            <text:p>1.7-7.546033353182i</text:p>
          </table:table-cell>
          <table:table-cell table:formula="of:=IMDIV(1;[.E150])" office:value-type="string" office:string-value="0.0284125953029576+0.126119054003871i" calcext:value-type="string">
            <text:p>0.0284125953029576+0.126119054003871i</text:p>
          </table:table-cell>
          <table:table-cell table:formula="of:=COMPLEX(0;-1/6.284/[.B150]/[.$C$6]*1000)" office:value-type="string" office:string-value="-0.104956014613572i" calcext:value-type="string">
            <text:p>-0.104956014613572i</text:p>
          </table:table-cell>
          <table:table-cell table:formula="of:=COMPLEX(0;-1000000000/6.284/[.$F$12]/[.B150]+6.284*[.F$14]*[.B150]*0.001)" office:value-type="string" office:string-value="-19.3185342688501i" calcext:value-type="string">
            <text:p>-19.3185342688501i</text:p>
          </table:table-cell>
          <table:table-cell table:formula="of:=IMSUM(IMDIV(1;IMSUM([.F150];[.G150]));[.H150])" office:value-type="string" office:string-value="22.6368160357744-36.1795011860883i" calcext:value-type="string">
            <text:p>22.6368160357744-36.1795011860883i</text:p>
          </table:table-cell>
          <table:table-cell table:formula="of:=300000/[.B150]" office:value-type="float" office:value="41.5512465373961" calcext:value-type="float">
            <text:p>41.5512465374</text:p>
          </table:table-cell>
          <table:table-cell table:formula="of:=[.$C$1]/[.J150]*2*PI()" office:value-type="float" office:value="3.32673718064135" calcext:value-type="float">
            <text:p>3.3267371806</text:p>
          </table:table-cell>
          <table:table-cell table:formula="of:=COMPLEX(0;TAN([.K150]))" office:value-type="string" office:string-value="0.187289433496465i" calcext:value-type="string">
            <text:p>0.187289433496465i</text:p>
          </table:table-cell>
          <table:table-cell table:formula="of:=IMPRODUCT(IMDIV(IMSUB([.I150];[.$C$2]); IMSUM([.I150]; [.$C$2])); 1-[.$F$1])" office:value-type="string" office:string-value="-0.103054172394525-0.549417663334972i" calcext:value-type="string">
            <text:p>-0.103054172394525-0.549417663334972i</text:p>
          </table:table-cell>
          <table:table-cell table:formula="of:=IMDIV(IMSUM(1;[.M150]);IMSUB(1;[.M150]))" office:value-type="string" office:string-value="0.452736320715488-0.723590023721763i" calcext:value-type="string">
            <text:p>0.452736320715488-0.723590023721763i</text:p>
          </table:table-cell>
          <table:table-cell table:formula="of:=IMSUM([.N150];[.L150])" office:value-type="string" office:string-value="0.452736320715488-0.536300590225298i" calcext:value-type="string">
            <text:p>0.452736320715488-0.536300590225298i</text:p>
          </table:table-cell>
          <table:table-cell table:formula="of:=IMSUM(1;IMPRODUCT([.L150];[.N150]))" office:value-type="string" office:string-value="1.13552076562654+0.0847927290300777i" calcext:value-type="string">
            <text:p>1.13552076562654+0.0847927290300777i</text:p>
          </table:table-cell>
          <table:table-cell table:formula="of:=IMPRODUCT([.$C$2];[.O150];IMDIV(1;[.P150]))" office:value-type="string" office:string-value="18.0710361357314-24.9641599165064i" calcext:value-type="string">
            <text:p>18.0710361357314-24.9641599165064i</text:p>
          </table:table-cell>
          <table:table-cell table:formula="of:=IMDIV(IMPRODUCT([.Q150];[.$F$10]);IMSUM([.Q150];[.$F$10]))" office:value-type="string" office:string-value="18.0620162687854-24.9611925282993i" calcext:value-type="string">
            <text:p>18.0620162687854-24.9611925282993i</text:p>
          </table:table-cell>
          <table:table-cell table:formula="of:=[.B150]" office:value-type="float" office:value="7220" calcext:value-type="float">
            <text:p>7220</text:p>
          </table:table-cell>
          <table:table-cell table:formula="of:=IMREAL([.R150])" office:value-type="float" office:value="18.0620162687854" calcext:value-type="float">
            <text:p>18.0620162688</text:p>
          </table:table-cell>
          <table:table-cell table:formula="of:=IMAGINARY([.R150])" office:value-type="float" office:value="-24.9611925282993" calcext:value-type="float">
            <text:p>-24.9611925283</text:p>
          </table:table-cell>
          <table:table-cell table:formula="of:=IMABS([.R150])" office:value-type="float" office:value="30.8106728931501" calcext:value-type="float">
            <text:p>30.8106728932</text:p>
          </table:table-cell>
        </table:table-row>
        <table:table-row table:style-name="ro1">
          <table:table-cell/>
          <table:table-cell table:formula="of:=[.B150]+[.$C$11]" office:value-type="float" office:value="7224" calcext:value-type="float">
            <text:p>7224</text:p>
          </table:table-cell>
          <table:table-cell table:formula="of:=COMPLEX([.$C$3]/1000;6.284*[.B151]*[.$C$4]/1000)" office:value-type="string" office:string-value="1.7+192.931368i" calcext:value-type="string">
            <text:p>1.7+192.931368i</text:p>
          </table:table-cell>
          <table:table-cell table:formula="of:=COMPLEX(0;-1/6.284/[.B151]/[.$C$5]*1000000000)" office:value-type="string" office:string-value="-200.259626191857i" calcext:value-type="string">
            <text:p>-200.259626191857i</text:p>
          </table:table-cell>
          <table:table-cell table:formula="of:=IMSUM([.C151];[.D151])" office:value-type="string" office:string-value="1.7-7.328258191857i" calcext:value-type="string">
            <text:p>1.7-7.328258191857i</text:p>
          </table:table-cell>
          <table:table-cell table:formula="of:=IMDIV(1;[.E151])" office:value-type="string" office:string-value="0.0300388553690515+0.129489698783682i" calcext:value-type="string">
            <text:p>0.0300388553690515+0.129489698783682i</text:p>
          </table:table-cell>
          <table:table-cell table:formula="of:=COMPLEX(0;-1/6.284/[.B151]/[.$C$6]*1000)" office:value-type="string" office:string-value="-0.10489789943383i" calcext:value-type="string">
            <text:p>-0.10489789943383i</text:p>
          </table:table-cell>
          <table:table-cell table:formula="of:=COMPLEX(0;-1000000000/6.284/[.$F$12]/[.B151]+6.284*[.F$14]*[.B151]*0.001)" office:value-type="string" office:string-value="-19.3048219211043i" calcext:value-type="string">
            <text:p>-19.3048219211043i</text:p>
          </table:table-cell>
          <table:table-cell table:formula="of:=IMSUM(IMDIV(1;IMSUM([.F151];[.G151]));[.H151])" office:value-type="string" office:string-value="19.9317006860921-35.6222340845079i" calcext:value-type="string">
            <text:p>19.9317006860921-35.6222340845079i</text:p>
          </table:table-cell>
          <table:table-cell table:formula="of:=300000/[.B151]" office:value-type="float" office:value="41.5282392026578" calcext:value-type="float">
            <text:p>41.5282392027</text:p>
          </table:table-cell>
          <table:table-cell table:formula="of:=[.$C$1]/[.J151]*2*PI()" office:value-type="float" office:value="3.32858024833146" calcext:value-type="float">
            <text:p>3.3285802483</text:p>
          </table:table-cell>
          <table:table-cell table:formula="of:=COMPLEX(0;TAN([.K151]))" office:value-type="string" office:string-value="0.189197811992152i" calcext:value-type="string">
            <text:p>0.189197811992152i</text:p>
          </table:table-cell>
          <table:table-cell table:formula="of:=IMPRODUCT(IMDIV(IMSUB([.I151];[.$C$2]); IMSUM([.I151]; [.$C$2])); 1-[.$F$1])" office:value-type="string" office:string-value="-0.135367990088179-0.578340636909777i" calcext:value-type="string">
            <text:p>-0.135367990088179-0.578340636909777i</text:p>
          </table:table-cell>
          <table:table-cell table:formula="of:=IMDIV(IMSUM(1;[.M151]);IMSUB(1;[.M151]))" office:value-type="string" office:string-value="0.398634013721842-0.712444681690158i" calcext:value-type="string">
            <text:p>0.398634013721842-0.712444681690158i</text:p>
          </table:table-cell>
          <table:table-cell table:formula="of:=IMSUM([.N151];[.L151])" office:value-type="string" office:string-value="0.398634013721842-0.523246869698006i" calcext:value-type="string">
            <text:p>0.398634013721842-0.523246869698006i</text:p>
          </table:table-cell>
          <table:table-cell table:formula="of:=IMSUM(1;IMPRODUCT([.L151];[.N151]))" office:value-type="string" office:string-value="1.13479297494122+0.075420683181822i" calcext:value-type="string">
            <text:p>1.13479297494122+0.075420683181822i</text:p>
          </table:table-cell>
          <table:table-cell table:formula="of:=IMPRODUCT([.$C$2];[.O151];IMDIV(1;[.P151]))" office:value-type="string" office:string-value="15.9614038698179-24.1155559415764i" calcext:value-type="string">
            <text:p>15.9614038698179-24.1155559415764i</text:p>
          </table:table-cell>
          <table:table-cell table:formula="of:=IMDIV(IMPRODUCT([.Q151];[.$F$10]);IMSUM([.Q151];[.$F$10]))" office:value-type="string" office:string-value="15.9537078079307-24.112287532439i" calcext:value-type="string">
            <text:p>15.9537078079307-24.112287532439i</text:p>
          </table:table-cell>
          <table:table-cell table:formula="of:=[.B151]" office:value-type="float" office:value="7224" calcext:value-type="float">
            <text:p>7224</text:p>
          </table:table-cell>
          <table:table-cell table:formula="of:=IMREAL([.R151])" office:value-type="float" office:value="15.9537078079307" calcext:value-type="float">
            <text:p>15.9537078079</text:p>
          </table:table-cell>
          <table:table-cell table:formula="of:=IMAGINARY([.R151])" office:value-type="float" office:value="-24.112287532439" calcext:value-type="float">
            <text:p>-24.1122875324</text:p>
          </table:table-cell>
          <table:table-cell table:formula="of:=IMABS([.R151])" office:value-type="float" office:value="28.9123365169237" calcext:value-type="float">
            <text:p>28.9123365169</text:p>
          </table:table-cell>
        </table:table-row>
        <table:table-row table:style-name="ro1">
          <table:table-cell/>
          <table:table-cell table:formula="of:=[.B151]+[.$C$11]" office:value-type="float" office:value="7228" calcext:value-type="float">
            <text:p>7228</text:p>
          </table:table-cell>
          <table:table-cell table:formula="of:=COMPLEX([.$C$3]/1000;6.284*[.B152]*[.$C$4]/1000)" office:value-type="string" office:string-value="1.7+193.038196i" calcext:value-type="string">
            <text:p>1.7+193.038196i</text:p>
          </table:table-cell>
          <table:table-cell table:formula="of:=COMPLEX(0;-1/6.284/[.B152]/[.$C$5]*1000000000)" office:value-type="string" office:string-value="-200.148801827612i" calcext:value-type="string">
            <text:p>-200.148801827612i</text:p>
          </table:table-cell>
          <table:table-cell table:formula="of:=IMSUM([.C152];[.D152])" office:value-type="string" office:string-value="1.7-7.11060582761201i" calcext:value-type="string">
            <text:p>1.7-7.11060582761201i</text:p>
          </table:table-cell>
          <table:table-cell table:formula="of:=IMDIV(1;[.E152])" office:value-type="string" office:string-value="0.031805000036099+0.133031069766992i" calcext:value-type="string">
            <text:p>0.031805000036099+0.133031069766992i</text:p>
          </table:table-cell>
          <table:table-cell table:formula="of:=COMPLEX(0;-1/6.284/[.B152]/[.$C$6]*1000)" office:value-type="string" office:string-value="-0.104839848576368i" calcext:value-type="string">
            <text:p>-0.104839848576368i</text:p>
          </table:table-cell>
          <table:table-cell table:formula="of:=COMPLEX(0;-1000000000/6.284/[.$F$12]/[.B152]+6.284*[.F$14]*[.B152]*0.001)" office:value-type="string" office:string-value="-19.2911230810373i" calcext:value-type="string">
            <text:p>-19.2911230810373i</text:p>
          </table:table-cell>
          <table:table-cell table:formula="of:=IMSUM(IMDIV(1;IMSUM([.F152];[.G152]));[.H152])" office:value-type="string" office:string-value="17.6077880603617-34.8982618115477i" calcext:value-type="string">
            <text:p>17.6077880603617-34.8982618115477i</text:p>
          </table:table-cell>
          <table:table-cell table:formula="of:=300000/[.B152]" office:value-type="float" office:value="41.5052573325955" calcext:value-type="float">
            <text:p>41.5052573326</text:p>
          </table:table-cell>
          <table:table-cell table:formula="of:=[.$C$1]/[.J152]*2*PI()" office:value-type="float" office:value="3.33042331602156" calcext:value-type="float">
            <text:p>3.330423316</text:p>
          </table:table-cell>
          <table:table-cell table:formula="of:=COMPLEX(0;TAN([.K152]))" office:value-type="string" office:string-value="0.191107521873465i" calcext:value-type="string">
            <text:p>0.191107521873465i</text:p>
          </table:table-cell>
          <table:table-cell table:formula="of:=IMPRODUCT(IMDIV(IMSUB([.I152];[.$C$2]); IMSUM([.I152]; [.$C$2])); 1-[.$F$1])" office:value-type="string" office:string-value="-0.167926622451573-0.602868548377909i" calcext:value-type="string">
            <text:p>-0.167926622451573-0.602868548377909i</text:p>
          </table:table-cell>
          <table:table-cell table:formula="of:=IMDIV(IMSUM(1;[.M152]);IMSUB(1;[.M152]))" office:value-type="string" office:string-value="0.352155761207234-0.697965236230955i" calcext:value-type="string">
            <text:p>0.352155761207234-0.697965236230955i</text:p>
          </table:table-cell>
          <table:table-cell table:formula="of:=IMSUM([.N152];[.L152])" office:value-type="string" office:string-value="0.352155761207234-0.50685771435749i" calcext:value-type="string">
            <text:p>0.352155761207234-0.50685771435749i</text:p>
          </table:table-cell>
          <table:table-cell table:formula="of:=IMSUM(1;IMPRODUCT([.L152];[.N152]))" office:value-type="string" office:string-value="1.13338640664993+0.0672996148377782i" calcext:value-type="string">
            <text:p>1.13338640664993+0.0672996148377782i</text:p>
          </table:table-cell>
          <table:table-cell table:formula="of:=IMPRODUCT([.$C$2];[.O152];IMDIV(1;[.P152]))" office:value-type="string" office:string-value="14.1578980309958-23.2010077480972i" calcext:value-type="string">
            <text:p>14.1578980309958-23.2010077480972i</text:p>
          </table:table-cell>
          <table:table-cell table:formula="of:=IMDIV(IMPRODUCT([.Q152];[.$F$10]);IMSUM([.Q152];[.$F$10]))" office:value-type="string" office:string-value="14.1513304173708-23.1976291615027i" calcext:value-type="string">
            <text:p>14.1513304173708-23.1976291615027i</text:p>
          </table:table-cell>
          <table:table-cell table:formula="of:=[.B152]" office:value-type="float" office:value="7228" calcext:value-type="float">
            <text:p>7228</text:p>
          </table:table-cell>
          <table:table-cell table:formula="of:=IMREAL([.R152])" office:value-type="float" office:value="14.1513304173708" calcext:value-type="float">
            <text:p>14.1513304174</text:p>
          </table:table-cell>
          <table:table-cell table:formula="of:=IMAGINARY([.R152])" office:value-type="float" office:value="-23.1976291615027" calcext:value-type="float">
            <text:p>-23.1976291615</text:p>
          </table:table-cell>
          <table:table-cell table:formula="of:=IMABS([.R152])" office:value-type="float" office:value="27.1733352994476" calcext:value-type="float">
            <text:p>27.1733352994</text:p>
          </table:table-cell>
        </table:table-row>
        <table:table-row table:style-name="ro1">
          <table:table-cell/>
          <table:table-cell table:formula="of:=[.B152]+[.$C$11]" office:value-type="float" office:value="7232" calcext:value-type="float">
            <text:p>7232</text:p>
          </table:table-cell>
          <table:table-cell table:formula="of:=COMPLEX([.$C$3]/1000;6.284*[.B153]*[.$C$4]/1000)" office:value-type="string" office:string-value="1.7+193.145024i" calcext:value-type="string">
            <text:p>1.7+193.145024i</text:p>
          </table:table-cell>
          <table:table-cell table:formula="of:=COMPLEX(0;-1/6.284/[.B153]/[.$C$5]*1000000000)" office:value-type="string" office:string-value="-200.038100056689i" calcext:value-type="string">
            <text:p>-200.038100056689i</text:p>
          </table:table-cell>
          <table:table-cell table:formula="of:=IMSUM([.C153];[.D153])" office:value-type="string" office:string-value="1.7-6.89307605668898i" calcext:value-type="string">
            <text:p>1.7-6.89307605668898i</text:p>
          </table:table-cell>
          <table:table-cell table:formula="of:=IMDIV(1;[.E153])" office:value-type="string" office:string-value="0.0337271490349486+0.136755178513638i" calcext:value-type="string">
            <text:p>0.0337271490349486+0.136755178513638i</text:p>
          </table:table-cell>
          <table:table-cell table:formula="of:=COMPLEX(0;-1/6.284/[.B153]/[.$C$6]*1000)" office:value-type="string" office:string-value="-0.104781861934456i" calcext:value-type="string">
            <text:p>-0.104781861934456i</text:p>
          </table:table-cell>
          <table:table-cell table:formula="of:=COMPLEX(0;-1000000000/6.284/[.$F$12]/[.B153]+6.284*[.F$14]*[.B153]*0.001)" office:value-type="string" office:string-value="-19.2774377262358i" calcext:value-type="string">
            <text:p>-19.2774377262358i</text:p>
          </table:table-cell>
          <table:table-cell table:formula="of:=IMSUM(IMDIV(1;IMSUM([.F153];[.G153]));[.H153])" office:value-type="string" office:string-value="15.6157687571392-34.0811769210886i" calcext:value-type="string">
            <text:p>15.6157687571392-34.0811769210886i</text:p>
          </table:table-cell>
          <table:table-cell table:formula="of:=300000/[.B153]" office:value-type="float" office:value="41.4823008849558" calcext:value-type="float">
            <text:p>41.482300885</text:p>
          </table:table-cell>
          <table:table-cell table:formula="of:=[.$C$1]/[.J153]*2*PI()" office:value-type="float" office:value="3.33226638371167" calcext:value-type="float">
            <text:p>3.3322663837</text:p>
          </table:table-cell>
          <table:table-cell table:formula="of:=COMPLEX(0;TAN([.K153]))" office:value-type="string" office:string-value="0.193018577521998i" calcext:value-type="string">
            <text:p>0.193018577521998i</text:p>
          </table:table-cell>
          <table:table-cell table:formula="of:=IMPRODUCT(IMDIV(IMSUB([.I153];[.$C$2]); IMSUM([.I153]; [.$C$2])); 1-[.$F$1])" office:value-type="string" office:string-value="-0.200224988069119-0.623403199235466i" calcext:value-type="string">
            <text:p>-0.200224988069119-0.623403199235466i</text:p>
          </table:table-cell>
          <table:table-cell table:formula="of:=IMDIV(IMSUM(1;[.M153]);IMSUB(1;[.M153]))" office:value-type="string" office:string-value="0.312315375142784-0.681623538421771i" calcext:value-type="string">
            <text:p>0.312315375142784-0.681623538421771i</text:p>
          </table:table-cell>
          <table:table-cell table:formula="of:=IMSUM([.N153];[.L153])" office:value-type="string" office:string-value="0.312315375142784-0.488604960899773i" calcext:value-type="string">
            <text:p>0.312315375142784-0.488604960899773i</text:p>
          </table:table-cell>
          <table:table-cell table:formula="of:=IMSUM(1;IMPRODUCT([.L153];[.N153]))" office:value-type="string" office:string-value="1.13156600579168+0.0602826694483094i" calcext:value-type="string">
            <text:p>1.13156600579168+0.0602826694483094i</text:p>
          </table:table-cell>
          <table:table-cell table:formula="of:=IMPRODUCT([.$C$2];[.O153];IMDIV(1;[.P153]))" office:value-type="string" office:string-value="12.6141733308169-22.2617717016249i" calcext:value-type="string">
            <text:p>12.6141733308169-22.2617717016249i</text:p>
          </table:table-cell>
          <table:table-cell table:formula="of:=IMDIV(IMPRODUCT([.Q153];[.$F$10]);IMSUM([.Q153];[.$F$10]))" office:value-type="string" office:string-value="12.6085586720819-22.2584070176687i" calcext:value-type="string">
            <text:p>12.6085586720819-22.2584070176687i</text:p>
          </table:table-cell>
          <table:table-cell table:formula="of:=[.B153]" office:value-type="float" office:value="7232" calcext:value-type="float">
            <text:p>7232</text:p>
          </table:table-cell>
          <table:table-cell table:formula="of:=IMREAL([.R153])" office:value-type="float" office:value="12.6085586720819" calcext:value-type="float">
            <text:p>12.6085586721</text:p>
          </table:table-cell>
          <table:table-cell table:formula="of:=IMAGINARY([.R153])" office:value-type="float" office:value="-22.2584070176687" calcext:value-type="float">
            <text:p>-22.2584070177</text:p>
          </table:table-cell>
          <table:table-cell table:formula="of:=IMABS([.R153])" office:value-type="float" office:value="25.5814861716737" calcext:value-type="float">
            <text:p>25.5814861717</text:p>
          </table:table-cell>
        </table:table-row>
        <table:table-row table:style-name="ro1">
          <table:table-cell/>
          <table:table-cell table:formula="of:=[.B153]+[.$C$11]" office:value-type="float" office:value="7236" calcext:value-type="float">
            <text:p>7236</text:p>
          </table:table-cell>
          <table:table-cell table:formula="of:=COMPLEX([.$C$3]/1000;6.284*[.B154]*[.$C$4]/1000)" office:value-type="string" office:string-value="1.7+193.251852i" calcext:value-type="string">
            <text:p>1.7+193.251852i</text:p>
          </table:table-cell>
          <table:table-cell table:formula="of:=COMPLEX(0;-1/6.284/[.B154]/[.$C$5]*1000000000)" office:value-type="string" office:string-value="-199.927520675784i" calcext:value-type="string">
            <text:p>-199.927520675784i</text:p>
          </table:table-cell>
          <table:table-cell table:formula="of:=IMSUM([.C154];[.D154])" office:value-type="string" office:string-value="1.7-6.67566867578398i" calcext:value-type="string">
            <text:p>1.7-6.67566867578398i</text:p>
          </table:table-cell>
          <table:table-cell table:formula="of:=IMDIV(1;[.E154])" office:value-type="string" office:string-value="0.0358237496451135+0.14067499020883i" calcext:value-type="string">
            <text:p>0.0358237496451135+0.14067499020883i</text:p>
          </table:table-cell>
          <table:table-cell table:formula="of:=COMPLEX(0;-1/6.284/[.B154]/[.$C$6]*1000)" office:value-type="string" office:string-value="-0.104723939401601i" calcext:value-type="string">
            <text:p>-0.104723939401601i</text:p>
          </table:table-cell>
          <table:table-cell table:formula="of:=COMPLEX(0;-1000000000/6.284/[.$F$12]/[.B154]+6.284*[.F$14]*[.B154]*0.001)" office:value-type="string" office:string-value="-19.2637658343363i" calcext:value-type="string">
            <text:p>-19.2637658343363i</text:p>
          </table:table-cell>
          <table:table-cell table:formula="of:=IMSUM(IMDIV(1;IMSUM([.F154];[.G154]));[.H154])" office:value-type="string" office:string-value="13.9077118208849-33.220899278996i" calcext:value-type="string">
            <text:p>13.9077118208849-33.220899278996i</text:p>
          </table:table-cell>
          <table:table-cell table:formula="of:=300000/[.B154]" office:value-type="float" office:value="41.4593698175788" calcext:value-type="float">
            <text:p>41.4593698176</text:p>
          </table:table-cell>
          <table:table-cell table:formula="of:=[.$C$1]/[.J154]*2*PI()" office:value-type="float" office:value="3.33410945140178" calcext:value-type="float">
            <text:p>3.3341094514</text:p>
          </table:table-cell>
          <table:table-cell table:formula="of:=COMPLEX(0;TAN([.K154]))" office:value-type="string" office:string-value="0.194930993357919i" calcext:value-type="string">
            <text:p>0.194930993357919i</text:p>
          </table:table-cell>
          <table:table-cell table:formula="of:=IMPRODUCT(IMDIV(IMSUB([.I154];[.$C$2]); IMSUM([.I154]; [.$C$2])); 1-[.$F$1])" office:value-type="string" office:string-value="-0.231879002492612-0.640362909259148i" calcext:value-type="string">
            <text:p>-0.231879002492612-0.640362909259148i</text:p>
          </table:table-cell>
          <table:table-cell table:formula="of:=IMDIV(IMSUM(1;[.M154]);IMSUB(1;[.M154]))" office:value-type="string" office:string-value="0.278154236417698-0.664417985579921i" calcext:value-type="string">
            <text:p>0.278154236417698-0.664417985579921i</text:p>
          </table:table-cell>
          <table:table-cell table:formula="of:=IMSUM([.N154];[.L154])" office:value-type="string" office:string-value="0.278154236417698-0.469486992222002i" calcext:value-type="string">
            <text:p>0.278154236417698-0.469486992222002i</text:p>
          </table:table-cell>
          <table:table-cell table:formula="of:=IMSUM(1;IMPRODUCT([.L154];[.N154]))" office:value-type="string" office:string-value="1.12951565793396+0.0542208816116153i" calcext:value-type="string">
            <text:p>1.12951565793396+0.0542208816116153i</text:p>
          </table:table-cell>
          <table:table-cell table:formula="of:=IMPRODUCT([.$C$2];[.O154];IMDIV(1;[.P154]))" office:value-type="string" office:string-value="11.2893285242745-21.3245976603342i" calcext:value-type="string">
            <text:p>11.2893285242745-21.3245976603342i</text:p>
          </table:table-cell>
          <table:table-cell table:formula="of:=IMDIV(IMPRODUCT([.Q154];[.$F$10]);IMSUM([.Q154];[.$F$10]))" office:value-type="string" office:string-value="11.2845150642924-21.3213248868365i" calcext:value-type="string">
            <text:p>11.2845150642924-21.3213248868365i</text:p>
          </table:table-cell>
          <table:table-cell table:formula="of:=[.B154]" office:value-type="float" office:value="7236" calcext:value-type="float">
            <text:p>7236</text:p>
          </table:table-cell>
          <table:table-cell table:formula="of:=IMREAL([.R154])" office:value-type="float" office:value="11.2845150642924" calcext:value-type="float">
            <text:p>11.2845150643</text:p>
          </table:table-cell>
          <table:table-cell table:formula="of:=IMAGINARY([.R154])" office:value-type="float" office:value="-21.3213248868365" calcext:value-type="float">
            <text:p>-21.3213248868</text:p>
          </table:table-cell>
          <table:table-cell table:formula="of:=IMABS([.R154])" office:value-type="float" office:value="24.1234154954533" calcext:value-type="float">
            <text:p>24.1234154955</text:p>
          </table:table-cell>
        </table:table-row>
        <table:table-row table:style-name="ro1">
          <table:table-cell/>
          <table:table-cell table:formula="of:=[.B154]+[.$C$11]" office:value-type="float" office:value="7240" calcext:value-type="float">
            <text:p>7240</text:p>
          </table:table-cell>
          <table:table-cell table:formula="of:=COMPLEX([.$C$3]/1000;6.284*[.B155]*[.$C$4]/1000)" office:value-type="string" office:string-value="1.7+193.35868i" calcext:value-type="string">
            <text:p>1.7+193.35868i</text:p>
          </table:table-cell>
          <table:table-cell table:formula="of:=COMPLEX(0;-1/6.284/[.B155]/[.$C$5]*1000000000)" office:value-type="string" office:string-value="-199.817063482041i" calcext:value-type="string">
            <text:p>-199.817063482041i</text:p>
          </table:table-cell>
          <table:table-cell table:formula="of:=IMSUM([.C155];[.D155])" office:value-type="string" office:string-value="1.7-6.458383482041i" calcext:value-type="string">
            <text:p>1.7-6.458383482041i</text:p>
          </table:table-cell>
          <table:table-cell table:formula="of:=IMDIV(1;[.E155])" office:value-type="string" office:string-value="0.038115978995021+0.144804475966627i" calcext:value-type="string">
            <text:p>0.038115978995021+0.144804475966627i</text:p>
          </table:table-cell>
          <table:table-cell table:formula="of:=COMPLEX(0;-1/6.284/[.B155]/[.$C$6]*1000)" office:value-type="string" office:string-value="-0.104666080871545i" calcext:value-type="string">
            <text:p>-0.104666080871545i</text:p>
          </table:table-cell>
          <table:table-cell table:formula="of:=COMPLEX(0;-1000000000/6.284/[.$F$12]/[.B155]+6.284*[.F$14]*[.B155]*0.001)" office:value-type="string" office:string-value="-19.2501073830245i" calcext:value-type="string">
            <text:p>-19.2501073830245i</text:p>
          </table:table-cell>
          <table:table-cell table:formula="of:=IMSUM(IMDIV(1;IMSUM([.F155];[.G155]));[.H155])" office:value-type="string" office:string-value="12.4402713575608-32.3504537470792i" calcext:value-type="string">
            <text:p>12.4402713575608-32.3504537470792i</text:p>
          </table:table-cell>
          <table:table-cell table:formula="of:=300000/[.B155]" office:value-type="float" office:value="41.4364640883978" calcext:value-type="float">
            <text:p>41.4364640884</text:p>
          </table:table-cell>
          <table:table-cell table:formula="of:=[.$C$1]/[.J155]*2*PI()" office:value-type="float" office:value="3.33595251909188" calcext:value-type="float">
            <text:p>3.3359525191</text:p>
          </table:table-cell>
          <table:table-cell table:formula="of:=COMPLEX(0;TAN([.K155]))" office:value-type="string" office:string-value="0.196844783840427i" calcext:value-type="string">
            <text:p>0.196844783840427i</text:p>
          </table:table-cell>
          <table:table-cell table:formula="of:=IMPRODUCT(IMDIV(IMSUB([.I155];[.$C$2]); IMSUM([.I155]; [.$C$2])); 1-[.$F$1])" office:value-type="string" office:string-value="-0.26260842792545-0.654160442615192i" calcext:value-type="string">
            <text:p>-0.26260842792545-0.654160442615192i</text:p>
          </table:table-cell>
          <table:table-cell table:formula="of:=IMDIV(IMSUM(1;[.M155]);IMSUB(1;[.M155]))" office:value-type="string" office:string-value="0.248805427151216-0.647009074941585i" calcext:value-type="string">
            <text:p>0.248805427151216-0.647009074941585i</text:p>
          </table:table-cell>
          <table:table-cell table:formula="of:=IMSUM([.N155];[.L155])" office:value-type="string" office:string-value="0.248805427151216-0.450164291101158i" calcext:value-type="string">
            <text:p>0.248805427151216-0.450164291101158i</text:p>
          </table:table-cell>
          <table:table-cell table:formula="of:=IMSUM(1;IMPRODUCT([.L155];[.N155]))" office:value-type="string" office:string-value="1.12736036149967+0.0489760505259062i" calcext:value-type="string">
            <text:p>1.12736036149967+0.0489760505259062i</text:p>
          </table:table-cell>
          <table:table-cell table:formula="of:=IMPRODUCT([.$C$2];[.O155];IMDIV(1;[.P155]))" office:value-type="string" office:string-value="10.1483539147372-20.4062885611289i" calcext:value-type="string">
            <text:p>10.1483539147372-20.4062885611289i</text:p>
          </table:table-cell>
          <table:table-cell table:formula="of:=IMDIV(IMPRODUCT([.Q155];[.$F$10]);IMSUM([.Q155];[.$F$10]))" office:value-type="string" office:string-value="10.1442132315804-20.4031544738712i" calcext:value-type="string">
            <text:p>10.1442132315804-20.4031544738712i</text:p>
          </table:table-cell>
          <table:table-cell table:formula="of:=[.B155]" office:value-type="float" office:value="7240" calcext:value-type="float">
            <text:p>7240</text:p>
          </table:table-cell>
          <table:table-cell table:formula="of:=IMREAL([.R155])" office:value-type="float" office:value="10.1442132315804" calcext:value-type="float">
            <text:p>10.1442132316</text:p>
          </table:table-cell>
          <table:table-cell table:formula="of:=IMAGINARY([.R155])" office:value-type="float" office:value="-20.4031544738712" calcext:value-type="float">
            <text:p>-20.4031544739</text:p>
          </table:table-cell>
          <table:table-cell table:formula="of:=IMABS([.R155])" office:value-type="float" office:value="22.7858239827403" calcext:value-type="float">
            <text:p>22.7858239827</text:p>
          </table:table-cell>
        </table:table-row>
        <table:table-row table:style-name="ro1">
          <table:table-cell/>
          <table:table-cell table:formula="of:=[.B155]+[.$C$11]" office:value-type="float" office:value="7244" calcext:value-type="float">
            <text:p>7244</text:p>
          </table:table-cell>
          <table:table-cell table:formula="of:=COMPLEX([.$C$3]/1000;6.284*[.B156]*[.$C$4]/1000)" office:value-type="string" office:string-value="1.7+193.465508i" calcext:value-type="string">
            <text:p>1.7+193.465508i</text:p>
          </table:table-cell>
          <table:table-cell table:formula="of:=COMPLEX(0;-1/6.284/[.B156]/[.$C$5]*1000000000)" office:value-type="string" office:string-value="-199.70672827305i" calcext:value-type="string">
            <text:p>-199.70672827305i</text:p>
          </table:table-cell>
          <table:table-cell table:formula="of:=IMSUM([.C156];[.D156])" office:value-type="string" office:string-value="1.7-6.24122027305i" calcext:value-type="string">
            <text:p>1.7-6.24122027305i</text:p>
          </table:table-cell>
          <table:table-cell table:formula="of:=IMDIV(1;[.E156])" office:value-type="string" office:string-value="0.0406282266237424+0.149158653918924i" calcext:value-type="string">
            <text:p>0.0406282266237424+0.149158653918924i</text:p>
          </table:table-cell>
          <table:table-cell table:formula="of:=COMPLEX(0;-1/6.284/[.B156]/[.$C$6]*1000)" office:value-type="string" office:string-value="-0.104608286238264i" calcext:value-type="string">
            <text:p>-0.104608286238264i</text:p>
          </table:table-cell>
          <table:table-cell table:formula="of:=COMPLEX(0;-1000000000/6.284/[.$F$12]/[.B156]+6.284*[.F$14]*[.B156]*0.001)" office:value-type="string" office:string-value="-19.2364623500355i" calcext:value-type="string">
            <text:p>-19.2364623500355i</text:p>
          </table:table-cell>
          <table:table-cell table:formula="of:=IMSUM(IMDIV(1;IMSUM([.F156];[.G156]));[.H156])" office:value-type="string" office:string-value="11.1757605965487-31.4911011827411i" calcext:value-type="string">
            <text:p>11.1757605965487-31.4911011827411i</text:p>
          </table:table-cell>
          <table:table-cell table:formula="of:=300000/[.B156]" office:value-type="float" office:value="41.413583655439" calcext:value-type="float">
            <text:p>41.4135836554</text:p>
          </table:table-cell>
          <table:table-cell table:formula="of:=[.$C$1]/[.J156]*2*PI()" office:value-type="float" office:value="3.33779558678199" calcext:value-type="float">
            <text:p>3.3377955868</text:p>
          </table:table-cell>
          <table:table-cell table:formula="of:=COMPLEX(0;TAN([.K156]))" office:value-type="string" office:string-value="0.198759963468205i" calcext:value-type="string">
            <text:p>0.198759963468205i</text:p>
          </table:table-cell>
          <table:table-cell table:formula="of:=IMPRODUCT(IMDIV(IMSUB([.I156];[.$C$2]); IMSUM([.I156]; [.$C$2])); 1-[.$F$1])" office:value-type="string" office:string-value="-0.292219106309283-0.665188339797326i" calcext:value-type="string">
            <text:p>-0.292219106309283-0.665188339797326i</text:p>
          </table:table-cell>
          <table:table-cell table:formula="of:=IMDIV(IMSUM(1;[.M156]);IMSUB(1;[.M156]))" office:value-type="string" office:string-value="0.223515211930974-0.629822023654824i" calcext:value-type="string">
            <text:p>0.223515211930974-0.629822023654824i</text:p>
          </table:table-cell>
          <table:table-cell table:formula="of:=IMSUM([.N156];[.L156])" office:value-type="string" office:string-value="0.223515211930974-0.431062060186619i" calcext:value-type="string">
            <text:p>0.223515211930974-0.431062060186619i</text:p>
          </table:table-cell>
          <table:table-cell table:formula="of:=IMSUM(1;IMPRODUCT([.L156];[.N156]))" office:value-type="string" office:string-value="1.1251834024131+0.0444258753579885i" calcext:value-type="string">
            <text:p>1.1251834024131+0.0444258753579885i</text:p>
          </table:table-cell>
          <table:table-cell table:formula="of:=IMPRODUCT([.$C$2];[.O156];IMDIV(1;[.P156]))" office:value-type="string" office:string-value="9.16179881821492-19.5169284354778i" calcext:value-type="string">
            <text:p>9.16179881821492-19.5169284354778i</text:p>
          </table:table-cell>
          <table:table-cell table:formula="of:=IMDIV(IMPRODUCT([.Q156];[.$F$10]);IMSUM([.Q156];[.$F$10]))" office:value-type="string" office:string-value="9.15822354886687-19.5139589383988i" calcext:value-type="string">
            <text:p>9.15822354886687-19.5139589383988i</text:p>
          </table:table-cell>
          <table:table-cell table:formula="of:=[.B156]" office:value-type="float" office:value="7244" calcext:value-type="float">
            <text:p>7244</text:p>
          </table:table-cell>
          <table:table-cell table:formula="of:=IMREAL([.R156])" office:value-type="float" office:value="9.15822354886687" calcext:value-type="float">
            <text:p>9.1582235489</text:p>
          </table:table-cell>
          <table:table-cell table:formula="of:=IMAGINARY([.R156])" office:value-type="float" office:value="-19.5139589383988" calcext:value-type="float">
            <text:p>-19.5139589384</text:p>
          </table:table-cell>
          <table:table-cell table:formula="of:=IMABS([.R156])" office:value-type="float" office:value="21.55615114116" calcext:value-type="float">
            <text:p>21.5561511412</text:p>
          </table:table-cell>
        </table:table-row>
        <table:table-row table:style-name="ro1">
          <table:table-cell/>
          <table:table-cell table:formula="of:=[.B156]+[.$C$11]" office:value-type="float" office:value="7248" calcext:value-type="float">
            <text:p>7248</text:p>
          </table:table-cell>
          <table:table-cell table:formula="of:=COMPLEX([.$C$3]/1000;6.284*[.B157]*[.$C$4]/1000)" office:value-type="string" office:string-value="1.7+193.572336i" calcext:value-type="string">
            <text:p>1.7+193.572336i</text:p>
          </table:table-cell>
          <table:table-cell table:formula="of:=COMPLEX(0;-1/6.284/[.B157]/[.$C$5]*1000000000)" office:value-type="string" office:string-value="-199.596514846851i" calcext:value-type="string">
            <text:p>-199.596514846851i</text:p>
          </table:table-cell>
          <table:table-cell table:formula="of:=IMSUM([.C157];[.D157])" office:value-type="string" office:string-value="1.7-6.02417884685099i" calcext:value-type="string">
            <text:p>1.7-6.02417884685099i</text:p>
          </table:table-cell>
          <table:table-cell table:formula="of:=IMDIV(1;[.E157])" office:value-type="string" office:string-value="0.0433886751524758+0.153753611203785i" calcext:value-type="string">
            <text:p>0.0433886751524758+0.153753611203785i</text:p>
          </table:table-cell>
          <table:table-cell table:formula="of:=COMPLEX(0;-1/6.284/[.B157]/[.$C$6]*1000)" office:value-type="string" office:string-value="-0.10455055539597i" calcext:value-type="string">
            <text:p>-0.10455055539597i</text:p>
          </table:table-cell>
          <table:table-cell table:formula="of:=COMPLEX(0;-1000000000/6.284/[.$F$12]/[.B157]+6.284*[.F$14]*[.B157]*0.001)" office:value-type="string" office:string-value="-19.2228307131536i" calcext:value-type="string">
            <text:p>-19.2228307131536i</text:p>
          </table:table-cell>
          <table:table-cell table:formula="of:=IMSUM(IMDIV(1;IMSUM([.F157];[.G157]));[.H157])" office:value-type="string" office:string-value="10.0821413650668-30.6560483097816i" calcext:value-type="string">
            <text:p>10.0821413650668-30.6560483097816i</text:p>
          </table:table-cell>
          <table:table-cell table:formula="of:=300000/[.B157]" office:value-type="float" office:value="41.3907284768212" calcext:value-type="float">
            <text:p>41.3907284768</text:p>
          </table:table-cell>
          <table:table-cell table:formula="of:=[.$C$1]/[.J157]*2*PI()" office:value-type="float" office:value="3.33963865447209" calcext:value-type="float">
            <text:p>3.3396386545</text:p>
          </table:table-cell>
          <table:table-cell table:formula="of:=COMPLEX(0;TAN([.K157]))" office:value-type="string" office:string-value="0.200676546779883i" calcext:value-type="string">
            <text:p>0.200676546779883i</text:p>
          </table:table-cell>
          <table:table-cell table:formula="of:=IMPRODUCT(IMDIV(IMSUB([.I157];[.$C$2]); IMSUM([.I157]; [.$C$2])); 1-[.$F$1])" office:value-type="string" office:string-value="-0.320586172681402-0.673810097096322i" calcext:value-type="string">
            <text:p>-0.320586172681402-0.673810097096322i</text:p>
          </table:table-cell>
          <table:table-cell table:formula="of:=IMDIV(IMSUM(1;[.M157]);IMSUB(1;[.M157]))" office:value-type="string" office:string-value="0.201642827301336-0.613120966195633i" calcext:value-type="string">
            <text:p>0.201642827301336-0.613120966195633i</text:p>
          </table:table-cell>
          <table:table-cell table:formula="of:=IMSUM([.N157];[.L157])" office:value-type="string" office:string-value="0.201642827301336-0.41244441941575i" calcext:value-type="string">
            <text:p>0.201642827301336-0.41244441941575i</text:p>
          </table:table-cell>
          <table:table-cell table:formula="of:=IMSUM(1;IMPRODUCT([.L157];[.N157]))" office:value-type="string" office:string-value="1.12303899825449+0.0404649862657644i" calcext:value-type="string">
            <text:p>1.12303899825449+0.0404649862657644i</text:p>
          </table:table-cell>
          <table:table-cell table:formula="of:=IMPRODUCT([.$C$2];[.O157];IMDIV(1;[.P157]))" office:value-type="string" office:string-value="8.30512473712101-18.6621192690418i" calcext:value-type="string">
            <text:p>8.30512473712101-18.6621192690418i</text:p>
          </table:table-cell>
          <table:table-cell table:formula="of:=IMDIV(IMPRODUCT([.Q157];[.$F$10]);IMSUM([.Q157];[.$F$10]))" office:value-type="string" office:string-value="8.30202569185253-18.6593265089357i" calcext:value-type="string">
            <text:p>8.30202569185253-18.6593265089357i</text:p>
          </table:table-cell>
          <table:table-cell table:formula="of:=[.B157]" office:value-type="float" office:value="7248" calcext:value-type="float">
            <text:p>7248</text:p>
          </table:table-cell>
          <table:table-cell table:formula="of:=IMREAL([.R157])" office:value-type="float" office:value="8.30202569185253" calcext:value-type="float">
            <text:p>8.3020256919</text:p>
          </table:table-cell>
          <table:table-cell table:formula="of:=IMAGINARY([.R157])" office:value-type="float" office:value="-18.6593265089357" calcext:value-type="float">
            <text:p>-18.6593265089</text:p>
          </table:table-cell>
          <table:table-cell table:formula="of:=IMABS([.R157])" office:value-type="float" office:value="20.422881685875" calcext:value-type="float">
            <text:p>20.4228816859</text:p>
          </table:table-cell>
        </table:table-row>
        <table:table-row table:style-name="ro1">
          <table:table-cell/>
          <table:table-cell table:formula="of:=[.B157]+[.$C$11]" office:value-type="float" office:value="7252" calcext:value-type="float">
            <text:p>7252</text:p>
          </table:table-cell>
          <table:table-cell table:formula="of:=COMPLEX([.$C$3]/1000;6.284*[.B158]*[.$C$4]/1000)" office:value-type="string" office:string-value="1.7+193.679164i" calcext:value-type="string">
            <text:p>1.7+193.679164i</text:p>
          </table:table-cell>
          <table:table-cell table:formula="of:=COMPLEX(0;-1/6.284/[.B158]/[.$C$5]*1000000000)" office:value-type="string" office:string-value="-199.486423001927i" calcext:value-type="string">
            <text:p>-199.486423001927i</text:p>
          </table:table-cell>
          <table:table-cell table:formula="of:=IMSUM([.C158];[.D158])" office:value-type="string" office:string-value="1.7-5.80725900192698i" calcext:value-type="string">
            <text:p>1.7-5.80725900192698i</text:p>
          </table:table-cell>
          <table:table-cell table:formula="of:=IMDIV(1;[.E158])" office:value-type="string" office:string-value="0.0464300011506202+0.158606495377305i" calcext:value-type="string">
            <text:p>0.0464300011506202+0.158606495377305i</text:p>
          </table:table-cell>
          <table:table-cell table:formula="of:=COMPLEX(0;-1/6.284/[.B158]/[.$C$6]*1000)" office:value-type="string" office:string-value="-0.104492888239105i" calcext:value-type="string">
            <text:p>-0.104492888239105i</text:p>
          </table:table-cell>
          <table:table-cell table:formula="of:=COMPLEX(0;-1000000000/6.284/[.$F$12]/[.B158]+6.284*[.F$14]*[.B158]*0.001)" office:value-type="string" office:string-value="-19.209212450212i" calcext:value-type="string">
            <text:p>-19.209212450212i</text:p>
          </table:table-cell>
          <table:table-cell table:formula="of:=IMSUM(IMDIV(1;IMSUM([.F158];[.G158]));[.H158])" office:value-type="string" office:string-value="9.13252363279057-29.8530587521317i" calcext:value-type="string">
            <text:p>9.13252363279057-29.8530587521317i</text:p>
          </table:table-cell>
          <table:table-cell table:formula="of:=300000/[.B158]" office:value-type="float" office:value="41.3678985107557" calcext:value-type="float">
            <text:p>41.3678985108</text:p>
          </table:table-cell>
          <table:table-cell table:formula="of:=[.$C$1]/[.J158]*2*PI()" office:value-type="float" office:value="3.3414817221622" calcext:value-type="float">
            <text:p>3.3414817222</text:p>
          </table:table-cell>
          <table:table-cell table:formula="of:=COMPLEX(0;TAN([.K158]))" office:value-type="string" office:string-value="0.202594548354495i" calcext:value-type="string">
            <text:p>0.202594548354495i</text:p>
          </table:table-cell>
          <table:table-cell table:formula="of:=IMPRODUCT(IMDIV(IMSUB([.I158];[.$C$2]); IMSUM([.I158]; [.$C$2])); 1-[.$F$1])" office:value-type="string" office:string-value="-0.347639107111216-0.680355698855243i" calcext:value-type="string">
            <text:p>-0.347639107111216-0.680355698855243i</text:p>
          </table:table-cell>
          <table:table-cell table:formula="of:=IMDIV(IMSUM(1;[.M158]);IMSUB(1;[.M158]))" office:value-type="string" office:string-value="0.182650472655813-0.597061175042632i" calcext:value-type="string">
            <text:p>0.182650472655813-0.597061175042632i</text:p>
          </table:table-cell>
          <table:table-cell table:formula="of:=IMSUM([.N158];[.L158])" office:value-type="string" office:string-value="0.182650472655813-0.394466626688137i" calcext:value-type="string">
            <text:p>0.182650472655813-0.394466626688137i</text:p>
          </table:table-cell>
          <table:table-cell table:formula="of:=IMSUM(1;IMPRODUCT([.L158];[.N158]))" office:value-type="string" office:string-value="1.12096133909777+0.0370039900144395i" calcext:value-type="string">
            <text:p>1.12096133909777+0.0370039900144395i</text:p>
          </table:table-cell>
          <table:table-cell table:formula="of:=IMPRODUCT([.$C$2];[.O158];IMDIV(1;[.P158]))" office:value-type="string" office:string-value="7.55798191653724-17.844510889087i" calcext:value-type="string">
            <text:p>7.55798191653724-17.844510889087i</text:p>
          </table:table-cell>
          <table:table-cell table:formula="of:=IMDIV(IMPRODUCT([.Q158];[.$F$10]);IMSUM([.Q158];[.$F$10]))" office:value-type="string" office:string-value="7.55528519844887-17.8418980906005i" calcext:value-type="string">
            <text:p>7.55528519844887-17.8418980906005i</text:p>
          </table:table-cell>
          <table:table-cell table:formula="of:=[.B158]" office:value-type="float" office:value="7252" calcext:value-type="float">
            <text:p>7252</text:p>
          </table:table-cell>
          <table:table-cell table:formula="of:=IMREAL([.R158])" office:value-type="float" office:value="7.55528519844887" calcext:value-type="float">
            <text:p>7.5552851984</text:p>
          </table:table-cell>
          <table:table-cell table:formula="of:=IMAGINARY([.R158])" office:value-type="float" office:value="-17.8418980906005" calcext:value-type="float">
            <text:p>-17.8418980906</text:p>
          </table:table-cell>
          <table:table-cell table:formula="of:=IMABS([.R158])" office:value-type="float" office:value="19.3756461029116" calcext:value-type="float">
            <text:p>19.3756461029</text:p>
          </table:table-cell>
        </table:table-row>
        <table:table-row table:style-name="ro1">
          <table:table-cell/>
          <table:table-cell table:formula="of:=[.B158]+[.$C$11]" office:value-type="float" office:value="7256" calcext:value-type="float">
            <text:p>7256</text:p>
          </table:table-cell>
          <table:table-cell table:formula="of:=COMPLEX([.$C$3]/1000;6.284*[.B159]*[.$C$4]/1000)" office:value-type="string" office:string-value="1.7+193.785992i" calcext:value-type="string">
            <text:p>1.7+193.785992i</text:p>
          </table:table-cell>
          <table:table-cell table:formula="of:=COMPLEX(0;-1/6.284/[.B159]/[.$C$5]*1000000000)" office:value-type="string" office:string-value="-199.376452537207i" calcext:value-type="string">
            <text:p>-199.376452537207i</text:p>
          </table:table-cell>
          <table:table-cell table:formula="of:=IMSUM([.C159];[.D159])" office:value-type="string" office:string-value="1.7-5.59046053720701i" calcext:value-type="string">
            <text:p>1.7-5.59046053720701i</text:p>
          </table:table-cell>
          <table:table-cell table:formula="of:=IMDIV(1;[.E159])" office:value-type="string" office:string-value="0.0497902235109596+0.163735458633374i" calcext:value-type="string">
            <text:p>0.0497902235109596+0.163735458633374i</text:p>
          </table:table-cell>
          <table:table-cell table:formula="of:=COMPLEX(0;-1/6.284/[.B159]/[.$C$6]*1000)" office:value-type="string" office:string-value="-0.104435284662347i" calcext:value-type="string">
            <text:p>-0.104435284662347i</text:p>
          </table:table-cell>
          <table:table-cell table:formula="of:=COMPLEX(0;-1000000000/6.284/[.$F$12]/[.B159]+6.284*[.F$14]*[.B159]*0.001)" office:value-type="string" office:string-value="-19.1956075390928i" calcext:value-type="string">
            <text:p>-19.1956075390928i</text:p>
          </table:table-cell>
          <table:table-cell table:formula="of:=IMSUM(IMDIV(1;IMSUM([.F159];[.G159]));[.H159])" office:value-type="string" office:string-value="8.3044923936096-29.0862609436456i" calcext:value-type="string">
            <text:p>8.3044923936096-29.0862609436456i</text:p>
          </table:table-cell>
          <table:table-cell table:formula="of:=300000/[.B159]" office:value-type="float" office:value="41.3450937155458" calcext:value-type="float">
            <text:p>41.3450937155</text:p>
          </table:table-cell>
          <table:table-cell table:formula="of:=[.$C$1]/[.J159]*2*PI()" office:value-type="float" office:value="3.34332478985231" calcext:value-type="float">
            <text:p>3.3433247899</text:p>
          </table:table-cell>
          <table:table-cell table:formula="of:=COMPLEX(0;TAN([.K159]))" office:value-type="string" office:string-value="0.204513982811945i" calcext:value-type="string">
            <text:p>0.204513982811945i</text:p>
          </table:table-cell>
          <table:table-cell table:formula="of:=IMPRODUCT(IMDIV(IMSUB([.I159];[.$C$2]); IMSUM([.I159]; [.$C$2])); 1-[.$F$1])" office:value-type="string" office:string-value="-0.373348970024777-0.685120217480974i" calcext:value-type="string">
            <text:p>-0.373348970024777-0.685120217480974i</text:p>
          </table:table-cell>
          <table:table-cell table:formula="of:=IMDIV(IMSUM(1;[.M159]);IMSUB(1;[.M159]))" office:value-type="string" office:string-value="0.166089847872192-0.581725218872911i" calcext:value-type="string">
            <text:p>0.166089847872192-0.581725218872911i</text:p>
          </table:table-cell>
          <table:table-cell table:formula="of:=IMSUM([.N159];[.L159])" office:value-type="string" office:string-value="0.166089847872192-0.377211236060966i" calcext:value-type="string">
            <text:p>0.166089847872192-0.377211236060966i</text:p>
          </table:table-cell>
          <table:table-cell table:formula="of:=IMSUM(1;IMPRODUCT([.L159];[.N159]))" office:value-type="string" office:string-value="1.11897094141385+0.0339676962929721i" calcext:value-type="string">
            <text:p>1.11897094141385+0.0339676962929721i</text:p>
          </table:table-cell>
          <table:table-cell table:formula="of:=IMPRODUCT([.$C$2];[.O159];IMDIV(1;[.P159]))" office:value-type="string" office:string-value="6.90352077364827-17.0648385881341i" calcext:value-type="string">
            <text:p>6.90352077364827-17.0648385881341i</text:p>
          </table:table-cell>
          <table:table-cell table:formula="of:=IMDIV(IMPRODUCT([.Q159];[.$F$10]);IMSUM([.Q159];[.$F$10]))" office:value-type="string" office:string-value="6.90116517083777-17.0624033155675i" calcext:value-type="string">
            <text:p>6.90116517083777-17.0624033155675i</text:p>
          </table:table-cell>
          <table:table-cell table:formula="of:=[.B159]" office:value-type="float" office:value="7256" calcext:value-type="float">
            <text:p>7256</text:p>
          </table:table-cell>
          <table:table-cell table:formula="of:=IMREAL([.R159])" office:value-type="float" office:value="6.90116517083777" calcext:value-type="float">
            <text:p>6.9011651708</text:p>
          </table:table-cell>
          <table:table-cell table:formula="of:=IMAGINARY([.R159])" office:value-type="float" office:value="-17.0624033155675" calcext:value-type="float">
            <text:p>-17.0624033156</text:p>
          </table:table-cell>
          <table:table-cell table:formula="of:=IMABS([.R159])" office:value-type="float" office:value="18.4052081655784" calcext:value-type="float">
            <text:p>18.4052081656</text:p>
          </table:table-cell>
        </table:table-row>
        <table:table-row table:style-name="ro1">
          <table:table-cell/>
          <table:table-cell table:formula="of:=[.B159]+[.$C$11]" office:value-type="float" office:value="7260" calcext:value-type="float">
            <text:p>7260</text:p>
          </table:table-cell>
          <table:table-cell table:formula="of:=COMPLEX([.$C$3]/1000;6.284*[.B160]*[.$C$4]/1000)" office:value-type="string" office:string-value="1.7+193.89282i" calcext:value-type="string">
            <text:p>1.7+193.89282i</text:p>
          </table:table-cell>
          <table:table-cell table:formula="of:=COMPLEX(0;-1/6.284/[.B160]/[.$C$5]*1000000000)" office:value-type="string" office:string-value="-199.266603252063i" calcext:value-type="string">
            <text:p>-199.266603252063i</text:p>
          </table:table-cell>
          <table:table-cell table:formula="of:=IMSUM([.C160];[.D160])" office:value-type="string" office:string-value="1.7-5.37378325206299i" calcext:value-type="string">
            <text:p>1.7-5.37378325206299i</text:p>
          </table:table-cell>
          <table:table-cell table:formula="of:=IMDIV(1;[.E160])" office:value-type="string" office:string-value="0.0535137330546649+0.169159530849722i" calcext:value-type="string">
            <text:p>0.0535137330546649+0.169159530849722i</text:p>
          </table:table-cell>
          <table:table-cell table:formula="of:=COMPLEX(0;-1/6.284/[.B160]/[.$C$6]*1000)" office:value-type="string" office:string-value="-0.104377744560604i" calcext:value-type="string">
            <text:p>-0.104377744560604i</text:p>
          </table:table-cell>
          <table:table-cell table:formula="of:=COMPLEX(0;-1000000000/6.284/[.$F$12]/[.B160]+6.284*[.F$14]*[.B160]*0.001)" office:value-type="string" office:string-value="-19.1820159577269i" calcext:value-type="string">
            <text:p>-19.1820159577269i</text:p>
          </table:table-cell>
          <table:table-cell table:formula="of:=IMSUM(IMDIV(1;IMSUM([.F160];[.G160]));[.H160])" office:value-type="string" office:string-value="7.57942002515718-28.3573872173552i" calcext:value-type="string">
            <text:p>7.57942002515718-28.3573872173552i</text:p>
          </table:table-cell>
          <table:table-cell table:formula="of:=300000/[.B160]" office:value-type="float" office:value="41.3223140495868" calcext:value-type="float">
            <text:p>41.3223140496</text:p>
          </table:table-cell>
          <table:table-cell table:formula="of:=[.$C$1]/[.J160]*2*PI()" office:value-type="float" office:value="3.34516785754241" calcext:value-type="float">
            <text:p>3.3451678575</text:p>
          </table:table-cell>
          <table:table-cell table:formula="of:=COMPLEX(0;TAN([.K160]))" office:value-type="string" office:string-value="0.206434864813477i" calcext:value-type="string">
            <text:p>0.206434864813477i</text:p>
          </table:table-cell>
          <table:table-cell table:formula="of:=IMPRODUCT(IMDIV(IMSUB([.I160];[.$C$2]); IMSUM([.I160]; [.$C$2])); 1-[.$F$1])" office:value-type="string" office:string-value="-0.397717840754686-0.688364454063082i" calcext:value-type="string">
            <text:p>-0.397717840754686-0.688364454063082i</text:p>
          </table:table-cell>
          <table:table-cell table:formula="of:=IMDIV(IMSUM(1;[.M160]);IMSUB(1;[.M160]))" office:value-type="string" office:string-value="0.151588400503144-0.567147744347103i" calcext:value-type="string">
            <text:p>0.151588400503144-0.567147744347103i</text:p>
          </table:table-cell>
          <table:table-cell table:formula="of:=IMSUM([.N160];[.L160])" office:value-type="string" office:string-value="0.151588400503144-0.360712879533626i" calcext:value-type="string">
            <text:p>0.151588400503144-0.360712879533626i</text:p>
          </table:table-cell>
          <table:table-cell table:formula="of:=IMSUM(1;IMPRODUCT([.L160];[.N160]))" office:value-type="string" office:string-value="1.11707906793356+0.0312931309651578i" calcext:value-type="string">
            <text:p>1.11707906793356+0.0312931309651578i</text:p>
          </table:table-cell>
          <table:table-cell table:formula="of:=IMPRODUCT([.$C$2];[.O160];IMDIV(1;[.P160]))" office:value-type="string" office:string-value="6.32778310779805-16.3226226733641i" calcext:value-type="string">
            <text:p>6.32778310779805-16.3226226733641i</text:p>
          </table:table-cell>
          <table:table-cell table:formula="of:=IMDIV(IMPRODUCT([.Q160];[.$F$10]);IMSUM([.Q160];[.$F$10]))" office:value-type="string" office:string-value="6.32571784716883-16.3203590178116i" calcext:value-type="string">
            <text:p>6.32571784716883-16.3203590178116i</text:p>
          </table:table-cell>
          <table:table-cell table:formula="of:=[.B160]" office:value-type="float" office:value="7260" calcext:value-type="float">
            <text:p>7260</text:p>
          </table:table-cell>
          <table:table-cell table:formula="of:=IMREAL([.R160])" office:value-type="float" office:value="6.32571784716883" calcext:value-type="float">
            <text:p>6.3257178472</text:p>
          </table:table-cell>
          <table:table-cell table:formula="of:=IMAGINARY([.R160])" office:value-type="float" office:value="-16.3203590178116" calcext:value-type="float">
            <text:p>-16.3203590178</text:p>
          </table:table-cell>
          <table:table-cell table:formula="of:=IMABS([.R160])" office:value-type="float" office:value="17.5033946636718" calcext:value-type="float">
            <text:p>17.5033946637</text:p>
          </table:table-cell>
        </table:table-row>
        <table:table-row table:style-name="ro1">
          <table:table-cell/>
          <table:table-cell table:formula="of:=[.B160]+[.$C$11]" office:value-type="float" office:value="7264" calcext:value-type="float">
            <text:p>7264</text:p>
          </table:table-cell>
          <table:table-cell table:formula="of:=COMPLEX([.$C$3]/1000;6.284*[.B161]*[.$C$4]/1000)" office:value-type="string" office:string-value="1.7+193.999648i" calcext:value-type="string">
            <text:p>1.7+193.999648i</text:p>
          </table:table-cell>
          <table:table-cell table:formula="of:=COMPLEX(0;-1/6.284/[.B161]/[.$C$5]*1000000000)" office:value-type="string" office:string-value="-199.156874946307i" calcext:value-type="string">
            <text:p>-199.156874946307i</text:p>
          </table:table-cell>
          <table:table-cell table:formula="of:=IMSUM([.C161];[.D161])" office:value-type="string" office:string-value="1.7-5.15722694630699i" calcext:value-type="string">
            <text:p>1.7-5.15722694630699i</text:p>
          </table:table-cell>
          <table:table-cell table:formula="of:=IMDIV(1;[.E161])" office:value-type="string" office:string-value="0.057652544831826+0.174898386899921i" calcext:value-type="string">
            <text:p>0.057652544831826+0.174898386899921i</text:p>
          </table:table-cell>
          <table:table-cell table:formula="of:=COMPLEX(0;-1/6.284/[.B161]/[.$C$6]*1000)" office:value-type="string" office:string-value="-0.104320267829018i" calcext:value-type="string">
            <text:p>-0.104320267829018i</text:p>
          </table:table-cell>
          <table:table-cell table:formula="of:=COMPLEX(0;-1000000000/6.284/[.$F$12]/[.B161]+6.284*[.F$14]*[.B161]*0.001)" office:value-type="string" office:string-value="-19.1684376840938i" calcext:value-type="string">
            <text:p>-19.1684376840938i</text:p>
          </table:table-cell>
          <table:table-cell table:formula="of:=IMSUM(IMDIV(1;IMSUM([.F161];[.G161]));[.H161])" office:value-type="string" office:string-value="6.94183529937566-27.6666172485711i" calcext:value-type="string">
            <text:p>6.94183529937566-27.6666172485711i</text:p>
          </table:table-cell>
          <table:table-cell table:formula="of:=300000/[.B161]" office:value-type="float" office:value="41.2995594713656" calcext:value-type="float">
            <text:p>41.2995594714</text:p>
          </table:table-cell>
          <table:table-cell table:formula="of:=[.$C$1]/[.J161]*2*PI()" office:value-type="float" office:value="3.34701092523252" calcext:value-type="float">
            <text:p>3.3470109252</text:p>
          </table:table-cell>
          <table:table-cell table:formula="of:=COMPLEX(0;TAN([.K161]))" office:value-type="string" office:string-value="0.208357209062135i" calcext:value-type="string">
            <text:p>0.208357209062135i</text:p>
          </table:table-cell>
          <table:table-cell table:formula="of:=IMPRODUCT(IMDIV(IMSUB([.I161];[.$C$2]); IMSUM([.I161]; [.$C$2])); 1-[.$F$1])" office:value-type="string" office:string-value="-0.420770295031699-0.690316842513371i" calcext:value-type="string">
            <text:p>-0.420770295031699-0.690316842513371i</text:p>
          </table:table-cell>
          <table:table-cell table:formula="of:=IMDIV(IMSUM(1;[.M161]);IMSUB(1;[.M161]))" office:value-type="string" office:string-value="0.138836705987514-0.553332344971422i" calcext:value-type="string">
            <text:p>0.138836705987514-0.553332344971422i</text:p>
          </table:table-cell>
          <table:table-cell table:formula="of:=IMSUM([.N161];[.L161])" office:value-type="string" office:string-value="0.138836705987514-0.344975135909287i" calcext:value-type="string">
            <text:p>0.138836705987514-0.344975135909287i</text:p>
          </table:table-cell>
          <table:table-cell table:formula="of:=IMSUM(1;IMPRODUCT([.L161];[.N161]))" office:value-type="string" office:string-value="1.11529078308205+0.0289276285749386i" calcext:value-type="string">
            <text:p>1.11529078308205+0.0289276285749386i</text:p>
          </table:table-cell>
          <table:table-cell table:formula="of:=IMPRODUCT([.$C$2];[.O161];IMDIV(1;[.P161]))" office:value-type="string" office:string-value="5.81918465118972-15.6166376265853i" calcext:value-type="string">
            <text:p>5.81918465118972-15.6166376265853i</text:p>
          </table:table-cell>
          <table:table-cell table:formula="of:=IMDIV(IMPRODUCT([.Q161];[.$F$10]);IMSUM([.Q161];[.$F$10]))" office:value-type="string" office:string-value="5.81736751703477-15.6145376631793i" calcext:value-type="string">
            <text:p>5.81736751703477-15.6145376631793i</text:p>
          </table:table-cell>
          <table:table-cell table:formula="of:=[.B161]" office:value-type="float" office:value="7264" calcext:value-type="float">
            <text:p>7264</text:p>
          </table:table-cell>
          <table:table-cell table:formula="of:=IMREAL([.R161])" office:value-type="float" office:value="5.81736751703477" calcext:value-type="float">
            <text:p>5.817367517</text:p>
          </table:table-cell>
          <table:table-cell table:formula="of:=IMAGINARY([.R161])" office:value-type="float" office:value="-15.6145376631793" calcext:value-type="float">
            <text:p>-15.6145376632</text:p>
          </table:table-cell>
          <table:table-cell table:formula="of:=IMABS([.R161])" office:value-type="float" office:value="16.6629994677758" calcext:value-type="float">
            <text:p>16.6629994678</text:p>
          </table:table-cell>
        </table:table-row>
        <table:table-row table:style-name="ro1">
          <table:table-cell/>
          <table:table-cell table:formula="of:=[.B161]+[.$C$11]" office:value-type="float" office:value="7268" calcext:value-type="float">
            <text:p>7268</text:p>
          </table:table-cell>
          <table:table-cell table:formula="of:=COMPLEX([.$C$3]/1000;6.284*[.B162]*[.$C$4]/1000)" office:value-type="string" office:string-value="1.7+194.106476i" calcext:value-type="string">
            <text:p>1.7+194.106476i</text:p>
          </table:table-cell>
          <table:table-cell table:formula="of:=COMPLEX(0;-1/6.284/[.B162]/[.$C$5]*1000000000)" office:value-type="string" office:string-value="-199.047267420195i" calcext:value-type="string">
            <text:p>-199.047267420195i</text:p>
          </table:table-cell>
          <table:table-cell table:formula="of:=IMSUM([.C162];[.D162])" office:value-type="string" office:string-value="1.7-4.94079142019501i" calcext:value-type="string">
            <text:p>1.7-4.94079142019501i</text:p>
          </table:table-cell>
          <table:table-cell table:formula="of:=IMDIV(1;[.E162])" office:value-type="string" office:string-value="0.0622678237560523+0.180971958451834i" calcext:value-type="string">
            <text:p>0.0622678237560523+0.180971958451834i</text:p>
          </table:table-cell>
          <table:table-cell table:formula="of:=COMPLEX(0;-1/6.284/[.B162]/[.$C$6]*1000)" office:value-type="string" office:string-value="-0.104262854362959i" calcext:value-type="string">
            <text:p>-0.104262854362959i</text:p>
          </table:table-cell>
          <table:table-cell table:formula="of:=COMPLEX(0;-1000000000/6.284/[.$F$12]/[.B162]+6.284*[.F$14]*[.B162]*0.001)" office:value-type="string" office:string-value="-19.1548726962214i" calcext:value-type="string">
            <text:p>-19.1548726962214i</text:p>
          </table:table-cell>
          <table:table-cell table:formula="of:=IMSUM(IMDIV(1;IMSUM([.F162];[.G162]));[.H162])" office:value-type="string" office:string-value="6.3788748287553-27.0131491493363i" calcext:value-type="string">
            <text:p>6.3788748287553-27.0131491493363i</text:p>
          </table:table-cell>
          <table:table-cell table:formula="of:=300000/[.B162]" office:value-type="float" office:value="41.2768299394607" calcext:value-type="float">
            <text:p>41.2768299395</text:p>
          </table:table-cell>
          <table:table-cell table:formula="of:=[.$C$1]/[.J162]*2*PI()" office:value-type="float" office:value="3.34885399292262" calcext:value-type="float">
            <text:p>3.3488539929</text:p>
          </table:table-cell>
          <table:table-cell table:formula="of:=COMPLEX(0;TAN([.K162]))" office:value-type="string" office:string-value="0.210281030303245i" calcext:value-type="string">
            <text:p>0.210281030303245i</text:p>
          </table:table-cell>
          <table:table-cell table:formula="of:=IMPRODUCT(IMDIV(IMSUB([.I162];[.$C$2]); IMSUM([.I162]; [.$C$2])); 1-[.$F$1])" office:value-type="string" office:string-value="-0.442546669502436-0.691176055863262i" calcext:value-type="string">
            <text:p>-0.442546669502436-0.691176055863262i</text:p>
          </table:table-cell>
          <table:table-cell table:formula="of:=IMDIV(IMSUM(1;[.M162]);IMSUB(1;[.M162]))" office:value-type="string" office:string-value="0.127577496575107-0.540262982986724i" calcext:value-type="string">
            <text:p>0.127577496575107-0.540262982986724i</text:p>
          </table:table-cell>
          <table:table-cell table:formula="of:=IMSUM([.N162];[.L162])" office:value-type="string" office:string-value="0.127577496575107-0.329981952683479i" calcext:value-type="string">
            <text:p>0.127577496575107-0.329981952683479i</text:p>
          </table:table-cell>
          <table:table-cell table:formula="of:=IMSUM(1;IMPRODUCT([.L162];[.N162]))" office:value-type="string" office:string-value="1.11360705669715+0.0268271274233222i" calcext:value-type="string">
            <text:p>1.11360705669715+0.0268271274233222i</text:p>
          </table:table-cell>
          <table:table-cell table:formula="of:=IMPRODUCT([.$C$2];[.O162];IMDIV(1;[.P162]))" office:value-type="string" office:string-value="5.3680850345654-14.9452249205185i" calcext:value-type="string">
            <text:p>5.3680850345654-14.9452249205185i</text:p>
          </table:table-cell>
          <table:table-cell table:formula="of:=IMDIV(IMPRODUCT([.Q162];[.$F$10]);IMSUM([.Q162];[.$F$10]))" office:value-type="string" office:string-value="5.36648081793492-14.9432796715622i" calcext:value-type="string">
            <text:p>5.36648081793492-14.9432796715622i</text:p>
          </table:table-cell>
          <table:table-cell table:formula="of:=[.B162]" office:value-type="float" office:value="7268" calcext:value-type="float">
            <text:p>7268</text:p>
          </table:table-cell>
          <table:table-cell table:formula="of:=IMREAL([.R162])" office:value-type="float" office:value="5.36648081793492" calcext:value-type="float">
            <text:p>5.3664808179</text:p>
          </table:table-cell>
          <table:table-cell table:formula="of:=IMAGINARY([.R162])" office:value-type="float" office:value="-14.9432796715622" calcext:value-type="float">
            <text:p>-14.9432796716</text:p>
          </table:table-cell>
          <table:table-cell table:formula="of:=IMABS([.R162])" office:value-type="float" office:value="15.8776800481616" calcext:value-type="float">
            <text:p>15.8776800482</text:p>
          </table:table-cell>
        </table:table-row>
        <table:table-row table:style-name="ro1">
          <table:table-cell/>
          <table:table-cell table:formula="of:=[.B162]+[.$C$11]" office:value-type="float" office:value="7272" calcext:value-type="float">
            <text:p>7272</text:p>
          </table:table-cell>
          <table:table-cell table:formula="of:=COMPLEX([.$C$3]/1000;6.284*[.B163]*[.$C$4]/1000)" office:value-type="string" office:string-value="1.7+194.213304i" calcext:value-type="string">
            <text:p>1.7+194.213304i</text:p>
          </table:table-cell>
          <table:table-cell table:formula="of:=COMPLEX(0;-1/6.284/[.B163]/[.$C$5]*1000000000)" office:value-type="string" office:string-value="-198.937780474419i" calcext:value-type="string">
            <text:p>-198.937780474419i</text:p>
          </table:table-cell>
          <table:table-cell table:formula="of:=IMSUM([.C163];[.D163])" office:value-type="string" office:string-value="1.7-4.72447647441902i" calcext:value-type="string">
            <text:p>1.7-4.72447647441902i</text:p>
          </table:table-cell>
          <table:table-cell table:formula="of:=IMDIV(1;[.E163])" office:value-type="string" office:string-value="0.0674317447105834+0.187399818537753i" calcext:value-type="string">
            <text:p>0.0674317447105834+0.187399818537753i</text:p>
          </table:table-cell>
          <table:table-cell table:formula="of:=COMPLEX(0;-1/6.284/[.B163]/[.$C$6]*1000)" office:value-type="string" office:string-value="-0.104205504058029i" calcext:value-type="string">
            <text:p>-0.104205504058029i</text:p>
          </table:table-cell>
          <table:table-cell table:formula="of:=COMPLEX(0;-1000000000/6.284/[.$F$12]/[.B163]+6.284*[.F$14]*[.B163]*0.001)" office:value-type="string" office:string-value="-19.1413209721861i" calcext:value-type="string">
            <text:p>-19.1413209721861i</text:p>
          </table:table-cell>
          <table:table-cell table:formula="of:=IMSUM(IMDIV(1;IMSUM([.F163];[.G163]));[.H163])" office:value-type="string" office:string-value="5.87982036367272-26.3955841759513i" calcext:value-type="string">
            <text:p>5.87982036367272-26.3955841759513i</text:p>
          </table:table-cell>
          <table:table-cell table:formula="of:=300000/[.B163]" office:value-type="float" office:value="41.2541254125413" calcext:value-type="float">
            <text:p>41.2541254125</text:p>
          </table:table-cell>
          <table:table-cell table:formula="of:=[.$C$1]/[.J163]*2*PI()" office:value-type="float" office:value="3.35069706061273" calcext:value-type="float">
            <text:p>3.3506970606</text:p>
          </table:table-cell>
          <table:table-cell table:formula="of:=COMPLEX(0;TAN([.K163]))" office:value-type="string" office:string-value="0.212206343324882i" calcext:value-type="string">
            <text:p>0.212206343324882i</text:p>
          </table:table-cell>
          <table:table-cell table:formula="of:=IMPRODUCT(IMDIV(IMSUB([.I163];[.$C$2]); IMSUM([.I163]; [.$C$2])); 1-[.$F$1])" office:value-type="string" office:string-value="-0.463097834775929-0.69111392635375i" calcext:value-type="string">
            <text:p>-0.463097834775929-0.69111392635375i</text:p>
          </table:table-cell>
          <table:table-cell table:formula="of:=IMDIV(IMSUM(1;[.M163]);IMSUB(1;[.M163]))" office:value-type="string" office:string-value="0.117596407273454-0.527911683519025i" calcext:value-type="string">
            <text:p>0.117596407273454-0.527911683519025i</text:p>
          </table:table-cell>
          <table:table-cell table:formula="of:=IMSUM([.N163];[.L163])" office:value-type="string" office:string-value="0.117596407273454-0.315705340194143i" calcext:value-type="string">
            <text:p>0.117596407273454-0.315705340194143i</text:p>
          </table:table-cell>
          <table:table-cell table:formula="of:=IMSUM(1;IMPRODUCT([.L163];[.N163]))" office:value-type="string" office:string-value="1.11202620795806+0.0249547035756432i" calcext:value-type="string">
            <text:p>1.11202620795806+0.0249547035756432i</text:p>
          </table:table-cell>
          <table:table-cell table:formula="of:=IMPRODUCT([.$C$2];[.O163];IMDIV(1;[.P163]))" office:value-type="string" office:string-value="4.96643501557016-14.3064999812922i" calcext:value-type="string">
            <text:p>4.96643501557016-14.3064999812922i</text:p>
          </table:table-cell>
          <table:table-cell table:formula="of:=IMDIV(IMPRODUCT([.Q163];[.$F$10]);IMSUM([.Q163];[.$F$10]))" office:value-type="string" office:string-value="4.9650142479681-14.3047000455897i" calcext:value-type="string">
            <text:p>4.9650142479681-14.3047000455897i</text:p>
          </table:table-cell>
          <table:table-cell table:formula="of:=[.B163]" office:value-type="float" office:value="7272" calcext:value-type="float">
            <text:p>7272</text:p>
          </table:table-cell>
          <table:table-cell table:formula="of:=IMREAL([.R163])" office:value-type="float" office:value="4.9650142479681" calcext:value-type="float">
            <text:p>4.965014248</text:p>
          </table:table-cell>
          <table:table-cell table:formula="of:=IMAGINARY([.R163])" office:value-type="float" office:value="-14.3047000455897" calcext:value-type="float">
            <text:p>-14.3047000456</text:p>
          </table:table-cell>
          <table:table-cell table:formula="of:=IMABS([.R163])" office:value-type="float" office:value="15.1418562229609" calcext:value-type="float">
            <text:p>15.141856223</text:p>
          </table:table-cell>
        </table:table-row>
        <table:table-row table:style-name="ro1">
          <table:table-cell/>
          <table:table-cell table:formula="of:=[.B163]+[.$C$11]" office:value-type="float" office:value="7276" calcext:value-type="float">
            <text:p>7276</text:p>
          </table:table-cell>
          <table:table-cell table:formula="of:=COMPLEX([.$C$3]/1000;6.284*[.B164]*[.$C$4]/1000)" office:value-type="string" office:string-value="1.7+194.320132i" calcext:value-type="string">
            <text:p>1.7+194.320132i</text:p>
          </table:table-cell>
          <table:table-cell table:formula="of:=COMPLEX(0;-1/6.284/[.B164]/[.$C$5]*1000000000)" office:value-type="string" office:string-value="-198.828413910112i" calcext:value-type="string">
            <text:p>-198.828413910112i</text:p>
          </table:table-cell>
          <table:table-cell table:formula="of:=IMSUM([.C164];[.D164])" office:value-type="string" office:string-value="1.7-4.508281910112i" calcext:value-type="string">
            <text:p>1.7-4.508281910112i</text:p>
          </table:table-cell>
          <table:table-cell table:formula="of:=IMDIV(1;[.E164])" office:value-type="string" office:string-value="0.0732297595761117+0.194200235516962i" calcext:value-type="string">
            <text:p>0.0732297595761117+0.194200235516962i</text:p>
          </table:table-cell>
          <table:table-cell table:formula="of:=COMPLEX(0;-1/6.284/[.B164]/[.$C$6]*1000)" office:value-type="string" office:string-value="-0.104148216810059i" calcext:value-type="string">
            <text:p>-0.104148216810059i</text:p>
          </table:table-cell>
          <table:table-cell table:formula="of:=COMPLEX(0;-1000000000/6.284/[.$F$12]/[.B164]+6.284*[.F$14]*[.B164]*0.001)" office:value-type="string" office:string-value="-19.1277824901123i" calcext:value-type="string">
            <text:p>-19.1277824901123i</text:p>
          </table:table-cell>
          <table:table-cell table:formula="of:=IMSUM(IMDIV(1;IMSUM([.F164];[.G164]));[.H164])" office:value-type="string" office:string-value="5.43571530301988-25.8121842823124i" calcext:value-type="string">
            <text:p>5.43571530301988-25.8121842823124i</text:p>
          </table:table-cell>
          <table:table-cell table:formula="of:=300000/[.B164]" office:value-type="float" office:value="41.2314458493678" calcext:value-type="float">
            <text:p>41.2314458494</text:p>
          </table:table-cell>
          <table:table-cell table:formula="of:=[.$C$1]/[.J164]*2*PI()" office:value-type="float" office:value="3.35254012830284" calcext:value-type="float">
            <text:p>3.3525401283</text:p>
          </table:table-cell>
          <table:table-cell table:formula="of:=COMPLEX(0;TAN([.K164]))" office:value-type="string" office:string-value="0.214133162958351i" calcext:value-type="string">
            <text:p>0.214133162958351i</text:p>
          </table:table-cell>
          <table:table-cell table:formula="of:=IMPRODUCT(IMDIV(IMSUB([.I164];[.$C$2]); IMSUM([.I164]; [.$C$2])); 1-[.$F$1])" office:value-type="string" office:string-value="-0.482481207277336-0.69027842264034i" calcext:value-type="string">
            <text:p>-0.482481207277336-0.69027842264034i</text:p>
          </table:table-cell>
          <table:table-cell table:formula="of:=IMDIV(IMSUM(1;[.M164]);IMSUB(1;[.M164]))" office:value-type="string" office:string-value="0.108714306060398-0.516243685646246i" calcext:value-type="string">
            <text:p>0.108714306060398-0.516243685646246i</text:p>
          </table:table-cell>
          <table:table-cell table:formula="of:=IMSUM([.N164];[.L164])" office:value-type="string" office:string-value="0.108714306060398-0.302110522687895i" calcext:value-type="string">
            <text:p>0.108714306060398-0.302110522687895i</text:p>
          </table:table-cell>
          <table:table-cell table:formula="of:=IMSUM(1;IMPRODUCT([.L164];[.N164]))" office:value-type="string" office:string-value="1.11054489326471+0.0232793382155352i" calcext:value-type="string">
            <text:p>1.11054489326471+0.0232793382155352i</text:p>
          </table:table-cell>
          <table:table-cell table:formula="of:=IMPRODUCT([.$C$2];[.O164];IMDIV(1;[.P164]))" office:value-type="string" office:string-value="4.60748917807229-13.6984875852915i" calcext:value-type="string">
            <text:p>4.60748917807229-13.6984875852915i</text:p>
          </table:table-cell>
          <table:table-cell table:formula="of:=IMDIV(IMPRODUCT([.Q164];[.$F$10]);IMSUM([.Q164];[.$F$10]))" office:value-type="string" office:string-value="4.60622710234133-13.6968235423938i" calcext:value-type="string">
            <text:p>4.60622710234133-13.6968235423938i</text:p>
          </table:table-cell>
          <table:table-cell table:formula="of:=[.B164]" office:value-type="float" office:value="7276" calcext:value-type="float">
            <text:p>7276</text:p>
          </table:table-cell>
          <table:table-cell table:formula="of:=IMREAL([.R164])" office:value-type="float" office:value="4.60622710234133" calcext:value-type="float">
            <text:p>4.6062271023</text:p>
          </table:table-cell>
          <table:table-cell table:formula="of:=IMAGINARY([.R164])" office:value-type="float" office:value="-13.6968235423938" calcext:value-type="float">
            <text:p>-13.6968235424</text:p>
          </table:table-cell>
          <table:table-cell table:formula="of:=IMABS([.R164])" office:value-type="float" office:value="14.4506160169668" calcext:value-type="float">
            <text:p>14.450616017</text:p>
          </table:table-cell>
        </table:table-row>
        <table:table-row table:style-name="ro1">
          <table:table-cell/>
          <table:table-cell table:formula="of:=[.B164]+[.$C$11]" office:value-type="float" office:value="7280" calcext:value-type="float">
            <text:p>7280</text:p>
          </table:table-cell>
          <table:table-cell table:formula="of:=COMPLEX([.$C$3]/1000;6.284*[.B165]*[.$C$4]/1000)" office:value-type="string" office:string-value="1.7+194.42696i" calcext:value-type="string">
            <text:p>1.7+194.42696i</text:p>
          </table:table-cell>
          <table:table-cell table:formula="of:=COMPLEX(0;-1/6.284/[.B165]/[.$C$5]*1000000000)" office:value-type="string" office:string-value="-198.719167528843i" calcext:value-type="string">
            <text:p>-198.719167528843i</text:p>
          </table:table-cell>
          <table:table-cell table:formula="of:=IMSUM([.C165];[.D165])" office:value-type="string" office:string-value="1.7-4.29220752884299i" calcext:value-type="string">
            <text:p>1.7-4.29220752884299i</text:p>
          </table:table-cell>
          <table:table-cell table:formula="of:=IMDIV(1;[.E165])" office:value-type="string" office:string-value="0.0797633544366309+0.20138874731687i" calcext:value-type="string">
            <text:p>0.0797633544366309+0.20138874731687i</text:p>
          </table:table-cell>
          <table:table-cell table:formula="of:=COMPLEX(0;-1/6.284/[.B165]/[.$C$6]*1000)" office:value-type="string" office:string-value="-0.104090992515108i" calcext:value-type="string">
            <text:p>-0.104090992515108i</text:p>
          </table:table-cell>
          <table:table-cell table:formula="of:=COMPLEX(0;-1000000000/6.284/[.$F$12]/[.B165]+6.284*[.F$14]*[.B165]*0.001)" office:value-type="string" office:string-value="-19.1142572281727i" calcext:value-type="string">
            <text:p>-19.1142572281727i</text:p>
          </table:table-cell>
          <table:table-cell table:formula="of:=IMSUM(IMDIV(1;IMSUM([.F165];[.G165]));[.H165])" office:value-type="string" office:string-value="5.03905007555012-25.2610430817465i" calcext:value-type="string">
            <text:p>5.03905007555012-25.2610430817465i</text:p>
          </table:table-cell>
          <table:table-cell table:formula="of:=300000/[.B165]" office:value-type="float" office:value="41.2087912087912" calcext:value-type="float">
            <text:p>41.2087912088</text:p>
          </table:table-cell>
          <table:table-cell table:formula="of:=[.$C$1]/[.J165]*2*PI()" office:value-type="float" office:value="3.35438319599294" calcext:value-type="float">
            <text:p>3.354383196</text:p>
          </table:table-cell>
          <table:table-cell table:formula="of:=COMPLEX(0;TAN([.K165]))" office:value-type="string" office:string-value="0.216061504078665i" calcext:value-type="string">
            <text:p>0.216061504078665i</text:p>
          </table:table-cell>
          <table:table-cell table:formula="of:=IMPRODUCT(IMDIV(IMSUB([.I165];[.$C$2]); IMSUM([.I165]; [.$C$2])); 1-[.$F$1])" office:value-type="string" office:string-value="-0.500757757056042-0.688796523635842i" calcext:value-type="string">
            <text:p>-0.500757757056042-0.688796523635842i</text:p>
          </table:table-cell>
          <table:table-cell table:formula="of:=IMDIV(IMSUM(1;[.M165]);IMSUB(1;[.M165]))" office:value-type="string" office:string-value="0.100781001511002-0.505220861634931i" calcext:value-type="string">
            <text:p>0.100781001511002-0.505220861634931i</text:p>
          </table:table-cell>
          <table:table-cell table:formula="of:=IMSUM([.N165];[.L165])" office:value-type="string" office:string-value="0.100781001511002-0.289159357556266i" calcext:value-type="string">
            <text:p>0.100781001511002-0.289159357556266i</text:p>
          </table:table-cell>
          <table:table-cell table:formula="of:=IMSUM(1;IMPRODUCT([.L165];[.N165]))" office:value-type="string" office:string-value="1.10915877925676+0.0217748947690213i" calcext:value-type="string">
            <text:p>1.10915877925676+0.0217748947690213i</text:p>
          </table:table-cell>
          <table:table-cell table:formula="of:=IMPRODUCT([.$C$2];[.O165];IMDIV(1;[.P165]))" office:value-type="string" office:string-value="4.28557278749843-13.1192089414257i" calcext:value-type="string">
            <text:p>4.28557278749843-13.1192089414257i</text:p>
          </table:table-cell>
          <table:table-cell table:formula="of:=IMDIV(IMPRODUCT([.Q165];[.$F$10]);IMSUM([.Q165];[.$F$10]))" office:value-type="string" office:string-value="4.28444852313744-13.1176716044664i" calcext:value-type="string">
            <text:p>4.28444852313744-13.1176716044664i</text:p>
          </table:table-cell>
          <table:table-cell table:formula="of:=[.B165]" office:value-type="float" office:value="7280" calcext:value-type="float">
            <text:p>7280</text:p>
          </table:table-cell>
          <table:table-cell table:formula="of:=IMREAL([.R165])" office:value-type="float" office:value="4.28444852313744" calcext:value-type="float">
            <text:p>4.2844485231</text:p>
          </table:table-cell>
          <table:table-cell table:formula="of:=IMAGINARY([.R165])" office:value-type="float" office:value="-13.1176716044664" calcext:value-type="float">
            <text:p>-13.1176716045</text:p>
          </table:table-cell>
          <table:table-cell table:formula="of:=IMABS([.R165])" office:value-type="float" office:value="13.7996307004948" calcext:value-type="float">
            <text:p>13.7996307005</text:p>
          </table:table-cell>
        </table:table-row>
        <table:table-row table:style-name="ro1">
          <table:table-cell/>
          <table:table-cell table:formula="of:=[.B165]+[.$C$11]" office:value-type="float" office:value="7284" calcext:value-type="float">
            <text:p>7284</text:p>
          </table:table-cell>
          <table:table-cell table:formula="of:=COMPLEX([.$C$3]/1000;6.284*[.B166]*[.$C$4]/1000)" office:value-type="string" office:string-value="1.7+194.533788i" calcext:value-type="string">
            <text:p>1.7+194.533788i</text:p>
          </table:table-cell>
          <table:table-cell table:formula="of:=COMPLEX(0;-1/6.284/[.B166]/[.$C$5]*1000000000)" office:value-type="string" office:string-value="-198.610041132616i" calcext:value-type="string">
            <text:p>-198.610041132616i</text:p>
          </table:table-cell>
          <table:table-cell table:formula="of:=IMSUM([.C166];[.D166])" office:value-type="string" office:string-value="1.7-4.07625313261602i" calcext:value-type="string">
            <text:p>1.7-4.07625313261602i</text:p>
          </table:table-cell>
          <table:table-cell table:formula="of:=IMDIV(1;[.E166])" office:value-type="string" office:string-value="0.0871533876398089+0.208976040814629i" calcext:value-type="string">
            <text:p>0.0871533876398089+0.208976040814629i</text:p>
          </table:table-cell>
          <table:table-cell table:formula="of:=COMPLEX(0;-1/6.284/[.B166]/[.$C$6]*1000)" office:value-type="string" office:string-value="-0.104033831069466i" calcext:value-type="string">
            <text:p>-0.104033831069466i</text:p>
          </table:table-cell>
          <table:table-cell table:formula="of:=COMPLEX(0;-1000000000/6.284/[.$F$12]/[.B166]+6.284*[.F$14]*[.B166]*0.001)" office:value-type="string" office:string-value="-19.1007451645878i" calcext:value-type="string">
            <text:p>-19.1007451645878i</text:p>
          </table:table-cell>
          <table:table-cell table:formula="of:=IMSUM(IMDIV(1;IMSUM([.F166];[.G166]));[.H166])" office:value-type="string" office:string-value="4.68350545492059-24.7401979168339i" calcext:value-type="string">
            <text:p>4.68350545492059-24.7401979168339i</text:p>
          </table:table-cell>
          <table:table-cell table:formula="of:=300000/[.B166]" office:value-type="float" office:value="41.1861614497529" calcext:value-type="float">
            <text:p>41.1861614498</text:p>
          </table:table-cell>
          <table:table-cell table:formula="of:=[.$C$1]/[.J166]*2*PI()" office:value-type="float" office:value="3.35622626368305" calcext:value-type="float">
            <text:p>3.3562262637</text:p>
          </table:table-cell>
          <table:table-cell table:formula="of:=COMPLEX(0;TAN([.K166]))" office:value-type="string" office:string-value="0.217991381605028i" calcext:value-type="string">
            <text:p>0.217991381605028i</text:p>
          </table:table-cell>
          <table:table-cell table:formula="of:=IMPRODUCT(IMDIV(IMSUB([.I166];[.$C$2]); IMSUM([.I166]; [.$C$2])); 1-[.$F$1])" office:value-type="string" office:string-value="-0.51798980277046-0.68677689632089i" calcext:value-type="string">
            <text:p>-0.51798980277046-0.68677689632089i</text:p>
          </table:table-cell>
          <table:table-cell table:formula="of:=IMDIV(IMSUM(1;[.M166]);IMSUB(1;[.M166]))" office:value-type="string" office:string-value="0.0936701090984116-0.494803958336678i" calcext:value-type="string">
            <text:p>0.0936701090984116-0.494803958336678i</text:p>
          </table:table-cell>
          <table:table-cell table:formula="of:=IMSUM([.N166];[.L166])" office:value-type="string" office:string-value="0.0936701090984116-0.27681257673165i" calcext:value-type="string">
            <text:p>0.0936701090984116-0.27681257673165i</text:p>
          </table:table-cell>
          <table:table-cell table:formula="of:=IMSUM(1;IMPRODUCT([.L166];[.N166]))" office:value-type="string" office:string-value="1.10786299850145+0.0204192764974565i" calcext:value-type="string">
            <text:p>1.10786299850145+0.0204192764974565i</text:p>
          </table:table-cell>
          <table:table-cell table:formula="of:=IMPRODUCT([.$C$2];[.O166];IMDIV(1;[.P166]))" office:value-type="string" office:string-value="3.99589281277386-12.566736226061i" calcext:value-type="string">
            <text:p>3.99589281277386-12.566736226061i</text:p>
          </table:table-cell>
          <table:table-cell table:formula="of:=IMDIV(IMPRODUCT([.Q166];[.$F$10]);IMSUM([.Q166];[.$F$10]))" office:value-type="string" office:string-value="3.99488867901907-12.5653167931189i" calcext:value-type="string">
            <text:p>3.99488867901907-12.5653167931189i</text:p>
          </table:table-cell>
          <table:table-cell table:formula="of:=[.B166]" office:value-type="float" office:value="7284" calcext:value-type="float">
            <text:p>7284</text:p>
          </table:table-cell>
          <table:table-cell table:formula="of:=IMREAL([.R166])" office:value-type="float" office:value="3.99488867901907" calcext:value-type="float">
            <text:p>3.994888679</text:p>
          </table:table-cell>
          <table:table-cell table:formula="of:=IMAGINARY([.R166])" office:value-type="float" office:value="-12.5653167931189" calcext:value-type="float">
            <text:p>-12.5653167931</text:p>
          </table:table-cell>
          <table:table-cell table:formula="of:=IMABS([.R166])" office:value-type="float" office:value="13.1850795093997" calcext:value-type="float">
            <text:p>13.1850795094</text:p>
          </table:table-cell>
        </table:table-row>
        <table:table-row table:style-name="ro1">
          <table:table-cell/>
          <table:table-cell table:formula="of:=[.B166]+[.$C$11]" office:value-type="float" office:value="7288" calcext:value-type="float">
            <text:p>7288</text:p>
          </table:table-cell>
          <table:table-cell table:formula="of:=COMPLEX([.$C$3]/1000;6.284*[.B167]*[.$C$4]/1000)" office:value-type="string" office:string-value="1.7+194.640616i" calcext:value-type="string">
            <text:p>1.7+194.640616i</text:p>
          </table:table-cell>
          <table:table-cell table:formula="of:=COMPLEX(0;-1/6.284/[.B167]/[.$C$5]*1000000000)" office:value-type="string" office:string-value="-198.501034523872i" calcext:value-type="string">
            <text:p>-198.501034523872i</text:p>
          </table:table-cell>
          <table:table-cell table:formula="of:=IMSUM([.C167];[.D167])" office:value-type="string" office:string-value="1.7-3.860418523872i" calcext:value-type="string">
            <text:p>1.7-3.860418523872i</text:p>
          </table:table-cell>
          <table:table-cell table:formula="of:=IMDIV(1;[.E167])" office:value-type="string" office:string-value="0.0955440976680003+0.216964826167167i" calcext:value-type="string">
            <text:p>0.0955440976680003+0.216964826167167i</text:p>
          </table:table-cell>
          <table:table-cell table:formula="of:=COMPLEX(0;-1/6.284/[.B167]/[.$C$6]*1000)" office:value-type="string" office:string-value="-0.103976732369647i" calcext:value-type="string">
            <text:p>-0.103976732369647i</text:p>
          </table:table-cell>
          <table:table-cell table:formula="of:=COMPLEX(0;-1000000000/6.284/[.$F$12]/[.B167]+6.284*[.F$14]*[.B167]*0.001)" office:value-type="string" office:string-value="-19.0872462776259i" calcext:value-type="string">
            <text:p>-19.0872462776259i</text:p>
          </table:table-cell>
          <table:table-cell table:formula="of:=IMSUM(IMDIV(1;IMSUM([.F167];[.G167]));[.H167])" office:value-type="string" office:string-value="4.36374367450378-24.2477019377593i" calcext:value-type="string">
            <text:p>4.36374367450378-24.2477019377593i</text:p>
          </table:table-cell>
          <table:table-cell table:formula="of:=300000/[.B167]" office:value-type="float" office:value="41.1635565312843" calcext:value-type="float">
            <text:p>41.1635565313</text:p>
          </table:table-cell>
          <table:table-cell table:formula="of:=[.$C$1]/[.J167]*2*PI()" office:value-type="float" office:value="3.35806933137315" calcext:value-type="float">
            <text:p>3.3580693314</text:p>
          </table:table-cell>
          <table:table-cell table:formula="of:=COMPLEX(0;TAN([.K167]))" office:value-type="string" office:string-value="0.219922810501318i" calcext:value-type="string">
            <text:p>0.219922810501318i</text:p>
          </table:table-cell>
          <table:table-cell table:formula="of:=IMPRODUCT(IMDIV(IMSUB([.I167];[.$C$2]); IMSUM([.I167]; [.$C$2])); 1-[.$F$1])" office:value-type="string" office:string-value="-0.534239420010661-0.684312331032982i" calcext:value-type="string">
            <text:p>-0.534239420010661-0.684312331032982i</text:p>
          </table:table-cell>
          <table:table-cell table:formula="of:=IMDIV(IMSUM(1;[.M167]);IMSUB(1;[.M167]))" office:value-type="string" office:string-value="0.0872748734900762-0.484954038755187i" calcext:value-type="string">
            <text:p>0.0872748734900762-0.484954038755187i</text:p>
          </table:table-cell>
          <table:table-cell table:formula="of:=IMSUM([.N167];[.L167])" office:value-type="string" office:string-value="0.0872748734900762-0.265031228253869i" calcext:value-type="string">
            <text:p>0.0872748734900762-0.265031228253869i</text:p>
          </table:table-cell>
          <table:table-cell table:formula="of:=IMSUM(1;IMPRODUCT([.L167];[.N167]))" office:value-type="string" office:string-value="1.10665245516701+0.0191937354640845i" calcext:value-type="string">
            <text:p>1.10665245516701+0.0191937354640845i</text:p>
          </table:table-cell>
          <table:table-cell table:formula="of:=IMPRODUCT([.$C$2];[.O167];IMDIV(1;[.P167]))" office:value-type="string" office:string-value="3.73438467530378-12.0392252708297i" calcext:value-type="string">
            <text:p>3.73438467530378-12.0392252708297i</text:p>
          </table:table-cell>
          <table:table-cell table:formula="of:=IMDIV(IMPRODUCT([.Q167];[.$F$10]);IMSUM([.Q167];[.$F$10]))" office:value-type="string" office:string-value="3.73348564149836-12.0379154086928i" calcext:value-type="string">
            <text:p>3.73348564149836-12.0379154086928i</text:p>
          </table:table-cell>
          <table:table-cell table:formula="of:=[.B167]" office:value-type="float" office:value="7288" calcext:value-type="float">
            <text:p>7288</text:p>
          </table:table-cell>
          <table:table-cell table:formula="of:=IMREAL([.R167])" office:value-type="float" office:value="3.73348564149836" calcext:value-type="float">
            <text:p>3.7334856415</text:p>
          </table:table-cell>
          <table:table-cell table:formula="of:=IMAGINARY([.R167])" office:value-type="float" office:value="-12.0379154086928" calcext:value-type="float">
            <text:p>-12.0379154087</text:p>
          </table:table-cell>
          <table:table-cell table:formula="of:=IMABS([.R167])" office:value-type="float" office:value="12.603583713457" calcext:value-type="float">
            <text:p>12.6035837135</text:p>
          </table:table-cell>
        </table:table-row>
        <table:table-row table:style-name="ro1">
          <table:table-cell/>
          <table:table-cell table:formula="of:=[.B167]+[.$C$11]" office:value-type="float" office:value="7292" calcext:value-type="float">
            <text:p>7292</text:p>
          </table:table-cell>
          <table:table-cell table:formula="of:=COMPLEX([.$C$3]/1000;6.284*[.B168]*[.$C$4]/1000)" office:value-type="string" office:string-value="1.7+194.747444i" calcext:value-type="string">
            <text:p>1.7+194.747444i</text:p>
          </table:table-cell>
          <table:table-cell table:formula="of:=COMPLEX(0;-1/6.284/[.B168]/[.$C$5]*1000000000)" office:value-type="string" office:string-value="-198.392147505482i" calcext:value-type="string">
            <text:p>-198.392147505482i</text:p>
          </table:table-cell>
          <table:table-cell table:formula="of:=IMSUM([.C168];[.D168])" office:value-type="string" office:string-value="1.7-3.644703505482i" calcext:value-type="string">
            <text:p>1.7-3.644703505482i</text:p>
          </table:table-cell>
          <table:table-cell table:formula="of:=IMDIV(1;[.E168])" office:value-type="string" office:string-value="0.105107847916668+0.225345259856205i" calcext:value-type="string">
            <text:p>0.105107847916668+0.225345259856205i</text:p>
          </table:table-cell>
          <table:table-cell table:formula="of:=COMPLEX(0;-1/6.284/[.B168]/[.$C$6]*1000)" office:value-type="string" office:string-value="-0.103919696312395i" calcext:value-type="string">
            <text:p>-0.103919696312395i</text:p>
          </table:table-cell>
          <table:table-cell table:formula="of:=COMPLEX(0;-1000000000/6.284/[.$F$12]/[.B168]+6.284*[.F$14]*[.B168]*0.001)" office:value-type="string" office:string-value="-19.073760545603i" calcext:value-type="string">
            <text:p>-19.073760545603i</text:p>
          </table:table-cell>
          <table:table-cell table:formula="of:=IMSUM(IMDIV(1;IMSUM([.F168];[.G168]));[.H168])" office:value-type="string" office:string-value="4.07523853199832-23.7816690903167i" calcext:value-type="string">
            <text:p>4.07523853199832-23.7816690903167i</text:p>
          </table:table-cell>
          <table:table-cell table:formula="of:=300000/[.B168]" office:value-type="float" office:value="41.1409764125069" calcext:value-type="float">
            <text:p>41.1409764125</text:p>
          </table:table-cell>
          <table:table-cell table:formula="of:=[.$C$1]/[.J168]*2*PI()" office:value-type="float" office:value="3.35991239906326" calcext:value-type="float">
            <text:p>3.3599123991</text:p>
          </table:table-cell>
          <table:table-cell table:formula="of:=COMPLEX(0;TAN([.K168]))" office:value-type="string" office:string-value="0.22185580577658i" calcext:value-type="string">
            <text:p>0.22185580577658i</text:p>
          </table:table-cell>
          <table:table-cell table:formula="of:=IMPRODUCT(IMDIV(IMSUB([.I168];[.$C$2]); IMSUM([.I168]; [.$C$2])); 1-[.$F$1])" office:value-type="string" office:string-value="-0.549567321542044-0.681481918055248i" calcext:value-type="string">
            <text:p>-0.549567321542044-0.681481918055248i</text:p>
          </table:table-cell>
          <table:table-cell table:formula="of:=IMDIV(IMSUM(1;[.M168]);IMSUB(1;[.M168]))" office:value-type="string" office:string-value="0.0815047706399661-0.475633381806335i" calcext:value-type="string">
            <text:p>0.0815047706399661-0.475633381806335i</text:p>
          </table:table-cell>
          <table:table-cell table:formula="of:=IMSUM([.N168];[.L168])" office:value-type="string" office:string-value="0.0815047706399661-0.253777576029755i" calcext:value-type="string">
            <text:p>0.0815047706399661-0.253777576029755i</text:p>
          </table:table-cell>
          <table:table-cell table:formula="of:=IMSUM(1;IMPRODUCT([.L168];[.N168]))" office:value-type="string" office:string-value="1.10552202717488+0.018082306564965i" calcext:value-type="string">
            <text:p>1.10552202717488+0.018082306564965i</text:p>
          </table:table-cell>
          <table:table-cell table:formula="of:=IMPRODUCT([.$C$2];[.O168];IMDIV(1;[.P168]))" office:value-type="string" office:string-value="3.49758777310381-11.534933671495i" calcext:value-type="string">
            <text:p>3.49758777310381-11.534933671495i</text:p>
          </table:table-cell>
          <table:table-cell table:formula="of:=IMDIV(IMPRODUCT([.Q168];[.$F$10]);IMSUM([.Q168];[.$F$10]))" office:value-type="string" office:string-value="3.49678101149108-11.5337255548063i" calcext:value-type="string">
            <text:p>3.49678101149108-11.5337255548063i</text:p>
          </table:table-cell>
          <table:table-cell table:formula="of:=[.B168]" office:value-type="float" office:value="7292" calcext:value-type="float">
            <text:p>7292</text:p>
          </table:table-cell>
          <table:table-cell table:formula="of:=IMREAL([.R168])" office:value-type="float" office:value="3.49678101149108" calcext:value-type="float">
            <text:p>3.4967810115</text:p>
          </table:table-cell>
          <table:table-cell table:formula="of:=IMAGINARY([.R168])" office:value-type="float" office:value="-11.5337255548063" calcext:value-type="float">
            <text:p>-11.5337255548</text:p>
          </table:table-cell>
          <table:table-cell table:formula="of:=IMABS([.R168])" office:value-type="float" office:value="12.0521492944585" calcext:value-type="float">
            <text:p>12.0521492945</text:p>
          </table:table-cell>
        </table:table-row>
        <table:table-row table:style-name="ro1">
          <table:table-cell/>
          <table:table-cell table:formula="of:=[.B168]+[.$C$11]" office:value-type="float" office:value="7296" calcext:value-type="float">
            <text:p>7296</text:p>
          </table:table-cell>
          <table:table-cell table:formula="of:=COMPLEX([.$C$3]/1000;6.284*[.B169]*[.$C$4]/1000)" office:value-type="string" office:string-value="1.7+194.854272i" calcext:value-type="string">
            <text:p>1.7+194.854272i</text:p>
          </table:table-cell>
          <table:table-cell table:formula="of:=COMPLEX(0;-1/6.284/[.B169]/[.$C$5]*1000000000)" office:value-type="string" office:string-value="-198.283379880753i" calcext:value-type="string">
            <text:p>-198.283379880753i</text:p>
          </table:table-cell>
          <table:table-cell table:formula="of:=IMSUM([.C169];[.D169])" office:value-type="string" office:string-value="1.7-3.42910788075298i" calcext:value-type="string">
            <text:p>1.7-3.42910788075298i</text:p>
          </table:table-cell>
          <table:table-cell table:formula="of:=IMDIV(1;[.E169])" office:value-type="string" office:string-value="0.116050613119105+0.23408827765467i" calcext:value-type="string">
            <text:p>0.116050613119105+0.23408827765467i</text:p>
          </table:table-cell>
          <table:table-cell table:formula="of:=COMPLEX(0;-1/6.284/[.B169]/[.$C$6]*1000)" office:value-type="string" office:string-value="-0.10386272279468i" calcext:value-type="string">
            <text:p>-0.10386272279468i</text:p>
          </table:table-cell>
          <table:table-cell table:formula="of:=COMPLEX(0;-1000000000/6.284/[.$F$12]/[.B169]+6.284*[.F$14]*[.B169]*0.001)" office:value-type="string" office:string-value="-19.0602879468829i" calcext:value-type="string">
            <text:p>-19.0602879468829i</text:p>
          </table:table-cell>
          <table:table-cell table:formula="of:=IMSUM(IMDIV(1;IMSUM([.F169];[.G169]));[.H169])" office:value-type="string" office:string-value="3.81413709040659-23.3403008271293i" calcext:value-type="string">
            <text:p>3.81413709040659-23.3403008271293i</text:p>
          </table:table-cell>
          <table:table-cell table:formula="of:=300000/[.B169]" office:value-type="float" office:value="41.1184210526316" calcext:value-type="float">
            <text:p>41.1184210526</text:p>
          </table:table-cell>
          <table:table-cell table:formula="of:=[.$C$1]/[.J169]*2*PI()" office:value-type="float" office:value="3.36175546675337" calcext:value-type="float">
            <text:p>3.3617554668</text:p>
          </table:table-cell>
          <table:table-cell table:formula="of:=COMPLEX(0;TAN([.K169]))" office:value-type="string" office:string-value="0.223790382485516i" calcext:value-type="string">
            <text:p>0.223790382485516i</text:p>
          </table:table-cell>
          <table:table-cell table:formula="of:=IMPRODUCT(IMDIV(IMSUB([.I169];[.$C$2]); IMSUM([.I169]; [.$C$2])); 1-[.$F$1])" office:value-type="string" office:string-value="-0.564032096443696-0.678352968346477i" calcext:value-type="string">
            <text:p>-0.564032096443696-0.678352968346477i</text:p>
          </table:table-cell>
          <table:table-cell table:formula="of:=IMDIV(IMSUM(1;[.M169]);IMSUB(1;[.M169]))" office:value-type="string" office:string-value="0.0762827418081325-0.466806016542585i" calcext:value-type="string">
            <text:p>0.0762827418081325-0.466806016542585i</text:p>
          </table:table-cell>
          <table:table-cell table:formula="of:=IMSUM([.N169];[.L169])" office:value-type="string" office:string-value="0.0762827418081325-0.243015634057069i" calcext:value-type="string">
            <text:p>0.0762827418081325-0.243015634057069i</text:p>
          </table:table-cell>
          <table:table-cell table:formula="of:=IMSUM(1;IMPRODUCT([.L169];[.N169]))" office:value-type="string" office:string-value="1.10446669698861+0.0170713439662858i" calcext:value-type="string">
            <text:p>1.10446669698861+0.0170713439662858i</text:p>
          </table:table-cell>
          <table:table-cell table:formula="of:=IMPRODUCT([.$C$2];[.O169];IMDIV(1;[.P169]))" office:value-type="string" office:string-value="3.28254413920689-11.0522292579948i" calcext:value-type="string">
            <text:p>3.28254413920689-11.0522292579948i</text:p>
          </table:table-cell>
          <table:table-cell table:formula="of:=IMDIV(IMPRODUCT([.Q169];[.$F$10]);IMSUM([.Q169];[.$F$10]))" office:value-type="string" office:string-value="3.28181866008319-11.0511155793747i" calcext:value-type="string">
            <text:p>3.28181866008319-11.0511155793747i</text:p>
          </table:table-cell>
          <table:table-cell table:formula="of:=[.B169]" office:value-type="float" office:value="7296" calcext:value-type="float">
            <text:p>7296</text:p>
          </table:table-cell>
          <table:table-cell table:formula="of:=IMREAL([.R169])" office:value-type="float" office:value="3.28181866008319" calcext:value-type="float">
            <text:p>3.2818186601</text:p>
          </table:table-cell>
          <table:table-cell table:formula="of:=IMAGINARY([.R169])" office:value-type="float" office:value="-11.0511155793747" calcext:value-type="float">
            <text:p>-11.0511155794</text:p>
          </table:table-cell>
          <table:table-cell table:formula="of:=IMABS([.R169])" office:value-type="float" office:value="11.5281173339955" calcext:value-type="float">
            <text:p>11.528117334</text:p>
          </table:table-cell>
        </table:table-row>
        <table:table-row table:style-name="ro1">
          <table:table-cell/>
          <table:table-cell table:formula="of:=[.B169]+[.$C$11]" office:value-type="float" office:value="7300" calcext:value-type="float">
            <text:p>7300</text:p>
          </table:table-cell>
          <table:table-cell table:formula="of:=COMPLEX([.$C$3]/1000;6.284*[.B170]*[.$C$4]/1000)" office:value-type="string" office:string-value="1.7+194.9611i" calcext:value-type="string">
            <text:p>1.7+194.9611i</text:p>
          </table:table-cell>
          <table:table-cell table:formula="of:=COMPLEX(0;-1/6.284/[.B170]/[.$C$5]*1000000000)" office:value-type="string" office:string-value="-198.174731453421i" calcext:value-type="string">
            <text:p>-198.174731453421i</text:p>
          </table:table-cell>
          <table:table-cell table:formula="of:=IMSUM([.C170];[.D170])" office:value-type="string" office:string-value="1.7-3.21363145342102i" calcext:value-type="string">
            <text:p>1.7-3.21363145342102i</text:p>
          </table:table-cell>
          <table:table-cell table:formula="of:=IMDIV(1;[.E170])" office:value-type="string" office:string-value="0.128618072546907+0.243135931420663i" calcext:value-type="string">
            <text:p>0.128618072546907+0.243135931420663i</text:p>
          </table:table-cell>
          <table:table-cell table:formula="of:=COMPLEX(0;-1/6.284/[.B170]/[.$C$6]*1000)" office:value-type="string" office:string-value="-0.103805811713697i" calcext:value-type="string">
            <text:p>-0.103805811713697i</text:p>
          </table:table-cell>
          <table:table-cell table:formula="of:=COMPLEX(0;-1000000000/6.284/[.$F$12]/[.B170]+6.284*[.F$14]*[.B170]*0.001)" office:value-type="string" office:string-value="-19.0468284598764i" calcext:value-type="string">
            <text:p>-19.0468284598764i</text:p>
          </table:table-cell>
          <table:table-cell table:formula="of:=IMSUM(IMDIV(1;IMSUM([.F170];[.G170]));[.H170])" office:value-type="string" office:string-value="3.57714689830447-22.921900568179i" calcext:value-type="string">
            <text:p>3.57714689830447-22.921900568179i</text:p>
          </table:table-cell>
          <table:table-cell table:formula="of:=300000/[.B170]" office:value-type="float" office:value="41.0958904109589" calcext:value-type="float">
            <text:p>41.095890411</text:p>
          </table:table-cell>
          <table:table-cell table:formula="of:=[.$C$1]/[.J170]*2*PI()" office:value-type="float" office:value="3.36359853444347" calcext:value-type="float">
            <text:p>3.3635985344</text:p>
          </table:table-cell>
          <table:table-cell table:formula="of:=COMPLEX(0;TAN([.K170]))" office:value-type="string" office:string-value="0.22572655572897i" calcext:value-type="string">
            <text:p>0.22572655572897i</text:p>
          </table:table-cell>
          <table:table-cell table:formula="of:=IMPRODUCT(IMDIV(IMSUB([.I170];[.$C$2]); IMSUM([.I170]; [.$C$2])); 1-[.$F$1])" office:value-type="string" office:string-value="-0.57768971906272-0.67498269246096i" calcext:value-type="string">
            <text:p>-0.57768971906272-0.67498269246096i</text:p>
          </table:table-cell>
          <table:table-cell table:formula="of:=IMDIV(IMSUM(1;[.M170]);IMSUB(1;[.M170]))" office:value-type="string" office:string-value="0.0715429379660902-0.45843801136358i" calcext:value-type="string">
            <text:p>0.0715429379660902-0.45843801136358i</text:p>
          </table:table-cell>
          <table:table-cell table:formula="of:=IMSUM([.N170];[.L170])" office:value-type="string" office:string-value="0.0715429379660902-0.23271145563461i" calcext:value-type="string">
            <text:p>0.0715429379660902-0.23271145563461i</text:p>
          </table:table-cell>
          <table:table-cell table:formula="of:=IMSUM(1;IMPRODUCT([.L170];[.N170]))" office:value-type="string" office:string-value="1.10348163332034+0.0161491409738169i" calcext:value-type="string">
            <text:p>1.10348163332034+0.0161491409738169i</text:p>
          </table:table-cell>
          <table:table-cell table:formula="of:=IMPRODUCT([.$C$2];[.O170];IMDIV(1;[.P170]))" office:value-type="string" office:string-value="3.08671569767918-10.5895922830336i" calcext:value-type="string">
            <text:p>3.08671569767918-10.5895922830336i</text:p>
          </table:table-cell>
          <table:table-cell table:formula="of:=IMDIV(IMPRODUCT([.Q170];[.$F$10]);IMSUM([.Q170];[.$F$10]))" office:value-type="string" office:string-value="3.08606205081749-10.5885662447411i" calcext:value-type="string">
            <text:p>3.08606205081749-10.5885662447411i</text:p>
          </table:table-cell>
          <table:table-cell table:formula="of:=[.B170]" office:value-type="float" office:value="7300" calcext:value-type="float">
            <text:p>7300</text:p>
          </table:table-cell>
          <table:table-cell table:formula="of:=IMREAL([.R170])" office:value-type="float" office:value="3.08606205081749" calcext:value-type="float">
            <text:p>3.0860620508</text:p>
          </table:table-cell>
          <table:table-cell table:formula="of:=IMAGINARY([.R170])" office:value-type="float" office:value="-10.5885662447411" calcext:value-type="float">
            <text:p>-10.5885662447</text:p>
          </table:table-cell>
          <table:table-cell table:formula="of:=IMABS([.R170])" office:value-type="float" office:value="11.0291211844266" calcext:value-type="float">
            <text:p>11.0291211844</text:p>
          </table:table-cell>
        </table:table-row>
        <table:table-row table:style-name="ro1">
          <table:table-cell/>
          <table:table-cell table:formula="of:=[.B170]+[.$C$11]" office:value-type="float" office:value="7304" calcext:value-type="float">
            <text:p>7304</text:p>
          </table:table-cell>
          <table:table-cell table:formula="of:=COMPLEX([.$C$3]/1000;6.284*[.B171]*[.$C$4]/1000)" office:value-type="string" office:string-value="1.7+195.067928i" calcext:value-type="string">
            <text:p>1.7+195.067928i</text:p>
          </table:table-cell>
          <table:table-cell table:formula="of:=COMPLEX(0;-1/6.284/[.B171]/[.$C$5]*1000000000)" office:value-type="string" office:string-value="-198.066202027653i" calcext:value-type="string">
            <text:p>-198.066202027653i</text:p>
          </table:table-cell>
          <table:table-cell table:formula="of:=IMSUM([.C171];[.D171])" office:value-type="string" office:string-value="1.7-2.998274027653i" calcext:value-type="string">
            <text:p>1.7-2.998274027653i</text:p>
          </table:table-cell>
          <table:table-cell table:formula="of:=IMDIV(1;[.E171])" office:value-type="string" office:string-value="0.143101893453967+0.252387464971175i" calcext:value-type="string">
            <text:p>0.143101893453967+0.252387464971175i</text:p>
          </table:table-cell>
          <table:table-cell table:formula="of:=COMPLEX(0;-1/6.284/[.B171]/[.$C$6]*1000)" office:value-type="string" office:string-value="-0.103748962966866i" calcext:value-type="string">
            <text:p>-0.103748962966866i</text:p>
          </table:table-cell>
          <table:table-cell table:formula="of:=COMPLEX(0;-1000000000/6.284/[.$F$12]/[.B171]+6.284*[.F$14]*[.B171]*0.001)" office:value-type="string" office:string-value="-19.0333820630418i" calcext:value-type="string">
            <text:p>-19.0333820630418i</text:p>
          </table:table-cell>
          <table:table-cell table:formula="of:=IMSUM(IMDIV(1;IMSUM([.F171];[.G171]));[.H171])" office:value-type="string" office:string-value="3.36144379644846-22.5248800328887i" calcext:value-type="string">
            <text:p>3.36144379644846-22.5248800328887i</text:p>
          </table:table-cell>
          <table:table-cell table:formula="of:=300000/[.B171]" office:value-type="float" office:value="41.0733844468784" calcext:value-type="float">
            <text:p>41.0733844469</text:p>
          </table:table-cell>
          <table:table-cell table:formula="of:=[.$C$1]/[.J171]*2*PI()" office:value-type="float" office:value="3.36544160213358" calcext:value-type="float">
            <text:p>3.3654416021</text:p>
          </table:table-cell>
          <table:table-cell table:formula="of:=COMPLEX(0;TAN([.K171]))" office:value-type="string" office:string-value="0.227664340654439i" calcext:value-type="string">
            <text:p>0.227664340654439i</text:p>
          </table:table-cell>
          <table:table-cell table:formula="of:=IMPRODUCT(IMDIV(IMSUB([.I171];[.$C$2]); IMSUM([.I171]; [.$C$2])); 1-[.$F$1])" office:value-type="string" office:string-value="-0.590593258370438-0.671419657657393i" calcext:value-type="string">
            <text:p>-0.590593258370438-0.671419657657393i</text:p>
          </table:table-cell>
          <table:table-cell table:formula="of:=IMDIV(IMSUM(1;[.M171]);IMSUB(1;[.M171]))" office:value-type="string" office:string-value="0.0672288759289701-0.450497600657774i" calcext:value-type="string">
            <text:p>0.0672288759289701-0.450497600657774i</text:p>
          </table:table-cell>
          <table:table-cell table:formula="of:=IMSUM([.N171];[.L171])" office:value-type="string" office:string-value="0.0672288759289701-0.222833260003335i" calcext:value-type="string">
            <text:p>0.0672288759289701-0.222833260003335i</text:p>
          </table:table-cell>
          <table:table-cell table:formula="of:=IMSUM(1;IMPRODUCT([.L171];[.N171]))" office:value-type="string" office:string-value="1.10256223922016+0.0153056177113081i" calcext:value-type="string">
            <text:p>1.10256223922016+0.0153056177113081i</text:p>
          </table:table-cell>
          <table:table-cell table:formula="of:=IMPRODUCT([.$C$2];[.O171];IMDIV(1;[.P171]))" office:value-type="string" office:string-value="2.9079164867651-10.145613608318i" calcext:value-type="string">
            <text:p>2.9079164867651-10.145613608318i</text:p>
          </table:table-cell>
          <table:table-cell table:formula="of:=IMDIV(IMPRODUCT([.Q171];[.$F$10]);IMSUM([.Q171];[.$F$10]))" office:value-type="string" office:string-value="2.90732651625118-10.1446689025893i" calcext:value-type="string">
            <text:p>2.90732651625118-10.1446689025893i</text:p>
          </table:table-cell>
          <table:table-cell table:formula="of:=[.B171]" office:value-type="float" office:value="7304" calcext:value-type="float">
            <text:p>7304</text:p>
          </table:table-cell>
          <table:table-cell table:formula="of:=IMREAL([.R171])" office:value-type="float" office:value="2.90732651625118" calcext:value-type="float">
            <text:p>2.9073265163</text:p>
          </table:table-cell>
          <table:table-cell table:formula="of:=IMAGINARY([.R171])" office:value-type="float" office:value="-10.1446689025893" calcext:value-type="float">
            <text:p>-10.1446689026</text:p>
          </table:table-cell>
          <table:table-cell table:formula="of:=IMABS([.R171])" office:value-type="float" office:value="10.5530495410218" calcext:value-type="float">
            <text:p>10.553049541</text:p>
          </table:table-cell>
        </table:table-row>
        <table:table-row table:style-name="ro1">
          <table:table-cell/>
          <table:table-cell table:formula="of:=[.B171]+[.$C$11]" office:value-type="float" office:value="7308" calcext:value-type="float">
            <text:p>7308</text:p>
          </table:table-cell>
          <table:table-cell table:formula="of:=COMPLEX([.$C$3]/1000;6.284*[.B172]*[.$C$4]/1000)" office:value-type="string" office:string-value="1.7+195.174756i" calcext:value-type="string">
            <text:p>1.7+195.174756i</text:p>
          </table:table-cell>
          <table:table-cell table:formula="of:=COMPLEX(0;-1/6.284/[.B172]/[.$C$5]*1000000000)" office:value-type="string" office:string-value="-197.957791408043i" calcext:value-type="string">
            <text:p>-197.957791408043i</text:p>
          </table:table-cell>
          <table:table-cell table:formula="of:=IMSUM([.C172];[.D172])" office:value-type="string" office:string-value="1.7-2.78303540804299i" calcext:value-type="string">
            <text:p>1.7-2.78303540804299i</text:p>
          </table:table-cell>
          <table:table-cell table:formula="of:=IMDIV(1;[.E172])" office:value-type="string" office:string-value="0.15984525351038+0.261679411957056i" calcext:value-type="string">
            <text:p>0.15984525351038+0.261679411957056i</text:p>
          </table:table-cell>
          <table:table-cell table:formula="of:=COMPLEX(0;-1/6.284/[.B172]/[.$C$6]*1000)" office:value-type="string" office:string-value="-0.103692176451832i" calcext:value-type="string">
            <text:p>-0.103692176451832i</text:p>
          </table:table-cell>
          <table:table-cell table:formula="of:=COMPLEX(0;-1000000000/6.284/[.$F$12]/[.B172]+6.284*[.F$14]*[.B172]*0.001)" office:value-type="string" office:string-value="-19.0199487348847i" calcext:value-type="string">
            <text:p>-19.0199487348847i</text:p>
          </table:table-cell>
          <table:table-cell table:formula="of:=IMSUM(IMDIV(1;IMSUM([.F172];[.G172]));[.H172])" office:value-type="string" office:string-value="3.16459633579458-22.1477602626113i" calcext:value-type="string">
            <text:p>3.16459633579458-22.1477602626113i</text:p>
          </table:table-cell>
          <table:table-cell table:formula="of:=300000/[.B172]" office:value-type="float" office:value="41.0509031198686" calcext:value-type="float">
            <text:p>41.0509031199</text:p>
          </table:table-cell>
          <table:table-cell table:formula="of:=[.$C$1]/[.J172]*2*PI()" office:value-type="float" office:value="3.36728466982368" calcext:value-type="float">
            <text:p>3.3672846698</text:p>
          </table:table-cell>
          <table:table-cell table:formula="of:=COMPLEX(0;TAN([.K172]))" office:value-type="string" office:string-value="0.229603752456562i" calcext:value-type="string">
            <text:p>0.229603752456562i</text:p>
          </table:table-cell>
          <table:table-cell table:formula="of:=IMPRODUCT(IMDIV(IMSUB([.I172];[.$C$2]); IMSUM([.I172]; [.$C$2])); 1-[.$F$1])" office:value-type="string" office:string-value="-0.60279273415678-0.667705045714029i" calcext:value-type="string">
            <text:p>-0.60279273415678-0.667705045714029i</text:p>
          </table:table-cell>
          <table:table-cell table:formula="of:=IMDIV(IMSUM(1;[.M172]);IMSUB(1;[.M172]))" office:value-type="string" office:string-value="0.0632919267158922-0.442955205252226i" calcext:value-type="string">
            <text:p>0.0632919267158922-0.442955205252226i</text:p>
          </table:table-cell>
          <table:table-cell table:formula="of:=IMSUM([.N172];[.L172])" office:value-type="string" office:string-value="0.0632919267158922-0.213351452795664i" calcext:value-type="string">
            <text:p>0.0632919267158922-0.213351452795664i</text:p>
          </table:table-cell>
          <table:table-cell table:formula="of:=IMSUM(1;IMPRODUCT([.L172];[.N172]))" office:value-type="string" office:string-value="1.10170417729608+0.0145320638741746i" calcext:value-type="string">
            <text:p>1.10170417729608+0.0145320638741746i</text:p>
          </table:table-cell>
          <table:table-cell table:formula="of:=IMPRODUCT([.$C$2];[.O172];IMDIV(1;[.P172]))" office:value-type="string" office:string-value="2.74425695060646-9.71899043113001i" calcext:value-type="string">
            <text:p>2.74425695060646-9.71899043113001i</text:p>
          </table:table-cell>
          <table:table-cell table:formula="of:=IMDIV(IMPRODUCT([.Q172];[.$F$10]);IMSUM([.Q172];[.$F$10]))" office:value-type="string" office:string-value="2.74372359282256-9.71812121399238i" calcext:value-type="string">
            <text:p>2.74372359282256-9.71812121399238i</text:p>
          </table:table-cell>
          <table:table-cell table:formula="of:=[.B172]" office:value-type="float" office:value="7308" calcext:value-type="float">
            <text:p>7308</text:p>
          </table:table-cell>
          <table:table-cell table:formula="of:=IMREAL([.R172])" office:value-type="float" office:value="2.74372359282256" calcext:value-type="float">
            <text:p>2.7437235928</text:p>
          </table:table-cell>
          <table:table-cell table:formula="of:=IMAGINARY([.R172])" office:value-type="float" office:value="-9.71812121399238" calcext:value-type="float">
            <text:p>-9.718121214</text:p>
          </table:table-cell>
          <table:table-cell table:formula="of:=IMABS([.R172])" office:value-type="float" office:value="10.0980146109847" calcext:value-type="float">
            <text:p>10.098014611</text:p>
          </table:table-cell>
        </table:table-row>
        <table:table-row table:style-name="ro1">
          <table:table-cell/>
          <table:table-cell table:formula="of:=[.B172]+[.$C$11]" office:value-type="float" office:value="7312" calcext:value-type="float">
            <text:p>7312</text:p>
          </table:table-cell>
          <table:table-cell table:formula="of:=COMPLEX([.$C$3]/1000;6.284*[.B173]*[.$C$4]/1000)" office:value-type="string" office:string-value="1.7+195.281584i" calcext:value-type="string">
            <text:p>1.7+195.281584i</text:p>
          </table:table-cell>
          <table:table-cell table:formula="of:=COMPLEX(0;-1/6.284/[.B173]/[.$C$5]*1000000000)" office:value-type="string" office:string-value="-197.849499399614i" calcext:value-type="string">
            <text:p>-197.849499399614i</text:p>
          </table:table-cell>
          <table:table-cell table:formula="of:=IMSUM([.C173];[.D173])" office:value-type="string" office:string-value="1.7-2.56791539961398i" calcext:value-type="string">
            <text:p>1.7-2.56791539961398i</text:p>
          </table:table-cell>
          <table:table-cell table:formula="of:=IMDIV(1;[.E173])" office:value-type="string" office:string-value="0.179245680411199+0.270757495907178i" calcext:value-type="string">
            <text:p>0.179245680411199+0.270757495907178i</text:p>
          </table:table-cell>
          <table:table-cell table:formula="of:=COMPLEX(0;-1/6.284/[.B173]/[.$C$6]*1000)" office:value-type="string" office:string-value="-0.103635452066464i" calcext:value-type="string">
            <text:p>-0.103635452066464i</text:p>
          </table:table-cell>
          <table:table-cell table:formula="of:=COMPLEX(0;-1000000000/6.284/[.$F$12]/[.B173]+6.284*[.F$14]*[.B173]*0.001)" office:value-type="string" office:string-value="-19.0065284539575i" calcext:value-type="string">
            <text:p>-19.0065284539575i</text:p>
          </table:table-cell>
          <table:table-cell table:formula="of:=IMSUM(IMDIV(1;IMSUM([.F173];[.G173]));[.H173])" office:value-type="string" office:string-value="2.9845036169306-21.7891692582839i" calcext:value-type="string">
            <text:p>2.9845036169306-21.7891692582839i</text:p>
          </table:table-cell>
          <table:table-cell table:formula="of:=300000/[.B173]" office:value-type="float" office:value="41.0284463894967" calcext:value-type="float">
            <text:p>41.0284463895</text:p>
          </table:table-cell>
          <table:table-cell table:formula="of:=[.$C$1]/[.J173]*2*PI()" office:value-type="float" office:value="3.36912773751379" calcext:value-type="float">
            <text:p>3.3691277375</text:p>
          </table:table-cell>
          <table:table-cell table:formula="of:=COMPLEX(0;TAN([.K173]))" office:value-type="string" office:string-value="0.231544806377626i" calcext:value-type="string">
            <text:p>0.231544806377626i</text:p>
          </table:table-cell>
          <table:table-cell table:formula="of:=IMPRODUCT(IMDIV(IMSUB([.I173];[.$C$2]); IMSUM([.I173]; [.$C$2])); 1-[.$F$1])" office:value-type="string" office:string-value="-0.614335079082542-0.663873734328519i" calcext:value-type="string">
            <text:p>-0.614335079082542-0.663873734328519i</text:p>
          </table:table-cell>
          <table:table-cell table:formula="of:=IMDIV(IMSUM(1;[.M173]);IMSUB(1;[.M173]))" office:value-type="string" office:string-value="0.0596900723386119-0.435783385165679i" calcext:value-type="string">
            <text:p>0.0596900723386119-0.435783385165679i</text:p>
          </table:table-cell>
          <table:table-cell table:formula="of:=IMSUM([.N173];[.L173])" office:value-type="string" office:string-value="0.0596900723386119-0.204238578788053i" calcext:value-type="string">
            <text:p>0.0596900723386119-0.204238578788053i</text:p>
          </table:table-cell>
          <table:table-cell table:formula="of:=IMSUM(1;IMPRODUCT([.L173];[.N173]))" office:value-type="string" office:string-value="1.10090337954077+0.0138209262423104i" calcext:value-type="string">
            <text:p>1.10090337954077+0.0138209262423104i</text:p>
          </table:table-cell>
          <table:table-cell table:formula="of:=IMPRODUCT([.$C$2];[.O173];IMDIV(1;[.P173]))" office:value-type="string" office:string-value="2.59409798670876-9.30852059026019i" calcext:value-type="string">
            <text:p>2.59409798670876-9.30852059026019i</text:p>
          </table:table-cell>
          <table:table-cell table:formula="of:=IMDIV(IMPRODUCT([.Q173];[.$F$10]);IMSUM([.Q173];[.$F$10]))" office:value-type="string" office:string-value="2.59361510326921-9.30772145201817i" calcext:value-type="string">
            <text:p>2.59361510326921-9.30772145201817i</text:p>
          </table:table-cell>
          <table:table-cell table:formula="of:=[.B173]" office:value-type="float" office:value="7312" calcext:value-type="float">
            <text:p>7312</text:p>
          </table:table-cell>
          <table:table-cell table:formula="of:=IMREAL([.R173])" office:value-type="float" office:value="2.59361510326921" calcext:value-type="float">
            <text:p>2.5936151033</text:p>
          </table:table-cell>
          <table:table-cell table:formula="of:=IMAGINARY([.R173])" office:value-type="float" office:value="-9.30772145201817" calcext:value-type="float">
            <text:p>-9.307721452</text:p>
          </table:table-cell>
          <table:table-cell table:formula="of:=IMABS([.R173])" office:value-type="float" office:value="9.6623246650206" calcext:value-type="float">
            <text:p>9.662324665</text:p>
          </table:table-cell>
        </table:table-row>
        <table:table-row table:style-name="ro1">
          <table:table-cell/>
          <table:table-cell table:formula="of:=[.B173]+[.$C$11]" office:value-type="float" office:value="7316" calcext:value-type="float">
            <text:p>7316</text:p>
          </table:table-cell>
          <table:table-cell table:formula="of:=COMPLEX([.$C$3]/1000;6.284*[.B174]*[.$C$4]/1000)" office:value-type="string" office:string-value="1.7+195.388412i" calcext:value-type="string">
            <text:p>1.7+195.388412i</text:p>
          </table:table-cell>
          <table:table-cell table:formula="of:=COMPLEX(0;-1/6.284/[.B174]/[.$C$5]*1000000000)" office:value-type="string" office:string-value="-197.741325807815i" calcext:value-type="string">
            <text:p>-197.741325807815i</text:p>
          </table:table-cell>
          <table:table-cell table:formula="of:=IMSUM([.C174];[.D174])" office:value-type="string" office:string-value="1.7-2.35291380781501i" calcext:value-type="string">
            <text:p>1.7-2.35291380781501i</text:p>
          </table:table-cell>
          <table:table-cell table:formula="of:=IMDIV(1;[.E174])" office:value-type="string" office:string-value="0.201751598189696+0.279237718311343i" calcext:value-type="string">
            <text:p>0.201751598189696+0.279237718311343i</text:p>
          </table:table-cell>
          <table:table-cell table:formula="of:=COMPLEX(0;-1/6.284/[.B174]/[.$C$6]*1000)" office:value-type="string" office:string-value="-0.103578789708856i" calcext:value-type="string">
            <text:p>-0.103578789708856i</text:p>
          </table:table-cell>
          <table:table-cell table:formula="of:=COMPLEX(0;-1000000000/6.284/[.$F$12]/[.B174]+6.284*[.F$14]*[.B174]*0.001)" office:value-type="string" office:string-value="-18.9931211988597i" calcext:value-type="string">
            <text:p>-18.9931211988597i</text:p>
          </table:table-cell>
          <table:table-cell table:formula="of:=IMSUM(IMDIV(1;IMSUM([.F174];[.G174]));[.H174])" office:value-type="string" office:string-value="2.81934399538193-21.4478375432873i" calcext:value-type="string">
            <text:p>2.81934399538193-21.4478375432873i</text:p>
          </table:table-cell>
          <table:table-cell table:formula="of:=300000/[.B174]" office:value-type="float" office:value="41.0060142154183" calcext:value-type="float">
            <text:p>41.0060142154</text:p>
          </table:table-cell>
          <table:table-cell table:formula="of:=[.$C$1]/[.J174]*2*PI()" office:value-type="float" office:value="3.3709708052039" calcext:value-type="float">
            <text:p>3.3709708052</text:p>
          </table:table-cell>
          <table:table-cell table:formula="of:=COMPLEX(0;TAN([.K174]))" office:value-type="string" office:string-value="0.233487517708073i" calcext:value-type="string">
            <text:p>0.233487517708073i</text:p>
          </table:table-cell>
          <table:table-cell table:formula="of:=IMPRODUCT(IMDIV(IMSUB([.I174];[.$C$2]); IMSUM([.I174]; [.$C$2])); 1-[.$F$1])" office:value-type="string" office:string-value="-0.625264175491275-0.659955224054077i" calcext:value-type="string">
            <text:p>-0.625264175491275-0.659955224054077i</text:p>
          </table:table-cell>
          <table:table-cell table:formula="of:=IMDIV(IMSUM(1;[.M174]);IMSUB(1;[.M174]))" office:value-type="string" office:string-value="0.0563868799076376-0.428956750865747i" calcext:value-type="string">
            <text:p>0.0563868799076376-0.428956750865747i</text:p>
          </table:table-cell>
          <table:table-cell table:formula="of:=IMSUM([.N174];[.L174])" office:value-type="string" office:string-value="0.0563868799076376-0.195469233157674i" calcext:value-type="string">
            <text:p>0.0563868799076376-0.195469233157674i</text:p>
          </table:table-cell>
          <table:table-cell table:formula="of:=IMSUM(1;IMPRODUCT([.L174];[.N174]))" office:value-type="string" office:string-value="1.10015604696376+0.0131656326209375i" calcext:value-type="string">
            <text:p>1.10015604696376+0.0131656326209375i</text:p>
          </table:table-cell>
          <table:table-cell table:formula="of:=IMPRODUCT([.$C$2];[.O174];IMDIV(1;[.P174]))" office:value-type="string" office:string-value="2.45601290241892-8.91309614534368i" calcext:value-type="string">
            <text:p>2.45601290241892-8.91309614534368i</text:p>
          </table:table-cell>
          <table:table-cell table:formula="of:=IMDIV(IMPRODUCT([.Q174];[.$F$10]);IMSUM([.Q174];[.$F$10]))" office:value-type="string" office:string-value="2.45557514150545-8.91236207984437i" calcext:value-type="string">
            <text:p>2.45557514150545-8.91236207984437i</text:p>
          </table:table-cell>
          <table:table-cell table:formula="of:=[.B174]" office:value-type="float" office:value="7316" calcext:value-type="float">
            <text:p>7316</text:p>
          </table:table-cell>
          <table:table-cell table:formula="of:=IMREAL([.R174])" office:value-type="float" office:value="2.45557514150545" calcext:value-type="float">
            <text:p>2.4555751415</text:p>
          </table:table-cell>
          <table:table-cell table:formula="of:=IMAGINARY([.R174])" office:value-type="float" office:value="-8.91236207984437" calcext:value-type="float">
            <text:p>-8.9123620798</text:p>
          </table:table-cell>
          <table:table-cell table:formula="of:=IMABS([.R174])" office:value-type="float" office:value="9.2444603475718" calcext:value-type="float">
            <text:p>9.2444603476</text:p>
          </table:table-cell>
        </table:table-row>
        <table:table-row table:style-name="ro1">
          <table:table-cell/>
          <table:table-cell table:formula="of:=[.B174]+[.$C$11]" office:value-type="float" office:value="7320" calcext:value-type="float">
            <text:p>7320</text:p>
          </table:table-cell>
          <table:table-cell table:formula="of:=COMPLEX([.$C$3]/1000;6.284*[.B175]*[.$C$4]/1000)" office:value-type="string" office:string-value="1.7+195.49524i" calcext:value-type="string">
            <text:p>1.7+195.49524i</text:p>
          </table:table-cell>
          <table:table-cell table:formula="of:=COMPLEX(0;-1/6.284/[.B175]/[.$C$5]*1000000000)" office:value-type="string" office:string-value="-197.633270438521i" calcext:value-type="string">
            <text:p>-197.633270438521i</text:p>
          </table:table-cell>
          <table:table-cell table:formula="of:=IMSUM([.C175];[.D175])" office:value-type="string" office:string-value="1.7-2.13803043852101i" calcext:value-type="string">
            <text:p>1.7-2.13803043852101i</text:p>
          </table:table-cell>
          <table:table-cell table:formula="of:=IMDIV(1;[.E175])" office:value-type="string" office:string-value="0.227846176010149+0.28655415271195i" calcext:value-type="string">
            <text:p>0.227846176010149+0.28655415271195i</text:p>
          </table:table-cell>
          <table:table-cell table:formula="of:=COMPLEX(0;-1/6.284/[.B175]/[.$C$6]*1000)" office:value-type="string" office:string-value="-0.103522189277321i" calcext:value-type="string">
            <text:p>-0.103522189277321i</text:p>
          </table:table-cell>
          <table:table-cell table:formula="of:=COMPLEX(0;-1000000000/6.284/[.$F$12]/[.B175]+6.284*[.F$14]*[.B175]*0.001)" office:value-type="string" office:string-value="-18.9797269482373i" calcext:value-type="string">
            <text:p>-18.9797269482373i</text:p>
          </table:table-cell>
          <table:table-cell table:formula="of:=IMSUM(IMDIV(1;IMSUM([.F175];[.G175]));[.H175])" office:value-type="string" office:string-value="2.66753260603409-21.1225925383386i" calcext:value-type="string">
            <text:p>2.66753260603409-21.1225925383386i</text:p>
          </table:table-cell>
          <table:table-cell table:formula="of:=300000/[.B175]" office:value-type="float" office:value="40.9836065573771" calcext:value-type="float">
            <text:p>40.9836065574</text:p>
          </table:table-cell>
          <table:table-cell table:formula="of:=[.$C$1]/[.J175]*2*PI()" office:value-type="float" office:value="3.372813872894" calcext:value-type="float">
            <text:p>3.3728138729</text:p>
          </table:table-cell>
          <table:table-cell table:formula="of:=COMPLEX(0;TAN([.K175]))" office:value-type="string" office:string-value="0.23543190178701i" calcext:value-type="string">
            <text:p>0.23543190178701i</text:p>
          </table:table-cell>
          <table:table-cell table:formula="of:=IMPRODUCT(IMDIV(IMSUB([.I175];[.$C$2]); IMSUM([.I175]; [.$C$2])); 1-[.$F$1])" office:value-type="string" office:string-value="-0.635620943568598-0.655974431090288i" calcext:value-type="string">
            <text:p>-0.635620943568598-0.655974431090288i</text:p>
          </table:table-cell>
          <table:table-cell table:formula="of:=IMDIV(IMSUM(1;[.M175]);IMSUB(1;[.M175]))" office:value-type="string" office:string-value="0.0533506521206818-0.422451850766772i" calcext:value-type="string">
            <text:p>0.0533506521206818-0.422451850766772i</text:p>
          </table:table-cell>
          <table:table-cell table:formula="of:=IMSUM([.N175];[.L175])" office:value-type="string" office:string-value="0.0533506521206818-0.187019948979762i" calcext:value-type="string">
            <text:p>0.0533506521206818-0.187019948979762i</text:p>
          </table:table-cell>
          <table:table-cell table:formula="of:=IMSUM(1;IMPRODUCT([.L175];[.N175]))" office:value-type="string" office:string-value="1.09945864263946+0.0125604454903493i" calcext:value-type="string">
            <text:p>1.09945864263946+0.0125604454903493i</text:p>
          </table:table-cell>
          <table:table-cell table:formula="of:=IMPRODUCT([.$C$2];[.O175];IMDIV(1;[.P175]))" office:value-type="string" office:string-value="2.32875580358838-8.53169668738092i" calcext:value-type="string">
            <text:p>2.32875580358838-8.53169668738092i</text:p>
          </table:table-cell>
          <table:table-cell table:formula="of:=IMDIV(IMPRODUCT([.Q175];[.$F$10]);IMSUM([.Q175];[.$F$10]))" office:value-type="string" office:string-value="2.32835848443686-8.5310230614161i" calcext:value-type="string">
            <text:p>2.32835848443686-8.5310230614161i</text:p>
          </table:table-cell>
          <table:table-cell table:formula="of:=[.B175]" office:value-type="float" office:value="7320" calcext:value-type="float">
            <text:p>7320</text:p>
          </table:table-cell>
          <table:table-cell table:formula="of:=IMREAL([.R175])" office:value-type="float" office:value="2.32835848443686" calcext:value-type="float">
            <text:p>2.3283584844</text:p>
          </table:table-cell>
          <table:table-cell table:formula="of:=IMAGINARY([.R175])" office:value-type="float" office:value="-8.5310230614161" calcext:value-type="float">
            <text:p>-8.5310230614</text:p>
          </table:table-cell>
          <table:table-cell table:formula="of:=IMABS([.R175])" office:value-type="float" office:value="8.84305420691643" calcext:value-type="float">
            <text:p>8.8430542069</text:p>
          </table:table-cell>
        </table:table-row>
        <table:table-row table:style-name="ro1">
          <table:table-cell/>
          <table:table-cell table:formula="of:=[.B175]+[.$C$11]" office:value-type="float" office:value="7324" calcext:value-type="float">
            <text:p>7324</text:p>
          </table:table-cell>
          <table:table-cell table:formula="of:=COMPLEX([.$C$3]/1000;6.284*[.B176]*[.$C$4]/1000)" office:value-type="string" office:string-value="1.7+195.602068i" calcext:value-type="string">
            <text:p>1.7+195.602068i</text:p>
          </table:table-cell>
          <table:table-cell table:formula="of:=COMPLEX(0;-1/6.284/[.B176]/[.$C$5]*1000000000)" office:value-type="string" office:string-value="-197.525333098031i" calcext:value-type="string">
            <text:p>-197.525333098031i</text:p>
          </table:table-cell>
          <table:table-cell table:formula="of:=IMSUM([.C176];[.D176])" office:value-type="string" office:string-value="1.7-1.92326509803101i" calcext:value-type="string">
            <text:p>1.7-1.92326509803101i</text:p>
          </table:table-cell>
          <table:table-cell table:formula="of:=IMDIV(1;[.E176])" office:value-type="string" office:string-value="0.258007778414787+0.291892561909222i" calcext:value-type="string">
            <text:p>0.258007778414787+0.291892561909222i</text:p>
          </table:table-cell>
          <table:table-cell table:formula="of:=COMPLEX(0;-1/6.284/[.B176]/[.$C$6]*1000)" office:value-type="string" office:string-value="-0.103465650670397i" calcext:value-type="string">
            <text:p>-0.103465650670397i</text:p>
          </table:table-cell>
          <table:table-cell table:formula="of:=COMPLEX(0;-1000000000/6.284/[.$F$12]/[.B176]+6.284*[.F$14]*[.B176]*0.001)" office:value-type="string" office:string-value="-18.9663456807834i" calcext:value-type="string">
            <text:p>-18.9663456807834i</text:p>
          </table:table-cell>
          <table:table-cell table:formula="of:=IMSUM(IMDIV(1;IMSUM([.F176];[.G176]));[.H176])" office:value-type="string" office:string-value="2.52768606597732-20.8123523435276i" calcext:value-type="string">
            <text:p>2.52768606597732-20.8123523435276i</text:p>
          </table:table-cell>
          <table:table-cell table:formula="of:=300000/[.B176]" office:value-type="float" office:value="40.9612233752048" calcext:value-type="float">
            <text:p>40.9612233752</text:p>
          </table:table-cell>
          <table:table-cell table:formula="of:=[.$C$1]/[.J176]*2*PI()" office:value-type="float" office:value="3.37465694058411" calcext:value-type="float">
            <text:p>3.3746569406</text:p>
          </table:table-cell>
          <table:table-cell table:formula="of:=COMPLEX(0;TAN([.K176]))" office:value-type="string" office:string-value="0.237377974002716i" calcext:value-type="string">
            <text:p>0.237377974002716i</text:p>
          </table:table-cell>
          <table:table-cell table:formula="of:=IMPRODUCT(IMDIV(IMSUB([.I176];[.$C$2]); IMSUM([.I176]; [.$C$2])); 1-[.$F$1])" office:value-type="string" office:string-value="-0.645443463372301-0.651952364283563i" calcext:value-type="string">
            <text:p>-0.645443463372301-0.651952364283563i</text:p>
          </table:table-cell>
          <table:table-cell table:formula="of:=IMDIV(IMSUM(1;[.M176]);IMSUB(1;[.M176]))" office:value-type="string" office:string-value="0.0505537213195458-0.416247046870552i" calcext:value-type="string">
            <text:p>0.0505537213195458-0.416247046870552i</text:p>
          </table:table-cell>
          <table:table-cell table:formula="of:=IMSUM([.N176];[.L176])" office:value-type="string" office:string-value="0.0505537213195458-0.178869072867836i" calcext:value-type="string">
            <text:p>0.0505537213195458-0.178869072867836i</text:p>
          </table:table-cell>
          <table:table-cell table:formula="of:=IMSUM(1;IMPRODUCT([.L176];[.N176]))" office:value-type="string" office:string-value="1.09880788067075+0.0120003399451317i" calcext:value-type="string">
            <text:p>1.09880788067075+0.0120003399451317i</text:p>
          </table:table-cell>
          <table:table-cell table:formula="of:=IMPRODUCT([.$C$2];[.O176];IMDIV(1;[.P176]))" office:value-type="string" office:string-value="2.21123523183495-8.16338267650291i" calcext:value-type="string">
            <text:p>2.21123523183495-8.16338267650291i</text:p>
          </table:table-cell>
          <table:table-cell table:formula="of:=IMDIV(IMPRODUCT([.Q176];[.$F$10]);IMSUM([.Q176];[.$F$10]))" office:value-type="string" office:string-value="2.21087424815973-8.16276520019813i" calcext:value-type="string">
            <text:p>2.21087424815973-8.16276520019813i</text:p>
          </table:table-cell>
          <table:table-cell table:formula="of:=[.B176]" office:value-type="float" office:value="7324" calcext:value-type="float">
            <text:p>7324</text:p>
          </table:table-cell>
          <table:table-cell table:formula="of:=IMREAL([.R176])" office:value-type="float" office:value="2.21087424815973" calcext:value-type="float">
            <text:p>2.2108742482</text:p>
          </table:table-cell>
          <table:table-cell table:formula="of:=IMAGINARY([.R176])" office:value-type="float" office:value="-8.16276520019813" calcext:value-type="float">
            <text:p>-8.1627652002</text:p>
          </table:table-cell>
          <table:table-cell table:formula="of:=IMABS([.R176])" office:value-type="float" office:value="8.45687298324514" calcext:value-type="float">
            <text:p>8.4568729832</text:p>
          </table:table-cell>
        </table:table-row>
        <table:table-row table:style-name="ro1">
          <table:table-cell/>
          <table:table-cell table:formula="of:=[.B176]+[.$C$11]" office:value-type="float" office:value="7328" calcext:value-type="float">
            <text:p>7328</text:p>
          </table:table-cell>
          <table:table-cell table:formula="of:=COMPLEX([.$C$3]/1000;6.284*[.B177]*[.$C$4]/1000)" office:value-type="string" office:string-value="1.7+195.708896i" calcext:value-type="string">
            <text:p>1.7+195.708896i</text:p>
          </table:table-cell>
          <table:table-cell table:formula="of:=COMPLEX(0;-1/6.284/[.B177]/[.$C$5]*1000000000)" office:value-type="string" office:string-value="-197.417513593064i" calcext:value-type="string">
            <text:p>-197.417513593064i</text:p>
          </table:table-cell>
          <table:table-cell table:formula="of:=IMSUM([.C177];[.D177])" office:value-type="string" office:string-value="1.7-1.70861759306399i" calcext:value-type="string">
            <text:p>1.7-1.70861759306399i</text:p>
          </table:table-cell>
          <table:table-cell table:formula="of:=IMDIV(1;[.E177])" office:value-type="string" office:string-value="0.292630492852805+0.294113887267817i" calcext:value-type="string">
            <text:p>0.292630492852805+0.294113887267817i</text:p>
          </table:table-cell>
          <table:table-cell table:formula="of:=COMPLEX(0;-1/6.284/[.B177]/[.$C$6]*1000)" office:value-type="string" office:string-value="-0.103409173786843i" calcext:value-type="string">
            <text:p>-0.103409173786843i</text:p>
          </table:table-cell>
          <table:table-cell table:formula="of:=COMPLEX(0;-1000000000/6.284/[.$F$12]/[.B177]+6.284*[.F$14]*[.B177]*0.001)" office:value-type="string" office:string-value="-18.9529773752371i" calcext:value-type="string">
            <text:p>-18.9529773752371i</text:p>
          </table:table-cell>
          <table:table-cell table:formula="of:=IMSUM(IMDIV(1;IMSUM([.F177];[.G177]));[.H177])" office:value-type="string" office:string-value="2.39859303844773-20.5161193215712i" calcext:value-type="string">
            <text:p>2.39859303844773-20.5161193215712i</text:p>
          </table:table-cell>
          <table:table-cell table:formula="of:=300000/[.B177]" office:value-type="float" office:value="40.938864628821" calcext:value-type="float">
            <text:p>40.9388646288</text:p>
          </table:table-cell>
          <table:table-cell table:formula="of:=[.$C$1]/[.J177]*2*PI()" office:value-type="float" office:value="3.37650000827421" calcext:value-type="float">
            <text:p>3.3765000083</text:p>
          </table:table-cell>
          <table:table-cell table:formula="of:=COMPLEX(0;TAN([.K177]))" office:value-type="string" office:string-value="0.239325749793159i" calcext:value-type="string">
            <text:p>0.239325749793159i</text:p>
          </table:table-cell>
          <table:table-cell table:formula="of:=IMPRODUCT(IMDIV(IMSUB([.I177];[.$C$2]); IMSUM([.I177]; [.$C$2])); 1-[.$F$1])" office:value-type="string" office:string-value="-0.654767117808431-0.64790670263722i" calcext:value-type="string">
            <text:p>-0.654767117808431-0.64790670263722i</text:p>
          </table:table-cell>
          <table:table-cell table:formula="of:=IMDIV(IMSUM(1;[.M177]);IMSUB(1;[.M177]))" office:value-type="string" office:string-value="0.0479718607689542-0.410322386431424i" calcext:value-type="string">
            <text:p>0.0479718607689542-0.410322386431424i</text:p>
          </table:table-cell>
          <table:table-cell table:formula="of:=IMSUM([.N177];[.L177])" office:value-type="string" office:string-value="0.0479718607689542-0.170996636638265i" calcext:value-type="string">
            <text:p>0.0479718607689542-0.170996636638265i</text:p>
          </table:table-cell>
          <table:table-cell table:formula="of:=IMSUM(1;IMPRODUCT([.L177];[.N177]))" office:value-type="string" office:string-value="1.09820071278962+0.011480901547503i" calcext:value-type="string">
            <text:p>1.09820071278962+0.011480901547503i</text:p>
          </table:table-cell>
          <table:table-cell table:formula="of:=IMPRODUCT([.$C$2];[.O177];IMDIV(1;[.P177]))" office:value-type="string" office:string-value="2.10249209937658-7.80728899267532i" calcext:value-type="string">
            <text:p>2.10249209937658-7.80728899267532i</text:p>
          </table:table-cell>
          <table:table-cell table:formula="of:=IMDIV(IMPRODUCT([.Q177];[.$F$10]);IMSUM([.Q177];[.$F$10]))" office:value-type="string" office:string-value="2.10216383833918-7.80672369137145i" calcext:value-type="string">
            <text:p>2.10216383833918-7.80672369137145i</text:p>
          </table:table-cell>
          <table:table-cell table:formula="of:=[.B177]" office:value-type="float" office:value="7328" calcext:value-type="float">
            <text:p>7328</text:p>
          </table:table-cell>
          <table:table-cell table:formula="of:=IMREAL([.R177])" office:value-type="float" office:value="2.10216383833918" calcext:value-type="float">
            <text:p>2.1021638383</text:p>
          </table:table-cell>
          <table:table-cell table:formula="of:=IMAGINARY([.R177])" office:value-type="float" office:value="-7.80672369137145" calcext:value-type="float">
            <text:p>-7.8067236914</text:p>
          </table:table-cell>
          <table:table-cell table:formula="of:=IMABS([.R177])" office:value-type="float" office:value="8.08480226082501" calcext:value-type="float">
            <text:p>8.0848022608</text:p>
          </table:table-cell>
        </table:table-row>
        <table:table-row table:style-name="ro1">
          <table:table-cell/>
          <table:table-cell table:formula="of:=[.B177]+[.$C$11]" office:value-type="float" office:value="7332" calcext:value-type="float">
            <text:p>7332</text:p>
          </table:table-cell>
          <table:table-cell table:formula="of:=COMPLEX([.$C$3]/1000;6.284*[.B178]*[.$C$4]/1000)" office:value-type="string" office:string-value="1.7+195.815724i" calcext:value-type="string">
            <text:p>1.7+195.815724i</text:p>
          </table:table-cell>
          <table:table-cell table:formula="of:=COMPLEX(0;-1/6.284/[.B178]/[.$C$5]*1000000000)" office:value-type="string" office:string-value="-197.309811730766i" calcext:value-type="string">
            <text:p>-197.309811730766i</text:p>
          </table:table-cell>
          <table:table-cell table:formula="of:=IMSUM([.C178];[.D178])" office:value-type="string" office:string-value="1.7-1.49408773076601i" calcext:value-type="string">
            <text:p>1.7-1.49408773076601i</text:p>
          </table:table-cell>
          <table:table-cell table:formula="of:=IMDIV(1;[.E178])" office:value-type="string" office:string-value="0.33188228235422+0.29168308595533i" calcext:value-type="string">
            <text:p>0.33188228235422+0.29168308595533i</text:p>
          </table:table-cell>
          <table:table-cell table:formula="of:=COMPLEX(0;-1/6.284/[.B178]/[.$C$6]*1000)" office:value-type="string" office:string-value="-0.103352758525639i" calcext:value-type="string">
            <text:p>-0.103352758525639i</text:p>
          </table:table-cell>
          <table:table-cell table:formula="of:=COMPLEX(0;-1000000000/6.284/[.$F$12]/[.B178]+6.284*[.F$14]*[.B178]*0.001)" office:value-type="string" office:string-value="-18.9396220103843i" calcext:value-type="string">
            <text:p>-18.9396220103843i</text:p>
          </table:table-cell>
          <table:table-cell table:formula="of:=IMSUM(IMDIV(1;IMSUM([.F178];[.G178]));[.H178])" office:value-type="string" office:string-value="2.27918959787244-20.2329737379813i" calcext:value-type="string">
            <text:p>2.27918959787244-20.2329737379813i</text:p>
          </table:table-cell>
          <table:table-cell table:formula="of:=300000/[.B178]" office:value-type="float" office:value="40.9165302782324" calcext:value-type="float">
            <text:p>40.9165302782</text:p>
          </table:table-cell>
          <table:table-cell table:formula="of:=[.$C$1]/[.J178]*2*PI()" office:value-type="float" office:value="3.37834307596432" calcext:value-type="float">
            <text:p>3.378343076</text:p>
          </table:table-cell>
          <table:table-cell table:formula="of:=COMPLEX(0;TAN([.K178]))" office:value-type="string" office:string-value="0.241275244646519i" calcext:value-type="string">
            <text:p>0.241275244646519i</text:p>
          </table:table-cell>
          <table:table-cell table:formula="of:=IMPRODUCT(IMDIV(IMSUB([.I178];[.$C$2]); IMSUM([.I178]; [.$C$2])); 1-[.$F$1])" office:value-type="string" office:string-value="-0.663624747098824-0.643852287627583i" calcext:value-type="string">
            <text:p>-0.663624747098824-0.643852287627583i</text:p>
          </table:table-cell>
          <table:table-cell table:formula="of:=IMDIV(IMSUM(1;[.M178]);IMSUB(1;[.M178]))" office:value-type="string" office:string-value="0.0455837919574476-0.404659474759627i" calcext:value-type="string">
            <text:p>0.0455837919574476-0.404659474759627i</text:p>
          </table:table-cell>
          <table:table-cell table:formula="of:=IMSUM([.N178];[.L178])" office:value-type="string" office:string-value="0.0455837919574476-0.163384230113108i" calcext:value-type="string">
            <text:p>0.0455837919574476-0.163384230113108i</text:p>
          </table:table-cell>
          <table:table-cell table:formula="of:=IMSUM(1;IMPRODUCT([.L178];[.N178]))" office:value-type="string" office:string-value="1.09763431377116+0.0109982405564492i" calcext:value-type="string">
            <text:p>1.09763431377116+0.0109982405564492i</text:p>
          </table:table-cell>
          <table:table-cell table:formula="of:=IMPRODUCT([.$C$2];[.O178];IMDIV(1;[.P178]))" office:value-type="string" office:string-value="2.00168115505573-7.46261881006005i" calcext:value-type="string">
            <text:p>2.00168115505573-7.46261881006005i</text:p>
          </table:table-cell>
          <table:table-cell table:formula="of:=IMDIV(IMPRODUCT([.Q178];[.$F$10]);IMSUM([.Q178];[.$F$10]))" office:value-type="string" office:string-value="2.0013824290374-7.46210199795953i" calcext:value-type="string">
            <text:p>2.0013824290374-7.46210199795953i</text:p>
          </table:table-cell>
          <table:table-cell table:formula="of:=[.B178]" office:value-type="float" office:value="7332" calcext:value-type="float">
            <text:p>7332</text:p>
          </table:table-cell>
          <table:table-cell table:formula="of:=IMREAL([.R178])" office:value-type="float" office:value="2.0013824290374" calcext:value-type="float">
            <text:p>2.001382429</text:p>
          </table:table-cell>
          <table:table-cell table:formula="of:=IMAGINARY([.R178])" office:value-type="float" office:value="-7.46210199795953" calcext:value-type="float">
            <text:p>-7.462101998</text:p>
          </table:table-cell>
          <table:table-cell table:formula="of:=IMABS([.R178])" office:value-type="float" office:value="7.72583314958401" calcext:value-type="float">
            <text:p>7.7258331496</text:p>
          </table:table-cell>
        </table:table-row>
        <table:table-row table:style-name="ro1">
          <table:table-cell/>
          <table:table-cell table:formula="of:=[.B178]+[.$C$11]" office:value-type="float" office:value="7336" calcext:value-type="float">
            <text:p>7336</text:p>
          </table:table-cell>
          <table:table-cell table:formula="of:=COMPLEX([.$C$3]/1000;6.284*[.B179]*[.$C$4]/1000)" office:value-type="string" office:string-value="1.7+195.922552i" calcext:value-type="string">
            <text:p>1.7+195.922552i</text:p>
          </table:table-cell>
          <table:table-cell table:formula="of:=COMPLEX(0;-1/6.284/[.B179]/[.$C$5]*1000000000)" office:value-type="string" office:string-value="-197.202227318699i" calcext:value-type="string">
            <text:p>-197.202227318699i</text:p>
          </table:table-cell>
          <table:table-cell table:formula="of:=IMSUM([.C179];[.D179])" office:value-type="string" office:string-value="1.7-1.27967531869899i" calcext:value-type="string">
            <text:p>1.7-1.27967531869899i</text:p>
          </table:table-cell>
          <table:table-cell table:formula="of:=IMDIV(1;[.E179])" office:value-type="string" office:string-value="0.37547744265296+0.28264071534777i" calcext:value-type="string">
            <text:p>0.37547744265296+0.28264071534777i</text:p>
          </table:table-cell>
          <table:table-cell table:formula="of:=COMPLEX(0;-1/6.284/[.B179]/[.$C$6]*1000)" office:value-type="string" office:string-value="-0.103296404785985i" calcext:value-type="string">
            <text:p>-0.103296404785985i</text:p>
          </table:table-cell>
          <table:table-cell table:formula="of:=COMPLEX(0;-1000000000/6.284/[.$F$12]/[.B179]+6.284*[.F$14]*[.B179]*0.001)" office:value-type="string" office:string-value="-18.9262795650569i" calcext:value-type="string">
            <text:p>-18.9262795650569i</text:p>
          </table:table-cell>
          <table:table-cell table:formula="of:=IMSUM(IMDIV(1;IMSUM([.F179];[.G179]));[.H179])" office:value-type="string" office:string-value="2.1685385408663-19.962067618769i" calcext:value-type="string">
            <text:p>2.1685385408663-19.962067618769i</text:p>
          </table:table-cell>
          <table:table-cell table:formula="of:=300000/[.B179]" office:value-type="float" office:value="40.8942202835333" calcext:value-type="float">
            <text:p>40.8942202835</text:p>
          </table:table-cell>
          <table:table-cell table:formula="of:=[.$C$1]/[.J179]*2*PI()" office:value-type="float" office:value="3.38018614365443" calcext:value-type="float">
            <text:p>3.3801861437</text:p>
          </table:table-cell>
          <table:table-cell table:formula="of:=COMPLEX(0;TAN([.K179]))" office:value-type="string" office:string-value="0.243226474101706i" calcext:value-type="string">
            <text:p>0.243226474101706i</text:p>
          </table:table-cell>
          <table:table-cell table:formula="of:=IMPRODUCT(IMDIV(IMSUB([.I179];[.$C$2]); IMSUM([.I179]; [.$C$2])); 1-[.$F$1])" office:value-type="string" office:string-value="-0.672046807918827-0.639801542749298i" calcext:value-type="string">
            <text:p>-0.672046807918827-0.639801542749298i</text:p>
          </table:table-cell>
          <table:table-cell table:formula="of:=IMDIV(IMSUM(1;[.M179]);IMSUB(1;[.M179]))" office:value-type="string" office:string-value="0.0433707708173261-0.399241352375379i" calcext:value-type="string">
            <text:p>0.0433707708173261-0.399241352375379i</text:p>
          </table:table-cell>
          <table:table-cell table:formula="of:=IMSUM([.N179];[.L179])" office:value-type="string" office:string-value="0.0433707708173261-0.156014878273673i" calcext:value-type="string">
            <text:p>0.0433707708173261-0.156014878273673i</text:p>
          </table:table-cell>
          <table:table-cell table:formula="of:=IMSUM(1;IMPRODUCT([.L179];[.N179]))" office:value-type="string" office:string-value="1.09710606645386+0.0105489196649714i" calcext:value-type="string">
            <text:p>1.09710606645386+0.0105489196649714i</text:p>
          </table:table-cell>
          <table:table-cell table:formula="of:=IMPRODUCT([.$C$2];[.O179];IMDIV(1;[.P179]))" office:value-type="string" office:string-value="1.90805536202905-7.12863785512841i" calcext:value-type="string">
            <text:p>1.90805536202905-7.12863785512841i</text:p>
          </table:table-cell>
          <table:table-cell table:formula="of:=IMDIV(IMPRODUCT([.Q179];[.$F$10]);IMSUM([.Q179];[.$F$10]))" office:value-type="string" office:string-value="1.9077833509871-7.12816611082575i" calcext:value-type="string">
            <text:p>1.9077833509871-7.12816611082575i</text:p>
          </table:table-cell>
          <table:table-cell table:formula="of:=[.B179]" office:value-type="float" office:value="7336" calcext:value-type="float">
            <text:p>7336</text:p>
          </table:table-cell>
          <table:table-cell table:formula="of:=IMREAL([.R179])" office:value-type="float" office:value="1.9077833509871" calcext:value-type="float">
            <text:p>1.907783351</text:p>
          </table:table-cell>
          <table:table-cell table:formula="of:=IMAGINARY([.R179])" office:value-type="float" office:value="-7.12816611082575" calcext:value-type="float">
            <text:p>-7.1281661108</text:p>
          </table:table-cell>
          <table:table-cell table:formula="of:=IMABS([.R179])" office:value-type="float" office:value="7.3790507125123" calcext:value-type="float">
            <text:p>7.3790507125</text:p>
          </table:table-cell>
        </table:table-row>
        <table:table-row table:style-name="ro1">
          <table:table-cell/>
          <table:table-cell table:formula="of:=[.B179]+[.$C$11]" office:value-type="float" office:value="7340" calcext:value-type="float">
            <text:p>7340</text:p>
          </table:table-cell>
          <table:table-cell table:formula="of:=COMPLEX([.$C$3]/1000;6.284*[.B180]*[.$C$4]/1000)" office:value-type="string" office:string-value="1.7+196.02938i" calcext:value-type="string">
            <text:p>1.7+196.02938i</text:p>
          </table:table-cell>
          <table:table-cell table:formula="of:=COMPLEX(0;-1/6.284/[.B180]/[.$C$5]*1000000000)" office:value-type="string" office:string-value="-197.094760164847i" calcext:value-type="string">
            <text:p>-197.094760164847i</text:p>
          </table:table-cell>
          <table:table-cell table:formula="of:=IMSUM([.C180];[.D180])" office:value-type="string" office:string-value="1.7-1.065380164847i" calcext:value-type="string">
            <text:p>1.7-1.065380164847i</text:p>
          </table:table-cell>
          <table:table-cell table:formula="of:=IMDIV(1;[.E180])" office:value-type="string" office:string-value="0.422356586731085+0.264688429409282i" calcext:value-type="string">
            <text:p>0.422356586731085+0.264688429409282i</text:p>
          </table:table-cell>
          <table:table-cell table:formula="of:=COMPLEX(0;-1/6.284/[.B180]/[.$C$6]*1000)" office:value-type="string" office:string-value="-0.103240112467301i" calcext:value-type="string">
            <text:p>-0.103240112467301i</text:p>
          </table:table-cell>
          <table:table-cell table:formula="of:=COMPLEX(0;-1000000000/6.284/[.$F$12]/[.B180]+6.284*[.F$14]*[.B180]*0.001)" office:value-type="string" office:string-value="-18.9129500181332i" calcext:value-type="string">
            <text:p>-18.9129500181332i</text:p>
          </table:table-cell>
          <table:table-cell table:formula="of:=IMSUM(IMDIV(1;IMSUM([.F180];[.G180]));[.H180])" office:value-type="string" office:string-value="2.06581195137729-19.7026189214877i" calcext:value-type="string">
            <text:p>2.06581195137729-19.7026189214877i</text:p>
          </table:table-cell>
          <table:table-cell table:formula="of:=300000/[.B180]" office:value-type="float" office:value="40.8719346049046" calcext:value-type="float">
            <text:p>40.8719346049</text:p>
          </table:table-cell>
          <table:table-cell table:formula="of:=[.$C$1]/[.J180]*2*PI()" office:value-type="float" office:value="3.38202921134453" calcext:value-type="float">
            <text:p>3.3820292113</text:p>
          </table:table-cell>
          <table:table-cell table:formula="of:=COMPLEX(0;TAN([.K180]))" office:value-type="string" office:string-value="0.245179453748878i" calcext:value-type="string">
            <text:p>0.245179453748878i</text:p>
          </table:table-cell>
          <table:table-cell table:formula="of:=IMPRODUCT(IMDIV(IMSUB([.I180];[.$C$2]); IMSUM([.I180]; [.$C$2])); 1-[.$F$1])" office:value-type="string" office:string-value="-0.68006153236503-0.635764831013324i" calcext:value-type="string">
            <text:p>-0.68006153236503-0.635764831013324i</text:p>
          </table:table-cell>
          <table:table-cell table:formula="of:=IMDIV(IMSUM(1;[.M180]);IMSUB(1;[.M180]))" office:value-type="string" office:string-value="0.041316239027546-0.394052378429754i" calcext:value-type="string">
            <text:p>0.041316239027546-0.394052378429754i</text:p>
          </table:table-cell>
          <table:table-cell table:formula="of:=IMSUM([.N180];[.L180])" office:value-type="string" office:string-value="0.041316239027546-0.148872924680876i" calcext:value-type="string">
            <text:p>0.041316239027546-0.148872924680876i</text:p>
          </table:table-cell>
          <table:table-cell table:formula="of:=IMSUM(1;IMPRODUCT([.L180];[.N180]))" office:value-type="string" office:string-value="1.09661354689185+0.0101298929157318i" calcext:value-type="string">
            <text:p>1.09661354689185+0.0101298929157318i</text:p>
          </table:table-cell>
          <table:table-cell table:formula="of:=IMPRODUCT([.$C$2];[.O180];IMDIV(1;[.P180]))" office:value-type="string" office:string-value="1.820952684727-6.8046690749851i" calcext:value-type="string">
            <text:p>1.820952684727-6.8046690749851i</text:p>
          </table:table-cell>
          <table:table-cell table:formula="of:=IMDIV(IMPRODUCT([.Q180];[.$F$10]);IMSUM([.Q180];[.$F$10]))" office:value-type="string" office:string-value="1.82070488732988-6.80423921889915i" calcext:value-type="string">
            <text:p>1.82070488732988-6.80423921889915i</text:p>
          </table:table-cell>
          <table:table-cell table:formula="of:=[.B180]" office:value-type="float" office:value="7340" calcext:value-type="float">
            <text:p>7340</text:p>
          </table:table-cell>
          <table:table-cell table:formula="of:=IMREAL([.R180])" office:value-type="float" office:value="1.82070488732988" calcext:value-type="float">
            <text:p>1.8207048873</text:p>
          </table:table-cell>
          <table:table-cell table:formula="of:=IMAGINARY([.R180])" office:value-type="float" office:value="-6.80423921889915" calcext:value-type="float">
            <text:p>-6.8042392189</text:p>
          </table:table-cell>
          <table:table-cell table:formula="of:=IMABS([.R180])" office:value-type="float" office:value="7.04362389929731" calcext:value-type="float">
            <text:p>7.0436238993</text:p>
          </table:table-cell>
        </table:table-row>
        <table:table-row table:style-name="ro1">
          <table:table-cell/>
          <table:table-cell table:formula="of:=[.B180]+[.$C$11]" office:value-type="float" office:value="7344" calcext:value-type="float">
            <text:p>7344</text:p>
          </table:table-cell>
          <table:table-cell table:formula="of:=COMPLEX([.$C$3]/1000;6.284*[.B181]*[.$C$4]/1000)" office:value-type="string" office:string-value="1.7+196.136208i" calcext:value-type="string">
            <text:p>1.7+196.136208i</text:p>
          </table:table-cell>
          <table:table-cell table:formula="of:=COMPLEX(0;-1/6.284/[.B181]/[.$C$5]*1000000000)" office:value-type="string" office:string-value="-196.987410077611i" calcext:value-type="string">
            <text:p>-196.987410077611i</text:p>
          </table:table-cell>
          <table:table-cell table:formula="of:=IMSUM([.C181];[.D181])" office:value-type="string" office:string-value="1.7-0.851202077610992i" calcext:value-type="string">
            <text:p>1.7-0.851202077610992i</text:p>
          </table:table-cell>
          <table:table-cell table:formula="of:=IMDIV(1;[.E181])" office:value-type="string" office:string-value="0.470321993736604+0.23549356365573i" calcext:value-type="string">
            <text:p>0.470321993736604+0.23549356365573i</text:p>
          </table:table-cell>
          <table:table-cell table:formula="of:=COMPLEX(0;-1/6.284/[.B181]/[.$C$6]*1000)" office:value-type="string" office:string-value="-0.103183881469225i" calcext:value-type="string">
            <text:p>-0.103183881469225i</text:p>
          </table:table-cell>
          <table:table-cell table:formula="of:=COMPLEX(0;-1000000000/6.284/[.$F$12]/[.B181]+6.284*[.F$14]*[.B181]*0.001)" office:value-type="string" office:string-value="-18.8996333485372i" calcext:value-type="string">
            <text:p>-18.8996333485372i</text:p>
          </table:table-cell>
          <table:table-cell table:formula="of:=IMSUM(IMDIV(1;IMSUM([.F181];[.G181]));[.H181])" office:value-type="string" office:string-value="1.97027645856417-19.4539060713182i" calcext:value-type="string">
            <text:p>1.97027645856417-19.4539060713182i</text:p>
          </table:table-cell>
          <table:table-cell table:formula="of:=300000/[.B181]" office:value-type="float" office:value="40.8496732026144" calcext:value-type="float">
            <text:p>40.8496732026</text:p>
          </table:table-cell>
          <table:table-cell table:formula="of:=[.$C$1]/[.J181]*2*PI()" office:value-type="float" office:value="3.38387227903464" calcext:value-type="float">
            <text:p>3.383872279</text:p>
          </table:table-cell>
          <table:table-cell table:formula="of:=COMPLEX(0;TAN([.K181]))" office:value-type="string" office:string-value="0.247134199229985i" calcext:value-type="string">
            <text:p>0.247134199229985i</text:p>
          </table:table-cell>
          <table:table-cell table:formula="of:=IMPRODUCT(IMDIV(IMSUB([.I181];[.$C$2]); IMSUM([.I181]; [.$C$2])); 1-[.$F$1])" office:value-type="string" office:string-value="-0.687695083402308-0.63175075960412i" calcext:value-type="string">
            <text:p>-0.687695083402308-0.63175075960412i</text:p>
          </table:table-cell>
          <table:table-cell table:formula="of:=IMDIV(IMSUM(1;[.M181]);IMSUB(1;[.M181]))" office:value-type="string" office:string-value="0.0394055291712842-0.389078121426364i" calcext:value-type="string">
            <text:p>0.0394055291712842-0.389078121426364i</text:p>
          </table:table-cell>
          <table:table-cell table:formula="of:=IMSUM([.N181];[.L181])" office:value-type="string" office:string-value="0.0394055291712842-0.141943922196379i" calcext:value-type="string">
            <text:p>0.0394055291712842-0.141943922196379i</text:p>
          </table:table-cell>
          <table:table-cell table:formula="of:=IMSUM(1;IMPRODUCT([.L181];[.N181]))" office:value-type="string" office:string-value="1.09615450997661+0.00973845389697914i" calcext:value-type="string">
            <text:p>1.09615450997661+0.00973845389697914i</text:p>
          </table:table-cell>
          <table:table-cell table:formula="of:=IMPRODUCT([.$C$2];[.O181];IMDIV(1;[.P181]))" office:value-type="string" office:string-value="1.73978487627124-6.49008772018735i" calcext:value-type="string">
            <text:p>1.73978487627124-6.49008772018735i</text:p>
          </table:table-cell>
          <table:table-cell table:formula="of:=IMDIV(IMPRODUCT([.Q181];[.$F$10]);IMSUM([.Q181];[.$F$10]))" office:value-type="string" office:string-value="1.73955906834035-6.48969679384899i" calcext:value-type="string">
            <text:p>1.73955906834035-6.48969679384899i</text:p>
          </table:table-cell>
          <table:table-cell table:formula="of:=[.B181]" office:value-type="float" office:value="7344" calcext:value-type="float">
            <text:p>7344</text:p>
          </table:table-cell>
          <table:table-cell table:formula="of:=IMREAL([.R181])" office:value-type="float" office:value="1.73955906834035" calcext:value-type="float">
            <text:p>1.7395590683</text:p>
          </table:table-cell>
          <table:table-cell table:formula="of:=IMAGINARY([.R181])" office:value-type="float" office:value="-6.48969679384899" calcext:value-type="float">
            <text:p>-6.4896967938</text:p>
          </table:table-cell>
          <table:table-cell table:formula="of:=IMABS([.R181])" office:value-type="float" office:value="6.71879678427165" calcext:value-type="float">
            <text:p>6.7187967843</text:p>
          </table:table-cell>
        </table:table-row>
        <table:table-row table:style-name="ro1">
          <table:table-cell/>
          <table:table-cell table:formula="of:=[.B181]+[.$C$11]" office:value-type="float" office:value="7348" calcext:value-type="float">
            <text:p>7348</text:p>
          </table:table-cell>
          <table:table-cell table:formula="of:=COMPLEX([.$C$3]/1000;6.284*[.B182]*[.$C$4]/1000)" office:value-type="string" office:string-value="1.7+196.243036i" calcext:value-type="string">
            <text:p>1.7+196.243036i</text:p>
          </table:table-cell>
          <table:table-cell table:formula="of:=COMPLEX(0;-1/6.284/[.B182]/[.$C$5]*1000000000)" office:value-type="string" office:string-value="-196.880176865811i" calcext:value-type="string">
            <text:p>-196.880176865811i</text:p>
          </table:table-cell>
          <table:table-cell table:formula="of:=IMSUM([.C182];[.D182])" office:value-type="string" office:string-value="1.7-0.637140865811006i" calcext:value-type="string">
            <text:p>1.7-0.637140865811006i</text:p>
          </table:table-cell>
          <table:table-cell table:formula="of:=IMDIV(1;[.E182])" office:value-type="string" office:string-value="0.515784760844089+0.193310322997839i" calcext:value-type="string">
            <text:p>0.515784760844089+0.193310322997839i</text:p>
          </table:table-cell>
          <table:table-cell table:formula="of:=COMPLEX(0;-1/6.284/[.B182]/[.$C$6]*1000)" office:value-type="string" office:string-value="-0.103127711691615i" calcext:value-type="string">
            <text:p>-0.103127711691615i</text:p>
          </table:table-cell>
          <table:table-cell table:formula="of:=COMPLEX(0;-1000000000/6.284/[.$F$12]/[.B182]+6.284*[.F$14]*[.B182]*0.001)" office:value-type="string" office:string-value="-18.8863295352392i" calcext:value-type="string">
            <text:p>-18.8863295352392i</text:p>
          </table:table-cell>
          <table:table-cell table:formula="of:=IMSUM(IMDIV(1;IMSUM([.F182];[.G182]));[.H182])" office:value-type="string" office:string-value="1.88128073041985-19.2152628844752i" calcext:value-type="string">
            <text:p>1.88128073041985-19.2152628844752i</text:p>
          </table:table-cell>
          <table:table-cell table:formula="of:=300000/[.B182]" office:value-type="float" office:value="40.8274360370169" calcext:value-type="float">
            <text:p>40.827436037</text:p>
          </table:table-cell>
          <table:table-cell table:formula="of:=[.$C$1]/[.J182]*2*PI()" office:value-type="float" office:value="3.38571534672474" calcext:value-type="float">
            <text:p>3.3857153467</text:p>
          </table:table-cell>
          <table:table-cell table:formula="of:=COMPLEX(0;TAN([.K182]))" office:value-type="string" office:string-value="0.249090726239285i" calcext:value-type="string">
            <text:p>0.249090726239285i</text:p>
          </table:table-cell>
          <table:table-cell table:formula="of:=IMPRODUCT(IMDIV(IMSUB([.I182];[.$C$2]); IMSUM([.I182]; [.$C$2])); 1-[.$F$1])" office:value-type="string" office:string-value="-0.694971704544195-0.627766439571858i" calcext:value-type="string">
            <text:p>-0.694971704544195-0.627766439571858i</text:p>
          </table:table-cell>
          <table:table-cell table:formula="of:=IMDIV(IMSUM(1;[.M182]);IMSUB(1;[.M182]))" office:value-type="string" office:string-value="0.0376256146083985-0.384305257689503i" calcext:value-type="string">
            <text:p>0.0376256146083985-0.384305257689503i</text:p>
          </table:table-cell>
          <table:table-cell table:formula="of:=IMSUM([.N182];[.L182])" office:value-type="string" office:string-value="0.0376256146083985-0.135214531450218i" calcext:value-type="string">
            <text:p>0.0376256146083985-0.135214531450218i</text:p>
          </table:table-cell>
          <table:table-cell table:formula="of:=IMSUM(1;IMPRODUCT([.L182];[.N182]))" office:value-type="string" office:string-value="1.09572687573545+0.00937219166800544i" calcext:value-type="string">
            <text:p>1.09572687573545+0.00937219166800544i</text:p>
          </table:table-cell>
          <table:table-cell table:formula="of:=IMPRODUCT([.$C$2];[.O182];IMDIV(1;[.P182]))" office:value-type="string" office:string-value="1.66402793260678-6.18431683232005i" calcext:value-type="string">
            <text:p>1.66402793260678-6.18431683232005i</text:p>
          </table:table-cell>
          <table:table-cell table:formula="of:=IMDIV(IMPRODUCT([.Q182];[.$F$10]);IMSUM([.Q182];[.$F$10]))" office:value-type="string" office:string-value="1.66382213166028-6.18396207942978i" calcext:value-type="string">
            <text:p>1.66382213166028-6.18396207942978i</text:p>
          </table:table-cell>
          <table:table-cell table:formula="of:=[.B182]" office:value-type="float" office:value="7348" calcext:value-type="float">
            <text:p>7348</text:p>
          </table:table-cell>
          <table:table-cell table:formula="of:=IMREAL([.R182])" office:value-type="float" office:value="1.66382213166028" calcext:value-type="float">
            <text:p>1.6638221317</text:p>
          </table:table-cell>
          <table:table-cell table:formula="of:=IMAGINARY([.R182])" office:value-type="float" office:value="-6.18396207942978" calcext:value-type="float">
            <text:p>-6.1839620794</text:p>
          </table:table-cell>
          <table:table-cell table:formula="of:=IMABS([.R182])" office:value-type="float" office:value="6.40388093937013" calcext:value-type="float">
            <text:p>6.4038809394</text:p>
          </table:table-cell>
        </table:table-row>
        <table:table-row table:style-name="ro1">
          <table:table-cell/>
          <table:table-cell table:formula="of:=[.B182]+[.$C$11]" office:value-type="float" office:value="7352" calcext:value-type="float">
            <text:p>7352</text:p>
          </table:table-cell>
          <table:table-cell table:formula="of:=COMPLEX([.$C$3]/1000;6.284*[.B183]*[.$C$4]/1000)" office:value-type="string" office:string-value="1.7+196.349864i" calcext:value-type="string">
            <text:p>1.7+196.349864i</text:p>
          </table:table-cell>
          <table:table-cell table:formula="of:=COMPLEX(0;-1/6.284/[.B183]/[.$C$5]*1000000000)" office:value-type="string" office:string-value="-196.77306033868i" calcext:value-type="string">
            <text:p>-196.77306033868i</text:p>
          </table:table-cell>
          <table:table-cell table:formula="of:=IMSUM([.C183];[.D183])" office:value-type="string" office:string-value="1.7-0.423196338680015i" calcext:value-type="string">
            <text:p>1.7-0.423196338680015i</text:p>
          </table:table-cell>
          <table:table-cell table:formula="of:=IMDIV(1;[.E183])" office:value-type="string" office:string-value="0.553909188819124+0.137889612158512i" calcext:value-type="string">
            <text:p>0.553909188819124+0.137889612158512i</text:p>
          </table:table-cell>
          <table:table-cell table:formula="of:=COMPLEX(0;-1/6.284/[.B183]/[.$C$6]*1000)" office:value-type="string" office:string-value="-0.103071603034547i" calcext:value-type="string">
            <text:p>-0.103071603034547i</text:p>
          </table:table-cell>
          <table:table-cell table:formula="of:=COMPLEX(0;-1000000000/6.284/[.$F$12]/[.B183]+6.284*[.F$14]*[.B183]*0.001)" office:value-type="string" office:string-value="-18.8730385572548i" calcext:value-type="string">
            <text:p>-18.8730385572548i</text:p>
          </table:table-cell>
          <table:table-cell table:formula="of:=IMSUM(IMDIV(1;IMSUM([.F183];[.G183]));[.H183])" office:value-type="string" office:string-value="1.79824482992263-18.9860738817434i" calcext:value-type="string">
            <text:p>1.79824482992263-18.9860738817434i</text:p>
          </table:table-cell>
          <table:table-cell table:formula="of:=300000/[.B183]" office:value-type="float" office:value="40.8052230685528" calcext:value-type="float">
            <text:p>40.8052230686</text:p>
          </table:table-cell>
          <table:table-cell table:formula="of:=[.$C$1]/[.J183]*2*PI()" office:value-type="float" office:value="3.38755841441485" calcext:value-type="float">
            <text:p>3.3875584144</text:p>
          </table:table-cell>
          <table:table-cell table:formula="of:=COMPLEX(0;TAN([.K183]))" office:value-type="string" office:string-value="0.251049050523887i" calcext:value-type="string">
            <text:p>0.251049050523887i</text:p>
          </table:table-cell>
          <table:table-cell table:formula="of:=IMPRODUCT(IMDIV(IMSUB([.I183];[.$C$2]); IMSUM([.I183]; [.$C$2])); 1-[.$F$1])" office:value-type="string" office:string-value="-0.701913862339687-0.623817707276412i" calcext:value-type="string">
            <text:p>-0.701913862339687-0.623817707276412i</text:p>
          </table:table-cell>
          <table:table-cell table:formula="of:=IMDIV(IMSUM(1;[.M183]);IMSUB(1;[.M183]))" office:value-type="string" office:string-value="0.0359648965984518-0.379721477634867i" calcext:value-type="string">
            <text:p>0.0359648965984518-0.379721477634867i</text:p>
          </table:table-cell>
          <table:table-cell table:formula="of:=IMSUM([.N183];[.L183])" office:value-type="string" office:string-value="0.0359648965984518-0.12867242711098i" calcext:value-type="string">
            <text:p>0.0359648965984518-0.12867242711098i</text:p>
          </table:table-cell>
          <table:table-cell table:formula="of:=IMSUM(1;IMPRODUCT([.L183];[.N183]))" office:value-type="string" office:string-value="1.09532871642376+0.00902895314323109i" calcext:value-type="string">
            <text:p>1.09532871642376+0.00902895314323109i</text:p>
          </table:table-cell>
          <table:table-cell table:formula="of:=IMPRODUCT([.$C$2];[.O183];IMDIV(1;[.P183]))" office:value-type="string" office:string-value="1.59321393994504-5.88682311791532i" calcext:value-type="string">
            <text:p>1.59321393994504-5.88682311791532i</text:p>
          </table:table-cell>
          <table:table-cell table:formula="of:=IMDIV(IMPRODUCT([.Q183];[.$F$10]);IMSUM([.Q183];[.$F$10]))" office:value-type="string" office:string-value="1.59302637485456-5.88650196706344i" calcext:value-type="string">
            <text:p>1.59302637485456-5.88650196706344i</text:p>
          </table:table-cell>
          <table:table-cell table:formula="of:=[.B183]" office:value-type="float" office:value="7352" calcext:value-type="float">
            <text:p>7352</text:p>
          </table:table-cell>
          <table:table-cell table:formula="of:=IMREAL([.R183])" office:value-type="float" office:value="1.59302637485456" calcext:value-type="float">
            <text:p>1.5930263749</text:p>
          </table:table-cell>
          <table:table-cell table:formula="of:=IMAGINARY([.R183])" office:value-type="float" office:value="-5.88650196706344" calcext:value-type="float">
            <text:p>-5.8865019671</text:p>
          </table:table-cell>
          <table:table-cell table:formula="of:=IMABS([.R183])" office:value-type="float" office:value="6.09824880102673" calcext:value-type="float">
            <text:p>6.098248801</text:p>
          </table:table-cell>
        </table:table-row>
        <table:table-row table:style-name="ro1">
          <table:table-cell/>
          <table:table-cell table:formula="of:=[.B183]+[.$C$11]" office:value-type="float" office:value="7356" calcext:value-type="float">
            <text:p>7356</text:p>
          </table:table-cell>
          <table:table-cell table:formula="of:=COMPLEX([.$C$3]/1000;6.284*[.B184]*[.$C$4]/1000)" office:value-type="string" office:string-value="1.7+196.456692i" calcext:value-type="string">
            <text:p>1.7+196.456692i</text:p>
          </table:table-cell>
          <table:table-cell table:formula="of:=COMPLEX(0;-1/6.284/[.B184]/[.$C$5]*1000000000)" office:value-type="string" office:string-value="-196.66606030587i" calcext:value-type="string">
            <text:p>-196.66606030587i</text:p>
          </table:table-cell>
          <table:table-cell table:formula="of:=IMSUM([.C184];[.D184])" office:value-type="string" office:string-value="1.7-0.209368305869987i" calcext:value-type="string">
            <text:p>1.7-0.209368305869987i</text:p>
          </table:table-cell>
          <table:table-cell table:formula="of:=IMDIV(1;[.E184])" office:value-type="string" office:string-value="0.579446338767103+0.0713633519354323i" calcext:value-type="string">
            <text:p>0.579446338767103+0.0713633519354323i</text:p>
          </table:table-cell>
          <table:table-cell table:formula="of:=COMPLEX(0;-1/6.284/[.B184]/[.$C$6]*1000)" office:value-type="string" office:string-value="-0.103015555398313i" calcext:value-type="string">
            <text:p>-0.103015555398313i</text:p>
          </table:table-cell>
          <table:table-cell table:formula="of:=COMPLEX(0;-1000000000/6.284/[.$F$12]/[.B184]+6.284*[.F$14]*[.B184]*0.001)" office:value-type="string" office:string-value="-18.8597603936457i" calcext:value-type="string">
            <text:p>-18.8597603936457i</text:p>
          </table:table-cell>
          <table:table-cell table:formula="of:=IMSUM(IMDIV(1;IMSUM([.F184];[.G184]));[.H184])" office:value-type="string" office:string-value="1.72065112794694-18.7657699825469i" calcext:value-type="string">
            <text:p>1.72065112794694-18.7657699825469i</text:p>
          </table:table-cell>
          <table:table-cell table:formula="of:=300000/[.B184]" office:value-type="float" office:value="40.7830342577488" calcext:value-type="float">
            <text:p>40.7830342577</text:p>
          </table:table-cell>
          <table:table-cell table:formula="of:=[.$C$1]/[.J184]*2*PI()" office:value-type="float" office:value="3.38940148210496" calcext:value-type="float">
            <text:p>3.3894014821</text:p>
          </table:table-cell>
          <table:table-cell table:formula="of:=COMPLEX(0;TAN([.K184]))" office:value-type="string" office:string-value="0.253009187884288i" calcext:value-type="string">
            <text:p>0.253009187884288i</text:p>
          </table:table-cell>
          <table:table-cell table:formula="of:=IMPRODUCT(IMDIV(IMSUB([.I184];[.$C$2]); IMSUM([.I184]; [.$C$2])); 1-[.$F$1])" office:value-type="string" office:string-value="-0.708542380836444-0.61990931330107i" calcext:value-type="string">
            <text:p>-0.708542380836444-0.61990931330107i</text:p>
          </table:table-cell>
          <table:table-cell table:formula="of:=IMDIV(IMSUM(1;[.M184]);IMSUB(1;[.M184]))" office:value-type="string" office:string-value="0.0344130225589377-0.375315399650939i" calcext:value-type="string">
            <text:p>0.0344130225589377-0.375315399650939i</text:p>
          </table:table-cell>
          <table:table-cell table:formula="of:=IMSUM([.N184];[.L184])" office:value-type="string" office:string-value="0.0344130225589377-0.122306211766651i" calcext:value-type="string">
            <text:p>0.0344130225589377-0.122306211766651i</text:p>
          </table:table-cell>
          <table:table-cell table:formula="of:=IMSUM(1;IMPRODUCT([.L184];[.N184]))" office:value-type="string" office:string-value="1.09495824446615+0.00870681089028053i" calcext:value-type="string">
            <text:p>1.09495824446615+0.00870681089028053i</text:p>
          </table:table-cell>
          <table:table-cell table:formula="of:=IMPRODUCT([.$C$2];[.O184];IMDIV(1;[.P184]))" office:value-type="string" office:string-value="1.52692409081288-5.59711318546498i" calcext:value-type="string">
            <text:p>1.52692409081288-5.59711318546498i</text:p>
          </table:table-cell>
          <table:table-cell table:formula="of:=IMDIV(IMPRODUCT([.Q184];[.$F$10]);IMSUM([.Q184];[.$F$10]))" office:value-type="string" office:string-value="1.52675317575814-5.59682323439633i" calcext:value-type="string">
            <text:p>1.52675317575814-5.59682323439633i</text:p>
          </table:table-cell>
          <table:table-cell table:formula="of:=[.B184]" office:value-type="float" office:value="7356" calcext:value-type="float">
            <text:p>7356</text:p>
          </table:table-cell>
          <table:table-cell table:formula="of:=IMREAL([.R184])" office:value-type="float" office:value="1.52675317575814" calcext:value-type="float">
            <text:p>1.5267531758</text:p>
          </table:table-cell>
          <table:table-cell table:formula="of:=IMAGINARY([.R184])" office:value-type="float" office:value="-5.59682323439633" calcext:value-type="float">
            <text:p>-5.5968232344</text:p>
          </table:table-cell>
          <table:table-cell table:formula="of:=IMABS([.R184])" office:value-type="float" office:value="5.80132791494897" calcext:value-type="float">
            <text:p>5.8013279149</text:p>
          </table:table-cell>
        </table:table-row>
        <table:table-row table:style-name="ro1">
          <table:table-cell/>
          <table:table-cell table:formula="of:=[.B184]+[.$C$11]" office:value-type="float" office:value="7360" calcext:value-type="float">
            <text:p>7360</text:p>
          </table:table-cell>
          <table:table-cell table:formula="of:=COMPLEX([.$C$3]/1000;6.284*[.B185]*[.$C$4]/1000)" office:value-type="string" office:string-value="1.7+196.56352i" calcext:value-type="string">
            <text:p>1.7+196.56352i</text:p>
          </table:table-cell>
          <table:table-cell table:formula="of:=COMPLEX(0;-1/6.284/[.B185]/[.$C$5]*1000000000)" office:value-type="string" office:string-value="-196.559176577442i" calcext:value-type="string">
            <text:p>-196.559176577442i</text:p>
          </table:table-cell>
          <table:table-cell table:formula="of:=IMSUM([.C185];[.D185])" office:value-type="string" office:string-value="1.7+0.00434342255800857i" calcext:value-type="string">
            <text:p>1.7+0.00434342255800857i</text:p>
          </table:table-cell>
          <table:table-cell table:formula="of:=IMDIV(1;[.E185])" office:value-type="string" office:string-value="0.588231454264936-0.00150290456928501i" calcext:value-type="string">
            <text:p>0.588231454264936-0.00150290456928501i</text:p>
          </table:table-cell>
          <table:table-cell table:formula="of:=COMPLEX(0;-1/6.284/[.B185]/[.$C$6]*1000)" office:value-type="string" office:string-value="-0.102959568683422i" calcext:value-type="string">
            <text:p>-0.102959568683422i</text:p>
          </table:table-cell>
          <table:table-cell table:formula="of:=COMPLEX(0;-1000000000/6.284/[.$F$12]/[.B185]+6.284*[.F$14]*[.B185]*0.001)" office:value-type="string" office:string-value="-18.8464950235187i" calcext:value-type="string">
            <text:p>-18.8464950235187i</text:p>
          </table:table-cell>
          <table:table-cell table:formula="of:=IMSUM(IMDIV(1;IMSUM([.F185];[.G185]));[.H185])" office:value-type="string" office:string-value="1.64803652157452-18.5538245622466i" calcext:value-type="string">
            <text:p>1.64803652157452-18.5538245622466i</text:p>
          </table:table-cell>
          <table:table-cell table:formula="of:=300000/[.B185]" office:value-type="float" office:value="40.7608695652174" calcext:value-type="float">
            <text:p>40.7608695652</text:p>
          </table:table-cell>
          <table:table-cell table:formula="of:=[.$C$1]/[.J185]*2*PI()" office:value-type="float" office:value="3.39124454979506" calcext:value-type="float">
            <text:p>3.3912445498</text:p>
          </table:table-cell>
          <table:table-cell table:formula="of:=COMPLEX(0;TAN([.K185]))" office:value-type="string" office:string-value="0.254971154174913i" calcext:value-type="string">
            <text:p>0.254971154174913i</text:p>
          </table:table-cell>
          <table:table-cell table:formula="of:=IMPRODUCT(IMDIV(IMSUB([.I185];[.$C$2]); IMSUM([.I185]; [.$C$2])); 1-[.$F$1])" office:value-type="string" office:string-value="-0.714876567624965-0.616045083695105i" calcext:value-type="string">
            <text:p>-0.714876567624965-0.616045083695105i</text:p>
          </table:table-cell>
          <table:table-cell table:formula="of:=IMDIV(IMSUM(1;[.M185]);IMSUB(1;[.M185]))" office:value-type="string" office:string-value="0.0329607304314901-0.371076491244931i" calcext:value-type="string">
            <text:p>0.0329607304314901-0.371076491244931i</text:p>
          </table:table-cell>
          <table:table-cell table:formula="of:=IMSUM([.N185];[.L185])" office:value-type="string" office:string-value="0.0329607304314901-0.116105337070018i" calcext:value-type="string">
            <text:p>0.0329607304314901-0.116105337070018i</text:p>
          </table:table-cell>
          <table:table-cell table:formula="of:=IMSUM(1;IMPRODUCT([.L185];[.N185]))" office:value-type="string" office:string-value="1.0946138012599+0.00840403548056521i" calcext:value-type="string">
            <text:p>1.0946138012599+0.00840403548056521i</text:p>
          </table:table-cell>
          <table:table-cell table:formula="of:=IMPRODUCT([.$C$2];[.O185];IMDIV(1;[.P185]))" office:value-type="string" office:string-value="1.46478268338322-5.31473011983527i" calcext:value-type="string">
            <text:p>1.46478268338322-5.31473011983527i</text:p>
          </table:table-cell>
          <table:table-cell table:formula="of:=IMDIV(IMPRODUCT([.Q185];[.$F$10]);IMSUM([.Q185];[.$F$10]))" office:value-type="string" office:string-value="1.46462699543087-5.31446912113679i" calcext:value-type="string">
            <text:p>1.46462699543087-5.31446912113679i</text:p>
          </table:table-cell>
          <table:table-cell table:formula="of:=[.B185]" office:value-type="float" office:value="7360" calcext:value-type="float">
            <text:p>7360</text:p>
          </table:table-cell>
          <table:table-cell table:formula="of:=IMREAL([.R185])" office:value-type="float" office:value="1.46462699543087" calcext:value-type="float">
            <text:p>1.4646269954</text:p>
          </table:table-cell>
          <table:table-cell table:formula="of:=IMAGINARY([.R185])" office:value-type="float" office:value="-5.31446912113679" calcext:value-type="float">
            <text:p>-5.3144691211</text:p>
          </table:table-cell>
          <table:table-cell table:formula="of:=IMABS([.R185])" office:value-type="float" office:value="5.51259596517478" calcext:value-type="float">
            <text:p>5.5125959652</text:p>
          </table:table-cell>
        </table:table-row>
        <table:table-row table:style-name="ro1">
          <table:table-cell/>
          <table:table-cell table:formula="of:=[.B185]+[.$C$11]" office:value-type="float" office:value="7364" calcext:value-type="float">
            <text:p>7364</text:p>
          </table:table-cell>
          <table:table-cell table:formula="of:=COMPLEX([.$C$3]/1000;6.284*[.B186]*[.$C$4]/1000)" office:value-type="string" office:string-value="1.7+196.670348i" calcext:value-type="string">
            <text:p>1.7+196.670348i</text:p>
          </table:table-cell>
          <table:table-cell table:formula="of:=COMPLEX(0;-1/6.284/[.B186]/[.$C$5]*1000000000)" office:value-type="string" office:string-value="-196.452408963875i" calcext:value-type="string">
            <text:p>-196.452408963875i</text:p>
          </table:table-cell>
          <table:table-cell table:formula="of:=IMSUM([.C186];[.D186])" office:value-type="string" office:string-value="1.7+0.217939036124989i" calcext:value-type="string">
            <text:p>1.7+0.217939036124989i</text:p>
          </table:table-cell>
          <table:table-cell table:formula="of:=IMDIV(1;[.E186])" office:value-type="string" office:string-value="0.57872391186424-0.0741920773730445i" calcext:value-type="string">
            <text:p>0.57872391186424-0.0741920773730445i</text:p>
          </table:table-cell>
          <table:table-cell table:formula="of:=COMPLEX(0;-1/6.284/[.B186]/[.$C$6]*1000)" office:value-type="string" office:string-value="-0.102903642790601i" calcext:value-type="string">
            <text:p>-0.102903642790601i</text:p>
          </table:table-cell>
          <table:table-cell table:formula="of:=COMPLEX(0;-1000000000/6.284/[.$F$12]/[.B186]+6.284*[.F$14]*[.B186]*0.001)" office:value-type="string" office:string-value="-18.8332424260263i" calcext:value-type="string">
            <text:p>-18.8332424260263i</text:p>
          </table:table-cell>
          <table:table-cell table:formula="of:=IMSUM(IMDIV(1;IMSUM([.F186];[.G186]));[.H186])" office:value-type="string" office:string-value="1.57998575054126-18.3497498510624i" calcext:value-type="string">
            <text:p>1.57998575054126-18.3497498510624i</text:p>
          </table:table-cell>
          <table:table-cell table:formula="of:=300000/[.B186]" office:value-type="float" office:value="40.7387289516567" calcext:value-type="float">
            <text:p>40.7387289517</text:p>
          </table:table-cell>
          <table:table-cell table:formula="of:=[.$C$1]/[.J186]*2*PI()" office:value-type="float" office:value="3.39308761748517" calcext:value-type="float">
            <text:p>3.3930876175</text:p>
          </table:table-cell>
          <table:table-cell table:formula="of:=COMPLEX(0;TAN([.K186]))" office:value-type="string" office:string-value="0.256934965304661i" calcext:value-type="string">
            <text:p>0.256934965304661i</text:p>
          </table:table-cell>
          <table:table-cell table:formula="of:=IMPRODUCT(IMDIV(IMSUB([.I186];[.$C$2]); IMSUM([.I186]; [.$C$2])); 1-[.$F$1])" office:value-type="string" office:string-value="-0.720934331374404-0.612228057672432i" calcext:value-type="string">
            <text:p>-0.720934331374404-0.612228057672432i</text:p>
          </table:table-cell>
          <table:table-cell table:formula="of:=IMDIV(IMSUM(1;[.M186]);IMSUB(1;[.M186]))" office:value-type="string" office:string-value="0.0315997150108257-0.366994997021249i" calcext:value-type="string">
            <text:p>0.0315997150108257-0.366994997021249i</text:p>
          </table:table-cell>
          <table:table-cell table:formula="of:=IMSUM([.N186];[.L186])" office:value-type="string" office:string-value="0.0315997150108257-0.110060031716588i" calcext:value-type="string">
            <text:p>0.0315997150108257-0.110060031716588i</text:p>
          </table:table-cell>
          <table:table-cell table:formula="of:=IMSUM(1;IMPRODUCT([.L186];[.N186]))" office:value-type="string" office:string-value="1.09429384682664+0.00811907167994368i" calcext:value-type="string">
            <text:p>1.09429384682664+0.00811907167994368i</text:p>
          </table:table-cell>
          <table:table-cell table:formula="of:=IMPRODUCT([.$C$2];[.O186];IMDIV(1;[.P186]))" office:value-type="string" office:string-value="1.40645195077687-5.03925036773579i" calcext:value-type="string">
            <text:p>1.40645195077687-5.03925036773579i</text:p>
          </table:table-cell>
          <table:table-cell table:formula="of:=IMDIV(IMPRODUCT([.Q186];[.$F$10]);IMSUM([.Q186];[.$F$10]))" office:value-type="string" office:string-value="1.40631021052514-5.03901621582846i" calcext:value-type="string">
            <text:p>1.40631021052514-5.03901621582846i</text:p>
          </table:table-cell>
          <table:table-cell table:formula="of:=[.B186]" office:value-type="float" office:value="7364" calcext:value-type="float">
            <text:p>7364</text:p>
          </table:table-cell>
          <table:table-cell table:formula="of:=IMREAL([.R186])" office:value-type="float" office:value="1.40631021052514" calcext:value-type="float">
            <text:p>1.4063102105</text:p>
          </table:table-cell>
          <table:table-cell table:formula="of:=IMAGINARY([.R186])" office:value-type="float" office:value="-5.03901621582846" calcext:value-type="float">
            <text:p>-5.0390162158</text:p>
          </table:table-cell>
          <table:table-cell table:formula="of:=IMABS([.R186])" office:value-type="float" office:value="5.23157651493404" calcext:value-type="float">
            <text:p>5.2315765149</text:p>
          </table:table-cell>
        </table:table-row>
        <table:table-row table:style-name="ro1">
          <table:table-cell/>
          <table:table-cell table:formula="of:=[.B186]+[.$C$11]" office:value-type="float" office:value="7368" calcext:value-type="float">
            <text:p>7368</text:p>
          </table:table-cell>
          <table:table-cell table:formula="of:=COMPLEX([.$C$3]/1000;6.284*[.B187]*[.$C$4]/1000)" office:value-type="string" office:string-value="1.7+196.777176i" calcext:value-type="string">
            <text:p>1.7+196.777176i</text:p>
          </table:table-cell>
          <table:table-cell table:formula="of:=COMPLEX(0;-1/6.284/[.B187]/[.$C$5]*1000000000)" office:value-type="string" office:string-value="-196.345757276055i" calcext:value-type="string">
            <text:p>-196.345757276055i</text:p>
          </table:table-cell>
          <table:table-cell table:formula="of:=IMSUM([.C187];[.D187])" office:value-type="string" office:string-value="1.7+0.431418723945001i" calcext:value-type="string">
            <text:p>1.7+0.431418723945001i</text:p>
          </table:table-cell>
          <table:table-cell table:formula="of:=IMDIV(1;[.E187])" office:value-type="string" office:string-value="0.552643860107399-0.140247593484455i" calcext:value-type="string">
            <text:p>0.552643860107399-0.140247593484455i</text:p>
          </table:table-cell>
          <table:table-cell table:formula="of:=COMPLEX(0;-1/6.284/[.B187]/[.$C$6]*1000)" office:value-type="string" office:string-value="-0.102847777620791i" calcext:value-type="string">
            <text:p>-0.102847777620791i</text:p>
          </table:table-cell>
          <table:table-cell table:formula="of:=COMPLEX(0;-1000000000/6.284/[.$F$12]/[.B187]+6.284*[.F$14]*[.B187]*0.001)" office:value-type="string" office:string-value="-18.8200025803661i" calcext:value-type="string">
            <text:p>-18.8200025803661i</text:p>
          </table:table-cell>
          <table:table-cell table:formula="of:=IMSUM(IMDIV(1;IMSUM([.F187];[.G187]));[.H187])" office:value-type="string" office:string-value="1.51612564031903-18.1530936507999i" calcext:value-type="string">
            <text:p>1.51612564031903-18.1530936507999i</text:p>
          </table:table-cell>
          <table:table-cell table:formula="of:=300000/[.B187]" office:value-type="float" office:value="40.7166123778502" calcext:value-type="float">
            <text:p>40.7166123779</text:p>
          </table:table-cell>
          <table:table-cell table:formula="of:=[.$C$1]/[.J187]*2*PI()" office:value-type="float" office:value="3.39493068517527" calcext:value-type="float">
            <text:p>3.3949306852</text:p>
          </table:table-cell>
          <table:table-cell table:formula="of:=COMPLEX(0;TAN([.K187]))" office:value-type="string" office:string-value="0.258900637237457i" calcext:value-type="string">
            <text:p>0.258900637237457i</text:p>
          </table:table-cell>
          <table:table-cell table:formula="of:=IMPRODUCT(IMDIV(IMSUB([.I187];[.$C$2]); IMSUM([.I187]; [.$C$2])); 1-[.$F$1])" office:value-type="string" office:string-value="-0.726732290988273-0.608460605267992i" calcext:value-type="string">
            <text:p>-0.726732290988273-0.608460605267992i</text:p>
          </table:table-cell>
          <table:table-cell table:formula="of:=IMDIV(IMSUM(1;[.M187]);IMSUB(1;[.M187]))" office:value-type="string" office:string-value="0.0303225128063799-0.363061873015999i" calcext:value-type="string">
            <text:p>0.0303225128063799-0.363061873015999i</text:p>
          </table:table-cell>
          <table:table-cell table:formula="of:=IMSUM([.N187];[.L187])" office:value-type="string" office:string-value="0.0303225128063799-0.104161235778542i" calcext:value-type="string">
            <text:p>0.0303225128063799-0.104161235778542i</text:p>
          </table:table-cell>
          <table:table-cell table:formula="of:=IMSUM(1;IMPRODUCT([.L187];[.N187]))" office:value-type="string" office:string-value="1.09399695028047+0.00785051788821271i" calcext:value-type="string">
            <text:p>1.09399695028047+0.00785051788821271i</text:p>
          </table:table-cell>
          <table:table-cell table:formula="of:=IMPRODUCT([.$C$2];[.O187];IMDIV(1;[.P187]))" office:value-type="string" office:string-value="1.35162759305543-4.77028090817498i" calcext:value-type="string">
            <text:p>1.35162759305543-4.77028090817498i</text:p>
          </table:table-cell>
          <table:table-cell table:formula="of:=IMDIV(IMPRODUCT([.Q187];[.$F$10]);IMSUM([.Q187];[.$F$10]))" office:value-type="string" office:string-value="1.35149864787968-4.77007162749468i" calcext:value-type="string">
            <text:p>1.35149864787968-4.77007162749468i</text:p>
          </table:table-cell>
          <table:table-cell table:formula="of:=[.B187]" office:value-type="float" office:value="7368" calcext:value-type="float">
            <text:p>7368</text:p>
          </table:table-cell>
          <table:table-cell table:formula="of:=IMREAL([.R187])" office:value-type="float" office:value="1.35149864787968" calcext:value-type="float">
            <text:p>1.3514986479</text:p>
          </table:table-cell>
          <table:table-cell table:formula="of:=IMAGINARY([.R187])" office:value-type="float" office:value="-4.77007162749468" calcext:value-type="float">
            <text:p>-4.7700716275</text:p>
          </table:table-cell>
          <table:table-cell table:formula="of:=IMABS([.R187])" office:value-type="float" office:value="4.95783540737794" calcext:value-type="float">
            <text:p>4.9578354074</text:p>
          </table:table-cell>
        </table:table-row>
        <table:table-row table:style-name="ro1">
          <table:table-cell/>
          <table:table-cell table:formula="of:=[.B187]+[.$C$11]" office:value-type="float" office:value="7372" calcext:value-type="float">
            <text:p>7372</text:p>
          </table:table-cell>
          <table:table-cell table:formula="of:=COMPLEX([.$C$3]/1000;6.284*[.B188]*[.$C$4]/1000)" office:value-type="string" office:string-value="1.7+196.884004i" calcext:value-type="string">
            <text:p>1.7+196.884004i</text:p>
          </table:table-cell>
          <table:table-cell table:formula="of:=COMPLEX(0;-1/6.284/[.B188]/[.$C$5]*1000000000)" office:value-type="string" office:string-value="-196.239221325282i" calcext:value-type="string">
            <text:p>-196.239221325282i</text:p>
          </table:table-cell>
          <table:table-cell table:formula="of:=IMSUM([.C188];[.D188])" office:value-type="string" office:string-value="1.7+0.644782674718016i" calcext:value-type="string">
            <text:p>1.7+0.644782674718016i</text:p>
          </table:table-cell>
          <table:table-cell table:formula="of:=IMDIV(1;[.E188])" office:value-type="string" office:string-value="0.514256288825244-0.19504914435253i" calcext:value-type="string">
            <text:p>0.514256288825244-0.19504914435253i</text:p>
          </table:table-cell>
          <table:table-cell table:formula="of:=COMPLEX(0;-1/6.284/[.B188]/[.$C$6]*1000)" office:value-type="string" office:string-value="-0.102791973075148i" calcext:value-type="string">
            <text:p>-0.102791973075148i</text:p>
          </table:table-cell>
          <table:table-cell table:formula="of:=COMPLEX(0;-1000000000/6.284/[.$F$12]/[.B188]+6.284*[.F$14]*[.B188]*0.001)" office:value-type="string" office:string-value="-18.806775465781i" calcext:value-type="string">
            <text:p>-18.806775465781i</text:p>
          </table:table-cell>
          <table:table-cell table:formula="of:=IMSUM(IMDIV(1;IMSUM([.F188];[.G188]));[.H188])" office:value-type="string" office:string-value="1.45612012951846-17.9634363449791i" calcext:value-type="string">
            <text:p>1.45612012951846-17.9634363449791i</text:p>
          </table:table-cell>
          <table:table-cell table:formula="of:=300000/[.B188]" office:value-type="float" office:value="40.6945198046663" calcext:value-type="float">
            <text:p>40.6945198047</text:p>
          </table:table-cell>
          <table:table-cell table:formula="of:=[.$C$1]/[.J188]*2*PI()" office:value-type="float" office:value="3.39677375286538" calcext:value-type="float">
            <text:p>3.3967737529</text:p>
          </table:table-cell>
          <table:table-cell table:formula="of:=COMPLEX(0;TAN([.K188]))" office:value-type="string" office:string-value="0.260868185992797i" calcext:value-type="string">
            <text:p>0.260868185992797i</text:p>
          </table:table-cell>
          <table:table-cell table:formula="of:=IMPRODUCT(IMDIV(IMSUB([.I188];[.$C$2]); IMSUM([.I188]; [.$C$2])); 1-[.$F$1])" office:value-type="string" office:string-value="-0.732285876651703-0.60474452792425i" calcext:value-type="string">
            <text:p>-0.732285876651703-0.60474452792425i</text:p>
          </table:table-cell>
          <table:table-cell table:formula="of:=IMDIV(IMSUM(1;[.M188]);IMSUB(1;[.M188]))" office:value-type="string" office:string-value="0.02912240259037-0.359268726899582i" calcext:value-type="string">
            <text:p>0.02912240259037-0.359268726899582i</text:p>
          </table:table-cell>
          <table:table-cell table:formula="of:=IMSUM([.N188];[.L188])" office:value-type="string" office:string-value="0.02912240259037-0.098400540906785i" calcext:value-type="string">
            <text:p>0.02912240259037-0.098400540906785i</text:p>
          </table:table-cell>
          <table:table-cell table:formula="of:=IMSUM(1;IMPRODUCT([.L188];[.N188]))" office:value-type="string" office:string-value="1.09372178107024+0.00759710833550176i" calcext:value-type="string">
            <text:p>1.09372178107024+0.00759710833550176i</text:p>
          </table:table-cell>
          <table:table-cell table:formula="of:=IMPRODUCT([.$C$2];[.O188];IMDIV(1;[.P188]))" office:value-type="string" office:string-value="1.30003490594225-4.50745668293775i" calcext:value-type="string">
            <text:p>1.30003490594225-4.50745668293775i</text:p>
          </table:table-cell>
          <table:table-cell table:formula="of:=IMDIV(IMPRODUCT([.Q188];[.$F$10]);IMSUM([.Q188];[.$F$10]))" office:value-type="string" office:string-value="1.29991771545368-4.5072704171975i" calcext:value-type="string">
            <text:p>1.29991771545368-4.5072704171975i</text:p>
          </table:table-cell>
          <table:table-cell table:formula="of:=[.B188]" office:value-type="float" office:value="7372" calcext:value-type="float">
            <text:p>7372</text:p>
          </table:table-cell>
          <table:table-cell table:formula="of:=IMREAL([.R188])" office:value-type="float" office:value="1.29991771545368" calcext:value-type="float">
            <text:p>1.2999177155</text:p>
          </table:table-cell>
          <table:table-cell table:formula="of:=IMAGINARY([.R188])" office:value-type="float" office:value="-4.5072704171975" calcext:value-type="float">
            <text:p>-4.5072704172</text:p>
          </table:table-cell>
          <table:table-cell table:formula="of:=IMABS([.R188])" office:value-type="float" office:value="4.69097779580058" calcext:value-type="float">
            <text:p>4.6909777958</text:p>
          </table:table-cell>
        </table:table-row>
        <table:table-row table:style-name="ro1">
          <table:table-cell/>
          <table:table-cell table:formula="of:=[.B188]+[.$C$11]" office:value-type="float" office:value="7376" calcext:value-type="float">
            <text:p>7376</text:p>
          </table:table-cell>
          <table:table-cell table:formula="of:=COMPLEX([.$C$3]/1000;6.284*[.B189]*[.$C$4]/1000)" office:value-type="string" office:string-value="1.7+196.990832i" calcext:value-type="string">
            <text:p>1.7+196.990832i</text:p>
          </table:table-cell>
          <table:table-cell table:formula="of:=COMPLEX(0;-1/6.284/[.B189]/[.$C$5]*1000000000)" office:value-type="string" office:string-value="-196.132800923261i" calcext:value-type="string">
            <text:p>-196.132800923261i</text:p>
          </table:table-cell>
          <table:table-cell table:formula="of:=IMSUM([.C189];[.D189])" office:value-type="string" office:string-value="1.7+0.858031076739024i" calcext:value-type="string">
            <text:p>1.7+0.858031076739024i</text:p>
          </table:table-cell>
          <table:table-cell table:formula="of:=IMDIV(1;[.E189])" office:value-type="string" office:string-value="0.468808084548237-0.236618767981696i" calcext:value-type="string">
            <text:p>0.468808084548237-0.236618767981696i</text:p>
          </table:table-cell>
          <table:table-cell table:formula="of:=COMPLEX(0;-1/6.284/[.B189]/[.$C$6]*1000)" office:value-type="string" office:string-value="-0.102736229055042i" calcext:value-type="string">
            <text:p>-0.102736229055042i</text:p>
          </table:table-cell>
          <table:table-cell table:formula="of:=COMPLEX(0;-1000000000/6.284/[.$F$12]/[.B189]+6.284*[.F$14]*[.B189]*0.001)" office:value-type="string" office:string-value="-18.7935610615588i" calcext:value-type="string">
            <text:p>-18.7935610615588i</text:p>
          </table:table-cell>
          <table:table-cell table:formula="of:=IMSUM(IMDIV(1;IMSUM([.F189];[.G189]));[.H189])" office:value-type="string" office:string-value="1.39966596310599-17.780388178203i" calcext:value-type="string">
            <text:p>1.39966596310599-17.780388178203i</text:p>
          </table:table-cell>
          <table:table-cell table:formula="of:=300000/[.B189]" office:value-type="float" office:value="40.6724511930586" calcext:value-type="float">
            <text:p>40.6724511931</text:p>
          </table:table-cell>
          <table:table-cell table:formula="of:=[.$C$1]/[.J189]*2*PI()" office:value-type="float" office:value="3.39861682055549" calcext:value-type="float">
            <text:p>3.3986168206</text:p>
          </table:table-cell>
          <table:table-cell table:formula="of:=COMPLEX(0;TAN([.K189]))" office:value-type="string" office:string-value="0.262837627646313i" calcext:value-type="string">
            <text:p>0.262837627646313i</text:p>
          </table:table-cell>
          <table:table-cell table:formula="of:=IMPRODUCT(IMDIV(IMSUB([.I189];[.$C$2]); IMSUM([.I189]; [.$C$2])); 1-[.$F$1])" office:value-type="string" office:string-value="-0.737609423138739-0.601081144528964i" calcext:value-type="string">
            <text:p>-0.737609423138739-0.601081144528964i</text:p>
          </table:table-cell>
          <table:table-cell table:formula="of:=IMDIV(IMSUM(1;[.M189]);IMSUB(1;[.M189]))" office:value-type="string" office:string-value="0.0279933192621199-0.35560776356406i" calcext:value-type="string">
            <text:p>0.0279933192621199-0.35560776356406i</text:p>
          </table:table-cell>
          <table:table-cell table:formula="of:=IMSUM([.N189];[.L189])" office:value-type="string" office:string-value="0.0279933192621199-0.0927701359177471i" calcext:value-type="string">
            <text:p>0.0279933192621199-0.0927701359177471i</text:p>
          </table:table-cell>
          <table:table-cell table:formula="of:=IMSUM(1;IMPRODUCT([.L189];[.N189]))" office:value-type="string" office:string-value="1.09346710094779+0.00735769762480143i" calcext:value-type="string">
            <text:p>1.09346710094779+0.00735769762480143i</text:p>
          </table:table-cell>
          <table:table-cell table:formula="of:=IMPRODUCT([.$C$2];[.O189];IMDIV(1;[.P189]))" office:value-type="string" office:string-value="1.25142541774181-4.25043826346725i" calcext:value-type="string">
            <text:p>1.25142541774181-4.25043826346725i</text:p>
          </table:table-cell>
          <table:table-cell table:formula="of:=IMDIV(IMPRODUCT([.Q189];[.$F$10]);IMSUM([.Q189];[.$F$10]))" office:value-type="string" office:string-value="1.25131904113475-4.25027326590064i" calcext:value-type="string">
            <text:p>1.25131904113475-4.25027326590064i</text:p>
          </table:table-cell>
          <table:table-cell table:formula="of:=[.B189]" office:value-type="float" office:value="7376" calcext:value-type="float">
            <text:p>7376</text:p>
          </table:table-cell>
          <table:table-cell table:formula="of:=IMREAL([.R189])" office:value-type="float" office:value="1.25131904113475" calcext:value-type="float">
            <text:p>1.2513190411</text:p>
          </table:table-cell>
          <table:table-cell table:formula="of:=IMAGINARY([.R189])" office:value-type="float" office:value="-4.25027326590064" calcext:value-type="float">
            <text:p>-4.2502732659</text:p>
          </table:table-cell>
          <table:table-cell table:formula="of:=IMABS([.R189])" office:value-type="float" office:value="4.43064579689418" calcext:value-type="float">
            <text:p>4.4306457969</text:p>
          </table:table-cell>
        </table:table-row>
        <table:table-row table:style-name="ro1">
          <table:table-cell/>
          <table:table-cell table:formula="of:=[.B189]+[.$C$11]" office:value-type="float" office:value="7380" calcext:value-type="float">
            <text:p>7380</text:p>
          </table:table-cell>
          <table:table-cell table:formula="of:=COMPLEX([.$C$3]/1000;6.284*[.B190]*[.$C$4]/1000)" office:value-type="string" office:string-value="1.7+197.09766i" calcext:value-type="string">
            <text:p>1.7+197.09766i</text:p>
          </table:table-cell>
          <table:table-cell table:formula="of:=COMPLEX(0;-1/6.284/[.B190]/[.$C$5]*1000000000)" office:value-type="string" office:string-value="-196.026495882111i" calcext:value-type="string">
            <text:p>-196.026495882111i</text:p>
          </table:table-cell>
          <table:table-cell table:formula="of:=IMSUM([.C190];[.D190])" office:value-type="string" office:string-value="1.7+1.071164117889i" calcext:value-type="string">
            <text:p>1.7+1.071164117889i</text:p>
          </table:table-cell>
          <table:table-cell table:formula="of:=IMDIV(1;[.E190])" office:value-type="string" office:string-value="0.421063835531971-0.265310865860331i" calcext:value-type="string">
            <text:p>0.421063835531971-0.265310865860331i</text:p>
          </table:table-cell>
          <table:table-cell table:formula="of:=COMPLEX(0;-1/6.284/[.B190]/[.$C$6]*1000)" office:value-type="string" office:string-value="-0.102680545462058i" calcext:value-type="string">
            <text:p>-0.102680545462058i</text:p>
          </table:table-cell>
          <table:table-cell table:formula="of:=COMPLEX(0;-1000000000/6.284/[.$F$12]/[.B190]+6.284*[.F$14]*[.B190]*0.001)" office:value-type="string" office:string-value="-18.7803593470322i" calcext:value-type="string">
            <text:p>-18.7803593470322i</text:p>
          </table:table-cell>
          <table:table-cell table:formula="of:=IMSUM(IMDIV(1;IMSUM([.F190];[.G190]));[.H190])" office:value-type="string" office:string-value="1.34648895248737-17.6035867815854i" calcext:value-type="string">
            <text:p>1.34648895248737-17.6035867815854i</text:p>
          </table:table-cell>
          <table:table-cell table:formula="of:=300000/[.B190]" office:value-type="float" office:value="40.650406504065" calcext:value-type="float">
            <text:p>40.6504065041</text:p>
          </table:table-cell>
          <table:table-cell table:formula="of:=[.$C$1]/[.J190]*2*PI()" office:value-type="float" office:value="3.40045988824559" calcext:value-type="float">
            <text:p>3.4004598882</text:p>
          </table:table-cell>
          <table:table-cell table:formula="of:=COMPLEX(0;TAN([.K190]))" office:value-type="string" office:string-value="0.264808978330326i" calcext:value-type="string">
            <text:p>0.264808978330326i</text:p>
          </table:table-cell>
          <table:table-cell table:formula="of:=IMPRODUCT(IMDIV(IMSUB([.I190];[.$C$2]); IMSUM([.I190]; [.$C$2])); 1-[.$F$1])" office:value-type="string" office:string-value="-0.742716255803176-0.597471365045003i" calcext:value-type="string">
            <text:p>-0.742716255803176-0.597471365045003i</text:p>
          </table:table-cell>
          <table:table-cell table:formula="of:=IMDIV(IMSUM(1;[.M190]);IMSUB(1;[.M190]))" office:value-type="string" office:string-value="0.0269297790497483-0.352071735631708i" calcext:value-type="string">
            <text:p>0.0269297790497483-0.352071735631708i</text:p>
          </table:table-cell>
          <table:table-cell table:formula="of:=IMSUM([.N190];[.L190])" office:value-type="string" office:string-value="0.0269297790497483-0.0872627573013819i" calcext:value-type="string">
            <text:p>0.0269297790497483-0.0872627573013819i</text:p>
          </table:table-cell>
          <table:table-cell table:formula="of:=IMSUM(1;IMPRODUCT([.L190];[.N190]))" office:value-type="string" office:string-value="1.09323175661162+0.00713124727682527i" calcext:value-type="string">
            <text:p>1.09323175661162+0.00713124727682527i</text:p>
          </table:table-cell>
          <table:table-cell table:formula="of:=IMPRODUCT([.$C$2];[.O190];IMDIV(1;[.P190]))" office:value-type="string" office:string-value="1.20557396030478-3.99890973222399i" calcext:value-type="string">
            <text:p>1.20557396030478-3.99890973222399i</text:p>
          </table:table-cell>
          <table:table-cell table:formula="of:=IMDIV(IMPRODUCT([.Q190];[.$F$10]);IMSUM([.Q190];[.$F$10]))" office:value-type="string" office:string-value="1.20547754531994-3.9987643567166i" calcext:value-type="string">
            <text:p>1.20547754531994-3.9987643567166i</text:p>
          </table:table-cell>
          <table:table-cell table:formula="of:=[.B190]" office:value-type="float" office:value="7380" calcext:value-type="float">
            <text:p>7380</text:p>
          </table:table-cell>
          <table:table-cell table:formula="of:=IMREAL([.R190])" office:value-type="float" office:value="1.20547754531994" calcext:value-type="float">
            <text:p>1.2054775453</text:p>
          </table:table-cell>
          <table:table-cell table:formula="of:=IMAGINARY([.R190])" office:value-type="float" office:value="-3.9987643567166" calcext:value-type="float">
            <text:p>-3.9987643567</text:p>
          </table:table-cell>
          <table:table-cell table:formula="of:=IMABS([.R190])" office:value-type="float" office:value="4.17651678948112" calcext:value-type="float">
            <text:p>4.1765167895</text:p>
          </table:table-cell>
        </table:table-row>
        <table:table-row table:style-name="ro1">
          <table:table-cell/>
          <table:table-cell table:formula="of:=[.B190]+[.$C$11]" office:value-type="float" office:value="7384" calcext:value-type="float">
            <text:p>7384</text:p>
          </table:table-cell>
          <table:table-cell table:formula="of:=COMPLEX([.$C$3]/1000;6.284*[.B191]*[.$C$4]/1000)" office:value-type="string" office:string-value="1.7+197.204488i" calcext:value-type="string">
            <text:p>1.7+197.204488i</text:p>
          </table:table-cell>
          <table:table-cell table:formula="of:=COMPLEX(0;-1/6.284/[.B191]/[.$C$5]*1000000000)" office:value-type="string" office:string-value="-195.920306014352i" calcext:value-type="string">
            <text:p>-195.920306014352i</text:p>
          </table:table-cell>
          <table:table-cell table:formula="of:=IMSUM([.C191];[.D191])" office:value-type="string" office:string-value="1.7+1.28418198564799i" calcext:value-type="string">
            <text:p>1.7+1.28418198564799i</text:p>
          </table:table-cell>
          <table:table-cell table:formula="of:=IMDIV(1;[.E191])" office:value-type="string" office:string-value="0.374521655522336-0.282914096033439i" calcext:value-type="string">
            <text:p>0.374521655522336-0.282914096033439i</text:p>
          </table:table-cell>
          <table:table-cell table:formula="of:=COMPLEX(0;-1/6.284/[.B191]/[.$C$6]*1000)" office:value-type="string" office:string-value="-0.102624922197994i" calcext:value-type="string">
            <text:p>-0.102624922197994i</text:p>
          </table:table-cell>
          <table:table-cell table:formula="of:=COMPLEX(0;-1000000000/6.284/[.$F$12]/[.B191]+6.284*[.F$14]*[.B191]*0.001)" office:value-type="string" office:string-value="-18.7671703015787i" calcext:value-type="string">
            <text:p>-18.7671703015787i</text:p>
          </table:table-cell>
          <table:table-cell table:formula="of:=IMSUM(IMDIV(1;IMSUM([.F191];[.G191]));[.H191])" office:value-type="string" office:string-value="1.29634071955556-17.4326949222743i" calcext:value-type="string">
            <text:p>1.29634071955556-17.4326949222743i</text:p>
          </table:table-cell>
          <table:table-cell table:formula="of:=300000/[.B191]" office:value-type="float" office:value="40.6283856988082" calcext:value-type="float">
            <text:p>40.6283856988</text:p>
          </table:table-cell>
          <table:table-cell table:formula="of:=[.$C$1]/[.J191]*2*PI()" office:value-type="float" office:value="3.4023029559357" calcext:value-type="float">
            <text:p>3.4023029559</text:p>
          </table:table-cell>
          <table:table-cell table:formula="of:=COMPLEX(0;TAN([.K191]))" office:value-type="string" office:string-value="0.26678225423441i" calcext:value-type="string">
            <text:p>0.26678225423441i</text:p>
          </table:table-cell>
          <table:table-cell table:formula="of:=IMPRODUCT(IMDIV(IMSUB([.I191];[.$C$2]); IMSUM([.I191]; [.$C$2])); 1-[.$F$1])" office:value-type="string" office:string-value="-0.747618769708278-0.593915753549071i" calcext:value-type="string">
            <text:p>-0.747618769708278-0.593915753549071i</text:p>
          </table:table-cell>
          <table:table-cell table:formula="of:=IMDIV(IMSUM(1;[.M191]);IMSUB(1;[.M191]))" office:value-type="string" office:string-value="0.0259268143911119-0.348653898445486i" calcext:value-type="string">
            <text:p>0.0259268143911119-0.348653898445486i</text:p>
          </table:table-cell>
          <table:table-cell table:formula="of:=IMSUM([.N191];[.L191])" office:value-type="string" office:string-value="0.0259268143911119-0.081871644211076i" calcext:value-type="string">
            <text:p>0.0259268143911119-0.081871644211076i</text:p>
          </table:table-cell>
          <table:table-cell table:formula="of:=IMSUM(1;IMPRODUCT([.L191];[.N191]))" office:value-type="string" office:string-value="1.0930146729749+0.00691681398837798i" calcext:value-type="string">
            <text:p>1.0930146729749+0.00691681398837798i</text:p>
          </table:table-cell>
          <table:table-cell table:formula="of:=IMPRODUCT([.$C$2];[.O191];IMDIV(1;[.P191]))" office:value-type="string" office:string-value="1.16227611170496-3.75257675824064i" calcext:value-type="string">
            <text:p>1.16227611170496-3.75257675824064i</text:p>
          </table:table-cell>
          <table:table-cell table:formula="of:=IMDIV(IMPRODUCT([.Q191];[.$F$10]);IMSUM([.Q191];[.$F$10]))" office:value-type="string" office:string-value="1.16218888497913-3.75244945126539i" calcext:value-type="string">
            <text:p>1.16218888497913-3.75244945126539i</text:p>
          </table:table-cell>
          <table:table-cell table:formula="of:=[.B191]" office:value-type="float" office:value="7384" calcext:value-type="float">
            <text:p>7384</text:p>
          </table:table-cell>
          <table:table-cell table:formula="of:=IMREAL([.R191])" office:value-type="float" office:value="1.16218888497913" calcext:value-type="float">
            <text:p>1.162188885</text:p>
          </table:table-cell>
          <table:table-cell table:formula="of:=IMAGINARY([.R191])" office:value-type="float" office:value="-3.75244945126539" calcext:value-type="float">
            <text:p>-3.7524494513</text:p>
          </table:table-cell>
          <table:table-cell table:formula="of:=IMABS([.R191])" office:value-type="float" office:value="3.928302418179" calcext:value-type="float">
            <text:p>3.9283024182</text:p>
          </table:table-cell>
        </table:table-row>
        <table:table-row table:style-name="ro1">
          <table:table-cell/>
          <table:table-cell table:formula="of:=[.B191]+[.$C$11]" office:value-type="float" office:value="7388" calcext:value-type="float">
            <text:p>7388</text:p>
          </table:table-cell>
          <table:table-cell table:formula="of:=COMPLEX([.$C$3]/1000;6.284*[.B192]*[.$C$4]/1000)" office:value-type="string" office:string-value="1.7+197.311316i" calcext:value-type="string">
            <text:p>1.7+197.311316i</text:p>
          </table:table-cell>
          <table:table-cell table:formula="of:=COMPLEX(0;-1/6.284/[.B192]/[.$C$5]*1000000000)" office:value-type="string" office:string-value="-195.814231132915i" calcext:value-type="string">
            <text:p>-195.814231132915i</text:p>
          </table:table-cell>
          <table:table-cell table:formula="of:=IMSUM([.C192];[.D192])" office:value-type="string" office:string-value="1.7+1.49708486708499i" calcext:value-type="string">
            <text:p>1.7+1.49708486708499i</text:p>
          </table:table-cell>
          <table:table-cell table:formula="of:=IMDIV(1;[.E192])" office:value-type="string" office:string-value="0.331302442910569-0.291757572770413i" calcext:value-type="string">
            <text:p>0.331302442910569-0.291757572770413i</text:p>
          </table:table-cell>
          <table:table-cell table:formula="of:=COMPLEX(0;-1/6.284/[.B192]/[.$C$6]*1000)" office:value-type="string" office:string-value="-0.10256935916486i" calcext:value-type="string">
            <text:p>-0.10256935916486i</text:p>
          </table:table-cell>
          <table:table-cell table:formula="of:=COMPLEX(0;-1000000000/6.284/[.$F$12]/[.B192]+6.284*[.F$14]*[.B192]*0.001)" office:value-type="string" office:string-value="-18.7539939046207i" calcext:value-type="string">
            <text:p>-18.7539939046207i</text:p>
          </table:table-cell>
          <table:table-cell table:formula="of:=IMSUM(IMDIV(1;IMSUM([.F192];[.G192]));[.H192])" office:value-type="string" office:string-value="1.24899585507779-17.2673984566492i" calcext:value-type="string">
            <text:p>1.24899585507779-17.2673984566492i</text:p>
          </table:table-cell>
          <table:table-cell table:formula="of:=300000/[.B192]" office:value-type="float" office:value="40.6063887384949" calcext:value-type="float">
            <text:p>40.6063887385</text:p>
          </table:table-cell>
          <table:table-cell table:formula="of:=[.$C$1]/[.J192]*2*PI()" office:value-type="float" office:value="3.4041460236258" calcext:value-type="float">
            <text:p>3.4041460236</text:p>
          </table:table-cell>
          <table:table-cell table:formula="of:=COMPLEX(0;TAN([.K192]))" office:value-type="string" office:string-value="0.268757471605964i" calcext:value-type="string">
            <text:p>0.268757471605964i</text:p>
          </table:table-cell>
          <table:table-cell table:formula="of:=IMPRODUCT(IMDIV(IMSUB([.I192];[.$C$2]); IMSUM([.I192]; [.$C$2])); 1-[.$F$1])" office:value-type="string" office:string-value="-0.752328502358837-0.590414582223963i" calcext:value-type="string">
            <text:p>-0.752328502358837-0.590414582223963i</text:p>
          </table:table-cell>
          <table:table-cell table:formula="of:=IMDIV(IMSUM(1;[.M192]);IMSUB(1;[.M192]))" office:value-type="string" office:string-value="0.0249799171015566-0.345347969132983i" calcext:value-type="string">
            <text:p>0.0249799171015566-0.345347969132983i</text:p>
          </table:table-cell>
          <table:table-cell table:formula="of:=IMSUM([.N192];[.L192])" office:value-type="string" office:string-value="0.0249799171015566-0.0765904975270191i" calcext:value-type="string">
            <text:p>0.0249799171015566-0.0765904975270191i</text:p>
          </table:table-cell>
          <table:table-cell table:formula="of:=IMSUM(1;IMPRODUCT([.L192];[.N192]))" office:value-type="string" office:string-value="1.09281484700844+0.00671353936114094i" calcext:value-type="string">
            <text:p>1.09281484700844+0.00671353936114094i</text:p>
          </table:table-cell>
          <table:table-cell table:formula="of:=IMPRODUCT([.$C$2];[.O192];IMDIV(1;[.P192]))" office:value-type="string" office:string-value="1.12134595811862-3.51116484835661i" calcext:value-type="string">
            <text:p>1.12134595811862-3.51116484835661i</text:p>
          </table:table-cell>
          <table:table-cell table:formula="of:=IMDIV(IMPRODUCT([.Q192];[.$F$10]);IMSUM([.Q192];[.$F$10]))" office:value-type="string" office:string-value="1.12126721672714-3.51105414163535i" calcext:value-type="string">
            <text:p>1.12126721672714-3.51105414163535i</text:p>
          </table:table-cell>
          <table:table-cell table:formula="of:=[.B192]" office:value-type="float" office:value="7388" calcext:value-type="float">
            <text:p>7388</text:p>
          </table:table-cell>
          <table:table-cell table:formula="of:=IMREAL([.R192])" office:value-type="float" office:value="1.12126721672714" calcext:value-type="float">
            <text:p>1.1212672167</text:p>
          </table:table-cell>
          <table:table-cell table:formula="of:=IMAGINARY([.R192])" office:value-type="float" office:value="-3.51105414163535" calcext:value-type="float">
            <text:p>-3.5110541416</text:p>
          </table:table-cell>
          <table:table-cell table:formula="of:=IMABS([.R192])" office:value-type="float" office:value="3.68574841203273" calcext:value-type="float">
            <text:p>3.685748412</text:p>
          </table:table-cell>
        </table:table-row>
        <table:table-row table:style-name="ro1">
          <table:table-cell/>
          <table:table-cell table:formula="of:=[.B192]+[.$C$11]" office:value-type="float" office:value="7392" calcext:value-type="float">
            <text:p>7392</text:p>
          </table:table-cell>
          <table:table-cell table:formula="of:=COMPLEX([.$C$3]/1000;6.284*[.B193]*[.$C$4]/1000)" office:value-type="string" office:string-value="1.7+197.418144i" calcext:value-type="string">
            <text:p>1.7+197.418144i</text:p>
          </table:table-cell>
          <table:table-cell table:formula="of:=COMPLEX(0;-1/6.284/[.B193]/[.$C$5]*1000000000)" office:value-type="string" office:string-value="-195.708271051133i" calcext:value-type="string">
            <text:p>-195.708271051133i</text:p>
          </table:table-cell>
          <table:table-cell table:formula="of:=IMSUM([.C193];[.D193])" office:value-type="string" office:string-value="1.7+1.709872948867i" calcext:value-type="string">
            <text:p>1.7+1.709872948867i</text:p>
          </table:table-cell>
          <table:table-cell table:formula="of:=IMDIV(1;[.E193])" office:value-type="string" office:string-value="0.292414484395339-0.294112715720284i" calcext:value-type="string">
            <text:p>0.292414484395339-0.294112715720284i</text:p>
          </table:table-cell>
          <table:table-cell table:formula="of:=COMPLEX(0;-1/6.284/[.B193]/[.$C$6]*1000)" office:value-type="string" office:string-value="-0.102513856264879i" calcext:value-type="string">
            <text:p>-0.102513856264879i</text:p>
          </table:table-cell>
          <table:table-cell table:formula="of:=COMPLEX(0;-1000000000/6.284/[.$F$12]/[.B193]+6.284*[.F$14]*[.B193]*0.001)" office:value-type="string" office:string-value="-18.7408301356246i" calcext:value-type="string">
            <text:p>-18.7408301356246i</text:p>
          </table:table-cell>
          <table:table-cell table:formula="of:=IMSUM(IMDIV(1;IMSUM([.F193];[.G193]));[.H193])" office:value-type="string" office:string-value="1.20424943273946-17.1074044682532i" calcext:value-type="string">
            <text:p>1.20424943273946-17.1074044682532i</text:p>
          </table:table-cell>
          <table:table-cell table:formula="of:=300000/[.B193]" office:value-type="float" office:value="40.5844155844156" calcext:value-type="float">
            <text:p>40.5844155844</text:p>
          </table:table-cell>
          <table:table-cell table:formula="of:=[.$C$1]/[.J193]*2*PI()" office:value-type="float" office:value="3.40598909131591" calcext:value-type="float">
            <text:p>3.4059890913</text:p>
          </table:table-cell>
          <table:table-cell table:formula="of:=COMPLEX(0;TAN([.K193]))" office:value-type="string" office:string-value="0.27073464675078i" calcext:value-type="string">
            <text:p>0.27073464675078i</text:p>
          </table:table-cell>
          <table:table-cell table:formula="of:=IMPRODUCT(IMDIV(IMSUB([.I193];[.$C$2]); IMSUM([.I193]; [.$C$2])); 1-[.$F$1])" office:value-type="string" office:string-value="-0.756856200497804-0.586967877616373i" calcext:value-type="string">
            <text:p>-0.756856200497804-0.586967877616373i</text:p>
          </table:table-cell>
          <table:table-cell table:formula="of:=IMDIV(IMSUM(1;[.M193]);IMSUB(1;[.M193]))" office:value-type="string" office:string-value="0.0240849886547899-0.342148089365065i" calcext:value-type="string">
            <text:p>0.0240849886547899-0.342148089365065i</text:p>
          </table:table-cell>
          <table:table-cell table:formula="of:=IMSUM([.N193];[.L193])" office:value-type="string" office:string-value="0.0240849886547899-0.0714134426142852i" calcext:value-type="string">
            <text:p>0.0240849886547899-0.0714134426142852i</text:p>
          </table:table-cell>
          <table:table-cell table:formula="of:=IMSUM(1;IMPRODUCT([.L193];[.N193]))" office:value-type="string" office:string-value="1.09263134211071+0.00652064089545109i" calcext:value-type="string">
            <text:p>1.09263134211071+0.00652064089545109i</text:p>
          </table:table-cell>
          <table:table-cell table:formula="of:=IMPRODUCT([.$C$2];[.O193];IMDIV(1;[.P193]))" office:value-type="string" office:string-value="1.08261413050625-3.27441775720646i" calcext:value-type="string">
            <text:p>1.08261413050625-3.27441775720646i</text:p>
          </table:table-cell>
          <table:table-cell table:formula="of:=IMDIV(IMPRODUCT([.Q193];[.$F$10]);IMSUM([.Q193];[.$F$10]))" office:value-type="string" office:string-value="1.08254323453391-3.27432226102799i" calcext:value-type="string">
            <text:p>1.08254323453391-3.27432226102799i</text:p>
          </table:table-cell>
          <table:table-cell table:formula="of:=[.B193]" office:value-type="float" office:value="7392" calcext:value-type="float">
            <text:p>7392</text:p>
          </table:table-cell>
          <table:table-cell table:formula="of:=IMREAL([.R193])" office:value-type="float" office:value="1.08254323453391" calcext:value-type="float">
            <text:p>1.0825432345</text:p>
          </table:table-cell>
          <table:table-cell table:formula="of:=IMAGINARY([.R193])" office:value-type="float" office:value="-3.27432226102799" calcext:value-type="float">
            <text:p>-3.274322261</text:p>
          </table:table-cell>
          <table:table-cell table:formula="of:=IMABS([.R193])" office:value-type="float" office:value="3.44863540022696" calcext:value-type="float">
            <text:p>3.4486354002</text:p>
          </table:table-cell>
        </table:table-row>
        <table:table-row table:style-name="ro1">
          <table:table-cell/>
          <table:table-cell table:formula="of:=[.B193]+[.$C$11]" office:value-type="float" office:value="7396" calcext:value-type="float">
            <text:p>7396</text:p>
          </table:table-cell>
          <table:table-cell table:formula="of:=COMPLEX([.$C$3]/1000;6.284*[.B194]*[.$C$4]/1000)" office:value-type="string" office:string-value="1.7+197.524972i" calcext:value-type="string">
            <text:p>1.7+197.524972i</text:p>
          </table:table-cell>
          <table:table-cell table:formula="of:=COMPLEX(0;-1/6.284/[.B194]/[.$C$5]*1000000000)" office:value-type="string" office:string-value="-195.602425582744i" calcext:value-type="string">
            <text:p>-195.602425582744i</text:p>
          </table:table-cell>
          <table:table-cell table:formula="of:=IMSUM([.C194];[.D194])" office:value-type="string" office:string-value="1.7+1.922546417256i" calcext:value-type="string">
            <text:p>1.7+1.922546417256i</text:p>
          </table:table-cell>
          <table:table-cell table:formula="of:=IMDIV(1;[.E194])" office:value-type="string" office:string-value="0.258116052099013-0.291905935999542i" calcext:value-type="string">
            <text:p>0.258116052099013-0.291905935999542i</text:p>
          </table:table-cell>
          <table:table-cell table:formula="of:=COMPLEX(0;-1/6.284/[.B194]/[.$C$6]*1000)" office:value-type="string" office:string-value="-0.102458413400485i" calcext:value-type="string">
            <text:p>-0.102458413400485i</text:p>
          </table:table-cell>
          <table:table-cell table:formula="of:=COMPLEX(0;-1000000000/6.284/[.$F$12]/[.B194]+6.284*[.F$14]*[.B194]*0.001)" office:value-type="string" office:string-value="-18.7276789741019i" calcext:value-type="string">
            <text:p>-18.7276789741019i</text:p>
          </table:table-cell>
          <table:table-cell table:formula="of:=IMSUM(IMDIV(1;IMSUM([.F194];[.G194]));[.H194])" office:value-type="string" office:string-value="1.16191482928091-16.9524395731373i" calcext:value-type="string">
            <text:p>1.16191482928091-16.9524395731373i</text:p>
          </table:table-cell>
          <table:table-cell table:formula="of:=300000/[.B194]" office:value-type="float" office:value="40.5624661979448" calcext:value-type="float">
            <text:p>40.5624661979</text:p>
          </table:table-cell>
          <table:table-cell table:formula="of:=[.$C$1]/[.J194]*2*PI()" office:value-type="float" office:value="3.40783215900602" calcext:value-type="float">
            <text:p>3.407832159</text:p>
          </table:table-cell>
          <table:table-cell table:formula="of:=COMPLEX(0;TAN([.K194]))" office:value-type="string" office:string-value="0.272713796033613i" calcext:value-type="string">
            <text:p>0.272713796033613i</text:p>
          </table:table-cell>
          <table:table-cell table:formula="of:=IMPRODUCT(IMDIV(IMSUB([.I194];[.$C$2]); IMSUM([.I194]; [.$C$2])); 1-[.$F$1])" office:value-type="string" office:string-value="-0.761211881415123-0.583575460277607i" calcext:value-type="string">
            <text:p>-0.761211881415123-0.583575460277607i</text:p>
          </table:table-cell>
          <table:table-cell table:formula="of:=IMDIV(IMSUM(1;[.M194]);IMSUB(1;[.M194]))" office:value-type="string" office:string-value="0.0232382965856177-0.339048791462747i" calcext:value-type="string">
            <text:p>0.0232382965856177-0.339048791462747i</text:p>
          </table:table-cell>
          <table:table-cell table:formula="of:=IMSUM([.N194];[.L194])" office:value-type="string" office:string-value="0.0232382965856177-0.0663349954291341i" calcext:value-type="string">
            <text:p>0.0232382965856177-0.0663349954291341i</text:p>
          </table:table-cell>
          <table:table-cell table:formula="of:=IMSUM(1;IMPRODUCT([.L194];[.N194]))" office:value-type="string" office:string-value="1.09246328296041+0.00633740407521875i" calcext:value-type="string">
            <text:p>1.09246328296041+0.00633740407521875i</text:p>
          </table:table-cell>
          <table:table-cell table:formula="of:=IMPRODUCT([.$C$2];[.O194];IMDIV(1;[.P194]))" office:value-type="string" office:string-value="1.04592607848503-3.04209604064955i" calcext:value-type="string">
            <text:p>1.04592607848503-3.04209604064955i</text:p>
          </table:table-cell>
          <table:table-cell table:formula="of:=IMDIV(IMPRODUCT([.Q194];[.$F$10]);IMSUM([.Q194];[.$F$10]))" office:value-type="string" office:string-value="1.04586244448636-3.04201443778079i" calcext:value-type="string">
            <text:p>1.04586244448636-3.04201443778079i</text:p>
          </table:table-cell>
          <table:table-cell table:formula="of:=[.B194]" office:value-type="float" office:value="7396" calcext:value-type="float">
            <text:p>7396</text:p>
          </table:table-cell>
          <table:table-cell table:formula="of:=IMREAL([.R194])" office:value-type="float" office:value="1.04586244448636" calcext:value-type="float">
            <text:p>1.0458624445</text:p>
          </table:table-cell>
          <table:table-cell table:formula="of:=IMAGINARY([.R194])" office:value-type="float" office:value="-3.04201443778079" calcext:value-type="float">
            <text:p>-3.0420144378</text:p>
          </table:table-cell>
          <table:table-cell table:formula="of:=IMABS([.R194])" office:value-type="float" office:value="3.21678101406573" calcext:value-type="float">
            <text:p>3.2167810141</text:p>
          </table:table-cell>
        </table:table-row>
        <table:table-row table:style-name="ro1">
          <table:table-cell/>
          <table:table-cell table:formula="of:=[.B194]+[.$C$11]" office:value-type="float" office:value="7400" calcext:value-type="float">
            <text:p>7400</text:p>
          </table:table-cell>
          <table:table-cell table:formula="of:=COMPLEX([.$C$3]/1000;6.284*[.B195]*[.$C$4]/1000)" office:value-type="string" office:string-value="1.7+197.6318i" calcext:value-type="string">
            <text:p>1.7+197.6318i</text:p>
          </table:table-cell>
          <table:table-cell table:formula="of:=COMPLEX(0;-1/6.284/[.B195]/[.$C$5]*1000000000)" office:value-type="string" office:string-value="-195.496694541889i" calcext:value-type="string">
            <text:p>-195.496694541889i</text:p>
          </table:table-cell>
          <table:table-cell table:formula="of:=IMSUM([.C195];[.D195])" office:value-type="string" office:string-value="1.7+2.13510545811099i" calcext:value-type="string">
            <text:p>1.7+2.13510545811099i</text:p>
          </table:table-cell>
          <table:table-cell table:formula="of:=IMDIV(1;[.E195])" office:value-type="string" office:string-value="0.228228500719026-0.286642304459812i" calcext:value-type="string">
            <text:p>0.228228500719026-0.286642304459812i</text:p>
          </table:table-cell>
          <table:table-cell table:formula="of:=COMPLEX(0;-1/6.284/[.B195]/[.$C$6]*1000)" office:value-type="string" office:string-value="-0.102403030474323i" calcext:value-type="string">
            <text:p>-0.102403030474323i</text:p>
          </table:table-cell>
          <table:table-cell table:formula="of:=COMPLEX(0;-1000000000/6.284/[.$F$12]/[.B195]+6.284*[.F$14]*[.B195]*0.001)" office:value-type="string" office:string-value="-18.7145403996078i" calcext:value-type="string">
            <text:p>-18.7145403996078i</text:p>
          </table:table-cell>
          <table:table-cell table:formula="of:=IMSUM(IMDIV(1;IMSUM([.F195];[.G195]));[.H195])" office:value-type="string" office:string-value="1.12182180872447-16.8022483767595i" calcext:value-type="string">
            <text:p>1.12182180872447-16.8022483767595i</text:p>
          </table:table-cell>
          <table:table-cell table:formula="of:=300000/[.B195]" office:value-type="float" office:value="40.5405405405405" calcext:value-type="float">
            <text:p>40.5405405405</text:p>
          </table:table-cell>
          <table:table-cell table:formula="of:=[.$C$1]/[.J195]*2*PI()" office:value-type="float" office:value="3.40967522669612" calcext:value-type="float">
            <text:p>3.4096752267</text:p>
          </table:table-cell>
          <table:table-cell table:formula="of:=COMPLEX(0;TAN([.K195]))" office:value-type="string" office:string-value="0.27469493587877i" calcext:value-type="string">
            <text:p>0.27469493587877i</text:p>
          </table:table-cell>
          <table:table-cell table:formula="of:=IMPRODUCT(IMDIV(IMSUB([.I195];[.$C$2]); IMSUM([.I195]; [.$C$2])); 1-[.$F$1])" office:value-type="string" office:string-value="-0.765404889198725-0.580236978737724i" calcext:value-type="string">
            <text:p>-0.765404889198725-0.580236978737724i</text:p>
          </table:table-cell>
          <table:table-cell table:formula="of:=IMDIV(IMSUM(1;[.M195]);IMSUB(1;[.M195]))" office:value-type="string" office:string-value="0.0224364361744902-0.336044967535189i" calcext:value-type="string">
            <text:p>0.0224364361744902-0.336044967535189i</text:p>
          </table:table-cell>
          <table:table-cell table:formula="of:=IMSUM([.N195];[.L195])" office:value-type="string" office:string-value="0.0224364361744902-0.0613500316564191i" calcext:value-type="string">
            <text:p>0.0224364361744902-0.0613500316564191i</text:p>
          </table:table-cell>
          <table:table-cell table:formula="of:=IMSUM(1;IMPRODUCT([.L195];[.N195]))" office:value-type="string" office:string-value="1.09230985080946+0.0061631753962997i" calcext:value-type="string">
            <text:p>1.09230985080946+0.0061631753962997i</text:p>
          </table:table-cell>
          <table:table-cell table:formula="of:=IMPRODUCT([.$C$2];[.O195];IMDIV(1;[.P195]))" office:value-type="string" office:string-value="1.01114054942119-2.81397573875173i" calcext:value-type="string">
            <text:p>1.01114054942119-2.81397573875173i</text:p>
          </table:table-cell>
          <table:table-cell table:formula="of:=IMDIV(IMPRODUCT([.Q195];[.$F$10]);IMSUM([.Q195];[.$F$10]))" office:value-type="string" office:string-value="1.01108364465122-2.81390677888477i" calcext:value-type="string">
            <text:p>1.01108364465122-2.81390677888477i</text:p>
          </table:table-cell>
          <table:table-cell table:formula="of:=[.B195]" office:value-type="float" office:value="7400" calcext:value-type="float">
            <text:p>7400</text:p>
          </table:table-cell>
          <table:table-cell table:formula="of:=IMREAL([.R195])" office:value-type="float" office:value="1.01108364465122" calcext:value-type="float">
            <text:p>1.0110836447</text:p>
          </table:table-cell>
          <table:table-cell table:formula="of:=IMAGINARY([.R195])" office:value-type="float" office:value="-2.81390677888477" calcext:value-type="float">
            <text:p>-2.8139067789</text:p>
          </table:table-cell>
          <table:table-cell table:formula="of:=IMABS([.R195])" office:value-type="float" office:value="2.99004372823122" calcext:value-type="float">
            <text:p>2.9900437282</text:p>
          </table:table-cell>
        </table:table-row>
        <table:table-row table:style-name="ro1">
          <table:table-cell/>
          <table:table-cell table:formula="of:=[.B195]+[.$C$11]" office:value-type="float" office:value="7404" calcext:value-type="float">
            <text:p>7404</text:p>
          </table:table-cell>
          <table:table-cell table:formula="of:=COMPLEX([.$C$3]/1000;6.284*[.B196]*[.$C$4]/1000)" office:value-type="string" office:string-value="1.7+197.738628i" calcext:value-type="string">
            <text:p>1.7+197.738628i</text:p>
          </table:table-cell>
          <table:table-cell table:formula="of:=COMPLEX(0;-1/6.284/[.B196]/[.$C$5]*1000000000)" office:value-type="string" office:string-value="-195.391077743109i" calcext:value-type="string">
            <text:p>-195.391077743109i</text:p>
          </table:table-cell>
          <table:table-cell table:formula="of:=IMSUM([.C196];[.D196])" office:value-type="string" office:string-value="1.7+2.347550256891i" calcext:value-type="string">
            <text:p>1.7+2.347550256891i</text:p>
          </table:table-cell>
          <table:table-cell table:formula="of:=IMDIV(1;[.E196])" office:value-type="string" office:string-value="0.202357049951059-0.279437261527244i" calcext:value-type="string">
            <text:p>0.202357049951059-0.279437261527244i</text:p>
          </table:table-cell>
          <table:table-cell table:formula="of:=COMPLEX(0;-1/6.284/[.B196]/[.$C$6]*1000)" office:value-type="string" office:string-value="-0.102347707389247i" calcext:value-type="string">
            <text:p>-0.102347707389247i</text:p>
          </table:table-cell>
          <table:table-cell table:formula="of:=COMPLEX(0;-1000000000/6.284/[.$F$12]/[.B196]+6.284*[.F$14]*[.B196]*0.001)" office:value-type="string" office:string-value="-18.701414391742i" calcext:value-type="string">
            <text:p>-18.701414391742i</text:p>
          </table:table-cell>
          <table:table-cell table:formula="of:=IMSUM(IMDIV(1;IMSUM([.F196];[.G196]));[.H196])" office:value-type="string" office:string-value="1.08381483501575-16.6565920680434i" calcext:value-type="string">
            <text:p>1.08381483501575-16.6565920680434i</text:p>
          </table:table-cell>
          <table:table-cell table:formula="of:=300000/[.B196]" office:value-type="float" office:value="40.5186385737439" calcext:value-type="float">
            <text:p>40.5186385737</text:p>
          </table:table-cell>
          <table:table-cell table:formula="of:=[.$C$1]/[.J196]*2*PI()" office:value-type="float" office:value="3.41151829438623" calcext:value-type="float">
            <text:p>3.4115182944</text:p>
          </table:table-cell>
          <table:table-cell table:formula="of:=COMPLEX(0;TAN([.K196]))" office:value-type="string" office:string-value="0.276678082770684i" calcext:value-type="string">
            <text:p>0.276678082770684i</text:p>
          </table:table-cell>
          <table:table-cell table:formula="of:=IMPRODUCT(IMDIV(IMSUB([.I196];[.$C$2]); IMSUM([.I196]; [.$C$2])); 1-[.$F$1])" office:value-type="string" office:string-value="-0.769443946334234-0.576951938623734i" calcext:value-type="string">
            <text:p>-0.769443946334234-0.576951938623734i</text:p>
          </table:table-cell>
          <table:table-cell table:formula="of:=IMDIV(IMSUM(1;[.M196]);IMSUB(1;[.M196]))" office:value-type="string" office:string-value="0.0216762967003158-0.333131841360869i" calcext:value-type="string">
            <text:p>0.0216762967003158-0.333131841360869i</text:p>
          </table:table-cell>
          <table:table-cell table:formula="of:=IMSUM([.N196];[.L196])" office:value-type="string" office:string-value="0.0216762967003158-0.056453758590185i" calcext:value-type="string">
            <text:p>0.0216762967003158-0.056453758590185i</text:p>
          </table:table-cell>
          <table:table-cell table:formula="of:=IMSUM(1;IMPRODUCT([.L196];[.N196]))" office:value-type="string" office:string-value="1.09217027917759+0.00599735621261188i" calcext:value-type="string">
            <text:p>1.09217027917759+0.00599735621261188i</text:p>
          </table:table-cell>
          <table:table-cell table:formula="of:=IMPRODUCT([.$C$2];[.O196];IMDIV(1;[.P196]))" office:value-type="string" office:string-value="0.978128245506481-2.58984717579853i" calcext:value-type="string">
            <text:p>0.978128245506481-2.58984717579853i</text:p>
          </table:table-cell>
          <table:table-cell table:formula="of:=IMDIV(IMPRODUCT([.Q196];[.$F$10]);IMSUM([.Q196];[.$F$10]))" office:value-type="string" office:string-value="0.97807758282093-2.58978967048193i" calcext:value-type="string">
            <text:p>0.97807758282093-2.58978967048193i</text:p>
          </table:table-cell>
          <table:table-cell table:formula="of:=[.B196]" office:value-type="float" office:value="7404" calcext:value-type="float">
            <text:p>7404</text:p>
          </table:table-cell>
          <table:table-cell table:formula="of:=IMREAL([.R196])" office:value-type="float" office:value="0.97807758282093" calcext:value-type="float">
            <text:p>0.9780775828</text:p>
          </table:table-cell>
          <table:table-cell table:formula="of:=IMAGINARY([.R196])" office:value-type="float" office:value="-2.58978967048193" calcext:value-type="float">
            <text:p>-2.5897896705</text:p>
          </table:table-cell>
          <table:table-cell table:formula="of:=IMABS([.R196])" office:value-type="float" office:value="2.76832915227791" calcext:value-type="float">
            <text:p>2.7683291523</text:p>
          </table:table-cell>
        </table:table-row>
        <table:table-row table:style-name="ro1">
          <table:table-cell/>
          <table:table-cell table:formula="of:=[.B196]+[.$C$11]" office:value-type="float" office:value="7408" calcext:value-type="float">
            <text:p>7408</text:p>
          </table:table-cell>
          <table:table-cell table:formula="of:=COMPLEX([.$C$3]/1000;6.284*[.B197]*[.$C$4]/1000)" office:value-type="string" office:string-value="1.7+197.845456i" calcext:value-type="string">
            <text:p>1.7+197.845456i</text:p>
          </table:table-cell>
          <table:table-cell table:formula="of:=COMPLEX(0;-1/6.284/[.B197]/[.$C$5]*1000000000)" office:value-type="string" office:string-value="-195.285575001347i" calcext:value-type="string">
            <text:p>-195.285575001347i</text:p>
          </table:table-cell>
          <table:table-cell table:formula="of:=IMSUM([.C197];[.D197])" office:value-type="string" office:string-value="1.7+2.559880998653i" calcext:value-type="string">
            <text:p>1.7+2.559880998653i</text:p>
          </table:table-cell>
          <table:table-cell table:formula="of:=IMDIV(1;[.E197])" office:value-type="string" office:string-value="0.180027710404459-0.271087950056106i" calcext:value-type="string">
            <text:p>0.180027710404459-0.271087950056106i</text:p>
          </table:table-cell>
          <table:table-cell table:formula="of:=COMPLEX(0;-1/6.284/[.B197]/[.$C$6]*1000)" office:value-type="string" office:string-value="-0.102292444048324i" calcext:value-type="string">
            <text:p>-0.102292444048324i</text:p>
          </table:table-cell>
          <table:table-cell table:formula="of:=COMPLEX(0;-1000000000/6.284/[.$F$12]/[.B197]+6.284*[.F$14]*[.B197]*0.001)" office:value-type="string" office:string-value="-18.6883009301481i" calcext:value-type="string">
            <text:p>-18.6883009301481i</text:p>
          </table:table-cell>
          <table:table-cell table:formula="of:=IMSUM(IMDIV(1;IMSUM([.F197];[.G197]));[.H197])" office:value-type="string" office:string-value="1.04775158269297-16.5152471375373i" calcext:value-type="string">
            <text:p>1.04775158269297-16.5152471375373i</text:p>
          </table:table-cell>
          <table:table-cell table:formula="of:=300000/[.B197]" office:value-type="float" office:value="40.4967602591793" calcext:value-type="float">
            <text:p>40.4967602592</text:p>
          </table:table-cell>
          <table:table-cell table:formula="of:=[.$C$1]/[.J197]*2*PI()" office:value-type="float" office:value="3.41336136207633" calcext:value-type="float">
            <text:p>3.4133613621</text:p>
          </table:table-cell>
          <table:table-cell table:formula="of:=COMPLEX(0;TAN([.K197]))" office:value-type="string" office:string-value="0.278663253254504i" calcext:value-type="string">
            <text:p>0.278663253254504i</text:p>
          </table:table-cell>
          <table:table-cell table:formula="of:=IMPRODUCT(IMDIV(IMSUB([.I197];[.$C$2]); IMSUM([.I197]; [.$C$2])); 1-[.$F$1])" office:value-type="string" office:string-value="-0.773337201035123-0.573719727613098i" calcext:value-type="string">
            <text:p>-0.773337201035123-0.573719727613098i</text:p>
          </table:table-cell>
          <table:table-cell table:formula="of:=IMDIV(IMSUM(1;[.M197]);IMSUB(1;[.M197]))" office:value-type="string" office:string-value="0.0209550316538601-0.330304942750747i" calcext:value-type="string">
            <text:p>0.0209550316538601-0.330304942750747i</text:p>
          </table:table-cell>
          <table:table-cell table:formula="of:=IMSUM([.N197];[.L197])" office:value-type="string" office:string-value="0.0209550316538601-0.0516416894962431i" calcext:value-type="string">
            <text:p>0.0209550316538601-0.0516416894962431i</text:p>
          </table:table-cell>
          <table:table-cell table:formula="of:=IMSUM(1;IMPRODUCT([.L197];[.N197]))" office:value-type="string" office:string-value="1.09204384991297+0.00583939729271577i" calcext:value-type="string">
            <text:p>1.09204384991297+0.00583939729271577i</text:p>
          </table:table-cell>
          <table:table-cell table:formula="of:=IMPRODUCT([.$C$2];[.O197];IMDIV(1;[.P197]))" office:value-type="string" office:string-value="0.946770635557323-2.36951386604528i" calcext:value-type="string">
            <text:p>0.946770635557323-2.36951386604528i</text:p>
          </table:table-cell>
          <table:table-cell table:formula="of:=IMDIV(IMPRODUCT([.Q197];[.$F$10]);IMSUM([.Q197];[.$F$10]))" office:value-type="string" office:string-value="0.946725768895505-2.36946668405341i" calcext:value-type="string">
            <text:p>0.946725768895505-2.36946668405341i</text:p>
          </table:table-cell>
          <table:table-cell table:formula="of:=[.B197]" office:value-type="float" office:value="7408" calcext:value-type="float">
            <text:p>7408</text:p>
          </table:table-cell>
          <table:table-cell table:formula="of:=IMREAL([.R197])" office:value-type="float" office:value="0.946725768895505" calcext:value-type="float">
            <text:p>0.9467257689</text:p>
          </table:table-cell>
          <table:table-cell table:formula="of:=IMAGINARY([.R197])" office:value-type="float" office:value="-2.36946668405341" calcext:value-type="float">
            <text:p>-2.3694666841</text:p>
          </table:table-cell>
          <table:table-cell table:formula="of:=IMABS([.R197])" office:value-type="float" office:value="2.55159989973543" calcext:value-type="float">
            <text:p>2.5515998997</text:p>
          </table:table-cell>
        </table:table-row>
        <table:table-row table:style-name="ro1">
          <table:table-cell/>
          <table:table-cell table:formula="of:=[.B197]+[.$C$11]" office:value-type="float" office:value="7412" calcext:value-type="float">
            <text:p>7412</text:p>
          </table:table-cell>
          <table:table-cell table:formula="of:=COMPLEX([.$C$3]/1000;6.284*[.B198]*[.$C$4]/1000)" office:value-type="string" office:string-value="1.7+197.952284i" calcext:value-type="string">
            <text:p>1.7+197.952284i</text:p>
          </table:table-cell>
          <table:table-cell table:formula="of:=COMPLEX(0;-1/6.284/[.B198]/[.$C$5]*1000000000)" office:value-type="string" office:string-value="-195.180186131945i" calcext:value-type="string">
            <text:p>-195.180186131945i</text:p>
          </table:table-cell>
          <table:table-cell table:formula="of:=IMSUM([.C198];[.D198])" office:value-type="string" office:string-value="1.7+2.772097868055i" calcext:value-type="string">
            <text:p>1.7+2.772097868055i</text:p>
          </table:table-cell>
          <table:table-cell table:formula="of:=IMDIV(1;[.E198])" office:value-type="string" office:string-value="0.160763698073781-0.262148649818216i" calcext:value-type="string">
            <text:p>0.160763698073781-0.262148649818216i</text:p>
          </table:table-cell>
          <table:table-cell table:formula="of:=COMPLEX(0;-1/6.284/[.B198]/[.$C$6]*1000)" office:value-type="string" office:string-value="-0.102237240354828i" calcext:value-type="string">
            <text:p>-0.102237240354828i</text:p>
          </table:table-cell>
          <table:table-cell table:formula="of:=COMPLEX(0;-1000000000/6.284/[.$F$12]/[.B198]+6.284*[.F$14]*[.B198]*0.001)" office:value-type="string" office:string-value="-18.675199994514i" calcext:value-type="string">
            <text:p>-18.675199994514i</text:p>
          </table:table-cell>
          <table:table-cell table:formula="of:=IMSUM(IMDIV(1;IMSUM([.F198];[.G198]));[.H198])" office:value-type="string" office:string-value="1.01350161963587-16.3780042078548i" calcext:value-type="string">
            <text:p>1.01350161963587-16.3780042078548i</text:p>
          </table:table-cell>
          <table:table-cell table:formula="of:=300000/[.B198]" office:value-type="float" office:value="40.4749055585537" calcext:value-type="float">
            <text:p>40.4749055586</text:p>
          </table:table-cell>
          <table:table-cell table:formula="of:=[.$C$1]/[.J198]*2*PI()" office:value-type="float" office:value="3.41520442976644" calcext:value-type="float">
            <text:p>3.4152044298</text:p>
          </table:table-cell>
          <table:table-cell table:formula="of:=COMPLEX(0;TAN([.K198]))" office:value-type="string" office:string-value="0.280650463936688i" calcext:value-type="string">
            <text:p>0.280650463936688i</text:p>
          </table:table-cell>
          <table:table-cell table:formula="of:=IMPRODUCT(IMDIV(IMSUB([.I198];[.$C$2]); IMSUM([.I198]; [.$C$2])); 1-[.$F$1])" office:value-type="string" office:string-value="-0.77709227065957-0.570539636812652i" calcext:value-type="string">
            <text:p>-0.77709227065957-0.570539636812652i</text:p>
          </table:table-cell>
          <table:table-cell table:formula="of:=IMDIV(IMSUM(1;[.M198]);IMSUB(1;[.M198]))" office:value-type="string" office:string-value="0.0202700323927182-0.327560084157096i" calcext:value-type="string">
            <text:p>0.0202700323927182-0.327560084157096i</text:p>
          </table:table-cell>
          <table:table-cell table:formula="of:=IMSUM([.N198];[.L198])" office:value-type="string" office:string-value="0.0202700323927182-0.046909620220408i" calcext:value-type="string">
            <text:p>0.0202700323927182-0.046909620220408i</text:p>
          </table:table-cell>
          <table:table-cell table:formula="of:=IMSUM(1;IMPRODUCT([.L198];[.N198]))" office:value-type="string" office:string-value="1.09192988958583+0.00568879399502806i" calcext:value-type="string">
            <text:p>1.09192988958583+0.00568879399502806i</text:p>
          </table:table-cell>
          <table:table-cell table:formula="of:=IMPRODUCT([.$C$2];[.O198];IMDIV(1;[.P198]))" office:value-type="string" office:string-value="0.916958901612638-2.1527915150351i" calcext:value-type="string">
            <text:p>0.916958901612638-2.1527915150351i</text:p>
          </table:table-cell>
          <table:table-cell table:formula="of:=IMDIV(IMPRODUCT([.Q198];[.$F$10]);IMSUM([.Q198];[.$F$10]))" office:value-type="string" office:string-value="0.916919421988762-2.15275357813362i" calcext:value-type="string">
            <text:p>0.916919421988762-2.15275357813362i</text:p>
          </table:table-cell>
          <table:table-cell table:formula="of:=[.B198]" office:value-type="float" office:value="7412" calcext:value-type="float">
            <text:p>7412</text:p>
          </table:table-cell>
          <table:table-cell table:formula="of:=IMREAL([.R198])" office:value-type="float" office:value="0.916919421988762" calcext:value-type="float">
            <text:p>0.916919422</text:p>
          </table:table-cell>
          <table:table-cell table:formula="of:=IMAGINARY([.R198])" office:value-type="float" office:value="-2.15275357813362" calcext:value-type="float">
            <text:p>-2.1527535781</text:p>
          </table:table-cell>
          <table:table-cell table:formula="of:=IMABS([.R198])" office:value-type="float" office:value="2.33989085099868" calcext:value-type="float">
            <text:p>2.339890851</text:p>
          </table:table-cell>
        </table:table-row>
        <table:table-row table:style-name="ro1">
          <table:table-cell/>
          <table:table-cell table:formula="of:=[.B198]+[.$C$11]" office:value-type="float" office:value="7416" calcext:value-type="float">
            <text:p>7416</text:p>
          </table:table-cell>
          <table:table-cell table:formula="of:=COMPLEX([.$C$3]/1000;6.284*[.B199]*[.$C$4]/1000)" office:value-type="string" office:string-value="1.7+198.059112i" calcext:value-type="string">
            <text:p>1.7+198.059112i</text:p>
          </table:table-cell>
          <table:table-cell table:formula="of:=COMPLEX(0;-1/6.284/[.B199]/[.$C$5]*1000000000)" office:value-type="string" office:string-value="-195.074910950644i" calcext:value-type="string">
            <text:p>-195.074910950644i</text:p>
          </table:table-cell>
          <table:table-cell table:formula="of:=IMSUM([.C199];[.D199])" office:value-type="string" office:string-value="1.7+2.98420104935599i" calcext:value-type="string">
            <text:p>1.7+2.98420104935599i</text:p>
          </table:table-cell>
          <table:table-cell table:formula="of:=IMDIV(1;[.E199])" office:value-type="string" office:string-value="0.144123297478556-0.252995820924796i" calcext:value-type="string">
            <text:p>0.144123297478556-0.252995820924796i</text:p>
          </table:table-cell>
          <table:table-cell table:formula="of:=COMPLEX(0;-1/6.284/[.B199]/[.$C$6]*1000)" office:value-type="string" office:string-value="-0.102182096212242i" calcext:value-type="string">
            <text:p>-0.102182096212242i</text:p>
          </table:table-cell>
          <table:table-cell table:formula="of:=COMPLEX(0;-1000000000/6.284/[.$F$12]/[.B199]+6.284*[.F$14]*[.B199]*0.001)" office:value-type="string" office:string-value="-18.6621115645708i" calcext:value-type="string">
            <text:p>-18.6621115645708i</text:p>
          </table:table-cell>
          <table:table-cell table:formula="of:=IMSUM(IMDIV(1;IMSUM([.F199];[.G199]));[.H199])" office:value-type="string" office:string-value="0.98094523968488-16.2446669657293i" calcext:value-type="string">
            <text:p>0.98094523968488-16.2446669657293i</text:p>
          </table:table-cell>
          <table:table-cell table:formula="of:=300000/[.B199]" office:value-type="float" office:value="40.453074433657" calcext:value-type="float">
            <text:p>40.4530744337</text:p>
          </table:table-cell>
          <table:table-cell table:formula="of:=[.$C$1]/[.J199]*2*PI()" office:value-type="float" office:value="3.41704749745655" calcext:value-type="float">
            <text:p>3.4170474975</text:p>
          </table:table-cell>
          <table:table-cell table:formula="of:=COMPLEX(0;TAN([.K199]))" office:value-type="string" office:string-value="0.28263973148559i" calcext:value-type="string">
            <text:p>0.28263973148559i</text:p>
          </table:table-cell>
          <table:table-cell table:formula="of:=IMPRODUCT(IMDIV(IMSUB([.I199];[.$C$2]); IMSUM([.I199]; [.$C$2])); 1-[.$F$1])" office:value-type="string" office:string-value="-0.780716281544163-0.567410879067404i" calcext:value-type="string">
            <text:p>-0.780716281544163-0.567410879067404i</text:p>
          </table:table-cell>
          <table:table-cell table:formula="of:=IMDIV(IMSUM(1;[.M199]);IMSUB(1;[.M199]))" office:value-type="string" office:string-value="0.0196189047936981-0.324893339314587i" calcext:value-type="string">
            <text:p>0.0196189047936981-0.324893339314587i</text:p>
          </table:table-cell>
          <table:table-cell table:formula="of:=IMSUM([.N199];[.L199])" office:value-type="string" office:string-value="0.0196189047936981-0.0422536078289971i" calcext:value-type="string">
            <text:p>0.0196189047936981-0.0422536078289971i</text:p>
          </table:table-cell>
          <table:table-cell table:formula="of:=IMSUM(1;IMPRODUCT([.L199];[.N199]))" office:value-type="string" office:string-value="1.09182776618533+0.00554508198293219i" calcext:value-type="string">
            <text:p>1.09182776618533+0.00554508198293219i</text:p>
          </table:table-cell>
          <table:table-cell table:formula="of:=IMPRODUCT([.$C$2];[.O199];IMDIV(1;[.P199]))" office:value-type="string" office:string-value="0.888593003233415-1.93950710733509i" calcext:value-type="string">
            <text:p>0.888593003233415-1.93950710733509i</text:p>
          </table:table-cell>
          <table:table-cell table:formula="of:=IMDIV(IMPRODUCT([.Q199];[.$F$10]);IMSUM([.Q199];[.$F$10]))" office:value-type="string" office:string-value="0.88855853517244-1.93947738640511i" calcext:value-type="string">
            <text:p>0.88855853517244-1.93947738640511i</text:p>
          </table:table-cell>
          <table:table-cell table:formula="of:=[.B199]" office:value-type="float" office:value="7416" calcext:value-type="float">
            <text:p>7416</text:p>
          </table:table-cell>
          <table:table-cell table:formula="of:=IMREAL([.R199])" office:value-type="float" office:value="0.88855853517244" calcext:value-type="float">
            <text:p>0.8885585352</text:p>
          </table:table-cell>
          <table:table-cell table:formula="of:=IMAGINARY([.R199])" office:value-type="float" office:value="-1.93947738640511" calcext:value-type="float">
            <text:p>-1.9394773864</text:p>
          </table:table-cell>
          <table:table-cell table:formula="of:=IMABS([.R199])" office:value-type="float" office:value="2.13333279232392" calcext:value-type="float">
            <text:p>2.1333327923</text:p>
          </table:table-cell>
        </table:table-row>
        <table:table-row table:style-name="ro1">
          <table:table-cell/>
          <table:table-cell table:formula="of:=[.B199]+[.$C$11]" office:value-type="float" office:value="7420" calcext:value-type="float">
            <text:p>7420</text:p>
          </table:table-cell>
          <table:table-cell table:formula="of:=COMPLEX([.$C$3]/1000;6.284*[.B200]*[.$C$4]/1000)" office:value-type="string" office:string-value="1.7+198.16594i" calcext:value-type="string">
            <text:p>1.7+198.16594i</text:p>
          </table:table-cell>
          <table:table-cell table:formula="of:=COMPLEX(0;-1/6.284/[.B200]/[.$C$5]*1000000000)" office:value-type="string" office:string-value="-194.969749273582i" calcext:value-type="string">
            <text:p>-194.969749273582i</text:p>
          </table:table-cell>
          <table:table-cell table:formula="of:=IMSUM([.C200];[.D200])" office:value-type="string" office:string-value="1.7+3.196190726418i" calcext:value-type="string">
            <text:p>1.7+3.196190726418i</text:p>
          </table:table-cell>
          <table:table-cell table:formula="of:=IMDIV(1;[.E200])" office:value-type="string" office:string-value="0.129715193448636-0.243879116691792i" calcext:value-type="string">
            <text:p>0.129715193448636-0.243879116691792i</text:p>
          </table:table-cell>
          <table:table-cell table:formula="of:=COMPLEX(0;-1/6.284/[.B200]/[.$C$6]*1000)" office:value-type="string" office:string-value="-0.102127011524257i" calcext:value-type="string">
            <text:p>-0.102127011524257i</text:p>
          </table:table-cell>
          <table:table-cell table:formula="of:=COMPLEX(0;-1000000000/6.284/[.$F$12]/[.B200]+6.284*[.F$14]*[.B200]*0.001)" office:value-type="string" office:string-value="-18.649035620094i" calcext:value-type="string">
            <text:p>-18.649035620094i</text:p>
          </table:table-cell>
          <table:table-cell table:formula="of:=IMSUM(IMDIV(1;IMSUM([.F200];[.G200]));[.H200])" office:value-type="string" office:string-value="0.949972426071703-16.115051186056i" calcext:value-type="string">
            <text:p>0.949972426071703-16.115051186056i</text:p>
          </table:table-cell>
          <table:table-cell table:formula="of:=300000/[.B200]" office:value-type="float" office:value="40.4312668463612" calcext:value-type="float">
            <text:p>40.4312668464</text:p>
          </table:table-cell>
          <table:table-cell table:formula="of:=[.$C$1]/[.J200]*2*PI()" office:value-type="float" office:value="3.41889056514665" calcext:value-type="float">
            <text:p>3.4188905651</text:p>
          </table:table-cell>
          <table:table-cell table:formula="of:=COMPLEX(0;TAN([.K200]))" office:value-type="string" office:string-value="0.28463107263207i" calcext:value-type="string">
            <text:p>0.28463107263207i</text:p>
          </table:table-cell>
          <table:table-cell table:formula="of:=IMPRODUCT(IMDIV(IMSUB([.I200];[.$C$2]); IMSUM([.I200]; [.$C$2])); 1-[.$F$1])" office:value-type="string" office:string-value="-0.78421590555952-0.564332604630691i" calcext:value-type="string">
            <text:p>-0.78421590555952-0.564332604630691i</text:p>
          </table:table-cell>
          <table:table-cell table:formula="of:=IMDIV(IMSUM(1;[.M200]);IMSUB(1;[.M200]))" office:value-type="string" office:string-value="0.0189994485214342-0.32230102372112i" calcext:value-type="string">
            <text:p>0.0189994485214342-0.32230102372112i</text:p>
          </table:table-cell>
          <table:table-cell table:formula="of:=IMSUM([.N200];[.L200])" office:value-type="string" office:string-value="0.0189994485214342-0.03766995108905i" calcext:value-type="string">
            <text:p>0.0189994485214342-0.03766995108905i</text:p>
          </table:table-cell>
          <table:table-cell table:formula="of:=IMSUM(1;IMPRODUCT([.L200];[.N200]))" office:value-type="string" office:string-value="1.09173688609216+0.00540783341207361i" calcext:value-type="string">
            <text:p>1.09173688609216+0.00540783341207361i</text:p>
          </table:table-cell>
          <table:table-cell table:formula="of:=IMPRODUCT([.$C$2];[.O200];IMDIV(1;[.P200]))" office:value-type="string" office:string-value="0.861580844791508-1.7294980724621i" calcext:value-type="string">
            <text:p>0.861580844791508-1.7294980724621i</text:p>
          </table:table-cell>
          <table:table-cell table:formula="of:=IMDIV(IMPRODUCT([.Q200];[.$F$10]);IMSUM([.Q200];[.$F$10]))" office:value-type="string" office:string-value="0.861551043154465-1.7294755839491i" calcext:value-type="string">
            <text:p>0.861551043154465-1.7294755839491i</text:p>
          </table:table-cell>
          <table:table-cell table:formula="of:=[.B200]" office:value-type="float" office:value="7420" calcext:value-type="float">
            <text:p>7420</text:p>
          </table:table-cell>
          <table:table-cell table:formula="of:=IMREAL([.R200])" office:value-type="float" office:value="0.861551043154465" calcext:value-type="float">
            <text:p>0.8615510432</text:p>
          </table:table-cell>
          <table:table-cell table:formula="of:=IMAGINARY([.R200])" office:value-type="float" office:value="-1.7294755839491" calcext:value-type="float">
            <text:p>-1.7294755839</text:p>
          </table:table-cell>
          <table:table-cell table:formula="of:=IMABS([.R200])" office:value-type="float" office:value="1.93218943052606" calcext:value-type="float">
            <text:p>1.9321894305</text:p>
          </table:table-cell>
        </table:table-row>
        <table:table-row table:style-name="ro1">
          <table:table-cell/>
          <table:table-cell table:formula="of:=[.B200]+[.$C$11]" office:value-type="float" office:value="7424" calcext:value-type="float">
            <text:p>7424</text:p>
          </table:table-cell>
          <table:table-cell table:formula="of:=COMPLEX([.$C$3]/1000;6.284*[.B201]*[.$C$4]/1000)" office:value-type="string" office:string-value="1.7+198.272768i" calcext:value-type="string">
            <text:p>1.7+198.272768i</text:p>
          </table:table-cell>
          <table:table-cell table:formula="of:=COMPLEX(0;-1/6.284/[.B201]/[.$C$5]*1000000000)" office:value-type="string" office:string-value="-194.864700917292i" calcext:value-type="string">
            <text:p>-194.864700917292i</text:p>
          </table:table-cell>
          <table:table-cell table:formula="of:=IMSUM([.C201];[.D201])" office:value-type="string" office:string-value="1.7+3.40806708270802i" calcext:value-type="string">
            <text:p>1.7+3.40806708270802i</text:p>
          </table:table-cell>
          <table:table-cell table:formula="of:=IMDIV(1;[.E201])" office:value-type="string" office:string-value="0.117201601569821-0.234959364912216i" calcext:value-type="string">
            <text:p>0.117201601569821-0.234959364912216i</text:p>
          </table:table-cell>
          <table:table-cell table:formula="of:=COMPLEX(0;-1/6.284/[.B201]/[.$C$6]*1000)" office:value-type="string" office:string-value="-0.102071986194772i" calcext:value-type="string">
            <text:p>-0.102071986194772i</text:p>
          </table:table-cell>
          <table:table-cell table:formula="of:=COMPLEX(0;-1000000000/6.284/[.$F$12]/[.B201]+6.284*[.F$14]*[.B201]*0.001)" office:value-type="string" office:string-value="-18.6359721409021i" calcext:value-type="string">
            <text:p>-18.6359721409021i</text:p>
          </table:table-cell>
          <table:table-cell table:formula="of:=IMSUM(IMDIV(1;IMSUM([.F201];[.G201]));[.H201])" office:value-type="string" office:string-value="0.920481929269766-15.9889838392402i" calcext:value-type="string">
            <text:p>0.920481929269766-15.9889838392402i</text:p>
          </table:table-cell>
          <table:table-cell table:formula="of:=300000/[.B201]" office:value-type="float" office:value="40.4094827586207" calcext:value-type="float">
            <text:p>40.4094827586</text:p>
          </table:table-cell>
          <table:table-cell table:formula="of:=[.$C$1]/[.J201]*2*PI()" office:value-type="float" office:value="3.42073363283676" calcext:value-type="float">
            <text:p>3.4207336328</text:p>
          </table:table-cell>
          <table:table-cell table:formula="of:=COMPLEX(0;TAN([.K201]))" office:value-type="string" office:string-value="0.286624504170087i" calcext:value-type="string">
            <text:p>0.286624504170087i</text:p>
          </table:table-cell>
          <table:table-cell table:formula="of:=IMPRODUCT(IMDIV(IMSUB([.I201];[.$C$2]); IMSUM([.I201]; [.$C$2])); 1-[.$F$1])" office:value-type="string" office:string-value="-0.787597393668713-0.561303914565029i" calcext:value-type="string">
            <text:p>-0.787597393668713-0.561303914565029i</text:p>
          </table:table-cell>
          <table:table-cell table:formula="of:=IMDIV(IMSUM(1;[.M201]);IMSUB(1;[.M201]))" office:value-type="string" office:string-value="0.0184096385853958-0.319779676784805i" calcext:value-type="string">
            <text:p>0.0184096385853958-0.319779676784805i</text:p>
          </table:table-cell>
          <table:table-cell table:formula="of:=IMSUM([.N201];[.L201])" office:value-type="string" office:string-value="0.0184096385853958-0.0331551726147181i" calcext:value-type="string">
            <text:p>0.0184096385853958-0.0331551726147181i</text:p>
          </table:table-cell>
          <table:table-cell table:formula="of:=IMSUM(1;IMPRODUCT([.L201];[.N201]))" office:value-type="string" office:string-value="1.09165669130212+0.00527665353148958i" calcext:value-type="string">
            <text:p>1.09165669130212+0.00527665353148958i</text:p>
          </table:table-cell>
          <table:table-cell table:formula="of:=IMPRODUCT([.$C$2];[.O201];IMDIV(1;[.P201]))" office:value-type="string" office:string-value="0.835837533060784-1.5226115215983i" calcext:value-type="string">
            <text:p>0.835837533060784-1.5226115215983i</text:p>
          </table:table-cell>
          <table:table-cell table:formula="of:=IMDIV(IMPRODUCT([.Q201];[.$F$10]);IMSUM([.Q201];[.$F$10]))" office:value-type="string" office:string-value="0.835812080212023-1.52259532425555i" calcext:value-type="string">
            <text:p>0.835812080212023-1.52259532425555i</text:p>
          </table:table-cell>
          <table:table-cell table:formula="of:=[.B201]" office:value-type="float" office:value="7424" calcext:value-type="float">
            <text:p>7424</text:p>
          </table:table-cell>
          <table:table-cell table:formula="of:=IMREAL([.R201])" office:value-type="float" office:value="0.835812080212023" calcext:value-type="float">
            <text:p>0.8358120802</text:p>
          </table:table-cell>
          <table:table-cell table:formula="of:=IMAGINARY([.R201])" office:value-type="float" office:value="-1.52259532425555" calcext:value-type="float">
            <text:p>-1.5225953243</text:p>
          </table:table-cell>
          <table:table-cell table:formula="of:=IMABS([.R201])" office:value-type="float" office:value="1.736916335024" calcext:value-type="float">
            <text:p>1.736916335</text:p>
          </table:table-cell>
        </table:table-row>
        <table:table-row table:style-name="ro1">
          <table:table-cell/>
          <table:table-cell table:formula="of:=[.B201]+[.$C$11]" office:value-type="float" office:value="7428" calcext:value-type="float">
            <text:p>7428</text:p>
          </table:table-cell>
          <table:table-cell table:formula="of:=COMPLEX([.$C$3]/1000;6.284*[.B202]*[.$C$4]/1000)" office:value-type="string" office:string-value="1.7+198.379596i" calcext:value-type="string">
            <text:p>1.7+198.379596i</text:p>
          </table:table-cell>
          <table:table-cell table:formula="of:=COMPLEX(0;-1/6.284/[.B202]/[.$C$5]*1000000000)" office:value-type="string" office:string-value="-194.759765698704i" calcext:value-type="string">
            <text:p>-194.759765698704i</text:p>
          </table:table-cell>
          <table:table-cell table:formula="of:=IMSUM([.C202];[.D202])" office:value-type="string" office:string-value="1.7+3.61983030129599i" calcext:value-type="string">
            <text:p>1.7+3.61983030129599i</text:p>
          </table:table-cell>
          <table:table-cell table:formula="of:=IMDIV(1;[.E202])" office:value-type="string" office:string-value="0.106295365465654-0.226335991058768i" calcext:value-type="string">
            <text:p>0.106295365465654-0.226335991058768i</text:p>
          </table:table-cell>
          <table:table-cell table:formula="of:=COMPLEX(0;-1/6.284/[.B202]/[.$C$6]*1000)" office:value-type="string" office:string-value="-0.102017020127893i" calcext:value-type="string">
            <text:p>-0.102017020127893i</text:p>
          </table:table-cell>
          <table:table-cell table:formula="of:=COMPLEX(0;-1000000000/6.284/[.$F$12]/[.B202]+6.284*[.F$14]*[.B202]*0.001)" office:value-type="string" office:string-value="-18.6229211068575i" calcext:value-type="string">
            <text:p>-18.6229211068575i</text:p>
          </table:table-cell>
          <table:table-cell table:formula="of:=IMSUM(IMDIV(1;IMSUM([.F202];[.G202]));[.H202])" office:value-type="string" office:string-value="0.892380445134526-15.8663022740384i" calcext:value-type="string">
            <text:p>0.892380445134526-15.8663022740384i</text:p>
          </table:table-cell>
          <table:table-cell table:formula="of:=300000/[.B202]" office:value-type="float" office:value="40.3877221324717" calcext:value-type="float">
            <text:p>40.3877221325</text:p>
          </table:table-cell>
          <table:table-cell table:formula="of:=[.$C$1]/[.J202]*2*PI()" office:value-type="float" office:value="3.42257670052686" calcext:value-type="float">
            <text:p>3.4225767005</text:p>
          </table:table-cell>
          <table:table-cell table:formula="of:=COMPLEX(0;TAN([.K202]))" office:value-type="string" office:string-value="0.288620042957314i" calcext:value-type="string">
            <text:p>0.288620042957314i</text:p>
          </table:table-cell>
          <table:table-cell table:formula="of:=IMPRODUCT(IMDIV(IMSUB([.I202];[.$C$2]); IMSUM([.I202]; [.$C$2])); 1-[.$F$1])" office:value-type="string" office:string-value="-0.790866606746203-0.558323872190444i" calcext:value-type="string">
            <text:p>-0.790866606746203-0.558323872190444i</text:p>
          </table:table-cell>
          <table:table-cell table:formula="of:=IMDIV(IMSUM(1;[.M202]);IMSUB(1;[.M202]))" office:value-type="string" office:string-value="0.0178476089026898-0.317326045480769i" calcext:value-type="string">
            <text:p>0.0178476089026898-0.317326045480769i</text:p>
          </table:table-cell>
          <table:table-cell table:formula="of:=IMSUM([.N202];[.L202])" office:value-type="string" office:string-value="0.0178476089026898-0.0287060025234551i" calcext:value-type="string">
            <text:p>0.0178476089026898-0.0287060025234551i</text:p>
          </table:table-cell>
          <table:table-cell table:formula="of:=IMSUM(1;IMPRODUCT([.L202];[.N202]))" office:value-type="string" office:string-value="1.09158665687813+0.00515117764817967i" calcext:value-type="string">
            <text:p>1.09158665687813+0.00515117764817967i</text:p>
          </table:table-cell>
          <table:table-cell table:formula="of:=IMPRODUCT([.$C$2];[.O202];IMDIV(1;[.P202]))" office:value-type="string" office:string-value="0.811284714146194-1.31870354844332i" calcext:value-type="string">
            <text:p>0.811284714146194-1.31870354844332i</text:p>
          </table:table-cell>
          <table:table-cell table:formula="of:=IMDIV(IMPRODUCT([.Q202];[.$F$10]);IMSUM([.Q202];[.$F$10]))" office:value-type="string" office:string-value="0.811263317421448-1.31869274034258i" calcext:value-type="string">
            <text:p>0.811263317421448-1.31869274034258i</text:p>
          </table:table-cell>
          <table:table-cell table:formula="of:=[.B202]" office:value-type="float" office:value="7428" calcext:value-type="float">
            <text:p>7428</text:p>
          </table:table-cell>
          <table:table-cell table:formula="of:=IMREAL([.R202])" office:value-type="float" office:value="0.811263317421448" calcext:value-type="float">
            <text:p>0.8112633174</text:p>
          </table:table-cell>
          <table:table-cell table:formula="of:=IMAGINARY([.R202])" office:value-type="float" office:value="-1.31869274034258" calcext:value-type="float">
            <text:p>-1.3186927403</text:p>
          </table:table-cell>
          <table:table-cell table:formula="of:=IMABS([.R202])" office:value-type="float" office:value="1.54825666916887" calcext:value-type="float">
            <text:p>1.5482566692</text:p>
          </table:table-cell>
        </table:table-row>
        <table:table-row table:style-name="ro1">
          <table:table-cell/>
          <table:table-cell table:formula="of:=[.B202]+[.$C$11]" office:value-type="float" office:value="7432" calcext:value-type="float">
            <text:p>7432</text:p>
          </table:table-cell>
          <table:table-cell table:formula="of:=COMPLEX([.$C$3]/1000;6.284*[.B203]*[.$C$4]/1000)" office:value-type="string" office:string-value="1.7+198.486424i" calcext:value-type="string">
            <text:p>1.7+198.486424i</text:p>
          </table:table-cell>
          <table:table-cell table:formula="of:=COMPLEX(0;-1/6.284/[.B203]/[.$C$5]*1000000000)" office:value-type="string" office:string-value="-194.654943435142i" calcext:value-type="string">
            <text:p>-194.654943435142i</text:p>
          </table:table-cell>
          <table:table-cell table:formula="of:=IMSUM([.C203];[.D203])" office:value-type="string" office:string-value="1.7+3.831480564858i" calcext:value-type="string">
            <text:p>1.7+3.831480564858i</text:p>
          </table:table-cell>
          <table:table-cell table:formula="of:=IMDIV(1;[.E203])" office:value-type="string" office:string-value="0.0967544938989452-0.218066448786165i" calcext:value-type="string">
            <text:p>0.0967544938989452-0.218066448786165i</text:p>
          </table:table-cell>
          <table:table-cell table:formula="of:=COMPLEX(0;-1/6.284/[.B203]/[.$C$6]*1000)" office:value-type="string" office:string-value="-0.101962113227932i" calcext:value-type="string">
            <text:p>-0.101962113227932i</text:p>
          </table:table-cell>
          <table:table-cell table:formula="of:=COMPLEX(0;-1000000000/6.284/[.$F$12]/[.B203]+6.284*[.F$14]*[.B203]*0.001)" office:value-type="string" office:string-value="-18.6098824978656i" calcext:value-type="string">
            <text:p>-18.6098824978656i</text:p>
          </table:table-cell>
          <table:table-cell table:formula="of:=IMSUM(IMDIV(1;IMSUM([.F203];[.G203]));[.H203])" office:value-type="string" office:string-value="0.865581881123459-15.7468534688396i" calcext:value-type="string">
            <text:p>0.865581881123459-15.7468534688396i</text:p>
          </table:table-cell>
          <table:table-cell table:formula="of:=300000/[.B203]" office:value-type="float" office:value="40.3659849300323" calcext:value-type="float">
            <text:p>40.36598493</text:p>
          </table:table-cell>
          <table:table-cell table:formula="of:=[.$C$1]/[.J203]*2*PI()" office:value-type="float" office:value="3.42441976821697" calcext:value-type="float">
            <text:p>3.4244197682</text:p>
          </table:table-cell>
          <table:table-cell table:formula="of:=COMPLEX(0;TAN([.K203]))" office:value-type="string" office:string-value="0.290617705915744i" calcext:value-type="string">
            <text:p>0.290617705915744i</text:p>
          </table:table-cell>
          <table:table-cell table:formula="of:=IMPRODUCT(IMDIV(IMSUB([.I203];[.$C$2]); IMSUM([.I203]; [.$C$2])); 1-[.$F$1])" office:value-type="string" office:string-value="-0.794029043893687-0.555391512851643i" calcext:value-type="string">
            <text:p>-0.794029043893687-0.555391512851643i</text:p>
          </table:table-cell>
          <table:table-cell table:formula="of:=IMDIV(IMSUM(1;[.M203]);IMSUB(1;[.M203]))" office:value-type="string" office:string-value="0.01731163762247-0.314937069376792i" calcext:value-type="string">
            <text:p>0.01731163762247-0.314937069376792i</text:p>
          </table:table-cell>
          <table:table-cell table:formula="of:=IMSUM([.N203];[.L203])" office:value-type="string" office:string-value="0.01731163762247-0.024319363461048i" calcext:value-type="string">
            <text:p>0.01731163762247-0.024319363461048i</text:p>
          </table:table-cell>
          <table:table-cell table:formula="of:=IMSUM(1;IMPRODUCT([.L203];[.N203]))" office:value-type="string" office:string-value="1.09152628861011+0.00503106841148692i" calcext:value-type="string">
            <text:p>1.09152628861011+0.00503106841148692i</text:p>
          </table:table-cell>
          <table:table-cell table:formula="of:=IMPRODUCT([.$C$2];[.O203];IMDIV(1;[.P203]))" office:value-type="string" office:string-value="0.78784998025279-1.11763858821434i" calcext:value-type="string">
            <text:p>0.78784998025279-1.11763858821434i</text:p>
          </table:table-cell>
          <table:table-cell table:formula="of:=IMDIV(IMPRODUCT([.Q203];[.$F$10]);IMSUM([.Q203];[.$F$10]))" office:value-type="string" office:string-value="0.787832369692226-1.11763230399877i" calcext:value-type="string">
            <text:p>0.787832369692226-1.11763230399877i</text:p>
          </table:table-cell>
          <table:table-cell table:formula="of:=[.B203]" office:value-type="float" office:value="7432" calcext:value-type="float">
            <text:p>7432</text:p>
          </table:table-cell>
          <table:table-cell table:formula="of:=IMREAL([.R203])" office:value-type="float" office:value="0.787832369692226" calcext:value-type="float">
            <text:p>0.7878323697</text:p>
          </table:table-cell>
          <table:table-cell table:formula="of:=IMAGINARY([.R203])" office:value-type="float" office:value="-1.11763230399877" calcext:value-type="float">
            <text:p>-1.117632304</text:p>
          </table:table-cell>
          <table:table-cell table:formula="of:=IMABS([.R203])" office:value-type="float" office:value="1.36739965250707" calcext:value-type="float">
            <text:p>1.3673996525</text:p>
          </table:table-cell>
        </table:table-row>
        <table:table-row table:style-name="ro1">
          <table:table-cell/>
          <table:table-cell table:formula="of:=[.B203]+[.$C$11]" office:value-type="float" office:value="7436" calcext:value-type="float">
            <text:p>7436</text:p>
          </table:table-cell>
          <table:table-cell table:formula="of:=COMPLEX([.$C$3]/1000;6.284*[.B204]*[.$C$4]/1000)" office:value-type="string" office:string-value="1.7+198.593252i" calcext:value-type="string">
            <text:p>1.7+198.593252i</text:p>
          </table:table-cell>
          <table:table-cell table:formula="of:=COMPLEX(0;-1/6.284/[.B204]/[.$C$5]*1000000000)" office:value-type="string" office:string-value="-194.550233944322i" calcext:value-type="string">
            <text:p>-194.550233944322i</text:p>
          </table:table-cell>
          <table:table-cell table:formula="of:=IMSUM([.C204];[.D204])" office:value-type="string" office:string-value="1.7+4.043018055678i" calcext:value-type="string">
            <text:p>1.7+4.043018055678i</text:p>
          </table:table-cell>
          <table:table-cell table:formula="of:=IMDIV(1;[.E204])" office:value-type="string" office:string-value="0.0883759847166303-0.210179824645682i" calcext:value-type="string">
            <text:p>0.0883759847166303-0.210179824645682i</text:p>
          </table:table-cell>
          <table:table-cell table:formula="of:=COMPLEX(0;-1/6.284/[.B204]/[.$C$6]*1000)" office:value-type="string" office:string-value="-0.101907265399407i" calcext:value-type="string">
            <text:p>-0.101907265399407i</text:p>
          </table:table-cell>
          <table:table-cell table:formula="of:=COMPLEX(0;-1000000000/6.284/[.$F$12]/[.B204]+6.284*[.F$14]*[.B204]*0.001)" office:value-type="string" office:string-value="-18.5968562938754i" calcext:value-type="string">
            <text:p>-18.5968562938754i</text:p>
          </table:table-cell>
          <table:table-cell table:formula="of:=IMSUM(IMDIV(1;IMSUM([.F204];[.G204]));[.H204])" office:value-type="string" office:string-value="0.840006700025766-15.6304933450495i" calcext:value-type="string">
            <text:p>0.840006700025766-15.6304933450495i</text:p>
          </table:table-cell>
          <table:table-cell table:formula="of:=300000/[.B204]" office:value-type="float" office:value="40.3442711135019" calcext:value-type="float">
            <text:p>40.3442711135</text:p>
          </table:table-cell>
          <table:table-cell table:formula="of:=[.$C$1]/[.J204]*2*PI()" office:value-type="float" office:value="3.42626283590708" calcext:value-type="float">
            <text:p>3.4262628359</text:p>
          </table:table-cell>
          <table:table-cell table:formula="of:=COMPLEX(0;TAN([.K204]))" office:value-type="string" office:string-value="0.292617510032307i" calcext:value-type="string">
            <text:p>0.292617510032307i</text:p>
          </table:table-cell>
          <table:table-cell table:formula="of:=IMPRODUCT(IMDIV(IMSUB([.I204];[.$C$2]); IMSUM([.I204]; [.$C$2])); 1-[.$F$1])" office:value-type="string" office:string-value="-0.797089868468777-0.552505852237483i" calcext:value-type="string">
            <text:p>-0.797089868468777-0.552505852237483i</text:p>
          </table:table-cell>
          <table:table-cell table:formula="of:=IMDIV(IMSUM(1;[.M204]);IMSUB(1;[.M204]))" office:value-type="string" office:string-value="0.0168001340005162-0.31260986690099i" calcext:value-type="string">
            <text:p>0.0168001340005162-0.31260986690099i</text:p>
          </table:table-cell>
          <table:table-cell table:formula="of:=IMSUM([.N204];[.L204])" office:value-type="string" office:string-value="0.0168001340005162-0.0199923568686831i" calcext:value-type="string">
            <text:p>0.0168001340005162-0.0199923568686831i</text:p>
          </table:table-cell>
          <table:table-cell table:formula="of:=IMSUM(1;IMPRODUCT([.L204];[.N204]))" office:value-type="string" office:string-value="1.0914751208641+0.00491601337944015i" calcext:value-type="string">
            <text:p>1.0914751208641+0.00491601337944015i</text:p>
          </table:table-cell>
          <table:table-cell table:formula="of:=IMPRODUCT([.$C$2];[.O204];IMDIV(1;[.P204]))" office:value-type="string" office:string-value="0.765466338050291-0.919288829413871i" calcext:value-type="string">
            <text:p>0.765466338050291-0.919288829413871i</text:p>
          </table:table-cell>
          <table:table-cell table:formula="of:=IMDIV(IMPRODUCT([.Q204];[.$F$10]);IMSUM([.Q204];[.$F$10]))" office:value-type="string" office:string-value="0.765452264365692-0.919286237771678i" calcext:value-type="string">
            <text:p>0.765452264365692-0.919286237771678i</text:p>
          </table:table-cell>
          <table:table-cell table:formula="of:=[.B204]" office:value-type="float" office:value="7436" calcext:value-type="float">
            <text:p>7436</text:p>
          </table:table-cell>
          <table:table-cell table:formula="of:=IMREAL([.R204])" office:value-type="float" office:value="0.765452264365692" calcext:value-type="float">
            <text:p>0.7654522644</text:p>
          </table:table-cell>
          <table:table-cell table:formula="of:=IMAGINARY([.R204])" office:value-type="float" office:value="-0.919286237771678" calcext:value-type="float">
            <text:p>-0.9192862378</text:p>
          </table:table-cell>
          <table:table-cell table:formula="of:=IMABS([.R204])" office:value-type="float" office:value="1.19624594293104" calcext:value-type="float">
            <text:p>1.1962459429</text:p>
          </table:table-cell>
        </table:table-row>
        <table:table-row table:style-name="ro1">
          <table:table-cell/>
          <table:table-cell table:formula="of:=[.B204]+[.$C$11]" office:value-type="float" office:value="7440" calcext:value-type="float">
            <text:p>7440</text:p>
          </table:table-cell>
          <table:table-cell table:formula="of:=COMPLEX([.$C$3]/1000;6.284*[.B205]*[.$C$4]/1000)" office:value-type="string" office:string-value="1.7+198.70008i" calcext:value-type="string">
            <text:p>1.7+198.70008i</text:p>
          </table:table-cell>
          <table:table-cell table:formula="of:=COMPLEX(0;-1/6.284/[.B205]/[.$C$5]*1000000000)" office:value-type="string" office:string-value="-194.445637044352i" calcext:value-type="string">
            <text:p>-194.445637044352i</text:p>
          </table:table-cell>
          <table:table-cell table:formula="of:=IMSUM([.C205];[.D205])" office:value-type="string" office:string-value="1.7+4.25444295564802i" calcext:value-type="string">
            <text:p>1.7+4.25444295564802i</text:p>
          </table:table-cell>
          <table:table-cell table:formula="of:=IMDIV(1;[.E205])" office:value-type="string" office:string-value="0.0809898489280493-0.202686289559375i" calcext:value-type="string">
            <text:p>0.0809898489280493-0.202686289559375i</text:p>
          </table:table-cell>
          <table:table-cell table:formula="of:=COMPLEX(0;-1/6.284/[.B205]/[.$C$6]*1000)" office:value-type="string" office:string-value="-0.101852476547041i" calcext:value-type="string">
            <text:p>-0.101852476547041i</text:p>
          </table:table-cell>
          <table:table-cell table:formula="of:=COMPLEX(0;-1000000000/6.284/[.$F$12]/[.B205]+6.284*[.F$14]*[.B205]*0.001)" office:value-type="string" office:string-value="-18.5838424748787i" calcext:value-type="string">
            <text:p>-18.5838424748787i</text:p>
          </table:table-cell>
          <table:table-cell table:formula="of:=IMSUM(IMDIV(1;IMSUM([.F205];[.G205]));[.H205])" office:value-type="string" office:string-value="0.815581332029151-15.5170861368561i" calcext:value-type="string">
            <text:p>0.815581332029151-15.5170861368561i</text:p>
          </table:table-cell>
          <table:table-cell table:formula="of:=300000/[.B205]" office:value-type="float" office:value="40.3225806451613" calcext:value-type="float">
            <text:p>40.3225806452</text:p>
          </table:table-cell>
          <table:table-cell table:formula="of:=[.$C$1]/[.J205]*2*PI()" office:value-type="float" office:value="3.42810590359718" calcext:value-type="float">
            <text:p>3.4281059036</text:p>
          </table:table-cell>
          <table:table-cell table:formula="of:=COMPLEX(0;TAN([.K205]))" office:value-type="string" office:string-value="0.294619472359495i" calcext:value-type="string">
            <text:p>0.294619472359495i</text:p>
          </table:table-cell>
          <table:table-cell table:formula="of:=IMPRODUCT(IMDIV(IMSUB([.I205];[.$C$2]); IMSUM([.I205]; [.$C$2])); 1-[.$F$1])" office:value-type="string" office:string-value="-0.800053932023882-0.549665893452954i" calcext:value-type="string">
            <text:p>-0.800053932023882-0.549665893452954i</text:p>
          </table:table-cell>
          <table:table-cell table:formula="of:=IMDIV(IMSUM(1;[.M205]);IMSUB(1;[.M205]))" office:value-type="string" office:string-value="0.0163116266405841-0.310341722737122i" calcext:value-type="string">
            <text:p>0.0163116266405841-0.310341722737122i</text:p>
          </table:table-cell>
          <table:table-cell table:formula="of:=IMSUM([.N205];[.L205])" office:value-type="string" office:string-value="0.0163116266405841-0.0157222503776269i" calcext:value-type="string">
            <text:p>0.0163116266405841-0.0157222503776269i</text:p>
          </table:table-cell>
          <table:table-cell table:formula="of:=IMSUM(1;IMPRODUCT([.L205];[.N205]))" office:value-type="string" office:string-value="1.09143271460395+0.00480572283417397i" calcext:value-type="string">
            <text:p>1.09143271460395+0.00480572283417397i</text:p>
          </table:table-cell>
          <table:table-cell table:formula="of:=IMPRODUCT([.$C$2];[.O205];IMDIV(1;[.P205]))" office:value-type="string" office:string-value="0.744071731465179-0.723533673514694i" calcext:value-type="string">
            <text:p>0.744071731465179-0.723533673514694i</text:p>
          </table:table-cell>
          <table:table-cell table:formula="of:=IMDIV(IMPRODUCT([.Q205];[.$F$10]);IMSUM([.Q205];[.$F$10]))" office:value-type="string" office:string-value="0.744060964214105-0.72353397485306i" calcext:value-type="string">
            <text:p>0.744060964214105-0.72353397485306i</text:p>
          </table:table-cell>
          <table:table-cell table:formula="of:=[.B205]" office:value-type="float" office:value="7440" calcext:value-type="float">
            <text:p>7440</text:p>
          </table:table-cell>
          <table:table-cell table:formula="of:=IMREAL([.R205])" office:value-type="float" office:value="0.744060964214105" calcext:value-type="float">
            <text:p>0.7440609642</text:p>
          </table:table-cell>
          <table:table-cell table:formula="of:=IMAGINARY([.R205])" office:value-type="float" office:value="-0.72353397485306" calcext:value-type="float">
            <text:p>-0.7235339749</text:p>
          </table:table-cell>
          <table:table-cell table:formula="of:=IMABS([.R205])" office:value-type="float" office:value="1.03784783626209" calcext:value-type="float">
            <text:p>1.0378478363</text:p>
          </table:table-cell>
        </table:table-row>
        <table:table-row table:style-name="ro1">
          <table:table-cell/>
          <table:table-cell table:formula="of:=[.B205]+[.$C$11]" office:value-type="float" office:value="7444" calcext:value-type="float">
            <text:p>7444</text:p>
          </table:table-cell>
          <table:table-cell table:formula="of:=COMPLEX([.$C$3]/1000;6.284*[.B206]*[.$C$4]/1000)" office:value-type="string" office:string-value="1.7+198.806908i" calcext:value-type="string">
            <text:p>1.7+198.806908i</text:p>
          </table:table-cell>
          <table:table-cell table:formula="of:=COMPLEX(0;-1/6.284/[.B206]/[.$C$5]*1000000000)" office:value-type="string" office:string-value="-194.341152553731i" calcext:value-type="string">
            <text:p>-194.341152553731i</text:p>
          </table:table-cell>
          <table:table-cell table:formula="of:=IMSUM([.C206];[.D206])" office:value-type="string" office:string-value="1.7+4.46575544626899i" calcext:value-type="string">
            <text:p>1.7+4.46575544626899i</text:p>
          </table:table-cell>
          <table:table-cell table:formula="of:=IMDIV(1;[.E206])" office:value-type="string" office:string-value="0.0744537339203257-0.195583628088092i" calcext:value-type="string">
            <text:p>0.0744537339203257-0.195583628088092i</text:p>
          </table:table-cell>
          <table:table-cell table:formula="of:=COMPLEX(0;-1/6.284/[.B206]/[.$C$6]*1000)" office:value-type="string" office:string-value="-0.101797746575764i" calcext:value-type="string">
            <text:p>-0.101797746575764i</text:p>
          </table:table-cell>
          <table:table-cell table:formula="of:=COMPLEX(0;-1000000000/6.284/[.$F$12]/[.B206]+6.284*[.F$14]*[.B206]*0.001)" office:value-type="string" office:string-value="-18.5708410209105i" calcext:value-type="string">
            <text:p>-18.5708410209105i</text:p>
          </table:table-cell>
          <table:table-cell table:formula="of:=IMSUM(IMDIV(1;IMSUM([.F206];[.G206]));[.H206])" office:value-type="string" office:string-value="0.792237647147995-15.4065038122294i" calcext:value-type="string">
            <text:p>0.792237647147995-15.4065038122294i</text:p>
          </table:table-cell>
          <table:table-cell table:formula="of:=300000/[.B206]" office:value-type="float" office:value="40.3009134873724" calcext:value-type="float">
            <text:p>40.3009134874</text:p>
          </table:table-cell>
          <table:table-cell table:formula="of:=[.$C$1]/[.J206]*2*PI()" office:value-type="float" office:value="3.42994897128729" calcext:value-type="float">
            <text:p>3.4299489713</text:p>
          </table:table-cell>
          <table:table-cell table:formula="of:=COMPLEX(0;TAN([.K206]))" office:value-type="string" office:string-value="0.296623610015982i" calcext:value-type="string">
            <text:p>0.296623610015982i</text:p>
          </table:table-cell>
          <table:table-cell table:formula="of:=IMPRODUCT(IMDIV(IMSUB([.I206];[.$C$2]); IMSUM([.I206]; [.$C$2])); 1-[.$F$1])" office:value-type="string" office:string-value="-0.802925796335355-0.546870633016245i" calcext:value-type="string">
            <text:p>-0.802925796335355-0.546870633016245i</text:p>
          </table:table-cell>
          <table:table-cell table:formula="of:=IMDIV(IMSUM(1;[.M206]);IMSUB(1;[.M206]))" office:value-type="string" office:string-value="0.0158447529429603-0.308130076244587i" calcext:value-type="string">
            <text:p>0.0158447529429603-0.308130076244587i</text:p>
          </table:table-cell>
          <table:table-cell table:formula="of:=IMSUM([.N206];[.L206])" office:value-type="string" office:string-value="0.0158447529429603-0.011506466228605i" calcext:value-type="string">
            <text:p>0.0158447529429603-0.011506466228605i</text:p>
          </table:table-cell>
          <table:table-cell table:formula="of:=IMSUM(1;IMPRODUCT([.L206];[.N206]))" office:value-type="string" office:string-value="1.09139865557017+0.00469992781775224i" calcext:value-type="string">
            <text:p>1.09139865557017+0.00469992781775224i</text:p>
          </table:table-cell>
          <table:table-cell table:formula="of:=IMPRODUCT([.$C$2];[.O206];IMDIV(1;[.P206]))" office:value-type="string" office:string-value="0.723608612648681-0.530259238202621i" calcext:value-type="string">
            <text:p>0.723608612648681-0.530259238202621i</text:p>
          </table:table-cell>
          <table:table-cell table:formula="of:=IMDIV(IMPRODUCT([.Q206];[.$F$10]);IMSUM([.Q206];[.$F$10]))" office:value-type="string" office:string-value="0.723600938592057-0.530261662504125i" calcext:value-type="string">
            <text:p>0.723600938592057-0.530261662504125i</text:p>
          </table:table-cell>
          <table:table-cell table:formula="of:=[.B206]" office:value-type="float" office:value="7444" calcext:value-type="float">
            <text:p>7444</text:p>
          </table:table-cell>
          <table:table-cell table:formula="of:=IMREAL([.R206])" office:value-type="float" office:value="0.723600938592057" calcext:value-type="float">
            <text:p>0.7236009386</text:p>
          </table:table-cell>
          <table:table-cell table:formula="of:=IMAGINARY([.R206])" office:value-type="float" office:value="-0.530261662504125" calcext:value-type="float">
            <text:p>-0.5302616625</text:p>
          </table:table-cell>
          <table:table-cell table:formula="of:=IMABS([.R206])" office:value-type="float" office:value="0.897092943374846" calcext:value-type="float">
            <text:p>0.8970929434</text:p>
          </table:table-cell>
        </table:table-row>
        <table:table-row table:style-name="ro1">
          <table:table-cell/>
          <table:table-cell table:formula="of:=[.B206]+[.$C$11]" office:value-type="float" office:value="7448" calcext:value-type="float">
            <text:p>7448</text:p>
          </table:table-cell>
          <table:table-cell table:formula="of:=COMPLEX([.$C$3]/1000;6.284*[.B207]*[.$C$4]/1000)" office:value-type="string" office:string-value="1.7+198.913736i" calcext:value-type="string">
            <text:p>1.7+198.913736i</text:p>
          </table:table-cell>
          <table:table-cell table:formula="of:=COMPLEX(0;-1/6.284/[.B207]/[.$C$5]*1000000000)" office:value-type="string" office:string-value="-194.23678029135i" calcext:value-type="string">
            <text:p>-194.23678029135i</text:p>
          </table:table-cell>
          <table:table-cell table:formula="of:=IMSUM([.C207];[.D207])" office:value-type="string" office:string-value="1.7+4.67695570865001i" calcext:value-type="string">
            <text:p>1.7+4.67695570865001i</text:p>
          </table:table-cell>
          <table:table-cell table:formula="of:=IMDIV(1;[.E207])" office:value-type="string" office:string-value="0.068648273931978-0.188861727444197i" calcext:value-type="string">
            <text:p>0.068648273931978-0.188861727444197i</text:p>
          </table:table-cell>
          <table:table-cell table:formula="of:=COMPLEX(0;-1/6.284/[.B207]/[.$C$6]*1000)" office:value-type="string" office:string-value="-0.101743075390707i" calcext:value-type="string">
            <text:p>-0.101743075390707i</text:p>
          </table:table-cell>
          <table:table-cell table:formula="of:=COMPLEX(0;-1000000000/6.284/[.$F$12]/[.B207]+6.284*[.F$14]*[.B207]*0.001)" office:value-type="string" office:string-value="-18.5578519120485i" calcext:value-type="string">
            <text:p>-18.5578519120485i</text:p>
          </table:table-cell>
          <table:table-cell table:formula="of:=IMSUM(IMDIV(1;IMSUM([.F207];[.G207]));[.H207])" office:value-type="string" office:string-value="0.769912481064663-15.2986255405067i" calcext:value-type="string">
            <text:p>0.769912481064663-15.2986255405067i</text:p>
          </table:table-cell>
          <table:table-cell table:formula="of:=300000/[.B207]" office:value-type="float" office:value="40.2792696025779" calcext:value-type="float">
            <text:p>40.2792696026</text:p>
          </table:table-cell>
          <table:table-cell table:formula="of:=[.$C$1]/[.J207]*2*PI()" office:value-type="float" office:value="3.43179203897739" calcext:value-type="float">
            <text:p>3.431792039</text:p>
          </table:table-cell>
          <table:table-cell table:formula="of:=COMPLEX(0;TAN([.K207]))" office:value-type="string" office:string-value="0.298629940187251i" calcext:value-type="string">
            <text:p>0.298629940187251i</text:p>
          </table:table-cell>
          <table:table-cell table:formula="of:=IMPRODUCT(IMDIV(IMSUB([.I207];[.$C$2]); IMSUM([.I207]; [.$C$2])); 1-[.$F$1])" office:value-type="string" office:string-value="-0.805709753687124-0.544119065929116i" calcext:value-type="string">
            <text:p>-0.805709753687124-0.544119065929116i</text:p>
          </table:table-cell>
          <table:table-cell table:formula="of:=IMDIV(IMSUM(1;[.M207]);IMSUB(1;[.M207]))" office:value-type="string" office:string-value="0.0153982496212938-0.305972510810134i" calcext:value-type="string">
            <text:p>0.0153982496212938-0.305972510810134i</text:p>
          </table:table-cell>
          <table:table-cell table:formula="of:=IMSUM([.N207];[.L207])" office:value-type="string" office:string-value="0.0153982496212938-0.00734257062288296i" calcext:value-type="string">
            <text:p>0.0153982496212938-0.00734257062288296i</text:p>
          </table:table-cell>
          <table:table-cell table:formula="of:=IMSUM(1;IMPRODUCT([.L207];[.N207]))" office:value-type="string" office:string-value="1.09137255260217+0.00459837836339533i" calcext:value-type="string">
            <text:p>1.09137255260217+0.00459837836339533i</text:p>
          </table:table-cell>
          <table:table-cell table:formula="of:=IMPRODUCT([.$C$2];[.O207];IMDIV(1;[.P207]))" office:value-type="string" office:string-value="0.704023555665564-0.339357900239267i" calcext:value-type="string">
            <text:p>0.704023555665564-0.339357900239267i</text:p>
          </table:table-cell>
          <table:table-cell table:formula="of:=IMDIV(IMPRODUCT([.Q207];[.$F$10]);IMSUM([.Q207];[.$F$10]))" office:value-type="string" office:string-value="0.704018777288098-0.339361705084588i" calcext:value-type="string">
            <text:p>0.704018777288098-0.339361705084588i</text:p>
          </table:table-cell>
          <table:table-cell table:formula="of:=[.B207]" office:value-type="float" office:value="7448" calcext:value-type="float">
            <text:p>7448</text:p>
          </table:table-cell>
          <table:table-cell table:formula="of:=IMREAL([.R207])" office:value-type="float" office:value="0.704018777288098" calcext:value-type="float">
            <text:p>0.7040187773</text:p>
          </table:table-cell>
          <table:table-cell table:formula="of:=IMAGINARY([.R207])" office:value-type="float" office:value="-0.339361705084588" calcext:value-type="float">
            <text:p>-0.3393617051</text:p>
          </table:table-cell>
          <table:table-cell table:formula="of:=IMABS([.R207])" office:value-type="float" office:value="0.781542580831107" calcext:value-type="float">
            <text:p>0.7815425808</text:p>
          </table:table-cell>
        </table:table-row>
        <table:table-row table:style-name="ro1">
          <table:table-cell/>
          <table:table-cell table:formula="of:=[.B207]+[.$C$11]" office:value-type="float" office:value="7452" calcext:value-type="float">
            <text:p>7452</text:p>
          </table:table-cell>
          <table:table-cell table:formula="of:=COMPLEX([.$C$3]/1000;6.284*[.B208]*[.$C$4]/1000)" office:value-type="string" office:string-value="1.7+199.020564i" calcext:value-type="string">
            <text:p>1.7+199.020564i</text:p>
          </table:table-cell>
          <table:table-cell table:formula="of:=COMPLEX(0;-1/6.284/[.B208]/[.$C$5]*1000000000)" office:value-type="string" office:string-value="-194.132520076486i" calcext:value-type="string">
            <text:p>-194.132520076486i</text:p>
          </table:table-cell>
          <table:table-cell table:formula="of:=IMSUM([.C208];[.D208])" office:value-type="string" office:string-value="1.7+4.888043923514i" calcext:value-type="string">
            <text:p>1.7+4.888043923514i</text:p>
          </table:table-cell>
          <table:table-cell table:formula="of:=IMDIV(1;[.E208])" office:value-type="string" office:string-value="0.0634731616510554-0.182505648302743i" calcext:value-type="string">
            <text:p>0.0634731616510554-0.182505648302743i</text:p>
          </table:table-cell>
          <table:table-cell table:formula="of:=COMPLEX(0;-1/6.284/[.B208]/[.$C$6]*1000)" office:value-type="string" office:string-value="-0.101688462897207i" calcext:value-type="string">
            <text:p>-0.101688462897207i</text:p>
          </table:table-cell>
          <table:table-cell table:formula="of:=COMPLEX(0;-1000000000/6.284/[.$F$12]/[.B208]+6.284*[.F$14]*[.B208]*0.001)" office:value-type="string" office:string-value="-18.5448751284135i" calcext:value-type="string">
            <text:p>-18.5448751284135i</text:p>
          </table:table-cell>
          <table:table-cell table:formula="of:=IMSUM(IMDIV(1;IMSUM([.F208];[.G208]));[.H208])" office:value-type="string" office:string-value="0.748547208317485-15.1933372023765i" calcext:value-type="string">
            <text:p>0.748547208317485-15.1933372023765i</text:p>
          </table:table-cell>
          <table:table-cell table:formula="of:=300000/[.B208]" office:value-type="float" office:value="40.2576489533011" calcext:value-type="float">
            <text:p>40.2576489533</text:p>
          </table:table-cell>
          <table:table-cell table:formula="of:=[.$C$1]/[.J208]*2*PI()" office:value-type="float" office:value="3.4336351066675" calcext:value-type="float">
            <text:p>3.4336351067</text:p>
          </table:table-cell>
          <table:table-cell table:formula="of:=COMPLEX(0;TAN([.K208]))" office:value-type="string" office:string-value="0.300638480126237i" calcext:value-type="string">
            <text:p>0.300638480126237i</text:p>
          </table:table-cell>
          <table:table-cell table:formula="of:=IMPRODUCT(IMDIV(IMSUB([.I208];[.$C$2]); IMSUM([.I208]; [.$C$2])); 1-[.$F$1])" office:value-type="string" office:string-value="-0.808409845558452-0.541410189948531i" calcext:value-type="string">
            <text:p>-0.808409845558452-0.541410189948531i</text:p>
          </table:table-cell>
          <table:table-cell table:formula="of:=IMDIV(IMSUM(1;[.M208]);IMSUB(1;[.M208]))" office:value-type="string" office:string-value="0.0149709441663499-0.30386674404753i" calcext:value-type="string">
            <text:p>0.0149709441663499-0.30386674404753i</text:p>
          </table:table-cell>
          <table:table-cell table:formula="of:=IMSUM([.N208];[.L208])" office:value-type="string" office:string-value="0.0149709441663499-0.00322826392129305i" calcext:value-type="string">
            <text:p>0.0149709441663499-0.00322826392129305i</text:p>
          </table:table-cell>
          <table:table-cell table:formula="of:=IMSUM(1;IMPRODUCT([.L208];[.N208]))" office:value-type="string" office:string-value="1.09135403609136+0.00450084190022619i" calcext:value-type="string">
            <text:p>1.09135403609136+0.00450084190022619i</text:p>
          </table:table-cell>
          <table:table-cell table:formula="of:=IMPRODUCT([.$C$2];[.O208];IMDIV(1;[.P208]))" office:value-type="string" office:string-value="0.685266908127565-0.150727874399707i" calcext:value-type="string">
            <text:p>0.685266908127565-0.150727874399707i</text:p>
          </table:table-cell>
          <table:table-cell table:formula="of:=IMDIV(IMPRODUCT([.Q208];[.$F$10]);IMSUM([.Q208];[.$F$10]))" office:value-type="string" office:string-value="0.685264842302909-0.150732343141935i" calcext:value-type="string">
            <text:p>0.685264842302909-0.150732343141935i</text:p>
          </table:table-cell>
          <table:table-cell table:formula="of:=[.B208]" office:value-type="float" office:value="7452" calcext:value-type="float">
            <text:p>7452</text:p>
          </table:table-cell>
          <table:table-cell table:formula="of:=IMREAL([.R208])" office:value-type="float" office:value="0.685264842302909" calcext:value-type="float">
            <text:p>0.6852648423</text:p>
          </table:table-cell>
          <table:table-cell table:formula="of:=IMAGINARY([.R208])" office:value-type="float" office:value="-0.150732343141935" calcext:value-type="float">
            <text:p>-0.1507323431</text:p>
          </table:table-cell>
          <table:table-cell table:formula="of:=IMABS([.R208])" office:value-type="float" office:value="0.701646736873684" calcext:value-type="float">
            <text:p>0.7016467369</text:p>
          </table:table-cell>
        </table:table-row>
        <table:table-row table:style-name="ro1">
          <table:table-cell/>
          <table:table-cell table:formula="of:=[.B208]+[.$C$11]" office:value-type="float" office:value="7456" calcext:value-type="float">
            <text:p>7456</text:p>
          </table:table-cell>
          <table:table-cell table:formula="of:=COMPLEX([.$C$3]/1000;6.284*[.B209]*[.$C$4]/1000)" office:value-type="string" office:string-value="1.7+199.127392i" calcext:value-type="string">
            <text:p>1.7+199.127392i</text:p>
          </table:table-cell>
          <table:table-cell table:formula="of:=COMPLEX(0;-1/6.284/[.B209]/[.$C$5]*1000000000)" office:value-type="string" office:string-value="-194.028371728806i" calcext:value-type="string">
            <text:p>-194.028371728806i</text:p>
          </table:table-cell>
          <table:table-cell table:formula="of:=IMSUM([.C209];[.D209])" office:value-type="string" office:string-value="1.7+5.09902027119398i" calcext:value-type="string">
            <text:p>1.7+5.09902027119398i</text:p>
          </table:table-cell>
          <table:table-cell table:formula="of:=IMDIV(1;[.E209])" office:value-type="string" office:string-value="0.0588438748829854-0.176497712272909i" calcext:value-type="string">
            <text:p>0.0588438748829854-0.176497712272909i</text:p>
          </table:table-cell>
          <table:table-cell table:formula="of:=COMPLEX(0;-1/6.284/[.B209]/[.$C$6]*1000)" office:value-type="string" office:string-value="-0.101633909000803i" calcext:value-type="string">
            <text:p>-0.101633909000803i</text:p>
          </table:table-cell>
          <table:table-cell table:formula="of:=COMPLEX(0;-1000000000/6.284/[.$F$12]/[.B209]+6.284*[.F$14]*[.B209]*0.001)" office:value-type="string" office:string-value="-18.5319106501686i" calcext:value-type="string">
            <text:p>-18.5319106501686i</text:p>
          </table:table-cell>
          <table:table-cell table:formula="of:=IMSUM(IMDIV(1;IMSUM([.F209];[.G209]));[.H209])" office:value-type="string" office:string-value="0.728087357531961-15.0905309384833i" calcext:value-type="string">
            <text:p>0.728087357531961-15.0905309384833i</text:p>
          </table:table-cell>
          <table:table-cell table:formula="of:=300000/[.B209]" office:value-type="float" office:value="40.2360515021459" calcext:value-type="float">
            <text:p>40.2360515021</text:p>
          </table:table-cell>
          <table:table-cell table:formula="of:=[.$C$1]/[.J209]*2*PI()" office:value-type="float" office:value="3.43547817435761" calcext:value-type="float">
            <text:p>3.4354781744</text:p>
          </table:table-cell>
          <table:table-cell table:formula="of:=COMPLEX(0;TAN([.K209]))" office:value-type="string" office:string-value="0.302649247153955i" calcext:value-type="string">
            <text:p>0.302649247153955i</text:p>
          </table:table-cell>
          <table:table-cell table:formula="of:=IMPRODUCT(IMDIV(IMSUB([.I209];[.$C$2]); IMSUM([.I209]; [.$C$2])); 1-[.$F$1])" office:value-type="string" office:string-value="-0.81102987985198-0.538743009169775i" calcext:value-type="string">
            <text:p>-0.81102987985198-0.538743009169775i</text:p>
          </table:table-cell>
          <table:table-cell table:formula="of:=IMDIV(IMSUM(1;[.M209]);IMSUB(1;[.M209]))" office:value-type="string" office:string-value="0.0145617471506399-0.301810618769666i" calcext:value-type="string">
            <text:p>0.0145617471506399-0.301810618769666i</text:p>
          </table:table-cell>
          <table:table-cell table:formula="of:=IMSUM([.N209];[.L209])" office:value-type="string" office:string-value="0.0145617471506399+0.000838628384288886i" calcext:value-type="string">
            <text:p>0.0145617471506399+0.000838628384288886i</text:p>
          </table:table-cell>
          <table:table-cell table:formula="of:=IMSUM(1;IMPRODUCT([.L209];[.N209]))" office:value-type="string" office:string-value="1.09134275655371+0.00440710181238742i" calcext:value-type="string">
            <text:p>1.09134275655371+0.00440710181238742i</text:p>
          </table:table-cell>
          <table:table-cell table:formula="of:=IMPRODUCT([.$C$2];[.O209];IMDIV(1;[.P209]))" office:value-type="string" office:string-value="0.6672924765892+0.0357271747096224i" calcext:value-type="string">
            <text:p>0.6672924765892+0.0357271747096224i</text:p>
          </table:table-cell>
          <table:table-cell table:formula="of:=IMDIV(IMPRODUCT([.Q209];[.$F$10]);IMSUM([.Q209];[.$F$10]))" office:value-type="string" office:string-value="0.667292953374008+0.0357227346322708i" calcext:value-type="string">
            <text:p>0.667292953374008+0.0357227346322708i</text:p>
          </table:table-cell>
          <table:table-cell table:formula="of:=[.B209]" office:value-type="float" office:value="7456" calcext:value-type="float">
            <text:p>7456</text:p>
          </table:table-cell>
          <table:table-cell table:formula="of:=IMREAL([.R209])" office:value-type="float" office:value="0.667292953374008" calcext:value-type="float">
            <text:p>0.6672929534</text:p>
          </table:table-cell>
          <table:table-cell table:formula="of:=IMAGINARY([.R209])" office:value-type="float" office:value="0.0357227346322708" calcext:value-type="float">
            <text:p>0.0357227346</text:p>
          </table:table-cell>
          <table:table-cell table:formula="of:=IMABS([.R209])" office:value-type="float" office:value="0.668248456333581" calcext:value-type="float">
            <text:p>0.6682484563</text:p>
          </table:table-cell>
        </table:table-row>
        <table:table-row table:style-name="ro1">
          <table:table-cell/>
          <table:table-cell table:formula="of:=[.B209]+[.$C$11]" office:value-type="float" office:value="7460" calcext:value-type="float">
            <text:p>7460</text:p>
          </table:table-cell>
          <table:table-cell table:formula="of:=COMPLEX([.$C$3]/1000;6.284*[.B210]*[.$C$4]/1000)" office:value-type="string" office:string-value="1.7+199.23422i" calcext:value-type="string">
            <text:p>1.7+199.23422i</text:p>
          </table:table-cell>
          <table:table-cell table:formula="of:=COMPLEX(0;-1/6.284/[.B210]/[.$C$5]*1000000000)" office:value-type="string" office:string-value="-193.924335068361i" calcext:value-type="string">
            <text:p>-193.924335068361i</text:p>
          </table:table-cell>
          <table:table-cell table:formula="of:=IMSUM([.C210];[.D210])" office:value-type="string" office:string-value="1.7+5.309884931639i" calcext:value-type="string">
            <text:p>1.7+5.309884931639i</text:p>
          </table:table-cell>
          <table:table-cell table:formula="of:=IMDIV(1;[.E210])" office:value-type="string" office:string-value="0.054688971296508-0.170818908596568i" calcext:value-type="string">
            <text:p>0.054688971296508-0.170818908596568i</text:p>
          </table:table-cell>
          <table:table-cell table:formula="of:=COMPLEX(0;-1/6.284/[.B210]/[.$C$6]*1000)" office:value-type="string" office:string-value="-0.101579413607237i" calcext:value-type="string">
            <text:p>-0.101579413607237i</text:p>
          </table:table-cell>
          <table:table-cell table:formula="of:=COMPLEX(0;-1000000000/6.284/[.$F$12]/[.B210]+6.284*[.F$14]*[.B210]*0.001)" office:value-type="string" office:string-value="-18.5189584575198i" calcext:value-type="string">
            <text:p>-18.5189584575198i</text:p>
          </table:table-cell>
          <table:table-cell table:formula="of:=IMSUM(IMDIV(1;IMSUM([.F210];[.G210]));[.H210])" office:value-type="string" office:string-value="0.708482264044722-14.9901047332359i" calcext:value-type="string">
            <text:p>0.708482264044722-14.9901047332359i</text:p>
          </table:table-cell>
          <table:table-cell table:formula="of:=300000/[.B210]" office:value-type="float" office:value="40.2144772117963" calcext:value-type="float">
            <text:p>40.2144772118</text:p>
          </table:table-cell>
          <table:table-cell table:formula="of:=[.$C$1]/[.J210]*2*PI()" office:value-type="float" office:value="3.43732124204771" calcext:value-type="float">
            <text:p>3.437321242</text:p>
          </table:table-cell>
          <table:table-cell table:formula="of:=COMPLEX(0;TAN([.K210]))" office:value-type="string" office:string-value="0.304662258660148i" calcext:value-type="string">
            <text:p>0.304662258660148i</text:p>
          </table:table-cell>
          <table:table-cell table:formula="of:=IMPRODUCT(IMDIV(IMSUB([.I210];[.$C$2]); IMSUM([.I210]; [.$C$2])); 1-[.$F$1])" office:value-type="string" office:string-value="-0.81357344678636-0.536116537016124i" calcext:value-type="string">
            <text:p>-0.81357344678636-0.536116537016124i</text:p>
          </table:table-cell>
          <table:table-cell table:formula="of:=IMDIV(IMSUM(1;[.M210]);IMSUB(1;[.M210]))" office:value-type="string" office:string-value="0.014169645280894-0.299802094664718i" calcext:value-type="string">
            <text:p>0.014169645280894-0.299802094664718i</text:p>
          </table:table-cell>
          <table:table-cell table:formula="of:=IMSUM([.N210];[.L210])" office:value-type="string" office:string-value="0.014169645280894+0.00486016399542993i" calcext:value-type="string">
            <text:p>0.014169645280894+0.00486016399542993i</text:p>
          </table:table-cell>
          <table:table-cell table:formula="of:=IMSUM(1;IMPRODUCT([.L210];[.N210]))" office:value-type="string" office:string-value="1.0913383833116+0.00431695613569027i" calcext:value-type="string">
            <text:p>1.0913383833116+0.00431695613569027i</text:p>
          </table:table-cell>
          <table:table-cell table:formula="of:=IMPRODUCT([.$C$2];[.O210];IMDIV(1;[.P210]))" office:value-type="string" office:string-value="0.650057242028358+0.220098490848544i" calcext:value-type="string">
            <text:p>0.650057242028358+0.220098490848544i</text:p>
          </table:table-cell>
          <table:table-cell table:formula="of:=IMDIV(IMPRODUCT([.Q210];[.$F$10]);IMSUM([.Q210];[.$F$10]))" office:value-type="string" office:string-value="0.650060103571309+0.220094749473572i" calcext:value-type="string">
            <text:p>0.650060103571309+0.220094749473572i</text:p>
          </table:table-cell>
          <table:table-cell table:formula="of:=[.B210]" office:value-type="float" office:value="7460" calcext:value-type="float">
            <text:p>7460</text:p>
          </table:table-cell>
          <table:table-cell table:formula="of:=IMREAL([.R210])" office:value-type="float" office:value="0.650060103571309" calcext:value-type="float">
            <text:p>0.6500601036</text:p>
          </table:table-cell>
          <table:table-cell table:formula="of:=IMAGINARY([.R210])" office:value-type="float" office:value="0.220094749473572" calcext:value-type="float">
            <text:p>0.2200947495</text:p>
          </table:table-cell>
          <table:table-cell table:formula="of:=IMABS([.R210])" office:value-type="float" office:value="0.686308849572097" calcext:value-type="float">
            <text:p>0.6863088496</text:p>
          </table:table-cell>
        </table:table-row>
        <table:table-row table:style-name="ro1">
          <table:table-cell/>
          <table:table-cell table:formula="of:=[.B210]+[.$C$11]" office:value-type="float" office:value="7464" calcext:value-type="float">
            <text:p>7464</text:p>
          </table:table-cell>
          <table:table-cell table:formula="of:=COMPLEX([.$C$3]/1000;6.284*[.B211]*[.$C$4]/1000)" office:value-type="string" office:string-value="1.7+199.341048i" calcext:value-type="string">
            <text:p>1.7+199.341048i</text:p>
          </table:table-cell>
          <table:table-cell table:formula="of:=COMPLEX(0;-1/6.284/[.B211]/[.$C$5]*1000000000)" office:value-type="string" office:string-value="-193.820409915592i" calcext:value-type="string">
            <text:p>-193.820409915592i</text:p>
          </table:table-cell>
          <table:table-cell table:formula="of:=IMSUM([.C211];[.D211])" office:value-type="string" office:string-value="1.7+5.52063808440801i" calcext:value-type="string">
            <text:p>1.7+5.52063808440801i</text:p>
          </table:table-cell>
          <table:table-cell table:formula="of:=IMDIV(1;[.E211])" office:value-type="string" office:string-value="0.0509478627201701-0.165449830148331i" calcext:value-type="string">
            <text:p>0.0509478627201701-0.165449830148331i</text:p>
          </table:table-cell>
          <table:table-cell table:formula="of:=COMPLEX(0;-1/6.284/[.B211]/[.$C$6]*1000)" office:value-type="string" office:string-value="-0.101524976622453i" calcext:value-type="string">
            <text:p>-0.101524976622453i</text:p>
          </table:table-cell>
          <table:table-cell table:formula="of:=COMPLEX(0;-1000000000/6.284/[.$F$12]/[.B211]+6.284*[.F$14]*[.B211]*0.001)" office:value-type="string" office:string-value="-18.5060185307151i" calcext:value-type="string">
            <text:p>-18.5060185307151i</text:p>
          </table:table-cell>
          <table:table-cell table:formula="of:=IMSUM(IMDIV(1;IMSUM([.F211];[.G211]));[.H211])" office:value-type="string" office:string-value="0.689684755841725-14.8919620307414i" calcext:value-type="string">
            <text:p>0.689684755841725-14.8919620307414i</text:p>
          </table:table-cell>
          <table:table-cell table:formula="of:=300000/[.B211]" office:value-type="float" office:value="40.1929260450161" calcext:value-type="float">
            <text:p>40.192926045</text:p>
          </table:table-cell>
          <table:table-cell table:formula="of:=[.$C$1]/[.J211]*2*PI()" office:value-type="float" office:value="3.43916430973782" calcext:value-type="float">
            <text:p>3.4391643097</text:p>
          </table:table-cell>
          <table:table-cell table:formula="of:=COMPLEX(0;TAN([.K211]))" office:value-type="string" office:string-value="0.306677532103935i" calcext:value-type="string">
            <text:p>0.306677532103935i</text:p>
          </table:table-cell>
          <table:table-cell table:formula="of:=IMPRODUCT(IMDIV(IMSUB([.I211];[.$C$2]); IMSUM([.I211]; [.$C$2])); 1-[.$F$1])" office:value-type="string" office:string-value="-0.816043933566271-0.533529798717291i" calcext:value-type="string">
            <text:p>-0.816043933566271-0.533529798717291i</text:p>
          </table:table-cell>
          <table:table-cell table:formula="of:=IMDIV(IMSUM(1;[.M211]);IMSUB(1;[.M211]))" office:value-type="string" office:string-value="0.013793695116834-0.297839240614828i" calcext:value-type="string">
            <text:p>0.013793695116834-0.297839240614828i</text:p>
          </table:table-cell>
          <table:table-cell table:formula="of:=IMSUM([.N211];[.L211])" office:value-type="string" office:string-value="0.013793695116834+0.00883829148910698i" calcext:value-type="string">
            <text:p>0.013793695116834+0.00883829148910698i</text:p>
          </table:table-cell>
          <table:table-cell table:formula="of:=IMSUM(1;IMPRODUCT([.L211];[.N211]))" office:value-type="string" office:string-value="1.09134060327547+0.00423021637702475i" calcext:value-type="string">
            <text:p>1.09134060327547+0.00423021637702475i</text:p>
          </table:table-cell>
          <table:table-cell table:formula="of:=IMPRODUCT([.$C$2];[.O211];IMDIV(1;[.P211]))" office:value-type="string" office:string-value="0.633521102182374+0.40247255695923i" calcext:value-type="string">
            <text:p>0.633521102182374+0.40247255695923i</text:p>
          </table:table-cell>
          <table:table-cell table:formula="of:=IMDIV(IMPRODUCT([.Q211];[.$F$10]);IMSUM([.Q211];[.$F$10]))" office:value-type="string" office:string-value="0.633526201735887+0.402470163245074i" calcext:value-type="string">
            <text:p>0.633526201735887+0.402470163245074i</text:p>
          </table:table-cell>
          <table:table-cell table:formula="of:=[.B211]" office:value-type="float" office:value="7464" calcext:value-type="float">
            <text:p>7464</text:p>
          </table:table-cell>
          <table:table-cell table:formula="of:=IMREAL([.R211])" office:value-type="float" office:value="0.633526201735887" calcext:value-type="float">
            <text:p>0.6335262017</text:p>
          </table:table-cell>
          <table:table-cell table:formula="of:=IMAGINARY([.R211])" office:value-type="float" office:value="0.402470163245074" calcext:value-type="float">
            <text:p>0.4024701632</text:p>
          </table:table-cell>
          <table:table-cell table:formula="of:=IMABS([.R211])" office:value-type="float" office:value="0.750558245966572" calcext:value-type="float">
            <text:p>0.750558246</text:p>
          </table:table-cell>
        </table:table-row>
        <table:table-row table:style-name="ro1">
          <table:table-cell/>
          <table:table-cell table:formula="of:=[.B211]+[.$C$11]" office:value-type="float" office:value="7468" calcext:value-type="float">
            <text:p>7468</text:p>
          </table:table-cell>
          <table:table-cell table:formula="of:=COMPLEX([.$C$3]/1000;6.284*[.B212]*[.$C$4]/1000)" office:value-type="string" office:string-value="1.7+199.447876i" calcext:value-type="string">
            <text:p>1.7+199.447876i</text:p>
          </table:table-cell>
          <table:table-cell table:formula="of:=COMPLEX(0;-1/6.284/[.B212]/[.$C$5]*1000000000)" office:value-type="string" office:string-value="-193.71659609132i" calcext:value-type="string">
            <text:p>-193.71659609132i</text:p>
          </table:table-cell>
          <table:table-cell table:formula="of:=IMSUM([.C212];[.D212])" office:value-type="string" office:string-value="1.7+5.73127990867999i" calcext:value-type="string">
            <text:p>1.7+5.73127990867999i</text:p>
          </table:table-cell>
          <table:table-cell table:formula="of:=IMDIV(1;[.E212])" office:value-type="string" office:string-value="0.0475689877330529-0.160371284512171i" calcext:value-type="string">
            <text:p>0.0475689877330529-0.160371284512171i</text:p>
          </table:table-cell>
          <table:table-cell table:formula="of:=COMPLEX(0;-1/6.284/[.B212]/[.$C$6]*1000)" office:value-type="string" office:string-value="-0.101470597952596i" calcext:value-type="string">
            <text:p>-0.101470597952596i</text:p>
          </table:table-cell>
          <table:table-cell table:formula="of:=COMPLEX(0;-1000000000/6.284/[.$F$12]/[.B212]+6.284*[.F$14]*[.B212]*0.001)" office:value-type="string" office:string-value="-18.4930908500452i" calcext:value-type="string">
            <text:p>-18.4930908500452i</text:p>
          </table:table-cell>
          <table:table-cell table:formula="of:=IMSUM(IMDIV(1;IMSUM([.F212];[.G212]));[.H212])" office:value-type="string" office:string-value="0.67165086921962-14.796011380066i" calcext:value-type="string">
            <text:p>0.67165086921962-14.796011380066i</text:p>
          </table:table-cell>
          <table:table-cell table:formula="of:=300000/[.B212]" office:value-type="float" office:value="40.1713979646492" calcext:value-type="float">
            <text:p>40.1713979646</text:p>
          </table:table-cell>
          <table:table-cell table:formula="of:=[.$C$1]/[.J212]*2*PI()" office:value-type="float" office:value="3.44100737742792" calcext:value-type="float">
            <text:p>3.4410073774</text:p>
          </table:table-cell>
          <table:table-cell table:formula="of:=COMPLEX(0;TAN([.K212]))" office:value-type="string" office:string-value="0.308695085014463i" calcext:value-type="string">
            <text:p>0.308695085014463i</text:p>
          </table:table-cell>
          <table:table-cell table:formula="of:=IMPRODUCT(IMDIV(IMSUB([.I212];[.$C$2]); IMSUM([.I212]; [.$C$2])); 1-[.$F$1])" office:value-type="string" office:string-value="-0.81844453793307-0.530981833347379i" calcext:value-type="string">
            <text:p>-0.81844453793307-0.530981833347379i</text:p>
          </table:table-cell>
          <table:table-cell table:formula="of:=IMDIV(IMSUM(1;[.M212]);IMSUB(1;[.M212]))" office:value-type="string" office:string-value="0.013433017384392-0.29592022760132i" calcext:value-type="string">
            <text:p>0.013433017384392-0.29592022760132i</text:p>
          </table:table-cell>
          <table:table-cell table:formula="of:=IMSUM([.N212];[.L212])" office:value-type="string" office:string-value="0.013433017384392+0.012774857413143i" calcext:value-type="string">
            <text:p>0.013433017384392+0.012774857413143i</text:p>
          </table:table-cell>
          <table:table-cell table:formula="of:=IMSUM(1;IMPRODUCT([.L212];[.N212]))" office:value-type="string" office:string-value="1.09134911981689+0.00414670644347565i" calcext:value-type="string">
            <text:p>1.09134911981689+0.00414670644347565i</text:p>
          </table:table-cell>
          <table:table-cell table:formula="of:=IMPRODUCT([.$C$2];[.O212];IMDIV(1;[.P212]))" office:value-type="string" office:string-value="0.617646637887252+0.582931400971646i" calcext:value-type="string">
            <text:p>0.617646637887252+0.582931400971646i</text:p>
          </table:table-cell>
          <table:table-cell table:formula="of:=IMDIV(IMPRODUCT([.Q212];[.$F$10]);IMSUM([.Q212];[.$F$10]))" office:value-type="string" office:string-value="0.617653838911063+0.58293098413706i" calcext:value-type="string">
            <text:p>0.617653838911063+0.58293098413706i</text:p>
          </table:table-cell>
          <table:table-cell table:formula="of:=[.B212]" office:value-type="float" office:value="7468" calcext:value-type="float">
            <text:p>7468</text:p>
          </table:table-cell>
          <table:table-cell table:formula="of:=IMREAL([.R212])" office:value-type="float" office:value="0.617653838911063" calcext:value-type="float">
            <text:p>0.6176538389</text:p>
          </table:table-cell>
          <table:table-cell table:formula="of:=IMAGINARY([.R212])" office:value-type="float" office:value="0.58293098413706" calcext:value-type="float">
            <text:p>0.5829309841</text:p>
          </table:table-cell>
          <table:table-cell table:formula="of:=IMABS([.R212])" office:value-type="float" office:value="0.849296648403003" calcext:value-type="float">
            <text:p>0.8492966484</text:p>
          </table:table-cell>
        </table:table-row>
        <table:table-row table:style-name="ro1">
          <table:table-cell/>
          <table:table-cell table:formula="of:=[.B212]+[.$C$11]" office:value-type="float" office:value="7472" calcext:value-type="float">
            <text:p>7472</text:p>
          </table:table-cell>
          <table:table-cell table:formula="of:=COMPLEX([.$C$3]/1000;6.284*[.B213]*[.$C$4]/1000)" office:value-type="string" office:string-value="1.7+199.554704i" calcext:value-type="string">
            <text:p>1.7+199.554704i</text:p>
          </table:table-cell>
          <table:table-cell table:formula="of:=COMPLEX(0;-1/6.284/[.B213]/[.$C$5]*1000000000)" office:value-type="string" office:string-value="-193.612893416753i" calcext:value-type="string">
            <text:p>-193.612893416753i</text:p>
          </table:table-cell>
          <table:table-cell table:formula="of:=IMSUM([.C213];[.D213])" office:value-type="string" office:string-value="1.7+5.94181058324699i" calcext:value-type="string">
            <text:p>1.7+5.94181058324699i</text:p>
          </table:table-cell>
          <table:table-cell table:formula="of:=IMDIV(1;[.E213])" office:value-type="string" office:string-value="0.0445083118272269-0.155564681327926i" calcext:value-type="string">
            <text:p>0.0445083118272269-0.155564681327926i</text:p>
          </table:table-cell>
          <table:table-cell table:formula="of:=COMPLEX(0;-1/6.284/[.B213]/[.$C$6]*1000)" office:value-type="string" office:string-value="-0.101416277504013i" calcext:value-type="string">
            <text:p>-0.101416277504013i</text:p>
          </table:table-cell>
          <table:table-cell table:formula="of:=COMPLEX(0;-1000000000/6.284/[.$F$12]/[.B213]+6.284*[.F$14]*[.B213]*0.001)" office:value-type="string" office:string-value="-18.4801753958428i" calcext:value-type="string">
            <text:p>-18.4801753958428i</text:p>
          </table:table-cell>
          <table:table-cell table:formula="of:=IMSUM(IMDIV(1;IMSUM([.F213];[.G213]));[.H213])" office:value-type="string" office:string-value="0.654339591012293-14.7021661073131i" calcext:value-type="string">
            <text:p>0.654339591012293-14.7021661073131i</text:p>
          </table:table-cell>
          <table:table-cell table:formula="of:=300000/[.B213]" office:value-type="float" office:value="40.1498929336188" calcext:value-type="float">
            <text:p>40.1498929336</text:p>
          </table:table-cell>
          <table:table-cell table:formula="of:=[.$C$1]/[.J213]*2*PI()" office:value-type="float" office:value="3.44285044511803" calcext:value-type="float">
            <text:p>3.4428504451</text:p>
          </table:table-cell>
          <table:table-cell table:formula="of:=COMPLEX(0;TAN([.K213]))" office:value-type="string" office:string-value="0.310714934991562i" calcext:value-type="string">
            <text:p>0.310714934991562i</text:p>
          </table:table-cell>
          <table:table-cell table:formula="of:=IMPRODUCT(IMDIV(IMSUB([.I213];[.$C$2]); IMSUM([.I213]; [.$C$2])); 1-[.$F$1])" office:value-type="string" office:string-value="-0.820778280689414-0.528471695483983i" calcext:value-type="string">
            <text:p>-0.820778280689414-0.528471695483983i</text:p>
          </table:table-cell>
          <table:table-cell table:formula="of:=IMDIV(IMSUM(1;[.M213]);IMSUB(1;[.M213]))" office:value-type="string" office:string-value="0.0130867918202459-0.294043322146263i" calcext:value-type="string">
            <text:p>0.0130867918202459-0.294043322146263i</text:p>
          </table:table-cell>
          <table:table-cell table:formula="of:=IMSUM([.N213];[.L213])" office:value-type="string" office:string-value="0.0130867918202459+0.0166716128452991i" calcext:value-type="string">
            <text:p>0.0130867918202459+0.0166716128452991i</text:p>
          </table:table-cell>
          <table:table-cell table:formula="of:=IMSUM(1;IMPRODUCT([.L213];[.N213]))" office:value-type="string" office:string-value="1.09136365172538+0.00406626166967581i" calcext:value-type="string">
            <text:p>1.09136365172538+0.00406626166967581i</text:p>
          </table:table-cell>
          <table:table-cell table:formula="of:=IMPRODUCT([.$C$2];[.O213];IMDIV(1;[.P213]))" office:value-type="string" office:string-value="0.602398900909983+0.761552878722286i" calcext:value-type="string">
            <text:p>0.602398900909983+0.761552878722286i</text:p>
          </table:table-cell>
          <table:table-cell table:formula="of:=IMDIV(IMPRODUCT([.Q213];[.$F$10]);IMSUM([.Q213];[.$F$10]))" office:value-type="string" office:string-value="0.602408076257031+0.761555049488766i" calcext:value-type="string">
            <text:p>0.602408076257031+0.761555049488766i</text:p>
          </table:table-cell>
          <table:table-cell table:formula="of:=[.B213]" office:value-type="float" office:value="7472" calcext:value-type="float">
            <text:p>7472</text:p>
          </table:table-cell>
          <table:table-cell table:formula="of:=IMREAL([.R213])" office:value-type="float" office:value="0.602408076257031" calcext:value-type="float">
            <text:p>0.6024080763</text:p>
          </table:table-cell>
          <table:table-cell table:formula="of:=IMAGINARY([.R213])" office:value-type="float" office:value="0.761555049488766" calcext:value-type="float">
            <text:p>0.7615550495</text:p>
          </table:table-cell>
          <table:table-cell table:formula="of:=IMABS([.R213])" office:value-type="float" office:value="0.971010599191139" calcext:value-type="float">
            <text:p>0.9710105992</text:p>
          </table:table-cell>
        </table:table-row>
        <table:table-row table:style-name="ro1">
          <table:table-cell/>
          <table:table-cell table:formula="of:=[.B213]+[.$C$11]" office:value-type="float" office:value="7476" calcext:value-type="float">
            <text:p>7476</text:p>
          </table:table-cell>
          <table:table-cell table:formula="of:=COMPLEX([.$C$3]/1000;6.284*[.B214]*[.$C$4]/1000)" office:value-type="string" office:string-value="1.7+199.661532i" calcext:value-type="string">
            <text:p>1.7+199.661532i</text:p>
          </table:table-cell>
          <table:table-cell table:formula="of:=COMPLEX(0;-1/6.284/[.B214]/[.$C$5]*1000000000)" office:value-type="string" office:string-value="-193.50930171348i" calcext:value-type="string">
            <text:p>-193.50930171348i</text:p>
          </table:table-cell>
          <table:table-cell table:formula="of:=IMSUM([.C214];[.D214])" office:value-type="string" office:string-value="1.7+6.15223028651999i" calcext:value-type="string">
            <text:p>1.7+6.15223028651999i</text:p>
          </table:table-cell>
          <table:table-cell table:formula="of:=IMDIV(1;[.E214])" office:value-type="string" office:string-value="0.0417280954362745-0.151012266201085i" calcext:value-type="string">
            <text:p>0.0417280954362745-0.151012266201085i</text:p>
          </table:table-cell>
          <table:table-cell table:formula="of:=COMPLEX(0;-1/6.284/[.B214]/[.$C$6]*1000)" office:value-type="string" office:string-value="-0.101362015183251i" calcext:value-type="string">
            <text:p>-0.101362015183251i</text:p>
          </table:table-cell>
          <table:table-cell table:formula="of:=COMPLEX(0;-1000000000/6.284/[.$F$12]/[.B214]+6.284*[.F$14]*[.B214]*0.001)" office:value-type="string" office:string-value="-18.4672721484828i" calcext:value-type="string">
            <text:p>-18.4672721484828i</text:p>
          </table:table-cell>
          <table:table-cell table:formula="of:=IMSUM(IMDIV(1;IMSUM([.F214];[.G214]));[.H214])" office:value-type="string" office:string-value="0.637712624590694-14.6103440122207i" calcext:value-type="string">
            <text:p>0.637712624590694-14.6103440122207i</text:p>
          </table:table-cell>
          <table:table-cell table:formula="of:=300000/[.B214]" office:value-type="float" office:value="40.1284109149278" calcext:value-type="float">
            <text:p>40.1284109149</text:p>
          </table:table-cell>
          <table:table-cell table:formula="of:=[.$C$1]/[.J214]*2*PI()" office:value-type="float" office:value="3.44469351280814" calcext:value-type="float">
            <text:p>3.4446935128</text:p>
          </table:table-cell>
          <table:table-cell table:formula="of:=COMPLEX(0;TAN([.K214]))" office:value-type="string" office:string-value="0.312737099706408i" calcext:value-type="string">
            <text:p>0.312737099706408i</text:p>
          </table:table-cell>
          <table:table-cell table:formula="of:=IMPRODUCT(IMDIV(IMSUB([.I214];[.$C$2]); IMSUM([.I214]; [.$C$2])); 1-[.$F$1])" office:value-type="string" office:string-value="-0.823048017283591-0.525998456541172i" calcext:value-type="string">
            <text:p>-0.823048017283591-0.525998456541172i</text:p>
          </table:table-cell>
          <table:table-cell table:formula="of:=IMDIV(IMSUM(1;[.M214]);IMSUB(1;[.M214]))" office:value-type="string" office:string-value="0.0127542524918141-0.292206880244414i" calcext:value-type="string">
            <text:p>0.0127542524918141-0.292206880244414i</text:p>
          </table:table-cell>
          <table:table-cell table:formula="of:=IMSUM([.N214];[.L214])" office:value-type="string" office:string-value="0.0127542524918141+0.0205302194619939i" calcext:value-type="string">
            <text:p>0.0127542524918141+0.0205302194619939i</text:p>
          </table:table-cell>
          <table:table-cell table:formula="of:=IMSUM(1;IMPRODUCT([.L214];[.N214]))" office:value-type="string" office:string-value="1.0913839322419+0.00398872793321317i" calcext:value-type="string">
            <text:p>1.0913839322419+0.00398872793321317i</text:p>
          </table:table-cell>
          <table:table-cell table:formula="of:=IMPRODUCT([.$C$2];[.O214];IMDIV(1;[.P214]))" office:value-type="string" office:string-value="0.587745221047953+0.938410935934401i" calcext:value-type="string">
            <text:p>0.587745221047953+0.938410935934401i</text:p>
          </table:table-cell>
          <table:table-cell table:formula="of:=IMDIV(IMPRODUCT([.Q214];[.$F$10]);IMSUM([.Q214];[.$F$10]))" office:value-type="string" office:string-value="0.587756252224097+0.938416287679703i" calcext:value-type="string">
            <text:p>0.587756252224097+0.938416287679703i</text:p>
          </table:table-cell>
          <table:table-cell table:formula="of:=[.B214]" office:value-type="float" office:value="7476" calcext:value-type="float">
            <text:p>7476</text:p>
          </table:table-cell>
          <table:table-cell table:formula="of:=IMREAL([.R214])" office:value-type="float" office:value="0.587756252224097" calcext:value-type="float">
            <text:p>0.5877562522</text:p>
          </table:table-cell>
          <table:table-cell table:formula="of:=IMAGINARY([.R214])" office:value-type="float" office:value="0.938416287679703" calcext:value-type="float">
            <text:p>0.9384162877</text:p>
          </table:table-cell>
          <table:table-cell table:formula="of:=IMABS([.R214])" office:value-type="float" office:value="1.10728611524351" calcext:value-type="float">
            <text:p>1.1072861152</text:p>
          </table:table-cell>
        </table:table-row>
        <table:table-row table:style-name="ro1">
          <table:table-cell/>
          <table:table-cell table:formula="of:=[.B214]+[.$C$11]" office:value-type="float" office:value="7480" calcext:value-type="float">
            <text:p>7480</text:p>
          </table:table-cell>
          <table:table-cell table:formula="of:=COMPLEX([.$C$3]/1000;6.284*[.B215]*[.$C$4]/1000)" office:value-type="string" office:string-value="1.7+199.76836i" calcext:value-type="string">
            <text:p>1.7+199.76836i</text:p>
          </table:table-cell>
          <table:table-cell table:formula="of:=COMPLEX(0;-1/6.284/[.B215]/[.$C$5]*1000000000)" office:value-type="string" office:string-value="-193.405820803473i" calcext:value-type="string">
            <text:p>-193.405820803473i</text:p>
          </table:table-cell>
          <table:table-cell table:formula="of:=IMSUM([.C215];[.D215])" office:value-type="string" office:string-value="1.7+6.362539196527i" calcext:value-type="string">
            <text:p>1.7+6.362539196527i</text:p>
          </table:table-cell>
          <table:table-cell table:formula="of:=IMDIV(1;[.E215])" office:value-type="string" office:string-value="0.0391958803499244-0.146697250040457i" calcext:value-type="string">
            <text:p>0.0391958803499244-0.146697250040457i</text:p>
          </table:table-cell>
          <table:table-cell table:formula="of:=COMPLEX(0;-1/6.284/[.B215]/[.$C$6]*1000)" office:value-type="string" office:string-value="-0.101307810897057i" calcext:value-type="string">
            <text:p>-0.101307810897057i</text:p>
          </table:table-cell>
          <table:table-cell table:formula="of:=COMPLEX(0;-1000000000/6.284/[.$F$12]/[.B215]+6.284*[.F$14]*[.B215]*0.001)" office:value-type="string" office:string-value="-18.454381088382i" calcext:value-type="string">
            <text:p>-18.454381088382i</text:p>
          </table:table-cell>
          <table:table-cell table:formula="of:=IMSUM(IMDIV(1;IMSUM([.F215];[.G215]));[.H215])" office:value-type="string" office:string-value="0.62173417717246-14.5204670872161i" calcext:value-type="string">
            <text:p>0.62173417717246-14.5204670872161i</text:p>
          </table:table-cell>
          <table:table-cell table:formula="of:=300000/[.B215]" office:value-type="float" office:value="40.1069518716578" calcext:value-type="float">
            <text:p>40.1069518717</text:p>
          </table:table-cell>
          <table:table-cell table:formula="of:=[.$C$1]/[.J215]*2*PI()" office:value-type="float" office:value="3.44653658049824" calcext:value-type="float">
            <text:p>3.4465365805</text:p>
          </table:table-cell>
          <table:table-cell table:formula="of:=COMPLEX(0;TAN([.K215]))" office:value-type="string" office:string-value="0.314761596902195i" calcext:value-type="string">
            <text:p>0.314761596902195i</text:p>
          </table:table-cell>
          <table:table-cell table:formula="of:=IMPRODUCT(IMDIV(IMSUB([.I215];[.$C$2]); IMSUM([.I215]; [.$C$2])); 1-[.$F$1])" office:value-type="string" office:string-value="-0.825256448531108-0.523561205822468i" calcext:value-type="string">
            <text:p>-0.825256448531108-0.523561205822468i</text:p>
          </table:table-cell>
          <table:table-cell table:formula="of:=IMDIV(IMSUM(1;[.M215]);IMSUB(1;[.M215]))" office:value-type="string" office:string-value="0.0124346835434501-0.290409341744321i" calcext:value-type="string">
            <text:p>0.0124346835434501-0.290409341744321i</text:p>
          </table:table-cell>
          <table:table-cell table:formula="of:=IMSUM([.N215];[.L215])" office:value-type="string" office:string-value="0.0124346835434501+0.024352255157874i" calcext:value-type="string">
            <text:p>0.0124346835434501+0.024352255157874i</text:p>
          </table:table-cell>
          <table:table-cell table:formula="of:=IMSUM(1;IMPRODUCT([.L215];[.N215]))" office:value-type="string" office:string-value="1.09140970816276+0.0039139608491098i" calcext:value-type="string">
            <text:p>1.09140970816276+0.0039139608491098i</text:p>
          </table:table-cell>
          <table:table-cell table:formula="of:=IMPRODUCT([.$C$2];[.O215];IMDIV(1;[.P215]))" office:value-type="string" office:string-value="0.573655030529093+1.11357585100578i" calcext:value-type="string">
            <text:p>0.573655030529093+1.11357585100578i</text:p>
          </table:table-cell>
          <table:table-cell table:formula="of:=IMDIV(IMPRODUCT([.Q215];[.$F$10]);IMSUM([.Q215];[.$F$10]))" office:value-type="string" office:string-value="0.573667807019169+1.11358496083585i" calcext:value-type="string">
            <text:p>0.573667807019169+1.11358496083585i</text:p>
          </table:table-cell>
          <table:table-cell table:formula="of:=[.B215]" office:value-type="float" office:value="7480" calcext:value-type="float">
            <text:p>7480</text:p>
          </table:table-cell>
          <table:table-cell table:formula="of:=IMREAL([.R215])" office:value-type="float" office:value="0.573667807019169" calcext:value-type="float">
            <text:p>0.573667807</text:p>
          </table:table-cell>
          <table:table-cell table:formula="of:=IMAGINARY([.R215])" office:value-type="float" office:value="1.11358496083585" calcext:value-type="float">
            <text:p>1.1135849608</text:p>
          </table:table-cell>
          <table:table-cell table:formula="of:=IMABS([.R215])" office:value-type="float" office:value="1.25266364911335" calcext:value-type="float">
            <text:p>1.2526636491</text:p>
          </table:table-cell>
        </table:table-row>
        <table:table-row table:style-name="ro1">
          <table:table-cell/>
          <table:table-cell table:formula="of:=[.B215]+[.$C$11]" office:value-type="float" office:value="7484" calcext:value-type="float">
            <text:p>7484</text:p>
          </table:table-cell>
          <table:table-cell table:formula="of:=COMPLEX([.$C$3]/1000;6.284*[.B216]*[.$C$4]/1000)" office:value-type="string" office:string-value="1.7+199.875188i" calcext:value-type="string">
            <text:p>1.7+199.875188i</text:p>
          </table:table-cell>
          <table:table-cell table:formula="of:=COMPLEX(0;-1/6.284/[.B216]/[.$C$5]*1000000000)" office:value-type="string" office:string-value="-193.302450509083i" calcext:value-type="string">
            <text:p>-193.302450509083i</text:p>
          </table:table-cell>
          <table:table-cell table:formula="of:=IMSUM([.C216];[.D216])" office:value-type="string" office:string-value="1.7+6.57273749091701i" calcext:value-type="string">
            <text:p>1.7+6.57273749091701i</text:p>
          </table:table-cell>
          <table:table-cell table:formula="of:=IMDIV(1;[.E216])" office:value-type="string" office:string-value="0.0368836539717851-0.142603867801389i" calcext:value-type="string">
            <text:p>0.0368836539717851-0.142603867801389i</text:p>
          </table:table-cell>
          <table:table-cell table:formula="of:=COMPLEX(0;-1/6.284/[.B216]/[.$C$6]*1000)" office:value-type="string" office:string-value="-0.101253664552377i" calcext:value-type="string">
            <text:p>-0.101253664552377i</text:p>
          </table:table-cell>
          <table:table-cell table:formula="of:=COMPLEX(0;-1000000000/6.284/[.$F$12]/[.B216]+6.284*[.F$14]*[.B216]*0.001)" office:value-type="string" office:string-value="-18.4415021959991i" calcext:value-type="string">
            <text:p>-18.4415021959991i</text:p>
          </table:table-cell>
          <table:table-cell table:formula="of:=IMSUM(IMDIV(1;IMSUM([.F216];[.G216]));[.H216])" office:value-type="string" office:string-value="0.606370766257959-14.4324612570443i" calcext:value-type="string">
            <text:p>0.606370766257959-14.4324612570443i</text:p>
          </table:table-cell>
          <table:table-cell table:formula="of:=300000/[.B216]" office:value-type="float" office:value="40.0855157669695" calcext:value-type="float">
            <text:p>40.085515767</text:p>
          </table:table-cell>
          <table:table-cell table:formula="of:=[.$C$1]/[.J216]*2*PI()" office:value-type="float" office:value="3.44837964818835" calcext:value-type="float">
            <text:p>3.4483796482</text:p>
          </table:table-cell>
          <table:table-cell table:formula="of:=COMPLEX(0;TAN([.K216]))" office:value-type="string" office:string-value="0.316788444394796i" calcext:value-type="string">
            <text:p>0.316788444394796i</text:p>
          </table:table-cell>
          <table:table-cell table:formula="of:=IMPRODUCT(IMDIV(IMSUB([.I216];[.$C$2]); IMSUM([.I216]; [.$C$2])); 1-[.$F$1])" office:value-type="string" office:string-value="-0.827406130544593-0.521159051333415i" calcext:value-type="string">
            <text:p>-0.827406130544593-0.521159051333415i</text:p>
          </table:table-cell>
          <table:table-cell table:formula="of:=IMDIV(IMSUM(1;[.M216]);IMSUB(1;[.M216]))" office:value-type="string" office:string-value="0.0121274153251597-0.288649225140886i" calcext:value-type="string">
            <text:p>0.0121274153251597-0.288649225140886i</text:p>
          </table:table-cell>
          <table:table-cell table:formula="of:=IMSUM([.N216];[.L216])" office:value-type="string" office:string-value="0.0121274153251597+0.0281392192539101i" calcext:value-type="string">
            <text:p>0.0121274153251597+0.0281392192539101i</text:p>
          </table:table-cell>
          <table:table-cell table:formula="of:=IMSUM(1;IMPRODUCT([.L216];[.N216]))" office:value-type="string" office:string-value="1.09144073900814+0.00384182503538695i" calcext:value-type="string">
            <text:p>1.09144073900814+0.00384182503538695i</text:p>
          </table:table-cell>
          <table:table-cell table:formula="of:=IMPRODUCT([.$C$2];[.O216];IMDIV(1;[.P216]))" office:value-type="string" office:string-value="0.56009970396573+1.2871144602016i" calcext:value-type="string">
            <text:p>0.56009970396573+1.2871144602016i</text:p>
          </table:table-cell>
          <table:table-cell table:formula="of:=IMDIV(IMPRODUCT([.Q216];[.$F$10]);IMSUM([.Q216];[.$F$10]))" office:value-type="string" office:string-value="0.560114122619283+1.28712788994755i" calcext:value-type="string">
            <text:p>0.560114122619283+1.28712788994755i</text:p>
          </table:table-cell>
          <table:table-cell table:formula="of:=[.B216]" office:value-type="float" office:value="7484" calcext:value-type="float">
            <text:p>7484</text:p>
          </table:table-cell>
          <table:table-cell table:formula="of:=IMREAL([.R216])" office:value-type="float" office:value="0.560114122619283" calcext:value-type="float">
            <text:p>0.5601141226</text:p>
          </table:table-cell>
          <table:table-cell table:formula="of:=IMAGINARY([.R216])" office:value-type="float" office:value="1.28712788994755" calcext:value-type="float">
            <text:p>1.2871278899</text:p>
          </table:table-cell>
          <table:table-cell table:formula="of:=IMABS([.R216])" office:value-type="float" office:value="1.40371864539814" calcext:value-type="float">
            <text:p>1.4037186454</text:p>
          </table:table-cell>
        </table:table-row>
        <table:table-row table:style-name="ro1">
          <table:table-cell/>
          <table:table-cell table:formula="of:=[.B216]+[.$C$11]" office:value-type="float" office:value="7488" calcext:value-type="float">
            <text:p>7488</text:p>
          </table:table-cell>
          <table:table-cell table:formula="of:=COMPLEX([.$C$3]/1000;6.284*[.B217]*[.$C$4]/1000)" office:value-type="string" office:string-value="1.7+199.982016i" calcext:value-type="string">
            <text:p>1.7+199.982016i</text:p>
          </table:table-cell>
          <table:table-cell table:formula="of:=COMPLEX(0;-1/6.284/[.B217]/[.$C$5]*1000000000)" office:value-type="string" office:string-value="-193.199190653042i" calcext:value-type="string">
            <text:p>-193.199190653042i</text:p>
          </table:table-cell>
          <table:table-cell table:formula="of:=IMSUM([.C217];[.D217])" office:value-type="string" office:string-value="1.7+6.78282534695799i" calcext:value-type="string">
            <text:p>1.7+6.78282534695799i</text:p>
          </table:table-cell>
          <table:table-cell table:formula="of:=IMDIV(1;[.E217])" office:value-type="string" office:string-value="0.0347671584284272-0.138717390252965i" calcext:value-type="string">
            <text:p>0.0347671584284272-0.138717390252965i</text:p>
          </table:table-cell>
          <table:table-cell table:formula="of:=COMPLEX(0;-1/6.284/[.B217]/[.$C$6]*1000)" office:value-type="string" office:string-value="-0.101199576056355i" calcext:value-type="string">
            <text:p>-0.101199576056355i</text:p>
          </table:table-cell>
          <table:table-cell table:formula="of:=COMPLEX(0;-1000000000/6.284/[.$F$12]/[.B217]+6.284*[.F$14]*[.B217]*0.001)" office:value-type="string" office:string-value="-18.4286354518346i" calcext:value-type="string">
            <text:p>-18.4286354518346i</text:p>
          </table:table-cell>
          <table:table-cell table:formula="of:=IMSUM(IMDIV(1;IMSUM([.F217];[.G217]));[.H217])" office:value-type="string" office:string-value="0.591591043258691-14.3462561372703i" calcext:value-type="string">
            <text:p>0.591591043258691-14.3462561372703i</text:p>
          </table:table-cell>
          <table:table-cell table:formula="of:=300000/[.B217]" office:value-type="float" office:value="40.0641025641026" calcext:value-type="float">
            <text:p>40.0641025641</text:p>
          </table:table-cell>
          <table:table-cell table:formula="of:=[.$C$1]/[.J217]*2*PI()" office:value-type="float" office:value="3.45022271587845" calcext:value-type="float">
            <text:p>3.4502227159</text:p>
          </table:table-cell>
          <table:table-cell table:formula="of:=COMPLEX(0;TAN([.K217]))" office:value-type="string" office:string-value="0.31881766007345i" calcext:value-type="string">
            <text:p>0.31881766007345i</text:p>
          </table:table-cell>
          <table:table-cell table:formula="of:=IMPRODUCT(IMDIV(IMSUB([.I217];[.$C$2]); IMSUM([.I217]; [.$C$2])); 1-[.$F$1])" office:value-type="string" office:string-value="-0.829499483936506-0.518791120388262i" calcext:value-type="string">
            <text:p>-0.829499483936506-0.518791120388262i</text:p>
          </table:table-cell>
          <table:table-cell table:formula="of:=IMDIV(IMSUM(1;[.M217]);IMSUB(1;[.M217]))" office:value-type="string" office:string-value="0.0118318208651743-0.286925122745405i" calcext:value-type="string">
            <text:p>0.0118318208651743-0.286925122745405i</text:p>
          </table:table-cell>
          <table:table-cell table:formula="of:=IMSUM([.N217];[.L217])" office:value-type="string" office:string-value="0.0118318208651743+0.0318925373280451i" calcext:value-type="string">
            <text:p>0.0118318208651743+0.0318925373280451i</text:p>
          </table:table-cell>
          <table:table-cell table:formula="of:=IMSUM(1;IMPRODUCT([.L217];[.N217]))" office:value-type="string" office:string-value="1.09147679624998+0.0037721934426431i" calcext:value-type="string">
            <text:p>1.09147679624998+0.0037721934426431i</text:p>
          </table:table-cell>
          <table:table-cell table:formula="of:=IMPRODUCT([.$C$2];[.O217];IMDIV(1;[.P217]))" office:value-type="string" office:string-value="0.547052412312973+1.45909036669526i" calcext:value-type="string">
            <text:p>0.547052412312973+1.45909036669526i</text:p>
          </table:table-cell>
          <table:table-cell table:formula="of:=IMDIV(IMPRODUCT([.Q217];[.$F$10]);IMSUM([.Q217];[.$F$10]))" office:value-type="string" office:string-value="0.547068376783747+1.45910866384143i" calcext:value-type="string">
            <text:p>0.547068376783747+1.45910866384143i</text:p>
          </table:table-cell>
          <table:table-cell table:formula="of:=[.B217]" office:value-type="float" office:value="7488" calcext:value-type="float">
            <text:p>7488</text:p>
          </table:table-cell>
          <table:table-cell table:formula="of:=IMREAL([.R217])" office:value-type="float" office:value="0.547068376783747" calcext:value-type="float">
            <text:p>0.5470683768</text:p>
          </table:table-cell>
          <table:table-cell table:formula="of:=IMAGINARY([.R217])" office:value-type="float" office:value="1.45910866384143" calcext:value-type="float">
            <text:p>1.4591086638</text:p>
          </table:table-cell>
          <table:table-cell table:formula="of:=IMABS([.R217])" office:value-type="float" office:value="1.55829454910615" calcext:value-type="float">
            <text:p>1.5582945491</text:p>
          </table:table-cell>
        </table:table-row>
        <table:table-row table:style-name="ro1">
          <table:table-cell/>
          <table:table-cell table:formula="of:=[.B217]+[.$C$11]" office:value-type="float" office:value="7492" calcext:value-type="float">
            <text:p>7492</text:p>
          </table:table-cell>
          <table:table-cell table:formula="of:=COMPLEX([.$C$3]/1000;6.284*[.B218]*[.$C$4]/1000)" office:value-type="string" office:string-value="1.7+200.088844i" calcext:value-type="string">
            <text:p>1.7+200.088844i</text:p>
          </table:table-cell>
          <table:table-cell table:formula="of:=COMPLEX(0;-1/6.284/[.B218]/[.$C$5]*1000000000)" office:value-type="string" office:string-value="-193.096041058459i" calcext:value-type="string">
            <text:p>-193.096041058459i</text:p>
          </table:table-cell>
          <table:table-cell table:formula="of:=IMSUM([.C218];[.D218])" office:value-type="string" office:string-value="1.7+6.99280294154099i" calcext:value-type="string">
            <text:p>1.7+6.99280294154099i</text:p>
          </table:table-cell>
          <table:table-cell table:formula="of:=IMDIV(1;[.E218])" office:value-type="string" office:string-value="0.0328253177868632-0.135024105162938i" calcext:value-type="string">
            <text:p>0.0328253177868632-0.135024105162938i</text:p>
          </table:table-cell>
          <table:table-cell table:formula="of:=COMPLEX(0;-1/6.284/[.B218]/[.$C$6]*1000)" office:value-type="string" office:string-value="-0.101145545316336i" calcext:value-type="string">
            <text:p>-0.101145545316336i</text:p>
          </table:table-cell>
          <table:table-cell table:formula="of:=COMPLEX(0;-1000000000/6.284/[.$F$12]/[.B218]+6.284*[.F$14]*[.B218]*0.001)" office:value-type="string" office:string-value="-18.4157808364305i" calcext:value-type="string">
            <text:p>-18.4157808364305i</text:p>
          </table:table-cell>
          <table:table-cell table:formula="of:=IMSUM(IMDIV(1;IMSUM([.F218];[.G218]));[.H218])" office:value-type="string" office:string-value="0.577365632599037-14.2617848101002i" calcext:value-type="string">
            <text:p>0.577365632599037-14.2617848101002i</text:p>
          </table:table-cell>
          <table:table-cell table:formula="of:=300000/[.B218]" office:value-type="float" office:value="40.0427122263748" calcext:value-type="float">
            <text:p>40.0427122264</text:p>
          </table:table-cell>
          <table:table-cell table:formula="of:=[.$C$1]/[.J218]*2*PI()" office:value-type="float" office:value="3.45206578356856" calcext:value-type="float">
            <text:p>3.4520657836</text:p>
          </table:table-cell>
          <table:table-cell table:formula="of:=COMPLEX(0;TAN([.K218]))" office:value-type="string" office:string-value="0.32084926190144i" calcext:value-type="string">
            <text:p>0.32084926190144i</text:p>
          </table:table-cell>
          <table:table-cell table:formula="of:=IMPRODUCT(IMDIV(IMSUB([.I218];[.$C$2]); IMSUM([.I218]; [.$C$2])); 1-[.$F$1])" office:value-type="string" office:string-value="-0.83153880235377-0.51645656004041i" calcext:value-type="string">
            <text:p>-0.83153880235377-0.51645656004041i</text:p>
          </table:table-cell>
          <table:table-cell table:formula="of:=IMDIV(IMSUM(1;[.M218]);IMSUB(1;[.M218]))" office:value-type="string" office:string-value="0.0115473126519798-0.285235696202004i" calcext:value-type="string">
            <text:p>0.0115473126519798-0.285235696202004i</text:p>
          </table:table-cell>
          <table:table-cell table:formula="of:=IMSUM([.N218];[.L218])" office:value-type="string" office:string-value="0.0115473126519798+0.0356135656994361i" calcext:value-type="string">
            <text:p>0.0115473126519798+0.0356135656994361i</text:p>
          </table:table-cell>
          <table:table-cell table:formula="of:=IMSUM(1;IMPRODUCT([.L218];[.N218]))" office:value-type="string" office:string-value="1.09151766259436+0.00370494674133288i" calcext:value-type="string">
            <text:p>1.09151766259436+0.00370494674133288i</text:p>
          </table:table-cell>
          <table:table-cell table:formula="of:=IMPRODUCT([.$C$2];[.O218];IMDIV(1;[.P218]))" office:value-type="string" office:string-value="0.534487989450636+1.62956413477482i" calcext:value-type="string">
            <text:p>0.534487989450636+1.62956413477482i</text:p>
          </table:table-cell>
          <table:table-cell table:formula="of:=IMDIV(IMPRODUCT([.Q218];[.$F$10]);IMSUM([.Q218];[.$F$10]))" office:value-type="string" office:string-value="0.534505409684539+1.62958783332346i" calcext:value-type="string">
            <text:p>0.534505409684539+1.62958783332346i</text:p>
          </table:table-cell>
          <table:table-cell table:formula="of:=[.B218]" office:value-type="float" office:value="7492" calcext:value-type="float">
            <text:p>7492</text:p>
          </table:table-cell>
          <table:table-cell table:formula="of:=IMREAL([.R218])" office:value-type="float" office:value="0.534505409684539" calcext:value-type="float">
            <text:p>0.5345054097</text:p>
          </table:table-cell>
          <table:table-cell table:formula="of:=IMAGINARY([.R218])" office:value-type="float" office:value="1.62958783332346" calcext:value-type="float">
            <text:p>1.6295878333</text:p>
          </table:table-cell>
          <table:table-cell table:formula="of:=IMABS([.R218])" office:value-type="float" office:value="1.71500802898934" calcext:value-type="float">
            <text:p>1.715008029</text:p>
          </table:table-cell>
        </table:table-row>
        <table:table-row table:style-name="ro1">
          <table:table-cell/>
          <table:table-cell table:formula="of:=[.B218]+[.$C$11]" office:value-type="float" office:value="7496" calcext:value-type="float">
            <text:p>7496</text:p>
          </table:table-cell>
          <table:table-cell table:formula="of:=COMPLEX([.$C$3]/1000;6.284*[.B219]*[.$C$4]/1000)" office:value-type="string" office:string-value="1.7+200.195672i" calcext:value-type="string">
            <text:p>1.7+200.195672i</text:p>
          </table:table-cell>
          <table:table-cell table:formula="of:=COMPLEX(0;-1/6.284/[.B219]/[.$C$5]*1000000000)" office:value-type="string" office:string-value="-192.993001548823i" calcext:value-type="string">
            <text:p>-192.993001548823i</text:p>
          </table:table-cell>
          <table:table-cell table:formula="of:=IMSUM([.C219];[.D219])" office:value-type="string" office:string-value="1.7+7.202670451177i" calcext:value-type="string">
            <text:p>1.7+7.202670451177i</text:p>
          </table:table-cell>
          <table:table-cell table:formula="of:=IMDIV(1;[.E219])" office:value-type="string" office:string-value="0.0310397617435153-0.131511279247995i" calcext:value-type="string">
            <text:p>0.0310397617435153-0.131511279247995i</text:p>
          </table:table-cell>
          <table:table-cell table:formula="of:=COMPLEX(0;-1/6.284/[.B219]/[.$C$6]*1000)" office:value-type="string" office:string-value="-0.10109157223986i" calcext:value-type="string">
            <text:p>-0.10109157223986i</text:p>
          </table:table-cell>
          <table:table-cell table:formula="of:=COMPLEX(0;-1000000000/6.284/[.$F$12]/[.B219]+6.284*[.F$14]*[.B219]*0.001)" office:value-type="string" office:string-value="-18.4029383303705i" calcext:value-type="string">
            <text:p>-18.4029383303705i</text:p>
          </table:table-cell>
          <table:table-cell table:formula="of:=IMSUM(IMDIV(1;IMSUM([.F219];[.G219]));[.H219])" office:value-type="string" office:string-value="0.563666984764282-14.17898361612i" calcext:value-type="string">
            <text:p>0.563666984764282-14.17898361612i</text:p>
          </table:table-cell>
          <table:table-cell table:formula="of:=300000/[.B219]" office:value-type="float" office:value="40.0213447171825" calcext:value-type="float">
            <text:p>40.0213447172</text:p>
          </table:table-cell>
          <table:table-cell table:formula="of:=[.$C$1]/[.J219]*2*PI()" office:value-type="float" office:value="3.45390885125867" calcext:value-type="float">
            <text:p>3.4539088513</text:p>
          </table:table-cell>
          <table:table-cell table:formula="of:=COMPLEX(0;TAN([.K219]))" office:value-type="string" office:string-value="0.32288326791678i" calcext:value-type="string">
            <text:p>0.32288326791678i</text:p>
          </table:table-cell>
          <table:table-cell table:formula="of:=IMPRODUCT(IMDIV(IMSUB([.I219];[.$C$2]); IMSUM([.I219]; [.$C$2])); 1-[.$F$1])" office:value-type="string" office:string-value="-0.833526260397944-0.514154537362603i" calcext:value-type="string">
            <text:p>-0.833526260397944-0.514154537362603i</text:p>
          </table:table-cell>
          <table:table-cell table:formula="of:=IMDIV(IMSUM(1;[.M219]);IMSUB(1;[.M219]))" office:value-type="string" office:string-value="0.0112733396952861-0.283579672322401i" calcext:value-type="string">
            <text:p>0.0112733396952861-0.283579672322401i</text:p>
          </table:table-cell>
          <table:table-cell table:formula="of:=IMSUM([.N219];[.L219])" office:value-type="string" office:string-value="0.0112733396952861+0.039303595594379i" calcext:value-type="string">
            <text:p>0.0112733396952861+0.039303595594379i</text:p>
          </table:table-cell>
          <table:table-cell table:formula="of:=IMSUM(1;IMPRODUCT([.L219];[.N219]))" office:value-type="string" office:string-value="1.09156313131423+0.00363997276114994i" calcext:value-type="string">
            <text:p>1.09156313131423+0.00363997276114994i</text:p>
          </table:table-cell>
          <table:table-cell table:formula="of:=IMPRODUCT([.$C$2];[.O219];IMDIV(1;[.P219]))" office:value-type="string" office:string-value="0.522382810161826+1.79859347040725i" calcext:value-type="string">
            <text:p>0.522382810161826+1.79859347040725i</text:p>
          </table:table-cell>
          <table:table-cell table:formula="of:=IMDIV(IMPRODUCT([.Q219];[.$F$10]);IMSUM([.Q219];[.$F$10]))" office:value-type="string" office:string-value="0.522401601928695+1.79862309168478i" calcext:value-type="string">
            <text:p>0.522401601928695+1.79862309168478i</text:p>
          </table:table-cell>
          <table:table-cell table:formula="of:=[.B219]" office:value-type="float" office:value="7496" calcext:value-type="float">
            <text:p>7496</text:p>
          </table:table-cell>
          <table:table-cell table:formula="of:=IMREAL([.R219])" office:value-type="float" office:value="0.522401601928695" calcext:value-type="float">
            <text:p>0.5224016019</text:p>
          </table:table-cell>
          <table:table-cell table:formula="of:=IMAGINARY([.R219])" office:value-type="float" office:value="1.79862309168478" calcext:value-type="float">
            <text:p>1.7986230917</text:p>
          </table:table-cell>
          <table:table-cell table:formula="of:=IMABS([.R219])" office:value-type="float" office:value="1.87295180387521" calcext:value-type="float">
            <text:p>1.8729518039</text:p>
          </table:table-cell>
        </table:table-row>
        <table:table-row table:style-name="ro1">
          <table:table-cell/>
          <table:table-cell table:formula="of:=[.B219]+[.$C$11]" office:value-type="float" office:value="7500" calcext:value-type="float">
            <text:p>7500</text:p>
          </table:table-cell>
          <table:table-cell table:formula="of:=COMPLEX([.$C$3]/1000;6.284*[.B220]*[.$C$4]/1000)" office:value-type="string" office:string-value="1.7+200.3025i" calcext:value-type="string">
            <text:p>1.7+200.3025i</text:p>
          </table:table-cell>
          <table:table-cell table:formula="of:=COMPLEX(0;-1/6.284/[.B220]/[.$C$5]*1000000000)" office:value-type="string" office:string-value="-192.890071947997i" calcext:value-type="string">
            <text:p>-192.890071947997i</text:p>
          </table:table-cell>
          <table:table-cell table:formula="of:=IMSUM([.C220];[.D220])" office:value-type="string" office:string-value="1.7+7.41242805200301i" calcext:value-type="string">
            <text:p>1.7+7.41242805200301i</text:p>
          </table:table-cell>
          <table:table-cell table:formula="of:=IMDIV(1;[.E220])" office:value-type="string" office:string-value="0.0293944282859807-0.128167108705644i" calcext:value-type="string">
            <text:p>0.0293944282859807-0.128167108705644i</text:p>
          </table:table-cell>
          <table:table-cell table:formula="of:=COMPLEX(0;-1/6.284/[.B220]/[.$C$6]*1000)" office:value-type="string" office:string-value="-0.101037656734665i" calcext:value-type="string">
            <text:p>-0.101037656734665i</text:p>
          </table:table-cell>
          <table:table-cell table:formula="of:=COMPLEX(0;-1000000000/6.284/[.$F$12]/[.B220]+6.284*[.F$14]*[.B220]*0.001)" office:value-type="string" office:string-value="-18.3901079142797i" calcext:value-type="string">
            <text:p>-18.3901079142797i</text:p>
          </table:table-cell>
          <table:table-cell table:formula="of:=IMSUM(IMDIV(1;IMSUM([.F220];[.G220]));[.H220])" office:value-type="string" office:string-value="0.550469241932968-14.0977919606632i" calcext:value-type="string">
            <text:p>0.550469241932968-14.0977919606632i</text:p>
          </table:table-cell>
          <table:table-cell table:formula="of:=300000/[.B220]" office:value-type="float" office:value="40" calcext:value-type="float">
            <text:p>40</text:p>
          </table:table-cell>
          <table:table-cell table:formula="of:=[.$C$1]/[.J220]*2*PI()" office:value-type="float" office:value="3.45575191894877" calcext:value-type="float">
            <text:p>3.4557519189</text:p>
          </table:table-cell>
          <table:table-cell table:formula="of:=COMPLEX(0;TAN([.K220]))" office:value-type="string" office:string-value="0.324919696232907i" calcext:value-type="string">
            <text:p>0.324919696232907i</text:p>
          </table:table-cell>
          <table:table-cell table:formula="of:=IMPRODUCT(IMDIV(IMSUB([.I220];[.$C$2]); IMSUM([.I220]; [.$C$2])); 1-[.$F$1])" office:value-type="string" office:string-value="-0.835463920980255-0.511884239599065i" calcext:value-type="string">
            <text:p>-0.835463920980255-0.511884239599065i</text:p>
          </table:table-cell>
          <table:table-cell table:formula="of:=IMDIV(IMSUM(1;[.M220]);IMSUB(1;[.M220]))" office:value-type="string" office:string-value="0.0110093848386597-0.281955839213265i" calcext:value-type="string">
            <text:p>0.0110093848386597-0.281955839213265i</text:p>
          </table:table-cell>
          <table:table-cell table:formula="of:=IMSUM([.N220];[.L220])" office:value-type="string" office:string-value="0.0110093848386597+0.0429638570196421i" calcext:value-type="string">
            <text:p>0.0110093848386597+0.0429638570196421i</text:p>
          </table:table-cell>
          <table:table-cell table:formula="of:=IMSUM(1;IMPRODUCT([.L220];[.N220]))" office:value-type="string" office:string-value="1.09161300562827+0.00357716597748848i" calcext:value-type="string">
            <text:p>1.09161300562827+0.00357716597748848i</text:p>
          </table:table-cell>
          <table:table-cell table:formula="of:=IMPRODUCT([.$C$2];[.O220];IMDIV(1;[.P220]))" office:value-type="string" office:string-value="0.510714678409278+1.96623338925407i" calcext:value-type="string">
            <text:p>0.510714678409278+1.96623338925407i</text:p>
          </table:table-cell>
          <table:table-cell table:formula="of:=IMDIV(IMPRODUCT([.Q220];[.$F$10]);IMSUM([.Q220];[.$F$10]))" office:value-type="string" office:string-value="0.510734762874221+1.96626944266351i" calcext:value-type="string">
            <text:p>0.510734762874221+1.96626944266351i</text:p>
          </table:table-cell>
          <table:table-cell table:formula="of:=[.B220]" office:value-type="float" office:value="7500" calcext:value-type="float">
            <text:p>7500</text:p>
          </table:table-cell>
          <table:table-cell table:formula="of:=IMREAL([.R220])" office:value-type="float" office:value="0.510734762874221" calcext:value-type="float">
            <text:p>0.5107347629</text:p>
          </table:table-cell>
          <table:table-cell table:formula="of:=IMAGINARY([.R220])" office:value-type="float" office:value="1.96626944266351" calcext:value-type="float">
            <text:p>1.9662694427</text:p>
          </table:table-cell>
          <table:table-cell table:formula="of:=IMABS([.R220])" office:value-type="float" office:value="2.03151803318613" calcext:value-type="float">
            <text:p>2.0315180332</text:p>
          </table:table-cell>
        </table:table-row>
        <table:table-row table:style-name="ro1">
          <table:table-cell/>
          <table:table-cell table:formula="of:=[.B220]+[.$C$11]" office:value-type="float" office:value="7504" calcext:value-type="float">
            <text:p>7504</text:p>
          </table:table-cell>
          <table:table-cell table:formula="of:=COMPLEX([.$C$3]/1000;6.284*[.B221]*[.$C$4]/1000)" office:value-type="string" office:string-value="1.7+200.409328i" calcext:value-type="string">
            <text:p>1.7+200.409328i</text:p>
          </table:table-cell>
          <table:table-cell table:formula="of:=COMPLEX(0;-1/6.284/[.B221]/[.$C$5]*1000000000)" office:value-type="string" office:string-value="-192.787252080221i" calcext:value-type="string">
            <text:p>-192.787252080221i</text:p>
          </table:table-cell>
          <table:table-cell table:formula="of:=IMSUM([.C221];[.D221])" office:value-type="string" office:string-value="1.7+7.62207591977898i" calcext:value-type="string">
            <text:p>1.7+7.62207591977898i</text:p>
          </table:table-cell>
          <table:table-cell table:formula="of:=IMDIV(1;[.E221])" office:value-type="string" office:string-value="0.0278752311678716-0.124980663672298i" calcext:value-type="string">
            <text:p>0.0278752311678716-0.124980663672298i</text:p>
          </table:table-cell>
          <table:table-cell table:formula="of:=COMPLEX(0;-1/6.284/[.B221]/[.$C$6]*1000)" office:value-type="string" office:string-value="-0.100983798708687i" calcext:value-type="string">
            <text:p>-0.100983798708687i</text:p>
          </table:table-cell>
          <table:table-cell table:formula="of:=COMPLEX(0;-1000000000/6.284/[.$F$12]/[.B221]+6.284*[.F$14]*[.B221]*0.001)" office:value-type="string" office:string-value="-18.3772895688243i" calcext:value-type="string">
            <text:p>-18.3772895688243i</text:p>
          </table:table-cell>
          <table:table-cell table:formula="of:=IMSUM(IMDIV(1;IMSUM([.F221];[.G221]));[.H221])" office:value-type="string" office:string-value="0.537748114981171-14.0181521336463i" calcext:value-type="string">
            <text:p>0.537748114981171-14.0181521336463i</text:p>
          </table:table-cell>
          <table:table-cell table:formula="of:=300000/[.B221]" office:value-type="float" office:value="39.9786780383795" calcext:value-type="float">
            <text:p>39.9786780384</text:p>
          </table:table-cell>
          <table:table-cell table:formula="of:=[.$C$1]/[.J221]*2*PI()" office:value-type="float" office:value="3.45759498663888" calcext:value-type="float">
            <text:p>3.4575949866</text:p>
          </table:table-cell>
          <table:table-cell table:formula="of:=COMPLEX(0;TAN([.K221]))" office:value-type="string" office:string-value="0.326958565039379i" calcext:value-type="string">
            <text:p>0.326958565039379i</text:p>
          </table:table-cell>
          <table:table-cell table:formula="of:=IMPRODUCT(IMDIV(IMSUB([.I221];[.$C$2]); IMSUM([.I221]; [.$C$2])); 1-[.$F$1])" office:value-type="string" office:string-value="-0.837353742156124-0.509644874209063i" calcext:value-type="string">
            <text:p>-0.837353742156124-0.509644874209063i</text:p>
          </table:table-cell>
          <table:table-cell table:formula="of:=IMDIV(IMSUM(1;[.M221]);IMSUB(1;[.M221]))" office:value-type="string" office:string-value="0.0107549622996239-0.280363042672927i" calcext:value-type="string">
            <text:p>0.0107549622996239-0.280363042672927i</text:p>
          </table:table-cell>
          <table:table-cell table:formula="of:=IMSUM([.N221];[.L221])" office:value-type="string" office:string-value="0.0107549622996239+0.0465955223664521i" calcext:value-type="string">
            <text:p>0.0107549622996239+0.0465955223664521i</text:p>
          </table:table-cell>
          <table:table-cell table:formula="of:=IMSUM(1;IMPRODUCT([.L221];[.N221]))" office:value-type="string" office:string-value="1.09166709812241+0.00351642704053765i" calcext:value-type="string">
            <text:p>1.09166709812241+0.00351642704053765i</text:p>
          </table:table-cell>
          <table:table-cell table:formula="of:=IMPRODUCT([.$C$2];[.O221];IMDIV(1;[.P221]))" office:value-type="string" office:string-value="0.49946272493361+2.13253637312596i" calcext:value-type="string">
            <text:p>0.49946272493361+2.13253637312596i</text:p>
          </table:table-cell>
          <table:table-cell table:formula="of:=IMDIV(IMPRODUCT([.Q221];[.$F$10]);IMSUM([.Q221];[.$F$10]))" office:value-type="string" office:string-value="0.499484028264191+2.13257935684973i" calcext:value-type="string">
            <text:p>0.499484028264191+2.13257935684973i</text:p>
          </table:table-cell>
          <table:table-cell table:formula="of:=[.B221]" office:value-type="float" office:value="7504" calcext:value-type="float">
            <text:p>7504</text:p>
          </table:table-cell>
          <table:table-cell table:formula="of:=IMREAL([.R221])" office:value-type="float" office:value="0.499484028264191" calcext:value-type="float">
            <text:p>0.4994840283</text:p>
          </table:table-cell>
          <table:table-cell table:formula="of:=IMAGINARY([.R221])" office:value-type="float" office:value="2.13257935684973" calcext:value-type="float">
            <text:p>2.1325793568</text:p>
          </table:table-cell>
          <table:table-cell table:formula="of:=IMABS([.R221])" office:value-type="float" office:value="2.1902919914369" calcext:value-type="float">
            <text:p>2.1902919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1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9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7:11:25.303000000</meta:creation-date>
    <meta:generator>LibreOffice/4.1.2.3$Windows_x86 LibreOffice_project/40b2d7fde7e8d2d7bc5a449dc65df4d08a7dd38</meta:generator>
    <dc:date>2015-05-24T22:25:25.663000000</dc:date>
    <meta:editing-duration>P1DT8H33M13S</meta:editing-duration>
    <meta:editing-cycles>11</meta:editing-cycles>
    <meta:document-statistic meta:table-count="1" meta:cell-count="43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3.664cm" style:legend-expansion="high" chart:style-name="ch2"/>
        <chart:plot-area chart:style-name="ch3" table:cell-range-address="Sheet1.S20:Sheet1.V220 Sheet1.T19:Sheet1.V19" chart:data-source-has-labels="row" svg:x="0.77cm" svg:y="0.855cm" svg:width="12.267cm" svg:height="7.545cm">
          <chartooo:coordinate-region svg:x="1.498cm" svg:y="1.067cm" svg:width="11.168cm" svg:height="7.12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T20:Sheet1.T220" chart:label-cell-address="Sheet1.T19:Sheet1.T19" chart:class="chart:scatter">
            <chart:domain table:cell-range-address="Sheet1.S20:Sheet1.S220"/>
            <chart:data-point chart:repeated="201"/>
          </chart:series>
          <chart:series chart:style-name="ch7" chart:values-cell-range-address="Sheet1.U20:Sheet1.U220" chart:label-cell-address="Sheet1.U19:Sheet1.U19" chart:class="chart:scatter">
            <chart:data-point chart:repeated="201"/>
          </chart:series>
          <chart:series chart:style-name="ch8" chart:values-cell-range-address="Sheet1.V20:Sheet1.V220" chart:label-cell-address="Sheet1.V19:Sheet1.V19" chart:class="chart:scatte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R in</text:p>
                <draw:g>
                  <svg:desc>Sheet1.T19:Sheet1.T19</svg:desc>
                </draw:g>
              </table:table-cell>
              <table:table-cell office:value-type="string">
                <text:p>X in</text:p>
                <draw:g>
                  <svg:desc>Sheet1.U19:Sheet1.U19</svg:desc>
                </draw:g>
              </table:table-cell>
              <table:table-cell office:value-type="string">
                <text:p>Abs in</text:p>
                <draw:g>
                  <svg:desc>Sheet1.V19:Sheet1.V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00">
                <text:p>6700</text:p>
                <draw:g>
                  <svg:desc>Sheet1.S20:Sheet1.S220</svg:desc>
                </draw:g>
              </table:table-cell>
              <table:table-cell office:value-type="float" office:value="0.171203758237491">
                <text:p>0.171203758237491</text:p>
                <draw:g>
                  <svg:desc>Sheet1.T20:Sheet1.T220</svg:desc>
                </draw:g>
              </table:table-cell>
              <table:table-cell office:value-type="float" office:value="-12.4705919169323">
                <text:p>-12.4705919169323</text:p>
                <draw:g>
                  <svg:desc>Sheet1.U20:Sheet1.U220</svg:desc>
                </draw:g>
              </table:table-cell>
              <table:table-cell office:value-type="float" office:value="12.4717670554534">
                <text:p>12.4717670554534</text:p>
                <draw:g>
                  <svg:desc>Sheet1.V20:Sheet1.V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4">
                <text:p>6704</text:p>
              </table:table-cell>
              <table:table-cell office:value-type="float" office:value="0.174193355535717">
                <text:p>0.174193355535717</text:p>
              </table:table-cell>
              <table:table-cell office:value-type="float" office:value="-12.3236503686251">
                <text:p>-12.3236503686251</text:p>
              </table:table-cell>
              <table:table-cell office:value-type="float" office:value="12.3248814084853">
                <text:p>12.3248814084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08">
                <text:p>6708</text:p>
              </table:table-cell>
              <table:table-cell office:value-type="float" office:value="0.177261615961827">
                <text:p>0.177261615961827</text:p>
              </table:table-cell>
              <table:table-cell office:value-type="float" office:value="-12.1764460972173">
                <text:p>-12.1764460972173</text:p>
              </table:table-cell>
              <table:table-cell office:value-type="float" office:value="12.1777362937014">
                <text:p>12.1777362937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12">
                <text:p>6712</text:p>
              </table:table-cell>
              <table:table-cell office:value-type="float" office:value="0.180411271733272">
                <text:p>0.180411271733272</text:p>
              </table:table-cell>
              <table:table-cell office:value-type="float" office:value="-12.0289663254495">
                <text:p>-12.0289663254495</text:p>
              </table:table-cell>
              <table:table-cell office:value-type="float" office:value="12.0303191597632">
                <text:p>12.0303191597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16">
                <text:p>6716</text:p>
              </table:table-cell>
              <table:table-cell office:value-type="float" office:value="0.183645173813024">
                <text:p>0.183645173813024</text:p>
              </table:table-cell>
              <table:table-cell office:value-type="float" office:value="-11.8811979059916">
                <text:p>-11.8811979059916</text:p>
              </table:table-cell>
              <table:table-cell office:value-type="float" office:value="11.8826171036184">
                <text:p>11.8826171036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20">
                <text:p>6720</text:p>
              </table:table-cell>
              <table:table-cell office:value-type="float" office:value="0.186966298124192">
                <text:p>0.186966298124192</text:p>
              </table:table-cell>
              <table:table-cell office:value-type="float" office:value="-11.7331273052655">
                <text:p>-11.7331273052655</text:p>
              </table:table-cell>
              <table:table-cell office:value-type="float" office:value="11.7346168560461">
                <text:p>11.7346168560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24">
                <text:p>6724</text:p>
              </table:table-cell>
              <table:table-cell office:value-type="float" office:value="0.190377752147858">
                <text:p>0.190377752147858</text:p>
              </table:table-cell>
              <table:table-cell office:value-type="float" office:value="-11.5847405864492">
                <text:p>-11.5847405864492</text:p>
              </table:table-cell>
              <table:table-cell office:value-type="float" office:value="11.5863047665697">
                <text:p>11.5863047665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28">
                <text:p>6728</text:p>
              </table:table-cell>
              <table:table-cell office:value-type="float" office:value="0.19388278192867">
                <text:p>0.19388278192867</text:p>
              </table:table-cell>
              <table:table-cell office:value-type="float" office:value="-11.436023391607">
                <text:p>-11.436023391607</text:p>
              </table:table-cell>
              <table:table-cell office:value-type="float" office:value="11.4376667877024">
                <text:p>11.4376667877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32">
                <text:p>6732</text:p>
              </table:table-cell>
              <table:table-cell office:value-type="float" office:value="0.197484779517757">
                <text:p>0.197484779517757</text:p>
              </table:table-cell>
              <table:table-cell office:value-type="float" office:value="-11.2869609228973">
                <text:p>-11.2869609228973</text:p>
              </table:table-cell>
              <table:table-cell office:value-type="float" office:value="11.2886884585036">
                <text:p>11.2886884585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36">
                <text:p>6736</text:p>
              </table:table-cell>
              <table:table-cell office:value-type="float" office:value="0.20118729088514">
                <text:p>0.20118729088514</text:p>
              </table:table-cell>
              <table:table-cell office:value-type="float" office:value="-11.137537922799">
                <text:p>-11.137537922799</text:p>
              </table:table-cell>
              <table:table-cell office:value-type="float" office:value="11.139354887416">
                <text:p>11.139354887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40">
                <text:p>6740</text:p>
              </table:table-cell>
              <table:table-cell office:value-type="float" office:value="0.204994024335137">
                <text:p>0.204994024335137</text:p>
              </table:table-cell>
              <table:table-cell office:value-type="float" office:value="-10.9877386533001">
                <text:p>-10.9877386533001</text:p>
              </table:table-cell>
              <table:table-cell office:value-type="float" office:value="10.9896507343609">
                <text:p>10.98965073436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44">
                <text:p>6744</text:p>
              </table:table-cell>
              <table:table-cell office:value-type="float" office:value="0.208908859461291">
                <text:p>0.208908859461291</text:p>
              </table:table-cell>
              <table:table-cell office:value-type="float" office:value="-10.8375468739785">
                <text:p>-10.8375468739785</text:p>
              </table:table-cell>
              <table:table-cell office:value-type="float" office:value="10.8395601920577">
                <text:p>10.8395601920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48">
                <text:p>6748</text:p>
              </table:table-cell>
              <table:table-cell office:value-type="float" office:value="0.212935856680975">
                <text:p>0.212935856680975</text:p>
              </table:table-cell>
              <table:table-cell office:value-type="float" office:value="-10.6869458189101">
                <text:p>-10.6869458189101</text:p>
              </table:table-cell>
              <table:table-cell office:value-type="float" office:value="10.6890669665495">
                <text:p>10.6890669665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2">
                <text:p>6752</text:p>
              </table:table-cell>
              <table:table-cell office:value-type="float" office:value="0.217079267392657">
                <text:p>0.217079267392657</text:p>
              </table:table-cell>
              <table:table-cell office:value-type="float" office:value="-10.5359181723302">
                <text:p>-10.5359181723302</text:p>
              </table:table-cell>
              <table:table-cell office:value-type="float" office:value="10.5381542569071">
                <text:p>10.5381542569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56">
                <text:p>6756</text:p>
              </table:table-cell>
              <table:table-cell office:value-type="float" office:value="0.221343544803295">
                <text:p>0.221343544803295</text:p>
              </table:table-cell>
              <table:table-cell office:value-type="float" office:value="-10.3844460429652">
                <text:p>-10.3844460429652</text:p>
              </table:table-cell>
              <table:table-cell office:value-type="float" office:value="10.3868047340884">
                <text:p>10.3868047340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60">
                <text:p>6760</text:p>
              </table:table-cell>
              <table:table-cell office:value-type="float" office:value="0.225733355474839">
                <text:p>0.225733355474839</text:p>
              </table:table-cell>
              <table:table-cell office:value-type="float" office:value="-10.2325109369551">
                <text:p>-10.2325109369551</text:p>
              </table:table-cell>
              <table:table-cell office:value-type="float" office:value="10.2350005189389">
                <text:p>10.2350005189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64">
                <text:p>6764</text:p>
              </table:table-cell>
              <table:table-cell office:value-type="float" office:value="0.230253591647586">
                <text:p>0.230253591647586</text:p>
              </table:table-cell>
              <table:table-cell office:value-type="float" office:value="-10.0800937292701">
                <text:p>-10.0800937292701</text:p>
              </table:table-cell>
              <table:table-cell office:value-type="float" office:value="10.0827231593125">
                <text:p>10.082723159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68">
                <text:p>6768</text:p>
              </table:table-cell>
              <table:table-cell office:value-type="float" office:value="0.234909384397642">
                <text:p>0.234909384397642</text:p>
              </table:table-cell>
              <table:table-cell office:value-type="float" office:value="-9.92717463352565">
                <text:p>-9.92717463352565</text:p>
              </table:table-cell>
              <table:table-cell office:value-type="float" office:value="9.92995360630619">
                <text:p>9.92995360630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72">
                <text:p>6772</text:p>
              </table:table-cell>
              <table:table-cell office:value-type="float" office:value="0.239706117695363">
                <text:p>0.239706117695363</text:p>
              </table:table-cell>
              <table:table-cell office:value-type="float" office:value="-9.77373317009201">
                <text:p>-9.77373317009201</text:p>
              </table:table-cell>
              <table:table-cell office:value-type="float" office:value="9.7766721896061">
                <text:p>9.7766721896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76">
                <text:p>6776</text:p>
              </table:table-cell>
              <table:table-cell office:value-type="float" office:value="0.244649443435541">
                <text:p>0.244649443435541</text:p>
              </table:table-cell>
              <table:table-cell office:value-type="float" office:value="-9.61974813238288">
                <text:p>-9.61974813238288</text:p>
              </table:table-cell>
              <table:table-cell office:value-type="float" office:value="9.62285859194955">
                <text:p>9.622858591949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80">
                <text:p>6780</text:p>
              </table:table-cell>
              <table:table-cell office:value-type="float" office:value="0.249745297515442">
                <text:p>0.249745297515442</text:p>
              </table:table-cell>
              <table:table-cell office:value-type="float" office:value="-9.46519755119978">
                <text:p>-9.46519755119978</text:p>
              </table:table-cell>
              <table:table-cell office:value-type="float" office:value="9.46849182271757">
                <text:p>9.46849182271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84">
                <text:p>6784</text:p>
              </table:table-cell>
              <table:table-cell office:value-type="float" office:value="0.254999917046183">
                <text:p>0.254999917046183</text:p>
              </table:table-cell>
              <table:table-cell office:value-type="float" office:value="-9.31005865700623">
                <text:p>-9.31005865700623</text:p>
              </table:table-cell>
              <table:table-cell office:value-type="float" office:value="9.31355019069475">
                <text:p>9.31355019069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88">
                <text:p>6788</text:p>
              </table:table-cell>
              <table:table-cell office:value-type="float" office:value="0.260419858788696">
                <text:p>0.260419858788696</text:p>
              </table:table-cell>
              <table:table-cell office:value-type="float" office:value="-9.15430783998373">
                <text:p>-9.15430783998373</text:p>
              </table:table-cell>
              <table:table-cell office:value-type="float" office:value="9.158011276038">
                <text:p>9.1580112760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92">
                <text:p>6792</text:p>
              </table:table-cell>
              <table:table-cell office:value-type="float" office:value="0.266012018914009">
                <text:p>0.266012018914009</text:p>
              </table:table-cell>
              <table:table-cell office:value-type="float" office:value="-8.99792060772149">
                <text:p>-8.99792060772149</text:p>
              </table:table-cell>
              <table:table-cell office:value-type="float" office:value="9.00185190152925">
                <text:p>9.00185190152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96">
                <text:p>6796</text:p>
              </table:table-cell>
              <table:table-cell office:value-type="float" office:value="0.271783654199455">
                <text:p>0.271783654199455</text:p>
              </table:table-cell>
              <table:table-cell office:value-type="float" office:value="-8.84087154037473">
                <text:p>-8.84087154037473</text:p>
              </table:table-cell>
              <table:table-cell office:value-type="float" office:value="8.84504810320995">
                <text:p>8.84504810320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00">
                <text:p>6800</text:p>
              </table:table-cell>
              <table:table-cell office:value-type="float" office:value="0.277742404777416">
                <text:p>0.277742404777416</text:p>
              </table:table-cell>
              <table:table-cell office:value-type="float" office:value="-8.68313424311245">
                <text:p>-8.68313424311245</text:p>
              </table:table-cell>
              <table:table-cell office:value-type="float" office:value="8.68757510052854">
                <text:p>8.68757510052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04">
                <text:p>6804</text:p>
              </table:table-cell>
              <table:table-cell office:value-type="float" office:value="0.283896318571293">
                <text:p>0.283896318571293</text:p>
              </table:table-cell>
              <table:table-cell office:value-type="float" office:value="-8.52468129566376">
                <text:p>-8.52468129566376</text:p>
              </table:table-cell>
              <table:table-cell office:value-type="float" office:value="8.52940726617846">
                <text:p>8.52940726617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08">
                <text:p>6808</text:p>
              </table:table-cell>
              <table:table-cell office:value-type="float" office:value="0.290253877560084">
                <text:p>0.290253877560084</text:p>
              </table:table-cell>
              <table:table-cell office:value-type="float" office:value="-8.36548419875605">
                <text:p>-8.36548419875605</text:p>
              </table:table-cell>
              <table:table-cell office:value-type="float" office:value="8.37051809585738">
                <text:p>8.37051809585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12">
                <text:p>6812</text:p>
              </table:table-cell>
              <table:table-cell office:value-type="float" office:value="0.296824026030118">
                <text:p>0.296824026030118</text:p>
              </table:table-cell>
              <table:table-cell office:value-type="float" office:value="-8.20551331722015">
                <text:p>-8.20551331722015</text:p>
              </table:table-cell>
              <table:table-cell office:value-type="float" office:value="8.21088017824557">
                <text:p>8.21088017824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16">
                <text:p>6816</text:p>
              </table:table-cell>
              <table:table-cell office:value-type="float" office:value="0.303616200986871">
                <text:p>0.303616200986871</text:p>
              </table:table-cell>
              <table:table-cell office:value-type="float" office:value="-8.04473781951941">
                <text:p>-8.04473781951941</text:p>
              </table:table-cell>
              <table:table-cell office:value-type="float" office:value="8.05046516558563">
                <text:p>8.05046516558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20">
                <text:p>6820</text:p>
              </table:table-cell>
              <table:table-cell office:value-type="float" office:value="0.310640364917659">
                <text:p>0.310640364917659</text:p>
              </table:table-cell>
              <table:table-cell office:value-type="float" office:value="-7.88312561344033">
                <text:p>-7.88312561344033</text:p>
              </table:table-cell>
              <table:table-cell office:value-type="float" office:value="7.88924374535324">
                <text:p>7.88924374535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24">
                <text:p>6824</text:p>
              </table:table-cell>
              <table:table-cell office:value-type="float" office:value="0.317907041113209">
                <text:p>0.317907041113209</text:p>
              </table:table-cell>
              <table:table-cell office:value-type="float" office:value="-7.72064327766016">
                <text:p>-7.72064327766016</text:p>
              </table:table-cell>
              <table:table-cell office:value-type="float" office:value="7.72718561364151">
                <text:p>7.72718561364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28">
                <text:p>6828</text:p>
              </table:table-cell>
              <table:table-cell office:value-type="float" office:value="0.325427351779217">
                <text:p>0.325427351779217</text:p>
              </table:table-cell>
              <table:table-cell office:value-type="float" office:value="-7.55725598888035">
                <text:p>-7.55725598888035</text:p>
              </table:table-cell>
              <table:table-cell office:value-type="float" office:value="7.56425945104701">
                <text:p>7.56425945104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32">
                <text:p>6832</text:p>
              </table:table-cell>
              <table:table-cell office:value-type="float" office:value="0.333213059191794">
                <text:p>0.333213059191794</text:p>
              </table:table-cell>
              <table:table-cell office:value-type="float" office:value="-7.39292744419334">
                <text:p>-7.39292744419334</text:p>
              </table:table-cell>
              <table:table-cell office:value-type="float" office:value="7.40043290206208">
                <text:p>7.40043290206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36">
                <text:p>6836</text:p>
              </table:table-cell>
              <table:table-cell office:value-type="float" office:value="0.341276610176037">
                <text:p>0.341276610176037</text:p>
              </table:table-cell>
              <table:table-cell office:value-type="float" office:value="-7.22761977831445">
                <text:p>-7.22761977831445</text:p>
              </table:table-cell>
              <table:table-cell office:value-type="float" office:value="7.23567255923977">
                <text:p>7.235672559239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40">
                <text:p>6840</text:p>
              </table:table-cell>
              <table:table-cell office:value-type="float" office:value="0.349631184217132">
                <text:p>0.349631184217132</text:p>
              </table:table-cell>
              <table:table-cell office:value-type="float" office:value="-7.0612934752849">
                <text:p>-7.0612934752849</text:p>
              </table:table-cell>
              <table:table-cell office:value-type="float" office:value="7.06994395374378">
                <text:p>7.06994395374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44">
                <text:p>6844</text:p>
              </table:table-cell>
              <table:table-cell office:value-type="float" office:value="0.358290745546498">
                <text:p>0.358290745546498</text:p>
              </table:table-cell>
              <table:table-cell office:value-type="float" office:value="-6.89390727421421">
                <text:p>-6.89390727421421</text:p>
              </table:table-cell>
              <table:table-cell office:value-type="float" office:value="6.90321155432802">
                <text:p>6.903211554328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48">
                <text:p>6848</text:p>
              </table:table-cell>
              <table:table-cell office:value-type="float" office:value="0.367270099580011">
                <text:p>0.367270099580011</text:p>
              </table:table-cell>
              <table:table-cell office:value-type="float" office:value="-6.72541806859148">
                <text:p>-6.72541806859148</text:p>
              </table:table-cell>
              <table:table-cell office:value-type="float" office:value="6.73543877734645">
                <text:p>6.73543877734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52">
                <text:p>6852</text:p>
              </table:table-cell>
              <table:table-cell office:value-type="float" office:value="0.376584954127913">
                <text:p>0.376584954127913</text:p>
              </table:table-cell>
              <table:table-cell office:value-type="float" office:value="-6.55578079865348">
                <text:p>-6.55578079865348</text:p>
              </table:table-cell>
              <table:table-cell office:value-type="float" office:value="6.56658801111119">
                <text:p>6.56658801111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56">
                <text:p>6856</text:p>
              </table:table-cell>
              <table:table-cell office:value-type="float" office:value="0.386251985841719">
                <text:p>0.386251985841719</text:p>
              </table:table-cell>
              <table:table-cell office:value-type="float" office:value="-6.38494833624965">
                <text:p>-6.38494833624965</text:p>
              </table:table-cell>
              <table:table-cell office:value-type="float" office:value="6.39662065884353">
                <text:p>6.39662065884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60">
                <text:p>6860</text:p>
              </table:table-cell>
              <table:table-cell office:value-type="float" office:value="0.396288912413436">
                <text:p>0.396288912413436</text:p>
              </table:table-cell>
              <table:table-cell office:value-type="float" office:value="-6.21287136160116">
                <text:p>-6.21287136160116</text:p>
              </table:table-cell>
              <table:table-cell office:value-type="float" office:value="6.22549720567809">
                <text:p>6.22549720567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64">
                <text:p>6864</text:p>
              </table:table-cell>
              <table:table-cell office:value-type="float" office:value="0.406714571101675">
                <text:p>0.406714571101675</text:p>
              </table:table-cell>
              <table:table-cell office:value-type="float" office:value="-6.03949823127643">
                <text:p>-6.03949823127643</text:p>
              </table:table-cell>
              <table:table-cell office:value-type="float" office:value="6.05317731674346">
                <text:p>6.053177316743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68">
                <text:p>6868</text:p>
              </table:table-cell>
              <table:table-cell office:value-type="float" office:value="0.417549004223102">
                <text:p>0.417549004223102</text:p>
              </table:table-cell>
              <table:table-cell office:value-type="float" office:value="-5.86477483666533">
                <text:p>-5.86477483666533</text:p>
              </table:table-cell>
              <table:table-cell office:value-type="float" office:value="5.87961997544999">
                <text:p>5.87961997544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72">
                <text:p>6872</text:p>
              </table:table-cell>
              <table:table-cell office:value-type="float" office:value="0.428813552321685">
                <text:p>0.428813552321685</text:p>
              </table:table-cell>
              <table:table-cell office:value-type="float" office:value="-5.68864445215059">
                <text:p>-5.68864445215059</text:p>
              </table:table-cell>
              <table:table-cell office:value-type="float" office:value="5.70478367386866">
                <text:p>5.70478367386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76">
                <text:p>6876</text:p>
              </table:table-cell>
              <table:table-cell office:value-type="float" office:value="0.440530955810748">
                <text:p>0.440530955810748</text:p>
              </table:table-cell>
              <table:table-cell office:value-type="float" office:value="-5.51104757210046">
                <text:p>-5.51104757210046</text:p>
              </table:table-cell>
              <table:table-cell office:value-type="float" office:value="5.52862667079103">
                <text:p>5.52862667079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80">
                <text:p>6880</text:p>
              </table:table-cell>
              <table:table-cell office:value-type="float" office:value="0.452725465974295">
                <text:p>0.452725465974295</text:p>
              </table:table-cell>
              <table:table-cell office:value-type="float" office:value="-5.33192173573212">
                <text:p>-5.33192173573212</text:p>
              </table:table-cell>
              <table:table-cell office:value-type="float" office:value="5.35110733806698">
                <text:p>5.351107338066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84">
                <text:p>6884</text:p>
              </table:table-cell>
              <table:table-cell office:value-type="float" office:value="0.465422966323959">
                <text:p>0.465422966323959</text:p>
              </table:table-cell>
              <table:table-cell office:value-type="float" office:value="-5.15120133879259">
                <text:p>-5.15120133879259</text:p>
              </table:table-cell>
              <table:table-cell office:value-type="float" office:value="5.17218462260971">
                <text:p>5.17218462260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88">
                <text:p>6888</text:p>
              </table:table-cell>
              <table:table-cell office:value-type="float" office:value="0.478651105422382">
                <text:p>0.478651105422382</text:p>
              </table:table-cell>
              <table:table-cell office:value-type="float" office:value="-4.96881743089915">
                <text:p>-4.96881743089915</text:p>
              </table:table-cell>
              <table:table-cell office:value-type="float" office:value="4.99181866080182">
                <text:p>4.991818660801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92">
                <text:p>6892</text:p>
              </table:table-cell>
              <table:table-cell office:value-type="float" office:value="0.492439442424332">
                <text:p>0.492439442424332</text:p>
              </table:table-cell>
              <table:table-cell office:value-type="float" office:value="-4.78469749728121">
                <text:p>-4.78469749728121</text:p>
              </table:table-cell>
              <table:table-cell office:value-type="float" office:value="4.80997159502468">
                <text:p>4.809971595024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96">
                <text:p>6896</text:p>
              </table:table-cell>
              <table:table-cell office:value-type="float" office:value="0.506819606738057">
                <text:p>0.506819606738057</text:p>
              </table:table-cell>
              <table:table-cell office:value-type="float" office:value="-4.59876522352142">
                <text:p>-4.59876522352142</text:p>
              </table:table-cell>
              <table:table-cell office:value-type="float" office:value="4.62660866022232">
                <text:p>4.62660866022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00">
                <text:p>6900</text:p>
              </table:table-cell>
              <table:table-cell office:value-type="float" office:value="0.521825473387188">
                <text:p>0.521825473387188</text:p>
              </table:table-cell>
              <table:table-cell office:value-type="float" office:value="-4.41094024176493">
                <text:p>-4.41094024176493</text:p>
              </table:table-cell>
              <table:table-cell office:value-type="float" office:value="4.44169963427256">
                <text:p>4.44169963427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04">
                <text:p>6904</text:p>
              </table:table-cell>
              <table:table-cell office:value-type="float" office:value="0.537493355853914">
                <text:p>0.537493355853914</text:p>
              </table:table-cell>
              <table:table-cell office:value-type="float" office:value="-4.22113785669972">
                <text:p>-4.22113785669972</text:p>
              </table:table-cell>
              <table:table-cell office:value-type="float" office:value="4.25522078309112">
                <text:p>4.255220783091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08">
                <text:p>6908</text:p>
              </table:table-cell>
              <table:table-cell office:value-type="float" office:value="0.553862218412366">
                <text:p>0.553862218412366</text:p>
              </table:table-cell>
              <table:table-cell office:value-type="float" office:value="-4.02926874944965">
                <text:p>-4.02926874944965</text:p>
              </table:table-cell>
              <table:table-cell office:value-type="float" office:value="4.06715748555133">
                <text:p>4.06715748555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12">
                <text:p>6912</text:p>
              </table:table-cell>
              <table:table-cell office:value-type="float" office:value="0.570973910223864">
                <text:p>0.570973910223864</text:p>
              </table:table-cell>
              <table:table-cell office:value-type="float" office:value="-3.8352386573095">
                <text:p>-3.8352386573095</text:p>
              </table:table-cell>
              <table:table-cell office:value-type="float" office:value="3.87750780330324">
                <text:p>3.87750780330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16">
                <text:p>6916</text:p>
              </table:table-cell>
              <table:table-cell office:value-type="float" office:value="0.588873423767863">
                <text:p>0.588873423767863</text:p>
              </table:table-cell>
              <table:table-cell office:value-type="float" office:value="-3.63894802705314">
                <text:p>-3.63894802705314</text:p>
              </table:table-cell>
              <table:table-cell office:value-type="float" office:value="3.68628738066012">
                <text:p>3.686287380660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20">
                <text:p>6920</text:p>
              </table:table-cell>
              <table:table-cell office:value-type="float" office:value="0.607609180524338">
                <text:p>0.607609180524338</text:p>
              </table:table-cell>
              <table:table-cell office:value-type="float" office:value="-3.44029163929066">
                <text:p>-3.44029163929066</text:p>
              </table:table-cell>
              <table:table-cell office:value-type="float" office:value="3.4935362427819">
                <text:p>3.49353624278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24">
                <text:p>6924</text:p>
              </table:table-cell>
              <table:table-cell office:value-type="float" office:value="0.627233347224431">
                <text:p>0.627233347224431</text:p>
              </table:table-cell>
              <table:table-cell office:value-type="float" office:value="-3.23915820109134">
                <text:p>-3.23915820109134</text:p>
              </table:table-cell>
              <table:table-cell office:value-type="float" office:value="3.29932834431004">
                <text:p>3.29932834431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28">
                <text:p>6928</text:p>
              </table:table-cell>
              <table:table-cell office:value-type="float" office:value="0.647802186440467">
                <text:p>0.647802186440467</text:p>
              </table:table-cell>
              <table:table-cell office:value-type="float" office:value="-3.03542990377826">
                <text:p>-3.03542990377826</text:p>
              </table:table-cell>
              <table:table-cell office:value-type="float" office:value="3.10378516871067">
                <text:p>3.103785168710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32">
                <text:p>6932</text:p>
              </table:table-cell>
              <table:table-cell office:value-type="float" office:value="0.66937644581893">
                <text:p>0.66937644581893</text:p>
              </table:table-cell>
              <table:table-cell office:value-type="float" office:value="-2.82898194247717">
                <text:p>-2.82898194247717</text:p>
              </table:table-cell>
              <table:table-cell office:value-type="float" office:value="2.90709539868906">
                <text:p>2.90709539868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36">
                <text:p>6936</text:p>
              </table:table-cell>
              <table:table-cell office:value-type="float" office:value="0.692021790867475">
                <text:p>0.692021790867475</text:p>
              </table:table-cell>
              <table:table-cell office:value-type="float" office:value="-2.61968199361323">
                <text:p>-2.61968199361323</text:p>
              </table:table-cell>
              <table:table-cell office:value-type="float" office:value="2.70954385583567">
                <text:p>2.709543855835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40">
                <text:p>6940</text:p>
              </table:table-cell>
              <table:table-cell office:value-type="float" office:value="0.715809286920237">
                <text:p>0.715809286920237</text:p>
              </table:table-cell>
              <table:table-cell office:value-type="float" office:value="-2.40738964614187">
                <text:p>-2.40738964614187</text:p>
              </table:table-cell>
              <table:table-cell office:value-type="float" office:value="2.51155486573404">
                <text:p>2.51155486573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44">
                <text:p>6944</text:p>
              </table:table-cell>
              <table:table-cell office:value-type="float" office:value="0.740815936728806">
                <text:p>0.740815936728806</text:p>
              </table:table-cell>
              <table:table-cell office:value-type="float" office:value="-2.19195578182116">
                <text:p>-2.19195578182116</text:p>
              </table:table-cell>
              <table:table-cell office:value-type="float" office:value="2.31375850113416">
                <text:p>2.31375850113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48">
                <text:p>6948</text:p>
              </table:table-cell>
              <table:table-cell office:value-type="float" office:value="0.767125281083826">
                <text:p>0.767125281083826</text:p>
              </table:table-cell>
              <table:table-cell office:value-type="float" office:value="-1.9732218993142">
                <text:p>-1.9732218993142</text:p>
              </table:table-cell>
              <table:table-cell office:value-type="float" office:value="2.11709372981242">
                <text:p>2.11709372981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52">
                <text:p>6952</text:p>
              </table:table-cell>
              <table:table-cell office:value-type="float" office:value="0.794828070996333">
                <text:p>0.794828070996333</text:p>
              </table:table-cell>
              <table:table-cell office:value-type="float" office:value="-1.75101937631923">
                <text:p>-1.75101937631923</text:p>
              </table:table-cell>
              <table:table-cell office:value-type="float" office:value="1.92297179352406">
                <text:p>1.92297179352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56">
                <text:p>6956</text:p>
              </table:table-cell>
              <table:table-cell office:value-type="float" office:value="0.824023021272862">
                <text:p>0.824023021272862</text:p>
              </table:table-cell>
              <table:table-cell office:value-type="float" office:value="-1.52516866327377">
                <text:p>-1.52516866327377</text:p>
              </table:table-cell>
              <table:table-cell office:value-type="float" office:value="1.73353782509063">
                <text:p>1.73353782509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60">
                <text:p>6960</text:p>
              </table:table-cell>
              <table:table-cell office:value-type="float" office:value="0.854817656857961">
                <text:p>0.854817656857961</text:p>
              </table:table-cell>
              <table:table-cell office:value-type="float" office:value="-1.29547840143715">
                <text:p>-1.29547840143715</text:p>
              </table:table-cell>
              <table:table-cell office:value-type="float" office:value="1.55208811446589">
                <text:p>1.552088114465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64">
                <text:p>6964</text:p>
              </table:table-cell>
              <table:table-cell office:value-type="float" office:value="0.887329265117809">
                <text:p>0.887329265117809</text:p>
              </table:table-cell>
              <table:table-cell office:value-type="float" office:value="-1.06174445734832">
                <text:p>-1.06174445734832</text:p>
              </table:table-cell>
              <table:table-cell office:value-type="float" office:value="1.38371041675792">
                <text:p>1.38371041675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68">
                <text:p>6968</text:p>
              </table:table-cell>
              <table:table-cell office:value-type="float" office:value="0.921685969365958">
                <text:p>0.921685969365958</text:p>
              </table:table-cell>
              <table:table-cell office:value-type="float" office:value="-0.823748864732519">
                <text:p>-0.823748864732519</text:p>
              </table:table-cell>
              <table:table-cell office:value-type="float" office:value="1.23615016008339">
                <text:p>1.23615016008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72">
                <text:p>6972</text:p>
              </table:table-cell>
              <table:table-cell office:value-type="float" office:value="0.958027941438616">
                <text:p>0.958027941438616</text:p>
              </table:table-cell>
              <table:table-cell office:value-type="float" office:value="-0.581258663921089">
                <text:p>-0.581258663921089</text:p>
              </table:table-cell>
              <table:table-cell office:value-type="float" office:value="1.12057091295484">
                <text:p>1.12057091295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76">
                <text:p>6976</text:p>
              </table:table-cell>
              <table:table-cell office:value-type="float" office:value="0.996508774096924">
                <text:p>0.996508774096924</text:p>
              </table:table-cell>
              <table:table-cell office:value-type="float" office:value="-0.334024627712263">
                <text:p>-0.334024627712263</text:p>
              </table:table-cell>
              <table:table-cell office:value-type="float" office:value="1.05100056554241">
                <text:p>1.051000565542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80">
                <text:p>6980</text:p>
              </table:table-cell>
              <table:table-cell office:value-type="float" office:value="1.03729703755629">
                <text:p>1.03729703755629</text:p>
              </table:table-cell>
              <table:table-cell office:value-type="float" office:value="-0.0817798613668384">
                <text:p>-0.0817798613668384</text:p>
              </table:table-cell>
              <table:table-cell office:value-type="float" office:value="1.04051578068198">
                <text:p>1.04051578068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84">
                <text:p>6984</text:p>
              </table:table-cell>
              <table:table-cell office:value-type="float" office:value="1.08057804863536">
                <text:p>1.08057804863536</text:p>
              </table:table-cell>
              <table:table-cell office:value-type="float" office:value="0.175761736969707">
                <text:p>0.175761736969707</text:p>
              </table:table-cell>
              <table:table-cell office:value-type="float" office:value="1.09477902216621">
                <text:p>1.09477902216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88">
                <text:p>6988</text:p>
              </table:table-cell>
              <table:table-cell office:value-type="float" office:value="1.12655588602074">
                <text:p>1.12655588602074</text:p>
              </table:table-cell>
              <table:table-cell office:value-type="float" office:value="0.438907170610377">
                <text:p>0.438907170610377</text:p>
              </table:table-cell>
              <table:table-cell office:value-type="float" office:value="1.20903584262055">
                <text:p>1.20903584262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92">
                <text:p>6992</text:p>
              </table:table-cell>
              <table:table-cell office:value-type="float" office:value="1.17545569112733">
                <text:p>1.17545569112733</text:p>
              </table:table-cell>
              <table:table-cell office:value-type="float" office:value="0.707986210296349">
                <text:p>0.707986210296349</text:p>
              </table:table-cell>
              <table:table-cell office:value-type="float" office:value="1.37220281145806">
                <text:p>1.372202811458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96">
                <text:p>6996</text:p>
              </table:table-cell>
              <table:table-cell office:value-type="float" office:value="1.22752630121627">
                <text:p>1.22752630121627</text:p>
              </table:table-cell>
              <table:table-cell office:value-type="float" office:value="0.98335345040771">
                <text:p>0.98335345040771</text:p>
              </table:table-cell>
              <table:table-cell office:value-type="float" office:value="1.57283337598312">
                <text:p>1.57283337598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00">
                <text:p>7000</text:p>
              </table:table-cell>
              <table:table-cell office:value-type="float" office:value="1.28304327007314">
                <text:p>1.28304327007314</text:p>
              </table:table-cell>
              <table:table-cell office:value-type="float" office:value="1.26539057592225">
                <text:p>1.26539057592225</text:p>
              </table:table-cell>
              <table:table-cell office:value-type="float" office:value="1.80205808522168">
                <text:p>1.80205808522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04">
                <text:p>7004</text:p>
              </table:table-cell>
              <table:table-cell office:value-type="float" office:value="1.34231234198655">
                <text:p>1.34231234198655</text:p>
              </table:table-cell>
              <table:table-cell office:value-type="float" office:value="1.55450886260852">
                <text:p>1.55450886260852</text:p>
              </table:table-cell>
              <table:table-cell office:value-type="float" office:value="2.05385009856558">
                <text:p>2.05385009856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08">
                <text:p>7008</text:p>
              </table:table-cell>
              <table:table-cell office:value-type="float" office:value="1.4056734573877">
                <text:p>1.4056734573877</text:p>
              </table:table-cell>
              <table:table-cell office:value-type="float" office:value="1.85115193491611">
                <text:p>1.85115193491611</text:p>
              </table:table-cell>
              <table:table-cell office:value-type="float" office:value="2.32436687184875">
                <text:p>2.32436687184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12">
                <text:p>7012</text:p>
              </table:table-cell>
              <table:table-cell office:value-type="float" office:value="1.47350538385694">
                <text:p>1.47350538385694</text:p>
              </table:table-cell>
              <table:table-cell office:value-type="float" office:value="2.15579880799118">
                <text:p>2.15579880799118</text:p>
              </table:table-cell>
              <table:table-cell office:value-type="float" office:value="2.61126149912099">
                <text:p>2.611261499120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16">
                <text:p>7016</text:p>
              </table:table-cell>
              <table:table-cell office:value-type="float" office:value="1.54623108488726">
                <text:p>1.54623108488726</text:p>
              </table:table-cell>
              <table:table-cell office:value-type="float" office:value="2.46896724200538">
                <text:p>2.46896724200538</text:p>
              </table:table-cell>
              <table:table-cell office:value-type="float" office:value="2.91318207635007">
                <text:p>2.913182076350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20">
                <text:p>7020</text:p>
              </table:table-cell>
              <table:table-cell office:value-type="float" office:value="1.62432396162952">
                <text:p>1.62432396162952</text:p>
              </table:table-cell>
              <table:table-cell office:value-type="float" office:value="2.79121743835785">
                <text:p>2.79121743835785</text:p>
              </table:table-cell>
              <table:table-cell office:value-type="float" office:value="3.22944625601925">
                <text:p>3.22944625601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24">
                <text:p>7024</text:p>
              </table:table-cell>
              <table:table-cell office:value-type="float" office:value="1.70831513085538">
                <text:p>1.70831513085538</text:p>
              </table:table-cell>
              <table:table-cell office:value-type="float" office:value="3.12315610804281">
                <text:p>3.12315610804281</text:p>
              </table:table-cell>
              <table:table-cell office:value-type="float" office:value="3.55983772966052">
                <text:p>3.55983772966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28">
                <text:p>7028</text:p>
              </table:table-cell>
              <table:table-cell office:value-type="float" office:value="1.79880193681663">
                <text:p>1.79880193681663</text:p>
              </table:table-cell>
              <table:table-cell office:value-type="float" office:value="3.4654409420641">
                <text:p>3.4654409420641</text:p>
              </table:table-cell>
              <table:table-cell office:value-type="float" office:value="3.90448067364014">
                <text:p>3.904480673640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">
                <text:p>7032</text:p>
              </table:table-cell>
              <table:table-cell office:value-type="float" office:value="1.89645793720908">
                <text:p>1.89645793720908</text:p>
              </table:table-cell>
              <table:table-cell office:value-type="float" office:value="3.8187855116844">
                <text:p>3.8187855116844</text:p>
              </table:table-cell>
              <table:table-cell office:value-type="float" office:value="4.26376306703996">
                <text:p>4.26376306703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36">
                <text:p>7036</text:p>
              </table:table-cell>
              <table:table-cell office:value-type="float" office:value="2.00204465609634">
                <text:p>2.00204465609634</text:p>
              </table:table-cell>
              <table:table-cell office:value-type="float" office:value="4.18396462150418">
                <text:p>4.18396462150418</text:p>
              </table:table-cell>
              <table:table-cell office:value-type="float" office:value="4.63829093082814">
                <text:p>4.63829093082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40">
                <text:p>7040</text:p>
              </table:table-cell>
              <table:table-cell office:value-type="float" office:value="2.11642546206735">
                <text:p>2.11642546206735</text:p>
              </table:table-cell>
              <table:table-cell office:value-type="float" office:value="4.56182012966867">
                <text:p>4.56182012966867</text:p>
              </table:table-cell>
              <table:table-cell office:value-type="float" office:value="5.02886265789167">
                <text:p>5.028862657891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44">
                <text:p>7044</text:p>
              </table:table-cell>
              <table:table-cell office:value-type="float" office:value="2.24058201142897">
                <text:p>2.24058201142897</text:p>
              </table:table-cell>
              <table:table-cell office:value-type="float" office:value="4.95326723488144">
                <text:p>4.95326723488144</text:p>
              </table:table-cell>
              <table:table-cell office:value-type="float" office:value="5.43645693904487">
                <text:p>5.436456939044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48">
                <text:p>7048</text:p>
              </table:table-cell>
              <table:table-cell office:value-type="float" office:value="2.37563379814486">
                <text:p>2.37563379814486</text:p>
              </table:table-cell>
              <table:table-cell office:value-type="float" office:value="5.35930120665785">
                <text:p>5.35930120665785</text:p>
              </table:table-cell>
              <table:table-cell office:value-type="float" office:value="5.86223040886082">
                <text:p>5.862230408860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52">
                <text:p>7052</text:p>
              </table:table-cell>
              <table:table-cell office:value-type="float" office:value="2.5228614800332">
                <text:p>2.5228614800332</text:p>
              </table:table-cell>
              <table:table-cell office:value-type="float" office:value="5.78100449940832">
                <text:p>5.78100449940832</text:p>
              </table:table-cell>
              <table:table-cell office:value-type="float" office:value="6.30752273635336">
                <text:p>6.30752273635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56">
                <text:p>7056</text:p>
              </table:table-cell>
              <table:table-cell office:value-type="float" office:value="2.68373481134474">
                <text:p>2.68373481134474</text:p>
              </table:table-cell>
              <table:table-cell office:value-type="float" office:value="6.21955413657638">
                <text:p>6.21955413657638</text:p>
              </table:table-cell>
              <table:table-cell office:value-type="float" office:value="6.77386789031407">
                <text:p>6.77386789031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60">
                <text:p>7060</text:p>
              </table:table-cell>
              <table:table-cell office:value-type="float" office:value="2.85994621428121">
                <text:p>2.85994621428121</text:p>
              </table:table-cell>
              <table:table-cell office:value-type="float" office:value="6.67622916998785">
                <text:p>6.67622916998785</text:p>
              </table:table-cell>
              <table:table-cell office:value-type="float" office:value="7.26301096507351">
                <text:p>7.263010965073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64">
                <text:p>7064</text:p>
              </table:table-cell>
              <table:table-cell office:value-type="float" office:value="3.05345127747897">
                <text:p>3.05345127747897</text:p>
              </table:table-cell>
              <table:table-cell office:value-type="float" office:value="7.152417899277">
                <text:p>7.152417899277</text:p>
              </table:table-cell>
              <table:table-cell office:value-type="float" office:value="7.77693040407563">
                <text:p>7.77693040407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68">
                <text:p>7068</text:p>
              </table:table-cell>
              <table:table-cell office:value-type="float" office:value="3.26651779238351">
                <text:p>3.26651779238351</text:p>
              </table:table-cell>
              <table:table-cell office:value-type="float" office:value="7.64962435912151">
                <text:p>7.64962435912151</text:p>
              </table:table-cell>
              <table:table-cell office:value-type="float" office:value="8.31786579139284">
                <text:p>8.317865791392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72">
                <text:p>7072</text:p>
              </table:table-cell>
              <table:table-cell office:value-type="float" office:value="3.5017853465353">
                <text:p>3.5017853465353</text:p>
              </table:table-cell>
              <table:table-cell office:value-type="float" office:value="8.16947332167246">
                <text:p>8.16947332167246</text:p>
              </table:table-cell>
              <table:table-cell office:value-type="float" office:value="8.88835164508737">
                <text:p>8.888351645087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76">
                <text:p>7076</text:p>
              </table:table-cell>
              <table:table-cell office:value-type="float" office:value="3.76233800795689">
                <text:p>3.76233800795689</text:p>
              </table:table-cell>
              <table:table-cell office:value-type="float" office:value="8.71371267951247">
                <text:p>8.71371267951247</text:p>
              </table:table-cell>
              <table:table-cell office:value-type="float" office:value="9.49125786959839">
                <text:p>9.491257869598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80">
                <text:p>7080</text:p>
              </table:table-cell>
              <table:table-cell office:value-type="float" office:value="4.05179328321615">
                <text:p>4.05179328321615</text:p>
              </table:table-cell>
              <table:table-cell office:value-type="float" office:value="9.28421151398974">
                <text:p>9.28421151398974</text:p>
              </table:table-cell>
              <table:table-cell office:value-type="float" office:value="10.1298377206358">
                <text:p>10.1298377206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84">
                <text:p>7084</text:p>
              </table:table-cell>
              <table:table-cell office:value-type="float" office:value="4.37441134273602">
                <text:p>4.37441134273602</text:p>
              </table:table-cell>
              <table:table-cell office:value-type="float" office:value="9.8829513304182">
                <text:p>9.8829513304182</text:p>
              </table:table-cell>
              <table:table-cell office:value-type="float" office:value="10.8077843055305">
                <text:p>10.8077843055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88">
                <text:p>7088</text:p>
              </table:table-cell>
              <table:table-cell office:value-type="float" office:value="4.73522951107631">
                <text:p>4.73522951107631</text:p>
              </table:table-cell>
              <table:table-cell office:value-type="float" office:value="10.5120067305915">
                <text:p>10.5120067305915</text:p>
              </table:table-cell>
              <table:table-cell office:value-type="float" office:value="11.5292967706868">
                <text:p>11.52929677068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92">
                <text:p>7092</text:p>
              </table:table-cell>
              <table:table-cell office:value-type="float" office:value="5.1402282419459">
                <text:p>5.1402282419459</text:p>
              </table:table-cell>
              <table:table-cell office:value-type="float" office:value="11.1735100078988">
                <text:p>11.1735100078988</text:p>
              </table:table-cell>
              <table:table-cell office:value-type="float" office:value="12.2991573807279">
                <text:p>12.29915738072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96">
                <text:p>7096</text:p>
              </table:table-cell>
              <table:table-cell office:value-type="float" office:value="5.59653624296327">
                <text:p>5.59653624296327</text:p>
              </table:table-cell>
              <table:table-cell office:value-type="float" office:value="11.869591513691">
                <text:p>11.869591513691</text:p>
              </table:table-cell>
              <table:table-cell office:value-type="float" office:value="13.1228206046066">
                <text:p>13.12282060460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00">
                <text:p>7100</text:p>
              </table:table-cell>
              <table:table-cell office:value-type="float" office:value="6.11268404049014">
                <text:p>6.11268404049014</text:p>
              </table:table-cell>
              <table:table-cell office:value-type="float" office:value="12.6022837417066">
                <text:p>12.6022837417066</text:p>
              </table:table-cell>
              <table:table-cell office:value-type="float" office:value="14.0065149728741">
                <text:p>14.0065149728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04">
                <text:p>7104</text:p>
              </table:table-cell>
              <table:table-cell office:value-type="float" office:value="6.69891693292899">
                <text:p>6.69891693292899</text:p>
              </table:table-cell>
              <table:table-cell office:value-type="float" office:value="13.3733712969605">
                <text:p>13.3733712969605</text:p>
              </table:table-cell>
              <table:table-cell office:value-type="float" office:value="14.9573576516927">
                <text:p>14.95735765169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08">
                <text:p>7108</text:p>
              </table:table-cell>
              <table:table-cell office:value-type="float" office:value="7.36757961153648">
                <text:p>7.36757961153648</text:p>
              </table:table-cell>
              <table:table-cell office:value-type="float" office:value="14.1841603525536">
                <text:p>14.1841603525536</text:p>
              </table:table-cell>
              <table:table-cell office:value-type="float" office:value="15.9834800415705">
                <text:p>15.98348004157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12">
                <text:p>7112</text:p>
              </table:table-cell>
              <table:table-cell office:value-type="float" office:value="8.1335849556711">
                <text:p>8.1335849556711</text:p>
              </table:table-cell>
              <table:table-cell office:value-type="float" office:value="15.0351285424898">
                <text:p>15.0351285424898</text:p>
              </table:table-cell>
              <table:table-cell office:value-type="float" office:value="17.0941596611331">
                <text:p>17.09415966113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16">
                <text:p>7116</text:p>
              </table:table-cell>
              <table:table-cell office:value-type="float" office:value="9.01497706623816">
                <text:p>9.01497706623816</text:p>
              </table:table-cell>
              <table:table-cell office:value-type="float" office:value="15.9253976432022">
                <text:p>15.9253976432022</text:p>
              </table:table-cell>
              <table:table-cell office:value-type="float" office:value="18.2999481310443">
                <text:p>18.29994813104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20">
                <text:p>7120</text:p>
              </table:table-cell>
              <table:table-cell office:value-type="float" office:value="10.0335904393217">
                <text:p>10.0335904393217</text:p>
              </table:table-cell>
              <table:table-cell office:value-type="float" office:value="16.8519443868551">
                <text:p>16.8519443868551</text:p>
              </table:table-cell>
              <table:table-cell office:value-type="float" office:value="19.6127755996367">
                <text:p>19.6127755996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124">
                <text:p>7124</text:p>
              </table:table-cell>
              <table:table-cell office:value-type="float" office:value="11.2157875528414">
                <text:p>11.2157875528414</text:p>
              </table:table-cell>
              <table:table-cell office:value-type="float" office:value="17.8084263405006">
                <text:p>17.8084263405006</text:p>
              </table:table-cell>
              <table:table-cell office:value-type="float" office:value="21.0459957986194">
                <text:p>21.0459957986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28">
                <text:p>7128</text:p>
              </table:table-cell>
              <table:table-cell office:value-type="float" office:value="12.5932154951507">
                <text:p>12.5932154951507</text:p>
              </table:table-cell>
              <table:table-cell office:value-type="float" office:value="18.7834472218575">
                <text:p>18.7834472218575</text:p>
              </table:table-cell>
              <table:table-cell office:value-type="float" office:value="22.61430887831">
                <text:p>22.614308878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32">
                <text:p>7132</text:p>
              </table:table-cell>
              <table:table-cell office:value-type="float" office:value="14.2034398814516">
                <text:p>14.2034398814516</text:p>
              </table:table-cell>
              <table:table-cell office:value-type="float" office:value="19.7580191461789">
                <text:p>19.7580191461789</text:p>
              </table:table-cell>
              <table:table-cell office:value-type="float" office:value="24.333454852256">
                <text:p>24.3334548522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36">
                <text:p>7136</text:p>
              </table:table-cell>
              <table:table-cell office:value-type="float" office:value="16.0901594796789">
                <text:p>16.0901594796789</text:p>
              </table:table-cell>
              <table:table-cell office:value-type="float" office:value="20.7019067364887">
                <text:p>20.7019067364887</text:p>
              </table:table-cell>
              <table:table-cell office:value-type="float" office:value="26.2194998924041">
                <text:p>26.21949989240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40">
                <text:p>7140</text:p>
              </table:table-cell>
              <table:table-cell office:value-type="float" office:value="18.3024281350733">
                <text:p>18.3024281350733</text:p>
              </table:table-cell>
              <table:table-cell office:value-type="float" office:value="21.5684916395122">
                <text:p>21.5684916395122</text:p>
              </table:table-cell>
              <table:table-cell office:value-type="float" office:value="28.2874301986453">
                <text:p>28.2874301986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44">
                <text:p>7144</text:p>
              </table:table-cell>
              <table:table-cell office:value-type="float" office:value="20.8918457253673">
                <text:p>20.8918457253673</text:p>
              </table:table-cell>
              <table:table-cell office:value-type="float" office:value="22.2878612723768">
                <text:p>22.2878612723768</text:p>
              </table:table-cell>
              <table:table-cell office:value-type="float" office:value="30.548616628405">
                <text:p>30.5486166284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48">
                <text:p>7148</text:p>
              </table:table-cell>
              <table:table-cell office:value-type="float" office:value="23.9059724190976">
                <text:p>23.9059724190976</text:p>
              </table:table-cell>
              <table:table-cell office:value-type="float" office:value="22.7581974285864">
                <text:p>22.7581974285864</text:p>
              </table:table-cell>
              <table:table-cell office:value-type="float" office:value="33.0065306795666">
                <text:p>33.0065306795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52">
                <text:p>7152</text:p>
              </table:table-cell>
              <table:table-cell office:value-type="float" office:value="27.3753322835344">
                <text:p>27.3753322835344</text:p>
              </table:table-cell>
              <table:table-cell office:value-type="float" office:value="22.83660047344">
                <text:p>22.83660047344</text:p>
              </table:table-cell>
              <table:table-cell office:value-type="float" office:value="35.6499528585585">
                <text:p>35.64995285855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56">
                <text:p>7156</text:p>
              </table:table-cell>
              <table:table-cell office:value-type="float" office:value="31.2907592870786">
                <text:p>31.2907592870786</text:p>
              </table:table-cell>
              <table:table-cell office:value-type="float" office:value="22.3328314151711">
                <text:p>22.3328314151711</text:p>
              </table:table-cell>
              <table:table-cell office:value-type="float" office:value="38.4430354652224">
                <text:p>38.4430354652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60">
                <text:p>7160</text:p>
              </table:table-cell>
              <table:table-cell office:value-type="float" office:value="35.5688857126395">
                <text:p>35.5688857126395</text:p>
              </table:table-cell>
              <table:table-cell office:value-type="float" office:value="21.0136130840141">
                <text:p>21.0136130840141</text:p>
              </table:table-cell>
              <table:table-cell office:value-type="float" office:value="41.3124383894664">
                <text:p>41.3124383894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64">
                <text:p>7164</text:p>
              </table:table-cell>
              <table:table-cell office:value-type="float" office:value="40.0091076563609">
                <text:p>40.0091076563609</text:p>
              </table:table-cell>
              <table:table-cell office:value-type="float" office:value="18.6303259476815">
                <text:p>18.6303259476815</text:p>
              </table:table-cell>
              <table:table-cell office:value-type="float" office:value="44.1340881901409">
                <text:p>44.13408819014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68">
                <text:p>7168</text:p>
              </table:table-cell>
              <table:table-cell office:value-type="float" office:value="44.2585893628594">
                <text:p>44.2585893628594</text:p>
              </table:table-cell>
              <table:table-cell office:value-type="float" office:value="14.9843593006827">
                <text:p>14.9843593006827</text:p>
              </table:table-cell>
              <table:table-cell office:value-type="float" office:value="46.7263710985795">
                <text:p>46.72637109857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72">
                <text:p>7172</text:p>
              </table:table-cell>
              <table:table-cell office:value-type="float" office:value="47.820394346435">
                <text:p>47.820394346435</text:p>
              </table:table-cell>
              <table:table-cell office:value-type="float" office:value="10.0311379781827">
                <text:p>10.0311379781827</text:p>
              </table:table-cell>
              <table:table-cell office:value-type="float" office:value="48.8611690873836">
                <text:p>48.86116908738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76">
                <text:p>7176</text:p>
              </table:table-cell>
              <table:table-cell office:value-type="float" office:value="50.1450026838636">
                <text:p>50.1450026838636</text:p>
              </table:table-cell>
              <table:table-cell office:value-type="float" office:value="3.98678213092769">
                <text:p>3.98678213092769</text:p>
              </table:table-cell>
              <table:table-cell office:value-type="float" office:value="50.3032377280446">
                <text:p>50.30323772804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80">
                <text:p>7180</text:p>
              </table:table-cell>
              <table:table-cell office:value-type="float" office:value="50.8058031628322">
                <text:p>50.8058031628322</text:p>
              </table:table-cell>
              <table:table-cell office:value-type="float" office:value="-2.640866200877">
                <text:p>-2.640866200877</text:p>
              </table:table-cell>
              <table:table-cell office:value-type="float" office:value="50.8743924711773">
                <text:p>50.87439247117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84">
                <text:p>7184</text:p>
              </table:table-cell>
              <table:table-cell office:value-type="float" office:value="49.6771589036689">
                <text:p>49.6771589036689</text:p>
              </table:table-cell>
              <table:table-cell office:value-type="float" office:value="-9.16278381155249">
                <text:p>-9.16278381155249</text:p>
              </table:table-cell>
              <table:table-cell office:value-type="float" office:value="50.5151138167343">
                <text:p>50.51511381673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88">
                <text:p>7188</text:p>
              </table:table-cell>
              <table:table-cell office:value-type="float" office:value="46.9919941412627">
                <text:p>46.9919941412627</text:p>
              </table:table-cell>
              <table:table-cell office:value-type="float" office:value="-14.9273368915623">
                <text:p>-14.9273368915623</text:p>
              </table:table-cell>
              <table:table-cell office:value-type="float" office:value="49.3059114107697">
                <text:p>49.3059114107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92">
                <text:p>7192</text:p>
              </table:table-cell>
              <table:table-cell office:value-type="float" office:value="43.2338914525186">
                <text:p>43.2338914525186</text:p>
              </table:table-cell>
              <table:table-cell office:value-type="float" office:value="-19.5146353514678">
                <text:p>-19.5146353514678</text:p>
              </table:table-cell>
              <table:table-cell office:value-type="float" office:value="47.4340633198224">
                <text:p>47.4340633198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96">
                <text:p>7196</text:p>
              </table:table-cell>
              <table:table-cell office:value-type="float" office:value="38.9472193013662">
                <text:p>38.9472193013662</text:p>
              </table:table-cell>
              <table:table-cell office:value-type="float" office:value="-22.798166297915">
                <text:p>-22.798166297915</text:p>
              </table:table-cell>
              <table:table-cell office:value-type="float" office:value="45.1291732458739">
                <text:p>45.12917324587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00">
                <text:p>7200</text:p>
              </table:table-cell>
              <table:table-cell office:value-type="float" office:value="34.5853610048427">
                <text:p>34.5853610048427</text:p>
              </table:table-cell>
              <table:table-cell office:value-type="float" office:value="-24.8801560157646">
                <text:p>-24.8801560157646</text:p>
              </table:table-cell>
              <table:table-cell office:value-type="float" office:value="42.6048044145737">
                <text:p>42.60480441457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204">
                <text:p>7204</text:p>
              </table:table-cell>
              <table:table-cell office:value-type="float" office:value="30.4497508580333">
                <text:p>30.4497508580333</text:p>
              </table:table-cell>
              <table:table-cell office:value-type="float" office:value="-25.9800783742914">
                <text:p>-25.9800783742914</text:p>
              </table:table-cell>
              <table:table-cell office:value-type="float" office:value="40.0268884582679">
                <text:p>40.02688845826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208">
                <text:p>7208</text:p>
              </table:table-cell>
              <table:table-cell office:value-type="float" office:value="26.6999651948084">
                <text:p>26.6999651948084</text:p>
              </table:table-cell>
              <table:table-cell office:value-type="float" office:value="-26.3425147280648">
                <text:p>-26.3425147280648</text:p>
              </table:table-cell>
              <table:table-cell office:value-type="float" office:value="37.507548888221">
                <text:p>37.5075488882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12">
                <text:p>7212</text:p>
              </table:table-cell>
              <table:table-cell office:value-type="float" office:value="23.3934238705046">
                <text:p>23.3934238705046</text:p>
              </table:table-cell>
              <table:table-cell office:value-type="float" office:value="-26.1855997975727">
                <text:p>-26.1855997975727</text:p>
              </table:table-cell>
              <table:table-cell office:value-type="float" office:value="35.1132157049697">
                <text:p>35.11321570496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16">
                <text:p>7216</text:p>
              </table:table-cell>
              <table:table-cell office:value-type="float" office:value="20.5259546526438">
                <text:p>20.5259546526438</text:p>
              </table:table-cell>
              <table:table-cell office:value-type="float" office:value="-25.6824640797005">
                <text:p>-25.6824640797005</text:p>
              </table:table-cell>
              <table:table-cell office:value-type="float" office:value="32.8771010827825">
                <text:p>32.8771010827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20">
                <text:p>7220</text:p>
              </table:table-cell>
              <table:table-cell office:value-type="float" office:value="18.0620162687854">
                <text:p>18.0620162687854</text:p>
              </table:table-cell>
              <table:table-cell office:value-type="float" office:value="-24.9611925282993">
                <text:p>-24.9611925282993</text:p>
              </table:table-cell>
              <table:table-cell office:value-type="float" office:value="30.8106728931501">
                <text:p>30.81067289315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24">
                <text:p>7224</text:p>
              </table:table-cell>
              <table:table-cell office:value-type="float" office:value="15.9537078079307">
                <text:p>15.9537078079307</text:p>
              </table:table-cell>
              <table:table-cell office:value-type="float" office:value="-24.112287532439">
                <text:p>-24.112287532439</text:p>
              </table:table-cell>
              <table:table-cell office:value-type="float" office:value="28.9123365169237">
                <text:p>28.91233651692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28">
                <text:p>7228</text:p>
              </table:table-cell>
              <table:table-cell office:value-type="float" office:value="14.1513304173708">
                <text:p>14.1513304173708</text:p>
              </table:table-cell>
              <table:table-cell office:value-type="float" office:value="-23.1976291615027">
                <text:p>-23.1976291615027</text:p>
              </table:table-cell>
              <table:table-cell office:value-type="float" office:value="27.1733352994476">
                <text:p>27.1733352994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32">
                <text:p>7232</text:p>
              </table:table-cell>
              <table:table-cell office:value-type="float" office:value="12.6085586720819">
                <text:p>12.6085586720819</text:p>
              </table:table-cell>
              <table:table-cell office:value-type="float" office:value="-22.2584070176687">
                <text:p>-22.2584070176687</text:p>
              </table:table-cell>
              <table:table-cell office:value-type="float" office:value="25.5814861716737">
                <text:p>25.58148617167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36">
                <text:p>7236</text:p>
              </table:table-cell>
              <table:table-cell office:value-type="float" office:value="11.2845150642924">
                <text:p>11.2845150642924</text:p>
              </table:table-cell>
              <table:table-cell office:value-type="float" office:value="-21.3213248868365">
                <text:p>-21.3213248868365</text:p>
              </table:table-cell>
              <table:table-cell office:value-type="float" office:value="24.1234154954533">
                <text:p>24.12341549545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40">
                <text:p>7240</text:p>
              </table:table-cell>
              <table:table-cell office:value-type="float" office:value="10.1442132315804">
                <text:p>10.1442132315804</text:p>
              </table:table-cell>
              <table:table-cell office:value-type="float" office:value="-20.4031544738712">
                <text:p>-20.4031544738712</text:p>
              </table:table-cell>
              <table:table-cell office:value-type="float" office:value="22.7858239827403">
                <text:p>22.78582398274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44">
                <text:p>7244</text:p>
              </table:table-cell>
              <table:table-cell office:value-type="float" office:value="9.15822354886687">
                <text:p>9.15822354886687</text:p>
              </table:table-cell>
              <table:table-cell office:value-type="float" office:value="-19.5139589383988">
                <text:p>-19.5139589383988</text:p>
              </table:table-cell>
              <table:table-cell office:value-type="float" office:value="21.55615114116">
                <text:p>21.556151141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48">
                <text:p>7248</text:p>
              </table:table-cell>
              <table:table-cell office:value-type="float" office:value="8.30202569185253">
                <text:p>8.30202569185253</text:p>
              </table:table-cell>
              <table:table-cell office:value-type="float" office:value="-18.6593265089357">
                <text:p>-18.6593265089357</text:p>
              </table:table-cell>
              <table:table-cell office:value-type="float" office:value="20.422881685875">
                <text:p>20.422881685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52">
                <text:p>7252</text:p>
              </table:table-cell>
              <table:table-cell office:value-type="float" office:value="7.55528519844887">
                <text:p>7.55528519844887</text:p>
              </table:table-cell>
              <table:table-cell office:value-type="float" office:value="-17.8418980906005">
                <text:p>-17.8418980906005</text:p>
              </table:table-cell>
              <table:table-cell office:value-type="float" office:value="19.3756461029116">
                <text:p>19.3756461029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56">
                <text:p>7256</text:p>
              </table:table-cell>
              <table:table-cell office:value-type="float" office:value="6.90116517083777">
                <text:p>6.90116517083777</text:p>
              </table:table-cell>
              <table:table-cell office:value-type="float" office:value="-17.0624033155675">
                <text:p>-17.0624033155675</text:p>
              </table:table-cell>
              <table:table-cell office:value-type="float" office:value="18.4052081655784">
                <text:p>18.40520816557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60">
                <text:p>7260</text:p>
              </table:table-cell>
              <table:table-cell office:value-type="float" office:value="6.32571784716883">
                <text:p>6.32571784716883</text:p>
              </table:table-cell>
              <table:table-cell office:value-type="float" office:value="-16.3203590178116">
                <text:p>-16.3203590178116</text:p>
              </table:table-cell>
              <table:table-cell office:value-type="float" office:value="17.5033946636718">
                <text:p>17.50339466367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64">
                <text:p>7264</text:p>
              </table:table-cell>
              <table:table-cell office:value-type="float" office:value="5.81736751703477">
                <text:p>5.81736751703477</text:p>
              </table:table-cell>
              <table:table-cell office:value-type="float" office:value="-15.6145376631793">
                <text:p>-15.6145376631793</text:p>
              </table:table-cell>
              <table:table-cell office:value-type="float" office:value="16.6629994677758">
                <text:p>16.66299946777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268">
                <text:p>7268</text:p>
              </table:table-cell>
              <table:table-cell office:value-type="float" office:value="5.36648081793492">
                <text:p>5.36648081793492</text:p>
              </table:table-cell>
              <table:table-cell office:value-type="float" office:value="-14.9432796715622">
                <text:p>-14.9432796715622</text:p>
              </table:table-cell>
              <table:table-cell office:value-type="float" office:value="15.8776800481616">
                <text:p>15.87768004816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72">
                <text:p>7272</text:p>
              </table:table-cell>
              <table:table-cell office:value-type="float" office:value="4.9650142479681">
                <text:p>4.9650142479681</text:p>
              </table:table-cell>
              <table:table-cell office:value-type="float" office:value="-14.3047000455897">
                <text:p>-14.3047000455897</text:p>
              </table:table-cell>
              <table:table-cell office:value-type="float" office:value="15.1418562229609">
                <text:p>15.14185622296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76">
                <text:p>7276</text:p>
              </table:table-cell>
              <table:table-cell office:value-type="float" office:value="4.60622710234133">
                <text:p>4.60622710234133</text:p>
              </table:table-cell>
              <table:table-cell office:value-type="float" office:value="-13.6968235423938">
                <text:p>-13.6968235423938</text:p>
              </table:table-cell>
              <table:table-cell office:value-type="float" office:value="14.4506160169668">
                <text:p>14.45061601696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80">
                <text:p>7280</text:p>
              </table:table-cell>
              <table:table-cell office:value-type="float" office:value="4.28444852313744">
                <text:p>4.28444852313744</text:p>
              </table:table-cell>
              <table:table-cell office:value-type="float" office:value="-13.1176716044664">
                <text:p>-13.1176716044664</text:p>
              </table:table-cell>
              <table:table-cell office:value-type="float" office:value="13.7996307004948">
                <text:p>13.79963070049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84">
                <text:p>7284</text:p>
              </table:table-cell>
              <table:table-cell office:value-type="float" office:value="3.99488867901907">
                <text:p>3.99488867901907</text:p>
              </table:table-cell>
              <table:table-cell office:value-type="float" office:value="-12.5653167931189">
                <text:p>-12.5653167931189</text:p>
              </table:table-cell>
              <table:table-cell office:value-type="float" office:value="13.1850795093997">
                <text:p>13.18507950939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88">
                <text:p>7288</text:p>
              </table:table-cell>
              <table:table-cell office:value-type="float" office:value="3.73348564149836">
                <text:p>3.73348564149836</text:p>
              </table:table-cell>
              <table:table-cell office:value-type="float" office:value="-12.0379154086928">
                <text:p>-12.0379154086928</text:p>
              </table:table-cell>
              <table:table-cell office:value-type="float" office:value="12.603583713457">
                <text:p>12.6035837134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292">
                <text:p>7292</text:p>
              </table:table-cell>
              <table:table-cell office:value-type="float" office:value="3.49678101149108">
                <text:p>3.49678101149108</text:p>
              </table:table-cell>
              <table:table-cell office:value-type="float" office:value="-11.5337255548063">
                <text:p>-11.5337255548063</text:p>
              </table:table-cell>
              <table:table-cell office:value-type="float" office:value="12.0521492944585">
                <text:p>12.05214929445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96">
                <text:p>7296</text:p>
              </table:table-cell>
              <table:table-cell office:value-type="float" office:value="3.28181866008319">
                <text:p>3.28181866008319</text:p>
              </table:table-cell>
              <table:table-cell office:value-type="float" office:value="-11.0511155793747">
                <text:p>-11.0511155793747</text:p>
              </table:table-cell>
              <table:table-cell office:value-type="float" office:value="11.5281173339955">
                <text:p>11.52811733399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300">
                <text:p>7300</text:p>
              </table:table-cell>
              <table:table-cell office:value-type="float" office:value="3.08606205081749">
                <text:p>3.08606205081749</text:p>
              </table:table-cell>
              <table:table-cell office:value-type="float" office:value="-10.5885662447411">
                <text:p>-10.5885662447411</text:p>
              </table:table-cell>
              <table:table-cell office:value-type="float" office:value="11.0291211844266">
                <text:p>11.02912118442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04">
                <text:p>7304</text:p>
              </table:table-cell>
              <table:table-cell office:value-type="float" office:value="2.90732651625118">
                <text:p>2.90732651625118</text:p>
              </table:table-cell>
              <table:table-cell office:value-type="float" office:value="-10.1446689025893">
                <text:p>-10.1446689025893</text:p>
              </table:table-cell>
              <table:table-cell office:value-type="float" office:value="10.5530495410218">
                <text:p>10.55304954102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308">
                <text:p>7308</text:p>
              </table:table-cell>
              <table:table-cell office:value-type="float" office:value="2.74372359282256">
                <text:p>2.74372359282256</text:p>
              </table:table-cell>
              <table:table-cell office:value-type="float" office:value="-9.71812121399238">
                <text:p>-9.71812121399238</text:p>
              </table:table-cell>
              <table:table-cell office:value-type="float" office:value="10.0980146109847">
                <text:p>10.09801461098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312">
                <text:p>7312</text:p>
              </table:table-cell>
              <table:table-cell office:value-type="float" office:value="2.59361510326921">
                <text:p>2.59361510326921</text:p>
              </table:table-cell>
              <table:table-cell office:value-type="float" office:value="-9.30772145201817">
                <text:p>-9.30772145201817</text:p>
              </table:table-cell>
              <table:table-cell office:value-type="float" office:value="9.6623246650206">
                <text:p>9.66232466502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16">
                <text:p>7316</text:p>
              </table:table-cell>
              <table:table-cell office:value-type="float" office:value="2.45557514150545">
                <text:p>2.45557514150545</text:p>
              </table:table-cell>
              <table:table-cell office:value-type="float" office:value="-8.91236207984437">
                <text:p>-8.91236207984437</text:p>
              </table:table-cell>
              <table:table-cell office:value-type="float" office:value="9.2444603475718">
                <text:p>9.24446034757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20">
                <text:p>7320</text:p>
              </table:table-cell>
              <table:table-cell office:value-type="float" office:value="2.32835848443686">
                <text:p>2.32835848443686</text:p>
              </table:table-cell>
              <table:table-cell office:value-type="float" office:value="-8.5310230614161">
                <text:p>-8.5310230614161</text:p>
              </table:table-cell>
              <table:table-cell office:value-type="float" office:value="8.84305420691643">
                <text:p>8.843054206916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24">
                <text:p>7324</text:p>
              </table:table-cell>
              <table:table-cell office:value-type="float" office:value="2.21087424815973">
                <text:p>2.21087424815973</text:p>
              </table:table-cell>
              <table:table-cell office:value-type="float" office:value="-8.16276520019813">
                <text:p>-8.16276520019813</text:p>
              </table:table-cell>
              <table:table-cell office:value-type="float" office:value="8.45687298324514">
                <text:p>8.456872983245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28">
                <text:p>7328</text:p>
              </table:table-cell>
              <table:table-cell office:value-type="float" office:value="2.10216383833918">
                <text:p>2.10216383833918</text:p>
              </table:table-cell>
              <table:table-cell office:value-type="float" office:value="-7.80672369137145">
                <text:p>-7.80672369137145</text:p>
              </table:table-cell>
              <table:table-cell office:value-type="float" office:value="8.08480226082501">
                <text:p>8.084802260825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32">
                <text:p>7332</text:p>
              </table:table-cell>
              <table:table-cell office:value-type="float" office:value="2.0013824290374">
                <text:p>2.0013824290374</text:p>
              </table:table-cell>
              <table:table-cell office:value-type="float" office:value="-7.46210199795953">
                <text:p>-7.46210199795953</text:p>
              </table:table-cell>
              <table:table-cell office:value-type="float" office:value="7.72583314958401">
                <text:p>7.725833149584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336">
                <text:p>7336</text:p>
              </table:table-cell>
              <table:table-cell office:value-type="float" office:value="1.9077833509871">
                <text:p>1.9077833509871</text:p>
              </table:table-cell>
              <table:table-cell office:value-type="float" office:value="-7.12816611082575">
                <text:p>-7.12816611082575</text:p>
              </table:table-cell>
              <table:table-cell office:value-type="float" office:value="7.3790507125123">
                <text:p>7.37905071251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340">
                <text:p>7340</text:p>
              </table:table-cell>
              <table:table-cell office:value-type="float" office:value="1.82070488732988">
                <text:p>1.82070488732988</text:p>
              </table:table-cell>
              <table:table-cell office:value-type="float" office:value="-6.80423921889915">
                <text:p>-6.80423921889915</text:p>
              </table:table-cell>
              <table:table-cell office:value-type="float" office:value="7.04362389929731">
                <text:p>7.043623899297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344">
                <text:p>7344</text:p>
              </table:table-cell>
              <table:table-cell office:value-type="float" office:value="1.73955906834035">
                <text:p>1.73955906834035</text:p>
              </table:table-cell>
              <table:table-cell office:value-type="float" office:value="-6.48969679384899">
                <text:p>-6.48969679384899</text:p>
              </table:table-cell>
              <table:table-cell office:value-type="float" office:value="6.71879678427165">
                <text:p>6.71879678427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48">
                <text:p>7348</text:p>
              </table:table-cell>
              <table:table-cell office:value-type="float" office:value="1.66382213166028">
                <text:p>1.66382213166028</text:p>
              </table:table-cell>
              <table:table-cell office:value-type="float" office:value="-6.18396207942978">
                <text:p>-6.18396207942978</text:p>
              </table:table-cell>
              <table:table-cell office:value-type="float" office:value="6.40388093937013">
                <text:p>6.403880939370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52">
                <text:p>7352</text:p>
              </table:table-cell>
              <table:table-cell office:value-type="float" office:value="1.59302637485456">
                <text:p>1.59302637485456</text:p>
              </table:table-cell>
              <table:table-cell office:value-type="float" office:value="-5.88650196706344">
                <text:p>-5.88650196706344</text:p>
              </table:table-cell>
              <table:table-cell office:value-type="float" office:value="6.09824880102673">
                <text:p>6.098248801026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56">
                <text:p>7356</text:p>
              </table:table-cell>
              <table:table-cell office:value-type="float" office:value="1.52675317575814">
                <text:p>1.52675317575814</text:p>
              </table:table-cell>
              <table:table-cell office:value-type="float" office:value="-5.59682323439633">
                <text:p>-5.59682323439633</text:p>
              </table:table-cell>
              <table:table-cell office:value-type="float" office:value="5.80132791494897">
                <text:p>5.801327914948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60">
                <text:p>7360</text:p>
              </table:table-cell>
              <table:table-cell office:value-type="float" office:value="1.46462699543087">
                <text:p>1.46462699543087</text:p>
              </table:table-cell>
              <table:table-cell office:value-type="float" office:value="-5.31446912113679">
                <text:p>-5.31446912113679</text:p>
              </table:table-cell>
              <table:table-cell office:value-type="float" office:value="5.51259596517478">
                <text:p>5.512595965174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64">
                <text:p>7364</text:p>
              </table:table-cell>
              <table:table-cell office:value-type="float" office:value="1.40631021052514">
                <text:p>1.40631021052514</text:p>
              </table:table-cell>
              <table:table-cell office:value-type="float" office:value="-5.03901621582846">
                <text:p>-5.03901621582846</text:p>
              </table:table-cell>
              <table:table-cell office:value-type="float" office:value="5.23157651493404">
                <text:p>5.231576514934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368">
                <text:p>7368</text:p>
              </table:table-cell>
              <table:table-cell office:value-type="float" office:value="1.35149864787968">
                <text:p>1.35149864787968</text:p>
              </table:table-cell>
              <table:table-cell office:value-type="float" office:value="-4.77007162749468">
                <text:p>-4.77007162749468</text:p>
              </table:table-cell>
              <table:table-cell office:value-type="float" office:value="4.95783540737794">
                <text:p>4.957835407377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72">
                <text:p>7372</text:p>
              </table:table-cell>
              <table:table-cell office:value-type="float" office:value="1.29991771545368">
                <text:p>1.29991771545368</text:p>
              </table:table-cell>
              <table:table-cell office:value-type="float" office:value="-4.5072704171975">
                <text:p>-4.5072704171975</text:p>
              </table:table-cell>
              <table:table-cell office:value-type="float" office:value="4.69097779580058">
                <text:p>4.690977795800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76">
                <text:p>7376</text:p>
              </table:table-cell>
              <table:table-cell office:value-type="float" office:value="1.25131904113475">
                <text:p>1.25131904113475</text:p>
              </table:table-cell>
              <table:table-cell office:value-type="float" office:value="-4.25027326590064">
                <text:p>-4.25027326590064</text:p>
              </table:table-cell>
              <table:table-cell office:value-type="float" office:value="4.43064579689418">
                <text:p>4.430645796894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380">
                <text:p>7380</text:p>
              </table:table-cell>
              <table:table-cell office:value-type="float" office:value="1.20547754531994">
                <text:p>1.20547754531994</text:p>
              </table:table-cell>
              <table:table-cell office:value-type="float" office:value="-3.9987643567166">
                <text:p>-3.9987643567166</text:p>
              </table:table-cell>
              <table:table-cell office:value-type="float" office:value="4.17651678948112">
                <text:p>4.17651678948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84">
                <text:p>7384</text:p>
              </table:table-cell>
              <table:table-cell office:value-type="float" office:value="1.16218888497913">
                <text:p>1.16218888497913</text:p>
              </table:table-cell>
              <table:table-cell office:value-type="float" office:value="-3.75244945126539">
                <text:p>-3.75244945126539</text:p>
              </table:table-cell>
              <table:table-cell office:value-type="float" office:value="3.928302418179">
                <text:p>3.9283024181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88">
                <text:p>7388</text:p>
              </table:table-cell>
              <table:table-cell office:value-type="float" office:value="1.12126721672714">
                <text:p>1.12126721672714</text:p>
              </table:table-cell>
              <table:table-cell office:value-type="float" office:value="-3.51105414163535">
                <text:p>-3.51105414163535</text:p>
              </table:table-cell>
              <table:table-cell office:value-type="float" office:value="3.68574841203273">
                <text:p>3.685748412032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92">
                <text:p>7392</text:p>
              </table:table-cell>
              <table:table-cell office:value-type="float" office:value="1.08254323453391">
                <text:p>1.08254323453391</text:p>
              </table:table-cell>
              <table:table-cell office:value-type="float" office:value="-3.27432226102799">
                <text:p>-3.27432226102799</text:p>
              </table:table-cell>
              <table:table-cell office:value-type="float" office:value="3.44863540022696">
                <text:p>3.448635400226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96">
                <text:p>7396</text:p>
              </table:table-cell>
              <table:table-cell office:value-type="float" office:value="1.04586244448636">
                <text:p>1.04586244448636</text:p>
              </table:table-cell>
              <table:table-cell office:value-type="float" office:value="-3.04201443778079">
                <text:p>-3.04201443778079</text:p>
              </table:table-cell>
              <table:table-cell office:value-type="float" office:value="3.21678101406573">
                <text:p>3.216781014065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00">
                <text:p>7400</text:p>
              </table:table-cell>
              <table:table-cell office:value-type="float" office:value="1.01108364465122">
                <text:p>1.01108364465122</text:p>
              </table:table-cell>
              <table:table-cell office:value-type="float" office:value="-2.81390677888477">
                <text:p>-2.81390677888477</text:p>
              </table:table-cell>
              <table:table-cell office:value-type="float" office:value="2.99004372823122">
                <text:p>2.990043728231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04">
                <text:p>7404</text:p>
              </table:table-cell>
              <table:table-cell office:value-type="float" office:value="0.97807758282093">
                <text:p>0.97807758282093</text:p>
              </table:table-cell>
              <table:table-cell office:value-type="float" office:value="-2.58978967048193">
                <text:p>-2.58978967048193</text:p>
              </table:table-cell>
              <table:table-cell office:value-type="float" office:value="2.76832915227791">
                <text:p>2.768329152277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08">
                <text:p>7408</text:p>
              </table:table-cell>
              <table:table-cell office:value-type="float" office:value="0.946725768895505">
                <text:p>0.946725768895505</text:p>
              </table:table-cell>
              <table:table-cell office:value-type="float" office:value="-2.36946668405341">
                <text:p>-2.36946668405341</text:p>
              </table:table-cell>
              <table:table-cell office:value-type="float" office:value="2.55159989973543">
                <text:p>2.551599899735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12">
                <text:p>7412</text:p>
              </table:table-cell>
              <table:table-cell office:value-type="float" office:value="0.916919421988762">
                <text:p>0.916919421988762</text:p>
              </table:table-cell>
              <table:table-cell office:value-type="float" office:value="-2.15275357813362">
                <text:p>-2.15275357813362</text:p>
              </table:table-cell>
              <table:table-cell office:value-type="float" office:value="2.33989085099868">
                <text:p>2.339890850998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416">
                <text:p>7416</text:p>
              </table:table-cell>
              <table:table-cell office:value-type="float" office:value="0.88855853517244">
                <text:p>0.88855853517244</text:p>
              </table:table-cell>
              <table:table-cell office:value-type="float" office:value="-1.93947738640511">
                <text:p>-1.93947738640511</text:p>
              </table:table-cell>
              <table:table-cell office:value-type="float" office:value="2.13333279232392">
                <text:p>2.133332792323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420">
                <text:p>7420</text:p>
              </table:table-cell>
              <table:table-cell office:value-type="float" office:value="0.861551043154465">
                <text:p>0.861551043154465</text:p>
              </table:table-cell>
              <table:table-cell office:value-type="float" office:value="-1.7294755839491">
                <text:p>-1.7294755839491</text:p>
              </table:table-cell>
              <table:table-cell office:value-type="float" office:value="1.93218943052606">
                <text:p>1.932189430526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424">
                <text:p>7424</text:p>
              </table:table-cell>
              <table:table-cell office:value-type="float" office:value="0.835812080212023">
                <text:p>0.835812080212023</text:p>
              </table:table-cell>
              <table:table-cell office:value-type="float" office:value="-1.52259532425555">
                <text:p>-1.52259532425555</text:p>
              </table:table-cell>
              <table:table-cell office:value-type="float" office:value="1.736916335024">
                <text:p>1.7369163350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28">
                <text:p>7428</text:p>
              </table:table-cell>
              <table:table-cell office:value-type="float" office:value="0.811263317421448">
                <text:p>0.811263317421448</text:p>
              </table:table-cell>
              <table:table-cell office:value-type="float" office:value="-1.31869274034258">
                <text:p>-1.31869274034258</text:p>
              </table:table-cell>
              <table:table-cell office:value-type="float" office:value="1.54825666916887">
                <text:p>1.548256669168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432">
                <text:p>7432</text:p>
              </table:table-cell>
              <table:table-cell office:value-type="float" office:value="0.787832369692226">
                <text:p>0.787832369692226</text:p>
              </table:table-cell>
              <table:table-cell office:value-type="float" office:value="-1.11763230399877">
                <text:p>-1.11763230399877</text:p>
              </table:table-cell>
              <table:table-cell office:value-type="float" office:value="1.36739965250707">
                <text:p>1.367399652507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36">
                <text:p>7436</text:p>
              </table:table-cell>
              <table:table-cell office:value-type="float" office:value="0.765452264365692">
                <text:p>0.765452264365692</text:p>
              </table:table-cell>
              <table:table-cell office:value-type="float" office:value="-0.919286237771678">
                <text:p>-0.919286237771678</text:p>
              </table:table-cell>
              <table:table-cell office:value-type="float" office:value="1.19624594293104">
                <text:p>1.19624594293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440">
                <text:p>7440</text:p>
              </table:table-cell>
              <table:table-cell office:value-type="float" office:value="0.744060964214105">
                <text:p>0.744060964214105</text:p>
              </table:table-cell>
              <table:table-cell office:value-type="float" office:value="-0.72353397485306">
                <text:p>-0.72353397485306</text:p>
              </table:table-cell>
              <table:table-cell office:value-type="float" office:value="1.03784783626209">
                <text:p>1.037847836262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444">
                <text:p>7444</text:p>
              </table:table-cell>
              <table:table-cell office:value-type="float" office:value="0.723600938592057">
                <text:p>0.723600938592057</text:p>
              </table:table-cell>
              <table:table-cell office:value-type="float" office:value="-0.530261662504125">
                <text:p>-0.530261662504125</text:p>
              </table:table-cell>
              <table:table-cell office:value-type="float" office:value="0.897092943374846">
                <text:p>0.8970929433748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48">
                <text:p>7448</text:p>
              </table:table-cell>
              <table:table-cell office:value-type="float" office:value="0.704018777288098">
                <text:p>0.704018777288098</text:p>
              </table:table-cell>
              <table:table-cell office:value-type="float" office:value="-0.339361705084588">
                <text:p>-0.339361705084588</text:p>
              </table:table-cell>
              <table:table-cell office:value-type="float" office:value="0.781542580831107">
                <text:p>0.7815425808311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52">
                <text:p>7452</text:p>
              </table:table-cell>
              <table:table-cell office:value-type="float" office:value="0.685264842302909">
                <text:p>0.685264842302909</text:p>
              </table:table-cell>
              <table:table-cell office:value-type="float" office:value="-0.150732343141935">
                <text:p>-0.150732343141935</text:p>
              </table:table-cell>
              <table:table-cell office:value-type="float" office:value="0.701646736873684">
                <text:p>0.7016467368736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56">
                <text:p>7456</text:p>
              </table:table-cell>
              <table:table-cell office:value-type="float" office:value="0.667292953374008">
                <text:p>0.667292953374008</text:p>
              </table:table-cell>
              <table:table-cell office:value-type="float" office:value="0.0357227346322708">
                <text:p>0.0357227346322708</text:p>
              </table:table-cell>
              <table:table-cell office:value-type="float" office:value="0.668248456333581">
                <text:p>0.6682484563335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60">
                <text:p>7460</text:p>
              </table:table-cell>
              <table:table-cell office:value-type="float" office:value="0.650060103571309">
                <text:p>0.650060103571309</text:p>
              </table:table-cell>
              <table:table-cell office:value-type="float" office:value="0.220094749473572">
                <text:p>0.220094749473572</text:p>
              </table:table-cell>
              <table:table-cell office:value-type="float" office:value="0.686308849572097">
                <text:p>0.6863088495720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64">
                <text:p>7464</text:p>
              </table:table-cell>
              <table:table-cell office:value-type="float" office:value="0.633526201735887">
                <text:p>0.633526201735887</text:p>
              </table:table-cell>
              <table:table-cell office:value-type="float" office:value="0.402470163245074">
                <text:p>0.402470163245074</text:p>
              </table:table-cell>
              <table:table-cell office:value-type="float" office:value="0.750558245966572">
                <text:p>0.750558245966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68">
                <text:p>7468</text:p>
              </table:table-cell>
              <table:table-cell office:value-type="float" office:value="0.617653838911063">
                <text:p>0.617653838911063</text:p>
              </table:table-cell>
              <table:table-cell office:value-type="float" office:value="0.58293098413706">
                <text:p>0.58293098413706</text:p>
              </table:table-cell>
              <table:table-cell office:value-type="float" office:value="0.849296648403003">
                <text:p>0.8492966484030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472">
                <text:p>7472</text:p>
              </table:table-cell>
              <table:table-cell office:value-type="float" office:value="0.602408076257031">
                <text:p>0.602408076257031</text:p>
              </table:table-cell>
              <table:table-cell office:value-type="float" office:value="0.761555049488766">
                <text:p>0.761555049488766</text:p>
              </table:table-cell>
              <table:table-cell office:value-type="float" office:value="0.971010599191139">
                <text:p>0.9710105991911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476">
                <text:p>7476</text:p>
              </table:table-cell>
              <table:table-cell office:value-type="float" office:value="0.587756252224097">
                <text:p>0.587756252224097</text:p>
              </table:table-cell>
              <table:table-cell office:value-type="float" office:value="0.938416287679703">
                <text:p>0.938416287679703</text:p>
              </table:table-cell>
              <table:table-cell office:value-type="float" office:value="1.10728611524351">
                <text:p>1.107286115243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480">
                <text:p>7480</text:p>
              </table:table-cell>
              <table:table-cell office:value-type="float" office:value="0.573667807019169">
                <text:p>0.573667807019169</text:p>
              </table:table-cell>
              <table:table-cell office:value-type="float" office:value="1.11358496083585">
                <text:p>1.11358496083585</text:p>
              </table:table-cell>
              <table:table-cell office:value-type="float" office:value="1.25266364911335">
                <text:p>1.252663649113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484">
                <text:p>7484</text:p>
              </table:table-cell>
              <table:table-cell office:value-type="float" office:value="0.560114122619283">
                <text:p>0.560114122619283</text:p>
              </table:table-cell>
              <table:table-cell office:value-type="float" office:value="1.28712788994755">
                <text:p>1.28712788994755</text:p>
              </table:table-cell>
              <table:table-cell office:value-type="float" office:value="1.40371864539814">
                <text:p>1.403718645398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488">
                <text:p>7488</text:p>
              </table:table-cell>
              <table:table-cell office:value-type="float" office:value="0.547068376783747">
                <text:p>0.547068376783747</text:p>
              </table:table-cell>
              <table:table-cell office:value-type="float" office:value="1.45910866384143">
                <text:p>1.45910866384143</text:p>
              </table:table-cell>
              <table:table-cell office:value-type="float" office:value="1.55829454910615">
                <text:p>1.558294549106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92">
                <text:p>7492</text:p>
              </table:table-cell>
              <table:table-cell office:value-type="float" office:value="0.534505409684539">
                <text:p>0.534505409684539</text:p>
              </table:table-cell>
              <table:table-cell office:value-type="float" office:value="1.62958783332346">
                <text:p>1.62958783332346</text:p>
              </table:table-cell>
              <table:table-cell office:value-type="float" office:value="1.71500802898934">
                <text:p>1.715008028989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96">
                <text:p>7496</text:p>
              </table:table-cell>
              <table:table-cell office:value-type="float" office:value="0.522401601928695">
                <text:p>0.522401601928695</text:p>
              </table:table-cell>
              <table:table-cell office:value-type="float" office:value="1.79862309168478">
                <text:p>1.79862309168478</text:p>
              </table:table-cell>
              <table:table-cell office:value-type="float" office:value="1.87295180387521">
                <text:p>1.872951803875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500">
                <text:p>7500</text:p>
              </table:table-cell>
              <table:table-cell office:value-type="float" office:value="0.510734762874221">
                <text:p>0.510734762874221</text:p>
              </table:table-cell>
              <table:table-cell office:value-type="float" office:value="1.96626944266351">
                <text:p>1.96626944266351</text:p>
              </table:table-cell>
              <table:table-cell office:value-type="float" office:value="2.03151803318613">
                <text:p>2.03151803318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